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3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4" style:family="graphic" style:parent-style-name="standard">
      <style:graphic-properties svg:stroke-color="#708090" draw:textarea-vertical-align="middle"/>
    </style:style>
    <style:style style:name="gr5" style:family="graphic" style:parent-style-name="standard">
      <style:graphic-properties svg:stroke-color="#708090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8" style:family="graphic" style:parent-style-name="standard">
      <style:graphic-properties svg:stroke-color="#708090" draw:textarea-horizontal-align="justify" draw:textarea-vertical-align="middle" draw:auto-grow-height="false" fo:min-height="0.003cm" fo:min-width="0.165cm"/>
    </style:style>
    <style:style style:name="gr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" style:family="graphic" style:parent-style-name="standard">
      <style:graphic-properties svg:stroke-color="#708090" draw:textarea-horizontal-align="justify" draw:textarea-vertical-align="middle" draw:auto-grow-height="false" fo:min-height="0.118cm" fo:min-width="0.603cm"/>
      <style:paragraph-properties style:writing-mode="lr-tb"/>
    </style:style>
    <style:style style:name="gr11" style:family="graphic" style:parent-style-name="standard">
      <style:graphic-properties svg:stroke-color="#70809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3" style:family="graphic" style:parent-style-name="standard">
      <style:graphic-properties svg:stroke-color="#708090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4" style:family="graphic" style:parent-style-name="standard">
      <style:graphic-properties svg:stroke-color="#708090" draw:fill-color="#87cefa" draw:textarea-horizontal-align="justify" draw:textarea-vertical-align="middle" draw:auto-grow-height="false" fo:min-height="0.118cm" fo:min-width="0.603cm"/>
      <style:paragraph-properties style:writing-mode="lr-tb"/>
    </style:style>
    <style:style style:name="gr15" style:family="graphic" style:parent-style-name="standard">
      <style:graphic-properties svg:stroke-color="#708090" draw:fill-color="#6495ed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2cm"/>
      <style:paragraph-properties style:writing-mode="lr-tb"/>
    </style:style>
    <style:style style:name="gr1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35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2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9cm"/>
      <style:paragraph-properties style:writing-mode="lr-tb"/>
    </style:style>
    <style:style style:name="gr22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8cm" fo:min-width="0.228cm"/>
      <style:paragraph-properties style:writing-mode="lr-tb"/>
    </style:style>
    <style:style style:name="gr2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6cm" fo:min-width="0.228cm"/>
      <style:paragraph-properties style:writing-mode="lr-tb"/>
    </style:style>
    <style:style style:name="gr24" style:family="graphic" style:parent-style-name="standard">
      <style:graphic-properties svg:stroke-color="#708090" draw:fill-color="#ffffff" draw:textarea-horizontal-align="justify" draw:textarea-vertical-align="middle" draw:auto-grow-height="false" fo:min-height="0.017cm" fo:min-width="0.229cm"/>
      <style:paragraph-properties style:writing-mode="lr-tb"/>
    </style:style>
    <style:style style:name="gr25" style:family="graphic" style:parent-style-name="standard">
      <style:graphic-properties svg:stroke-color="#708090" draw:fill-color="#ffffff" draw:textarea-vertical-align="middle"/>
    </style:style>
    <style:style style:name="gr26" style:family="graphic" style:parent-style-name="standard">
      <style:graphic-properties svg:stroke-color="#708090" draw:textarea-horizontal-align="justify" draw:textarea-vertical-align="middle" draw:auto-grow-height="false" fo:min-height="0cm" fo:min-width="0.025cm"/>
    </style:style>
    <style:style style:name="gr2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28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2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7cm" fo:min-width="0.228cm"/>
      <style:paragraph-properties style:writing-mode="lr-tb"/>
    </style:style>
    <style:style style:name="gr30" style:family="graphic" style:parent-style-name="standard">
      <style:graphic-properties svg:stroke-color="#708090" draw:fill-color="#ffffff" draw:textarea-horizontal-align="justify" draw:textarea-vertical-align="middle" draw:auto-grow-height="false" fo:min-height="0.018cm" fo:min-width="0.229cm"/>
      <style:paragraph-properties style:writing-mode="lr-tb"/>
    </style:style>
    <style:style style:name="gr31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19cm" fo:min-width="0.228cm"/>
      <style:paragraph-properties style:writing-mode="lr-tb"/>
    </style:style>
    <style:style style:name="gr32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3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3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3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36" style:family="graphic" style:parent-style-name="standard">
      <style:graphic-properties svg:stroke-color="#708090" draw:fill-color="#1e90ff" draw:textarea-vertical-align="middle"/>
    </style:style>
    <style:style style:name="gr3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3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3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9cm"/>
      <style:paragraph-properties style:writing-mode="lr-tb"/>
    </style:style>
    <style:style style:name="gr4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4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8cm" fo:min-width="0.228cm"/>
      <style:paragraph-properties style:writing-mode="lr-tb"/>
    </style:style>
    <style:style style:name="gr44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6cm" fo:min-width="0.228cm"/>
      <style:paragraph-properties style:writing-mode="lr-tb"/>
    </style:style>
    <style:style style:name="gr4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9cm" fo:min-width="0.228cm"/>
      <style:paragraph-properties style:writing-mode="lr-tb"/>
    </style:style>
    <style:style style:name="gr46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7cm" fo:min-width="0.229cm"/>
      <style:paragraph-properties style:writing-mode="lr-tb"/>
    </style:style>
    <style:style style:name="gr4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49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16cm" fo:min-width="0.229cm"/>
      <style:paragraph-properties style:writing-mode="lr-tb"/>
    </style:style>
    <style:style style:name="gr50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17cm" fo:min-width="0.228cm"/>
      <style:paragraph-properties style:writing-mode="lr-tb"/>
    </style:style>
    <style:style style:name="gr51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4.93cm" fo:min-width="3.42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53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54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55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57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0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6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6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63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09cm"/>
      <style:paragraph-properties style:writing-mode="lr-tb"/>
    </style:style>
    <style:style style:name="gr6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09cm"/>
      <style:paragraph-properties style:writing-mode="lr-tb"/>
    </style:style>
    <style:style style:name="gr6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6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09cm"/>
      <style:paragraph-properties style:writing-mode="lr-tb"/>
    </style:style>
    <style:style style:name="gr6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09cm"/>
      <style:paragraph-properties style:writing-mode="lr-tb"/>
    </style:style>
    <style:style style:name="gr6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6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1" style:family="graphic" style:parent-style-name="standard">
      <style:graphic-properties svg:stroke-color="#708090" draw:fill-color="#ffffff" draw:textarea-horizontal-align="justify" draw:textarea-vertical-align="middle" draw:auto-grow-height="false" fo:min-height="0.006cm" fo:min-width="0.21cm"/>
      <style:paragraph-properties style:writing-mode="lr-tb"/>
    </style:style>
    <style:style style:name="gr72" style:family="graphic" style:parent-style-name="standard">
      <style:graphic-properties svg:stroke-color="#708090" draw:textarea-horizontal-align="justify" draw:textarea-vertical-align="middle" draw:auto-grow-height="false" fo:min-height="0cm" fo:min-width="0.012cm"/>
    </style:style>
    <style:style style:name="gr7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172cm"/>
      <style:paragraph-properties style:writing-mode="lr-tb"/>
    </style:style>
    <style:style style:name="gr74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75" style:family="graphic" style:parent-style-name="standard">
      <style:graphic-properties svg:stroke-color="#708090" draw:fill-color="#ffffff" draw:textarea-horizontal-align="justify" draw:textarea-vertical-align="middle" draw:auto-grow-height="false" fo:min-height="0.007cm" fo:min-width="0.21cm"/>
      <style:paragraph-properties style:writing-mode="lr-tb"/>
    </style:style>
    <style:style style:name="gr76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77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4cm" fo:min-width="0.211cm"/>
      <style:paragraph-properties style:writing-mode="lr-tb"/>
    </style:style>
    <style:style style:name="gr78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79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1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82" style:family="graphic" style:parent-style-name="standard">
      <style:graphic-properties svg:stroke-color="#708090" draw:textarea-horizontal-align="justify" draw:textarea-vertical-align="middle" draw:auto-grow-height="false" fo:min-height="0cm" fo:min-width="0.011cm"/>
    </style:style>
    <style:style style:name="gr83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84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1cm"/>
      <style:paragraph-properties style:writing-mode="lr-tb"/>
    </style:style>
    <style:style style:name="gr85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86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8cm" fo:min-width="0.21cm"/>
      <style:paragraph-properties style:writing-mode="lr-tb"/>
    </style:style>
    <style:style style:name="gr87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4cm" fo:min-width="0.21cm"/>
      <style:paragraph-properties style:writing-mode="lr-tb"/>
    </style:style>
    <style:style style:name="gr88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89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0" style:family="graphic" style:parent-style-name="standard">
      <style:graphic-properties svg:stroke-color="#708090" draw:fill-color="#1e90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1" style:family="graphic" style:parent-style-name="standard">
      <style:graphic-properties svg:stroke-color="#d3d3d3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2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93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7cm" fo:min-width="0.21cm"/>
      <style:paragraph-properties style:writing-mode="lr-tb"/>
    </style:style>
    <style:style style:name="gr94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8cm" fo:min-width="0.211cm"/>
      <style:paragraph-properties style:writing-mode="lr-tb"/>
    </style:style>
    <style:style style:name="gr95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96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6cm" fo:min-width="0.212cm"/>
      <style:paragraph-properties style:writing-mode="lr-tb"/>
    </style:style>
    <style:style style:name="gr9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9cm" fo:min-width="0.21cm"/>
      <style:paragraph-properties style:writing-mode="lr-tb"/>
    </style:style>
    <style:style style:name="gr98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1cm"/>
      <style:paragraph-properties style:writing-mode="lr-tb"/>
    </style:style>
    <style:style style:name="gr9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4cm" fo:min-width="0.209cm"/>
      <style:paragraph-properties style:writing-mode="lr-tb"/>
    </style:style>
    <style:style style:name="gr100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6cm" fo:min-width="0.211cm"/>
      <style:paragraph-properties style:writing-mode="lr-tb"/>
    </style:style>
    <style:style style:name="gr101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2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07cm" fo:min-width="0.212cm"/>
      <style:paragraph-properties style:writing-mode="lr-tb"/>
    </style:style>
    <style:style style:name="gr103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05cm" fo:min-width="0.212cm"/>
      <style:paragraph-properties style:writing-mode="lr-tb"/>
    </style:style>
    <style:style style:name="gr104" style:family="graphic" style:parent-style-name="standard">
      <style:graphic-properties svg:stroke-color="#708090" draw:fill-color="#ffe2ac" draw:opacity="100%" draw:textarea-horizontal-align="justify" draw:textarea-vertical-align="middle" draw:auto-grow-height="false" fo:min-height="0.006cm" fo:min-width="0.21cm"/>
      <style:paragraph-properties style:writing-mode="lr-tb"/>
    </style:style>
    <style:style style:name="gr105" style:family="graphic" style:parent-style-name="standard">
      <style:graphic-properties svg:stroke-color="#708090" draw:fill-color="#ff4500" draw:opacity="100%" draw:textarea-horizontal-align="justify" draw:textarea-vertical-align="middle" draw:auto-grow-height="false" fo:min-height="0.005cm" fo:min-width="0.21cm"/>
      <style:paragraph-properties style:writing-mode="lr-tb"/>
    </style:style>
    <style:style style:name="gr106" style:family="graphic" style:parent-style-name="standard">
      <style:graphic-properties draw:stroke="dash" draw:stroke-dash="Dashed_20__28_var_29_" svg:stroke-color="#708090" draw:fill-color="#ffffff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07" style:family="graphic" style:parent-style-name="standard">
      <style:graphic-properties draw:stroke="dash" draw:stroke-dash="Dot" svg:stroke-width="0.035cm" svg:stroke-color="#708090" draw:marker-start-width="0.252cm" draw:marker-end-width="0.252cm" draw:fill-color="#ffffff" draw:textarea-horizontal-align="justify" draw:textarea-vertical-align="middle" draw:auto-grow-height="false" fo:min-height="0.344cm" fo:min-width="0.751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10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1" style:family="graphic" style:parent-style-name="standard">
      <style:graphic-properties svg:stroke-color="#708090"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112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13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11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1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19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120" style:family="graphic" style:parent-style-name="objectwithoutfill">
      <style:graphic-properties draw:marker-start="" draw:marker-start-width="0.3cm" draw:marker-end="Symmetric_20_Arrow" draw:marker-end-width="0.3cm" draw:fill="solid" draw:textarea-vertical-align="middle"/>
    </style:style>
    <style:style style:name="gr121" style:family="graphic" style:parent-style-name="objectwithoutfill">
      <style:graphic-properties draw:marker-start="" draw:marker-start-width="0.3cm" draw:marker-end="Triangle_20_unfilled" draw:marker-end-width="0.3cm" draw:fill="solid" draw:textarea-vertical-align="middle"/>
    </style:style>
    <style:style style:name="gr12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123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124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125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126" style:family="graphic" style:parent-style-name="objectwithoutfill">
      <style:graphic-properties draw:marker-end="Triangle_20_unfilled" draw:marker-end-width="0.3cm" draw:fill="solid" draw:textarea-vertical-align="middle"/>
    </style:style>
    <style:style style:name="gr127" style:family="graphic" style:parent-style-name="objectwithoutfill">
      <style:graphic-properties draw:marker-end="Symmetric_20_Arrow" draw:marker-end-width="0.3cm" draw:fill="solid" draw:textarea-vertical-align="middle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131" style:family="graphic" style:parent-style-name="standard">
      <style:graphic-properties draw:fill-color="#fefed3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2" style:family="graphic" style:parent-style-name="standard">
      <style:graphic-properties draw:fill-color="#7af5c9" draw:opacity="100%" draw:textarea-horizontal-align="justify" draw:textarea-vertical-align="middle" draw:auto-grow-height="false" fo:min-height="0.394cm" fo:min-width="1.31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6" style:family="graphic" style:parent-style-name="standard">
      <style:graphic-properties draw:fill-color="#7af5c9" draw:opacity="100%" draw:textarea-horizontal-align="justify" draw:textarea-vertical-align="middle" draw:auto-grow-height="false" fo:min-height="0.863cm" fo:min-width="0.634cm"/>
      <style:paragraph-properties style:writing-mode="lr-tb"/>
    </style:style>
    <style:style style:name="gr137" style:family="graphic" style:parent-style-name="standard">
      <style:graphic-properties draw:fill-color="#7af5c9" draw:opacity="100%" draw:textarea-horizontal-align="justify" draw:textarea-vertical-align="middle" draw:auto-grow-height="false" fo:min-height="1.209cm" fo:min-width="0.552cm"/>
      <style:paragraph-properties style:writing-mode="lr-tb"/>
    </style:style>
    <style:style style:name="gr138" style:family="graphic" style:parent-style-name="standard">
      <style:graphic-properties draw:fill-color="#fefed3" draw:opacity="100%" draw:textarea-horizontal-align="justify" draw:textarea-vertical-align="middle" draw:auto-grow-height="false" fo:min-height="1.718cm" fo:min-width="0.622cm"/>
      <style:paragraph-properties style:writing-mode="lr-tb"/>
    </style:style>
    <style:style style:name="gr139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8cm" fo:min-width="0.603cm"/>
      <style:paragraph-properties style:writing-mode="lr-tb"/>
    </style:style>
    <style:style style:name="gr140" style:family="graphic" style:parent-style-name="standard">
      <style:graphic-properties svg:stroke-color="#708090" draw:fill-color="#ffffff" draw:opacity="25%" draw:textarea-horizontal-align="justify" draw:textarea-vertical-align="middle" draw:auto-grow-height="false" fo:min-height="0.117cm" fo:min-width="0.603cm"/>
      <style:paragraph-properties style:writing-mode="lr-tb"/>
    </style:style>
    <style:style style:name="gr141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42" style:family="graphic" style:parent-style-name="standard">
      <style:graphic-properties svg:stroke-color="#70809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3" style:family="graphic" style:parent-style-name="standard">
      <style:graphic-properties svg:stroke-color="#708090" draw:fill-color="#e2f3fe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44" style:family="graphic" style:parent-style-name="standard">
      <style:graphic-properties draw:stroke="solid" draw:stroke-dash="Long_20_Dash" draw:opacity="0%" draw:textarea-horizontal-align="justify" draw:textarea-vertical-align="middle" draw:auto-grow-height="false" fo:min-height="0.168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47" style:family="graphic" style:parent-style-name="standard">
      <style:graphic-properties draw:fill-color="#fefed3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148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49" style:family="graphic" style:parent-style-name="standard">
      <style:graphic-properties draw:fill-color="#7af5c9" draw:opacity="100%" draw:textarea-horizontal-align="justify" draw:textarea-vertical-align="middle" draw:auto-grow-height="false" fo:min-height="0.145cm" fo:min-width="0.661cm"/>
      <style:paragraph-properties style:writing-mode="lr-tb"/>
    </style:style>
    <style:style style:name="gr150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15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1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15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6.392cm" fo:min-width="1.249cm"/>
      <style:paragraph-properties style:writing-mode="lr-tb"/>
    </style:style>
    <style:style style:name="gr156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4.71cm" fo:min-width="2.346cm"/>
      <style:paragraph-properties style:writing-mode="lr-tb"/>
    </style:style>
    <style:style style:name="gr157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8cm" fo:min-width="0.603cm"/>
      <style:paragraph-properties style:writing-mode="lr-tb"/>
    </style:style>
    <style:style style:name="gr158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8cm" fo:min-width="0.603cm"/>
      <style:paragraph-properties style:writing-mode="lr-tb"/>
    </style:style>
    <style:style style:name="gr159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117cm" fo:min-width="0.603cm"/>
      <style:paragraph-properties style:writing-mode="lr-tb"/>
    </style:style>
    <style:style style:name="gr160" style:family="graphic" style:parent-style-name="standard" style:list-style-name="L1">
      <style:graphic-properties draw:stroke="none" draw:textarea-horizontal-align="justify" draw:textarea-vertical-align="middle" draw:auto-grow-height="false" fo:min-height="2.06cm" fo:min-width="4.072cm"/>
      <style:paragraph-properties style:writing-mode="lr-tb"/>
    </style:style>
    <style:style style:name="gr161" style:family="graphic" style:parent-style-name="standard">
      <style:graphic-properties svg:stroke-color="#708090" draw:textarea-vertical-align="middle"/>
      <style:paragraph-properties style:writing-mode="lr-tb"/>
    </style:style>
    <style:style style:name="gr162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117cm" fo:min-width="0.603cm"/>
      <style:paragraph-properties style:writing-mode="lr-tb"/>
    </style:style>
    <style:style style:name="gr163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072cm"/>
      <style:paragraph-properties style:writing-mode="lr-tb"/>
    </style:style>
    <style:style style:name="gr164" style:family="graphic" style:parent-style-name="standard">
      <style:graphic-properties draw:stroke="dash" draw:stroke-dash="Long_20_Dash" draw:fill="solid" draw:fill-color="#e2f3fe" draw:opacity="100%" draw:textarea-horizontal-align="justify" draw:textarea-vertical-align="middle" draw:auto-grow-height="false" fo:min-height="0.29cm" fo:min-width="0.802cm"/>
      <style:paragraph-properties style:writing-mode="lr-tb"/>
    </style:style>
    <style:style style:name="gr165" style:family="graphic" style:parent-style-name="standard">
      <style:graphic-properties draw:stroke="dash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6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09cm"/>
      <style:paragraph-properties style:writing-mode="lr-tb"/>
    </style:style>
    <style:style style:name="gr167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09cm"/>
      <style:paragraph-properties style:writing-mode="lr-tb"/>
    </style:style>
    <style:style style:name="gr168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3.839cm" fo:min-width="1.847cm"/>
      <style:paragraph-properties style:writing-mode="lr-tb"/>
    </style:style>
    <style:style style:name="gr169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0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71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2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3" style:family="graphic" style:parent-style-name="standard">
      <style:graphic-properties svg:stroke-color="#708090" draw:fill-color="#87cefa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4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4cm" fo:min-width="0.41cm"/>
      <style:paragraph-properties style:writing-mode="lr-tb"/>
    </style:style>
    <style:style style:name="gr175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3cm" fo:min-width="0.409cm"/>
      <style:paragraph-properties style:writing-mode="lr-tb"/>
    </style:style>
    <style:style style:name="gr176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3cm" fo:min-width="0.41cm"/>
      <style:paragraph-properties style:writing-mode="lr-tb"/>
    </style:style>
    <style:style style:name="gr177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78" style:family="graphic" style:parent-style-name="standard">
      <style:graphic-properties svg:stroke-color="#708090" draw:textarea-horizontal-align="justify" draw:textarea-vertical-align="middle" draw:auto-grow-height="false" fo:min-height="0cm" fo:min-width="0.047cm"/>
    </style:style>
    <style:style style:name="gr179" style:family="graphic" style:parent-style-name="standard">
      <style:graphic-properties draw:stroke="solid" draw:stroke-dash="Long_20_Dash" draw:fill="solid" draw:fill-color="#e2f3fe" draw:opacity="100%" draw:textarea-horizontal-align="justify" draw:textarea-vertical-align="middle" draw:auto-grow-height="false" fo:min-height="0.364cm" fo:min-width="0.876cm"/>
      <style:paragraph-properties style:writing-mode="lr-tb"/>
    </style:style>
    <style:style style:name="gr180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0.9cm" fo:min-width="0.081cm"/>
      <style:paragraph-properties style:writing-mode="lr-tb"/>
    </style:style>
    <style:style style:name="gr181" style:family="graphic" style:parent-style-name="standard">
      <style:graphic-properties svg:stroke-color="#708090" draw:fill-color="#ffa500" draw:opacity="100%" draw:textarea-horizontal-align="justify" draw:textarea-vertical-align="middle" draw:auto-grow-height="false" fo:min-height="0.054cm" fo:min-width="0.409cm"/>
      <style:paragraph-properties style:writing-mode="lr-tb"/>
    </style:style>
    <style:style style:name="gr182" style:family="graphic" style:parent-style-name="standard">
      <style:graphic-properties svg:stroke-color="#708090" draw:textarea-horizontal-align="justify" draw:textarea-vertical-align="middle" draw:auto-grow-height="false" fo:min-height="0cm" fo:min-width="0.048cm"/>
    </style:style>
    <style:style style:name="gr183" style:family="graphic" style:parent-style-name="standard">
      <style:graphic-properties svg:stroke-color="#708090" draw:fill-color="#ffffff" draw:opacity="0%" draw:textarea-horizontal-align="justify" draw:textarea-vertical-align="middle" draw:auto-grow-height="false" fo:min-height="0.052cm" fo:min-width="0.409cm"/>
      <style:paragraph-properties style:writing-mode="lr-tb"/>
    </style:style>
    <style:style style:name="gr184" style:family="graphic" style:parent-style-name="standard">
      <style:graphic-properties svg:stroke-color="#708090" draw:fill-color="#ffff00" draw:opacity="100%" draw:textarea-horizontal-align="justify" draw:textarea-vertical-align="middle" draw:auto-grow-height="false" fo:min-height="0.052cm" fo:min-width="0.409cm"/>
      <style:paragraph-properties style:writing-mode="lr-tb"/>
    </style:style>
    <style:style style:name="gr185" style:family="graphic" style:parent-style-name="standard">
      <style:graphic-properties svg:stroke-color="#708090" draw:fill-color="#ffffff" draw:opacity="100%" draw:textarea-horizontal-align="justify" draw:textarea-vertical-align="middle" draw:auto-grow-height="false" fo:min-height="0.053cm" fo:min-width="0.41cm"/>
      <style:paragraph-properties style:writing-mode="lr-tb"/>
    </style:style>
    <style:style style:name="gr186" style:family="graphic" style:parent-style-name="standard">
      <style:graphic-properties draw:stroke="solid" draw:stroke-dash="Long_20_Dash" draw:fill="solid" draw:fill-color="#ffd4d4" draw:opacity="100%" draw:textarea-horizontal-align="justify" draw:textarea-vertical-align="middle" draw:auto-grow-height="false" fo:min-height="5.225cm" fo:min-width="0.942cm"/>
      <style:paragraph-properties style:writing-mode="lr-tb"/>
    </style:style>
    <style:style style:name="gr187" style:family="graphic" style:parent-style-name="standard">
      <style:graphic-properties draw:fill-color="#7af5c9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188" style:family="graphic" style:parent-style-name="standard">
      <style:graphic-properties draw:fill-color="#fefed3" draw:opacity="100%" draw:textarea-horizontal-align="justify" draw:textarea-vertical-align="middle" draw:auto-grow-height="false" fo:min-height="0.712cm" fo:min-width="3.155cm"/>
      <style:paragraph-properties style:writing-mode="lr-tb"/>
    </style:style>
    <style:style style:name="gr18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190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1" style:family="graphic" style:parent-style-name="standard">
      <style:graphic-properties draw:stroke="solid" draw:stroke-dash="Long_20_Dash" draw:opacity="100%" draw:textarea-horizontal-align="justify" draw:textarea-vertical-align="middle" draw:auto-grow-height="false" fo:min-height="0.373cm" fo:min-width="0.129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3" style:family="graphic" style:parent-style-name="objectwithoutfill">
      <style:graphic-properties draw:stroke="dash" draw:stroke-dash="Dashed_20__28_var_29_" svg:stroke-color="#0000ff" draw:marker-start="Short_20_line_20_Arrow" draw:marker-start-width="0.3cm" draw:marker-end="" draw:marker-end-width="0.3cm" draw:fill="solid" draw:textarea-vertical-align="middle"/>
    </style:style>
    <style:style style:name="gr194" style:family="graphic" style:parent-style-name="standard">
      <style:graphic-properties draw:stroke="solid" draw:stroke-dash="Long_20_Dash" draw:fill-color="#87cefa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195" style:family="graphic" style:parent-style-name="objectwithoutfill">
      <style:graphic-properties draw:marker-start="Triangle_20_unfilled" draw:marker-start-width="0.3cm" draw:marker-end="" draw:marker-end-width="0.3cm" draw:fill="solid" draw:textarea-vertical-align="middle"/>
    </style:style>
    <style:style style:name="gr196" style:family="graphic" style:parent-style-name="objectwithoutfill">
      <style:graphic-properties draw:marker-start="Symmetric_20_Arrow" draw:marker-start-width="0.3cm" draw:marker-end="" draw:marker-end-width="0.3cm" draw:fill="solid" draw:textarea-vertical-align="middle"/>
    </style:style>
    <style:style style:name="gr197" style:family="graphic" style:parent-style-name="objectwithoutfill">
      <style:graphic-properties draw:stroke="dash" draw:stroke-dash="Dashed_20__28_var_29_" svg:stroke-color="#ff0000" draw:marker-start="Short_20_line_20_Arrow" draw:marker-start-width="0.3cm" draw:marker-end="" draw:marker-end-width="0.3cm" draw:fill="solid" draw:fill-color="#ffffff" draw:textarea-vertical-align="middle"/>
    </style:style>
    <style:style style:name="gr198" style:family="graphic" style:parent-style-name="standard">
      <style:graphic-properties draw:stroke="none" draw:stroke-dash="Dashed_20__28_var_29_" svg:stroke-color="#ffffff" draw:fill-color="#ffffff" draw:opacity="0%" draw:textarea-horizontal-align="justify" draw:textarea-vertical-align="middle" draw:auto-grow-height="false" fo:min-height="0.379cm" fo:min-width="0.129cm"/>
      <style:paragraph-properties style:writing-mode="lr-tb"/>
    </style:style>
    <style:style style:name="gr199" style:family="graphic" style:parent-style-name="objectwithoutfill">
      <style:graphic-properties draw:stroke="dash" draw:stroke-dash="Dashed_20__28_var_29_" svg:stroke-color="#696969" draw:marker-end="Short_20_line_20_Arrow" draw:marker-end-width="0.3cm" draw:fill="solid" draw:textarea-vertical-align="middle"/>
    </style:style>
    <style:style style:name="gr200" style:family="graphic" style:parent-style-name="standard">
      <style:graphic-properties draw:fill="none" draw:textarea-vertical-align="middle" draw:auto-grow-height="false" fo:min-height="3.065cm" fo:min-width="0cm"/>
    </style:style>
    <style:style style:name="gr201" style:family="graphic" style:parent-style-name="standard">
      <style:graphic-properties draw:fill="none" draw:textarea-vertical-align="middle" draw:auto-grow-height="false" fo:min-height="3.948cm" fo:min-width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4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0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08" style:family="graphic" style:parent-style-name="standard">
      <style:graphic-properties draw:stroke="solid" draw:stroke-dash="Long_20_Dash" draw:fill-color="#ffffff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1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12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14" style:family="graphic" style:parent-style-name="standard">
      <style:graphic-properties draw:fill-color="#fefed3" draw:opacity="100%" draw:textarea-horizontal-align="justify" draw:textarea-vertical-align="middle" draw:auto-grow-height="false" fo:min-height="0.731cm" fo:min-width="0.667cm"/>
      <style:paragraph-properties style:writing-mode="lr-tb"/>
    </style:style>
    <style:style style:name="gr215" style:family="graphic" style:parent-style-name="standard">
      <style:graphic-properties draw:fill-color="#7af5c9" draw:opacity="100%" draw:textarea-horizontal-align="justify" draw:textarea-vertical-align="middle" draw:auto-grow-height="false" fo:min-height="0.395cm" fo:min-width="4.252cm"/>
      <style:paragraph-properties style:writing-mode="lr-tb"/>
    </style:style>
    <style:style style:name="gr216" style:family="graphic" style:parent-style-name="standard">
      <style:graphic-properties draw:fill-color="#fefed3" draw:opacity="100%" draw:textarea-horizontal-align="justify" draw:textarea-vertical-align="middle" draw:auto-grow-height="false" fo:min-height="0.667cm" fo:min-width="0.603cm"/>
      <style:paragraph-properties style:writing-mode="lr-tb"/>
    </style:style>
    <style:style style:name="gr21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11.231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696969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19" style:family="graphic" style:parent-style-name="standard">
      <style:graphic-properties draw:stroke="solid" draw:stroke-dash="Long_20_Dash" svg:stroke-color="#3465a4" draw:fill-color="#ffe4e1" draw:opacity="100%" draw:textarea-horizontal-align="justify" draw:textarea-vertical-align="middle" draw:auto-grow-height="false" fo:min-height="0.379cm" fo:min-width="0.129cm"/>
      <style:paragraph-properties style:writing-mode="lr-tb"/>
    </style:style>
    <style:style style:name="gr220" style:family="graphic" style:parent-style-name="standard">
      <style:graphic-properties draw:fill="none" draw:textarea-vertical-align="middle" draw:auto-grow-height="false" fo:min-height="6.342cm" fo:min-width="0cm"/>
    </style:style>
    <style:style style:name="gr221" style:family="graphic" style:parent-style-name="objectwithoutfill">
      <style:graphic-properties draw:stroke="solid" draw:stroke-dash="Dashed_20__28_var_29_" svg:stroke-color="#3465a4" draw:marker-end="Arrow_20_concave" draw:marker-end-width="0.203cm" draw:fill="solid" draw:textarea-vertical-align="middle"/>
    </style:style>
    <style:style style:name="gr222" style:family="graphic" style:parent-style-name="standard">
      <style:graphic-properties draw:stroke="dash" draw:stroke-dash="Dashed_20__28_var_29_" svg:stroke-color="#696969" svg:stroke-opacity="100%" draw:fill-color="#ffffff" draw:opacity="0%" draw:textarea-horizontal-align="justify" draw:textarea-vertical-align="middle" draw:auto-grow-height="false" fo:min-height="0.253cm" fo:min-width="0.003cm"/>
      <style:paragraph-properties style:writing-mode="lr-tb"/>
    </style:style>
    <style:style style:name="gr223" style:family="graphic" style:parent-style-name="standard">
      <style:graphic-properties draw:fill="none" draw:textarea-vertical-align="middle" draw:auto-grow-height="false" fo:min-height="2.88cm" fo:min-width="0cm"/>
    </style:style>
    <style:style style:name="gr2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26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7cm" fo:min-width="0cm"/>
      <style:paragraph-properties style:writing-mode="lr-tb"/>
    </style:style>
    <style:style style:name="gr227" style:family="graphic" style:parent-style-name="standard">
      <style:graphic-properties draw:fill-color="#fffaf0" draw:opacity="100%" draw:textarea-horizontal-align="justify" draw:textarea-vertical-align="middle" draw:auto-grow-height="false" fo:min-height="0.712cm" fo:min-width="3.152cm"/>
      <style:paragraph-properties style:writing-mode="lr-tb"/>
    </style:style>
    <style:style style:name="gr228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372cm" fo:min-width="0.129cm"/>
      <style:paragraph-properties style:writing-mode="lr-tb"/>
    </style:style>
    <style:style style:name="gr22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0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9.227cm"/>
      <style:paragraph-properties style:writing-mode="lr-tb"/>
    </style:style>
    <style:style style:name="gr231" style:family="graphic" style:parent-style-name="objectwithoutfill">
      <style:graphic-properties draw:stroke="dash" draw:stroke-dash="Dashed_20__28_var_29_" svg:stroke-width="0.018cm" svg:stroke-color="#0000ff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2" style:family="graphic" style:parent-style-name="objectwithoutfill">
      <style:graphic-properties draw:stroke="dash" draw:stroke-dash="Dashed_20__28_var_29_" svg:stroke-width="0.018cm" svg:stroke-color="#ff0000" draw:marker-start-width="0.227cm" draw:marker-end="Short_20_line_20_Arrow" draw:marker-end-width="0.327cm" draw:fill="solid" draw:textarea-vertical-align="middle" fo:padding-top="0.134cm" fo:padding-bottom="0.134cm" fo:padding-left="0.259cm" fo:padding-right="0.259cm"/>
    </style:style>
    <style:style style:name="gr233" style:family="graphic" style:parent-style-name="standard">
      <style:graphic-properties draw:fill-color="#fffaf0" draw:opacity="100%" draw:textarea-horizontal-align="justify" draw:textarea-vertical-align="middle" draw:auto-grow-height="false" fo:min-height="0.145cm" fo:min-width="0.662cm"/>
      <style:paragraph-properties style:writing-mode="lr-tb"/>
    </style:style>
    <style:style style:name="gr23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021cm" fo:min-width="0cm"/>
      <style:paragraph-properties style:writing-mode="lr-tb"/>
    </style:style>
    <style:style style:name="gr235" style:family="graphic" style:parent-style-name="objectwithoutfill">
      <style:graphic-properties draw:marker-end="Arrow_20_concave" draw:marker-end-width="0.203cm" draw:fill="solid" draw:textarea-vertical-align="middle"/>
    </style:style>
    <style:style style:name="gr23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7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38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39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2.491cm"/>
      <style:paragraph-properties style:writing-mode="lr-tb"/>
    </style:style>
    <style:style style:name="gr240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7cm"/>
      <style:paragraph-properties style:writing-mode="lr-tb"/>
    </style:style>
    <style:style style:name="gr241" style:family="graphic" style:parent-style-name="standard">
      <style:graphic-properties draw:fill-color="#fffaf0" draw:opacity="100%" draw:textarea-horizontal-align="justify" draw:textarea-vertical-align="middle" draw:auto-grow-height="false" fo:min-height="0.395cm" fo:min-width="2.078cm"/>
      <style:paragraph-properties style:writing-mode="lr-tb"/>
    </style:style>
    <style:style style:name="gr242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8cm"/>
      <style:paragraph-properties style:writing-mode="lr-tb"/>
    </style:style>
    <style:style style:name="gr243" style:family="graphic" style:parent-style-name="standard">
      <style:graphic-properties draw:fill-color="#fffaf0" draw:opacity="100%" draw:textarea-horizontal-align="justify" draw:textarea-vertical-align="middle" draw:auto-grow-height="false" fo:min-height="0.394cm" fo:min-width="2.079cm"/>
      <style:paragraph-properties style:writing-mode="lr-tb"/>
    </style:style>
    <style:style style:name="gr244" style:family="graphic" style:parent-style-name="standard">
      <style:graphic-properties draw:stroke="solid" draw:stroke-dash="Long_20_Dash" draw:fill-color="#ffe4e1" draw:opacity="100%" draw:textarea-horizontal-align="justify" draw:textarea-vertical-align="middle" draw:auto-grow-height="false" fo:min-height="0.168cm" fo:min-width="0cm"/>
      <style:paragraph-properties style:writing-mode="lr-tb"/>
    </style:style>
    <style:style style:name="gr24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3.627cm"/>
      <style:paragraph-properties style:writing-mode="lr-tb"/>
    </style:style>
    <style:style style:name="gr246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4.16cm"/>
      <style:paragraph-properties style:writing-mode="lr-tb"/>
    </style:style>
    <style:style style:name="gr247" style:family="graphic" style:parent-style-name="standard">
      <style:graphic-properties draw:textarea-horizontal-align="justify" draw:textarea-vertical-align="middle" draw:auto-grow-height="false" fo:min-height="0.118cm" fo:min-width="0.603cm"/>
      <style:paragraph-properties style:writing-mode="lr-tb"/>
    </style:style>
    <style:style style:name="gr248" style:family="graphic" style:parent-style-name="standard">
      <style:graphic-properties draw:textarea-vertical-align="middle"/>
    </style:style>
    <style:style style:name="gr249" style:family="graphic" style:parent-style-name="standard">
      <style:graphic-properties draw:fill-color="#ffffff" draw:textarea-horizontal-align="justify" draw:textarea-vertical-align="middle" draw:auto-grow-height="false" fo:min-height="0.118cm" fo:min-width="0.603cm"/>
      <style:paragraph-properties style:writing-mode="lr-tb"/>
    </style:style>
    <style:style style:name="gr250" style:family="graphic" style:parent-style-name="standard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51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  <style:paragraph-properties style:writing-mode="lr-tb"/>
    </style:style>
    <style:style style:name="gr253" style:family="graphic" style:parent-style-name="standard">
      <style:graphic-properties draw:opacity="0%" draw:textarea-horizontal-align="justify" draw:textarea-vertical-align="middle" draw:auto-grow-height="false" fo:min-height="7.624cm" fo:min-width="22.614cm"/>
    </style:style>
    <style:style style:name="gr254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55" style:family="graphic" style:parent-style-name="standard" style:list-style-name="L1">
      <style:graphic-properties draw:stroke="none" draw:textarea-horizontal-align="justify" draw:textarea-vertical-align="middle" draw:auto-grow-height="false" fo:min-height="0.536cm" fo:min-width="5.558cm"/>
      <style:paragraph-properties style:writing-mode="lr-tb"/>
    </style:style>
    <style:style style:name="gr256" style:family="graphic" style:parent-style-name="standard">
      <style:graphic-properties draw:opacity="0%" draw:textarea-horizontal-align="justify" draw:textarea-vertical-align="middle" draw:auto-grow-height="false" fo:min-height="7.37cm" fo:min-width="22.614cm"/>
    </style:style>
    <style:style style:name="gr257" style:family="graphic" style:parent-style-name="standard" style:list-style-name="L1">
      <style:graphic-properties draw:stroke="none" draw:textarea-horizontal-align="justify" draw:textarea-vertical-align="middle" draw:auto-grow-height="false" fo:min-height="2.811cm" fo:min-width="6.657cm"/>
      <style:paragraph-properties style:writing-mode="lr-tb"/>
    </style:style>
    <style:style style:name="gr258" style:family="graphic" style:parent-style-name="standard">
      <style:graphic-properties draw:opacity="0%" draw:textarea-horizontal-align="justify" draw:textarea-vertical-align="middle" draw:auto-grow-height="false" fo:min-height="9.656cm" fo:min-width="22.614cm"/>
    </style:style>
    <style:style style:name="gr259" style:family="graphic" style:parent-style-name="standard" style:list-style-name="L1">
      <style:graphic-properties draw:stroke="none" draw:textarea-horizontal-align="justify" draw:textarea-vertical-align="middle" draw:auto-grow-height="false" fo:min-height="1.023cm" fo:min-width="7.861cm"/>
      <style:paragraph-properties style:writing-mode="lr-tb"/>
    </style:style>
    <style:style style:name="gr260" style:family="graphic" style:parent-style-name="standard">
      <style:graphic-properties draw:opacity="0%" draw:textarea-horizontal-align="justify" draw:textarea-vertical-align="middle" draw:auto-grow-height="false" fo:min-height="7.878cm" fo:min-width="22.614cm"/>
    </style:style>
    <style:style style:name="gr261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62" style:family="graphic" style:parent-style-name="standard" style:list-style-name="L1">
      <style:graphic-properties draw:fill-color="#ffff00" draw:textarea-horizontal-align="justify" draw:textarea-vertical-align="middle" draw:auto-grow-height="false" fo:min-height="0.118cm" fo:min-width="0.603cm"/>
      <style:paragraph-properties style:writing-mode="lr-tb"/>
    </style:style>
    <style:style style:name="gr263" style:family="graphic" style:parent-style-name="standard" style:list-style-name="L1">
      <style:graphic-properties draw:stroke="none" draw:textarea-horizontal-align="justify" draw:textarea-vertical-align="middle" draw:auto-grow-height="false" fo:min-height="1.24cm" fo:min-width="7.065cm"/>
      <style:paragraph-properties style:writing-mode="lr-tb"/>
    </style:style>
    <style:style style:name="gr264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65" style:family="graphic" style:parent-style-name="standard">
      <style:graphic-properties draw:opacity="0%" draw:textarea-horizontal-align="justify" draw:textarea-vertical-align="middle" draw:auto-grow-height="false" fo:min-height="10.926cm" fo:min-width="22.614cm"/>
    </style:style>
    <style:style style:name="gr266" style:family="graphic" style:parent-style-name="standard" style:list-style-name="L1">
      <style:graphic-properties draw:stroke="none" draw:textarea-horizontal-align="justify" draw:textarea-vertical-align="middle" draw:auto-grow-height="false" fo:min-height="4.081cm" fo:min-width="7.449cm"/>
      <style:paragraph-properties style:writing-mode="lr-tb"/>
    </style:style>
    <style:style style:name="gr267" style:family="graphic" style:parent-style-name="standard">
      <style:graphic-properties draw:opacity="0%" draw:textarea-horizontal-align="justify" draw:textarea-vertical-align="middle" draw:auto-grow-height="false" fo:min-height="10.672cm" fo:min-width="22.614cm"/>
    </style:style>
    <style:style style:name="gr268" style:family="graphic" style:parent-style-name="standard" style:list-style-name="L1">
      <style:graphic-properties draw:stroke="none" draw:textarea-horizontal-align="justify" draw:textarea-vertical-align="middle" draw:auto-grow-height="false" fo:min-height="2.921cm" fo:min-width="7.449cm"/>
      <style:paragraph-properties style:writing-mode="lr-tb"/>
    </style:style>
    <style:style style:name="gr269" style:family="graphic" style:parent-style-name="standard" style:list-style-name="L1">
      <style:graphic-properties draw:stroke="none" draw:textarea-horizontal-align="justify" draw:textarea-vertical-align="middle" draw:auto-grow-height="false" fo:min-height="1.286cm" fo:min-width="5.558cm"/>
      <style:paragraph-properties style:writing-mode="lr-tb"/>
    </style:style>
    <style:style style:name="gr270" style:family="graphic" style:parent-style-name="standard">
      <style:graphic-properties draw:opacity="0%" draw:textarea-horizontal-align="justify" draw:textarea-vertical-align="middle" draw:auto-grow-height="false" fo:min-height="8.132cm" fo:min-width="22.614cm"/>
    </style:style>
    <style:style style:name="gr271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272" style:family="graphic" style:parent-style-name="standard">
      <style:graphic-properties draw:opacity="0%" draw:textarea-horizontal-align="justify" draw:textarea-vertical-align="middle" draw:auto-grow-height="false" fo:min-height="7.116cm" fo:min-width="22.614cm"/>
    </style:style>
    <style:style style:name="gr273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274" style:family="graphic" style:parent-style-name="standard" style:list-style-name="L1">
      <style:graphic-properties draw:stroke="none" draw:textarea-horizontal-align="justify" draw:textarea-vertical-align="middle" draw:auto-grow-height="false" fo:min-height="0.624cm" fo:min-width="5.558cm"/>
      <style:paragraph-properties style:writing-mode="lr-tb"/>
    </style:style>
    <style:style style:name="gr275" style:family="graphic" style:parent-style-name="standard" style:list-style-name="L1">
      <style:graphic-properties draw:stroke="none" draw:textarea-horizontal-align="justify" draw:textarea-vertical-align="middle" draw:auto-grow-height="false" fo:min-height="0.37cm" fo:min-width="5.558cm"/>
      <style:paragraph-properties style:writing-mode="lr-tb"/>
    </style:style>
    <style:style style:name="gr27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2.301cm"/>
      <style:paragraph-properties style:writing-mode="lr-tb"/>
    </style:style>
    <style:style style:name="gr27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202cm" fo:min-width="2.709cm"/>
      <style:paragraph-properties style:writing-mode="lr-tb"/>
    </style:style>
    <style:style style:name="gr27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4.648cm"/>
      <style:paragraph-properties style:writing-mode="lr-tb"/>
    </style:style>
    <style:style style:name="gr279" style:family="graphic" style:parent-style-name="standard">
      <style:graphic-properties draw:fill-color="#ff0000" draw:opacity="20%" draw:textarea-horizontal-align="justify" draw:textarea-vertical-align="middle" draw:auto-grow-height="false" fo:min-height="0.21cm" fo:min-width="0cm"/>
    </style:style>
    <style:style style:name="gr280" style:family="graphic" style:parent-style-name="standard">
      <style:graphic-properties draw:textarea-horizontal-align="justify" draw:textarea-vertical-align="middle" draw:auto-grow-height="false" fo:min-height="0.218cm" fo:min-width="0cm"/>
      <style:paragraph-properties style:writing-mode="lr-tb"/>
    </style:style>
    <style:style style:name="gr28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198cm" fo:min-width="1.703cm"/>
      <style:paragraph-properties style:writing-mode="lr-tb"/>
    </style:style>
    <style:style style:name="gr282" style:family="graphic" style:parent-style-name="standard">
      <style:graphic-properties draw:fill-color="#ff0000" draw:opacity="20%" draw:textarea-horizontal-align="justify" draw:textarea-vertical-align="middle" draw:auto-grow-height="false" fo:min-height="0.029cm" fo:min-width="0cm"/>
    </style:style>
    <style:style style:name="gr283" style:family="graphic" style:parent-style-name="standard">
      <style:graphic-properties draw:stroke="none" draw:opacity="0%" draw:textarea-horizontal-align="justify" draw:textarea-vertical-align="middle" draw:auto-grow-height="false" fo:min-height="0.218cm" fo:min-width="0cm"/>
    </style:style>
    <style:style style:name="gr284" style:family="graphic" style:parent-style-name="standard">
      <style:graphic-properties draw:fill-color="#0000ff" draw:opacity="20%" draw:textarea-horizontal-align="justify" draw:textarea-vertical-align="middle" draw:auto-grow-height="false" fo:min-height="0.324cm" fo:min-width="0cm"/>
    </style:style>
    <style:style style:name="gr285" style:family="graphic" style:parent-style-name="standard">
      <style:graphic-properties draw:textarea-horizontal-align="justify" draw:textarea-vertical-align="middle" draw:auto-grow-height="false" fo:min-height="0.893cm" fo:min-width="0.643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28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290" style:family="graphic" style:parent-style-name="standard">
      <style:graphic-properties draw:fill-color="#ff0000" draw:opacity="20%" draw:textarea-horizontal-align="justify" draw:textarea-vertical-align="middle" draw:auto-grow-height="false" fo:min-height="0.751cm" fo:min-width="0.072cm"/>
    </style:style>
    <style:style style:name="gr291" style:family="graphic" style:parent-style-name="standard">
      <style:graphic-properties draw:fill-color="#0000ff" draw:opacity="20%" draw:textarea-horizontal-align="justify" draw:textarea-vertical-align="middle" draw:auto-grow-height="false" fo:min-height="0.751cm" fo:min-width="0.072cm"/>
    </style:style>
    <style:style style:name="gr29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534cm" fo:min-width="0.614cm"/>
      <style:paragraph-properties style:writing-mode="lr-tb"/>
    </style:style>
    <style:style style:name="gr29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0.936cm" fo:min-width="0.36cm"/>
      <style:paragraph-properties style:writing-mode="lr-tb"/>
    </style:style>
    <style:style style:name="gr294" style:family="graphic" style:parent-style-name="standard">
      <style:graphic-properties draw:fill-color="#ff0000" draw:opacity="20%" draw:textarea-horizontal-align="justify" draw:textarea-vertical-align="middle" draw:auto-grow-height="false" fo:min-height="0.483cm" fo:min-width="0.233cm"/>
    </style:style>
    <style:style style:name="gr295" style:family="graphic" style:parent-style-name="standard">
      <style:graphic-properties draw:fill-color="#0000ff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296" style:family="graphic" style:parent-style-name="standard">
      <style:graphic-properties draw:fill-color="#ff0000" draw:opacity="20%" draw:textarea-horizontal-align="justify" draw:textarea-vertical-align="middle" draw:auto-grow-height="false" fo:min-height="0.218cm" fo:min-width="0cm"/>
      <style:paragraph-properties style:writing-mode="lr-tb"/>
    </style:style>
    <style:style style:name="gr297" style:family="graphic" style:parent-style-name="standard">
      <style:graphic-properties draw:fill-color="#ff0000" draw:opacity="20%" draw:textarea-horizontal-align="justify" draw:textarea-vertical-align="middle" draw:auto-grow-height="false" fo:min-height="0.758cm" fo:min-width="0.516cm"/>
      <style:paragraph-properties style:writing-mode="lr-tb"/>
    </style:style>
    <style:style style:name="gr298" style:family="graphic" style:parent-style-name="standard">
      <style:graphic-properties draw:fill-color="#0000ff" draw:opacity="20%" draw:textarea-horizontal-align="justify" draw:textarea-vertical-align="middle" draw:auto-grow-height="false" fo:min-height="0.736cm" fo:min-width="0.469cm"/>
      <style:paragraph-properties style:writing-mode="lr-tb"/>
    </style:style>
    <style:style style:name="gr29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37cm" fo:min-width="5.712cm"/>
      <style:paragraph-properties style:writing-mode="lr-tb"/>
    </style:style>
    <style:style style:name="gr300" style:family="graphic" style:parent-style-name="standard">
      <style:graphic-properties draw:stroke="none" draw:opacity="0%" draw:textarea-horizontal-align="justify" draw:textarea-vertical-align="middle" draw:auto-grow-height="false" fo:min-height="0.657cm" fo:min-width="0.435cm"/>
    </style:style>
    <style:style style:name="gr30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9.468cm"/>
      <style:paragraph-properties style:writing-mode="lr-tb"/>
    </style:style>
    <style:style style:name="gr302" style:family="graphic" style:parent-style-name="standard">
      <style:graphic-properties draw:fill-color="#ff0000" draw:opacity="20%" draw:textarea-horizontal-align="justify" draw:textarea-vertical-align="middle" draw:auto-grow-height="false" fo:min-height="0.639cm" fo:min-width="0cm"/>
    </style:style>
    <style:style style:name="gr303" style:family="graphic" style:parent-style-name="standard">
      <style:graphic-properties draw:textarea-horizontal-align="justify" draw:textarea-vertical-align="middle" draw:auto-grow-height="false" fo:min-height="0.657cm" fo:min-width="0.435cm"/>
      <style:paragraph-properties style:writing-mode="lr-tb"/>
    </style:style>
    <style:style style:name="gr304" style:family="graphic" style:parent-style-name="standard">
      <style:graphic-properties draw:fill-color="#0000ff" draw:opacity="20%" draw:textarea-horizontal-align="justify" draw:textarea-vertical-align="middle" draw:auto-grow-height="false" fo:min-height="0.862cm" fo:min-width="0cm"/>
    </style:style>
    <style:style style:name="gr305" style:family="graphic" style:parent-style-name="standard">
      <style:graphic-properties draw:fill-color="#0000ff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06" style:family="graphic" style:parent-style-name="standard">
      <style:graphic-properties draw:fill-color="#ff0000" draw:opacity="20%" draw:textarea-horizontal-align="justify" draw:textarea-vertical-align="middle" draw:auto-grow-height="false" fo:min-height="0.664cm" fo:min-width="0.414cm"/>
      <style:paragraph-properties style:writing-mode="lr-tb"/>
    </style:style>
    <style:style style:name="gr307" style:family="graphic" style:parent-style-name="standard">
      <style:graphic-properties draw:fill-color="#ffbdbd" draw:opacity="100%" draw:textarea-horizontal-align="justify" draw:textarea-vertical-align="middle" draw:auto-grow-height="false" fo:min-height="0.664cm" fo:min-width="0.414cm"/>
      <style:paragraph-properties style:writing-mode="lr-tb"/>
    </style:style>
    <style:style style:name="gr308" style:family="graphic" style:parent-style-name="standard">
      <style:graphic-properties draw:stroke="dash" draw:stroke-dash="Long_20_Dash" draw:fill-color="#ffd4d4" draw:opacity="100%" draw:textarea-horizontal-align="justify" draw:textarea-vertical-align="middle" draw:auto-grow-height="false" fo:min-height="2.553cm" fo:min-width="4.891cm"/>
      <style:paragraph-properties style:writing-mode="lr-tb"/>
    </style:style>
    <style:style style:name="gr309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1.331cm"/>
      <style:paragraph-properties style:writing-mode="lr-tb"/>
    </style:style>
    <style:style style:name="gr310" style:family="graphic" style:parent-style-name="standard">
      <style:graphic-properties draw:opacity="100%" draw:textarea-horizontal-align="justify" draw:textarea-vertical-align="middle" draw:auto-grow-height="false" fo:min-height="0.512cm" fo:min-width="0.262cm"/>
    </style:style>
    <style:style style:name="gr3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12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2.904cm"/>
      <style:paragraph-properties style:writing-mode="lr-tb"/>
    </style:style>
    <style:style style:name="gr3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14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62cm" fo:min-width="3.915cm"/>
      <style:paragraph-properties style:writing-mode="lr-tb"/>
    </style:style>
    <style:style style:name="gr3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16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28cm" fo:min-width="4.896cm"/>
      <style:paragraph-properties style:writing-mode="lr-tb"/>
    </style:style>
    <style:style style:name="gr3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4.739cm"/>
      <style:paragraph-properties style:writing-mode="lr-tb"/>
    </style:style>
    <style:style style:name="gr318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669cm" fo:min-width="1.298cm"/>
      <style:paragraph-properties style:writing-mode="lr-tb"/>
    </style:style>
    <style:style style:name="gr319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3.205cm" fo:min-width="4.66cm"/>
      <style:paragraph-properties style:writing-mode="lr-tb"/>
    </style:style>
    <style:style style:name="gr32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9.423cm" fo:min-width="4.684cm"/>
      <style:paragraph-properties style:writing-mode="lr-tb"/>
    </style:style>
    <style:style style:name="gr321" style:family="graphic" style:parent-style-name="standard">
      <style:graphic-properties draw:textarea-horizontal-align="justify" draw:textarea-vertical-align="middle" draw:auto-grow-height="false" fo:min-height="0.119cm" fo:min-width="0.603cm"/>
      <style:paragraph-properties style:writing-mode="lr-tb"/>
    </style:style>
    <style:style style:name="gr322" style:family="graphic" style:parent-style-name="standard">
      <style:graphic-properties draw:textarea-horizontal-align="justify" draw:textarea-vertical-align="middle" draw:auto-grow-height="false" fo:min-height="0.117cm" fo:min-width="0.603cm"/>
      <style:paragraph-properties style:writing-mode="lr-tb"/>
    </style:style>
    <style:style style:name="gr323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5cm" fo:min-width="3.805cm"/>
      <style:paragraph-properties style:writing-mode="lr-tb"/>
    </style:style>
    <style:style style:name="gr324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1.258cm" fo:min-width="1.251cm"/>
      <style:paragraph-properties style:writing-mode="lr-tb"/>
    </style:style>
    <style:style style:name="gr32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6.502cm" fo:min-width="1.253cm"/>
      <style:paragraph-properties style:writing-mode="lr-tb"/>
    </style:style>
    <style:style style:name="gr326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0.802cm" fo:min-width="2.212cm"/>
      <style:paragraph-properties style:writing-mode="lr-tb"/>
    </style:style>
    <style:style style:name="gr327" style:family="graphic" style:parent-style-name="standard">
      <style:graphic-properties draw:stroke="dash" draw:stroke-dash="Long_20_Dash" draw:fill-color="#0000ff" draw:opacity="5%" draw:textarea-horizontal-align="justify" draw:textarea-vertical-align="middle" draw:auto-grow-height="false" fo:min-height="4.143cm" fo:min-width="4.736cm"/>
      <style:paragraph-properties style:writing-mode="lr-tb"/>
    </style:style>
    <style:style style:name="gr328" style:family="graphic" style:parent-style-name="standard">
      <style:graphic-properties draw:textarea-horizontal-align="justify" draw:textarea-vertical-align="middle" draw:auto-grow-height="false" fo:min-height="0.118cm" fo:min-width="0.603cm"/>
    </style:style>
    <style:style style:name="gr329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4cm"/>
      <style:paragraph-properties style:writing-mode="lr-tb"/>
    </style:style>
    <style:style style:name="gr33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3cm" fo:min-width="3.804cm"/>
      <style:paragraph-properties style:writing-mode="lr-tb"/>
    </style:style>
    <style:style style:name="gr331" style:family="graphic" style:parent-style-name="standard">
      <style:graphic-properties draw:textarea-horizontal-align="justify" draw:textarea-vertical-align="middle" draw:auto-grow-height="false" fo:min-height="0.118cm" fo:min-width="0.602cm"/>
    </style:style>
    <style:style style:name="gr332" style:family="graphic" style:parent-style-name="standard">
      <style:graphic-properties draw:textarea-horizontal-align="justify" draw:textarea-vertical-align="middle" draw:auto-grow-height="false" fo:min-height="0.117cm" fo:min-width="0.602cm"/>
      <style:paragraph-properties style:writing-mode="lr-tb"/>
    </style:style>
    <style:style style:name="gr333" style:family="graphic" style:parent-style-name="standard">
      <style:graphic-properties draw:textarea-horizontal-align="justify" draw:textarea-vertical-align="middle" draw:auto-grow-height="false" fo:min-height="0.118cm" fo:min-width="0.602cm"/>
      <style:paragraph-properties style:writing-mode="lr-tb"/>
    </style:style>
    <style:style style:name="gr334" style:family="graphic" style:parent-style-name="standard">
      <style:graphic-properties draw:textarea-horizontal-align="justify" draw:textarea-vertical-align="middle" draw:auto-grow-height="false" fo:min-height="0.119cm" fo:min-width="0.602cm"/>
      <style:paragraph-properties style:writing-mode="lr-tb"/>
    </style:style>
    <style:style style:name="gr335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3.024cm" fo:min-width="3.805cm"/>
      <style:paragraph-properties style:writing-mode="lr-tb"/>
    </style:style>
    <style:style style:name="gr336" style:family="graphic" style:parent-style-name="standard">
      <style:graphic-properties draw:fill-color="#0000ff" draw:opacity="20%" draw:textarea-horizontal-align="justify" draw:textarea-vertical-align="middle" draw:auto-grow-height="false" fo:min-height="0.075cm" fo:min-width="0cm"/>
    </style:style>
    <style:style style:name="gr337" style:family="graphic" style:parent-style-name="standard">
      <style:graphic-properties draw:fill-color="#0000ff" draw:opacity="20%" draw:textarea-horizontal-align="justify" draw:textarea-vertical-align="middle" draw:auto-grow-height="false" fo:min-height="0.076cm" fo:min-width="0cm"/>
    </style:style>
    <style:style style:name="gr338" style:family="graphic" style:parent-style-name="standard">
      <style:graphic-properties draw:textarea-horizontal-align="justify" draw:textarea-vertical-align="middle" draw:auto-grow-height="false" fo:min-height="0.117cm" fo:min-width="0.604cm"/>
    </style:style>
    <style:style style:name="gr339" style:family="graphic" style:parent-style-name="standard">
      <style:graphic-properties draw:textarea-horizontal-align="justify" draw:textarea-vertical-align="middle" draw:auto-grow-height="false" fo:min-height="0.117cm" fo:min-width="0.602cm"/>
    </style:style>
    <style:style style:name="gr340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432cm" fo:min-width="2.436cm"/>
      <style:paragraph-properties style:writing-mode="lr-tb"/>
    </style:style>
    <style:style style:name="gr34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0.891cm"/>
      <style:paragraph-properties style:writing-mode="lr-tb"/>
    </style:style>
    <style:style style:name="gr342" style:family="graphic" style:parent-style-name="standard">
      <style:graphic-properties draw:fill-color="#0000ff" draw:opacity="20%" draw:textarea-horizontal-align="justify" draw:textarea-vertical-align="middle" draw:auto-grow-height="false" fo:min-height="0.195cm" fo:min-width="0cm"/>
    </style:style>
    <style:style style:name="gr343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66cm"/>
      <style:paragraph-properties style:writing-mode="lr-tb"/>
    </style:style>
    <style:style style:name="gr344" style:family="graphic" style:parent-style-name="standard">
      <style:graphic-properties draw:fill-color="#0000ff" draw:opacity="20%" draw:textarea-horizontal-align="justify" draw:textarea-vertical-align="middle" draw:auto-grow-height="false" fo:min-height="0.34cm" fo:min-width="0.668cm"/>
      <style:paragraph-properties style:writing-mode="lr-tb"/>
    </style:style>
    <style:style style:name="gr34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7.91cm" fo:min-width="1.253cm"/>
      <style:paragraph-properties style:writing-mode="lr-tb"/>
    </style:style>
    <style:style style:name="gr34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1.214cm" fo:min-width="5.121cm"/>
      <style:paragraph-properties style:writing-mode="lr-tb"/>
    </style:style>
    <style:style style:name="gr347" style:family="graphic" style:parent-style-name="standard">
      <style:graphic-properties svg:stroke-opacity="0%" draw:textarea-horizontal-align="justify" draw:textarea-vertical-align="middle" draw:auto-grow-height="false" fo:min-height="0.657cm" fo:min-width="0.435cm"/>
    </style:style>
    <style:style style:name="gr348" style:family="graphic" style:parent-style-name="standard">
      <style:graphic-properties draw:opacity="0%" draw:textarea-horizontal-align="justify" draw:textarea-vertical-align="middle" draw:auto-grow-height="false" fo:min-height="0.512cm" fo:min-width="0.262cm"/>
    </style:style>
    <style:style style:name="gr34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2.031cm"/>
      <style:paragraph-properties style:writing-mode="lr-tb"/>
    </style:style>
    <style:style style:name="gr3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5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07cm"/>
      <style:paragraph-properties style:writing-mode="lr-tb"/>
    </style:style>
    <style:style style:name="gr3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53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3.519cm"/>
      <style:paragraph-properties style:writing-mode="lr-tb"/>
    </style:style>
    <style:style style:name="gr3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5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0.828cm" fo:min-width="4.896cm"/>
      <style:paragraph-properties style:writing-mode="lr-tb"/>
    </style:style>
    <style:style style:name="gr3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6cm" fo:min-width="5.023cm"/>
      <style:paragraph-properties style:writing-mode="lr-tb"/>
    </style:style>
    <style:style style:name="gr357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782cm" fo:min-width="1.692cm"/>
      <style:paragraph-properties style:writing-mode="lr-tb"/>
    </style:style>
    <style:style style:name="gr358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2.698cm" fo:min-width="1.692cm"/>
      <style:paragraph-properties style:writing-mode="lr-tb"/>
    </style:style>
    <style:style style:name="gr359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746cm" fo:min-width="1.691cm"/>
      <style:paragraph-properties style:writing-mode="lr-tb"/>
    </style:style>
    <style:style style:name="gr36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99cm"/>
      <style:paragraph-properties style:writing-mode="lr-tb"/>
    </style:style>
    <style:style style:name="gr361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0.384cm" fo:min-width="0.943cm"/>
      <style:paragraph-properties style:writing-mode="lr-tb"/>
    </style:style>
    <style:style style:name="gr362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171cm" fo:min-width="1.692cm"/>
      <style:paragraph-properties style:writing-mode="lr-tb"/>
    </style:style>
    <style:style style:name="gr363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632cm" fo:min-width="1.692cm"/>
      <style:paragraph-properties style:writing-mode="lr-tb"/>
    </style:style>
    <style:style style:name="gr364" style:family="graphic" style:parent-style-name="standard">
      <style:graphic-properties draw:stroke="none" draw:stroke-dash="Long_20_Dash" draw:fill-color="#ff0000" draw:opacity="15%" draw:textarea-horizontal-align="justify" draw:textarea-vertical-align="middle" draw:auto-grow-height="false" fo:min-height="1.272cm" fo:min-width="1.692cm"/>
      <style:paragraph-properties style:writing-mode="lr-tb"/>
    </style:style>
    <style:style style:name="gr365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18cm" fo:min-width="1.52cm"/>
      <style:paragraph-properties style:writing-mode="lr-tb"/>
    </style:style>
    <style:style style:name="gr366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15cm" fo:min-width="0.346cm"/>
      <style:paragraph-properties style:writing-mode="lr-tb"/>
    </style:style>
    <style:style style:name="gr36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89cm"/>
      <style:paragraph-properties style:writing-mode="lr-tb"/>
    </style:style>
    <style:style style:name="gr36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495cm"/>
      <style:paragraph-properties style:writing-mode="lr-tb"/>
    </style:style>
    <style:style style:name="gr36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93cm" fo:min-width="0.346cm"/>
      <style:paragraph-properties style:writing-mode="lr-tb"/>
    </style:style>
    <style:style style:name="gr370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09cm" fo:min-width="1.533cm"/>
      <style:paragraph-properties style:writing-mode="lr-tb"/>
    </style:style>
    <style:style style:name="gr371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1.184cm" fo:min-width="0.346cm"/>
      <style:paragraph-properties style:writing-mode="lr-tb"/>
    </style:style>
    <style:style style:name="gr372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1.533cm"/>
      <style:paragraph-properties style:writing-mode="lr-tb"/>
    </style:style>
    <style:style style:name="gr373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cm" fo:min-width="0.346cm"/>
      <style:paragraph-properties style:writing-mode="lr-tb"/>
    </style:style>
    <style:style style:name="gr374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59cm" fo:min-width="0.693cm"/>
      <style:paragraph-properties style:writing-mode="lr-tb"/>
    </style:style>
    <style:style style:name="gr375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2.634cm" fo:min-width="0.625cm"/>
      <style:paragraph-properties style:writing-mode="lr-tb"/>
    </style:style>
    <style:style style:name="gr376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195cm" fo:min-width="0.625cm"/>
      <style:paragraph-properties style:writing-mode="lr-tb"/>
    </style:style>
    <style:style style:name="gr377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75cm" fo:min-width="0.346cm"/>
      <style:paragraph-properties style:writing-mode="lr-tb"/>
    </style:style>
    <style:style style:name="gr378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0.217cm" fo:min-width="0.346cm"/>
      <style:paragraph-properties style:writing-mode="lr-tb"/>
    </style:style>
    <style:style style:name="gr379" style:family="graphic" style:parent-style-name="standard">
      <style:graphic-properties draw:stroke="none" draw:stroke-dash="Long_20_Dash" draw:fill-color="#008000" draw:opacity="20%" draw:textarea-horizontal-align="justify" draw:textarea-vertical-align="middle" draw:auto-grow-height="false" fo:min-height="2.138cm" fo:min-width="0.346cm"/>
      <style:paragraph-properties style:writing-mode="lr-tb"/>
    </style:style>
    <style:style style:name="gr380" style:family="graphic" style:parent-style-name="standard">
      <style:graphic-properties draw:fill-color="#ff0000" draw:opacity="20%" draw:textarea-horizontal-align="justify" draw:textarea-vertical-align="middle" draw:auto-grow-height="false" fo:min-height="0.195cm" fo:min-width="0cm"/>
    </style:style>
    <style:style style:name="gr381" style:family="graphic" style:parent-style-name="standard">
      <style:graphic-properties draw:stroke="none" draw:stroke-dash="Long_20_Dash" draw:fill-color="#ffff00" draw:opacity="20%" draw:textarea-horizontal-align="justify" draw:textarea-vertical-align="middle" draw:auto-grow-height="false" fo:min-height="1.736cm" fo:min-width="0.625cm"/>
      <style:paragraph-properties style:writing-mode="lr-tb"/>
    </style:style>
    <style:style style:name="gr38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383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2.912cm"/>
      <style:paragraph-properties style:writing-mode="lr-tb"/>
    </style:style>
    <style:style style:name="gr384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0.439cm"/>
      <style:paragraph-properties style:writing-mode="lr-tb"/>
    </style:style>
    <style:style style:name="gr385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0.382cm" fo:min-width="1.848cm"/>
      <style:paragraph-properties style:writing-mode="lr-tb"/>
    </style:style>
    <style:style style:name="gr386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368cm" fo:min-width="1.61cm"/>
      <style:paragraph-properties style:writing-mode="lr-tb"/>
    </style:style>
    <style:style style:name="gr387" style:family="graphic" style:parent-style-name="standard">
      <style:graphic-properties draw:fill-color="#ff0000" draw:opacity="20%" draw:textarea-horizontal-align="justify" draw:textarea-vertical-align="middle" draw:auto-grow-height="false" fo:min-height="0.41cm" fo:min-width="0.922cm"/>
      <style:paragraph-properties style:writing-mode="lr-tb"/>
    </style:style>
    <style:style style:name="gr388" style:family="graphic" style:parent-style-name="standard">
      <style:graphic-properties draw:stroke="dash" draw:stroke-dash="Long_20_Dash" draw:fill-color="#008000" draw:opacity="20%" draw:textarea-horizontal-align="justify" draw:textarea-vertical-align="middle" draw:auto-grow-height="false" fo:min-height="0.716cm" fo:min-width="8.107cm"/>
      <style:paragraph-properties style:writing-mode="lr-tb"/>
    </style:style>
    <style:style style:name="gr389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327cm" fo:min-width="0.494cm"/>
      <style:paragraph-properties style:writing-mode="lr-tb"/>
    </style:style>
    <style:style style:name="gr390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238cm" fo:min-width="0.494cm"/>
      <style:paragraph-properties style:writing-mode="lr-tb"/>
    </style:style>
    <style:style style:name="gr391" style:family="graphic" style:parent-style-name="standard">
      <style:graphic-properties draw:stroke="dash" draw:stroke-dash="Long_20_Dash" draw:fill-color="#ffff00" draw:opacity="20%" draw:textarea-horizontal-align="justify" draw:textarea-vertical-align="middle" draw:auto-grow-height="false" fo:min-height="2.105cm" fo:min-width="0.494cm"/>
      <style:paragraph-properties style:writing-mode="lr-tb"/>
    </style:style>
    <style:style style:name="gr3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93" style:family="graphic" style:parent-style-name="standard">
      <style:graphic-properties draw:opacity="0%" draw:textarea-horizontal-align="justify" draw:textarea-vertical-align="middle" draw:auto-grow-height="false" fo:min-height="0.657cm" fo:min-width="0.435cm"/>
      <style:paragraph-properties style:writing-mode="lr-tb"/>
    </style:style>
    <style:style style:name="gr39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10.392cm"/>
      <style:paragraph-properties style:writing-mode="lr-tb"/>
    </style:style>
    <style:style style:name="gr39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34cm" fo:min-width="4.371cm"/>
      <style:paragraph-properties style:writing-mode="lr-tb"/>
    </style:style>
    <style:style style:name="gr39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598cm" fo:min-width="6.601cm"/>
      <style:paragraph-properties style:writing-mode="lr-tb"/>
    </style:style>
    <style:style style:name="gr39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54cm" fo:min-width="8.889cm"/>
      <style:paragraph-properties style:writing-mode="lr-tb"/>
    </style:style>
    <style:style style:name="gr398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399" style:family="graphic" style:parent-style-name="standard">
      <style:graphic-properties draw:fill-color="#ff0000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00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0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332cm" fo:min-width="7.542cm"/>
      <style:paragraph-properties style:writing-mode="lr-tb"/>
    </style:style>
    <style:style style:name="gr40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891cm" fo:min-width="3.885cm"/>
      <style:paragraph-properties style:writing-mode="lr-tb"/>
    </style:style>
    <style:style style:name="gr40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356cm" fo:min-width="5.836cm"/>
      <style:paragraph-properties style:writing-mode="lr-tb"/>
    </style:style>
    <style:style style:name="gr40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2.553cm" fo:min-width="7.341cm"/>
      <style:paragraph-properties style:writing-mode="lr-tb"/>
    </style:style>
    <style:style style:name="gr405" style:family="graphic" style:parent-style-name="standard">
      <style:graphic-properties draw:fill-color="#ff0000" draw:opacity="20%" draw:textarea-horizontal-align="justify" draw:textarea-vertical-align="middle" draw:auto-grow-height="false" fo:min-height="0.29cm" fo:min-width="0.04cm"/>
    </style:style>
    <style:style style:name="gr406" style:family="graphic" style:parent-style-name="standard">
      <style:graphic-properties draw:fill-color="#0000ff" draw:opacity="20%" draw:textarea-horizontal-align="justify" draw:textarea-vertical-align="middle" draw:auto-grow-height="false" fo:min-height="0.512cm" fo:min-width="0.262cm"/>
      <style:paragraph-properties style:writing-mode="lr-tb"/>
    </style:style>
    <style:style style:name="gr40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7.515cm" fo:min-width="1.512cm"/>
      <style:paragraph-properties style:writing-mode="lr-tb"/>
    </style:style>
    <style:style style:name="gr408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2.387cm"/>
      <style:paragraph-properties style:writing-mode="lr-tb"/>
    </style:style>
    <style:style style:name="gr40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499cm" fo:min-width="5.468cm"/>
      <style:paragraph-properties style:writing-mode="lr-tb"/>
    </style:style>
    <style:style style:name="gr410" style:family="graphic" style:parent-style-name="standard">
      <style:graphic-properties draw:fill-color="#0000ff" draw:opacity="20%" draw:textarea-horizontal-align="justify" draw:textarea-vertical-align="middle" draw:auto-grow-height="false" fo:min-height="0.234cm" fo:min-width="0cm"/>
      <style:paragraph-properties style:writing-mode="lr-tb"/>
    </style:style>
    <style:style style:name="gr411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837cm"/>
      <style:paragraph-properties style:writing-mode="lr-tb"/>
    </style:style>
    <style:style style:name="gr412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</style:style>
    <style:style style:name="gr41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018cm" fo:min-width="5.59cm"/>
      <style:paragraph-properties style:writing-mode="lr-tb"/>
    </style:style>
    <style:style style:name="gr414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6.466cm"/>
      <style:paragraph-properties style:writing-mode="lr-tb"/>
    </style:style>
    <style:style style:name="gr41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178cm"/>
      <style:paragraph-properties style:writing-mode="lr-tb"/>
    </style:style>
    <style:style style:name="gr416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11.218cm"/>
      <style:paragraph-properties style:writing-mode="lr-tb"/>
    </style:style>
    <style:style style:name="gr417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3.554cm"/>
      <style:paragraph-properties style:writing-mode="lr-tb"/>
    </style:style>
    <style:style style:name="gr418" style:family="graphic" style:parent-style-name="standard">
      <style:graphic-properties draw:fill-color="#0000ff" draw:opacity="20%" draw:textarea-horizontal-align="justify" draw:textarea-vertical-align="middle" draw:auto-grow-height="false" fo:min-height="0.29cm" fo:min-width="0.04cm"/>
      <style:paragraph-properties style:writing-mode="lr-tb"/>
    </style:style>
    <style:style style:name="gr419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4.929cm"/>
      <style:paragraph-properties style:writing-mode="lr-tb"/>
    </style:style>
    <style:style style:name="gr42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26cm" fo:min-width="2.954cm"/>
      <style:paragraph-properties style:writing-mode="lr-tb"/>
    </style:style>
    <style:style style:name="gr42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4.6cm" fo:min-width="3.704cm"/>
      <style:paragraph-properties style:writing-mode="lr-tb"/>
    </style:style>
    <style:style style:name="gr422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3.062cm" fo:min-width="2.733cm"/>
      <style:paragraph-properties style:writing-mode="lr-tb"/>
    </style:style>
    <style:style style:name="gr423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63cm" fo:min-width="7.445cm"/>
      <style:paragraph-properties style:writing-mode="lr-tb"/>
    </style:style>
    <style:style style:name="gr424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541cm" fo:min-width="8.941cm"/>
      <style:paragraph-properties style:writing-mode="lr-tb"/>
    </style:style>
    <style:style style:name="gr425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5.427cm"/>
      <style:paragraph-properties style:writing-mode="lr-tb"/>
    </style:style>
    <style:style style:name="gr426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329cm" fo:min-width="2.26cm"/>
      <style:paragraph-properties style:writing-mode="lr-tb"/>
    </style:style>
    <style:style style:name="gr427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0.072cm" fo:min-width="8.941cm"/>
      <style:paragraph-properties style:writing-mode="lr-tb"/>
    </style:style>
    <style:style style:name="gr428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1.951cm" fo:min-width="3.865cm"/>
      <style:paragraph-properties style:writing-mode="lr-tb"/>
    </style:style>
    <style:style style:name="gr429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5.793cm" fo:min-width="4.633cm"/>
      <style:paragraph-properties style:writing-mode="lr-tb"/>
    </style:style>
    <style:style style:name="gr430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8.475cm" fo:min-width="6.991cm"/>
      <style:paragraph-properties style:writing-mode="lr-tb"/>
    </style:style>
    <style:style style:name="gr431" style:family="graphic" style:parent-style-name="standard">
      <style:graphic-properties draw:stroke="dash" draw:stroke-dash="Long_20_Dash" draw:fill="solid" draw:fill-color="#0000ff" draw:opacity="5%" draw:textarea-horizontal-align="justify" draw:textarea-vertical-align="middle" draw:auto-grow-height="false" fo:min-height="7.202cm" fo:min-width="5.844cm"/>
      <style:paragraph-properties style:writing-mode="lr-tb"/>
    </style:style>
    <style:style style:name="gr432" style:family="graphic" style:parent-style-name="standard">
      <style:graphic-properties draw:stroke="dash" draw:stroke-dash="Long_20_Dash" draw:fill-color="#ff0000" draw:opacity="15%" draw:textarea-horizontal-align="justify" draw:textarea-vertical-align="middle" draw:auto-grow-height="false" fo:min-height="1.687cm" fo:min-width="8.10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fo:font-size="9pt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color="#000000" fo:font-size="9pt"/>
    </style:style>
    <style:style style:name="P3" style:family="paragraph">
      <loext:graphic-properties draw:fill-color="#ff4500" draw:opacity="100%"/>
      <style:paragraph-properties fo:text-align="center" style:writing-mode="lr-tb"/>
      <style:text-properties fo:color="#000000"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 style:writing-mode="lr-tb"/>
      <style:text-properties fo:font-size="9pt"/>
    </style:style>
    <style:style style:name="P6" style:family="paragraph">
      <loext:graphic-properties draw:opacity="0%"/>
      <style:paragraph-properties fo:text-align="center" style:writing-mode="lr-tb"/>
      <style:text-properties fo:font-size="9pt"/>
    </style:style>
    <style:style style:name="P7" style:family="paragraph">
      <loext:graphic-properties draw:fill-color="#1e90ff" draw:opacity="100%"/>
      <style:paragraph-properties fo:text-align="center" style:writing-mode="lr-tb"/>
      <style:text-properties fo:font-size="9pt"/>
    </style:style>
    <style:style style:name="P8" style:family="paragraph">
      <style:paragraph-properties fo:text-align="center"/>
    </style:style>
    <style:style style:name="P9" style:family="paragraph">
      <loext:graphic-properties draw:fill-color="#ffa500" draw:opacity="100%"/>
      <style:paragraph-properties fo:text-align="center" style:writing-mode="lr-tb"/>
      <style:text-properties fo:font-size="9pt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font-size="9pt"/>
    </style:style>
    <style:style style:name="P11" style:family="paragraph">
      <loext:graphic-properties draw:opacity="100%"/>
      <style:paragraph-properties fo:text-align="center" style:writing-mode="lr-tb"/>
      <style:text-properties fo:font-size="9pt"/>
    </style:style>
    <style:style style:name="P12" style:family="paragraph">
      <loext:graphic-properties draw:fill-color="#87cefa" draw:opacity="100%"/>
      <style:paragraph-properties fo:text-align="center" style:writing-mode="lr-tb"/>
      <style:text-properties fo:font-size="9pt"/>
    </style:style>
    <style:style style:name="P13" style:family="paragraph">
      <loext:graphic-properties draw:fill-color="#87cefa"/>
      <style:paragraph-properties fo:text-align="center" style:writing-mode="lr-tb"/>
      <style:text-properties fo:font-size="9pt"/>
    </style:style>
    <style:style style:name="P14" style:family="paragraph">
      <loext:graphic-properties draw:fill-color="#6495ed" draw:opacity="100%"/>
      <style:paragraph-properties fo:text-align="center" style:writing-mode="lr-tb"/>
      <style:text-properties fo:color="#000000" fo:font-size="9pt"/>
    </style:style>
    <style:style style:name="P15" style:family="paragraph">
      <loext:graphic-properties draw:fill-color="#ffa500" draw:opacity="100%"/>
      <style:paragraph-properties fo:text-align="center" style:writing-mode="lr-tb"/>
      <style:text-properties fo:color="#000000" fo:font-size="9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fo:font-size="7pt"/>
    </style:style>
    <style:style style:name="P22" style:family="paragraph">
      <loext:graphic-properties draw:fill-color="#87cefa" draw:opacity="100%"/>
      <style:paragraph-properties fo:text-align="center" style:writing-mode="lr-tb"/>
      <style:text-properties fo:font-size="7pt"/>
    </style:style>
    <style:style style:name="P23" style:family="paragraph">
      <loext:graphic-properties draw:fill-color="#ffffff" draw:opacity="0%"/>
      <style:paragraph-properties fo:text-align="center" style:writing-mode="lr-tb"/>
      <style:text-properties fo:font-size="7pt"/>
    </style:style>
    <style:style style:name="P24" style:family="paragraph">
      <loext:graphic-properties draw:fill-color="#ffffff"/>
      <style:paragraph-properties fo:text-align="center" style:writing-mode="lr-tb"/>
      <style:text-properties fo:font-size="7pt"/>
    </style:style>
    <style:style style:name="P25" style:family="paragraph">
      <loext:graphic-properties draw:fill-color="#ffffff"/>
      <style:paragraph-properties fo:text-align="center"/>
      <style:text-properties fo:font-size="7pt"/>
    </style:style>
    <style:style style:name="P26" style:family="paragraph">
      <loext:graphic-properties draw:fill-color="#1e90ff" draw:opacity="100%"/>
      <style:paragraph-properties fo:text-align="center" style:writing-mode="lr-tb"/>
      <style:text-properties fo:font-size="7pt"/>
    </style:style>
    <style:style style:name="P27" style:family="paragraph">
      <loext:graphic-properties draw:fill-color="#1e90ff"/>
      <style:paragraph-properties fo:text-align="center"/>
      <style:text-properties fo:font-size="7pt"/>
    </style:style>
    <style:style style:name="P28" style:family="paragraph">
      <loext:graphic-properties draw:fill-color="#ffffff" draw:opacity="100%"/>
      <style:paragraph-properties fo:text-align="center" style:writing-mode="lr-tb"/>
      <style:text-properties fo:font-size="7pt"/>
    </style:style>
    <style:style style:name="P29" style:family="paragraph">
      <loext:graphic-properties draw:fill-color="#ff4500" draw:opacity="100%"/>
      <style:paragraph-properties fo:text-align="center" style:writing-mode="lr-tb"/>
      <style:text-properties fo:font-size="7pt"/>
    </style:style>
    <style:style style:name="P30" style:family="paragraph">
      <loext:graphic-properties draw:fill-color="#ffa500" draw:opacity="100%"/>
      <style:paragraph-properties fo:text-align="center" style:writing-mode="lr-tb"/>
      <style:text-properties fo:font-size="7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-color="#ffe2ac" draw:opacity="100%"/>
      <style:paragraph-properties fo:text-align="center" style:writing-mode="lr-tb"/>
      <style:text-properties fo:color="#000000" fo:font-size="9pt"/>
    </style:style>
    <style:style style:name="P33" style:family="paragraph">
      <loext:graphic-properties draw:fill-color="#ffe2ac" draw:opacity="100%"/>
      <style:paragraph-properties fo:text-align="center" style:writing-mode="lr-tb"/>
      <style:text-properties fo:font-size="7pt"/>
    </style:style>
    <style:style style:name="P34" style:family="paragraph">
      <loext:graphic-properties draw:fill-color="#87cefa" draw:opacity="100%"/>
      <style:paragraph-properties fo:text-align="center" style:writing-mode="lr-tb"/>
      <style:text-properties fo:color="#000000" fo:font-size="9pt"/>
    </style:style>
    <style:style style:name="P35" style:family="paragraph">
      <loext:graphic-properties draw:fill-color="#ffff00"/>
      <style:paragraph-properties fo:text-align="center" style:writing-mode="lr-tb"/>
      <style:text-properties fo:font-size="9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text-align="center" style:writing-mode="lr-tb"/>
      <style:text-properties fo:font-size="10pt"/>
    </style:style>
    <style:style style:name="P39" style:family="paragraph">
      <loext:graphic-properties draw:opacity="100%"/>
      <style:paragraph-properties fo:text-align="center" style:writing-mode="lr-tb"/>
      <style:text-properties fo:font-size="10pt"/>
    </style:style>
    <style:style style:name="P40" style:family="paragraph">
      <loext:graphic-properties draw:fill-color="#87cefa" draw:opacity="100%"/>
      <style:paragraph-properties fo:text-align="center" style:writing-mode="lr-tb"/>
      <style:text-properties fo:font-size="10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42" style:family="paragraph">
      <loext:graphic-properties draw:fill="solid"/>
      <style:paragraph-properties fo:text-align="center"/>
      <style:text-properties fo:font-size="10pt"/>
    </style:style>
    <style:style style:name="P43" style:family="paragraph">
      <loext:graphic-properties draw:fill-color="#7af5c9" draw:opacity="100%"/>
      <style:paragraph-properties fo:text-align="start" style:writing-mode="lr-tb"/>
      <style:text-properties fo:font-size="10pt" fo:font-weight="normal"/>
    </style:style>
    <style:style style:name="P44" style:family="paragraph">
      <loext:graphic-properties draw:fill-color="#7af5c9" draw:opacity="100%"/>
      <style:paragraph-properties fo:text-align="start" style:writing-mode="lr-tb"/>
      <style:text-properties fo:font-size="10pt"/>
    </style:style>
    <style:style style:name="P45" style:family="paragraph">
      <loext:graphic-properties draw:fill-color="#fefed3" draw:opacity="100%"/>
      <style:paragraph-properties fo:text-align="start" style:writing-mode="lr-tb"/>
      <style:text-properties fo:font-size="10pt"/>
    </style:style>
    <style:style style:name="P46" style:family="paragraph">
      <style:paragraph-properties fo:text-align="center"/>
      <style:text-properties fo:color="#696969" fo:font-size="10pt"/>
    </style:style>
    <style:style style:name="P47" style:family="paragraph">
      <style:paragraph-properties fo:text-align="center"/>
      <style:text-properties fo:font-size="10pt"/>
    </style:style>
    <style:style style:name="P48" style:family="paragraph">
      <style:paragraph-properties fo:margin-left="0cm" fo:margin-right="0cm" fo:margin-top="0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96969" fo:font-size="10pt"/>
    </style:style>
    <style:style style:name="P51" style:family="paragraph">
      <loext:graphic-properties draw:fill="none" draw:fill-color="#ffffff"/>
      <style:paragraph-properties fo:text-align="center" style:writing-mode="lr-tb"/>
    </style:style>
    <style:style style:name="P52" style:family="paragraph">
      <loext:graphic-properties draw:fill-color="#ffffff" draw:opacity="25%"/>
      <style:paragraph-properties fo:text-align="center" style:writing-mode="lr-tb"/>
      <style:text-properties fo:color="#000000" fo:font-size="9pt"/>
    </style:style>
    <style:style style:name="P53" style:family="paragraph">
      <loext:graphic-properties draw:fill-color="#e2f3fe" draw:opacity="100%"/>
      <style:paragraph-properties fo:text-align="center" style:writing-mode="lr-tb"/>
      <style:text-properties fo:color="#000000" fo:font-size="9pt"/>
    </style:style>
    <style:style style:name="P54" style:family="paragraph">
      <loext:graphic-properties draw:opacity="0%"/>
      <style:paragraph-properties fo:text-align="center" style:writing-mode="lr-tb"/>
      <style:text-properties fo:font-size="10pt"/>
    </style:style>
    <style:style style:name="P55" style:family="paragraph">
      <loext:graphic-properties draw:fill="solid" draw:fill-color="#ffd4d4" draw:opacity="100%"/>
      <style:paragraph-properties fo:text-align="center" style:writing-mode="lr-tb"/>
      <style:text-properties fo:font-size="9pt"/>
    </style:style>
    <style:style style:name="P56" style:family="paragraph">
      <loext:graphic-properties draw:fill="solid" draw:fill-color="#e2f3fe" draw:opacity="100%"/>
      <style:paragraph-properties fo:text-align="center" style:writing-mode="lr-tb"/>
      <style:text-properties fo:font-size="9pt"/>
    </style:style>
    <style:style style:name="P57" style:family="paragraph">
      <loext:graphic-properties draw:fill-color="#ffff00" draw:opacity="100%"/>
      <style:paragraph-properties fo:text-align="center" style:writing-mode="lr-tb"/>
      <style:text-properties fo:color="#000000" fo:font-size="9pt"/>
    </style:style>
    <style:style style:name="P58" style:family="paragraph">
      <loext:graphic-properties draw:fill-color="#ffffff" draw:opacity="0%"/>
      <style:paragraph-properties fo:text-align="center" style:writing-mode="lr-tb"/>
      <style:text-properties fo:color="#000000" fo:font-size="9pt"/>
    </style:style>
    <style:style style:name="P59" style:family="paragraph">
      <loext:graphic-properties draw:fill-color="#ffffff"/>
      <style:paragraph-properties fo:text-align="center"/>
      <style:text-properties fo:font-size="9pt"/>
    </style:style>
    <style:style style:name="P60" style:family="paragraph">
      <loext:graphic-properties draw:fill-color="#ffffff" draw:opacity="0%"/>
      <style:paragraph-properties fo:text-align="center" style:writing-mode="lr-tb"/>
      <style:text-properties fo:font-size="9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0pt"/>
    </style:style>
    <style:style style:name="P62" style:family="paragraph">
      <loext:graphic-properties draw:fill-color="#ffff00" draw:opacity="100%"/>
      <style:paragraph-properties fo:text-align="center" style:writing-mode="lr-tb"/>
      <style:text-properties fo:font-size="9pt"/>
    </style:style>
    <style:style style:name="P6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P64" style:family="paragraph">
      <style:paragraph-properties fo:text-align="center" style:writing-mode="lr-tb"/>
      <style:text-properties fo:font-size="14pt"/>
    </style:style>
    <style:style style:name="P65" style:family="paragraph">
      <loext:graphic-properties draw:opacity="100%"/>
      <style:paragraph-properties fo:text-align="center" style:writing-mode="lr-tb"/>
      <style:text-properties fo:font-size="14pt"/>
    </style:style>
    <style:style style:name="P66" style:family="paragraph">
      <loext:graphic-properties draw:fill="solid"/>
      <style:paragraph-properties fo:text-align="center" style:writing-mode="lr-tb"/>
      <style:text-properties fo:font-size="10pt"/>
    </style:style>
    <style:style style:name="P67" style:family="paragraph">
      <loext:graphic-properties draw:fill-color="#ffffff" draw:opacity="0%"/>
      <style:paragraph-properties fo:text-align="center" style:writing-mode="lr-tb"/>
      <style:text-properties fo:font-size="14pt"/>
    </style:style>
    <style:style style:name="P68" style:family="paragraph">
      <loext:graphic-properties draw:fill-color="#87cefa" draw:opacity="100%"/>
      <style:paragraph-properties fo:text-align="center" style:writing-mode="lr-tb"/>
      <style:text-properties fo:font-size="14pt"/>
    </style:style>
    <style:style style:name="P69" style:family="paragraph">
      <loext:graphic-properties draw:fill="solid" draw:fill-color="#ffffff"/>
      <style:paragraph-properties fo:text-align="center"/>
      <style:text-properties fo:font-size="10pt"/>
    </style:style>
    <style:style style:name="P70" style:family="paragraph">
      <loext:graphic-properties draw:fill="solid"/>
      <style:paragraph-properties fo:text-align="center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73" style:family="paragraph">
      <loext:graphic-properties draw:fill-color="#ffffff" draw:opacity="100%"/>
      <style:paragraph-properties fo:text-align="center" style:writing-mode="lr-tb"/>
      <style:text-properties fo:font-size="10pt"/>
    </style:style>
    <style:style style:name="P74" style:family="paragraph">
      <loext:graphic-properties draw:fill-color="#e2f3fe" draw:opacity="100%"/>
      <style:paragraph-properties fo:text-align="center" style:writing-mode="lr-tb"/>
      <style:text-properties fo:font-size="9pt"/>
    </style:style>
    <style:style style:name="P75" style:family="paragraph">
      <loext:graphic-properties draw:fill-color="#ffe4e1" draw:opacity="100%"/>
      <style:paragraph-properties fo:text-align="center" style:writing-mode="lr-tb"/>
      <style:text-properties fo:font-size="14pt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4pt" style:font-size-asian="12pt" style:font-size-complex="12pt"/>
    </style:style>
    <style:style style:name="P77" style:family="paragraph">
      <loext:graphic-properties draw:fill="solid"/>
      <style:paragraph-properties fo:text-align="center" style:writing-mode="lr-tb"/>
    </style:style>
    <style:style style:name="P78" style:family="paragraph">
      <loext:graphic-properties draw:fill-color="#ffe4e1" draw:opacity="100%"/>
      <style:paragraph-properties fo:text-align="center" style:writing-mode="lr-tb"/>
      <style:text-properties fo:font-size="10pt"/>
    </style:style>
    <style:style style:name="P79" style:family="paragraph">
      <loext:graphic-properties draw:fill-color="#fffaf0" draw:opacity="100%"/>
      <style:paragraph-properties fo:text-align="start" style:writing-mode="lr-tb"/>
      <style:text-properties fo:font-size="10pt" fo:font-weight="normal"/>
    </style:style>
    <style:style style:name="P80" style:family="paragraph">
      <style:paragraph-properties fo:text-align="center" style:writing-mode="lr-tb"/>
      <style:text-properties fo:font-size="12pt"/>
    </style:style>
    <style:style style:name="P81" style:family="paragraph">
      <loext:graphic-properties draw:opacity="100%"/>
      <style:paragraph-properties fo:text-align="center" style:writing-mode="lr-tb"/>
      <style:text-properties fo:font-size="12pt"/>
    </style:style>
    <style:style style:name="P82" style:family="paragraph">
      <loext:graphic-properties draw:fill-color="#fffaf0" draw:opacity="100%"/>
      <style:paragraph-properties fo:text-align="start" style:writing-mode="lr-tb"/>
      <style:text-properties fo:font-size="10pt"/>
    </style:style>
    <style:style style:name="P83" style:family="paragraph">
      <style:paragraph-properties fo:text-align="center" style:writing-mode="lr-tb"/>
      <style:text-properties fo:font-size="8pt"/>
    </style:style>
    <style:style style:name="P84" style:family="paragraph">
      <loext:graphic-properties draw:opacity="100%"/>
      <style:paragraph-properties fo:text-align="center" style:writing-mode="lr-tb"/>
      <style:text-properties fo:font-size="8pt"/>
    </style:style>
    <style:style style:name="P85" style:family="paragraph">
      <loext:graphic-properties draw:fill-color="#87cefa" draw:opacity="100%"/>
      <style:paragraph-properties fo:text-align="center" style:writing-mode="lr-tb"/>
      <style:text-properties fo:font-size="8pt"/>
    </style:style>
    <style:style style:name="P86" style:family="paragraph">
      <loext:graphic-properties draw:fill-color="#ffffff" draw:opacity="100%"/>
      <style:paragraph-properties fo:text-align="center" style:writing-mode="lr-tb"/>
      <style:text-properties fo:font-size="8pt"/>
    </style:style>
    <style:style style:name="P87" style:family="paragraph">
      <loext:graphic-properties draw:fill-color="#ffffff"/>
      <style:paragraph-properties fo:text-align="center" style:writing-mode="lr-tb"/>
      <style:text-properties fo:font-size="9pt"/>
    </style:style>
    <style:style style:name="P88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0pt"/>
    </style:style>
    <style:style style:name="P89" style:family="paragraph">
      <loext:graphic-properties draw:opacity="0%"/>
      <style:paragraph-properties fo:text-align="center"/>
    </style:style>
    <style:style style:name="P90" style:family="paragraph">
      <style:paragraph-properties fo:text-align="center"/>
      <style:text-properties fo:font-size="18pt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92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93" style:family="paragraph">
      <loext:graphic-properties draw:fill-color="#ffff00"/>
      <style:paragraph-properties fo:text-align="center" style:writing-mode="lr-tb"/>
      <style:text-properties fo:color="#000000" fo:font-size="9pt"/>
    </style:style>
    <style:style style:name="P94" style:family="paragraph">
      <loext:graphic-properties draw:fill-color="#ffffff"/>
      <style:paragraph-properties fo:text-align="center" style:writing-mode="lr-tb"/>
      <style:text-properties fo:color="#000000" fo:font-size="9pt"/>
    </style:style>
    <style:style style:name="P95" style:family="paragraph">
      <style:paragraph-properties fo:margin-left="0cm" fo:margin-right="0cm" fo:margin-top="0cm" fo:margin-bottom="0cm" fo:line-height="100%" fo:text-align="center" fo:text-indent="0cm"/>
    </style:style>
    <style:style style:name="P96" style:family="paragraph">
      <loext:graphic-properties draw:fill-color="#ff0000" draw:opacity="15%"/>
      <style:paragraph-properties fo:text-align="center" style:writing-mode="lr-tb"/>
      <style:text-properties fo:color="#000000" fo:font-size="9pt"/>
    </style:style>
    <style:style style:name="P97" style:family="paragraph">
      <loext:graphic-properties draw:fill="solid" draw:fill-color="#0000ff" draw:opacity="5%"/>
      <style:paragraph-properties fo:text-align="center" style:writing-mode="lr-tb"/>
      <style:text-properties fo:color="#000000" fo:font-size="9pt"/>
    </style:style>
    <style:style style:name="P98" style:family="paragraph">
      <loext:graphic-properties draw:fill-color="#ff0000" draw:opacity="20%"/>
      <style:paragraph-properties fo:text-align="center"/>
      <style:text-properties fo:color="#000000" fo:font-size="9pt"/>
    </style:style>
    <style:style style:name="P99" style:family="paragraph">
      <loext:graphic-properties draw:opacity="0%"/>
      <style:paragraph-properties fo:text-align="center"/>
      <style:text-properties fo:color="#000000" fo:font-size="9pt"/>
    </style:style>
    <style:style style:name="P100" style:family="paragraph">
      <loext:graphic-properties draw:fill-color="#0000ff" draw:opacity="20%"/>
      <style:paragraph-properties fo:text-align="center"/>
      <style:text-properties fo:color="#000000" fo:font-size="9pt"/>
    </style:style>
    <style:style style:name="P10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02" style:family="paragraph">
      <loext:graphic-properties draw:fill="none" draw:fill-color="#ffffff"/>
      <style:paragraph-properties fo:text-align="start" style:writing-mode="lr-tb"/>
      <style:text-properties fo:font-size="10pt"/>
    </style:style>
    <style:style style:name="P103" style:family="paragraph">
      <loext:graphic-properties draw:fill-color="#0000ff" draw:opacity="20%"/>
      <style:paragraph-properties fo:text-align="center" style:writing-mode="lr-tb"/>
      <style:text-properties fo:color="#000000" fo:font-size="9pt"/>
    </style:style>
    <style:style style:name="P104" style:family="paragraph">
      <loext:graphic-properties draw:fill-color="#ff0000" draw:opacity="20%"/>
      <style:paragraph-properties fo:text-align="center" style:writing-mode="lr-tb"/>
      <style:text-properties fo:color="#000000" fo:font-size="9pt"/>
    </style:style>
    <style:style style:name="P105" style:family="paragraph">
      <loext:graphic-properties draw:fill="solid" draw:fill-color="#0000ff" draw:opacity="5%"/>
      <style:paragraph-properties fo:text-align="center" style:writing-mode="lr-tb"/>
      <style:text-properties fo:font-size="9pt"/>
    </style:style>
    <style:style style:name="P106" style:family="paragraph">
      <loext:graphic-properties draw:opacity="0%"/>
      <style:paragraph-properties fo:text-align="center"/>
      <style:text-properties fo:font-size="9pt"/>
    </style:style>
    <style:style style:name="P107" style:family="paragraph">
      <loext:graphic-properties draw:fill-color="#0000ff" draw:opacity="20%"/>
      <style:paragraph-properties fo:text-align="center"/>
      <style:text-properties fo:font-size="9pt"/>
    </style:style>
    <style:style style:name="P108" style:family="paragraph">
      <loext:graphic-properties draw:fill-color="#ffbdbd" draw:opacity="100%"/>
      <style:paragraph-properties fo:text-align="center" style:writing-mode="lr-tb"/>
      <style:text-properties fo:color="#000000" fo:font-size="9pt"/>
    </style:style>
    <style:style style:name="P109" style:family="paragraph">
      <loext:graphic-properties draw:fill-color="#ffd4d4" draw:opacity="100%"/>
      <style:paragraph-properties fo:text-align="center" style:writing-mode="lr-tb"/>
      <style:text-properties fo:color="#000000" fo:font-size="9pt"/>
    </style:style>
    <style:style style:name="P110" style:family="paragraph">
      <style:paragraph-properties fo:text-align="center" style:writing-mode="lr-tb"/>
    </style:style>
    <style:style style:name="P111" style:family="paragraph">
      <loext:graphic-properties draw:fill-color="#0000ff" draw:opacity="5%"/>
      <style:paragraph-properties fo:text-align="center" style:writing-mode="lr-tb"/>
    </style:style>
    <style:style style:name="P112" style:family="paragraph">
      <loext:graphic-properties draw:opacity="100%"/>
      <style:paragraph-properties fo:text-align="center"/>
    </style:style>
    <style:style style:name="P113" style:family="paragraph">
      <style:paragraph-properties fo:margin-left="0cm" fo:margin-right="0cm" fo:margin-top="0cm" fo:margin-bottom="0cm" fo:line-height="100%" fo:text-indent="0cm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15" style:family="paragraph">
      <loext:graphic-properties draw:fill-color="#ffff00" draw:opacity="20%"/>
      <style:paragraph-properties fo:text-align="center" style:writing-mode="lr-tb"/>
      <style:text-properties fo:font-size="9pt"/>
    </style:style>
    <style:style style:name="P116" style:family="paragraph">
      <loext:graphic-properties draw:fill-color="#0000ff" draw:opacity="5%"/>
      <style:paragraph-properties fo:text-align="center" style:writing-mode="lr-tb"/>
      <style:text-properties fo:font-size="9pt"/>
    </style:style>
    <style:style style:name="P117" style:family="paragraph">
      <loext:graphic-properties draw:fill-color="#008000" draw:opacity="20%"/>
      <style:paragraph-properties fo:text-align="center" style:writing-mode="lr-tb"/>
      <style:text-properties fo:font-size="9pt"/>
    </style:style>
    <style:style style:name="P118" style:family="paragraph">
      <loext:graphic-properties draw:fill-color="#008000" draw:opacity="20%"/>
      <style:paragraph-properties fo:text-align="center" style:writing-mode="lr-tb"/>
    </style:style>
    <style:style style:name="P119" style:family="paragraph">
      <loext:graphic-properties draw:fill-color="#ffff00" draw:opacity="20%"/>
      <style:paragraph-properties fo:text-align="center" style:writing-mode="lr-tb"/>
    </style:style>
    <style:style style:name="P120" style:family="paragraph">
      <loext:graphic-properties draw:fill-color="#0000ff" draw:opacity="20%"/>
      <style:paragraph-properties fo:text-align="center"/>
    </style:style>
    <style:style style:name="P121" style:family="paragraph">
      <loext:graphic-properties draw:fill-color="#ff0000" draw:opacity="15%"/>
      <style:paragraph-properties fo:text-align="center" style:writing-mode="lr-tb"/>
    </style:style>
    <style:style style:name="P122" style:family="paragraph">
      <loext:graphic-properties draw:fill-color="#ff0000" draw:opacity="20%"/>
      <style:paragraph-properties fo:text-align="center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4" style:family="paragraph">
      <style:paragraph-properties fo:text-align="center" style:writing-mode="lr-tb"/>
      <style:text-properties fo:font-size="18pt"/>
    </style:style>
    <style:style style:name="P125" style:family="paragraph">
      <loext:graphic-properties draw:fill-color="#ff0000" draw:opacity="15%"/>
      <style:paragraph-properties fo:text-align="center" style:writing-mode="lr-tb"/>
      <style:text-properties fo:font-size="18pt"/>
    </style:style>
    <style:style style:name="T1" style:family="text">
      <style:text-properties fo:color="#000000" fo:font-size="9pt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/>
    </style:style>
    <style:style style:name="T6" style:family="text">
      <style:text-properties fo:font-size="7pt"/>
    </style:style>
    <style:style style:name="T7" style:family="text">
      <style:text-properties fo:font-size="10pt"/>
    </style:style>
    <style:style style:name="T8" style:family="text">
      <style:text-properties fo:color="#696969" fo:font-size="10pt"/>
    </style:style>
    <style:style style:name="T9" style:family="text">
      <style:text-properties fo:color="#000000" fo:font-size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0c0c0" style:text-outline="false" style:text-line-through-style="none" style:text-line-through-type="none" style:font-name="Liberation Sans1" fo:font-size="20pt" fo:font-style="normal" fo:text-shadow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0c0c0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0c0c0" fo:font-size="20pt"/>
    </style:style>
    <style:style style:name="T15" style:family="text">
      <style:text-properties fo:font-size="14pt" style:font-size-asian="12pt" style:font-size-complex="12pt"/>
    </style:style>
    <style:style style:name="T16" style:family="text">
      <style:text-properties fo:font-size="12pt"/>
    </style:style>
    <style:style style:name="T17" style:family="text">
      <style:text-properties style:font-name="Liberation Mono1" fo:font-size="1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808080" fo:font-size="9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1.103cm" svg:height="0.368cm" svg:x="14.367cm" svg:y="8.839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103cm" svg:height="0.368cm" svg:x="15.533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1.103cm" svg:height="0.367cm" svg:x="16.699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103cm" svg:height="0.368cm" svg:x="16.699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.103cm" svg:height="0.368cm" svg:x="15.533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.103cm" svg:height="0.368cm" svg:x="16.699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.103cm" svg:height="0.368cm" svg:x="16.699cm" svg:y="11.736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8cm" svg:y1="9.207cm" svg:x2="15.533cm" svg:y2="10.954cm" draw:start-shape="id1" draw:start-glue-point="2" draw:end-shape="id2" draw:end-glue-point="3" svg:d="M14918 9207v1747h615" svg:viewBox="0 0 616 1748">
          <text:p/>
        </draw:connector>
        <draw:connector draw:style-name="gr4" draw:text-style-name="P4" draw:layer="layout" svg:x1="16.084cm" svg:y1="11.138cm" svg:x2="16.699cm" svg:y2="11.436cm" draw:start-shape="id2" draw:start-glue-point="2" draw:end-shape="id3" draw:end-glue-point="3" svg:d="M16084 11138v298h615" svg:viewBox="0 0 616 299">
          <text:p/>
        </draw:connector>
        <draw:connector draw:style-name="gr4" draw:text-style-name="P4" draw:layer="layout" svg:x1="16.084cm" svg:y1="9.689cm" svg:x2="16.699cm" svg:y2="9.988cm" draw:start-shape="id4" draw:start-glue-point="2" draw:end-shape="id5" draw:end-glue-point="3" svg:d="M16084 9689v299h615" svg:viewBox="0 0 616 300">
          <text:p/>
        </draw:connector>
        <draw:connector draw:style-name="gr4" draw:text-style-name="P4" draw:layer="layout" svg:x1="14.918cm" svg:y1="9.207cm" svg:x2="15.533cm" svg:y2="9.505cm" draw:start-shape="id1" draw:start-glue-point="2" draw:end-shape="id4" draw:end-glue-point="3" svg:d="M14918 9207v298h615" svg:viewBox="0 0 616 299">
          <text:p/>
        </draw:connector>
        <draw:connector draw:style-name="gr4" draw:text-style-name="P4" draw:layer="layout" svg:x1="16.084cm" svg:y1="9.689cm" svg:x2="16.699cm" svg:y2="10.472cm" draw:start-shape="id4" draw:start-glue-point="2" draw:end-shape="id6" draw:end-glue-point="3" svg:d="M16084 9689v783h615" svg:viewBox="0 0 616 784">
          <text:p/>
        </draw:connector>
        <draw:connector draw:style-name="gr4" draw:text-style-name="P4" draw:layer="layout" svg:x1="16.084cm" svg:y1="11.138cm" svg:x2="16.699cm" svg:y2="11.92cm" draw:start-shape="id2" draw:start-glue-point="2" draw:end-shape="id7" draw:end-glue-point="3" svg:d="M16084 11138v782h615" svg:viewBox="0 0 616 783">
          <text:p/>
        </draw:connector>
        <draw:custom-shape draw:style-name="gr5" draw:text-style-name="P6" xml:id="id8" draw:id="id8" draw:layer="layout" svg:width="1.103cm" svg:height="0.368cm" svg:x="9.599cm" svg:y="8.8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1" draw:id="id11" draw:layer="layout" svg:width="1.103cm" svg:height="0.368cm" svg:x="10.765cm" svg:y="9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12" draw:id="id12" draw:layer="layout" svg:width="1.103cm" svg:height="0.367cm" svg:x="11.931cm" svg:y="9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1.103cm" svg:height="0.368cm" svg:x="11.931cm" svg:y="10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1.103cm" svg:height="0.368cm" svg:x="10.765cm" svg:y="10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0" draw:id="id10" draw:layer="layout" svg:width="1.103cm" svg:height="0.368cm" svg:x="11.931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1.103cm" svg:height="0.368cm" svg:x="11.931cm" svg:y="11.73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5cm" svg:y1="9.208cm" svg:x2="10.765cm" svg:y2="10.955cm" draw:start-shape="id8" draw:start-glue-point="2" draw:end-shape="id9" draw:end-glue-point="3" svg:d="M10150 9208v1747h615" svg:viewBox="0 0 616 1748">
          <text:p/>
        </draw:connector>
        <draw:connector draw:style-name="gr4" draw:text-style-name="P4" draw:layer="layout" svg:x1="11.316cm" svg:y1="11.139cm" svg:x2="11.931cm" svg:y2="11.437cm" draw:start-shape="id9" draw:start-glue-point="2" draw:end-shape="id10" draw:end-glue-point="3" svg:d="M11316 11139v298h615" svg:viewBox="0 0 616 299">
          <text:p/>
        </draw:connector>
        <draw:connector draw:style-name="gr4" draw:text-style-name="P4" draw:layer="layout" svg:x1="11.316cm" svg:y1="9.69cm" svg:x2="11.931cm" svg:y2="9.989cm" draw:start-shape="id11" draw:start-glue-point="2" draw:end-shape="id12" draw:end-glue-point="3" svg:d="M11316 9690v299h615" svg:viewBox="0 0 616 300">
          <text:p/>
        </draw:connector>
        <draw:connector draw:style-name="gr4" draw:text-style-name="P4" draw:layer="layout" svg:x1="10.15cm" svg:y1="9.208cm" svg:x2="10.765cm" svg:y2="9.506cm" draw:start-shape="id8" draw:start-glue-point="2" draw:end-shape="id11" draw:end-glue-point="3" svg:d="M10150 9208v298h615" svg:viewBox="0 0 616 299">
          <text:p/>
        </draw:connector>
        <draw:connector draw:style-name="gr4" draw:text-style-name="P4" draw:layer="layout" svg:x1="11.316cm" svg:y1="9.69cm" svg:x2="11.931cm" svg:y2="10.473cm" draw:start-shape="id11" draw:start-glue-point="2" draw:end-shape="id13" draw:end-glue-point="3" svg:d="M11316 9690v783h615" svg:viewBox="0 0 616 784">
          <text:p/>
        </draw:connector>
        <draw:connector draw:style-name="gr4" draw:text-style-name="P4" draw:layer="layout" svg:x1="11.316cm" svg:y1="11.139cm" svg:x2="11.931cm" svg:y2="11.921cm" draw:start-shape="id9" draw:start-glue-point="2" draw:end-shape="id14" draw:end-glue-point="3" svg:d="M11316 11139v782h615" svg:viewBox="0 0 616 783">
          <text:p/>
        </draw:connector>
        <draw:custom-shape draw:style-name="gr8" draw:text-style-name="P8" draw:layer="layout" svg:width="0.759cm" svg:height="0.505cm" svg:x="13.423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xml:id="id15" draw:id="id15" draw:layer="layout" svg:width="1.103cm" svg:height="0.368cm" svg:x="19.143cm" svg:y="8.839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1.103cm" svg:height="0.368cm" svg:x="20.309cm" svg:y="9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19" draw:id="id19" draw:layer="layout" svg:width="1.103cm" svg:height="0.367cm" svg:x="21.475cm" svg:y="9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0" draw:id="id20" draw:layer="layout" svg:width="1.103cm" svg:height="0.368cm" svg:x="21.475cm" svg:y="10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6" draw:id="id16" draw:layer="layout" svg:width="1.103cm" svg:height="0.368cm" svg:x="20.309cm" svg:y="10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1.103cm" svg:height="0.368cm" svg:x="21.475cm" svg:y="11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21" draw:id="id21" draw:layer="layout" svg:width="1.103cm" svg:height="0.368cm" svg:x="21.475cm" svg:y="11.73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4cm" svg:y1="9.207cm" svg:x2="20.309cm" svg:y2="10.954cm" draw:start-shape="id15" draw:start-glue-point="2" draw:end-shape="id16" draw:end-glue-point="3" svg:d="M19694 9207v1747h615" svg:viewBox="0 0 616 1748">
          <text:p/>
        </draw:connector>
        <draw:connector draw:style-name="gr4" draw:text-style-name="P4" draw:layer="layout" svg:x1="20.86cm" svg:y1="11.138cm" svg:x2="21.475cm" svg:y2="11.436cm" draw:start-shape="id16" draw:start-glue-point="2" draw:end-shape="id17" draw:end-glue-point="3" svg:d="M20860 11138v298h615" svg:viewBox="0 0 616 299">
          <text:p/>
        </draw:connector>
        <draw:connector draw:style-name="gr4" draw:text-style-name="P4" draw:layer="layout" svg:x1="20.86cm" svg:y1="9.689cm" svg:x2="21.475cm" svg:y2="9.988cm" draw:start-shape="id18" draw:start-glue-point="2" draw:end-shape="id19" draw:end-glue-point="3" svg:d="M20860 9689v299h615" svg:viewBox="0 0 616 300">
          <text:p/>
        </draw:connector>
        <draw:connector draw:style-name="gr4" draw:text-style-name="P4" draw:layer="layout" svg:x1="19.694cm" svg:y1="9.207cm" svg:x2="20.309cm" svg:y2="9.505cm" draw:start-shape="id15" draw:start-glue-point="2" draw:end-shape="id18" draw:end-glue-point="3" svg:d="M19694 9207v298h615" svg:viewBox="0 0 616 299">
          <text:p/>
        </draw:connector>
        <draw:connector draw:style-name="gr4" draw:text-style-name="P4" draw:layer="layout" svg:x1="20.86cm" svg:y1="9.689cm" svg:x2="21.475cm" svg:y2="10.472cm" draw:start-shape="id18" draw:start-glue-point="2" draw:end-shape="id20" draw:end-glue-point="3" svg:d="M20860 9689v783h615" svg:viewBox="0 0 616 784">
          <text:p/>
        </draw:connector>
        <draw:connector draw:style-name="gr4" draw:text-style-name="P4" draw:layer="layout" svg:x1="20.86cm" svg:y1="11.138cm" svg:x2="21.475cm" svg:y2="11.92cm" draw:start-shape="id16" draw:start-glue-point="2" draw:end-shape="id21" draw:end-glue-point="3" svg:d="M20860 11138v782h615" svg:viewBox="0 0 616 783">
          <text:p/>
        </draw:connector>
        <draw:custom-shape draw:style-name="gr8" draw:text-style-name="P8" draw:layer="layout" svg:width="0.759cm" svg:height="0.505cm" svg:x="18.191cm" svg:y="10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2" draw:id="id22" draw:layer="layout" svg:width="1.103cm" svg:height="0.368cm" svg:x="4.799cm" svg:y="8.84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5" draw:id="id25" draw:layer="layout" svg:width="1.103cm" svg:height="0.368cm" svg:x="5.965cm" svg:y="9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" draw:id="id26" draw:layer="layout" svg:width="1.103cm" svg:height="0.367cm" svg:x="7.131cm" svg:y="9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" draw:id="id27" draw:layer="layout" svg:width="1.103cm" svg:height="0.368cm" svg:x="7.131cm" svg:y="10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3" draw:id="id23" draw:layer="layout" svg:width="1.103cm" svg:height="0.368cm" svg:x="5.965cm" svg:y="10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4" draw:id="id24" draw:layer="layout" svg:width="1.103cm" svg:height="0.368cm" svg:x="7.131cm" svg:y="11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" draw:id="id28" draw:layer="layout" svg:width="1.103cm" svg:height="0.368cm" svg:x="7.131cm" svg:y="11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5cm" svg:y1="9.209cm" svg:x2="5.965cm" svg:y2="10.956cm" draw:start-shape="id22" draw:start-glue-point="2" draw:end-shape="id23" draw:end-glue-point="3" svg:d="M5350 9209v1747h615" svg:viewBox="0 0 616 1748">
          <text:p/>
        </draw:connector>
        <draw:connector draw:style-name="gr4" draw:text-style-name="P4" draw:layer="layout" svg:x1="6.516cm" svg:y1="11.14cm" svg:x2="7.131cm" svg:y2="11.438cm" draw:start-shape="id23" draw:start-glue-point="2" draw:end-shape="id24" draw:end-glue-point="3" svg:d="M6516 11140v298h615" svg:viewBox="0 0 616 299">
          <text:p/>
        </draw:connector>
        <draw:connector draw:style-name="gr4" draw:text-style-name="P4" draw:layer="layout" svg:x1="6.516cm" svg:y1="9.691cm" svg:x2="7.131cm" svg:y2="9.99cm" draw:start-shape="id25" draw:start-glue-point="2" draw:end-shape="id26" draw:end-glue-point="3" svg:d="M6516 9691v299h615" svg:viewBox="0 0 616 300">
          <text:p/>
        </draw:connector>
        <draw:connector draw:style-name="gr4" draw:text-style-name="P4" draw:layer="layout" svg:x1="5.35cm" svg:y1="9.209cm" svg:x2="5.965cm" svg:y2="9.507cm" draw:start-shape="id22" draw:start-glue-point="2" draw:end-shape="id25" draw:end-glue-point="3" svg:d="M5350 9209v298h615" svg:viewBox="0 0 616 299">
          <text:p/>
        </draw:connector>
        <draw:connector draw:style-name="gr4" draw:text-style-name="P4" draw:layer="layout" svg:x1="6.516cm" svg:y1="9.691cm" svg:x2="7.131cm" svg:y2="10.474cm" draw:start-shape="id25" draw:start-glue-point="2" draw:end-shape="id27" draw:end-glue-point="3" svg:d="M6516 9691v783h615" svg:viewBox="0 0 616 784">
          <text:p/>
        </draw:connector>
        <draw:connector draw:style-name="gr4" draw:text-style-name="P4" draw:layer="layout" svg:x1="6.516cm" svg:y1="11.14cm" svg:x2="7.131cm" svg:y2="11.922cm" draw:start-shape="id23" draw:start-glue-point="2" draw:end-shape="id28" draw:end-glue-point="3" svg:d="M6516 11140v782h615" svg:viewBox="0 0 616 783">
          <text:p/>
        </draw:connector>
        <draw:custom-shape draw:style-name="gr8" draw:text-style-name="P8" draw:layer="layout" svg:width="0.759cm" svg:height="0.505cm" svg:x="8.623cm" svg:y="10.3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4.265cm" svg:y="1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9.599cm" svg:y="1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475cm" svg:y="1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5.368cm" svg:y="12.8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10.668cm" svg:y="12.8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569cm" svg:y="12.8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002cm" svg:y="0.254cm">
          <draw:text-box>
            <text:p text:style-name="P8"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p</text:span><text:span text:style-name="T4">s</text:span><text:span text:style-name="T4">e</text:span><text:span text:style-name="T4">u</text:span><text:span text:style-name="T4">d</text:span><text:span text:style-name="T4">o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/text:p>
          </draw:text-box>
        </draw:frame>
        <draw:custom-shape draw:style-name="gr18" draw:text-style-name="P19" draw:layer="layout" svg:width="2.851cm" svg:height="0.786cm" svg:x="12.092cm" svg:y="7.602cm">
          <text:p text:style-name="P19"><text:span text:style-name="T5">.a:</text:span><text:span text:style-name="T5">ha</text:span><text:span text:style-name="T5">s(.</text:span><text:span text:style-name="T5">b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875cm" svg:y="12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969cm" svg:y="12.8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0" draw:text-style-name="P22" xml:id="id29" draw:id="id29" draw:layer="layout" svg:width="0.729cm" svg:height="0.267cm" svg:x="4.628cm" svg:y="5.85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2" draw:id="id32" draw:layer="layout" svg:width="0.729cm" svg:height="0.268cm" svg:x="5.636cm" svg:y="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3" draw:id="id33" draw:layer="layout" svg:width="0.728cm" svg:height="0.268cm" svg:x="6.643cm" svg:y="6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4" draw:id="id34" draw:layer="layout" svg:width="0.728cm" svg:height="0.266cm" svg:x="6.643cm" svg:y="6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xml:id="id30" draw:id="id30" draw:layer="layout" svg:width="0.729cm" svg:height="0.267cm" svg:x="5.636cm" svg:y="7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1" draw:id="id31" draw:layer="layout" svg:width="0.728cm" svg:height="0.268cm" svg:x="6.643cm" svg:y="7.6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5" draw:id="id35" draw:layer="layout" svg:width="0.728cm" svg:height="0.266cm" svg:x="6.643cm" svg:y="7.96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6.126cm" svg:x2="5.636cm" svg:y2="7.395cm" draw:start-shape="id29" draw:start-glue-point="2" draw:end-shape="id30" draw:end-glue-point="3" svg:d="M4992 6126v1269h644" svg:viewBox="0 0 645 1270">
          <text:p/>
        </draw:connector>
        <draw:connector draw:style-name="gr25" draw:text-style-name="P25" draw:layer="layout" svg:x1="6cm" svg:y1="7.529cm" svg:x2="6.643cm" svg:y2="7.745cm" draw:start-shape="id30" draw:start-glue-point="2" draw:end-shape="id31" draw:end-glue-point="3" svg:d="M6000 7529v216h643" svg:viewBox="0 0 644 217">
          <text:p/>
        </draw:connector>
        <draw:connector draw:style-name="gr25" draw:text-style-name="P25" draw:layer="layout" svg:x1="6cm" svg:y1="6.477cm" svg:x2="6.643cm" svg:y2="6.695cm" draw:start-shape="id32" draw:start-glue-point="2" draw:end-shape="id33" draw:end-glue-point="3" svg:d="M6000 6477v218h643" svg:viewBox="0 0 644 219">
          <text:p/>
        </draw:connector>
        <draw:connector draw:style-name="gr25" draw:text-style-name="P25" draw:layer="layout" svg:x1="4.992cm" svg:y1="6.126cm" svg:x2="5.636cm" svg:y2="6.343cm" draw:start-shape="id29" draw:start-glue-point="2" draw:end-shape="id32" draw:end-glue-point="3" svg:d="M4992 6126v217h644" svg:viewBox="0 0 645 218">
          <text:p/>
        </draw:connector>
        <draw:connector draw:style-name="gr25" draw:text-style-name="P25" draw:layer="layout" svg:x1="6cm" svg:y1="6.477cm" svg:x2="6.643cm" svg:y2="7.047cm" draw:start-shape="id32" draw:start-glue-point="2" draw:end-shape="id34" draw:end-glue-point="3" svg:d="M6000 6477v570h643" svg:viewBox="0 0 644 571">
          <text:p/>
        </draw:connector>
        <draw:connector draw:style-name="gr25" draw:text-style-name="P25" draw:layer="layout" svg:x1="6cm" svg:y1="7.529cm" svg:x2="6.643cm" svg:y2="8.098cm" draw:start-shape="id30" draw:start-glue-point="2" draw:end-shape="id35" draw:end-glue-point="3" svg:d="M6000 7529v569h643" svg:viewBox="0 0 644 570">
          <text:p/>
        </draw:connector>
        <draw:custom-shape draw:style-name="gr26" draw:text-style-name="P8" draw:layer="layout" svg:width="0.6cm" svg:height="0.369cm" svg:x="7.817cm" svg:y="5.3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565cm" svg:y="14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899cm" svg:y="14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775cm" svg:y="1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668cm" svg:y="14.7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968cm" svg:y="14.7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8.869cm" svg:y="14.7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7" draw:text-style-name="P18" draw:layer="layout" svg:width="27.991cm" svg:height="2.77cm" svg:x="0.1cm" svg:y="0.254cm">
          <draw:text-box>
            <text:p text:style-name="P8"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a</text:span><text:span text:style-name="T4">r</text:span><text:span text:style-name="T4">g</text:span><text:span text:style-name="T4">u</text:span><text:span text:style-name="T4">m</text:span><text:span text:style-name="T4">e</text:span><text:span text:style-name="T4">n</text:span><text:span text:style-name="T4">t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27" draw:text-style-name="P19" draw:layer="layout" svg:width="5.672cm" svg:height="0.786cm" svg:x="10.222cm" svg:y="1.8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7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28" draw:text-style-name="P22" xml:id="id36" draw:id="id36" draw:layer="layout" svg:width="0.729cm" svg:height="0.268cm" svg:x="4.628cm" svg:y="3.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3" xml:id="id39" draw:id="id39" draw:layer="layout" svg:width="0.729cm" svg:height="0.268cm" svg:x="5.636cm" svg:y="3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0" draw:id="id40" draw:layer="layout" svg:width="0.728cm" svg:height="0.267cm" svg:x="6.643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xml:id="id41" draw:id="id41" draw:layer="layout" svg:width="0.728cm" svg:height="0.267cm" svg:x="6.643cm" svg:y="4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xml:id="id37" draw:id="id37" draw:layer="layout" svg:width="0.729cm" svg:height="0.268cm" svg:x="5.636cm" svg:y="4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38" draw:id="id38" draw:layer="layout" svg:width="0.728cm" svg:height="0.268cm" svg:x="6.643cm" svg:y="5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42" draw:id="id42" draw:layer="layout" svg:width="0.728cm" svg:height="0.269cm" svg:x="6.643cm" svg:y="5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992cm" svg:y1="3.658cm" svg:x2="5.636cm" svg:y2="4.926cm" draw:start-shape="id36" draw:start-glue-point="2" draw:end-shape="id37" draw:end-glue-point="3" svg:d="M4992 3658v1268h644" svg:viewBox="0 0 645 1269">
          <text:p/>
        </draw:connector>
        <draw:connector draw:style-name="gr25" draw:text-style-name="P25" draw:layer="layout" svg:x1="6cm" svg:y1="5.06cm" svg:x2="6.643cm" svg:y2="5.276cm" draw:start-shape="id37" draw:start-glue-point="2" draw:end-shape="id38" draw:end-glue-point="3" svg:d="M6000 5060v216h643" svg:viewBox="0 0 644 217">
          <text:p/>
        </draw:connector>
        <draw:connector draw:style-name="gr25" draw:text-style-name="P25" draw:layer="layout" svg:x1="6cm" svg:y1="4.008cm" svg:x2="6.643cm" svg:y2="4.225cm" draw:start-shape="id39" draw:start-glue-point="2" draw:end-shape="id40" draw:end-glue-point="3" svg:d="M6000 4008v217h643" svg:viewBox="0 0 644 218">
          <text:p/>
        </draw:connector>
        <draw:connector draw:style-name="gr25" draw:text-style-name="P25" draw:layer="layout" svg:x1="4.992cm" svg:y1="3.658cm" svg:x2="5.636cm" svg:y2="3.874cm" draw:start-shape="id36" draw:start-glue-point="2" draw:end-shape="id39" draw:end-glue-point="3" svg:d="M4992 3658v216h644" svg:viewBox="0 0 645 217">
          <text:p/>
        </draw:connector>
        <draw:connector draw:style-name="gr25" draw:text-style-name="P25" draw:layer="layout" svg:x1="6cm" svg:y1="4.008cm" svg:x2="6.643cm" svg:y2="4.576cm" draw:start-shape="id39" draw:start-glue-point="2" draw:end-shape="id41" draw:end-glue-point="3" svg:d="M6000 4008v568h643" svg:viewBox="0 0 644 569">
          <text:p/>
        </draw:connector>
        <draw:connector draw:style-name="gr25" draw:text-style-name="P25" draw:layer="layout" svg:x1="6cm" svg:y1="5.06cm" svg:x2="6.643cm" svg:y2="5.628cm" draw:start-shape="id37" draw:start-glue-point="2" draw:end-shape="id42" draw:end-glue-point="3" svg:d="M6000 5060v568h643" svg:viewBox="0 0 644 569">
          <text:p/>
        </draw:connector>
        <draw:custom-shape draw:style-name="gr20" draw:text-style-name="P22" xml:id="id43" draw:id="id43" draw:layer="layout" svg:width="0.729cm" svg:height="0.267cm" svg:x="3.637cm" svg:y="3.02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01cm" svg:y1="3.294cm" svg:x2="4.628cm" svg:y2="3.524cm" draw:start-shape="id43" draw:start-glue-point="2" draw:end-shape="id36" draw:end-glue-point="3" svg:d="M4001 3294v230h627" svg:viewBox="0 0 628 231">
          <text:p/>
        </draw:connector>
        <draw:connector draw:style-name="gr25" draw:text-style-name="P25" draw:layer="layout" svg:x1="4.001cm" svg:y1="3.294cm" svg:x2="4.628cm" svg:y2="5.992cm" draw:start-shape="id43" draw:start-glue-point="2" draw:end-shape="id29" draw:end-glue-point="3" svg:d="M4001 3294v2698h627" svg:viewBox="0 0 628 2699">
          <text:p/>
        </draw:connector>
        <draw:custom-shape draw:style-name="gr32" draw:text-style-name="P26" xml:id="id44" draw:id="id44" draw:layer="layout" svg:width="0.729cm" svg:height="0.267cm" svg:x="9.428cm" svg:y="5.8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47" draw:id="id47" draw:layer="layout" svg:width="0.729cm" svg:height="0.268cm" svg:x="10.435cm" svg:y="6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8" draw:id="id48" draw:layer="layout" svg:width="0.728cm" svg:height="0.268cm" svg:x="11.443cm" svg:y="6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49" draw:id="id49" draw:layer="layout" svg:width="0.728cm" svg:height="0.266cm" svg:x="11.443cm" svg:y="6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6" xml:id="id45" draw:id="id45" draw:layer="layout" svg:width="0.729cm" svg:height="0.267cm" svg:x="10.435cm" svg:y="7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46" draw:id="id46" draw:layer="layout" svg:width="0.728cm" svg:height="0.268cm" svg:x="11.443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0" draw:id="id50" draw:layer="layout" svg:width="0.728cm" svg:height="0.266cm" svg:x="11.443cm" svg:y="7.96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6.125cm" svg:x2="10.435cm" svg:y2="7.394cm" draw:start-shape="id44" draw:start-glue-point="2" draw:end-shape="id45" draw:end-glue-point="3" svg:d="M9792 6125v1269h643" svg:viewBox="0 0 644 1270">
          <text:p/>
        </draw:connector>
        <draw:connector draw:style-name="gr25" draw:text-style-name="P25" draw:layer="layout" svg:x1="10.799cm" svg:y1="7.528cm" svg:x2="11.443cm" svg:y2="7.744cm" draw:start-shape="id45" draw:start-glue-point="2" draw:end-shape="id46" draw:end-glue-point="3" svg:d="M10799 7528v216h644" svg:viewBox="0 0 645 217">
          <text:p/>
        </draw:connector>
        <draw:connector draw:style-name="gr25" draw:text-style-name="P25" draw:layer="layout" svg:x1="10.799cm" svg:y1="6.476cm" svg:x2="11.443cm" svg:y2="6.694cm" draw:start-shape="id47" draw:start-glue-point="2" draw:end-shape="id48" draw:end-glue-point="3" svg:d="M10799 6476v218h644" svg:viewBox="0 0 645 219">
          <text:p/>
        </draw:connector>
        <draw:connector draw:style-name="gr25" draw:text-style-name="P25" draw:layer="layout" svg:x1="9.792cm" svg:y1="6.125cm" svg:x2="10.435cm" svg:y2="6.342cm" draw:start-shape="id44" draw:start-glue-point="2" draw:end-shape="id47" draw:end-glue-point="3" svg:d="M9792 6125v217h643" svg:viewBox="0 0 644 218">
          <text:p/>
        </draw:connector>
        <draw:connector draw:style-name="gr36" draw:text-style-name="P27" draw:layer="layout" svg:x1="10.799cm" svg:y1="6.476cm" svg:x2="11.443cm" svg:y2="7.046cm" draw:start-shape="id47" draw:start-glue-point="2" draw:end-shape="id49" draw:end-glue-point="3" svg:d="M10799 6476v570h644" svg:viewBox="0 0 645 571">
          <text:p/>
        </draw:connector>
        <draw:connector draw:style-name="gr25" draw:text-style-name="P25" draw:layer="layout" svg:x1="10.799cm" svg:y1="7.528cm" svg:x2="11.443cm" svg:y2="8.097cm" draw:start-shape="id45" draw:start-glue-point="2" draw:end-shape="id50" draw:end-glue-point="3" svg:d="M10799 7528v569h644" svg:viewBox="0 0 645 570">
          <text:p/>
        </draw:connector>
        <draw:custom-shape draw:style-name="gr33" draw:text-style-name="P26" xml:id="id51" draw:id="id51" draw:layer="layout" svg:width="0.729cm" svg:height="0.268cm" svg:x="9.428cm" svg:y="3.3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4" draw:id="id54" draw:layer="layout" svg:width="0.729cm" svg:height="0.268cm" svg:x="10.435cm" svg:y="3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55" draw:id="id55" draw:layer="layout" svg:width="0.728cm" svg:height="0.266cm" svg:x="11.443cm" svg:y="4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56" draw:id="id56" draw:layer="layout" svg:width="0.728cm" svg:height="0.267cm" svg:x="11.443cm" svg:y="4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52" draw:id="id52" draw:layer="layout" svg:width="0.729cm" svg:height="0.268cm" svg:x="10.435cm" svg:y="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53" draw:id="id53" draw:layer="layout" svg:width="0.728cm" svg:height="0.268cm" svg:x="11.443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57" draw:id="id57" draw:layer="layout" svg:width="0.728cm" svg:height="0.269cm" svg:x="11.443cm" svg:y="5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792cm" svg:y1="3.657cm" svg:x2="10.435cm" svg:y2="4.925cm" draw:start-shape="id51" draw:start-glue-point="2" draw:end-shape="id52" draw:end-glue-point="3" svg:d="M9792 3657v1268h643" svg:viewBox="0 0 644 1269">
          <text:p/>
        </draw:connector>
        <draw:connector draw:style-name="gr25" draw:text-style-name="P25" draw:layer="layout" svg:x1="10.799cm" svg:y1="5.059cm" svg:x2="11.443cm" svg:y2="5.275cm" draw:start-shape="id52" draw:start-glue-point="2" draw:end-shape="id53" draw:end-glue-point="3" svg:d="M10799 5059v216h644" svg:viewBox="0 0 645 217">
          <text:p/>
        </draw:connector>
        <draw:connector draw:style-name="gr25" draw:text-style-name="P25" draw:layer="layout" svg:x1="10.799cm" svg:y1="4.007cm" svg:x2="11.443cm" svg:y2="4.224cm" draw:start-shape="id54" draw:start-glue-point="2" draw:end-shape="id55" draw:end-glue-point="3" svg:d="M10799 4007v217h644" svg:viewBox="0 0 645 218">
          <text:p/>
        </draw:connector>
        <draw:connector draw:style-name="gr25" draw:text-style-name="P25" draw:layer="layout" svg:x1="9.792cm" svg:y1="3.657cm" svg:x2="10.435cm" svg:y2="3.873cm" draw:start-shape="id51" draw:start-glue-point="2" draw:end-shape="id54" draw:end-glue-point="3" svg:d="M9792 3657v216h643" svg:viewBox="0 0 644 217">
          <text:p/>
        </draw:connector>
        <draw:connector draw:style-name="gr25" draw:text-style-name="P25" draw:layer="layout" svg:x1="10.799cm" svg:y1="4.007cm" svg:x2="11.443cm" svg:y2="4.575cm" draw:start-shape="id54" draw:start-glue-point="2" draw:end-shape="id56" draw:end-glue-point="3" svg:d="M10799 4007v568h644" svg:viewBox="0 0 645 569">
          <text:p/>
        </draw:connector>
        <draw:connector draw:style-name="gr25" draw:text-style-name="P25" draw:layer="layout" svg:x1="10.799cm" svg:y1="5.059cm" svg:x2="11.443cm" svg:y2="5.627cm" draw:start-shape="id52" draw:start-glue-point="2" draw:end-shape="id57" draw:end-glue-point="3" svg:d="M10799 5059v568h644" svg:viewBox="0 0 645 569">
          <text:p/>
        </draw:connector>
        <draw:custom-shape draw:style-name="gr39" draw:text-style-name="P28" xml:id="id58" draw:id="id58" draw:layer="layout" svg:width="0.729cm" svg:height="0.267cm" svg:x="8.437cm" svg:y="3.02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801cm" svg:y1="3.293cm" svg:x2="9.428cm" svg:y2="3.523cm" draw:start-shape="id58" draw:start-glue-point="2" draw:end-shape="id51" draw:end-glue-point="3" svg:d="M8801 3293v230h627" svg:viewBox="0 0 628 231">
          <text:p/>
        </draw:connector>
        <draw:connector draw:style-name="gr25" draw:text-style-name="P25" draw:layer="layout" svg:x1="8.801cm" svg:y1="3.293cm" svg:x2="9.428cm" svg:y2="5.991cm" draw:start-shape="id58" draw:start-glue-point="2" draw:end-shape="id44" draw:end-glue-point="3" svg:d="M8801 3293v2698h627" svg:viewBox="0 0 628 2699">
          <text:p/>
        </draw:connector>
        <draw:custom-shape draw:style-name="gr26" draw:text-style-name="P8" draw:layer="layout" svg:width="0.599cm" svg:height="0.369cm" svg:x="12.576cm" svg:y="5.3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59" draw:id="id59" draw:layer="layout" svg:width="0.729cm" svg:height="0.267cm" svg:x="14.186cm" svg:y="5.85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2" draw:id="id62" draw:layer="layout" svg:width="0.729cm" svg:height="0.268cm" svg:x="15.194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63" draw:id="id63" draw:layer="layout" svg:width="0.728cm" svg:height="0.267cm" svg:x="16.201cm" svg:y="6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64" draw:id="id64" draw:layer="layout" svg:width="0.728cm" svg:height="0.266cm" svg:x="16.201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60" draw:id="id60" draw:layer="layout" svg:width="0.729cm" svg:height="0.267cm" svg:x="15.194cm" svg:y="7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1" draw:id="id61" draw:layer="layout" svg:width="0.728cm" svg:height="0.268cm" svg:x="16.201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xml:id="id65" draw:id="id65" draw:layer="layout" svg:width="0.728cm" svg:height="0.266cm" svg:x="16.201cm" svg:y="7.963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6.124cm" svg:x2="15.194cm" svg:y2="7.393cm" draw:start-shape="id59" draw:start-glue-point="2" draw:end-shape="id60" draw:end-glue-point="3" svg:d="M14550 6124v1269h644" svg:viewBox="0 0 645 1270">
          <text:p/>
        </draw:connector>
        <draw:connector draw:style-name="gr25" draw:text-style-name="P25" draw:layer="layout" svg:x1="15.558cm" svg:y1="7.527cm" svg:x2="16.201cm" svg:y2="7.743cm" draw:start-shape="id60" draw:start-glue-point="2" draw:end-shape="id61" draw:end-glue-point="3" svg:d="M15558 7527v216h643" svg:viewBox="0 0 644 217">
          <text:p/>
        </draw:connector>
        <draw:connector draw:style-name="gr25" draw:text-style-name="P25" draw:layer="layout" svg:x1="15.558cm" svg:y1="6.475cm" svg:x2="16.201cm" svg:y2="6.692cm" draw:start-shape="id62" draw:start-glue-point="2" draw:end-shape="id63" draw:end-glue-point="3" svg:d="M15558 6475v217h643" svg:viewBox="0 0 644 218">
          <text:p/>
        </draw:connector>
        <draw:connector draw:style-name="gr25" draw:text-style-name="P25" draw:layer="layout" svg:x1="14.55cm" svg:y1="6.124cm" svg:x2="15.194cm" svg:y2="6.341cm" draw:start-shape="id59" draw:start-glue-point="2" draw:end-shape="id62" draw:end-glue-point="3" svg:d="M14550 6124v217h644" svg:viewBox="0 0 645 218">
          <text:p/>
        </draw:connector>
        <draw:connector draw:style-name="gr25" draw:text-style-name="P25" draw:layer="layout" svg:x1="15.558cm" svg:y1="6.475cm" svg:x2="16.201cm" svg:y2="7.045cm" draw:start-shape="id62" draw:start-glue-point="2" draw:end-shape="id64" draw:end-glue-point="3" svg:d="M15558 6475v570h643" svg:viewBox="0 0 644 571">
          <text:p/>
        </draw:connector>
        <draw:connector draw:style-name="gr25" draw:text-style-name="P25" draw:layer="layout" svg:x1="15.558cm" svg:y1="7.527cm" svg:x2="16.201cm" svg:y2="8.096cm" draw:start-shape="id60" draw:start-glue-point="2" draw:end-shape="id65" draw:end-glue-point="3" svg:d="M15558 7527v569h643" svg:viewBox="0 0 644 570">
          <text:p/>
        </draw:connector>
        <draw:custom-shape draw:style-name="gr40" draw:text-style-name="P28" xml:id="id66" draw:id="id66" draw:layer="layout" svg:width="0.729cm" svg:height="0.268cm" svg:x="14.186cm" svg:y="3.3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9" draw:id="id69" draw:layer="layout" svg:width="0.729cm" svg:height="0.268cm" svg:x="15.194cm" svg:y="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0" draw:id="id70" draw:layer="layout" svg:width="0.728cm" svg:height="0.266cm" svg:x="16.201cm" svg:y="4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1" draw:id="id71" draw:layer="layout" svg:width="0.728cm" svg:height="0.267cm" svg:x="16.201cm" svg:y="4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67" draw:id="id67" draw:layer="layout" svg:width="0.729cm" svg:height="0.268cm" svg:x="15.194cm" svg:y="4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68" draw:id="id68" draw:layer="layout" svg:width="0.728cm" svg:height="0.268cm" svg:x="16.201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72" draw:id="id72" draw:layer="layout" svg:width="0.728cm" svg:height="0.269cm" svg:x="16.201cm" svg:y="5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55cm" svg:y1="3.656cm" svg:x2="15.194cm" svg:y2="4.924cm" draw:start-shape="id66" draw:start-glue-point="2" draw:end-shape="id67" draw:end-glue-point="3" svg:d="M14550 3656v1268h644" svg:viewBox="0 0 645 1269">
          <text:p/>
        </draw:connector>
        <draw:connector draw:style-name="gr25" draw:text-style-name="P25" draw:layer="layout" svg:x1="15.558cm" svg:y1="5.058cm" svg:x2="16.201cm" svg:y2="5.274cm" draw:start-shape="id67" draw:start-glue-point="2" draw:end-shape="id68" draw:end-glue-point="3" svg:d="M15558 5058v216h643" svg:viewBox="0 0 644 217">
          <text:p/>
        </draw:connector>
        <draw:connector draw:style-name="gr25" draw:text-style-name="P25" draw:layer="layout" svg:x1="15.558cm" svg:y1="4.006cm" svg:x2="16.201cm" svg:y2="4.223cm" draw:start-shape="id69" draw:start-glue-point="2" draw:end-shape="id70" draw:end-glue-point="3" svg:d="M15558 4006v217h643" svg:viewBox="0 0 644 218">
          <text:p/>
        </draw:connector>
        <draw:connector draw:style-name="gr25" draw:text-style-name="P25" draw:layer="layout" svg:x1="14.55cm" svg:y1="3.656cm" svg:x2="15.194cm" svg:y2="3.872cm" draw:start-shape="id66" draw:start-glue-point="2" draw:end-shape="id69" draw:end-glue-point="3" svg:d="M14550 3656v216h644" svg:viewBox="0 0 645 217">
          <text:p/>
        </draw:connector>
        <draw:connector draw:style-name="gr25" draw:text-style-name="P25" draw:layer="layout" svg:x1="15.558cm" svg:y1="4.006cm" svg:x2="16.201cm" svg:y2="4.574cm" draw:start-shape="id69" draw:start-glue-point="2" draw:end-shape="id71" draw:end-glue-point="3" svg:d="M15558 4006v568h643" svg:viewBox="0 0 644 569">
          <text:p/>
        </draw:connector>
        <draw:connector draw:style-name="gr25" draw:text-style-name="P25" draw:layer="layout" svg:x1="15.558cm" svg:y1="5.058cm" svg:x2="16.201cm" svg:y2="5.626cm" draw:start-shape="id67" draw:start-glue-point="2" draw:end-shape="id72" draw:end-glue-point="3" svg:d="M15558 5058v568h643" svg:viewBox="0 0 644 569">
          <text:p/>
        </draw:connector>
        <draw:custom-shape draw:style-name="gr39" draw:text-style-name="P28" xml:id="id73" draw:id="id73" draw:layer="layout" svg:width="0.729cm" svg:height="0.267cm" svg:x="13.195cm" svg:y="3.0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559cm" svg:y1="3.292cm" svg:x2="14.186cm" svg:y2="3.522cm" draw:start-shape="id73" draw:start-glue-point="2" draw:end-shape="id66" draw:end-glue-point="3" svg:d="M13559 3292v230h627" svg:viewBox="0 0 628 231">
          <text:p/>
        </draw:connector>
        <draw:connector draw:style-name="gr25" draw:text-style-name="P25" draw:layer="layout" svg:x1="13.559cm" svg:y1="3.292cm" svg:x2="14.186cm" svg:y2="5.99cm" draw:start-shape="id73" draw:start-glue-point="2" draw:end-shape="id59" draw:end-glue-point="3" svg:d="M13559 3292v2698h627" svg:viewBox="0 0 628 2699">
          <text:p/>
        </draw:connector>
        <draw:custom-shape draw:style-name="gr26" draw:text-style-name="P8" draw:layer="layout" svg:width="0.6cm" svg:height="0.369cm" svg:x="17.307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74" draw:id="id74" draw:layer="layout" svg:width="0.729cm" svg:height="0.267cm" svg:x="18.918cm" svg:y="5.85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7" draw:id="id77" draw:layer="layout" svg:width="0.728cm" svg:height="0.268cm" svg:x="19.926cm" svg:y="6.2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8" draw:id="id78" draw:layer="layout" svg:width="0.728cm" svg:height="0.267cm" svg:x="20.933cm" svg:y="6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79" draw:id="id79" draw:layer="layout" svg:width="0.728cm" svg:height="0.266cm" svg:x="20.933cm" svg:y="6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75" draw:id="id75" draw:layer="layout" svg:width="0.728cm" svg:height="0.267cm" svg:x="19.926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76" draw:id="id76" draw:layer="layout" svg:width="0.728cm" svg:height="0.268cm" svg:x="20.933cm" svg:y="7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0" draw:id="id80" draw:layer="layout" svg:width="0.728cm" svg:height="0.266cm" svg:x="20.933cm" svg:y="7.96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6.123cm" svg:x2="19.926cm" svg:y2="7.392cm" draw:start-shape="id74" draw:start-glue-point="2" draw:end-shape="id75" draw:end-glue-point="3" svg:d="M19282 6123v1269h644" svg:viewBox="0 0 645 1270">
          <text:p/>
        </draw:connector>
        <draw:connector draw:style-name="gr25" draw:text-style-name="P25" draw:layer="layout" svg:x1="20.29cm" svg:y1="7.526cm" svg:x2="20.933cm" svg:y2="7.742cm" draw:start-shape="id75" draw:start-glue-point="2" draw:end-shape="id76" draw:end-glue-point="3" svg:d="M20290 7526v216h643" svg:viewBox="0 0 644 217">
          <text:p/>
        </draw:connector>
        <draw:connector draw:style-name="gr25" draw:text-style-name="P25" draw:layer="layout" svg:x1="20.29cm" svg:y1="6.474cm" svg:x2="20.933cm" svg:y2="6.691cm" draw:start-shape="id77" draw:start-glue-point="2" draw:end-shape="id78" draw:end-glue-point="3" svg:d="M20290 6474v217h643" svg:viewBox="0 0 644 218">
          <text:p/>
        </draw:connector>
        <draw:connector draw:style-name="gr25" draw:text-style-name="P25" draw:layer="layout" svg:x1="19.282cm" svg:y1="6.123cm" svg:x2="19.926cm" svg:y2="6.34cm" draw:start-shape="id74" draw:start-glue-point="2" draw:end-shape="id77" draw:end-glue-point="3" svg:d="M19282 6123v217h644" svg:viewBox="0 0 645 218">
          <text:p/>
        </draw:connector>
        <draw:connector draw:style-name="gr25" draw:text-style-name="P25" draw:layer="layout" svg:x1="20.29cm" svg:y1="6.474cm" svg:x2="20.933cm" svg:y2="7.044cm" draw:start-shape="id77" draw:start-glue-point="2" draw:end-shape="id79" draw:end-glue-point="3" svg:d="M20290 6474v570h643" svg:viewBox="0 0 644 571">
          <text:p/>
        </draw:connector>
        <draw:connector draw:style-name="gr25" draw:text-style-name="P25" draw:layer="layout" svg:x1="20.29cm" svg:y1="7.526cm" svg:x2="20.933cm" svg:y2="8.095cm" draw:start-shape="id75" draw:start-glue-point="2" draw:end-shape="id80" draw:end-glue-point="3" svg:d="M20290 7526v569h643" svg:viewBox="0 0 644 570">
          <text:p/>
        </draw:connector>
        <draw:custom-shape draw:style-name="gr40" draw:text-style-name="P28" xml:id="id81" draw:id="id81" draw:layer="layout" svg:width="0.729cm" svg:height="0.268cm" svg:x="18.918cm" svg:y="3.3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4" draw:id="id84" draw:layer="layout" svg:width="0.728cm" svg:height="0.268cm" svg:x="19.926cm" svg:y="3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85" draw:id="id85" draw:layer="layout" svg:width="0.728cm" svg:height="0.266cm" svg:x="20.933cm" svg:y="4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86" draw:id="id86" draw:layer="layout" svg:width="0.728cm" svg:height="0.267cm" svg:x="20.933cm" svg:y="4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2" draw:id="id82" draw:layer="layout" svg:width="0.728cm" svg:height="0.268cm" svg:x="19.926cm" svg:y="4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83" draw:id="id83" draw:layer="layout" svg:width="0.728cm" svg:height="0.268cm" svg:x="20.933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87" draw:id="id87" draw:layer="layout" svg:width="0.728cm" svg:height="0.269cm" svg:x="20.933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282cm" svg:y1="3.655cm" svg:x2="19.926cm" svg:y2="4.923cm" draw:start-shape="id81" draw:start-glue-point="2" draw:end-shape="id82" draw:end-glue-point="3" svg:d="M19282 3655v1268h644" svg:viewBox="0 0 645 1269">
          <text:p/>
        </draw:connector>
        <draw:connector draw:style-name="gr25" draw:text-style-name="P25" draw:layer="layout" svg:x1="20.29cm" svg:y1="5.057cm" svg:x2="20.933cm" svg:y2="5.273cm" draw:start-shape="id82" draw:start-glue-point="2" draw:end-shape="id83" draw:end-glue-point="3" svg:d="M20290 5057v216h643" svg:viewBox="0 0 644 217">
          <text:p/>
        </draw:connector>
        <draw:connector draw:style-name="gr25" draw:text-style-name="P25" draw:layer="layout" svg:x1="20.29cm" svg:y1="4.005cm" svg:x2="20.933cm" svg:y2="4.222cm" draw:start-shape="id84" draw:start-glue-point="2" draw:end-shape="id85" draw:end-glue-point="3" svg:d="M20290 4005v217h643" svg:viewBox="0 0 644 218">
          <text:p/>
        </draw:connector>
        <draw:connector draw:style-name="gr25" draw:text-style-name="P25" draw:layer="layout" svg:x1="19.282cm" svg:y1="3.655cm" svg:x2="19.926cm" svg:y2="3.871cm" draw:start-shape="id81" draw:start-glue-point="2" draw:end-shape="id84" draw:end-glue-point="3" svg:d="M19282 3655v216h644" svg:viewBox="0 0 645 217">
          <text:p/>
        </draw:connector>
        <draw:connector draw:style-name="gr25" draw:text-style-name="P25" draw:layer="layout" svg:x1="20.29cm" svg:y1="4.005cm" svg:x2="20.933cm" svg:y2="4.573cm" draw:start-shape="id84" draw:start-glue-point="2" draw:end-shape="id86" draw:end-glue-point="3" svg:d="M20290 4005v568h643" svg:viewBox="0 0 644 569">
          <text:p/>
        </draw:connector>
        <draw:connector draw:style-name="gr25" draw:text-style-name="P25" draw:layer="layout" svg:x1="20.29cm" svg:y1="5.057cm" svg:x2="20.933cm" svg:y2="5.625cm" draw:start-shape="id82" draw:start-glue-point="2" draw:end-shape="id87" draw:end-glue-point="3" svg:d="M20290 5057v568h643" svg:viewBox="0 0 644 569">
          <text:p/>
        </draw:connector>
        <draw:custom-shape draw:style-name="gr46" draw:text-style-name="P30" xml:id="id88" draw:id="id88" draw:layer="layout" svg:width="0.729cm" svg:height="0.267cm" svg:x="17.927cm" svg:y="3.02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291cm" svg:y1="3.291cm" svg:x2="18.918cm" svg:y2="3.521cm" draw:start-shape="id88" draw:start-glue-point="2" draw:end-shape="id81" draw:end-glue-point="3" svg:d="M18291 3291v230h627" svg:viewBox="0 0 628 231">
          <text:p/>
        </draw:connector>
        <draw:connector draw:style-name="gr25" draw:text-style-name="P25" draw:layer="layout" svg:x1="18.291cm" svg:y1="3.291cm" svg:x2="18.918cm" svg:y2="5.989cm" draw:start-shape="id88" draw:start-glue-point="2" draw:end-shape="id74" draw:end-glue-point="3" svg:d="M18291 3291v2698h627" svg:viewBox="0 0 628 2699">
          <text:p/>
        </draw:connector>
        <draw:custom-shape draw:style-name="gr26" draw:text-style-name="P8" draw:layer="layout" svg:width="0.6cm" svg:height="0.371cm" svg:x="3.732cm" svg:y="11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89" draw:id="id89" draw:layer="layout" svg:width="0.729cm" svg:height="0.267cm" svg:x="5.343cm" svg:y="11.72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92" draw:id="id92" draw:layer="layout" svg:width="0.729cm" svg:height="0.268cm" svg:x="6.35cm" svg:y="12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3" draw:id="id93" draw:layer="layout" svg:width="0.728cm" svg:height="0.268cm" svg:x="7.358cm" svg:y="12.4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94" draw:id="id94" draw:layer="layout" svg:width="0.728cm" svg:height="0.266cm" svg:x="7.358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90" draw:id="id90" draw:layer="layout" svg:width="0.729cm" svg:height="0.266cm" svg:x="6.35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91" draw:id="id91" draw:layer="layout" svg:width="0.728cm" svg:height="0.268cm" svg:x="7.358cm" svg:y="13.4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95" draw:id="id95" draw:layer="layout" svg:width="0.728cm" svg:height="0.267cm" svg:x="7.358cm" svg:y="13.827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11.989cm" svg:x2="6.35cm" svg:y2="13.259cm" draw:start-shape="id89" draw:start-glue-point="2" draw:end-shape="id90" draw:end-glue-point="3" svg:d="M5707 11989v1270h643" svg:viewBox="0 0 644 1271">
          <text:p/>
        </draw:connector>
        <draw:connector draw:style-name="gr25" draw:text-style-name="P25" draw:layer="layout" svg:x1="6.714cm" svg:y1="13.392cm" svg:x2="7.358cm" svg:y2="13.608cm" draw:start-shape="id90" draw:start-glue-point="2" draw:end-shape="id91" draw:end-glue-point="3" svg:d="M6714 13392v216h644" svg:viewBox="0 0 645 217">
          <text:p/>
        </draw:connector>
        <draw:connector draw:style-name="gr25" draw:text-style-name="P25" draw:layer="layout" svg:x1="6.714cm" svg:y1="12.339cm" svg:x2="7.358cm" svg:y2="12.557cm" draw:start-shape="id92" draw:start-glue-point="2" draw:end-shape="id93" draw:end-glue-point="3" svg:d="M6714 12339v218h644" svg:viewBox="0 0 645 219">
          <text:p/>
        </draw:connector>
        <draw:connector draw:style-name="gr25" draw:text-style-name="P25" draw:layer="layout" svg:x1="5.707cm" svg:y1="11.989cm" svg:x2="6.35cm" svg:y2="12.205cm" draw:start-shape="id89" draw:start-glue-point="2" draw:end-shape="id92" draw:end-glue-point="3" svg:d="M5707 11989v216h643" svg:viewBox="0 0 644 217">
          <text:p/>
        </draw:connector>
        <draw:connector draw:style-name="gr25" draw:text-style-name="P25" draw:layer="layout" svg:x1="6.714cm" svg:y1="12.339cm" svg:x2="7.358cm" svg:y2="12.91cm" draw:start-shape="id92" draw:start-glue-point="2" draw:end-shape="id94" draw:end-glue-point="3" svg:d="M6714 12339v571h644" svg:viewBox="0 0 645 572">
          <text:p/>
        </draw:connector>
        <draw:connector draw:style-name="gr25" draw:text-style-name="P25" draw:layer="layout" svg:x1="6.714cm" svg:y1="13.392cm" svg:x2="7.358cm" svg:y2="13.96cm" draw:start-shape="id90" draw:start-glue-point="2" draw:end-shape="id95" draw:end-glue-point="3" svg:d="M6714 13392v568h644" svg:viewBox="0 0 645 569">
          <text:p/>
        </draw:connector>
        <draw:custom-shape draw:style-name="gr40" draw:text-style-name="P28" xml:id="id96" draw:id="id96" draw:layer="layout" svg:width="0.729cm" svg:height="0.268cm" svg:x="5.343cm" svg:y="9.25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99" draw:id="id99" draw:layer="layout" svg:width="0.729cm" svg:height="0.268cm" svg:x="6.35cm" svg:y="9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0" draw:id="id100" draw:layer="layout" svg:width="0.728cm" svg:height="0.268cm" svg:x="7.358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1" draw:id="id101" draw:layer="layout" svg:width="0.728cm" svg:height="0.268cm" svg:x="7.358cm" svg:y="1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97" draw:id="id97" draw:layer="layout" svg:width="0.729cm" svg:height="0.266cm" svg:x="6.35cm" svg:y="10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98" draw:id="id98" draw:layer="layout" svg:width="0.728cm" svg:height="0.268cm" svg:x="7.358cm" svg:y="1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xml:id="id102" draw:id="id102" draw:layer="layout" svg:width="0.728cm" svg:height="0.269cm" svg:x="7.358cm" svg:y="11.3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707cm" svg:y1="9.521cm" svg:x2="6.35cm" svg:y2="10.789cm" draw:start-shape="id96" draw:start-glue-point="2" draw:end-shape="id97" draw:end-glue-point="3" svg:d="M5707 9521v1268h643" svg:viewBox="0 0 644 1269">
          <text:p/>
        </draw:connector>
        <draw:connector draw:style-name="gr25" draw:text-style-name="P25" draw:layer="layout" svg:x1="6.714cm" svg:y1="10.922cm" svg:x2="7.358cm" svg:y2="11.139cm" draw:start-shape="id97" draw:start-glue-point="2" draw:end-shape="id98" draw:end-glue-point="3" svg:d="M6714 10922v217h644" svg:viewBox="0 0 645 218">
          <text:p/>
        </draw:connector>
        <draw:connector draw:style-name="gr25" draw:text-style-name="P25" draw:layer="layout" svg:x1="6.714cm" svg:y1="9.871cm" svg:x2="7.358cm" svg:y2="10.088cm" draw:start-shape="id99" draw:start-glue-point="2" draw:end-shape="id100" draw:end-glue-point="3" svg:d="M6714 9871v217h644" svg:viewBox="0 0 645 218">
          <text:p/>
        </draw:connector>
        <draw:connector draw:style-name="gr25" draw:text-style-name="P25" draw:layer="layout" svg:x1="5.707cm" svg:y1="9.521cm" svg:x2="6.35cm" svg:y2="9.737cm" draw:start-shape="id96" draw:start-glue-point="2" draw:end-shape="id99" draw:end-glue-point="3" svg:d="M5707 9521v216h643" svg:viewBox="0 0 644 217">
          <text:p/>
        </draw:connector>
        <draw:connector draw:style-name="gr25" draw:text-style-name="P25" draw:layer="layout" svg:x1="6.714cm" svg:y1="9.871cm" svg:x2="7.358cm" svg:y2="10.439cm" draw:start-shape="id99" draw:start-glue-point="2" draw:end-shape="id101" draw:end-glue-point="3" svg:d="M6714 9871v568h644" svg:viewBox="0 0 645 569">
          <text:p/>
        </draw:connector>
        <draw:connector draw:style-name="gr25" draw:text-style-name="P25" draw:layer="layout" svg:x1="6.714cm" svg:y1="10.922cm" svg:x2="7.358cm" svg:y2="11.491cm" draw:start-shape="id97" draw:start-glue-point="2" draw:end-shape="id102" draw:end-glue-point="3" svg:d="M6714 10922v569h644" svg:viewBox="0 0 645 570">
          <text:p/>
        </draw:connector>
        <draw:custom-shape draw:style-name="gr49" draw:text-style-name="P30" xml:id="id103" draw:id="id103" draw:layer="layout" svg:width="0.729cm" svg:height="0.266cm" svg:x="4.352cm" svg:y="8.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716cm" svg:y1="9.156cm" svg:x2="5.343cm" svg:y2="9.387cm" draw:start-shape="id103" draw:start-glue-point="2" draw:end-shape="id96" draw:end-glue-point="3" svg:d="M4716 9156v231h627" svg:viewBox="0 0 628 232">
          <text:p/>
        </draw:connector>
        <draw:connector draw:style-name="gr25" draw:text-style-name="P25" draw:layer="layout" svg:x1="4.716cm" svg:y1="9.156cm" svg:x2="5.343cm" svg:y2="11.855cm" draw:start-shape="id103" draw:start-glue-point="2" draw:end-shape="id89" draw:end-glue-point="3" svg:d="M4716 9156v2699h627" svg:viewBox="0 0 628 2700">
          <text:p/>
        </draw:connector>
        <draw:custom-shape draw:style-name="gr26" draw:text-style-name="P8" draw:layer="layout" svg:width="0.6cm" svg:height="0.371cm" svg:x="8.478cm" svg:y="11.2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04" draw:id="id104" draw:layer="layout" svg:width="0.729cm" svg:height="0.267cm" svg:x="10.089cm" svg:y="11.72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6" xml:id="id107" draw:id="id107" draw:layer="layout" svg:width="0.729cm" svg:height="0.268cm" svg:x="11.096cm" svg:y="12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8" draw:id="id108" draw:layer="layout" svg:width="0.728cm" svg:height="0.268cm" svg:x="12.104cm" svg:y="12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xml:id="id109" draw:id="id109" draw:layer="layout" svg:width="0.728cm" svg:height="0.266cm" svg:x="12.104cm" svg:y="12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6" xml:id="id105" draw:id="id105" draw:layer="layout" svg:width="0.729cm" svg:height="0.266cm" svg:x="11.096cm" svg:y="13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xml:id="id106" draw:id="id106" draw:layer="layout" svg:width="0.728cm" svg:height="0.268cm" svg:x="12.104cm" svg:y="13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6" xml:id="id110" draw:id="id110" draw:layer="layout" svg:width="0.728cm" svg:height="0.267cm" svg:x="12.104cm" svg:y="13.82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11.988cm" svg:x2="11.096cm" svg:y2="13.258cm" draw:start-shape="id104" draw:start-glue-point="2" draw:end-shape="id105" draw:end-glue-point="3" svg:d="M10453 11988v1270h643" svg:viewBox="0 0 644 1271">
          <text:p/>
        </draw:connector>
        <draw:connector draw:style-name="gr25" draw:text-style-name="P25" draw:layer="layout" svg:x1="11.46cm" svg:y1="13.391cm" svg:x2="12.104cm" svg:y2="13.607cm" draw:start-shape="id105" draw:start-glue-point="2" draw:end-shape="id106" draw:end-glue-point="3" svg:d="M11460 13391v216h644" svg:viewBox="0 0 645 217">
          <text:p/>
        </draw:connector>
        <draw:connector draw:style-name="gr25" draw:text-style-name="P25" draw:layer="layout" svg:x1="11.46cm" svg:y1="12.338cm" svg:x2="12.104cm" svg:y2="12.556cm" draw:start-shape="id107" draw:start-glue-point="2" draw:end-shape="id108" draw:end-glue-point="3" svg:d="M11460 12338v218h644" svg:viewBox="0 0 645 219">
          <text:p/>
        </draw:connector>
        <draw:connector draw:style-name="gr25" draw:text-style-name="P25" draw:layer="layout" svg:x1="10.453cm" svg:y1="11.988cm" svg:x2="11.096cm" svg:y2="12.204cm" draw:start-shape="id104" draw:start-glue-point="2" draw:end-shape="id107" draw:end-glue-point="3" svg:d="M10453 11988v216h643" svg:viewBox="0 0 644 217">
          <text:p/>
        </draw:connector>
        <draw:connector draw:style-name="gr25" draw:text-style-name="P25" draw:layer="layout" svg:x1="11.46cm" svg:y1="12.338cm" svg:x2="12.104cm" svg:y2="12.909cm" draw:start-shape="id107" draw:start-glue-point="2" draw:end-shape="id109" draw:end-glue-point="3" svg:d="M11460 12338v571h644" svg:viewBox="0 0 645 572">
          <text:p/>
        </draw:connector>
        <draw:connector draw:style-name="gr36" draw:text-style-name="P27" draw:layer="layout" svg:x1="11.46cm" svg:y1="13.391cm" svg:x2="12.104cm" svg:y2="13.959cm" draw:start-shape="id105" draw:start-glue-point="2" draw:end-shape="id110" draw:end-glue-point="3" svg:d="M11460 13391v568h644" svg:viewBox="0 0 645 569">
          <text:p/>
        </draw:connector>
        <draw:custom-shape draw:style-name="gr40" draw:text-style-name="P28" xml:id="id111" draw:id="id111" draw:layer="layout" svg:width="0.729cm" svg:height="0.268cm" svg:x="10.089cm" svg:y="9.25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14" draw:id="id114" draw:layer="layout" svg:width="0.729cm" svg:height="0.268cm" svg:x="11.096cm" svg:y="9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5" draw:id="id115" draw:layer="layout" svg:width="0.728cm" svg:height="0.268cm" svg:x="12.104cm" svg:y="9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6" draw:id="id116" draw:layer="layout" svg:width="0.728cm" svg:height="0.268cm" svg:x="12.104cm" svg:y="10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12" draw:id="id112" draw:layer="layout" svg:width="0.729cm" svg:height="0.266cm" svg:x="11.096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13" draw:id="id113" draw:layer="layout" svg:width="0.728cm" svg:height="0.268cm" svg:x="12.104cm" svg:y="11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17" draw:id="id117" draw:layer="layout" svg:width="0.728cm" svg:height="0.269cm" svg:x="12.104cm" svg:y="11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453cm" svg:y1="9.52cm" svg:x2="11.096cm" svg:y2="10.788cm" draw:start-shape="id111" draw:start-glue-point="2" draw:end-shape="id112" draw:end-glue-point="3" svg:d="M10453 9520v1268h643" svg:viewBox="0 0 644 1269">
          <text:p/>
        </draw:connector>
        <draw:connector draw:style-name="gr25" draw:text-style-name="P25" draw:layer="layout" svg:x1="11.46cm" svg:y1="10.921cm" svg:x2="12.104cm" svg:y2="11.138cm" draw:start-shape="id112" draw:start-glue-point="2" draw:end-shape="id113" draw:end-glue-point="3" svg:d="M11460 10921v217h644" svg:viewBox="0 0 645 218">
          <text:p/>
        </draw:connector>
        <draw:connector draw:style-name="gr25" draw:text-style-name="P25" draw:layer="layout" svg:x1="11.46cm" svg:y1="9.87cm" svg:x2="12.104cm" svg:y2="10.087cm" draw:start-shape="id114" draw:start-glue-point="2" draw:end-shape="id115" draw:end-glue-point="3" svg:d="M11460 9870v217h644" svg:viewBox="0 0 645 218">
          <text:p/>
        </draw:connector>
        <draw:connector draw:style-name="gr25" draw:text-style-name="P25" draw:layer="layout" svg:x1="10.453cm" svg:y1="9.52cm" svg:x2="11.096cm" svg:y2="9.736cm" draw:start-shape="id111" draw:start-glue-point="2" draw:end-shape="id114" draw:end-glue-point="3" svg:d="M10453 9520v216h643" svg:viewBox="0 0 644 217">
          <text:p/>
        </draw:connector>
        <draw:connector draw:style-name="gr25" draw:text-style-name="P25" draw:layer="layout" svg:x1="11.46cm" svg:y1="9.87cm" svg:x2="12.104cm" svg:y2="10.438cm" draw:start-shape="id114" draw:start-glue-point="2" draw:end-shape="id116" draw:end-glue-point="3" svg:d="M11460 9870v568h644" svg:viewBox="0 0 645 569">
          <text:p/>
        </draw:connector>
        <draw:connector draw:style-name="gr25" draw:text-style-name="P25" draw:layer="layout" svg:x1="11.46cm" svg:y1="10.921cm" svg:x2="12.104cm" svg:y2="11.49cm" draw:start-shape="id112" draw:start-glue-point="2" draw:end-shape="id117" draw:end-glue-point="3" svg:d="M11460 10921v569h644" svg:viewBox="0 0 645 570">
          <text:p/>
        </draw:connector>
        <draw:custom-shape draw:style-name="gr47" draw:text-style-name="P28" xml:id="id118" draw:id="id118" draw:layer="layout" svg:width="0.729cm" svg:height="0.266cm" svg:x="9.098cm" svg:y="8.88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62cm" svg:y1="9.155cm" svg:x2="10.089cm" svg:y2="9.386cm" draw:start-shape="id118" draw:start-glue-point="2" draw:end-shape="id111" draw:end-glue-point="3" svg:d="M9462 9155v231h627" svg:viewBox="0 0 628 232">
          <text:p/>
        </draw:connector>
        <draw:connector draw:style-name="gr25" draw:text-style-name="P25" draw:layer="layout" svg:x1="9.462cm" svg:y1="9.155cm" svg:x2="10.089cm" svg:y2="11.854cm" draw:start-shape="id118" draw:start-glue-point="2" draw:end-shape="id104" draw:end-glue-point="3" svg:d="M9462 9155v2699h627" svg:viewBox="0 0 628 2700">
          <text:p/>
        </draw:connector>
        <draw:custom-shape draw:style-name="gr26" draw:text-style-name="P8" draw:layer="layout" svg:width="0.6cm" svg:height="0.371cm" svg:x="13.224cm" svg:y="11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xml:id="id119" draw:id="id119" draw:layer="layout" svg:width="0.729cm" svg:height="0.267cm" svg:x="14.835cm" svg:y="11.7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2" draw:id="id122" draw:layer="layout" svg:width="0.729cm" svg:height="0.268cm" svg:x="15.843cm" svg:y="12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3" draw:id="id123" draw:layer="layout" svg:width="0.728cm" svg:height="0.268cm" svg:x="16.85cm" svg:y="12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24" draw:id="id124" draw:layer="layout" svg:width="0.728cm" svg:height="0.266cm" svg:x="16.85cm" svg:y="12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20" draw:id="id120" draw:layer="layout" svg:width="0.729cm" svg:height="0.266cm" svg:x="15.843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1" draw:id="id121" draw:layer="layout" svg:width="0.728cm" svg:height="0.268cm" svg:x="16.85cm" svg:y="13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xml:id="id125" draw:id="id125" draw:layer="layout" svg:width="0.728cm" svg:height="0.267cm" svg:x="16.85cm" svg:y="13.825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11.987cm" svg:x2="15.843cm" svg:y2="13.257cm" draw:start-shape="id119" draw:start-glue-point="2" draw:end-shape="id120" draw:end-glue-point="3" svg:d="M15199 11987v1270h644" svg:viewBox="0 0 645 1271">
          <text:p/>
        </draw:connector>
        <draw:connector draw:style-name="gr25" draw:text-style-name="P25" draw:layer="layout" svg:x1="16.207cm" svg:y1="13.39cm" svg:x2="16.85cm" svg:y2="13.606cm" draw:start-shape="id120" draw:start-glue-point="2" draw:end-shape="id121" draw:end-glue-point="3" svg:d="M16207 13390v216h643" svg:viewBox="0 0 644 217">
          <text:p/>
        </draw:connector>
        <draw:connector draw:style-name="gr25" draw:text-style-name="P25" draw:layer="layout" svg:x1="16.207cm" svg:y1="12.337cm" svg:x2="16.85cm" svg:y2="12.555cm" draw:start-shape="id122" draw:start-glue-point="2" draw:end-shape="id123" draw:end-glue-point="3" svg:d="M16207 12337v218h643" svg:viewBox="0 0 644 219">
          <text:p/>
        </draw:connector>
        <draw:connector draw:style-name="gr25" draw:text-style-name="P25" draw:layer="layout" svg:x1="15.199cm" svg:y1="11.987cm" svg:x2="15.843cm" svg:y2="12.203cm" draw:start-shape="id119" draw:start-glue-point="2" draw:end-shape="id122" draw:end-glue-point="3" svg:d="M15199 11987v216h644" svg:viewBox="0 0 645 217">
          <text:p/>
        </draw:connector>
        <draw:connector draw:style-name="gr25" draw:text-style-name="P25" draw:layer="layout" svg:x1="16.207cm" svg:y1="12.337cm" svg:x2="16.85cm" svg:y2="12.908cm" draw:start-shape="id122" draw:start-glue-point="2" draw:end-shape="id124" draw:end-glue-point="3" svg:d="M16207 12337v571h643" svg:viewBox="0 0 644 572">
          <text:p/>
        </draw:connector>
        <draw:connector draw:style-name="gr25" draw:text-style-name="P25" draw:layer="layout" svg:x1="16.207cm" svg:y1="13.39cm" svg:x2="16.85cm" svg:y2="13.958cm" draw:start-shape="id120" draw:start-glue-point="2" draw:end-shape="id125" draw:end-glue-point="3" svg:d="M16207 13390v568h643" svg:viewBox="0 0 644 569">
          <text:p/>
        </draw:connector>
        <draw:custom-shape draw:style-name="gr40" draw:text-style-name="P28" xml:id="id126" draw:id="id126" draw:layer="layout" svg:width="0.729cm" svg:height="0.268cm" svg:x="14.835cm" svg:y="9.25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29" draw:id="id129" draw:layer="layout" svg:width="0.729cm" svg:height="0.268cm" svg:x="15.843cm" svg:y="9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0" draw:id="id130" draw:layer="layout" svg:width="0.728cm" svg:height="0.268cm" svg:x="16.85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1" draw:id="id131" draw:layer="layout" svg:width="0.728cm" svg:height="0.268cm" svg:x="16.85cm" svg:y="1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27" draw:id="id127" draw:layer="layout" svg:width="0.729cm" svg:height="0.267cm" svg:x="15.843cm" svg:y="10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28" draw:id="id128" draw:layer="layout" svg:width="0.728cm" svg:height="0.268cm" svg:x="16.85cm" svg:y="11.0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32" draw:id="id132" draw:layer="layout" svg:width="0.728cm" svg:height="0.269cm" svg:x="16.85cm" svg:y="11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199cm" svg:y1="9.519cm" svg:x2="15.843cm" svg:y2="10.786cm" draw:start-shape="id126" draw:start-glue-point="2" draw:end-shape="id127" draw:end-glue-point="3" svg:d="M15199 9519v1267h644" svg:viewBox="0 0 645 1268">
          <text:p/>
        </draw:connector>
        <draw:connector draw:style-name="gr25" draw:text-style-name="P25" draw:layer="layout" svg:x1="16.207cm" svg:y1="10.92cm" svg:x2="16.85cm" svg:y2="11.137cm" draw:start-shape="id127" draw:start-glue-point="2" draw:end-shape="id128" draw:end-glue-point="3" svg:d="M16207 10920v217h643" svg:viewBox="0 0 644 218">
          <text:p/>
        </draw:connector>
        <draw:connector draw:style-name="gr25" draw:text-style-name="P25" draw:layer="layout" svg:x1="16.207cm" svg:y1="9.869cm" svg:x2="16.85cm" svg:y2="10.086cm" draw:start-shape="id129" draw:start-glue-point="2" draw:end-shape="id130" draw:end-glue-point="3" svg:d="M16207 9869v217h643" svg:viewBox="0 0 644 218">
          <text:p/>
        </draw:connector>
        <draw:connector draw:style-name="gr25" draw:text-style-name="P25" draw:layer="layout" svg:x1="15.199cm" svg:y1="9.519cm" svg:x2="15.843cm" svg:y2="9.735cm" draw:start-shape="id126" draw:start-glue-point="2" draw:end-shape="id129" draw:end-glue-point="3" svg:d="M15199 9519v216h644" svg:viewBox="0 0 645 217">
          <text:p/>
        </draw:connector>
        <draw:connector draw:style-name="gr25" draw:text-style-name="P25" draw:layer="layout" svg:x1="16.207cm" svg:y1="9.869cm" svg:x2="16.85cm" svg:y2="10.437cm" draw:start-shape="id129" draw:start-glue-point="2" draw:end-shape="id131" draw:end-glue-point="3" svg:d="M16207 9869v568h643" svg:viewBox="0 0 644 569">
          <text:p/>
        </draw:connector>
        <draw:connector draw:style-name="gr25" draw:text-style-name="P25" draw:layer="layout" svg:x1="16.207cm" svg:y1="10.92cm" svg:x2="16.85cm" svg:y2="11.489cm" draw:start-shape="id127" draw:start-glue-point="2" draw:end-shape="id132" draw:end-glue-point="3" svg:d="M16207 10920v569h643" svg:viewBox="0 0 644 570">
          <text:p/>
        </draw:connector>
        <draw:custom-shape draw:style-name="gr49" draw:text-style-name="P30" xml:id="id133" draw:id="id133" draw:layer="layout" svg:width="0.729cm" svg:height="0.266cm" svg:x="13.844cm" svg:y="8.88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208cm" svg:y1="9.154cm" svg:x2="14.835cm" svg:y2="9.385cm" draw:start-shape="id133" draw:start-glue-point="2" draw:end-shape="id126" draw:end-glue-point="3" svg:d="M14208 9154v231h627" svg:viewBox="0 0 628 232">
          <text:p/>
        </draw:connector>
        <draw:connector draw:style-name="gr25" draw:text-style-name="P25" draw:layer="layout" svg:x1="14.208cm" svg:y1="9.154cm" svg:x2="14.835cm" svg:y2="11.853cm" draw:start-shape="id133" draw:start-glue-point="2" draw:end-shape="id119" draw:end-glue-point="3" svg:d="M14208 9154v2699h627" svg:viewBox="0 0 628 2700">
          <text:p/>
        </draw:connector>
        <draw:custom-shape draw:style-name="gr26" draw:text-style-name="P8" draw:layer="layout" svg:width="0.599cm" svg:height="0.371cm" svg:x="17.971cm" svg:y="11.2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30" xml:id="id134" draw:id="id134" draw:layer="layout" svg:width="0.729cm" svg:height="0.267cm" svg:x="19.581cm" svg:y="11.71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37" draw:id="id137" draw:layer="layout" svg:width="0.729cm" svg:height="0.268cm" svg:x="20.589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8" draw:id="id138" draw:layer="layout" svg:width="0.728cm" svg:height="0.268cm" svg:x="21.596cm" svg:y="12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8" xml:id="id139" draw:id="id139" draw:layer="layout" svg:width="0.728cm" svg:height="0.266cm" svg:x="21.596cm" svg:y="12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8" xml:id="id135" draw:id="id135" draw:layer="layout" svg:width="0.729cm" svg:height="0.266cm" svg:x="20.589cm" svg:y="13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36" draw:id="id136" draw:layer="layout" svg:width="0.728cm" svg:height="0.268cm" svg:x="21.596cm" svg:y="13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0" draw:id="id140" draw:layer="layout" svg:width="0.728cm" svg:height="0.267cm" svg:x="21.596cm" svg:y="13.824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11.986cm" svg:x2="20.589cm" svg:y2="13.256cm" draw:start-shape="id134" draw:start-glue-point="2" draw:end-shape="id135" draw:end-glue-point="3" svg:d="M19945 11986v1270h644" svg:viewBox="0 0 645 1271">
          <text:p/>
        </draw:connector>
        <draw:connector draw:style-name="gr25" draw:text-style-name="P25" draw:layer="layout" svg:x1="20.953cm" svg:y1="13.389cm" svg:x2="21.596cm" svg:y2="13.605cm" draw:start-shape="id135" draw:start-glue-point="2" draw:end-shape="id136" draw:end-glue-point="3" svg:d="M20953 13389v216h643" svg:viewBox="0 0 644 217">
          <text:p/>
        </draw:connector>
        <draw:connector draw:style-name="gr25" draw:text-style-name="P25" draw:layer="layout" svg:x1="20.953cm" svg:y1="12.336cm" svg:x2="21.596cm" svg:y2="12.554cm" draw:start-shape="id137" draw:start-glue-point="2" draw:end-shape="id138" draw:end-glue-point="3" svg:d="M20953 12336v218h643" svg:viewBox="0 0 644 219">
          <text:p/>
        </draw:connector>
        <draw:connector draw:style-name="gr25" draw:text-style-name="P25" draw:layer="layout" svg:x1="19.945cm" svg:y1="11.986cm" svg:x2="20.589cm" svg:y2="12.202cm" draw:start-shape="id134" draw:start-glue-point="2" draw:end-shape="id137" draw:end-glue-point="3" svg:d="M19945 11986v216h644" svg:viewBox="0 0 645 217">
          <text:p/>
        </draw:connector>
        <draw:connector draw:style-name="gr25" draw:text-style-name="P25" draw:layer="layout" svg:x1="20.953cm" svg:y1="12.336cm" svg:x2="21.596cm" svg:y2="12.907cm" draw:start-shape="id137" draw:start-glue-point="2" draw:end-shape="id139" draw:end-glue-point="3" svg:d="M20953 12336v571h643" svg:viewBox="0 0 644 572">
          <text:p/>
        </draw:connector>
        <draw:connector draw:style-name="gr25" draw:text-style-name="P25" draw:layer="layout" svg:x1="20.953cm" svg:y1="13.389cm" svg:x2="21.596cm" svg:y2="13.957cm" draw:start-shape="id135" draw:start-glue-point="2" draw:end-shape="id140" draw:end-glue-point="3" svg:d="M20953 13389v568h643" svg:viewBox="0 0 644 569">
          <text:p/>
        </draw:connector>
        <draw:custom-shape draw:style-name="gr40" draw:text-style-name="P28" xml:id="id141" draw:id="id141" draw:layer="layout" svg:width="0.729cm" svg:height="0.268cm" svg:x="19.581cm" svg:y="9.2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xml:id="id144" draw:id="id144" draw:layer="layout" svg:width="0.729cm" svg:height="0.268cm" svg:x="20.58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5" draw:id="id145" draw:layer="layout" svg:width="0.728cm" svg:height="0.268cm" svg:x="21.596cm" svg:y="9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8" xml:id="id146" draw:id="id146" draw:layer="layout" svg:width="0.728cm" svg:height="0.267cm" svg:x="21.596cm" svg:y="10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8" xml:id="id142" draw:id="id142" draw:layer="layout" svg:width="0.729cm" svg:height="0.267cm" svg:x="20.589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8" xml:id="id143" draw:id="id143" draw:layer="layout" svg:width="0.728cm" svg:height="0.268cm" svg:x="21.596cm" svg:y="11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8" xml:id="id147" draw:id="id147" draw:layer="layout" svg:width="0.728cm" svg:height="0.269cm" svg:x="21.596cm" svg:y="11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945cm" svg:y1="9.518cm" svg:x2="20.589cm" svg:y2="10.785cm" draw:start-shape="id141" draw:start-glue-point="2" draw:end-shape="id142" draw:end-glue-point="3" svg:d="M19945 9518v1267h644" svg:viewBox="0 0 645 1268">
          <text:p/>
        </draw:connector>
        <draw:connector draw:style-name="gr25" draw:text-style-name="P25" draw:layer="layout" svg:x1="20.953cm" svg:y1="10.919cm" svg:x2="21.596cm" svg:y2="11.136cm" draw:start-shape="id142" draw:start-glue-point="2" draw:end-shape="id143" draw:end-glue-point="3" svg:d="M20953 10919v217h643" svg:viewBox="0 0 644 218">
          <text:p/>
        </draw:connector>
        <draw:connector draw:style-name="gr25" draw:text-style-name="P25" draw:layer="layout" svg:x1="20.953cm" svg:y1="9.868cm" svg:x2="21.596cm" svg:y2="10.085cm" draw:start-shape="id144" draw:start-glue-point="2" draw:end-shape="id145" draw:end-glue-point="3" svg:d="M20953 9868v217h643" svg:viewBox="0 0 644 218">
          <text:p/>
        </draw:connector>
        <draw:connector draw:style-name="gr25" draw:text-style-name="P25" draw:layer="layout" svg:x1="19.945cm" svg:y1="9.518cm" svg:x2="20.589cm" svg:y2="9.734cm" draw:start-shape="id141" draw:start-glue-point="2" draw:end-shape="id144" draw:end-glue-point="3" svg:d="M19945 9518v216h644" svg:viewBox="0 0 645 217">
          <text:p/>
        </draw:connector>
        <draw:connector draw:style-name="gr25" draw:text-style-name="P25" draw:layer="layout" svg:x1="20.953cm" svg:y1="9.868cm" svg:x2="21.596cm" svg:y2="10.435cm" draw:start-shape="id144" draw:start-glue-point="2" draw:end-shape="id146" draw:end-glue-point="3" svg:d="M20953 9868v567h643" svg:viewBox="0 0 644 568">
          <text:p/>
        </draw:connector>
        <draw:connector draw:style-name="gr25" draw:text-style-name="P25" draw:layer="layout" svg:x1="20.953cm" svg:y1="10.919cm" svg:x2="21.596cm" svg:y2="11.488cm" draw:start-shape="id142" draw:start-glue-point="2" draw:end-shape="id147" draw:end-glue-point="3" svg:d="M20953 10919v569h643" svg:viewBox="0 0 644 570">
          <text:p/>
        </draw:connector>
        <draw:custom-shape draw:style-name="gr49" draw:text-style-name="P30" xml:id="id148" draw:id="id148" draw:layer="layout" svg:width="0.729cm" svg:height="0.266cm" svg:x="18.59cm" svg:y="8.88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8.954cm" svg:y1="9.153cm" svg:x2="19.581cm" svg:y2="9.384cm" draw:start-shape="id148" draw:start-glue-point="2" draw:end-shape="id141" draw:end-glue-point="3" svg:d="M18954 9153v231h627" svg:viewBox="0 0 628 232">
          <text:p/>
        </draw:connector>
        <draw:connector draw:style-name="gr25" draw:text-style-name="P25" draw:layer="layout" svg:x1="18.954cm" svg:y1="9.153cm" svg:x2="19.581cm" svg:y2="11.852cm" draw:start-shape="id148" draw:start-glue-point="2" draw:end-shape="id134" draw:end-glue-point="3" svg:d="M18954 9153v2699h627" svg:viewBox="0 0 628 2700">
          <text:p/>
        </draw:connector>
        <draw:custom-shape draw:style-name="gr26" draw:text-style-name="P8" draw:layer="layout" svg:width="0.6cm" svg:height="0.369cm" svg:x="22.008cm" svg:y="5.3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1" draw:text-style-name="P31" draw:layer="layout" svg:width="4.151cm" svg:height="5.408cm" svg:x="8.822cm" svg:y="8.23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3.562cm" svg:y="8.23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8.566cm" svg:y="2.596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13.286cm" svg:y="2.595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1" draw:layer="layout" svg:width="4.151cm" svg:height="5.408cm" svg:x="7.946cm" svg:y="2.594cm">
          <text:p/>
          <draw:enhanced-geometry svg:viewBox="0 0 21600 21600" draw:path-stretchpoint-x="10800" draw:path-stretchpoint-y="10800" draw:text-areas="?f3 ?f4 ?f5 ?f6" draw:type="round-rectangle" draw:modifiers="2028.90173410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8" draw:layer="layout" svg:width="27.991cm" svg:height="2.77cm" svg:x="0.1cm" svg:y="0.254cm">
          <draw:text-box>
            <text:p text:style-name="P8"><text:span text:style-name="T4">C</text:span><text:span text:style-name="T4">a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:</text:span><text:span text:style-name="T4">h</text:span><text:span text:style-name="T4">a</text:span><text:span text:style-name="T4">s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e</text:span><text:span text:style-name="T4">v</text:span><text:span text:style-name="T4">e</text:span><text:span text:style-name="T4">n</text:span><text:span text:style-name="T4">t</text:span><text:span text:style-name="T4"> </text:span><text:span text:style-name="T4">r</text:span><text:span text:style-name="T4">e</text:span><text:span text:style-name="T4">p</text:span><text:span text:style-name="T4">e</text:span><text:span text:style-name="T4">t</text:span><text:span text:style-name="T4">i</text:span><text:span text:style-name="T4">t</text:span><text:span text:style-name="T4">i</text:span><text:span text:style-name="T4">v</text:span><text:span text:style-name="T4">e</text:span><text:span text:style-name="T4"> </text:span><text:span text:style-name="T4">m</text:span><text:span text:style-name="T4">a</text:span><text:span text:style-name="T4">t</text:span><text:span text:style-name="T4">c</text:span><text:span text:style-name="T4">h</text:span><text:span text:style-name="T4">i</text:span><text:span text:style-name="T4">n</text:span><text:span text:style-name="T4">g</text:span></text:p>
          </draw:text-box>
        </draw:frame>
        <draw:custom-shape draw:style-name="gr52" draw:text-style-name="P28" draw:layer="layout" svg:width="0.71cm" svg:height="0.257cm" svg:x="9.166cm" svg:y="5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draw:layer="layout" svg:width="0.71cm" svg:height="0.258cm" svg:x="10.148cm" svg:y="5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0.71cm" svg:height="0.255cm" svg:x="10.148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0.709cm" svg:height="0.256cm" svg:x="11.131cm" svg:y="7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9.166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draw:layer="layout" svg:width="0.71cm" svg:height="0.257cm" svg:x="10.148cm" svg:y="3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3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draw:layer="layout" svg:width="0.709cm" svg:height="0.255cm" svg:x="11.131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8" draw:layer="layout" svg:width="0.71cm" svg:height="0.256cm" svg:x="10.148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8" draw:layer="layout" svg:width="0.709cm" svg:height="0.257cm" svg:x="11.131cm" svg:y="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8" draw:layer="layout" svg:width="0.709cm" svg:height="0.258cm" svg:x="11.131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8" draw:layer="layout" svg:width="0.712cm" svg:height="0.256cm" svg:x="8.199cm" svg:y="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4.523cm" svg:y="5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5.505cm" svg:y="5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15.505cm" svg:y="6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6.488cm" svg:y="7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4.523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3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6.488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5.505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6.488cm" svg:y="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6.488cm" svg:y="5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draw:layer="layout" svg:width="0.711cm" svg:height="0.256cm" svg:x="13.557cm" svg:y="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149" draw:id="id149" draw:layer="layout" svg:width="0.712cm" svg:height="0.256cm" svg:x="3.967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2" draw:id="id152" draw:layer="layout" svg:width="0.71cm" svg:height="0.257cm" svg:x="4.951cm" svg:y="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53" draw:id="id153" draw:layer="layout" svg:width="0.71cm" svg:height="0.256cm" svg:x="5.932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4" draw:id="id154" draw:layer="layout" svg:width="0.71cm" svg:height="0.255cm" svg:x="5.932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xml:id="id150" draw:id="id150" draw:layer="layout" svg:width="0.71cm" svg:height="0.256cm" svg:x="4.951cm" svg:y="6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1" draw:id="id151" draw:layer="layout" svg:width="0.71cm" svg:height="0.257cm" svg:x="5.932cm" svg:y="7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5" draw:id="id155" draw:layer="layout" svg:width="0.71cm" svg:height="0.255cm" svg:x="5.932cm" svg:y="7.598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5.837cm" svg:x2="4.951cm" svg:y2="7.052cm" draw:start-shape="id149" draw:start-glue-point="2" draw:end-shape="id150" draw:end-glue-point="3" svg:d="M4323 5837v1215h628" svg:viewBox="0 0 629 1216">
          <text:p/>
        </draw:connector>
        <draw:connector draw:style-name="gr25" draw:text-style-name="P25" draw:layer="layout" svg:x1="5.306cm" svg:y1="7.18cm" svg:x2="5.932cm" svg:y2="7.387cm" draw:start-shape="id150" draw:start-glue-point="2" draw:end-shape="id151" draw:end-glue-point="3" svg:d="M5306 7180v207h626" svg:viewBox="0 0 627 208">
          <text:p/>
        </draw:connector>
        <draw:connector draw:style-name="gr25" draw:text-style-name="P25" draw:layer="layout" svg:x1="5.306cm" svg:y1="6.173cm" svg:x2="5.932cm" svg:y2="6.382cm" draw:start-shape="id152" draw:start-glue-point="2" draw:end-shape="id153" draw:end-glue-point="3" svg:d="M5306 6173v209h626" svg:viewBox="0 0 627 210">
          <text:p/>
        </draw:connector>
        <draw:connector draw:style-name="gr25" draw:text-style-name="P25" draw:layer="layout" svg:x1="4.323cm" svg:y1="5.837cm" svg:x2="4.951cm" svg:y2="6.044cm" draw:start-shape="id149" draw:start-glue-point="2" draw:end-shape="id152" draw:end-glue-point="3" svg:d="M4323 5837v207h628" svg:viewBox="0 0 629 208">
          <text:p/>
        </draw:connector>
        <draw:connector draw:style-name="gr25" draw:text-style-name="P25" draw:layer="layout" svg:x1="5.306cm" svg:y1="6.173cm" svg:x2="5.932cm" svg:y2="6.718cm" draw:start-shape="id152" draw:start-glue-point="2" draw:end-shape="id154" draw:end-glue-point="3" svg:d="M5306 6173v545h626" svg:viewBox="0 0 627 546">
          <text:p/>
        </draw:connector>
        <draw:connector draw:style-name="gr25" draw:text-style-name="P25" draw:layer="layout" svg:x1="5.306cm" svg:y1="7.18cm" svg:x2="5.932cm" svg:y2="7.725cm" draw:start-shape="id150" draw:start-glue-point="2" draw:end-shape="id155" draw:end-glue-point="3" svg:d="M5306 7180v545h626" svg:viewBox="0 0 627 546">
          <text:p/>
        </draw:connector>
        <draw:custom-shape draw:style-name="gr72" draw:text-style-name="P8" draw:layer="layout" svg:width="0.585cm" svg:height="0.354cm" svg:x="7.077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1.103cm" svg:height="0.368cm" svg:x="3.065cm" svg:y="14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103cm" svg:height="0.368cm" svg:x="8.59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8.075cm" svg:y="1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238cm" svg:height="0.569cm" svg:x="4.168cm" svg:y="14.871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6" draw:text-style-name="P17" draw:layer="layout" svg:width="3.835cm" svg:height="0.569cm" svg:x="9.668cm" svg:y="14.872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.</text:span><text:span text:style-name="T3">b</text:span></text:p>
          </draw:text-box>
        </draw:frame>
        <draw:frame draw:style-name="gr16" draw:text-style-name="P17" draw:layer="layout" svg:width="4.515cm" svg:height="0.569cm" svg:x="19.169cm" svg:y="14.873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a</text:span><text:span text:style-name="T3">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custom-shape draw:style-name="gr73" draw:text-style-name="P19" draw:layer="layout" svg:width="5.672cm" svg:height="0.786cm" svg:x="10.022cm" svg:y="1.6cm">
          <text:p text:style-name="P19"><text:span text:style-name="T5">.a:has(.b) <text:s/>{ color: red 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03cm" svg:height="0.368cm" svg:x="13.175cm" svg:y="14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273cm" svg:height="0.569cm" svg:x="14.269cm" svg:y="14.874cm">
          <draw:text-box>
            <text:p text:style-name="P16"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.</text:span><text:span text:style-name="T3">b</text:span></text:p>
          </draw:text-box>
        </draw:frame>
        <draw:custom-shape draw:style-name="gr74" draw:text-style-name="P22" xml:id="id156" draw:id="id156" draw:layer="layout" svg:width="0.712cm" svg:height="0.257cm" svg:x="3.967cm" svg:y="3.217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59" draw:id="id159" draw:layer="layout" svg:width="0.71cm" svg:height="0.257cm" svg:x="4.951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0" draw:id="id160" draw:layer="layout" svg:width="0.71cm" svg:height="0.256cm" svg:x="5.932cm" svg:y="3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61" draw:id="id161" draw:layer="layout" svg:width="0.71cm" svg:height="0.256cm" svg:x="5.932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xml:id="id157" draw:id="id157" draw:layer="layout" svg:width="0.71cm" svg:height="0.257cm" svg:x="4.951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58" draw:id="id158" draw:layer="layout" svg:width="0.71cm" svg:height="0.255cm" svg:x="5.932cm" svg:y="4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2" draw:id="id162" draw:layer="layout" svg:width="0.71cm" svg:height="0.257cm" svg:x="5.932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323cm" svg:y1="3.474cm" svg:x2="4.951cm" svg:y2="4.687cm" draw:start-shape="id156" draw:start-glue-point="2" draw:end-shape="id157" draw:end-glue-point="3" svg:d="M4323 3474v1213h628" svg:viewBox="0 0 629 1214">
          <text:p/>
        </draw:connector>
        <draw:connector draw:style-name="gr25" draw:text-style-name="P25" draw:layer="layout" svg:x1="5.306cm" svg:y1="4.816cm" svg:x2="5.932cm" svg:y2="5.022cm" draw:start-shape="id157" draw:start-glue-point="2" draw:end-shape="id158" draw:end-glue-point="3" svg:d="M5306 4816v206h626" svg:viewBox="0 0 627 207">
          <text:p/>
        </draw:connector>
        <draw:connector draw:style-name="gr25" draw:text-style-name="P25" draw:layer="layout" svg:x1="5.306cm" svg:y1="3.808cm" svg:x2="5.932cm" svg:y2="4.017cm" draw:start-shape="id159" draw:start-glue-point="2" draw:end-shape="id160" draw:end-glue-point="3" svg:d="M5306 3808v209h626" svg:viewBox="0 0 627 210">
          <text:p/>
        </draw:connector>
        <draw:connector draw:style-name="gr25" draw:text-style-name="P25" draw:layer="layout" svg:x1="4.323cm" svg:y1="3.474cm" svg:x2="4.951cm" svg:y2="3.679cm" draw:start-shape="id156" draw:start-glue-point="2" draw:end-shape="id159" draw:end-glue-point="3" svg:d="M4323 3474v205h628" svg:viewBox="0 0 629 206">
          <text:p/>
        </draw:connector>
        <draw:connector draw:style-name="gr25" draw:text-style-name="P25" draw:layer="layout" svg:x1="5.306cm" svg:y1="3.808cm" svg:x2="5.932cm" svg:y2="4.353cm" draw:start-shape="id159" draw:start-glue-point="2" draw:end-shape="id161" draw:end-glue-point="3" svg:d="M5306 3808v545h626" svg:viewBox="0 0 627 546">
          <text:p/>
        </draw:connector>
        <draw:connector draw:style-name="gr25" draw:text-style-name="P25" draw:layer="layout" svg:x1="5.306cm" svg:y1="4.816cm" svg:x2="5.932cm" svg:y2="5.36cm" draw:start-shape="id157" draw:start-glue-point="2" draw:end-shape="id162" draw:end-glue-point="3" svg:d="M5306 4816v544h626" svg:viewBox="0 0 627 545">
          <text:p/>
        </draw:connector>
        <draw:custom-shape draw:style-name="gr76" draw:text-style-name="P22" xml:id="id163" draw:id="id163" draw:layer="layout" svg:width="0.71cm" svg:height="0.255cm" svg:x="3.002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3.357cm" svg:y1="3.124cm" svg:x2="3.967cm" svg:y2="3.345cm" draw:start-shape="id163" draw:start-glue-point="2" draw:end-shape="id156" draw:end-glue-point="3" svg:d="M3357 3124v221h610" svg:viewBox="0 0 611 222">
          <text:p/>
        </draw:connector>
        <draw:connector draw:style-name="gr25" draw:text-style-name="P25" draw:layer="layout" svg:x1="3.357cm" svg:y1="3.124cm" svg:x2="3.967cm" svg:y2="5.709cm" draw:start-shape="id163" draw:start-glue-point="2" draw:end-shape="id149" draw:end-glue-point="3" svg:d="M3357 3124v2585h610" svg:viewBox="0 0 611 2586">
          <text:p/>
        </draw:connector>
        <draw:custom-shape draw:style-name="gr77" draw:text-style-name="P22" xml:id="id164" draw:id="id164" draw:layer="layout" svg:width="0.711cm" svg:height="0.254cm" svg:x="9.048cm" svg:y="5.581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67" draw:id="id167" draw:layer="layout" svg:width="0.711cm" svg:height="0.257cm" svg:x="10.029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8" draw:id="id168" draw:layer="layout" svg:width="0.71cm" svg:height="0.257cm" svg:x="11.013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69" draw:id="id169" draw:layer="layout" svg:width="0.71cm" svg:height="0.255cm" svg:x="11.013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165" draw:id="id165" draw:layer="layout" svg:width="0.711cm" svg:height="0.256cm" svg:x="10.029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6" draw:id="id166" draw:layer="layout" svg:width="0.71cm" svg:height="0.257cm" svg:x="11.013cm" svg:y="7.2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0" draw:id="id170" draw:layer="layout" svg:width="0.71cm" svg:height="0.256cm" svg:x="11.013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5.835cm" svg:x2="10.029cm" svg:y2="7.051cm" draw:start-shape="id164" draw:start-glue-point="2" draw:end-shape="id165" draw:end-glue-point="3" svg:d="M9403 5835v1216h626" svg:viewBox="0 0 627 1217">
          <text:p/>
        </draw:connector>
        <draw:connector draw:style-name="gr25" draw:text-style-name="P25" draw:layer="layout" svg:x1="10.384cm" svg:y1="7.179cm" svg:x2="11.013cm" svg:y2="7.386cm" draw:start-shape="id165" draw:start-glue-point="2" draw:end-shape="id166" draw:end-glue-point="3" svg:d="M10384 7179v207h629" svg:viewBox="0 0 630 208">
          <text:p/>
        </draw:connector>
        <draw:connector draw:style-name="gr25" draw:text-style-name="P25" draw:layer="layout" svg:x1="10.384cm" svg:y1="6.172cm" svg:x2="11.013cm" svg:y2="6.38cm" draw:start-shape="id167" draw:start-glue-point="2" draw:end-shape="id168" draw:end-glue-point="3" svg:d="M10384 6172v208h629" svg:viewBox="0 0 630 209">
          <text:p/>
        </draw:connector>
        <draw:connector draw:style-name="gr25" draw:text-style-name="P25" draw:layer="layout" svg:x1="9.403cm" svg:y1="5.835cm" svg:x2="10.029cm" svg:y2="6.043cm" draw:start-shape="id164" draw:start-glue-point="2" draw:end-shape="id167" draw:end-glue-point="3" svg:d="M9403 5835v208h626" svg:viewBox="0 0 627 209">
          <text:p/>
        </draw:connector>
        <draw:connector draw:style-name="gr36" draw:text-style-name="P27" draw:layer="layout" svg:x1="10.384cm" svg:y1="6.172cm" svg:x2="11.013cm" svg:y2="6.717cm" draw:start-shape="id167" draw:start-glue-point="2" draw:end-shape="id169" draw:end-glue-point="3" svg:d="M10384 6172v545h629" svg:viewBox="0 0 630 546">
          <text:p/>
        </draw:connector>
        <draw:connector draw:style-name="gr25" draw:text-style-name="P25" draw:layer="layout" svg:x1="10.384cm" svg:y1="7.179cm" svg:x2="11.013cm" svg:y2="7.724cm" draw:start-shape="id165" draw:start-glue-point="2" draw:end-shape="id170" draw:end-glue-point="3" svg:d="M10384 7179v545h629" svg:viewBox="0 0 630 546">
          <text:p/>
        </draw:connector>
        <draw:custom-shape draw:style-name="gr79" draw:text-style-name="P22" xml:id="id171" draw:id="id171" draw:layer="layout" svg:width="0.711cm" svg:height="0.257cm" svg:x="9.04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4" draw:id="id174" draw:layer="layout" svg:width="0.711cm" svg:height="0.257cm" svg:x="10.02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175" draw:id="id175" draw:layer="layout" svg:width="0.71cm" svg:height="0.254cm" svg:x="11.013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6" draw:id="id176" draw:layer="layout" svg:width="0.71cm" svg:height="0.256cm" svg:x="11.013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172" draw:id="id172" draw:layer="layout" svg:width="0.711cm" svg:height="0.257cm" svg:x="10.029cm" svg:y="4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73" draw:id="id173" draw:layer="layout" svg:width="0.71cm" svg:height="0.256cm" svg:x="11.013cm" svg:y="4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77" draw:id="id177" draw:layer="layout" svg:width="0.71cm" svg:height="0.258cm" svg:x="11.013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403cm" svg:y1="3.473cm" svg:x2="10.029cm" svg:y2="4.687cm" draw:start-shape="id171" draw:start-glue-point="2" draw:end-shape="id172" draw:end-glue-point="3" svg:d="M9403 3473v1214h626" svg:viewBox="0 0 627 1215">
          <text:p/>
        </draw:connector>
        <draw:connector draw:style-name="gr25" draw:text-style-name="P25" draw:layer="layout" svg:x1="10.384cm" svg:y1="4.816cm" svg:x2="11.013cm" svg:y2="5.022cm" draw:start-shape="id172" draw:start-glue-point="2" draw:end-shape="id173" draw:end-glue-point="3" svg:d="M10384 4816v206h629" svg:viewBox="0 0 630 207">
          <text:p/>
        </draw:connector>
        <draw:connector draw:style-name="gr25" draw:text-style-name="P25" draw:layer="layout" svg:x1="10.384cm" svg:y1="3.808cm" svg:x2="11.013cm" svg:y2="4.015cm" draw:start-shape="id174" draw:start-glue-point="2" draw:end-shape="id175" draw:end-glue-point="3" svg:d="M10384 3808v207h629" svg:viewBox="0 0 630 208">
          <text:p/>
        </draw:connector>
        <draw:connector draw:style-name="gr25" draw:text-style-name="P25" draw:layer="layout" svg:x1="9.403cm" svg:y1="3.473cm" svg:x2="10.029cm" svg:y2="3.679cm" draw:start-shape="id171" draw:start-glue-point="2" draw:end-shape="id174" draw:end-glue-point="3" svg:d="M9403 3473v206h626" svg:viewBox="0 0 627 207">
          <text:p/>
        </draw:connector>
        <draw:connector draw:style-name="gr25" draw:text-style-name="P25" draw:layer="layout" svg:x1="10.384cm" svg:y1="3.808cm" svg:x2="11.013cm" svg:y2="4.352cm" draw:start-shape="id174" draw:start-glue-point="2" draw:end-shape="id176" draw:end-glue-point="3" svg:d="M10384 3808v544h629" svg:viewBox="0 0 630 545">
          <text:p/>
        </draw:connector>
        <draw:connector draw:style-name="gr25" draw:text-style-name="P25" draw:layer="layout" svg:x1="10.384cm" svg:y1="4.816cm" svg:x2="11.013cm" svg:y2="5.36cm" draw:start-shape="id172" draw:start-glue-point="2" draw:end-shape="id177" draw:end-glue-point="3" svg:d="M10384 4816v544h629" svg:viewBox="0 0 630 545">
          <text:p/>
        </draw:connector>
        <draw:custom-shape draw:style-name="gr81" draw:text-style-name="P22" xml:id="id178" draw:id="id178" draw:layer="layout" svg:width="0.711cm" svg:height="0.255cm" svg:x="8.08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8.437cm" svg:y1="3.123cm" svg:x2="9.048cm" svg:y2="3.344cm" draw:start-shape="id178" draw:start-glue-point="2" draw:end-shape="id171" draw:end-glue-point="3" svg:d="M8437 3123v221h611" svg:viewBox="0 0 612 222">
          <text:p/>
        </draw:connector>
        <draw:connector draw:style-name="gr25" draw:text-style-name="P25" draw:layer="layout" svg:x1="8.437cm" svg:y1="3.123cm" svg:x2="9.048cm" svg:y2="5.708cm" draw:start-shape="id178" draw:start-glue-point="2" draw:end-shape="id164" draw:end-glue-point="3" svg:d="M8437 3123v2585h611" svg:viewBox="0 0 612 2586">
          <text:p/>
        </draw:connector>
        <draw:custom-shape draw:style-name="gr82" draw:text-style-name="P8" draw:layer="layout" svg:width="0.584cm" svg:height="0.353cm" svg:x="12.416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6" xml:id="id179" draw:id="id179" draw:layer="layout" svg:width="0.71cm" svg:height="0.256cm" svg:x="14.387cm" svg:y="5.57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2" draw:id="id182" draw:layer="layout" svg:width="0.711cm" svg:height="0.257cm" svg:x="15.369cm" svg:y="5.9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3" draw:id="id183" draw:layer="layout" svg:width="0.71cm" svg:height="0.256cm" svg:x="16.35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6" xml:id="id184" draw:id="id184" draw:layer="layout" svg:width="0.71cm" svg:height="0.256cm" svg:x="16.35cm" svg:y="6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6" xml:id="id180" draw:id="id180" draw:layer="layout" svg:width="0.711cm" svg:height="0.256cm" svg:x="15.369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181" draw:id="id181" draw:layer="layout" svg:width="0.71cm" svg:height="0.258cm" svg:x="16.35cm" svg:y="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85" draw:id="id185" draw:layer="layout" svg:width="0.71cm" svg:height="0.254cm" svg:x="16.35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5.835cm" svg:x2="15.369cm" svg:y2="7.05cm" draw:start-shape="id179" draw:start-glue-point="2" draw:end-shape="id180" draw:end-glue-point="3" svg:d="M14742 5835v1215h627" svg:viewBox="0 0 628 1216">
          <text:p/>
        </draw:connector>
        <draw:connector draw:style-name="gr25" draw:text-style-name="P25" draw:layer="layout" svg:x1="15.724cm" svg:y1="7.178cm" svg:x2="16.35cm" svg:y2="7.385cm" draw:start-shape="id180" draw:start-glue-point="2" draw:end-shape="id181" draw:end-glue-point="3" svg:d="M15724 7178v207h626" svg:viewBox="0 0 627 208">
          <text:p/>
        </draw:connector>
        <draw:connector draw:style-name="gr25" draw:text-style-name="P25" draw:layer="layout" svg:x1="15.724cm" svg:y1="6.171cm" svg:x2="16.35cm" svg:y2="6.379cm" draw:start-shape="id182" draw:start-glue-point="2" draw:end-shape="id183" draw:end-glue-point="3" svg:d="M15724 6171v208h626" svg:viewBox="0 0 627 209">
          <text:p/>
        </draw:connector>
        <draw:connector draw:style-name="gr25" draw:text-style-name="P25" draw:layer="layout" svg:x1="14.742cm" svg:y1="5.835cm" svg:x2="15.369cm" svg:y2="6.042cm" draw:start-shape="id179" draw:start-glue-point="2" draw:end-shape="id182" draw:end-glue-point="3" svg:d="M14742 5835v207h627" svg:viewBox="0 0 628 208">
          <text:p/>
        </draw:connector>
        <draw:connector draw:style-name="gr25" draw:text-style-name="P25" draw:layer="layout" svg:x1="15.724cm" svg:y1="6.171cm" svg:x2="16.35cm" svg:y2="6.717cm" draw:start-shape="id182" draw:start-glue-point="2" draw:end-shape="id184" draw:end-glue-point="3" svg:d="M15724 6171v546h626" svg:viewBox="0 0 627 547">
          <text:p/>
        </draw:connector>
        <draw:connector draw:style-name="gr25" draw:text-style-name="P25" draw:layer="layout" svg:x1="15.724cm" svg:y1="7.178cm" svg:x2="16.35cm" svg:y2="7.723cm" draw:start-shape="id180" draw:start-glue-point="2" draw:end-shape="id185" draw:end-glue-point="3" svg:d="M15724 7178v545h626" svg:viewBox="0 0 627 546">
          <text:p/>
        </draw:connector>
        <draw:custom-shape draw:style-name="gr83" draw:text-style-name="P26" xml:id="id186" draw:id="id186" draw:layer="layout" svg:width="0.71cm" svg:height="0.256cm" svg:x="14.387cm" svg:y="3.215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9" draw:id="id189" draw:layer="layout" svg:width="0.711cm" svg:height="0.257cm" svg:x="15.369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190" draw:id="id190" draw:layer="layout" svg:width="0.71cm" svg:height="0.254cm" svg:x="16.35cm" svg:y="3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191" draw:id="id191" draw:layer="layout" svg:width="0.71cm" svg:height="0.255cm" svg:x="16.35cm" svg:y="4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6" xml:id="id187" draw:id="id187" draw:layer="layout" svg:width="0.711cm" svg:height="0.257cm" svg:x="15.369cm" svg:y="4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6" xml:id="id188" draw:id="id188" draw:layer="layout" svg:width="0.71cm" svg:height="0.257cm" svg:x="16.35cm" svg:y="4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6" xml:id="id192" draw:id="id192" draw:layer="layout" svg:width="0.71cm" svg:height="0.259cm" svg:x="16.35cm" svg:y="5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742cm" svg:y1="3.471cm" svg:x2="15.369cm" svg:y2="4.685cm" draw:start-shape="id186" draw:start-glue-point="2" draw:end-shape="id187" draw:end-glue-point="3" svg:d="M14742 3471v1214h627" svg:viewBox="0 0 628 1215">
          <text:p/>
        </draw:connector>
        <draw:connector draw:style-name="gr25" draw:text-style-name="P25" draw:layer="layout" svg:x1="15.724cm" svg:y1="4.814cm" svg:x2="16.35cm" svg:y2="5.02cm" draw:start-shape="id187" draw:start-glue-point="2" draw:end-shape="id188" draw:end-glue-point="3" svg:d="M15724 4814v206h626" svg:viewBox="0 0 627 207">
          <text:p/>
        </draw:connector>
        <draw:connector draw:style-name="gr25" draw:text-style-name="P25" draw:layer="layout" svg:x1="15.724cm" svg:y1="3.807cm" svg:x2="16.35cm" svg:y2="4.014cm" draw:start-shape="id189" draw:start-glue-point="2" draw:end-shape="id190" draw:end-glue-point="3" svg:d="M15724 3807v207h626" svg:viewBox="0 0 627 208">
          <text:p/>
        </draw:connector>
        <draw:connector draw:style-name="gr25" draw:text-style-name="P25" draw:layer="layout" svg:x1="14.742cm" svg:y1="3.471cm" svg:x2="15.369cm" svg:y2="3.678cm" draw:start-shape="id186" draw:start-glue-point="2" draw:end-shape="id189" draw:end-glue-point="3" svg:d="M14742 3471v207h627" svg:viewBox="0 0 628 208">
          <text:p/>
        </draw:connector>
        <draw:connector draw:style-name="gr25" draw:text-style-name="P25" draw:layer="layout" svg:x1="15.724cm" svg:y1="3.807cm" svg:x2="16.35cm" svg:y2="4.351cm" draw:start-shape="id189" draw:start-glue-point="2" draw:end-shape="id191" draw:end-glue-point="3" svg:d="M15724 3807v544h626" svg:viewBox="0 0 627 545">
          <text:p/>
        </draw:connector>
        <draw:connector draw:style-name="gr25" draw:text-style-name="P25" draw:layer="layout" svg:x1="15.724cm" svg:y1="4.814cm" svg:x2="16.35cm" svg:y2="5.358cm" draw:start-shape="id187" draw:start-glue-point="2" draw:end-shape="id192" draw:end-glue-point="3" svg:d="M15724 4814v544h626" svg:viewBox="0 0 627 545">
          <text:p/>
        </draw:connector>
        <draw:custom-shape draw:style-name="gr70" draw:text-style-name="P28" xml:id="id193" draw:id="id193" draw:layer="layout" svg:width="0.71cm" svg:height="0.255cm" svg:x="13.42cm" svg:y="2.86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3.775cm" svg:y1="3.123cm" svg:x2="14.387cm" svg:y2="3.343cm" draw:start-shape="id193" draw:start-glue-point="2" draw:end-shape="id186" draw:end-glue-point="3" svg:d="M13775 3123v220h612" svg:viewBox="0 0 613 221">
          <text:p/>
        </draw:connector>
        <draw:connector draw:style-name="gr25" draw:text-style-name="P25" draw:layer="layout" svg:x1="13.775cm" svg:y1="3.123cm" svg:x2="14.387cm" svg:y2="5.707cm" draw:start-shape="id193" draw:start-glue-point="2" draw:end-shape="id179" draw:end-glue-point="3" svg:d="M13775 3123v2584h612" svg:viewBox="0 0 613 2585">
          <text:p/>
        </draw:connector>
        <draw:custom-shape draw:style-name="gr82" draw:text-style-name="P8" draw:layer="layout" svg:width="0.584cm" svg:height="0.353cm" svg:x="17.693cm" svg:y="5.1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103cm" svg:height="0.368cm" svg:x="13.3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3.1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2" draw:layer="layout" svg:width="1.103cm" svg:height="0.368cm" svg:x="18.31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18.11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3" draw:layer="layout" svg:width="0.71cm" svg:height="0.257cm" svg:x="4.8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5.782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draw:layer="layout" svg:width="0.71cm" svg:height="0.256cm" svg:x="6.764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4.8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draw:layer="layout" svg:width="0.71cm" svg:height="0.255cm" svg:x="6.764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draw:layer="layout" svg:width="0.71cm" svg:height="0.254cm" svg:x="6.764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5.782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6.764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6.764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3.834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2.793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6" draw:text-style-name="P28" xml:id="id194" draw:id="id194" draw:layer="layout" svg:width="0.712cm" svg:height="0.256cm" svg:x="4.662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7" draw:id="id197" draw:layer="layout" svg:width="0.71cm" svg:height="0.256cm" svg:x="5.647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198" draw:id="id198" draw:layer="layout" svg:width="0.71cm" svg:height="0.256cm" svg:x="6.628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9" draw:id="id199" draw:layer="layout" svg:width="0.71cm" svg:height="0.255cm" svg:x="6.628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95" draw:id="id195" draw:layer="layout" svg:width="0.71cm" svg:height="0.255cm" svg:x="5.647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196" draw:id="id196" draw:layer="layout" svg:width="0.71cm" svg:height="0.258cm" svg:x="6.628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00" draw:id="id200" draw:layer="layout" svg:width="0.71cm" svg:height="0.254cm" svg:x="6.628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11.459cm" svg:x2="5.647cm" svg:y2="12.674cm" draw:start-shape="id194" draw:start-glue-point="2" draw:end-shape="id195" draw:end-glue-point="3" svg:d="M5018 11459v1215h629" svg:viewBox="0 0 630 1216">
          <text:p/>
        </draw:connector>
        <draw:connector draw:style-name="gr25" draw:text-style-name="P25" draw:layer="layout" svg:x1="6.002cm" svg:y1="12.802cm" svg:x2="6.628cm" svg:y2="13.009cm" draw:start-shape="id195" draw:start-glue-point="2" draw:end-shape="id196" draw:end-glue-point="3" svg:d="M6002 12802v207h626" svg:viewBox="0 0 627 208">
          <text:p/>
        </draw:connector>
        <draw:connector draw:style-name="gr25" draw:text-style-name="P25" draw:layer="layout" svg:x1="6.002cm" svg:y1="11.795cm" svg:x2="6.628cm" svg:y2="12.003cm" draw:start-shape="id197" draw:start-glue-point="2" draw:end-shape="id198" draw:end-glue-point="3" svg:d="M6002 11795v208h626" svg:viewBox="0 0 627 209">
          <text:p/>
        </draw:connector>
        <draw:connector draw:style-name="gr25" draw:text-style-name="P25" draw:layer="layout" svg:x1="5.018cm" svg:y1="11.459cm" svg:x2="5.647cm" svg:y2="11.667cm" draw:start-shape="id194" draw:start-glue-point="2" draw:end-shape="id197" draw:end-glue-point="3" svg:d="M5018 11459v208h629" svg:viewBox="0 0 630 209">
          <text:p/>
        </draw:connector>
        <draw:connector draw:style-name="gr25" draw:text-style-name="P25" draw:layer="layout" svg:x1="6.002cm" svg:y1="11.795cm" svg:x2="6.628cm" svg:y2="12.341cm" draw:start-shape="id197" draw:start-glue-point="2" draw:end-shape="id199" draw:end-glue-point="3" svg:d="M6002 11795v546h626" svg:viewBox="0 0 627 547">
          <text:p/>
        </draw:connector>
        <draw:connector draw:style-name="gr25" draw:text-style-name="P25" draw:layer="layout" svg:x1="6.002cm" svg:y1="12.802cm" svg:x2="6.628cm" svg:y2="13.347cm" draw:start-shape="id195" draw:start-glue-point="2" draw:end-shape="id200" draw:end-glue-point="3" svg:d="M6002 12802v545h626" svg:viewBox="0 0 627 546">
          <text:p/>
        </draw:connector>
        <draw:custom-shape draw:style-name="gr96" draw:text-style-name="P28" xml:id="id201" draw:id="id201" draw:layer="layout" svg:width="0.712cm" svg:height="0.256cm" svg:x="4.662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4" draw:id="id204" draw:layer="layout" svg:width="0.71cm" svg:height="0.257cm" svg:x="5.64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5" draw:id="id205" draw:layer="layout" svg:width="0.71cm" svg:height="0.255cm" svg:x="6.628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06" draw:id="id206" draw:layer="layout" svg:width="0.71cm" svg:height="0.255cm" svg:x="6.628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2" draw:id="id202" draw:layer="layout" svg:width="0.71cm" svg:height="0.257cm" svg:x="5.647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03" draw:id="id203" draw:layer="layout" svg:width="0.71cm" svg:height="0.257cm" svg:x="6.628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07" draw:id="id207" draw:layer="layout" svg:width="0.71cm" svg:height="0.259cm" svg:x="6.628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5.018cm" svg:y1="9.095cm" svg:x2="5.647cm" svg:y2="10.309cm" draw:start-shape="id201" draw:start-glue-point="2" draw:end-shape="id202" draw:end-glue-point="3" svg:d="M5018 9095v1214h629" svg:viewBox="0 0 630 1215">
          <text:p/>
        </draw:connector>
        <draw:connector draw:style-name="gr25" draw:text-style-name="P25" draw:layer="layout" svg:x1="6.002cm" svg:y1="10.438cm" svg:x2="6.628cm" svg:y2="10.645cm" draw:start-shape="id202" draw:start-glue-point="2" draw:end-shape="id203" draw:end-glue-point="3" svg:d="M6002 10438v207h626" svg:viewBox="0 0 627 208">
          <text:p/>
        </draw:connector>
        <draw:connector draw:style-name="gr25" draw:text-style-name="P25" draw:layer="layout" svg:x1="6.002cm" svg:y1="9.431cm" svg:x2="6.628cm" svg:y2="9.638cm" draw:start-shape="id204" draw:start-glue-point="2" draw:end-shape="id205" draw:end-glue-point="3" svg:d="M6002 9431v207h626" svg:viewBox="0 0 627 208">
          <text:p/>
        </draw:connector>
        <draw:connector draw:style-name="gr25" draw:text-style-name="P25" draw:layer="layout" svg:x1="5.018cm" svg:y1="9.095cm" svg:x2="5.647cm" svg:y2="9.302cm" draw:start-shape="id201" draw:start-glue-point="2" draw:end-shape="id204" draw:end-glue-point="3" svg:d="M5018 9095v207h629" svg:viewBox="0 0 630 208">
          <text:p/>
        </draw:connector>
        <draw:connector draw:style-name="gr25" draw:text-style-name="P25" draw:layer="layout" svg:x1="6.002cm" svg:y1="9.431cm" svg:x2="6.628cm" svg:y2="9.975cm" draw:start-shape="id204" draw:start-glue-point="2" draw:end-shape="id206" draw:end-glue-point="3" svg:d="M6002 9431v544h626" svg:viewBox="0 0 627 545">
          <text:p/>
        </draw:connector>
        <draw:connector draw:style-name="gr25" draw:text-style-name="P25" draw:layer="layout" svg:x1="6.002cm" svg:y1="10.438cm" svg:x2="6.628cm" svg:y2="10.982cm" draw:start-shape="id202" draw:start-glue-point="2" draw:end-shape="id207" draw:end-glue-point="3" svg:d="M6002 10438v544h626" svg:viewBox="0 0 627 545">
          <text:p/>
        </draw:connector>
        <draw:custom-shape draw:style-name="gr98" draw:text-style-name="P30" xml:id="id208" draw:id="id208" draw:layer="layout" svg:width="0.711cm" svg:height="0.255cm" svg:x="3.696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4.051cm" svg:y1="8.747cm" svg:x2="4.662cm" svg:y2="8.967cm" draw:start-shape="id208" draw:start-glue-point="2" draw:end-shape="id201" draw:end-glue-point="3" svg:d="M4051 8747v220h611" svg:viewBox="0 0 612 221">
          <text:p/>
        </draw:connector>
        <draw:connector draw:style-name="gr25" draw:text-style-name="P25" draw:layer="layout" svg:x1="4.051cm" svg:y1="8.747cm" svg:x2="4.662cm" svg:y2="11.331cm" draw:start-shape="id208" draw:start-glue-point="2" draw:end-shape="id194" draw:end-glue-point="3" svg:d="M4051 8747v2584h611" svg:viewBox="0 0 612 2585">
          <text:p/>
        </draw:connector>
        <draw:custom-shape draw:style-name="gr93" draw:text-style-name="P33" draw:layer="layout" svg:width="0.71cm" svg:height="0.257cm" svg:x="10.077cm" svg:y="11.1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1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1.06cm" svg:y="1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12.042cm" svg:y="1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1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10.077cm" svg:y="8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9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12.042cm" svg:y="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12.042cm" svg:y="9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8" draw:layer="layout" svg:width="0.711cm" svg:height="0.258cm" svg:x="11.06cm" svg:y="1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12.042cm" svg:y="10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12.042cm" svg:y="10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9.111cm" svg:y="8.3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7.97cm" svg:y="10.7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09" draw:id="id209" draw:layer="layout" svg:width="0.711cm" svg:height="0.256cm" svg:x="9.941cm" svg:y="11.20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12" draw:id="id212" draw:layer="layout" svg:width="0.712cm" svg:height="0.256cm" svg:x="10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13" draw:id="id213" draw:layer="layout" svg:width="0.71cm" svg:height="0.256cm" svg:x="11.905cm" svg:y="11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14" draw:id="id214" draw:layer="layout" svg:width="0.71cm" svg:height="0.255cm" svg:x="11.905cm" svg:y="12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8" xml:id="id210" draw:id="id210" draw:layer="layout" svg:width="0.712cm" svg:height="0.255cm" svg:x="10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11" draw:id="id211" draw:layer="layout" svg:width="0.71cm" svg:height="0.258cm" svg:x="11.905cm" svg:y="12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15" draw:id="id215" draw:layer="layout" svg:width="0.71cm" svg:height="0.254cm" svg:x="11.905cm" svg:y="13.22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11.459cm" svg:x2="10.922cm" svg:y2="12.674cm" draw:start-shape="id209" draw:start-glue-point="2" draw:end-shape="id210" draw:end-glue-point="3" svg:d="M10296 11459v1215h626" svg:viewBox="0 0 627 1216">
          <text:p/>
        </draw:connector>
        <draw:connector draw:style-name="gr25" draw:text-style-name="P25" draw:layer="layout" svg:x1="11.278cm" svg:y1="12.802cm" svg:x2="11.905cm" svg:y2="13.009cm" draw:start-shape="id210" draw:start-glue-point="2" draw:end-shape="id211" draw:end-glue-point="3" svg:d="M11278 12802v207h627" svg:viewBox="0 0 628 208">
          <text:p/>
        </draw:connector>
        <draw:connector draw:style-name="gr25" draw:text-style-name="P25" draw:layer="layout" svg:x1="11.278cm" svg:y1="11.795cm" svg:x2="11.905cm" svg:y2="12.003cm" draw:start-shape="id212" draw:start-glue-point="2" draw:end-shape="id213" draw:end-glue-point="3" svg:d="M11278 11795v208h627" svg:viewBox="0 0 628 209">
          <text:p/>
        </draw:connector>
        <draw:connector draw:style-name="gr25" draw:text-style-name="P25" draw:layer="layout" svg:x1="10.296cm" svg:y1="11.459cm" svg:x2="10.922cm" svg:y2="11.667cm" draw:start-shape="id209" draw:start-glue-point="2" draw:end-shape="id212" draw:end-glue-point="3" svg:d="M10296 11459v208h626" svg:viewBox="0 0 627 209">
          <text:p/>
        </draw:connector>
        <draw:connector draw:style-name="gr25" draw:text-style-name="P25" draw:layer="layout" svg:x1="11.278cm" svg:y1="11.795cm" svg:x2="11.905cm" svg:y2="12.341cm" draw:start-shape="id212" draw:start-glue-point="2" draw:end-shape="id214" draw:end-glue-point="3" svg:d="M11278 11795v546h627" svg:viewBox="0 0 628 547">
          <text:p/>
        </draw:connector>
        <draw:connector draw:style-name="gr25" draw:text-style-name="P25" draw:layer="layout" svg:x1="11.278cm" svg:y1="12.802cm" svg:x2="11.905cm" svg:y2="13.347cm" draw:start-shape="id210" draw:start-glue-point="2" draw:end-shape="id215" draw:end-glue-point="3" svg:d="M11278 12802v545h627" svg:viewBox="0 0 628 546">
          <text:p/>
        </draw:connector>
        <draw:custom-shape draw:style-name="gr68" draw:text-style-name="P28" xml:id="id216" draw:id="id216" draw:layer="layout" svg:width="0.711cm" svg:height="0.256cm" svg:x="9.941cm" svg:y="8.83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9" draw:id="id219" draw:layer="layout" svg:width="0.712cm" svg:height="0.257cm" svg:x="10.922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0" draw:id="id220" draw:layer="layout" svg:width="0.71cm" svg:height="0.255cm" svg:x="11.905cm" svg:y="9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21" draw:id="id221" draw:layer="layout" svg:width="0.71cm" svg:height="0.255cm" svg:x="11.905cm" svg:y="9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17" draw:id="id217" draw:layer="layout" svg:width="0.712cm" svg:height="0.257cm" svg:x="10.922cm" svg:y="10.1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18" draw:id="id218" draw:layer="layout" svg:width="0.71cm" svg:height="0.257cm" svg:x="11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22" draw:id="id222" draw:layer="layout" svg:width="0.71cm" svg:height="0.259cm" svg:x="11.905cm" svg:y="10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0.296cm" svg:y1="9.095cm" svg:x2="10.922cm" svg:y2="10.309cm" draw:start-shape="id216" draw:start-glue-point="2" draw:end-shape="id217" draw:end-glue-point="3" svg:d="M10296 9095v1214h626" svg:viewBox="0 0 627 1215">
          <text:p/>
        </draw:connector>
        <draw:connector draw:style-name="gr25" draw:text-style-name="P25" draw:layer="layout" svg:x1="11.278cm" svg:y1="10.438cm" svg:x2="11.905cm" svg:y2="10.645cm" draw:start-shape="id217" draw:start-glue-point="2" draw:end-shape="id218" draw:end-glue-point="3" svg:d="M11278 10438v207h627" svg:viewBox="0 0 628 208">
          <text:p/>
        </draw:connector>
        <draw:connector draw:style-name="gr25" draw:text-style-name="P25" draw:layer="layout" svg:x1="11.278cm" svg:y1="9.431cm" svg:x2="11.905cm" svg:y2="9.638cm" draw:start-shape="id219" draw:start-glue-point="2" draw:end-shape="id220" draw:end-glue-point="3" svg:d="M11278 9431v207h627" svg:viewBox="0 0 628 208">
          <text:p/>
        </draw:connector>
        <draw:connector draw:style-name="gr25" draw:text-style-name="P25" draw:layer="layout" svg:x1="10.296cm" svg:y1="9.095cm" svg:x2="10.922cm" svg:y2="9.302cm" draw:start-shape="id216" draw:start-glue-point="2" draw:end-shape="id219" draw:end-glue-point="3" svg:d="M10296 9095v207h626" svg:viewBox="0 0 627 208">
          <text:p/>
        </draw:connector>
        <draw:connector draw:style-name="gr25" draw:text-style-name="P25" draw:layer="layout" svg:x1="11.278cm" svg:y1="9.431cm" svg:x2="11.905cm" svg:y2="9.975cm" draw:start-shape="id219" draw:start-glue-point="2" draw:end-shape="id221" draw:end-glue-point="3" svg:d="M11278 9431v544h627" svg:viewBox="0 0 628 545">
          <text:p/>
        </draw:connector>
        <draw:connector draw:style-name="gr25" draw:text-style-name="P25" draw:layer="layout" svg:x1="11.278cm" svg:y1="10.438cm" svg:x2="11.905cm" svg:y2="10.982cm" draw:start-shape="id217" draw:start-glue-point="2" draw:end-shape="id222" draw:end-glue-point="3" svg:d="M11278 10438v544h627" svg:viewBox="0 0 628 545">
          <text:p/>
        </draw:connector>
        <draw:custom-shape draw:style-name="gr103" draw:text-style-name="P30" xml:id="id223" draw:id="id223" draw:layer="layout" svg:width="0.712cm" svg:height="0.255cm" svg:x="8.973cm" svg:y="8.492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9.329cm" svg:y1="8.747cm" svg:x2="9.941cm" svg:y2="8.967cm" draw:start-shape="id223" draw:start-glue-point="2" draw:end-shape="id216" draw:end-glue-point="3" svg:d="M9329 8747v220h612" svg:viewBox="0 0 613 221">
          <text:p/>
        </draw:connector>
        <draw:connector draw:style-name="gr25" draw:text-style-name="P25" draw:layer="layout" svg:x1="9.329cm" svg:y1="8.747cm" svg:x2="9.941cm" svg:y2="11.331cm" draw:start-shape="id223" draw:start-glue-point="2" draw:end-shape="id209" draw:end-glue-point="3" svg:d="M9329 8747v2584h612" svg:viewBox="0 0 613 2585">
          <text:p/>
        </draw:connector>
        <draw:custom-shape draw:style-name="gr104" draw:text-style-name="P33" draw:layer="layout" svg:width="0.71cm" svg:height="0.256cm" svg:x="19.804cm" svg:y="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20.786cm" svg:y="5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6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3" draw:layer="layout" svg:width="0.71cm" svg:height="0.256cm" svg:x="20.786cm" svg:y="6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8" draw:layer="layout" svg:width="0.709cm" svg:height="0.256cm" svg:x="21.769cm" svg:y="7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8" draw:layer="layout" svg:width="0.709cm" svg:height="0.254cm" svg:x="21.769cm" svg:y="7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0.71cm" svg:height="0.258cm" svg:x="19.804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3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0.709cm" svg:height="0.255cm" svg:x="21.769cm" svg:y="4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71cm" svg:height="0.257cm" svg:x="20.786cm" svg:y="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0.709cm" svg:height="0.257cm" svg:x="21.769cm" svg:y="4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709cm" svg:height="0.258cm" svg:x="21.769cm" svg:y="5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3" draw:layer="layout" svg:width="0.711cm" svg:height="0.256cm" svg:x="18.838cm" svg:y="2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4" draw:id="id224" draw:layer="layout" svg:width="0.71cm" svg:height="0.256cm" svg:x="19.668cm" svg:y="5.58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7" draw:id="id227" draw:layer="layout" svg:width="0.711cm" svg:height="0.256cm" svg:x="20.65cm" svg:y="5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8" draw:id="id228" draw:layer="layout" svg:width="0.71cm" svg:height="0.256cm" svg:x="21.631cm" svg:y="6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29" draw:id="id229" draw:layer="layout" svg:width="0.71cm" svg:height="0.256cm" svg:x="21.631cm" svg:y="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xml:id="id225" draw:id="id225" draw:layer="layout" svg:width="0.711cm" svg:height="0.256cm" svg:x="20.65cm" svg:y="6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26" draw:id="id226" draw:layer="layout" svg:width="0.71cm" svg:height="0.258cm" svg:x="21.631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9" xml:id="id230" draw:id="id230" draw:layer="layout" svg:width="0.71cm" svg:height="0.255cm" svg:x="21.631cm" svg:y="7.596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5.836cm" svg:x2="20.65cm" svg:y2="7.051cm" draw:start-shape="id224" draw:start-glue-point="2" draw:end-shape="id225" draw:end-glue-point="3" svg:d="M20023 5836v1215h627" svg:viewBox="0 0 628 1216">
          <text:p/>
        </draw:connector>
        <draw:connector draw:style-name="gr25" draw:text-style-name="P25" draw:layer="layout" svg:x1="21.005cm" svg:y1="7.179cm" svg:x2="21.631cm" svg:y2="7.386cm" draw:start-shape="id225" draw:start-glue-point="2" draw:end-shape="id226" draw:end-glue-point="3" svg:d="M21005 7179v207h626" svg:viewBox="0 0 627 208">
          <text:p/>
        </draw:connector>
        <draw:connector draw:style-name="gr25" draw:text-style-name="P25" draw:layer="layout" svg:x1="21.005cm" svg:y1="6.171cm" svg:x2="21.631cm" svg:y2="6.38cm" draw:start-shape="id227" draw:start-glue-point="2" draw:end-shape="id228" draw:end-glue-point="3" svg:d="M21005 6171v209h626" svg:viewBox="0 0 627 210">
          <text:p/>
        </draw:connector>
        <draw:connector draw:style-name="gr25" draw:text-style-name="P25" draw:layer="layout" svg:x1="20.023cm" svg:y1="5.836cm" svg:x2="20.65cm" svg:y2="6.043cm" draw:start-shape="id224" draw:start-glue-point="2" draw:end-shape="id227" draw:end-glue-point="3" svg:d="M20023 5836v207h627" svg:viewBox="0 0 628 208">
          <text:p/>
        </draw:connector>
        <draw:connector draw:style-name="gr25" draw:text-style-name="P25" draw:layer="layout" svg:x1="21.005cm" svg:y1="6.171cm" svg:x2="21.631cm" svg:y2="6.718cm" draw:start-shape="id227" draw:start-glue-point="2" draw:end-shape="id229" draw:end-glue-point="3" svg:d="M21005 6171v547h626" svg:viewBox="0 0 627 548">
          <text:p/>
        </draw:connector>
        <draw:connector draw:style-name="gr25" draw:text-style-name="P25" draw:layer="layout" svg:x1="21.005cm" svg:y1="7.179cm" svg:x2="21.631cm" svg:y2="7.723cm" draw:start-shape="id225" draw:start-glue-point="2" draw:end-shape="id230" draw:end-glue-point="3" svg:d="M21005 7179v544h626" svg:viewBox="0 0 627 545">
          <text:p/>
        </draw:connector>
        <draw:custom-shape draw:style-name="gr61" draw:text-style-name="P28" xml:id="id231" draw:id="id231" draw:layer="layout" svg:width="0.71cm" svg:height="0.256cm" svg:x="19.668cm" svg:y="3.216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4" draw:id="id234" draw:layer="layout" svg:width="0.711cm" svg:height="0.257cm" svg:x="20.6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35" draw:id="id235" draw:layer="layout" svg:width="0.71cm" svg:height="0.254cm" svg:x="21.631cm" svg:y="3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36" draw:id="id236" draw:layer="layout" svg:width="0.71cm" svg:height="0.255cm" svg:x="21.631cm" svg:y="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8" xml:id="id232" draw:id="id232" draw:layer="layout" svg:width="0.711cm" svg:height="0.257cm" svg:x="20.65cm" svg:y="4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233" draw:id="id233" draw:layer="layout" svg:width="0.71cm" svg:height="0.257cm" svg:x="21.631cm" svg:y="4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37" draw:id="id237" draw:layer="layout" svg:width="0.71cm" svg:height="0.259cm" svg:x="21.631cm" svg:y="5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20.023cm" svg:y1="3.472cm" svg:x2="20.65cm" svg:y2="4.686cm" draw:start-shape="id231" draw:start-glue-point="2" draw:end-shape="id232" draw:end-glue-point="3" svg:d="M20023 3472v1214h627" svg:viewBox="0 0 628 1215">
          <text:p/>
        </draw:connector>
        <draw:connector draw:style-name="gr25" draw:text-style-name="P25" draw:layer="layout" svg:x1="21.005cm" svg:y1="4.815cm" svg:x2="21.631cm" svg:y2="5.021cm" draw:start-shape="id232" draw:start-glue-point="2" draw:end-shape="id233" draw:end-glue-point="3" svg:d="M21005 4815v206h626" svg:viewBox="0 0 627 207">
          <text:p/>
        </draw:connector>
        <draw:connector draw:style-name="gr25" draw:text-style-name="P25" draw:layer="layout" svg:x1="21.005cm" svg:y1="3.808cm" svg:x2="21.631cm" svg:y2="4.015cm" draw:start-shape="id234" draw:start-glue-point="2" draw:end-shape="id235" draw:end-glue-point="3" svg:d="M21005 3808v207h626" svg:viewBox="0 0 627 208">
          <text:p/>
        </draw:connector>
        <draw:connector draw:style-name="gr25" draw:text-style-name="P25" draw:layer="layout" svg:x1="20.023cm" svg:y1="3.472cm" svg:x2="20.65cm" svg:y2="3.679cm" draw:start-shape="id231" draw:start-glue-point="2" draw:end-shape="id234" draw:end-glue-point="3" svg:d="M20023 3472v207h627" svg:viewBox="0 0 628 208">
          <text:p/>
        </draw:connector>
        <draw:connector draw:style-name="gr25" draw:text-style-name="P25" draw:layer="layout" svg:x1="21.005cm" svg:y1="3.808cm" svg:x2="21.631cm" svg:y2="4.352cm" draw:start-shape="id234" draw:start-glue-point="2" draw:end-shape="id236" draw:end-glue-point="3" svg:d="M21005 3808v544h626" svg:viewBox="0 0 627 545">
          <text:p/>
        </draw:connector>
        <draw:connector draw:style-name="gr25" draw:text-style-name="P25" draw:layer="layout" svg:x1="21.005cm" svg:y1="4.815cm" svg:x2="21.631cm" svg:y2="5.359cm" draw:start-shape="id232" draw:start-glue-point="2" draw:end-shape="id237" draw:end-glue-point="3" svg:d="M21005 4815v544h626" svg:viewBox="0 0 627 545">
          <text:p/>
        </draw:connector>
        <draw:custom-shape draw:style-name="gr70" draw:text-style-name="P28" xml:id="id238" draw:id="id238" draw:layer="layout" svg:width="0.71cm" svg:height="0.255cm" svg:x="18.701cm" svg:y="2.869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9.056cm" svg:y1="3.124cm" svg:x2="19.668cm" svg:y2="3.344cm" draw:start-shape="id238" draw:start-glue-point="2" draw:end-shape="id231" draw:end-glue-point="3" svg:d="M19056 3124v220h612" svg:viewBox="0 0 613 221">
          <text:p/>
        </draw:connector>
        <draw:connector draw:style-name="gr25" draw:text-style-name="P25" draw:layer="layout" svg:x1="19.056cm" svg:y1="3.124cm" svg:x2="19.668cm" svg:y2="5.708cm" draw:start-shape="id238" draw:start-glue-point="2" draw:end-shape="id224" draw:end-glue-point="3" svg:d="M19056 3124v2584h612" svg:viewBox="0 0 613 2585">
          <text:p/>
        </draw:connector>
        <draw:custom-shape draw:style-name="gr82" draw:text-style-name="P8" draw:layer="layout" svg:width="0.584cm" svg:height="0.353cm" svg:x="22.974cm" svg:y="5.1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" draw:layer="layout" svg:width="1.103cm" svg:height="0.368cm" svg:x="8.775cm" svg:y="14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103cm" svg:height="0.368cm" svg:x="8.575cm" svg:y="14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draw:layer="layout" svg:width="0.584cm" svg:height="0.352cm" svg:x="13.27cm" svg:y="10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30" xml:id="id239" draw:id="id239" draw:layer="layout" svg:width="0.711cm" svg:height="0.256cm" svg:x="14.941cm" svg:y="11.20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2" draw:id="id242" draw:layer="layout" svg:width="0.712cm" svg:height="0.257cm" svg:x="15.922cm" svg:y="11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8" xml:id="id243" draw:id="id243" draw:layer="layout" svg:width="0.71cm" svg:height="0.256cm" svg:x="16.905cm" svg:y="1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44" draw:id="id244" draw:layer="layout" svg:width="0.71cm" svg:height="0.255cm" svg:x="16.905cm" svg:y="12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8" xml:id="id240" draw:id="id240" draw:layer="layout" svg:width="0.712cm" svg:height="0.256cm" svg:x="15.922cm" svg:y="12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1" draw:id="id241" draw:layer="layout" svg:width="0.71cm" svg:height="0.258cm" svg:x="16.905cm" svg:y="12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8" xml:id="id245" draw:id="id245" draw:layer="layout" svg:width="0.71cm" svg:height="0.254cm" svg:x="16.905cm" svg:y="13.221cm">
          <text:p text:style-name="P21"><text:span text:style-name="T6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11.46cm" svg:x2="15.922cm" svg:y2="12.675cm" draw:start-shape="id239" draw:start-glue-point="2" draw:end-shape="id240" draw:end-glue-point="3" svg:d="M15296 11460v1215h626" svg:viewBox="0 0 627 1216">
          <text:p/>
        </draw:connector>
        <draw:connector draw:style-name="gr25" draw:text-style-name="P25" draw:layer="layout" svg:x1="16.278cm" svg:y1="12.803cm" svg:x2="16.905cm" svg:y2="13.01cm" draw:start-shape="id240" draw:start-glue-point="2" draw:end-shape="id241" draw:end-glue-point="3" svg:d="M16278 12803v207h627" svg:viewBox="0 0 628 208">
          <text:p/>
        </draw:connector>
        <draw:connector draw:style-name="gr25" draw:text-style-name="P25" draw:layer="layout" svg:x1="16.278cm" svg:y1="11.796cm" svg:x2="16.905cm" svg:y2="12.004cm" draw:start-shape="id242" draw:start-glue-point="2" draw:end-shape="id243" draw:end-glue-point="3" svg:d="M16278 11796v208h627" svg:viewBox="0 0 628 209">
          <text:p/>
        </draw:connector>
        <draw:connector draw:style-name="gr25" draw:text-style-name="P25" draw:layer="layout" svg:x1="15.296cm" svg:y1="11.46cm" svg:x2="15.922cm" svg:y2="11.667cm" draw:start-shape="id239" draw:start-glue-point="2" draw:end-shape="id242" draw:end-glue-point="3" svg:d="M15296 11460v207h626" svg:viewBox="0 0 627 208">
          <text:p/>
        </draw:connector>
        <draw:connector draw:style-name="gr25" draw:text-style-name="P25" draw:layer="layout" svg:x1="16.278cm" svg:y1="11.796cm" svg:x2="16.905cm" svg:y2="12.342cm" draw:start-shape="id242" draw:start-glue-point="2" draw:end-shape="id244" draw:end-glue-point="3" svg:d="M16278 11796v546h627" svg:viewBox="0 0 628 547">
          <text:p/>
        </draw:connector>
        <draw:connector draw:style-name="gr25" draw:text-style-name="P25" draw:layer="layout" svg:x1="16.278cm" svg:y1="12.803cm" svg:x2="16.905cm" svg:y2="13.348cm" draw:start-shape="id240" draw:start-glue-point="2" draw:end-shape="id245" draw:end-glue-point="3" svg:d="M16278 12803v545h627" svg:viewBox="0 0 628 546">
          <text:p/>
        </draw:connector>
        <draw:custom-shape draw:style-name="gr68" draw:text-style-name="P28" xml:id="id246" draw:id="id246" draw:layer="layout" svg:width="0.711cm" svg:height="0.256cm" svg:x="14.941cm" svg:y="8.84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9" draw:id="id249" draw:layer="layout" svg:width="0.712cm" svg:height="0.257cm" svg:x="15.922cm" svg:y="9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0" draw:id="id250" draw:layer="layout" svg:width="0.71cm" svg:height="0.255cm" svg:x="16.905cm" svg:y="9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251" draw:id="id251" draw:layer="layout" svg:width="0.71cm" svg:height="0.255cm" svg:x="16.905cm" svg:y="9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247" draw:id="id247" draw:layer="layout" svg:width="0.712cm" svg:height="0.257cm" svg:x="15.922cm" svg:y="10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xml:id="id248" draw:id="id248" draw:layer="layout" svg:width="0.71cm" svg:height="0.258cm" svg:x="16.905cm" svg:y="10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8" xml:id="id252" draw:id="id252" draw:layer="layout" svg:width="0.71cm" svg:height="0.259cm" svg:x="16.905cm" svg:y="10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5.296cm" svg:y1="9.096cm" svg:x2="15.922cm" svg:y2="10.31cm" draw:start-shape="id246" draw:start-glue-point="2" draw:end-shape="id247" draw:end-glue-point="3" svg:d="M15296 9096v1214h626" svg:viewBox="0 0 627 1215">
          <text:p/>
        </draw:connector>
        <draw:connector draw:style-name="gr25" draw:text-style-name="P25" draw:layer="layout" svg:x1="16.278cm" svg:y1="10.439cm" svg:x2="16.905cm" svg:y2="10.646cm" draw:start-shape="id247" draw:start-glue-point="2" draw:end-shape="id248" draw:end-glue-point="3" svg:d="M16278 10439v207h627" svg:viewBox="0 0 628 208">
          <text:p/>
        </draw:connector>
        <draw:connector draw:style-name="gr25" draw:text-style-name="P25" draw:layer="layout" svg:x1="16.278cm" svg:y1="9.432cm" svg:x2="16.905cm" svg:y2="9.639cm" draw:start-shape="id249" draw:start-glue-point="2" draw:end-shape="id250" draw:end-glue-point="3" svg:d="M16278 9432v207h627" svg:viewBox="0 0 628 208">
          <text:p/>
        </draw:connector>
        <draw:connector draw:style-name="gr25" draw:text-style-name="P25" draw:layer="layout" svg:x1="15.296cm" svg:y1="9.096cm" svg:x2="15.922cm" svg:y2="9.303cm" draw:start-shape="id246" draw:start-glue-point="2" draw:end-shape="id249" draw:end-glue-point="3" svg:d="M15296 9096v207h626" svg:viewBox="0 0 627 208">
          <text:p/>
        </draw:connector>
        <draw:connector draw:style-name="gr25" draw:text-style-name="P25" draw:layer="layout" svg:x1="16.278cm" svg:y1="9.432cm" svg:x2="16.905cm" svg:y2="9.976cm" draw:start-shape="id249" draw:start-glue-point="2" draw:end-shape="id251" draw:end-glue-point="3" svg:d="M16278 9432v544h627" svg:viewBox="0 0 628 545">
          <text:p/>
        </draw:connector>
        <draw:connector draw:style-name="gr25" draw:text-style-name="P25" draw:layer="layout" svg:x1="16.278cm" svg:y1="10.439cm" svg:x2="16.905cm" svg:y2="10.983cm" draw:start-shape="id247" draw:start-glue-point="2" draw:end-shape="id252" draw:end-glue-point="3" svg:d="M16278 10439v544h627" svg:viewBox="0 0 628 545">
          <text:p/>
        </draw:connector>
        <draw:custom-shape draw:style-name="gr103" draw:text-style-name="P30" xml:id="id253" draw:id="id253" draw:layer="layout" svg:width="0.712cm" svg:height="0.255cm" svg:x="13.973cm" svg:y="8.493cm">
          <text:p text:style-name="P21"><text:span text:style-name="T6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25" draw:layer="layout" svg:x1="14.329cm" svg:y1="8.748cm" svg:x2="14.941cm" svg:y2="8.968cm" draw:start-shape="id253" draw:start-glue-point="2" draw:end-shape="id246" draw:end-glue-point="3" svg:d="M14329 8748v220h612" svg:viewBox="0 0 613 221">
          <text:p/>
        </draw:connector>
        <draw:connector draw:style-name="gr25" draw:text-style-name="P25" draw:layer="layout" svg:x1="14.329cm" svg:y1="8.748cm" svg:x2="14.941cm" svg:y2="11.332cm" draw:start-shape="id253" draw:start-glue-point="2" draw:end-shape="id239" draw:end-glue-point="3" svg:d="M14329 8748v2584h612" svg:viewBox="0 0 613 2585">
          <text:p/>
        </draw:connector>
        <draw:custom-shape draw:style-name="gr107" draw:text-style-name="P31" draw:layer="layout" svg:width="1.321cm" svg:height="0.664cm" svg:x="2.962cm" svg:y="13.979cm">
          <text:p/>
          <draw:enhanced-geometry svg:viewBox="0 0 21600 21600" draw:path-stretchpoint-x="10800" draw:path-stretchpoint-y="10800" draw:text-areas="?f3 ?f4 ?f5 ?f6" draw:type="round-rectangle" draw:modifiers="6593.684210526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38cm" svg:height="0.569cm" svg:x="4.268cm" svg:y="14.032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f</text:span><text:span text:style-name="T3">o</text:span><text:span text:style-name="T3">r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8" draw:text-style-name="P17" draw:layer="layout" svg:width="3.307cm" svg:height="0.887cm" svg:x="9.868cm" svg:y="13.853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n</text:span><text:span text:style-name="T3">o</text:span><text:span text:style-name="T3">t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09" draw:text-style-name="P17" draw:layer="layout" svg:width="3.564cm" svg:height="1.205cm" svg:x="14.47cm" svg:y="13.815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o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draw:frame draw:style-name="gr109" draw:text-style-name="P17" draw:layer="layout" svg:width="3.489cm" svg:height="1.205cm" svg:x="19.371cm" svg:y="13.816cm">
          <draw:text-box>
            <text:p text:style-name="P16"><text:span text:style-name="T3">C</text:span><text:span text:style-name="T3">a</text:span><text:span text:style-name="T3">c</text:span><text:span text:style-name="T3">h</text:span><text:span text:style-name="T3">e </text:span><text:span text:style-name="T3">it</text:span><text:span text:style-name="T3">e</text:span><text:span text:style-name="T3">m</text:span><text:span text:style-name="T3"> </text:span><text:span text:style-name="T3">f</text:span><text:span text:style-name="T3">o</text:span><text:span text:style-name="T3">r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*:</text:span><text:span text:style-name="T3">h</text:span><text:span text:style-name="T3">a</text:span><text:span text:style-name="T3">s</text:span><text:span text:style-name="T3">(.</text:span><text:span text:style-name="T3">b</text:span><text:span text:style-name="T3">)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2" draw:text-style-name="P34" xml:id="id254" draw:id="id254" draw:layer="layout" svg:width="1.103cm" svg:height="0.368cm" svg:x="14.366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7" draw:id="id257" draw:layer="layout" svg:width="1.103cm" svg:height="0.368cm" svg:x="15.532cm" svg:y="7.1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258" draw:id="id258" draw:layer="layout" svg:width="1.103cm" svg:height="0.367cm" svg:x="16.698cm" svg:y="7.6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9" draw:id="id259" draw:layer="layout" svg:width="1.103cm" svg:height="0.368cm" svg:x="16.698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5" draw:id="id255" draw:layer="layout" svg:width="1.103cm" svg:height="0.368cm" svg:x="15.532cm" svg:y="8.5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56" draw:id="id256" draw:layer="layout" svg:width="1.103cm" svg:height="0.368cm" svg:x="16.698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60" draw:id="id260" draw:layer="layout" svg:width="1.103cm" svg:height="0.368cm" svg:x="16.698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17cm" svg:y1="7.007cm" svg:x2="15.532cm" svg:y2="8.754cm" draw:start-shape="id254" draw:start-glue-point="2" draw:end-shape="id255" draw:end-glue-point="3" svg:d="M14917 7007v1747h615" svg:viewBox="0 0 616 1748">
          <text:p/>
        </draw:connector>
        <draw:connector draw:style-name="gr4" draw:text-style-name="P4" draw:layer="layout" svg:x1="16.083cm" svg:y1="8.938cm" svg:x2="16.698cm" svg:y2="9.236cm" draw:start-shape="id255" draw:start-glue-point="2" draw:end-shape="id256" draw:end-glue-point="3" svg:d="M16083 8938v298h615" svg:viewBox="0 0 616 299">
          <text:p/>
        </draw:connector>
        <draw:connector draw:style-name="gr4" draw:text-style-name="P4" draw:layer="layout" svg:x1="16.083cm" svg:y1="7.489cm" svg:x2="16.698cm" svg:y2="7.788cm" draw:start-shape="id257" draw:start-glue-point="2" draw:end-shape="id258" draw:end-glue-point="3" svg:d="M16083 7489v299h615" svg:viewBox="0 0 616 300">
          <text:p/>
        </draw:connector>
        <draw:connector draw:style-name="gr4" draw:text-style-name="P4" draw:layer="layout" svg:x1="14.917cm" svg:y1="7.007cm" svg:x2="15.532cm" svg:y2="7.305cm" draw:start-shape="id254" draw:start-glue-point="2" draw:end-shape="id257" draw:end-glue-point="3" svg:d="M14917 7007v298h615" svg:viewBox="0 0 616 299">
          <text:p/>
        </draw:connector>
        <draw:connector draw:style-name="gr4" draw:text-style-name="P4" draw:layer="layout" svg:x1="16.083cm" svg:y1="7.489cm" svg:x2="16.698cm" svg:y2="8.272cm" draw:start-shape="id257" draw:start-glue-point="2" draw:end-shape="id259" draw:end-glue-point="3" svg:d="M16083 7489v783h615" svg:viewBox="0 0 616 784">
          <text:p/>
        </draw:connector>
        <draw:connector draw:style-name="gr4" draw:text-style-name="P4" draw:layer="layout" svg:x1="16.083cm" svg:y1="8.938cm" svg:x2="16.698cm" svg:y2="9.72cm" draw:start-shape="id255" draw:start-glue-point="2" draw:end-shape="id260" draw:end-glue-point="3" svg:d="M16083 8938v782h615" svg:viewBox="0 0 616 783">
          <text:p/>
        </draw:connector>
        <draw:custom-shape draw:style-name="gr5" draw:text-style-name="P6" xml:id="id261" draw:id="id261" draw:layer="layout" svg:width="1.103cm" svg:height="0.368cm" svg:x="9.598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4" draw:id="id264" draw:layer="layout" svg:width="1.103cm" svg:height="0.368cm" svg:x="10.764cm" svg:y="7.1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65" draw:id="id265" draw:layer="layout" svg:width="1.103cm" svg:height="0.367cm" svg:x="11.93cm" svg:y="7.6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6" draw:id="id266" draw:layer="layout" svg:width="1.103cm" svg:height="0.368cm" svg:x="11.93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262" draw:id="id262" draw:layer="layout" svg:width="1.103cm" svg:height="0.368cm" svg:x="10.764cm" svg:y="8.57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3" draw:id="id263" draw:layer="layout" svg:width="1.103cm" svg:height="0.368cm" svg:x="11.93cm" svg:y="9.053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67" draw:id="id267" draw:layer="layout" svg:width="1.103cm" svg:height="0.368cm" svg:x="11.93cm" svg:y="9.5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49cm" svg:y1="7.008cm" svg:x2="10.764cm" svg:y2="8.755cm" draw:start-shape="id261" draw:start-glue-point="2" draw:end-shape="id262" draw:end-glue-point="3" svg:d="M10149 7008v1747h615" svg:viewBox="0 0 616 1748">
          <text:p/>
        </draw:connector>
        <draw:connector draw:style-name="gr4" draw:text-style-name="P4" draw:layer="layout" svg:x1="11.315cm" svg:y1="8.939cm" svg:x2="11.93cm" svg:y2="9.237cm" draw:start-shape="id262" draw:start-glue-point="2" draw:end-shape="id263" draw:end-glue-point="3" svg:d="M11315 8939v298h615" svg:viewBox="0 0 616 299">
          <text:p/>
        </draw:connector>
        <draw:connector draw:style-name="gr4" draw:text-style-name="P4" draw:layer="layout" svg:x1="11.315cm" svg:y1="7.49cm" svg:x2="11.93cm" svg:y2="7.789cm" draw:start-shape="id264" draw:start-glue-point="2" draw:end-shape="id265" draw:end-glue-point="3" svg:d="M11315 7490v299h615" svg:viewBox="0 0 616 300">
          <text:p/>
        </draw:connector>
        <draw:connector draw:style-name="gr4" draw:text-style-name="P4" draw:layer="layout" svg:x1="10.149cm" svg:y1="7.008cm" svg:x2="10.764cm" svg:y2="7.306cm" draw:start-shape="id261" draw:start-glue-point="2" draw:end-shape="id264" draw:end-glue-point="3" svg:d="M10149 7008v298h615" svg:viewBox="0 0 616 299">
          <text:p/>
        </draw:connector>
        <draw:connector draw:style-name="gr4" draw:text-style-name="P4" draw:layer="layout" svg:x1="11.315cm" svg:y1="7.49cm" svg:x2="11.93cm" svg:y2="8.273cm" draw:start-shape="id264" draw:start-glue-point="2" draw:end-shape="id266" draw:end-glue-point="3" svg:d="M11315 7490v783h615" svg:viewBox="0 0 616 784">
          <text:p/>
        </draw:connector>
        <draw:connector draw:style-name="gr4" draw:text-style-name="P4" draw:layer="layout" svg:x1="11.315cm" svg:y1="8.939cm" svg:x2="11.93cm" svg:y2="9.721cm" draw:start-shape="id262" draw:start-glue-point="2" draw:end-shape="id267" draw:end-glue-point="3" svg:d="M11315 8939v782h615" svg:viewBox="0 0 616 783">
          <text:p/>
        </draw:connector>
        <draw:custom-shape draw:style-name="gr8" draw:text-style-name="P8" draw:layer="layout" svg:width="0.759cm" svg:height="0.505cm" svg:x="13.422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68" draw:id="id268" draw:layer="layout" svg:width="1.103cm" svg:height="0.368cm" svg:x="19.142cm" svg:y="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1" draw:id="id271" draw:layer="layout" svg:width="1.103cm" svg:height="0.368cm" svg:x="20.308cm" svg:y="7.1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272" draw:id="id272" draw:layer="layout" svg:width="1.103cm" svg:height="0.367cm" svg:x="21.474cm" svg:y="7.6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3" draw:id="id273" draw:layer="layout" svg:width="1.103cm" svg:height="0.368cm" svg:x="21.474cm" svg:y="8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69" draw:id="id269" draw:layer="layout" svg:width="1.103cm" svg:height="0.368cm" svg:x="20.308cm" svg:y="8.5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270" draw:id="id270" draw:layer="layout" svg:width="1.103cm" svg:height="0.368cm" svg:x="21.474cm" svg:y="9.0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4" draw:id="id274" draw:layer="layout" svg:width="1.103cm" svg:height="0.368cm" svg:x="21.474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693cm" svg:y1="7.007cm" svg:x2="20.308cm" svg:y2="8.754cm" draw:start-shape="id268" draw:start-glue-point="2" draw:end-shape="id269" draw:end-glue-point="3" svg:d="M19693 7007v1747h615" svg:viewBox="0 0 616 1748">
          <text:p/>
        </draw:connector>
        <draw:connector draw:style-name="gr4" draw:text-style-name="P4" draw:layer="layout" svg:x1="20.859cm" svg:y1="8.938cm" svg:x2="21.474cm" svg:y2="9.236cm" draw:start-shape="id269" draw:start-glue-point="2" draw:end-shape="id270" draw:end-glue-point="3" svg:d="M20859 8938v298h615" svg:viewBox="0 0 616 299">
          <text:p/>
        </draw:connector>
        <draw:connector draw:style-name="gr4" draw:text-style-name="P4" draw:layer="layout" svg:x1="20.859cm" svg:y1="7.489cm" svg:x2="21.474cm" svg:y2="7.788cm" draw:start-shape="id271" draw:start-glue-point="2" draw:end-shape="id272" draw:end-glue-point="3" svg:d="M20859 7489v299h615" svg:viewBox="0 0 616 300">
          <text:p/>
        </draw:connector>
        <draw:connector draw:style-name="gr4" draw:text-style-name="P4" draw:layer="layout" svg:x1="19.693cm" svg:y1="7.007cm" svg:x2="20.308cm" svg:y2="7.305cm" draw:start-shape="id268" draw:start-glue-point="2" draw:end-shape="id271" draw:end-glue-point="3" svg:d="M19693 7007v298h615" svg:viewBox="0 0 616 299">
          <text:p/>
        </draw:connector>
        <draw:connector draw:style-name="gr4" draw:text-style-name="P4" draw:layer="layout" svg:x1="20.859cm" svg:y1="7.489cm" svg:x2="21.474cm" svg:y2="8.272cm" draw:start-shape="id271" draw:start-glue-point="2" draw:end-shape="id273" draw:end-glue-point="3" svg:d="M20859 7489v783h615" svg:viewBox="0 0 616 784">
          <text:p/>
        </draw:connector>
        <draw:connector draw:style-name="gr4" draw:text-style-name="P4" draw:layer="layout" svg:x1="20.859cm" svg:y1="8.938cm" svg:x2="21.474cm" svg:y2="9.72cm" draw:start-shape="id269" draw:start-glue-point="2" draw:end-shape="id274" draw:end-glue-point="3" svg:d="M20859 8938v782h615" svg:viewBox="0 0 616 783">
          <text:p/>
        </draw:connector>
        <draw:custom-shape draw:style-name="gr8" draw:text-style-name="P8" draw:layer="layout" svg:width="0.759cm" svg:height="0.505cm" svg:x="18.19cm" svg:y="8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275" draw:id="id275" draw:layer="layout" svg:width="1.103cm" svg:height="0.368cm" svg:x="4.798cm" svg:y="6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8" draw:id="id278" draw:layer="layout" svg:width="1.103cm" svg:height="0.368cm" svg:x="5.964cm" svg:y="7.1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79" draw:id="id279" draw:layer="layout" svg:width="1.103cm" svg:height="0.367cm" svg:x="7.13cm" svg:y="7.6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0" draw:id="id280" draw:layer="layout" svg:width="1.103cm" svg:height="0.368cm" svg:x="7.13cm" svg:y="8.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76" draw:id="id276" draw:layer="layout" svg:width="1.103cm" svg:height="0.368cm" svg:x="5.964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77" draw:id="id277" draw:layer="layout" svg:width="1.103cm" svg:height="0.368cm" svg:x="7.13cm" svg:y="9.0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81" draw:id="id281" draw:layer="layout" svg:width="1.103cm" svg:height="0.368cm" svg:x="7.13cm" svg:y="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349cm" svg:y1="7.009cm" svg:x2="5.964cm" svg:y2="8.756cm" draw:start-shape="id275" draw:start-glue-point="2" draw:end-shape="id276" draw:end-glue-point="3" svg:d="M5349 7009v1747h615" svg:viewBox="0 0 616 1748">
          <text:p/>
        </draw:connector>
        <draw:connector draw:style-name="gr4" draw:text-style-name="P4" draw:layer="layout" svg:x1="6.515cm" svg:y1="8.94cm" svg:x2="7.13cm" svg:y2="9.238cm" draw:start-shape="id276" draw:start-glue-point="2" draw:end-shape="id277" draw:end-glue-point="3" svg:d="M6515 8940v298h615" svg:viewBox="0 0 616 299">
          <text:p/>
        </draw:connector>
        <draw:connector draw:style-name="gr4" draw:text-style-name="P4" draw:layer="layout" svg:x1="6.515cm" svg:y1="7.491cm" svg:x2="7.13cm" svg:y2="7.79cm" draw:start-shape="id278" draw:start-glue-point="2" draw:end-shape="id279" draw:end-glue-point="3" svg:d="M6515 7491v299h615" svg:viewBox="0 0 616 300">
          <text:p/>
        </draw:connector>
        <draw:connector draw:style-name="gr4" draw:text-style-name="P4" draw:layer="layout" svg:x1="5.349cm" svg:y1="7.009cm" svg:x2="5.964cm" svg:y2="7.307cm" draw:start-shape="id275" draw:start-glue-point="2" draw:end-shape="id278" draw:end-glue-point="3" svg:d="M5349 7009v298h615" svg:viewBox="0 0 616 299">
          <text:p/>
        </draw:connector>
        <draw:connector draw:style-name="gr4" draw:text-style-name="P4" draw:layer="layout" svg:x1="6.515cm" svg:y1="7.491cm" svg:x2="7.13cm" svg:y2="8.274cm" draw:start-shape="id278" draw:start-glue-point="2" draw:end-shape="id280" draw:end-glue-point="3" svg:d="M6515 7491v783h615" svg:viewBox="0 0 616 784">
          <text:p/>
        </draw:connector>
        <draw:connector draw:style-name="gr4" draw:text-style-name="P4" draw:layer="layout" svg:x1="6.515cm" svg:y1="8.94cm" svg:x2="7.13cm" svg:y2="9.722cm" draw:start-shape="id276" draw:start-glue-point="2" draw:end-shape="id281" draw:end-glue-point="3" svg:d="M6515 8940v782h615" svg:viewBox="0 0 616 783">
          <text:p/>
        </draw:connector>
        <draw:custom-shape draw:style-name="gr8" draw:text-style-name="P8" draw:layer="layout" svg:width="0.759cm" svg:height="0.505cm" svg:x="8.622cm" svg:y="8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6.164cm" svg:y="10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1.398cm" svg:y="10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7.474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7.267cm" svg:y="10.5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2.567cm" svg:y="10.572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8.568cm" svg:y="10.573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7" draw:text-style-name="P36" draw:layer="layout" svg:width="27.991cm" svg:height="2.77cm" svg:x="0.001cm" svg:y="0.254cm">
          <draw:text-box>
            <text:p text:style-name="P8"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s</text:span><text:span text:style-name="T4">t</text:span><text:span text:style-name="T4"> </text:span><text:span text:style-name="T4">s</text:span><text:span text:style-name="T4">t</text:span><text:span text:style-name="T4">y</text:span><text:span text:style-name="T4">l</text:span><text:span text:style-name="T4">e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13" draw:text-style-name="P39" xml:id="id282" draw:id="id282" draw:layer="layout" svg:width="0.583cm" svg:height="0.59cm" svg:x="13.366cm" svg:y="3.31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3" draw:id="id283" draw:layer="layout" svg:width="0.582cm" svg:height="0.59cm" svg:x="14.115cm" svg:y="3.31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1" draw:layer="layout" svg:width="4.66cm" svg:height="0.786cm" svg:x="5.277cm" svg:y="3.207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16" draw:text-style-name="P41" draw:layer="layout" svg:width="4.66cm" svg:height="0.786cm" svg:x="5.277cm" svg:y="4.977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17" draw:text-style-name="P41" draw:layer="layout" svg:width="4.66cm" svg:height="0.786cm" svg:x="5.277cm" svg:y="6.744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3" draw:text-style-name="P39" xml:id="id284" draw:id="id284" draw:layer="layout" svg:width="0.581cm" svg:height="0.59cm" svg:x="12.886cm" svg:y="5.0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6" draw:id="id286" draw:layer="layout" svg:width="0.582cm" svg:height="0.589cm" svg:x="13.634cm" svg:y="5.09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285" draw:id="id285" draw:layer="layout" svg:width="0.583cm" svg:height="0.589cm" svg:x="14.594cm" svg:y="5.1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7" draw:id="id287" draw:layer="layout" svg:width="0.583cm" svg:height="0.589cm" svg:x="12.935cm" svg:y="6.84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88" draw:id="id288" draw:layer="layout" svg:width="0.584cm" svg:height="0.589cm" svg:x="13.794cm" svg:y="6.8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xml:id="id289" draw:id="id289" draw:layer="layout" svg:width="0.583cm" svg:height="0.59cm" svg:x="14.525cm" svg:y="6.85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13.658cm" svg:y1="3.908cm" svg:x2="14.406cm" svg:y2="3.909cm" draw:start-shape="id282" draw:start-glue-point="8" draw:end-shape="id283" draw:end-glue-point="8" svg:d="M13658 3908c0 472 748 472 748 1" svg:viewBox="0 0 749 355">
          <text:p/>
        </draw:connector>
        <draw:connector draw:style-name="gr120" draw:text-style-name="P42" draw:layer="layout" draw:type="curve" draw:line-skew="-0.187cm" svg:x1="13.177cm" svg:y1="5.688cm" svg:x2="14.886cm" svg:y2="5.689cm" draw:start-shape="id284" draw:start-glue-point="8" draw:end-shape="id285" draw:end-glue-point="8" svg:d="M13177 5688c0 472 1709 472 1709 1" svg:viewBox="0 0 1710 355">
          <text:p/>
        </draw:connector>
        <draw:connector draw:style-name="gr121" draw:text-style-name="P42" draw:layer="layout" draw:type="curve" draw:line-skew="0.188cm" svg:x1="13.925cm" svg:y1="5.099cm" svg:x2="14.886cm" svg:y2="5.1cm" draw:start-shape="id286" draw:start-glue-point="4" draw:end-shape="id285" draw:end-glue-point="4" svg:d="M13925 5099c0-471 961-471 961 1" svg:viewBox="0 0 962 355">
          <text:p/>
        </draw:connector>
        <draw:connector draw:style-name="gr121" draw:text-style-name="P42" draw:layer="layout" draw:type="curve" draw:line-skew="0.188cm" svg:x1="13.227cm" svg:y1="6.849cm" svg:x2="14.086cm" svg:y2="6.85cm" draw:start-shape="id287" draw:start-glue-point="4" draw:end-shape="id288" draw:end-glue-point="4" svg:d="M13227 6849c0-471 859-471 859 1" svg:viewBox="0 0 860 355">
          <text:p/>
        </draw:connector>
        <draw:connector draw:style-name="gr120" draw:text-style-name="P42" draw:layer="layout" draw:type="curve" draw:line-skew="-0.188cm" svg:x1="14.086cm" svg:y1="7.439cm" svg:x2="14.817cm" svg:y2="7.44cm" draw:start-shape="id288" draw:start-glue-point="8" draw:end-shape="id289" draw:end-glue-point="8" svg:d="M14086 7439c0 472 731 472 731 1" svg:viewBox="0 0 732 355">
          <text:p/>
        </draw:connector>
        <draw:custom-shape draw:style-name="gr122" draw:text-style-name="P43" draw:layer="layout" svg:width="2.719cm" svg:height="0.786cm" svg:x="19.341cm" svg:y="5.64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9.341cm" svg:y="6.60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9.341cm" svg:y="4.3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9.341cm" svg:y="3.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17.966cm" svg:y="3.51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19.615cm" svg:y="3.514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17.977cm" svg:y="5.7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588cm" svg:y="5.74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20.373cm" svg:y="5.754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609cm" svg:y="4.47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7.948cm" svg:y="4.49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17.967cm" svg:y="6.719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9.589cm" svg:y="6.70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18.504cm" svg:y1="3.829cm" svg:x2="19.341cm" svg:y2="3.829cm">
          <text:p/>
        </draw:line>
        <draw:line draw:style-name="gr126" draw:text-style-name="P42" draw:layer="layout" svg:x1="18.504cm" svg:y1="4.772cm" svg:x2="19.341cm" svg:y2="4.772cm">
          <text:p/>
        </draw:line>
        <draw:line draw:style-name="gr127" draw:text-style-name="P42" draw:layer="layout" svg:x1="18.558cm" svg:y1="6.073cm" svg:x2="19.342cm" svg:y2="6.054cm">
          <text:p/>
        </draw:line>
        <draw:line draw:style-name="gr127" draw:text-style-name="P42" draw:layer="layout" svg:x1="18.558cm" svg:y1="7.032cm" svg:x2="19.342cm" svg:y2="7.013cm">
          <text:p/>
        </draw:line>
        <draw:custom-shape draw:style-name="gr8" draw:text-style-name="P46" draw:layer="layout" svg:width="0.759cm" svg:height="0.505cm" svg:x="10.986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5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0.986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154cm" svg:y="5.0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39" draw:layer="layout" svg:width="0.583cm" svg:height="0.589cm" svg:x="5.792cm" svg:y="8.80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403cm" svg:y="8.80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</text:span></text:p>
          </draw:text-box>
        </draw:frame>
        <draw:custom-shape draw:style-name="gr114" draw:text-style-name="P40" draw:layer="layout" svg:width="0.582cm" svg:height="0.59cm" svg:x="5.771cm" svg:y="9.7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401cm" svg:y="9.779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292" draw:id="id292" draw:layer="layout" svg:width="0.583cm" svg:height="0.589cm" svg:x="5.713cm" svg:y="10.82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293" draw:id="id293" draw:layer="layout" svg:width="0.583cm" svg:height="0.589cm" svg:x="6.813cm" svg:y="10.829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418cm" svg:height="0.569cm" svg:x="7.426cm" svg:y="10.853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290" draw:id="id290" draw:layer="layout" svg:width="0.583cm" svg:height="0.589cm" svg:x="5.723cm" svg:y="11.861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0" draw:text-style-name="P42" draw:layer="layout" draw:type="curve" draw:line-skew="-0.188cm" svg:x1="6.015cm" svg:y1="12.45cm" svg:x2="7.115cm" svg:y2="12.45cm" draw:start-shape="id290" draw:start-glue-point="8" draw:end-shape="id291" draw:end-glue-point="8" svg:d="M6015 12450c0 469 1100 469 1100 0" svg:viewBox="0 0 1101 353">
          <text:p/>
        </draw:connector>
        <draw:custom-shape draw:style-name="gr118" draw:text-style-name="P39" xml:id="id291" draw:id="id291" draw:layer="layout" svg:width="0.583cm" svg:height="0.589cm" svg:x="6.823cm" svg:y="11.861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9" draw:layer="layout" svg:width="13.408cm" svg:height="0.635cm" svg:x="7.436cm" svg:y="11.885cm">
          <draw:text-box>
            <text:p text:style-name="P48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onnector draw:style-name="gr121" draw:text-style-name="P42" draw:layer="layout" draw:type="curve" draw:line-skew="0.198cm" svg:x1="6.005cm" svg:y1="10.829cm" svg:x2="7.105cm" svg:y2="10.829cm" draw:start-shape="id292" draw:start-glue-point="4" draw:end-shape="id293" draw:end-glue-point="4" svg:d="M6005 10829c0-456 1100-456 1100 0" svg:viewBox="0 0 1101 343">
          <text:p/>
        </draw:connector>
        <draw:custom-shape draw:style-name="gr129" draw:text-style-name="P50" draw:layer="layout" svg:width="2.991cm" svg:height="0.786cm" svg:x="12.501cm" svg:y="1.992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130" draw:text-style-name="P50" draw:layer="layout" svg:width="4.127cm" svg:height="0.786cm" svg:x="17.907cm" svg:y="1.992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31" draw:text-style-name="P45" draw:layer="layout" svg:width="1.959cm" svg:height="0.786cm" svg:x="7.101cm" svg:y="12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2.896cm" svg:height="0.887cm" svg:x="8.994cm" svg:y="12.914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2cm" svg:y="13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6.305cm" svg:y1="13.334cm" svg:x2="7.097cm" svg:y2="13.334cm">
          <text:p/>
        </draw:line>
        <draw:custom-shape draw:style-name="gr132" draw:text-style-name="P44" draw:layer="layout" svg:width="1.959cm" svg:height="0.786cm" svg:x="7.1cm" svg:y="13.9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12.896cm" svg:height="0.635cm" svg:x="8.993cm" svg:y="14.058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5.721cm" svg:y="14.02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6.304cm" svg:y1="14.334cm" svg:x2="7.096cm" svg:y2="14.334cm">
          <text:p/>
        </draw:line>
        <draw:custom-shape draw:style-name="gr134" draw:text-style-name="P50" draw:layer="layout" svg:width="2.991cm" svg:height="0.786cm" svg:x="5.901cm" svg:y="1.992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frame draw:style-name="gr135" draw:text-style-name="P51" draw:layer="layout" svg:width="27.991cm" svg:height="1.27cm" svg:x="0.002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36" draw:text-style-name="P44" xml:id="id368" draw:id="id368" draw:layer="layout" svg:width="1.284cm" svg:height="1.263cm" svg:x="14.346cm" svg:y="11.2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4" xml:id="id366" draw:id="id366" draw:layer="layout" svg:width="1.284cm" svg:height="1.691cm" svg:x="14.345cm" svg:y="7.973cm">
          <text:p/>
          <draw:enhanced-geometry svg:viewBox="0 0 21600 21600" draw:path-stretchpoint-x="10800" draw:path-stretchpoint-y="10800" draw:text-areas="?f3 ?f4 ?f5 ?f6" draw:type="round-rectangle" draw:modifiers="4404.0466926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45" xml:id="id365" draw:id="id365" draw:layer="layout" svg:width="1.284cm" svg:height="2.13cm" svg:x="13.146cm" svg:y="9.417cm">
          <text:p/>
          <draw:enhanced-geometry svg:viewBox="0 0 21600 21600" draw:path-stretchpoint-x="10800" draw:path-stretchpoint-y="10800" draw:text-areas="?f3 ?f4 ?f5 ?f6" draw:type="round-rectangle" draw:modifiers="4672.99610894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2" xml:id="id294" draw:id="id294" draw:layer="layout" svg:width="1.103cm" svg:height="0.368cm" svg:x="16.866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7" draw:id="id297" draw:layer="layout" svg:width="1.103cm" svg:height="0.368cm" svg:x="18.032cm" svg:y="6.2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298" draw:id="id298" draw:layer="layout" svg:width="1.103cm" svg:height="0.367cm" svg:x="19.198cm" svg:y="6.7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9" draw:id="id299" draw:layer="layout" svg:width="1.103cm" svg:height="0.368cm" svg:x="19.198cm" svg:y="7.1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295" draw:id="id295" draw:layer="layout" svg:width="1.103cm" svg:height="0.368cm" svg:x="18.032cm" svg:y="7.6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296" draw:id="id296" draw:layer="layout" svg:width="1.103cm" svg:height="0.368cm" svg:x="19.198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00" draw:id="id300" draw:layer="layout" svg:width="1.103cm" svg:height="0.368cm" svg:x="19.198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17cm" svg:y1="6.107cm" svg:x2="18.032cm" svg:y2="7.854cm" draw:start-shape="id294" draw:start-glue-point="2" draw:end-shape="id295" draw:end-glue-point="3" svg:d="M17417 6107v1747h615" svg:viewBox="0 0 616 1748">
          <text:p/>
        </draw:connector>
        <draw:connector draw:style-name="gr4" draw:text-style-name="P4" draw:layer="layout" svg:x1="18.583cm" svg:y1="8.038cm" svg:x2="19.198cm" svg:y2="8.336cm" draw:start-shape="id295" draw:start-glue-point="2" draw:end-shape="id296" draw:end-glue-point="3" svg:d="M18583 8038v298h615" svg:viewBox="0 0 616 299">
          <text:p/>
        </draw:connector>
        <draw:connector draw:style-name="gr4" draw:text-style-name="P4" draw:layer="layout" svg:x1="18.583cm" svg:y1="6.589cm" svg:x2="19.198cm" svg:y2="6.888cm" draw:start-shape="id297" draw:start-glue-point="2" draw:end-shape="id298" draw:end-glue-point="3" svg:d="M18583 6589v299h615" svg:viewBox="0 0 616 300">
          <text:p/>
        </draw:connector>
        <draw:connector draw:style-name="gr4" draw:text-style-name="P4" draw:layer="layout" svg:x1="17.417cm" svg:y1="6.107cm" svg:x2="18.032cm" svg:y2="6.405cm" draw:start-shape="id294" draw:start-glue-point="2" draw:end-shape="id297" draw:end-glue-point="3" svg:d="M17417 6107v298h615" svg:viewBox="0 0 616 299">
          <text:p/>
        </draw:connector>
        <draw:connector draw:style-name="gr4" draw:text-style-name="P4" draw:layer="layout" svg:x1="18.583cm" svg:y1="6.589cm" svg:x2="19.198cm" svg:y2="7.372cm" draw:start-shape="id297" draw:start-glue-point="2" draw:end-shape="id299" draw:end-glue-point="3" svg:d="M18583 6589v783h615" svg:viewBox="0 0 616 784">
          <text:p/>
        </draw:connector>
        <draw:connector draw:style-name="gr4" draw:text-style-name="P4" draw:layer="layout" svg:x1="18.583cm" svg:y1="8.038cm" svg:x2="19.198cm" svg:y2="8.82cm" draw:start-shape="id295" draw:start-glue-point="2" draw:end-shape="id300" draw:end-glue-point="3" svg:d="M18583 8038v782h615" svg:viewBox="0 0 616 783">
          <text:p/>
        </draw:connector>
        <draw:custom-shape draw:style-name="gr5" draw:text-style-name="P6" xml:id="id301" draw:id="id301" draw:layer="layout" svg:width="1.103cm" svg:height="0.368cm" svg:x="12.098cm" svg:y="5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4" draw:id="id304" draw:layer="layout" svg:width="1.103cm" svg:height="0.368cm" svg:x="13.264cm" svg:y="6.2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05" draw:id="id305" draw:layer="layout" svg:width="1.103cm" svg:height="0.367cm" svg:x="14.43cm" svg:y="6.7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06" draw:id="id306" draw:layer="layout" svg:width="1.103cm" svg:height="0.368cm" svg:x="14.43cm" svg:y="7.1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2" draw:id="id302" draw:layer="layout" svg:width="1.103cm" svg:height="0.368cm" svg:x="13.264cm" svg:y="7.6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3" draw:id="id303" draw:layer="layout" svg:width="1.103cm" svg:height="0.368cm" svg:x="14.43cm" svg:y="8.1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07" draw:id="id307" draw:layer="layout" svg:width="1.103cm" svg:height="0.368cm" svg:x="14.43cm" svg:y="8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49cm" svg:y1="6.108cm" svg:x2="13.264cm" svg:y2="7.855cm" draw:start-shape="id301" draw:start-glue-point="2" draw:end-shape="id302" draw:end-glue-point="3" svg:d="M12649 6108v1747h615" svg:viewBox="0 0 616 1748">
          <text:p/>
        </draw:connector>
        <draw:connector draw:style-name="gr4" draw:text-style-name="P4" draw:layer="layout" svg:x1="13.815cm" svg:y1="8.039cm" svg:x2="14.43cm" svg:y2="8.337cm" draw:start-shape="id302" draw:start-glue-point="2" draw:end-shape="id303" draw:end-glue-point="3" svg:d="M13815 8039v298h615" svg:viewBox="0 0 616 299">
          <text:p/>
        </draw:connector>
        <draw:connector draw:style-name="gr4" draw:text-style-name="P4" draw:layer="layout" svg:x1="13.815cm" svg:y1="6.59cm" svg:x2="14.43cm" svg:y2="6.889cm" draw:start-shape="id304" draw:start-glue-point="2" draw:end-shape="id305" draw:end-glue-point="3" svg:d="M13815 6590v299h615" svg:viewBox="0 0 616 300">
          <text:p/>
        </draw:connector>
        <draw:connector draw:style-name="gr4" draw:text-style-name="P4" draw:layer="layout" svg:x1="12.649cm" svg:y1="6.108cm" svg:x2="13.264cm" svg:y2="6.406cm" draw:start-shape="id301" draw:start-glue-point="2" draw:end-shape="id304" draw:end-glue-point="3" svg:d="M12649 6108v298h615" svg:viewBox="0 0 616 299">
          <text:p/>
        </draw:connector>
        <draw:connector draw:style-name="gr4" draw:text-style-name="P4" draw:layer="layout" svg:x1="13.815cm" svg:y1="6.59cm" svg:x2="14.43cm" svg:y2="7.373cm" draw:start-shape="id304" draw:start-glue-point="2" draw:end-shape="id306" draw:end-glue-point="3" svg:d="M13815 6590v783h615" svg:viewBox="0 0 616 784">
          <text:p/>
        </draw:connector>
        <draw:connector draw:style-name="gr4" draw:text-style-name="P4" draw:layer="layout" svg:x1="13.815cm" svg:y1="8.039cm" svg:x2="14.43cm" svg:y2="8.821cm" draw:start-shape="id302" draw:start-glue-point="2" draw:end-shape="id307" draw:end-glue-point="3" svg:d="M13815 8039v782h615" svg:viewBox="0 0 616 783">
          <text:p/>
        </draw:connector>
        <draw:custom-shape draw:style-name="gr8" draw:text-style-name="P8" draw:layer="layout" svg:width="0.759cm" svg:height="0.505cm" svg:x="15.922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08" draw:id="id308" draw:layer="layout" svg:width="1.103cm" svg:height="0.368cm" svg:x="21.642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1" draw:id="id311" draw:layer="layout" svg:width="1.103cm" svg:height="0.368cm" svg:x="22.808cm" svg:y="6.221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12" draw:id="id312" draw:layer="layout" svg:width="1.103cm" svg:height="0.367cm" svg:x="23.974cm" svg:y="6.705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3" draw:id="id313" draw:layer="layout" svg:width="1.103cm" svg:height="0.368cm" svg:x="23.974cm" svg:y="7.188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09" draw:id="id309" draw:layer="layout" svg:width="1.103cm" svg:height="0.368cm" svg:x="22.808cm" svg:y="7.67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310" draw:id="id310" draw:layer="layout" svg:width="1.103cm" svg:height="0.368cm" svg:x="23.974cm" svg:y="8.1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4" draw:id="id314" draw:layer="layout" svg:width="1.103cm" svg:height="0.368cm" svg:x="23.97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193cm" svg:y1="6.107cm" svg:x2="22.808cm" svg:y2="7.854cm" draw:start-shape="id308" draw:start-glue-point="2" draw:end-shape="id309" draw:end-glue-point="3" svg:d="M22193 6107v1747h615" svg:viewBox="0 0 616 1748">
          <text:p/>
        </draw:connector>
        <draw:connector draw:style-name="gr4" draw:text-style-name="P4" draw:layer="layout" svg:x1="23.359cm" svg:y1="8.038cm" svg:x2="23.974cm" svg:y2="8.336cm" draw:start-shape="id309" draw:start-glue-point="2" draw:end-shape="id310" draw:end-glue-point="3" svg:d="M23359 8038v298h615" svg:viewBox="0 0 616 299">
          <text:p/>
        </draw:connector>
        <draw:connector draw:style-name="gr4" draw:text-style-name="P4" draw:layer="layout" svg:x1="23.359cm" svg:y1="6.589cm" svg:x2="23.974cm" svg:y2="6.888cm" draw:start-shape="id311" draw:start-glue-point="2" draw:end-shape="id312" draw:end-glue-point="3" svg:d="M23359 6589v299h615" svg:viewBox="0 0 616 300">
          <text:p/>
        </draw:connector>
        <draw:connector draw:style-name="gr4" draw:text-style-name="P4" draw:layer="layout" svg:x1="22.193cm" svg:y1="6.107cm" svg:x2="22.808cm" svg:y2="6.405cm" draw:start-shape="id308" draw:start-glue-point="2" draw:end-shape="id311" draw:end-glue-point="3" svg:d="M22193 6107v298h615" svg:viewBox="0 0 616 299">
          <text:p/>
        </draw:connector>
        <draw:connector draw:style-name="gr4" draw:text-style-name="P4" draw:layer="layout" svg:x1="23.359cm" svg:y1="6.589cm" svg:x2="23.974cm" svg:y2="7.372cm" draw:start-shape="id311" draw:start-glue-point="2" draw:end-shape="id313" draw:end-glue-point="3" svg:d="M23359 6589v783h615" svg:viewBox="0 0 616 784">
          <text:p/>
        </draw:connector>
        <draw:connector draw:style-name="gr4" draw:text-style-name="P4" draw:layer="layout" svg:x1="23.359cm" svg:y1="8.038cm" svg:x2="23.974cm" svg:y2="8.82cm" draw:start-shape="id309" draw:start-glue-point="2" draw:end-shape="id314" draw:end-glue-point="3" svg:d="M23359 8038v782h615" svg:viewBox="0 0 616 783">
          <text:p/>
        </draw:connector>
        <draw:custom-shape draw:style-name="gr8" draw:text-style-name="P8" draw:layer="layout" svg:width="0.759cm" svg:height="0.505cm" svg:x="20.69cm" svg:y="9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15" draw:id="id315" draw:layer="layout" svg:width="1.103cm" svg:height="0.368cm" svg:x="7.2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8" draw:id="id318" draw:layer="layout" svg:width="1.103cm" svg:height="0.368cm" svg:x="8.4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19" draw:id="id319" draw:layer="layout" svg:width="1.103cm" svg:height="0.367cm" svg:x="9.6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0" draw:id="id320" draw:layer="layout" svg:width="1.103cm" svg:height="0.368cm" svg:x="9.6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16" draw:id="id316" draw:layer="layout" svg:width="1.103cm" svg:height="0.368cm" svg:x="8.464cm" svg:y="7.6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17" draw:id="id317" draw:layer="layout" svg:width="1.103cm" svg:height="0.368cm" svg:x="9.6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1" draw:id="id321" draw:layer="layout" svg:width="1.103cm" svg:height="0.368cm" svg:x="9.6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849cm" svg:y1="6.109cm" svg:x2="8.464cm" svg:y2="7.856cm" draw:start-shape="id315" draw:start-glue-point="2" draw:end-shape="id316" draw:end-glue-point="3" svg:d="M7849 6109v1747h615" svg:viewBox="0 0 616 1748">
          <text:p/>
        </draw:connector>
        <draw:connector draw:style-name="gr4" draw:text-style-name="P4" draw:layer="layout" svg:x1="9.015cm" svg:y1="8.04cm" svg:x2="9.63cm" svg:y2="8.338cm" draw:start-shape="id316" draw:start-glue-point="2" draw:end-shape="id317" draw:end-glue-point="3" svg:d="M9015 8040v298h615" svg:viewBox="0 0 616 299">
          <text:p/>
        </draw:connector>
        <draw:connector draw:style-name="gr4" draw:text-style-name="P4" draw:layer="layout" svg:x1="9.015cm" svg:y1="6.591cm" svg:x2="9.63cm" svg:y2="6.89cm" draw:start-shape="id318" draw:start-glue-point="2" draw:end-shape="id319" draw:end-glue-point="3" svg:d="M9015 6591v299h615" svg:viewBox="0 0 616 300">
          <text:p/>
        </draw:connector>
        <draw:connector draw:style-name="gr4" draw:text-style-name="P4" draw:layer="layout" svg:x1="7.849cm" svg:y1="6.109cm" svg:x2="8.464cm" svg:y2="6.407cm" draw:start-shape="id315" draw:start-glue-point="2" draw:end-shape="id318" draw:end-glue-point="3" svg:d="M7849 6109v298h615" svg:viewBox="0 0 616 299">
          <text:p/>
        </draw:connector>
        <draw:connector draw:style-name="gr4" draw:text-style-name="P4" draw:layer="layout" svg:x1="9.015cm" svg:y1="6.591cm" svg:x2="9.63cm" svg:y2="7.374cm" draw:start-shape="id318" draw:start-glue-point="2" draw:end-shape="id320" draw:end-glue-point="3" svg:d="M9015 6591v783h615" svg:viewBox="0 0 616 784">
          <text:p/>
        </draw:connector>
        <draw:connector draw:style-name="gr4" draw:text-style-name="P4" draw:layer="layout" svg:x1="9.015cm" svg:y1="8.04cm" svg:x2="9.63cm" svg:y2="8.822cm" draw:start-shape="id316" draw:start-glue-point="2" draw:end-shape="id321" draw:end-glue-point="3" svg:d="M9015 8040v782h615" svg:viewBox="0 0 616 783">
          <text:p/>
        </draw:connector>
        <draw:custom-shape draw:style-name="gr8" draw:text-style-name="P8" draw:layer="layout" svg:width="0.759cm" svg:height="0.505cm" svg:x="11.1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3.564cm" svg:y="1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598cm" svg:y="1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674cm" svg:y="13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667cm" svg:y="12.97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767cm" svg:y="12.972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768cm" svg:y="12.973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24" draw:id="id324" draw:layer="layout" svg:width="1.103cm" svg:height="0.368cm" svg:x="19.198cm" svg:y="9.1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23" draw:id="id323" draw:layer="layout" svg:width="1.103cm" svg:height="0.368cm" svg:x="14.43cm" svg:y="9.1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325" draw:id="id325" draw:layer="layout" svg:width="1.103cm" svg:height="0.368cm" svg:x="23.974cm" svg:y="9.114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22" draw:id="id322" draw:layer="layout" svg:width="1.103cm" svg:height="0.368cm" svg:x="9.6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8.04cm" svg:x2="9.63cm" svg:y2="9.3cm" draw:start-shape="id316" draw:start-glue-point="2" draw:end-shape="id322" draw:end-glue-point="3" svg:d="M9015 8040v1260h615" svg:viewBox="0 0 616 1261">
          <text:p/>
        </draw:connector>
        <draw:connector draw:style-name="gr4" draw:text-style-name="P4" draw:layer="layout" svg:x1="13.815cm" svg:y1="8.039cm" svg:x2="14.43cm" svg:y2="9.299cm" draw:start-shape="id302" draw:start-glue-point="2" draw:end-shape="id323" draw:end-glue-point="3" svg:d="M13815 8039v1260h615" svg:viewBox="0 0 616 1261">
          <text:p/>
        </draw:connector>
        <draw:connector draw:style-name="gr4" draw:text-style-name="P4" draw:layer="layout" svg:x1="18.583cm" svg:y1="8.038cm" svg:x2="19.198cm" svg:y2="9.298cm" draw:start-shape="id295" draw:start-glue-point="2" draw:end-shape="id324" draw:end-glue-point="3" svg:d="M18583 8038v1260h615" svg:viewBox="0 0 616 1261">
          <text:p/>
        </draw:connector>
        <draw:connector draw:style-name="gr4" draw:text-style-name="P4" draw:layer="layout" svg:x1="23.359cm" svg:y1="8.038cm" svg:x2="23.974cm" svg:y2="9.298cm" draw:start-shape="id309" draw:start-glue-point="2" draw:end-shape="id325" draw:end-glue-point="3" svg:d="M23359 8038v1260h615" svg:viewBox="0 0 616 1261">
          <text:p/>
        </draw:connector>
        <draw:custom-shape draw:style-name="gr139" draw:text-style-name="P52" xml:id="id326" draw:id="id326" draw:layer="layout" svg:width="1.103cm" svg:height="0.368cm" svg:x="18.032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27" draw:id="id327" draw:layer="layout" svg:width="1.103cm" svg:height="0.367cm" svg:x="19.198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28" draw:id="id328" draw:layer="layout" svg:width="1.103cm" svg:height="0.368cm" svg:x="19.198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9.946cm" svg:x2="19.198cm" svg:y2="10.245cm" draw:start-shape="id326" draw:start-glue-point="2" draw:end-shape="id327" draw:end-glue-point="3" svg:d="M18583 9946v299h615" svg:viewBox="0 0 616 300">
          <text:p/>
        </draw:connector>
        <draw:connector draw:style-name="gr4" draw:text-style-name="P4" draw:layer="layout" svg:x1="17.417cm" svg:y1="6.107cm" svg:x2="18.032cm" svg:y2="9.762cm" draw:start-shape="id294" draw:start-glue-point="2" draw:end-shape="id326" draw:end-glue-point="3" svg:d="M17417 6107v3655h615" svg:viewBox="0 0 616 3656">
          <text:p/>
        </draw:connector>
        <draw:connector draw:style-name="gr4" draw:text-style-name="P4" draw:layer="layout" svg:x1="18.583cm" svg:y1="9.946cm" svg:x2="19.198cm" svg:y2="10.729cm" draw:start-shape="id326" draw:start-glue-point="2" draw:end-shape="id328" draw:end-glue-point="3" svg:d="M18583 9946v783h615" svg:viewBox="0 0 616 784">
          <text:p/>
        </draw:connector>
        <draw:custom-shape draw:style-name="gr141" draw:text-style-name="P53" xml:id="id329" draw:id="id329" draw:layer="layout" svg:width="1.103cm" svg:height="0.368cm" svg:x="13.264cm" svg:y="9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30" draw:id="id330" draw:layer="layout" svg:width="1.103cm" svg:height="0.367cm" svg:x="14.43cm" svg:y="10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31" draw:id="id331" draw:layer="layout" svg:width="1.103cm" svg:height="0.368cm" svg:x="14.43cm" svg:y="10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9.947cm" svg:x2="14.43cm" svg:y2="10.246cm" draw:start-shape="id329" draw:start-glue-point="2" draw:end-shape="id330" draw:end-glue-point="3" svg:d="M13815 9947v299h615" svg:viewBox="0 0 616 300">
          <text:p/>
        </draw:connector>
        <draw:connector draw:style-name="gr4" draw:text-style-name="P4" draw:layer="layout" svg:x1="12.649cm" svg:y1="6.108cm" svg:x2="13.264cm" svg:y2="9.763cm" draw:start-shape="id301" draw:start-glue-point="2" draw:end-shape="id329" draw:end-glue-point="3" svg:d="M12649 6108v3655h615" svg:viewBox="0 0 616 3656">
          <text:p/>
        </draw:connector>
        <draw:connector draw:style-name="gr4" draw:text-style-name="P4" draw:layer="layout" svg:x1="13.815cm" svg:y1="9.947cm" svg:x2="14.43cm" svg:y2="10.73cm" draw:start-shape="id329" draw:start-glue-point="2" draw:end-shape="id331" draw:end-glue-point="3" svg:d="M13815 9947v783h615" svg:viewBox="0 0 616 784">
          <text:p/>
        </draw:connector>
        <draw:custom-shape draw:style-name="gr5" draw:text-style-name="P6" xml:id="id332" draw:id="id332" draw:layer="layout" svg:width="1.103cm" svg:height="0.368cm" svg:x="22.808cm" svg:y="9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33" draw:id="id333" draw:layer="layout" svg:width="1.103cm" svg:height="0.367cm" svg:x="23.974cm" svg:y="10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4" draw:id="id334" draw:layer="layout" svg:width="1.103cm" svg:height="0.368cm" svg:x="23.974cm" svg:y="10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9.946cm" svg:x2="23.974cm" svg:y2="10.245cm" draw:start-shape="id332" draw:start-glue-point="2" draw:end-shape="id333" draw:end-glue-point="3" svg:d="M23359 9946v299h615" svg:viewBox="0 0 616 300">
          <text:p/>
        </draw:connector>
        <draw:connector draw:style-name="gr4" draw:text-style-name="P4" draw:layer="layout" svg:x1="22.193cm" svg:y1="6.107cm" svg:x2="22.808cm" svg:y2="9.762cm" draw:start-shape="id308" draw:start-glue-point="2" draw:end-shape="id332" draw:end-glue-point="3" svg:d="M22193 6107v3655h615" svg:viewBox="0 0 616 3656">
          <text:p/>
        </draw:connector>
        <draw:connector draw:style-name="gr4" draw:text-style-name="P4" draw:layer="layout" svg:x1="23.359cm" svg:y1="9.946cm" svg:x2="23.974cm" svg:y2="10.729cm" draw:start-shape="id332" draw:start-glue-point="2" draw:end-shape="id334" draw:end-glue-point="3" svg:d="M23359 9946v783h615" svg:viewBox="0 0 616 784">
          <text:p/>
        </draw:connector>
        <draw:custom-shape draw:style-name="gr5" draw:text-style-name="P6" xml:id="id335" draw:id="id335" draw:layer="layout" svg:width="1.103cm" svg:height="0.368cm" svg:x="8.4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36" draw:id="id336" draw:layer="layout" svg:width="1.103cm" svg:height="0.367cm" svg:x="9.6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37" draw:id="id337" draw:layer="layout" svg:width="1.103cm" svg:height="0.368cm" svg:x="9.6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9.948cm" svg:x2="9.63cm" svg:y2="10.247cm" draw:start-shape="id335" draw:start-glue-point="2" draw:end-shape="id336" draw:end-glue-point="3" svg:d="M9015 9948v299h615" svg:viewBox="0 0 616 300">
          <text:p/>
        </draw:connector>
        <draw:connector draw:style-name="gr4" draw:text-style-name="P4" draw:layer="layout" svg:x1="7.849cm" svg:y1="6.109cm" svg:x2="8.464cm" svg:y2="9.764cm" draw:start-shape="id315" draw:start-glue-point="2" draw:end-shape="id335" draw:end-glue-point="3" svg:d="M7849 6109v3655h615" svg:viewBox="0 0 616 3656">
          <text:p/>
        </draw:connector>
        <draw:connector draw:style-name="gr4" draw:text-style-name="P4" draw:layer="layout" svg:x1="9.015cm" svg:y1="9.948cm" svg:x2="9.63cm" svg:y2="10.731cm" draw:start-shape="id335" draw:start-glue-point="2" draw:end-shape="id337" draw:end-glue-point="3" svg:d="M9015 9948v783h615" svg:viewBox="0 0 616 784">
          <text:p/>
        </draw:connector>
        <draw:custom-shape draw:style-name="gr139" draw:text-style-name="P52" xml:id="id338" draw:id="id338" draw:layer="layout" svg:width="1.103cm" svg:height="0.368cm" svg:x="18.032cm" svg:y="1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339" draw:id="id339" draw:layer="layout" svg:width="1.103cm" svg:height="0.367cm" svg:x="19.198cm" svg:y="11.4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40" draw:id="id340" draw:layer="layout" svg:width="1.103cm" svg:height="0.368cm" svg:x="19.198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83cm" svg:y1="11.368cm" svg:x2="19.198cm" svg:y2="11.667cm" draw:start-shape="id338" draw:start-glue-point="2" draw:end-shape="id339" draw:end-glue-point="3" svg:d="M18583 11368v299h615" svg:viewBox="0 0 616 300">
          <text:p/>
        </draw:connector>
        <draw:connector draw:style-name="gr4" draw:text-style-name="P4" draw:layer="layout" svg:x1="17.417cm" svg:y1="6.107cm" svg:x2="18.032cm" svg:y2="11.184cm" draw:start-shape="id294" draw:start-glue-point="2" draw:end-shape="id338" draw:end-glue-point="3" svg:d="M17417 6107v5077h615" svg:viewBox="0 0 616 5078">
          <text:p/>
        </draw:connector>
        <draw:connector draw:style-name="gr4" draw:text-style-name="P4" draw:layer="layout" svg:x1="18.583cm" svg:y1="11.368cm" svg:x2="19.198cm" svg:y2="12.151cm" draw:start-shape="id338" draw:start-glue-point="2" draw:end-shape="id340" draw:end-glue-point="3" svg:d="M18583 11368v783h615" svg:viewBox="0 0 616 784">
          <text:p/>
        </draw:connector>
        <draw:custom-shape draw:style-name="gr141" draw:text-style-name="P53" xml:id="id341" draw:id="id341" draw:layer="layout" svg:width="1.103cm" svg:height="0.368cm" svg:x="13.264cm" svg:y="11.0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342" draw:id="id342" draw:layer="layout" svg:width="1.103cm" svg:height="0.367cm" svg:x="14.43cm" svg:y="11.4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43" draw:id="id343" draw:layer="layout" svg:width="1.103cm" svg:height="0.368cm" svg:x="14.43cm" svg:y="1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815cm" svg:y1="11.369cm" svg:x2="14.43cm" svg:y2="11.668cm" draw:start-shape="id341" draw:start-glue-point="2" draw:end-shape="id342" draw:end-glue-point="3" svg:d="M13815 11369v299h615" svg:viewBox="0 0 616 300">
          <text:p/>
        </draw:connector>
        <draw:connector draw:style-name="gr4" draw:text-style-name="P4" draw:layer="layout" svg:x1="12.649cm" svg:y1="6.108cm" svg:x2="13.264cm" svg:y2="11.185cm" draw:start-shape="id301" draw:start-glue-point="2" draw:end-shape="id341" draw:end-glue-point="3" svg:d="M12649 6108v5077h615" svg:viewBox="0 0 616 5078">
          <text:p/>
        </draw:connector>
        <draw:connector draw:style-name="gr4" draw:text-style-name="P4" draw:layer="layout" svg:x1="13.815cm" svg:y1="11.369cm" svg:x2="14.43cm" svg:y2="12.152cm" draw:start-shape="id341" draw:start-glue-point="2" draw:end-shape="id343" draw:end-glue-point="3" svg:d="M13815 11369v783h615" svg:viewBox="0 0 616 784">
          <text:p/>
        </draw:connector>
        <draw:custom-shape draw:style-name="gr5" draw:text-style-name="P6" xml:id="id344" draw:id="id344" draw:layer="layout" svg:width="1.103cm" svg:height="0.368cm" svg:x="22.808cm" svg:y="11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9" xml:id="id345" draw:id="id345" draw:layer="layout" svg:width="1.103cm" svg:height="0.367cm" svg:x="23.974cm" svg:y="11.48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6" draw:id="id346" draw:layer="layout" svg:width="1.103cm" svg:height="0.368cm" svg:x="23.974cm" svg:y="1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359cm" svg:y1="11.368cm" svg:x2="23.974cm" svg:y2="11.667cm" draw:start-shape="id344" draw:start-glue-point="2" draw:end-shape="id345" draw:end-glue-point="3" svg:d="M23359 11368v299h615" svg:viewBox="0 0 616 300">
          <text:p/>
        </draw:connector>
        <draw:connector draw:style-name="gr4" draw:text-style-name="P4" draw:layer="layout" svg:x1="22.193cm" svg:y1="6.107cm" svg:x2="22.808cm" svg:y2="11.184cm" draw:start-shape="id308" draw:start-glue-point="2" draw:end-shape="id344" draw:end-glue-point="3" svg:d="M22193 6107v5077h615" svg:viewBox="0 0 616 5078">
          <text:p/>
        </draw:connector>
        <draw:connector draw:style-name="gr4" draw:text-style-name="P4" draw:layer="layout" svg:x1="23.359cm" svg:y1="11.368cm" svg:x2="23.974cm" svg:y2="12.151cm" draw:start-shape="id344" draw:start-glue-point="2" draw:end-shape="id346" draw:end-glue-point="3" svg:d="M23359 11368v783h615" svg:viewBox="0 0 616 784">
          <text:p/>
        </draw:connector>
        <draw:custom-shape draw:style-name="gr5" draw:text-style-name="P6" xml:id="id347" draw:id="id347" draw:layer="layout" svg:width="1.103cm" svg:height="0.368cm" svg:x="8.4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48" draw:id="id348" draw:layer="layout" svg:width="1.103cm" svg:height="0.367cm" svg:x="9.6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49" draw:id="id349" draw:layer="layout" svg:width="1.103cm" svg:height="0.368cm" svg:x="9.6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9.015cm" svg:y1="11.37cm" svg:x2="9.63cm" svg:y2="11.669cm" draw:start-shape="id347" draw:start-glue-point="2" draw:end-shape="id348" draw:end-glue-point="3" svg:d="M9015 11370v299h615" svg:viewBox="0 0 616 300">
          <text:p/>
        </draw:connector>
        <draw:connector draw:style-name="gr4" draw:text-style-name="P4" draw:layer="layout" svg:x1="7.849cm" svg:y1="6.109cm" svg:x2="8.464cm" svg:y2="11.186cm" draw:start-shape="id315" draw:start-glue-point="2" draw:end-shape="id347" draw:end-glue-point="3" svg:d="M7849 6109v5077h615" svg:viewBox="0 0 616 5078">
          <text:p/>
        </draw:connector>
        <draw:connector draw:style-name="gr4" draw:text-style-name="P4" draw:layer="layout" svg:x1="9.015cm" svg:y1="11.37cm" svg:x2="9.63cm" svg:y2="12.153cm" draw:start-shape="id347" draw:start-glue-point="2" draw:end-shape="id349" draw:end-glue-point="3" svg:d="M9015 11370v783h615" svg:viewBox="0 0 616 784">
          <text:p/>
        </draw:connector>
        <draw:custom-shape draw:style-name="gr5" draw:text-style-name="P6" xml:id="id350" draw:id="id350" draw:layer="layout" svg:width="1.103cm" svg:height="0.368cm" svg:x="2.498cm" svg:y="5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3" draw:id="id353" draw:layer="layout" svg:width="1.103cm" svg:height="0.368cm" svg:x="3.664cm" svg:y="6.2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4" draw:id="id354" draw:layer="layout" svg:width="1.103cm" svg:height="0.367cm" svg:x="4.83cm" svg:y="6.7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5" draw:id="id355" draw:layer="layout" svg:width="1.103cm" svg:height="0.368cm" svg:x="4.83cm" svg:y="7.1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51" draw:id="id351" draw:layer="layout" svg:width="1.103cm" svg:height="0.368cm" svg:x="3.664cm" svg:y="7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2" draw:id="id352" draw:layer="layout" svg:width="1.103cm" svg:height="0.368cm" svg:x="4.83cm" svg:y="8.1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56" draw:id="id356" draw:layer="layout" svg:width="1.103cm" svg:height="0.368cm" svg:x="4.83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3.049cm" svg:y1="6.109cm" svg:x2="3.664cm" svg:y2="7.856cm" draw:start-shape="id350" draw:start-glue-point="2" draw:end-shape="id351" draw:end-glue-point="3" svg:d="M3049 6109v1747h615" svg:viewBox="0 0 616 1748">
          <text:p/>
        </draw:connector>
        <draw:connector draw:style-name="gr4" draw:text-style-name="P4" draw:layer="layout" svg:x1="4.215cm" svg:y1="8.04cm" svg:x2="4.83cm" svg:y2="8.338cm" draw:start-shape="id351" draw:start-glue-point="2" draw:end-shape="id352" draw:end-glue-point="3" svg:d="M4215 8040v298h615" svg:viewBox="0 0 616 299">
          <text:p/>
        </draw:connector>
        <draw:connector draw:style-name="gr4" draw:text-style-name="P4" draw:layer="layout" svg:x1="4.215cm" svg:y1="6.591cm" svg:x2="4.83cm" svg:y2="6.89cm" draw:start-shape="id353" draw:start-glue-point="2" draw:end-shape="id354" draw:end-glue-point="3" svg:d="M4215 6591v299h615" svg:viewBox="0 0 616 300">
          <text:p/>
        </draw:connector>
        <draw:connector draw:style-name="gr4" draw:text-style-name="P4" draw:layer="layout" svg:x1="3.049cm" svg:y1="6.109cm" svg:x2="3.664cm" svg:y2="6.407cm" draw:start-shape="id350" draw:start-glue-point="2" draw:end-shape="id353" draw:end-glue-point="3" svg:d="M3049 6109v298h615" svg:viewBox="0 0 616 299">
          <text:p/>
        </draw:connector>
        <draw:connector draw:style-name="gr4" draw:text-style-name="P4" draw:layer="layout" svg:x1="4.215cm" svg:y1="6.591cm" svg:x2="4.83cm" svg:y2="7.374cm" draw:start-shape="id353" draw:start-glue-point="2" draw:end-shape="id355" draw:end-glue-point="3" svg:d="M4215 6591v783h615" svg:viewBox="0 0 616 784">
          <text:p/>
        </draw:connector>
        <draw:connector draw:style-name="gr4" draw:text-style-name="P4" draw:layer="layout" svg:x1="4.215cm" svg:y1="8.04cm" svg:x2="4.83cm" svg:y2="8.822cm" draw:start-shape="id351" draw:start-glue-point="2" draw:end-shape="id356" draw:end-glue-point="3" svg:d="M4215 8040v782h615" svg:viewBox="0 0 616 783">
          <text:p/>
        </draw:connector>
        <draw:custom-shape draw:style-name="gr8" draw:text-style-name="P8" draw:layer="layout" svg:width="0.759cm" svg:height="0.505cm" svg:x="6.322cm" svg:y="9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57" draw:id="id357" draw:layer="layout" svg:width="1.103cm" svg:height="0.368cm" svg:x="4.83cm" svg:y="9.1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8.04cm" svg:x2="4.83cm" svg:y2="9.3cm" draw:start-shape="id351" draw:start-glue-point="2" draw:end-shape="id357" draw:end-glue-point="3" svg:d="M4215 8040v1260h615" svg:viewBox="0 0 616 1261">
          <text:p/>
        </draw:connector>
        <draw:custom-shape draw:style-name="gr5" draw:text-style-name="P6" xml:id="id358" draw:id="id358" draw:layer="layout" svg:width="1.103cm" svg:height="0.368cm" svg:x="3.664cm" svg:y="9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59" draw:id="id359" draw:layer="layout" svg:width="1.103cm" svg:height="0.367cm" svg:x="4.83cm" svg:y="10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0" draw:id="id360" draw:layer="layout" svg:width="1.103cm" svg:height="0.368cm" svg:x="4.83cm" svg:y="1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9.948cm" svg:x2="4.83cm" svg:y2="10.247cm" draw:start-shape="id358" draw:start-glue-point="2" draw:end-shape="id359" draw:end-glue-point="3" svg:d="M4215 9948v299h615" svg:viewBox="0 0 616 300">
          <text:p/>
        </draw:connector>
        <draw:connector draw:style-name="gr4" draw:text-style-name="P4" draw:layer="layout" svg:x1="3.049cm" svg:y1="6.109cm" svg:x2="3.664cm" svg:y2="9.764cm" draw:start-shape="id350" draw:start-glue-point="2" draw:end-shape="id358" draw:end-glue-point="3" svg:d="M3049 6109v3655h615" svg:viewBox="0 0 616 3656">
          <text:p/>
        </draw:connector>
        <draw:connector draw:style-name="gr4" draw:text-style-name="P4" draw:layer="layout" svg:x1="4.215cm" svg:y1="9.948cm" svg:x2="4.83cm" svg:y2="10.731cm" draw:start-shape="id358" draw:start-glue-point="2" draw:end-shape="id360" draw:end-glue-point="3" svg:d="M4215 9948v783h615" svg:viewBox="0 0 616 784">
          <text:p/>
        </draw:connector>
        <draw:custom-shape draw:style-name="gr5" draw:text-style-name="P6" xml:id="id361" draw:id="id361" draw:layer="layout" svg:width="1.103cm" svg:height="0.368cm" svg:x="3.664cm" svg:y="11.0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62" draw:id="id362" draw:layer="layout" svg:width="1.103cm" svg:height="0.367cm" svg:x="4.83cm" svg:y="11.4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63" draw:id="id363" draw:layer="layout" svg:width="1.103cm" svg:height="0.368cm" svg:x="4.83cm" svg:y="1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215cm" svg:y1="11.37cm" svg:x2="4.83cm" svg:y2="11.669cm" draw:start-shape="id361" draw:start-glue-point="2" draw:end-shape="id362" draw:end-glue-point="3" svg:d="M4215 11370v299h615" svg:viewBox="0 0 616 300">
          <text:p/>
        </draw:connector>
        <draw:connector draw:style-name="gr4" draw:text-style-name="P4" draw:layer="layout" svg:x1="3.049cm" svg:y1="6.109cm" svg:x2="3.664cm" svg:y2="11.186cm" draw:start-shape="id350" draw:start-glue-point="2" draw:end-shape="id361" draw:end-glue-point="3" svg:d="M3049 6109v5077h615" svg:viewBox="0 0 616 5078">
          <text:p/>
        </draw:connector>
        <draw:connector draw:style-name="gr4" draw:text-style-name="P4" draw:layer="layout" svg:x1="4.215cm" svg:y1="11.37cm" svg:x2="4.83cm" svg:y2="12.153cm" draw:start-shape="id361" draw:start-glue-point="2" draw:end-shape="id363" draw:end-glue-point="3" svg:d="M4215 11370v783h615" svg:viewBox="0 0 616 784">
          <text:p/>
        </draw:connector>
        <draw:custom-shape draw:style-name="gr141" draw:text-style-name="P53" draw:layer="layout" svg:width="1.103cm" svg:height="0.368cm" svg:x="8.43cm" svg:y="13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568cm" svg:y="12.97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4" draw:text-style-name="P54" xml:id="id364" draw:id="id364" draw:layer="layout" svg:width="0.583cm" svg:height="0.59cm" svg:x="13.513cm" svg:y="7.55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367" draw:id="id367" draw:layer="layout" svg:width="0.583cm" svg:height="0.59cm" svg:x="13.513cm" svg:y="10.8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11cm" svg:x1="13.513cm" svg:y1="7.845cm" svg:x2="13.146cm" svg:y2="10.482cm" draw:start-shape="id364" draw:start-glue-point="6" draw:end-shape="id365" svg:d="M13513 7845c-1618 0-1435 2637-367 2637" svg:viewBox="0 0 1193 2638">
          <text:p/>
        </draw:connector>
        <draw:connector draw:style-name="gr120" draw:text-style-name="P42" draw:layer="layout" draw:type="curve" draw:line-skew="0.446cm" svg:x1="14.011cm" svg:y1="7.636cm" svg:x2="14.987cm" svg:y2="7.973cm" draw:start-shape="id364" draw:start-glue-point="11" draw:end-shape="id366" draw:end-glue-point="0" svg:d="M14011 7636c0-211 976-380 976 337" svg:viewBox="0 0 977 520">
          <text:p/>
        </draw:connector>
        <draw:connector draw:style-name="gr120" draw:text-style-name="P42" draw:layer="layout" draw:type="curve" svg:x1="13.805cm" svg:y1="11.463cm" svg:x2="14.346cm" svg:y2="11.904cm" draw:start-shape="id367" draw:start-glue-point="8" draw:end-shape="id368" draw:end-glue-point="3" svg:d="M13805 11463c0 294 180 441 541 441" svg:viewBox="0 0 542 442">
          <text:p/>
        </draw:connector>
        <draw:frame draw:style-name="gr135" draw:text-style-name="P51" draw:layer="layout" svg:width="27.991cm" svg:height="1.27cm" svg:x="0.003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39" draw:text-style-name="P52" xml:id="id369" draw:id="id369" draw:layer="layout" svg:width="1.103cm" svg:height="0.368cm" svg:x="22.966cm" svg:y="5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2" draw:id="id372" draw:layer="layout" svg:width="1.103cm" svg:height="0.368cm" svg:x="24.132cm" svg:y="5.62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73" draw:id="id373" draw:layer="layout" svg:width="1.103cm" svg:height="0.367cm" svg:x="25.298cm" svg:y="6.10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4" draw:id="id374" draw:layer="layout" svg:width="1.103cm" svg:height="0.368cm" svg:x="25.298cm" svg:y="6.58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0" draw:id="id370" draw:layer="layout" svg:width="1.103cm" svg:height="0.368cm" svg:x="24.132cm" svg:y="7.07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xml:id="id371" draw:id="id371" draw:layer="layout" svg:width="1.103cm" svg:height="0.368cm" svg:x="25.298cm" svg:y="7.552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75" draw:id="id375" draw:layer="layout" svg:width="1.103cm" svg:height="0.368cm" svg:x="25.298cm" svg:y="8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517cm" svg:y1="5.507cm" svg:x2="24.132cm" svg:y2="7.254cm" draw:start-shape="id369" draw:start-glue-point="2" draw:end-shape="id370" draw:end-glue-point="3" svg:d="M23517 5507v1747h615" svg:viewBox="0 0 616 1748">
          <text:p/>
        </draw:connector>
        <draw:connector draw:style-name="gr4" draw:text-style-name="P4" draw:layer="layout" svg:x1="24.683cm" svg:y1="7.438cm" svg:x2="25.298cm" svg:y2="7.736cm" draw:start-shape="id370" draw:start-glue-point="2" draw:end-shape="id371" draw:end-glue-point="3" svg:d="M24683 7438v298h615" svg:viewBox="0 0 616 299">
          <text:p/>
        </draw:connector>
        <draw:connector draw:style-name="gr4" draw:text-style-name="P4" draw:layer="layout" svg:x1="24.683cm" svg:y1="5.989cm" svg:x2="25.298cm" svg:y2="6.288cm" draw:start-shape="id372" draw:start-glue-point="2" draw:end-shape="id373" draw:end-glue-point="3" svg:d="M24683 5989v299h615" svg:viewBox="0 0 616 300">
          <text:p/>
        </draw:connector>
        <draw:connector draw:style-name="gr4" draw:text-style-name="P4" draw:layer="layout" svg:x1="23.517cm" svg:y1="5.507cm" svg:x2="24.132cm" svg:y2="5.805cm" draw:start-shape="id369" draw:start-glue-point="2" draw:end-shape="id372" draw:end-glue-point="3" svg:d="M23517 5507v298h615" svg:viewBox="0 0 616 299">
          <text:p/>
        </draw:connector>
        <draw:connector draw:style-name="gr4" draw:text-style-name="P4" draw:layer="layout" svg:x1="24.683cm" svg:y1="5.989cm" svg:x2="25.298cm" svg:y2="6.772cm" draw:start-shape="id372" draw:start-glue-point="2" draw:end-shape="id374" draw:end-glue-point="3" svg:d="M24683 5989v783h615" svg:viewBox="0 0 616 784">
          <text:p/>
        </draw:connector>
        <draw:connector draw:style-name="gr4" draw:text-style-name="P4" draw:layer="layout" svg:x1="24.683cm" svg:y1="7.438cm" svg:x2="25.298cm" svg:y2="8.22cm" draw:start-shape="id370" draw:start-glue-point="2" draw:end-shape="id375" draw:end-glue-point="3" svg:d="M24683 7438v782h615" svg:viewBox="0 0 616 783">
          <text:p/>
        </draw:connector>
        <draw:custom-shape draw:style-name="gr5" draw:text-style-name="P6" xml:id="id376" draw:id="id376" draw:layer="layout" svg:width="1.103cm" svg:height="0.368cm" svg:x="18.198cm" svg:y="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79" draw:id="id379" draw:layer="layout" svg:width="1.103cm" svg:height="0.368cm" svg:x="19.364cm" svg:y="5.62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0" draw:id="id380" draw:layer="layout" svg:width="1.103cm" svg:height="0.367cm" svg:x="20.53cm" svg:y="6.10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1" draw:id="id381" draw:layer="layout" svg:width="1.103cm" svg:height="0.368cm" svg:x="20.53cm" svg:y="6.58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7" draw:id="id377" draw:layer="layout" svg:width="1.103cm" svg:height="0.368cm" svg:x="19.364cm" svg:y="7.0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78" draw:id="id378" draw:layer="layout" svg:width="1.103cm" svg:height="0.368cm" svg:x="20.53cm" svg:y="7.5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82" draw:id="id382" draw:layer="layout" svg:width="1.103cm" svg:height="0.368cm" svg:x="20.53cm" svg:y="8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749cm" svg:y1="5.508cm" svg:x2="19.364cm" svg:y2="7.255cm" draw:start-shape="id376" draw:start-glue-point="2" draw:end-shape="id377" draw:end-glue-point="3" svg:d="M18749 5508v1747h615" svg:viewBox="0 0 616 1748">
          <text:p/>
        </draw:connector>
        <draw:connector draw:style-name="gr4" draw:text-style-name="P4" draw:layer="layout" svg:x1="19.915cm" svg:y1="7.439cm" svg:x2="20.53cm" svg:y2="7.737cm" draw:start-shape="id377" draw:start-glue-point="2" draw:end-shape="id378" draw:end-glue-point="3" svg:d="M19915 7439v298h615" svg:viewBox="0 0 616 299">
          <text:p/>
        </draw:connector>
        <draw:connector draw:style-name="gr4" draw:text-style-name="P4" draw:layer="layout" svg:x1="19.915cm" svg:y1="5.99cm" svg:x2="20.53cm" svg:y2="6.289cm" draw:start-shape="id379" draw:start-glue-point="2" draw:end-shape="id380" draw:end-glue-point="3" svg:d="M19915 5990v299h615" svg:viewBox="0 0 616 300">
          <text:p/>
        </draw:connector>
        <draw:connector draw:style-name="gr4" draw:text-style-name="P4" draw:layer="layout" svg:x1="18.749cm" svg:y1="5.508cm" svg:x2="19.364cm" svg:y2="5.806cm" draw:start-shape="id376" draw:start-glue-point="2" draw:end-shape="id379" draw:end-glue-point="3" svg:d="M18749 5508v298h615" svg:viewBox="0 0 616 299">
          <text:p/>
        </draw:connector>
        <draw:connector draw:style-name="gr4" draw:text-style-name="P4" draw:layer="layout" svg:x1="19.915cm" svg:y1="5.99cm" svg:x2="20.53cm" svg:y2="6.773cm" draw:start-shape="id379" draw:start-glue-point="2" draw:end-shape="id381" draw:end-glue-point="3" svg:d="M19915 5990v783h615" svg:viewBox="0 0 616 784">
          <text:p/>
        </draw:connector>
        <draw:connector draw:style-name="gr4" draw:text-style-name="P4" draw:layer="layout" svg:x1="19.915cm" svg:y1="7.439cm" svg:x2="20.53cm" svg:y2="8.221cm" draw:start-shape="id377" draw:start-glue-point="2" draw:end-shape="id382" draw:end-glue-point="3" svg:d="M19915 7439v782h615" svg:viewBox="0 0 616 783">
          <text:p/>
        </draw:connector>
        <draw:custom-shape draw:style-name="gr8" draw:text-style-name="P8" draw:layer="layout" svg:width="0.759cm" svg:height="0.505cm" svg:x="22.022cm" svg:y="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83" draw:id="id383" draw:layer="layout" svg:width="1.103cm" svg:height="0.368cm" svg:x="13.398cm" svg:y="5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6" draw:id="id386" draw:layer="layout" svg:width="1.103cm" svg:height="0.368cm" svg:x="14.564cm" svg:y="5.623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87" draw:id="id387" draw:layer="layout" svg:width="1.103cm" svg:height="0.367cm" svg:x="15.73cm" svg:y="6.107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8" draw:id="id388" draw:layer="layout" svg:width="1.103cm" svg:height="0.368cm" svg:x="15.73cm" svg:y="6.59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xml:id="id384" draw:id="id384" draw:layer="layout" svg:width="1.103cm" svg:height="0.368cm" svg:x="14.564cm" svg:y="7.072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5" draw:id="id385" draw:layer="layout" svg:width="1.103cm" svg:height="0.368cm" svg:x="15.73cm" svg:y="7.554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89" draw:id="id389" draw:layer="layout" svg:width="1.103cm" svg:height="0.368cm" svg:x="15.73cm" svg:y="8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949cm" svg:y1="5.509cm" svg:x2="14.564cm" svg:y2="7.256cm" draw:start-shape="id383" draw:start-glue-point="2" draw:end-shape="id384" draw:end-glue-point="3" svg:d="M13949 5509v1747h615" svg:viewBox="0 0 616 1748">
          <text:p/>
        </draw:connector>
        <draw:connector draw:style-name="gr4" draw:text-style-name="P4" draw:layer="layout" svg:x1="15.115cm" svg:y1="7.44cm" svg:x2="15.73cm" svg:y2="7.738cm" draw:start-shape="id384" draw:start-glue-point="2" draw:end-shape="id385" draw:end-glue-point="3" svg:d="M15115 7440v298h615" svg:viewBox="0 0 616 299">
          <text:p/>
        </draw:connector>
        <draw:connector draw:style-name="gr4" draw:text-style-name="P4" draw:layer="layout" svg:x1="15.115cm" svg:y1="5.991cm" svg:x2="15.73cm" svg:y2="6.29cm" draw:start-shape="id386" draw:start-glue-point="2" draw:end-shape="id387" draw:end-glue-point="3" svg:d="M15115 5991v299h615" svg:viewBox="0 0 616 300">
          <text:p/>
        </draw:connector>
        <draw:connector draw:style-name="gr4" draw:text-style-name="P4" draw:layer="layout" svg:x1="13.949cm" svg:y1="5.509cm" svg:x2="14.564cm" svg:y2="5.807cm" draw:start-shape="id383" draw:start-glue-point="2" draw:end-shape="id386" draw:end-glue-point="3" svg:d="M13949 5509v298h615" svg:viewBox="0 0 616 299">
          <text:p/>
        </draw:connector>
        <draw:connector draw:style-name="gr4" draw:text-style-name="P4" draw:layer="layout" svg:x1="15.115cm" svg:y1="5.991cm" svg:x2="15.73cm" svg:y2="6.774cm" draw:start-shape="id386" draw:start-glue-point="2" draw:end-shape="id388" draw:end-glue-point="3" svg:d="M15115 5991v783h615" svg:viewBox="0 0 616 784">
          <text:p/>
        </draw:connector>
        <draw:connector draw:style-name="gr4" draw:text-style-name="P4" draw:layer="layout" svg:x1="15.115cm" svg:y1="7.44cm" svg:x2="15.73cm" svg:y2="8.222cm" draw:start-shape="id384" draw:start-glue-point="2" draw:end-shape="id389" draw:end-glue-point="3" svg:d="M15115 7440v782h615" svg:viewBox="0 0 616 783">
          <text:p/>
        </draw:connector>
        <draw:custom-shape draw:style-name="gr8" draw:text-style-name="P8" draw:layer="layout" svg:width="0.759cm" svg:height="0.505cm" svg:x="17.222cm" svg:y="8.5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1.103cm" svg:height="0.368cm" svg:x="13.482cm" svg:y="1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3.486cm" svg:y="13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14.629cm" svg:y="12.681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4.655cm" svg:y="13.494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" draw:text-style-name="P34" xml:id="id392" draw:id="id392" draw:layer="layout" svg:width="1.103cm" svg:height="0.368cm" svg:x="25.298cm" svg:y="8.514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391" draw:id="id391" draw:layer="layout" svg:width="1.103cm" svg:height="0.368cm" svg:x="20.53cm" svg:y="8.515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90" draw:id="id390" draw:layer="layout" svg:width="1.103cm" svg:height="0.368cm" svg:x="15.73cm" svg:y="8.5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7.44cm" svg:x2="15.73cm" svg:y2="8.7cm" draw:start-shape="id384" draw:start-glue-point="2" draw:end-shape="id390" draw:end-glue-point="3" svg:d="M15115 7440v1260h615" svg:viewBox="0 0 616 1261">
          <text:p/>
        </draw:connector>
        <draw:connector draw:style-name="gr4" draw:text-style-name="P4" draw:layer="layout" svg:x1="19.915cm" svg:y1="7.439cm" svg:x2="20.53cm" svg:y2="8.699cm" draw:start-shape="id377" draw:start-glue-point="2" draw:end-shape="id391" draw:end-glue-point="3" svg:d="M19915 7439v1260h615" svg:viewBox="0 0 616 1261">
          <text:p/>
        </draw:connector>
        <draw:connector draw:style-name="gr4" draw:text-style-name="P4" draw:layer="layout" svg:x1="24.683cm" svg:y1="7.438cm" svg:x2="25.298cm" svg:y2="8.698cm" draw:start-shape="id370" draw:start-glue-point="2" draw:end-shape="id392" draw:end-glue-point="3" svg:d="M24683 7438v1260h615" svg:viewBox="0 0 616 1261">
          <text:p/>
        </draw:connector>
        <draw:custom-shape draw:style-name="gr139" draw:text-style-name="P52" xml:id="id393" draw:id="id393" draw:layer="layout" svg:width="1.103cm" svg:height="0.368cm" svg:x="24.132cm" svg:y="8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52" xml:id="id394" draw:id="id394" draw:layer="layout" svg:width="1.103cm" svg:height="0.367cm" svg:x="25.298cm" svg:y="9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395" draw:id="id395" draw:layer="layout" svg:width="1.103cm" svg:height="0.368cm" svg:x="25.298cm" svg:y="9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9.346cm" svg:x2="25.298cm" svg:y2="9.645cm" draw:start-shape="id393" draw:start-glue-point="2" draw:end-shape="id394" draw:end-glue-point="3" svg:d="M24683 9346v299h615" svg:viewBox="0 0 616 300">
          <text:p/>
        </draw:connector>
        <draw:connector draw:style-name="gr4" draw:text-style-name="P4" draw:layer="layout" svg:x1="23.517cm" svg:y1="5.507cm" svg:x2="24.132cm" svg:y2="9.162cm" draw:start-shape="id369" draw:start-glue-point="2" draw:end-shape="id393" draw:end-glue-point="3" svg:d="M23517 5507v3655h615" svg:viewBox="0 0 616 3656">
          <text:p/>
        </draw:connector>
        <draw:connector draw:style-name="gr4" draw:text-style-name="P4" draw:layer="layout" svg:x1="24.683cm" svg:y1="9.346cm" svg:x2="25.298cm" svg:y2="10.129cm" draw:start-shape="id393" draw:start-glue-point="2" draw:end-shape="id395" draw:end-glue-point="3" svg:d="M24683 9346v783h615" svg:viewBox="0 0 616 784">
          <text:p/>
        </draw:connector>
        <draw:custom-shape draw:style-name="gr141" draw:text-style-name="P53" xml:id="id396" draw:id="id396" draw:layer="layout" svg:width="1.103cm" svg:height="0.368cm" svg:x="19.364cm" svg:y="8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1" xml:id="id397" draw:id="id397" draw:layer="layout" svg:width="1.103cm" svg:height="0.367cm" svg:x="20.53cm" svg:y="9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398" draw:id="id398" draw:layer="layout" svg:width="1.103cm" svg:height="0.368cm" svg:x="20.53cm" svg:y="9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9.347cm" svg:x2="20.53cm" svg:y2="9.646cm" draw:start-shape="id396" draw:start-glue-point="2" draw:end-shape="id397" draw:end-glue-point="3" svg:d="M19915 9347v299h615" svg:viewBox="0 0 616 300">
          <text:p/>
        </draw:connector>
        <draw:connector draw:style-name="gr4" draw:text-style-name="P4" draw:layer="layout" svg:x1="18.749cm" svg:y1="5.508cm" svg:x2="19.364cm" svg:y2="9.163cm" draw:start-shape="id376" draw:start-glue-point="2" draw:end-shape="id396" draw:end-glue-point="3" svg:d="M18749 5508v3655h615" svg:viewBox="0 0 616 3656">
          <text:p/>
        </draw:connector>
        <draw:connector draw:style-name="gr4" draw:text-style-name="P4" draw:layer="layout" svg:x1="19.915cm" svg:y1="9.347cm" svg:x2="20.53cm" svg:y2="10.13cm" draw:start-shape="id396" draw:start-glue-point="2" draw:end-shape="id398" draw:end-glue-point="3" svg:d="M19915 9347v783h615" svg:viewBox="0 0 616 784">
          <text:p/>
        </draw:connector>
        <draw:custom-shape draw:style-name="gr5" draw:text-style-name="P6" xml:id="id399" draw:id="id399" draw:layer="layout" svg:width="1.103cm" svg:height="0.368cm" svg:x="14.564cm" svg:y="8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0" draw:id="id400" draw:layer="layout" svg:width="1.103cm" svg:height="0.367cm" svg:x="15.73cm" svg:y="9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01" draw:id="id401" draw:layer="layout" svg:width="1.103cm" svg:height="0.368cm" svg:x="15.73cm" svg:y="9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9.348cm" svg:x2="15.73cm" svg:y2="9.647cm" draw:start-shape="id399" draw:start-glue-point="2" draw:end-shape="id400" draw:end-glue-point="3" svg:d="M15115 9348v299h615" svg:viewBox="0 0 616 300">
          <text:p/>
        </draw:connector>
        <draw:connector draw:style-name="gr4" draw:text-style-name="P4" draw:layer="layout" svg:x1="13.949cm" svg:y1="5.509cm" svg:x2="14.564cm" svg:y2="9.164cm" draw:start-shape="id383" draw:start-glue-point="2" draw:end-shape="id399" draw:end-glue-point="3" svg:d="M13949 5509v3655h615" svg:viewBox="0 0 616 3656">
          <text:p/>
        </draw:connector>
        <draw:connector draw:style-name="gr4" draw:text-style-name="P4" draw:layer="layout" svg:x1="15.115cm" svg:y1="9.348cm" svg:x2="15.73cm" svg:y2="10.131cm" draw:start-shape="id399" draw:start-glue-point="2" draw:end-shape="id401" draw:end-glue-point="3" svg:d="M15115 9348v783h615" svg:viewBox="0 0 616 784">
          <text:p/>
        </draw:connector>
        <draw:custom-shape draw:style-name="gr139" draw:text-style-name="P52" xml:id="id402" draw:id="id402" draw:layer="layout" svg:width="1.103cm" svg:height="0.368cm" svg:x="24.132cm" svg:y="10.4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4" xml:id="id403" draw:id="id403" draw:layer="layout" svg:width="1.103cm" svg:height="0.367cm" svg:x="25.298cm" svg:y="10.884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52" xml:id="id404" draw:id="id404" draw:layer="layout" svg:width="1.103cm" svg:height="0.368cm" svg:x="25.298cm" svg:y="11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83cm" svg:y1="10.768cm" svg:x2="25.298cm" svg:y2="11.067cm" draw:start-shape="id402" draw:start-glue-point="2" draw:end-shape="id403" draw:end-glue-point="3" svg:d="M24683 10768v299h615" svg:viewBox="0 0 616 300">
          <text:p/>
        </draw:connector>
        <draw:connector draw:style-name="gr4" draw:text-style-name="P4" draw:layer="layout" svg:x1="23.517cm" svg:y1="5.507cm" svg:x2="24.132cm" svg:y2="10.584cm" draw:start-shape="id369" draw:start-glue-point="2" draw:end-shape="id402" draw:end-glue-point="3" svg:d="M23517 5507v5077h615" svg:viewBox="0 0 616 5078">
          <text:p/>
        </draw:connector>
        <draw:connector draw:style-name="gr4" draw:text-style-name="P4" draw:layer="layout" svg:x1="24.683cm" svg:y1="10.768cm" svg:x2="25.298cm" svg:y2="11.551cm" draw:start-shape="id402" draw:start-glue-point="2" draw:end-shape="id404" draw:end-glue-point="3" svg:d="M24683 10768v783h615" svg:viewBox="0 0 616 784">
          <text:p/>
        </draw:connector>
        <draw:custom-shape draw:style-name="gr141" draw:text-style-name="P53" xml:id="id405" draw:id="id405" draw:layer="layout" svg:width="1.103cm" svg:height="0.368cm" svg:x="19.364cm" svg:y="10.4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3" xml:id="id406" draw:id="id406" draw:layer="layout" svg:width="1.103cm" svg:height="0.367cm" svg:x="20.53cm" svg:y="10.885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3" xml:id="id407" draw:id="id407" draw:layer="layout" svg:width="1.103cm" svg:height="0.368cm" svg:x="20.53cm" svg:y="11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915cm" svg:y1="10.769cm" svg:x2="20.53cm" svg:y2="11.068cm" draw:start-shape="id405" draw:start-glue-point="2" draw:end-shape="id406" draw:end-glue-point="3" svg:d="M19915 10769v299h615" svg:viewBox="0 0 616 300">
          <text:p/>
        </draw:connector>
        <draw:connector draw:style-name="gr4" draw:text-style-name="P4" draw:layer="layout" svg:x1="18.749cm" svg:y1="5.508cm" svg:x2="19.364cm" svg:y2="10.585cm" draw:start-shape="id376" draw:start-glue-point="2" draw:end-shape="id405" draw:end-glue-point="3" svg:d="M18749 5508v5077h615" svg:viewBox="0 0 616 5078">
          <text:p/>
        </draw:connector>
        <draw:connector draw:style-name="gr4" draw:text-style-name="P4" draw:layer="layout" svg:x1="19.915cm" svg:y1="10.769cm" svg:x2="20.53cm" svg:y2="11.552cm" draw:start-shape="id405" draw:start-glue-point="2" draw:end-shape="id407" draw:end-glue-point="3" svg:d="M19915 10769v783h615" svg:viewBox="0 0 616 784">
          <text:p/>
        </draw:connector>
        <draw:custom-shape draw:style-name="gr5" draw:text-style-name="P6" xml:id="id408" draw:id="id408" draw:layer="layout" svg:width="1.103cm" svg:height="0.368cm" svg:x="14.564cm" svg:y="10.402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409" draw:id="id409" draw:layer="layout" svg:width="1.103cm" svg:height="0.367cm" svg:x="15.73cm" svg:y="10.886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10" draw:id="id410" draw:layer="layout" svg:width="1.103cm" svg:height="0.368cm" svg:x="15.73cm" svg:y="11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115cm" svg:y1="10.77cm" svg:x2="15.73cm" svg:y2="11.069cm" draw:start-shape="id408" draw:start-glue-point="2" draw:end-shape="id409" draw:end-glue-point="3" svg:d="M15115 10770v299h615" svg:viewBox="0 0 616 300">
          <text:p/>
        </draw:connector>
        <draw:connector draw:style-name="gr4" draw:text-style-name="P4" draw:layer="layout" svg:x1="13.949cm" svg:y1="5.509cm" svg:x2="14.564cm" svg:y2="10.586cm" draw:start-shape="id383" draw:start-glue-point="2" draw:end-shape="id408" draw:end-glue-point="3" svg:d="M13949 5509v5077h615" svg:viewBox="0 0 616 5078">
          <text:p/>
        </draw:connector>
        <draw:connector draw:style-name="gr4" draw:text-style-name="P4" draw:layer="layout" svg:x1="15.115cm" svg:y1="10.77cm" svg:x2="15.73cm" svg:y2="11.553cm" draw:start-shape="id408" draw:start-glue-point="2" draw:end-shape="id410" draw:end-glue-point="3" svg:d="M15115 10770v783h615" svg:viewBox="0 0 616 784">
          <text:p/>
        </draw:connector>
        <draw:custom-shape draw:style-name="gr141" draw:text-style-name="P53" draw:layer="layout" svg:width="1.103cm" svg:height="0.368cm" svg:x="18.748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82cm" svg:height="0.569cm" svg:x="19.886cm" svg:y="12.68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22" draw:text-style-name="P43" draw:layer="layout" svg:width="2.719cm" svg:height="0.786cm" svg:x="8.913cm" svg:y="7.31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8.913cm" svg:y="8.27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8.913cm" svg:y="6.04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8.913cm" svg:y="5.06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7.538cm" svg:y="5.18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9.187cm" svg:y="5.18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7.549cm" svg:y="7.43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6cm" svg:y="7.41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945cm" svg:y="7.42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9.181cm" svg:y="6.142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7.52cm" svg:y="6.16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9" draw:layer="layout" svg:width="0.583cm" svg:height="0.59cm" svg:x="7.539cm" svg:y="8.388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9.161cm" svg:y="8.37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076cm" svg:y1="5.498cm" svg:x2="8.913cm" svg:y2="5.498cm">
          <text:p/>
        </draw:line>
        <draw:line draw:style-name="gr126" draw:text-style-name="P42" draw:layer="layout" svg:x1="8.076cm" svg:y1="6.441cm" svg:x2="8.913cm" svg:y2="6.441cm">
          <text:p/>
        </draw:line>
        <draw:line draw:style-name="gr127" draw:text-style-name="P42" draw:layer="layout" svg:x1="8.13cm" svg:y1="7.742cm" svg:x2="8.914cm" svg:y2="7.723cm">
          <text:p/>
        </draw:line>
        <draw:line draw:style-name="gr127" draw:text-style-name="P42" draw:layer="layout" svg:x1="8.13cm" svg:y1="8.701cm" svg:x2="8.914cm" svg:y2="8.682cm">
          <text:p/>
        </draw:line>
        <draw:custom-shape draw:style-name="gr145" draw:text-style-name="P50" draw:layer="layout" svg:width="2.991cm" svg:height="0.786cm" svg:x="8.132cm" svg:y="3.54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146" draw:text-style-name="P50" draw:layer="layout" svg:width="2.991cm" svg:height="0.786cm" svg:x="18.332cm" svg:y="3.54cm">
          <text:p text:style-name="P50"><text:span text:style-name="T8">Invalidation</text:span></text:p>
          <draw:enhanced-geometry svg:viewBox="0 0 21600 21600" draw:type="rectangle" draw:enhanced-path="M 0 0 L 21600 0 21600 21600 0 21600 0 0 Z N"/>
        </draw:custom-shape>
        <draw:custom-shape draw:style-name="gr147" draw:text-style-name="P45" draw:layer="layout" svg:width="1.25cm" svg:height="0.483cm" svg:x="7.901cm" svg:y="12.71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9.172cm" svg:y="12.692cm">
          <draw:text-box>
            <text:p text:style-name="P16"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2cm" svg:y="12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7.394cm" svg:y1="12.957cm" svg:x2="7.899cm" svg:y2="12.957cm">
          <text:p/>
        </draw:line>
        <draw:custom-shape draw:style-name="gr149" draw:text-style-name="P44" draw:layer="layout" svg:width="1.249cm" svg:height="0.483cm" svg:x="7.901cm" svg:y="13.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4.151cm" svg:height="0.635cm" svg:x="9.151cm" svg:y="13.492cm">
          <draw:text-box>
            <text:p text:style-name="P16"><text:span text:style-name="T3">D</text:span><text:span text:style-name="T3">e</text:span><text:span text:style-name="T3">s</text:span><text:span text:style-name="T3">c</text:span><text:span text:style-name="T3">e</text:span><text:span text:style-name="T3">n</text:span><text:span text:style-name="T3">d</text:span><text:span text:style-name="T3">a</text:span><text:span text:style-name="T3">n</text:span><text:span text:style-name="T3">t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</text:span></text:p>
          </draw:text-box>
        </draw:frame>
        <draw:custom-shape draw:style-name="gr148" draw:text-style-name="P39" draw:layer="layout" svg:width="0.372cm" svg:height="0.381cm" svg:x="7.021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7.393cm" svg:y1="13.782cm" svg:x2="7.898cm" svg:y2="13.782cm">
          <text:p/>
        </draw:line>
        <draw:custom-shape draw:style-name="gr148" draw:text-style-name="P39" draw:layer="layout" svg:width="0.381cm" svg:height="0.381cm" svg:x="3.343cm" svg:y="12.7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.654cm" svg:height="0.569cm" svg:x="3.696cm" svg:y="12.692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50" draw:text-style-name="P40" draw:layer="layout" svg:width="0.381cm" svg:height="0.381cm" svg:x="3.334cm" svg:y="13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2cm" svg:height="0.569cm" svg:x="3.702cm" svg:y="13.492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frame draw:style-name="gr135" draw:text-style-name="P51" draw:layer="layout" svg:width="27.991cm" svg:height="1.27cm" svg:x="0.004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custom-shape draw:style-name="gr151" draw:text-style-name="P41" draw:layer="layout" svg:width="4.66cm" svg:height="0.786cm" svg:x="1.385cm" svg:y="5.795cm">
          <text:p text:style-name="P41"><text:span text:style-name="T7">.a <text:s text:c="2"/>.b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152" draw:text-style-name="P41" draw:layer="layout" svg:width="4.66cm" svg:height="0.786cm" svg:x="1.385cm" svg:y="6.565cm">
          <text:p text:style-name="P41"><text:span text:style-name="T7">.a <text:s text:c="2"/>.b <text:s/>+ .c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53" draw:text-style-name="P41" draw:layer="layout" svg:width="4.66cm" svg:height="0.786cm" svg:x="1.385cm" svg:y="7.332cm">
          <text:p text:style-name="P41"><text:span text:style-name="T7">.a ~ .d <text:s text:c="2"/>.b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54" draw:text-style-name="P50" draw:layer="layout" svg:width="2.991cm" svg:height="0.786cm" svg:x="2.009cm" svg:y="3.58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55" draw:text-style-name="P55" draw:layer="layout" svg:width="1.823cm" svg:height="6.716cm" draw:transform="rotate (0.703367688553715) translate (18.318cm 6.017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56" draw:layer="layout" svg:width="2.966cm" svg:height="5.08cm" svg:x="9.248cm" svg:y="6.6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411" draw:id="id411" draw:layer="layout" svg:width="1.103cm" svg:height="0.368cm" svg:x="8.398cm" svg:y="4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4" draw:id="id414" draw:layer="layout" svg:width="1.103cm" svg:height="0.368cm" svg:x="9.564cm" svg:y="5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15" draw:id="id415" draw:layer="layout" svg:width="1.103cm" svg:height="0.367cm" svg:x="10.73cm" svg:y="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16" draw:id="id416" draw:layer="layout" svg:width="1.103cm" svg:height="0.368cm" svg:x="10.73cm" svg:y="6.2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xml:id="id412" draw:id="id412" draw:layer="layout" svg:width="1.103cm" svg:height="0.368cm" svg:x="9.564cm" svg:y="6.771cm">
          <text:p text:style-name="P1"><text:span text:style-name="T1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xml:id="id413" draw:id="id413" draw:layer="layout" svg:width="1.103cm" svg:height="0.368cm" svg:x="10.73cm" svg:y="7.253cm">
          <text:p text:style-name="P1"><text:span text:style-name="T1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17" draw:id="id417" draw:layer="layout" svg:width="1.103cm" svg:height="0.368cm" svg:x="10.73cm" svg:y="7.7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8.949cm" svg:y1="5.208cm" svg:x2="9.564cm" svg:y2="6.955cm" draw:start-shape="id411" draw:start-glue-point="2" draw:end-shape="id412" draw:end-glue-point="3" svg:d="M8949 5208v1747h615" svg:viewBox="0 0 616 1748">
          <text:p/>
        </draw:connector>
        <draw:connector draw:style-name="gr25" draw:text-style-name="P59" draw:layer="layout" svg:x1="10.115cm" svg:y1="7.139cm" svg:x2="10.73cm" svg:y2="7.437cm" draw:start-shape="id412" draw:start-glue-point="2" draw:end-shape="id413" draw:end-glue-point="3" svg:d="M10115 7139v298h615" svg:viewBox="0 0 616 299">
          <text:p/>
        </draw:connector>
        <draw:connector draw:style-name="gr25" draw:text-style-name="P59" draw:layer="layout" svg:x1="10.115cm" svg:y1="5.69cm" svg:x2="10.73cm" svg:y2="5.989cm" draw:start-shape="id414" draw:start-glue-point="2" draw:end-shape="id415" draw:end-glue-point="3" svg:d="M10115 5690v299h615" svg:viewBox="0 0 616 300">
          <text:p/>
        </draw:connector>
        <draw:connector draw:style-name="gr25" draw:text-style-name="P59" draw:layer="layout" svg:x1="8.949cm" svg:y1="5.208cm" svg:x2="9.564cm" svg:y2="5.506cm" draw:start-shape="id411" draw:start-glue-point="2" draw:end-shape="id414" draw:end-glue-point="3" svg:d="M8949 5208v298h615" svg:viewBox="0 0 616 299">
          <text:p/>
        </draw:connector>
        <draw:connector draw:style-name="gr25" draw:text-style-name="P59" draw:layer="layout" svg:x1="10.115cm" svg:y1="5.69cm" svg:x2="10.73cm" svg:y2="6.473cm" draw:start-shape="id414" draw:start-glue-point="2" draw:end-shape="id416" draw:end-glue-point="3" svg:d="M10115 5690v783h615" svg:viewBox="0 0 616 784">
          <text:p/>
        </draw:connector>
        <draw:connector draw:style-name="gr25" draw:text-style-name="P59" draw:layer="layout" svg:x1="10.115cm" svg:y1="7.139cm" svg:x2="10.73cm" svg:y2="7.921cm" draw:start-shape="id412" draw:start-glue-point="2" draw:end-shape="id417" draw:end-glue-point="3" svg:d="M10115 7139v782h615" svg:viewBox="0 0 616 783">
          <text:p/>
        </draw:connector>
        <draw:custom-shape draw:style-name="gr158" draw:text-style-name="P58" xml:id="id418" draw:id="id418" draw:layer="layout" svg:width="1.103cm" svg:height="0.368cm" svg:x="10.73cm" svg:y="8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7.139cm" svg:x2="10.73cm" svg:y2="8.399cm" draw:start-shape="id412" draw:start-glue-point="2" draw:end-shape="id418" draw:end-glue-point="3" svg:d="M10115 7139v1260h615" svg:viewBox="0 0 616 1261">
          <text:p/>
        </draw:connector>
        <draw:custom-shape draw:style-name="gr9" draw:text-style-name="P15" xml:id="id419" draw:id="id419" draw:layer="layout" svg:width="1.103cm" svg:height="0.368cm" svg:x="9.564cm" svg:y="8.679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0" draw:id="id420" draw:layer="layout" svg:width="1.103cm" svg:height="0.367cm" svg:x="10.73cm" svg:y="9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1" draw:id="id421" draw:layer="layout" svg:width="1.103cm" svg:height="0.368cm" svg:x="10.73cm" svg:y="9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9.047cm" svg:x2="10.73cm" svg:y2="9.346cm" draw:start-shape="id419" draw:start-glue-point="2" draw:end-shape="id420" draw:end-glue-point="3" svg:d="M10115 9047v299h615" svg:viewBox="0 0 616 300">
          <text:p/>
        </draw:connector>
        <draw:connector draw:style-name="gr25" draw:text-style-name="P59" draw:layer="layout" svg:x1="8.949cm" svg:y1="5.208cm" svg:x2="9.564cm" svg:y2="8.863cm" draw:start-shape="id411" draw:start-glue-point="2" draw:end-shape="id419" draw:end-glue-point="3" svg:d="M8949 5208v3655h615" svg:viewBox="0 0 616 3656">
          <text:p/>
        </draw:connector>
        <draw:connector draw:style-name="gr25" draw:text-style-name="P59" draw:layer="layout" svg:x1="10.115cm" svg:y1="9.047cm" svg:x2="10.73cm" svg:y2="9.83cm" draw:start-shape="id419" draw:start-glue-point="2" draw:end-shape="id421" draw:end-glue-point="3" svg:d="M10115 9047v783h615" svg:viewBox="0 0 616 784">
          <text:p/>
        </draw:connector>
        <draw:custom-shape draw:style-name="gr158" draw:text-style-name="P58" xml:id="id422" draw:id="id422" draw:layer="layout" svg:width="1.103cm" svg:height="0.368cm" svg:x="9.564cm" svg:y="10.101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5" xml:id="id423" draw:id="id423" draw:layer="layout" svg:width="1.103cm" svg:height="0.367cm" svg:x="10.73cm" svg:y="10.5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xml:id="id424" draw:id="id424" draw:layer="layout" svg:width="1.103cm" svg:height="0.368cm" svg:x="10.73cm" svg:y="11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115cm" svg:y1="10.469cm" svg:x2="10.73cm" svg:y2="10.768cm" draw:start-shape="id422" draw:start-glue-point="2" draw:end-shape="id423" draw:end-glue-point="3" svg:d="M10115 10469v299h615" svg:viewBox="0 0 616 300">
          <text:p/>
        </draw:connector>
        <draw:connector draw:style-name="gr25" draw:text-style-name="P59" draw:layer="layout" svg:x1="8.949cm" svg:y1="5.208cm" svg:x2="9.564cm" svg:y2="10.285cm" draw:start-shape="id411" draw:start-glue-point="2" draw:end-shape="id422" draw:end-glue-point="3" svg:d="M8949 5208v5077h615" svg:viewBox="0 0 616 5078">
          <text:p/>
        </draw:connector>
        <draw:connector draw:style-name="gr25" draw:text-style-name="P59" draw:layer="layout" svg:x1="10.115cm" svg:y1="10.469cm" svg:x2="10.73cm" svg:y2="11.252cm" draw:start-shape="id422" draw:start-glue-point="2" draw:end-shape="id424" draw:end-glue-point="3" svg:d="M10115 10469v783h615" svg:viewBox="0 0 616 784">
          <text:p/>
        </draw:connector>
        <draw:custom-shape draw:style-name="gr160" draw:text-style-name="P61" draw:layer="layout" svg:width="4.572cm" svg:height="2.31cm" svg:x="3.264cm" svg:y="7.35cm">
          <text:p text:style-name="P61"><text:span text:style-name="T9">.a .b { color: red }</text:span></text:p>
          <text:p text:style-name="P61"><text:span text:style-name="T9"/></text:p>
          <text:p text:style-name="P61"><text:span text:style-name="T9">.a ~ .c { color: blue }</text:span></text:p>
          <text:p text:style-name="P61"><text:span text:style-name="T9"/></text:p>
          <text:p text:style-name="P61"><text:span text:style-name="T9">.a ~ .d .e { color: green }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xml:id="id428" draw:id="id428" draw:layer="layout" svg:width="1.103cm" svg:height="0.368cm" svg:x="18.719cm" svg:y="5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0" draw:id="id430" draw:layer="layout" svg:width="1.103cm" svg:height="0.368cm" svg:x="19.885cm" svg:y="6.323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60" xml:id="id429" draw:id="id429" draw:layer="layout" svg:width="1.103cm" svg:height="0.367cm" svg:x="19.896cm" svg:y="6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5" draw:id="id425" draw:layer="layout" svg:width="1.103cm" svg:height="0.368cm" svg:x="19.896cm" svg:y="7.29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6" draw:id="id426" draw:layer="layout" svg:width="1.103cm" svg:height="0.368cm" svg:x="21.064cm" svg:y="7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60" xml:id="id427" draw:id="id427" draw:layer="layout" svg:width="1.103cm" svg:height="0.368cm" svg:x="21.051cm" svg:y="8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31" draw:id="id431" draw:layer="layout" svg:width="1.103cm" svg:height="0.368cm" svg:x="21.051cm" svg:y="8.738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447cm" svg:y1="7.658cm" svg:x2="21.064cm" svg:y2="7.956cm" draw:start-shape="id425" draw:start-glue-point="2" draw:end-shape="id426" draw:end-glue-point="3" svg:d="M20447 7658v298h617" svg:viewBox="0 0 618 299">
          <text:p/>
        </draw:connector>
        <draw:connector draw:style-name="gr4" draw:text-style-name="P4" draw:layer="layout" svg:x1="20.447cm" svg:y1="7.658cm" svg:x2="21.051cm" svg:y2="8.438cm" draw:start-shape="id425" draw:start-glue-point="2" draw:end-shape="id427" draw:end-glue-point="3" svg:d="M20447 7658v780h604" svg:viewBox="0 0 605 781">
          <text:p/>
        </draw:connector>
        <draw:connector draw:style-name="gr4" draw:text-style-name="P4" draw:layer="layout" svg:x1="19.27cm" svg:y1="6.209cm" svg:x2="19.896cm" svg:y2="6.99cm" draw:start-shape="id428" draw:start-glue-point="2" draw:end-shape="id429" draw:end-glue-point="3" svg:d="M19270 6209v781h626" svg:viewBox="0 0 627 782">
          <text:p/>
        </draw:connector>
        <draw:connector draw:style-name="gr4" draw:text-style-name="P4" draw:layer="layout" svg:x1="19.27cm" svg:y1="6.209cm" svg:x2="19.885cm" svg:y2="6.507cm" draw:start-shape="id428" draw:start-glue-point="2" draw:end-shape="id430" draw:end-glue-point="3" svg:d="M19270 6209v298h615" svg:viewBox="0 0 616 299">
          <text:p/>
        </draw:connector>
        <draw:connector draw:style-name="gr4" draw:text-style-name="P4" draw:layer="layout" svg:x1="19.27cm" svg:y1="6.209cm" svg:x2="19.896cm" svg:y2="7.474cm" draw:start-shape="id428" draw:start-glue-point="2" draw:end-shape="id425" draw:end-glue-point="3" svg:d="M19270 6209v1265h626" svg:viewBox="0 0 627 1266">
          <text:p/>
        </draw:connector>
        <draw:connector draw:style-name="gr4" draw:text-style-name="P4" draw:layer="layout" svg:x1="20.447cm" svg:y1="7.658cm" svg:x2="21.051cm" svg:y2="8.922cm" draw:start-shape="id425" draw:start-glue-point="2" draw:end-shape="id431" draw:end-glue-point="3" svg:d="M20447 7658v1264h604" svg:viewBox="0 0 605 1265">
          <text:p/>
        </draw:connector>
        <draw:custom-shape draw:style-name="gr9" draw:text-style-name="P9" xml:id="id432" draw:id="id432" draw:layer="layout" svg:width="1.103cm" svg:height="0.368cm" svg:x="22.23cm" svg:y="9.2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1.602cm" svg:y1="9.106cm" svg:x2="22.23cm" svg:y2="9.4cm" draw:start-shape="id431" draw:start-glue-point="2" draw:end-shape="id432" draw:end-glue-point="3" svg:d="M21602 91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58" draw:text-style-name="P60" xml:id="id434" draw:id="id434" draw:layer="layout" svg:width="1.103cm" svg:height="0.368cm" svg:x="22.232cm" svg:y="9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433" draw:id="id433" draw:layer="layout" svg:width="1.103cm" svg:height="0.367cm" svg:x="22.235cm" svg:y="10.1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35" draw:id="id435" draw:layer="layout" svg:width="1.103cm" svg:height="0.368cm" svg:x="23.55cm" svg:y="10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35cm" svg:y2="10.347cm" draw:start-shape="id431" draw:start-glue-point="2" draw:end-shape="id433" draw:end-glue-point="3" svg:d="M21602 9106v1241h633" svg:viewBox="0 0 634 1242">
          <text:p/>
        </draw:connector>
        <draw:connector draw:style-name="gr4" draw:text-style-name="P4" draw:layer="layout" svg:x1="21.602cm" svg:y1="9.106cm" svg:x2="22.232cm" svg:y2="9.864cm" draw:start-shape="id431" draw:start-glue-point="2" draw:end-shape="id434" draw:end-glue-point="3" svg:d="M21602 9106v758h630" svg:viewBox="0 0 631 759">
          <text:p/>
        </draw:connector>
        <draw:connector draw:style-name="gr4" draw:text-style-name="P4" draw:layer="layout" svg:x1="22.786cm" svg:y1="10.531cm" svg:x2="23.55cm" svg:y2="10.831cm" draw:start-shape="id433" draw:start-glue-point="2" draw:end-shape="id435" draw:end-glue-point="3" svg:d="M22786 10531v300h764" svg:viewBox="0 0 765 301">
          <text:p/>
        </draw:connector>
        <draw:custom-shape draw:style-name="gr1" draw:text-style-name="P10" xml:id="id437" draw:id="id437" draw:layer="layout" svg:width="1.103cm" svg:height="0.368cm" svg:x="23.538cm" svg:y="11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436" draw:id="id436" draw:layer="layout" svg:width="1.103cm" svg:height="0.367cm" svg:x="23.546cm" svg:y="11.5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86cm" svg:y1="10.531cm" svg:x2="23.546cm" svg:y2="11.769cm" draw:start-shape="id433" draw:start-glue-point="2" draw:end-shape="id436" draw:end-glue-point="3" svg:d="M22786 10531v1238h760" svg:viewBox="0 0 761 1239">
          <text:p/>
        </draw:connector>
        <draw:connector draw:style-name="gr4" draw:text-style-name="P4" draw:layer="layout" svg:x1="22.786cm" svg:y1="10.531cm" svg:x2="23.538cm" svg:y2="11.286cm" draw:start-shape="id433" draw:start-glue-point="2" draw:end-shape="id437" draw:end-glue-point="3" svg:d="M22786 10531v755h752" svg:viewBox="0 0 753 756">
          <text:p/>
        </draw:connector>
        <draw:custom-shape draw:style-name="gr2" draw:text-style-name="P10" xml:id="id438" draw:id="id438" draw:layer="layout" svg:width="1.103cm" svg:height="0.367cm" svg:x="22.214cm" svg:y="12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602cm" svg:y1="9.106cm" svg:x2="22.214cm" svg:y2="12.247cm" draw:start-shape="id431" draw:start-glue-point="2" draw:end-shape="id438" draw:end-glue-point="3" svg:d="M21602 9106v3141h612" svg:viewBox="0 0 613 3142">
          <text:p/>
        </draw:connector>
        <draw:custom-shape draw:style-name="gr163" draw:text-style-name="P61" draw:layer="layout" svg:width="4.572cm" svg:height="0.786cm" svg:x="13.642cm" svg:y="8.102cm">
          <text:p text:style-name="P61"><text:span text:style-name="T9">.b:has(.a) { color: red }</text:span></text:p>
          <text:p text:style-name="P61"><text:span text:style-name="T9"/></text:p>
          <text:p text:style-name="P61"><text:span text:style-name="T9">.c:has(~ .a) { color: blue }</text:span></text:p>
          <text:p text:style-name="P61"><text:span text:style-name="T9"/></text:p>
          <text:p text:style-name="P61"><text:span text:style-name="T9">.e:has(~ .d .a) { color: green }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759cm" svg:height="0.505cm" svg:x="7.5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8.622cm" svg:y="8.2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4" draw:text-style-name="P56" draw:layer="layout" svg:width="1.524cm" svg:height="0.762cm" svg:x="13.258cm" svg:y="13.1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4.818cm" svg:y="13.2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65" draw:text-style-name="P55" draw:layer="layout" svg:width="0.729cm" svg:height="1.298cm" draw:transform="rotate (0.703367688553715) translate (18.423cm 13.1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9.718cm" svg:y="13.2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S</text:span><text:span text:style-name="T3">u</text:span><text:span text:style-name="T3">b</text:span><text:span text:style-name="T3">-</text:span><text:span text:style-name="T3">tr</text:span><text:span text:style-name="T3">e</text:span><text:span text:style-name="T3">e</text:span></text:p>
          </draw:text-box>
        </draw:frame>
        <draw:custom-shape draw:style-name="gr111" draw:text-style-name="P35" draw:layer="layout" svg:width="1.103cm" svg:height="0.368cm" svg:x="4.164cm" svg:y="13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8.874cm" svg:y="13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5.267cm" svg:y="13.2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9.968cm" svg:y="13.21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5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s</text:span><text:span text:style-name="T4">u</text:span><text:span text:style-name="T4">b</text:span><text:span text:style-name="T4">-</text:span><text:span text:style-name="T4">t</text:span><text:span text:style-name="T4">r</text:span><text:span text:style-name="T4">e</text:span><text:span text:style-name="T4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8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onnector draw:style-name="gr25" draw:text-style-name="P59" draw:layer="layout" svg:x1="5.461cm" svg:y1="5.468cm" svg:x2="5.968cm" svg:y2="8.48cm" draw:start-shape="id439" draw:start-glue-point="2" draw:end-shape="id440" draw:end-glue-point="3" svg:d="M5461 5468v3012h507" svg:viewBox="0 0 508 3013">
          <text:p/>
        </draw:connector>
        <draw:connector draw:style-name="gr25" draw:text-style-name="P59" draw:layer="layout" svg:x1="5.461cm" svg:y1="5.468cm" svg:x2="5.968cm" svg:y2="9.652cm" draw:start-shape="id439" draw:start-glue-point="2" draw:end-shape="id441" draw:end-glue-point="3" svg:d="M5461 5468v4184h507" svg:viewBox="0 0 508 4185">
          <text:p/>
        </draw:connector>
        <draw:custom-shape draw:style-name="gr166" draw:text-style-name="P58" xml:id="id444" draw:id="id444" draw:layer="layout" svg:width="0.909cm" svg:height="0.303cm" svg:x="6.92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5.461cm" svg:y1="5.468cm" svg:x2="5.968cm" svg:y2="6.907cm" draw:start-shape="id439" draw:start-glue-point="2" draw:end-shape="id442" draw:end-glue-point="3" svg:d="M5461 5468v1439h507" svg:viewBox="0 0 508 1440">
          <text:p/>
        </draw:connector>
        <draw:connector draw:style-name="gr25" draw:text-style-name="P59" draw:layer="layout" svg:x1="6.422cm" svg:y1="7.059cm" svg:x2="6.929cm" svg:y2="7.304cm" draw:start-shape="id442" draw:start-glue-point="2" draw:end-shape="id443" draw:end-glue-point="3" svg:d="M6422 7059v245h507" svg:viewBox="0 0 508 246">
          <text:p/>
        </draw:connector>
        <draw:connector draw:style-name="gr25" draw:text-style-name="P59" draw:layer="layout" svg:x1="6.422cm" svg:y1="7.059cm" svg:x2="6.929cm" svg:y2="7.703cm" draw:start-shape="id442" draw:start-glue-point="2" draw:end-shape="id444" draw:end-glue-point="3" svg:d="M6422 7059v644h507" svg:viewBox="0 0 508 645">
          <text:p/>
        </draw:connector>
        <draw:custom-shape draw:style-name="gr166" draw:text-style-name="P58" xml:id="id445" draw:id="id445" draw:layer="layout" svg:width="0.909cm" svg:height="0.303cm" svg:x="6.929cm" svg:y="7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7.059cm" svg:x2="6.929cm" svg:y2="8.097cm" draw:start-shape="id442" draw:start-glue-point="2" draw:end-shape="id445" draw:end-glue-point="3" svg:d="M6422 7059v1038h507" svg:viewBox="0 0 508 1039">
          <text:p/>
        </draw:connector>
        <draw:custom-shape draw:style-name="gr167" draw:text-style-name="P60" xml:id="id447" draw:id="id447" draw:layer="layout" svg:width="0.909cm" svg:height="0.304cm" svg:x="6.929cm" svg:y="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8.632cm" svg:x2="6.929cm" svg:y2="8.878cm" draw:start-shape="id440" draw:start-glue-point="2" draw:end-shape="id446" draw:end-glue-point="3" svg:d="M6422 8632v246h507" svg:viewBox="0 0 508 247">
          <text:p/>
        </draw:connector>
        <draw:connector draw:style-name="gr25" draw:text-style-name="P59" draw:layer="layout" svg:x1="6.422cm" svg:y1="8.632cm" svg:x2="6.929cm" svg:y2="9.277cm" draw:start-shape="id440" draw:start-glue-point="2" draw:end-shape="id447" draw:end-glue-point="3" svg:d="M6422 8632v645h507" svg:viewBox="0 0 508 646">
          <text:p/>
        </draw:connector>
        <draw:custom-shape draw:style-name="gr167" draw:text-style-name="P58" xml:id="id441" draw:id="id441" draw:layer="layout" svg:width="0.909cm" svg:height="0.304cm" svg:x="5.968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8" xml:id="id449" draw:id="id449" draw:layer="layout" svg:width="0.909cm" svg:height="0.304cm" svg:x="6.929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9.804cm" svg:x2="6.929cm" svg:y2="10.05cm" draw:start-shape="id441" draw:start-glue-point="2" draw:end-shape="id448" draw:end-glue-point="3" svg:d="M6422 9804v246h507" svg:viewBox="0 0 508 247">
          <text:p/>
        </draw:connector>
        <draw:connector draw:style-name="gr25" draw:text-style-name="P59" draw:layer="layout" svg:x1="6.422cm" svg:y1="9.804cm" svg:x2="6.929cm" svg:y2="10.449cm" draw:start-shape="id441" draw:start-glue-point="2" draw:end-shape="id449" draw:end-glue-point="3" svg:d="M6422 9804v645h507" svg:viewBox="0 0 508 646">
          <text:p/>
        </draw:connector>
        <draw:custom-shape draw:style-name="gr168" draw:text-style-name="P56" draw:layer="layout" svg:width="2.445cm" svg:height="4.187cm" svg:x="5.707cm" svg:y="6.65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0" xml:id="id439" draw:id="id439" draw:layer="layout" svg:width="0.909cm" svg:height="0.303cm" svg:x="5.007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0" draw:id="id450" draw:layer="layout" svg:width="0.909cm" svg:height="0.303cm" svg:x="5.968cm" svg:y="5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451" draw:id="id451" draw:layer="layout" svg:width="0.909cm" svg:height="0.302cm" svg:x="6.92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52" draw:id="id452" draw:layer="layout" svg:width="0.909cm" svg:height="0.303cm" svg:x="6.929cm" svg:y="6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42" draw:id="id442" draw:layer="layout" svg:width="0.909cm" svg:height="0.303cm" svg:x="5.968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3" draw:id="id443" draw:layer="layout" svg:width="0.909cm" svg:height="0.303cm" svg:x="6.929cm" svg:y="7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6.422cm" svg:y1="5.865cm" svg:x2="6.929cm" svg:y2="6.112cm" draw:start-shape="id450" draw:start-glue-point="2" draw:end-shape="id451" draw:end-glue-point="3" svg:d="M6422 5865v247h507" svg:viewBox="0 0 508 248">
          <text:p/>
        </draw:connector>
        <draw:connector draw:style-name="gr25" draw:text-style-name="P59" draw:layer="layout" svg:x1="5.461cm" svg:y1="5.468cm" svg:x2="5.968cm" svg:y2="5.713cm" draw:start-shape="id439" draw:start-glue-point="2" draw:end-shape="id450" draw:end-glue-point="3" svg:d="M5461 5468v245h507" svg:viewBox="0 0 508 246">
          <text:p/>
        </draw:connector>
        <draw:connector draw:style-name="gr25" draw:text-style-name="P59" draw:layer="layout" svg:x1="6.422cm" svg:y1="5.865cm" svg:x2="6.929cm" svg:y2="6.51cm" draw:start-shape="id450" draw:start-glue-point="2" draw:end-shape="id452" draw:end-glue-point="3" svg:d="M6422 5865v645h507" svg:viewBox="0 0 508 646">
          <text:p/>
        </draw:connector>
        <draw:custom-shape draw:style-name="gr173" draw:text-style-name="P34" xml:id="id440" draw:id="id440" draw:layer="layout" svg:width="0.909cm" svg:height="0.304cm" svg:x="5.968cm" svg:y="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446" draw:id="id446" draw:layer="layout" svg:width="0.909cm" svg:height="0.303cm" svg:x="6.929cm" svg:y="8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4" xml:id="id448" draw:id="id448" draw:layer="layout" svg:width="0.909cm" svg:height="0.303cm" svg:x="6.929cm" svg:y="9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60" xml:id="id456" draw:id="id456" draw:layer="layout" svg:width="0.91cm" svg:height="0.304cm" svg:x="21.299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8" draw:id="id458" draw:layer="layout" svg:width="0.909cm" svg:height="0.303cm" svg:x="22.26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7" draw:id="id457" draw:layer="layout" svg:width="0.91cm" svg:height="0.303cm" svg:x="22.269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60" xml:id="id453" draw:id="id453" draw:layer="layout" svg:width="0.91cm" svg:height="0.303cm" svg:x="22.269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4" draw:id="id454" draw:layer="layout" svg:width="0.909cm" svg:height="0.303cm" svg:x="23.232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55" draw:id="id455" draw:layer="layout" svg:width="0.909cm" svg:height="0.303cm" svg:x="23.221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9" xml:id="id459" draw:id="id459" draw:layer="layout" svg:width="0.909cm" svg:height="0.303cm" svg:x="23.221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724cm" svg:y1="6.663cm" svg:x2="23.232cm" svg:y2="6.908cm" draw:start-shape="id453" draw:start-glue-point="2" draw:end-shape="id454" draw:end-glue-point="3" svg:d="M22724 6663v245h508" svg:viewBox="0 0 509 246">
          <text:p/>
        </draw:connector>
        <draw:connector draw:style-name="gr4" draw:text-style-name="P4" draw:layer="layout" svg:x1="22.724cm" svg:y1="6.663cm" svg:x2="23.221cm" svg:y2="7.305cm" draw:start-shape="id453" draw:start-glue-point="2" draw:end-shape="id455" draw:end-glue-point="3" svg:d="M22724 6663v642h497" svg:viewBox="0 0 498 643">
          <text:p/>
        </draw:connector>
        <draw:connector draw:style-name="gr4" draw:text-style-name="P4" draw:layer="layout" svg:x1="21.754cm" svg:y1="5.469cm" svg:x2="22.269cm" svg:y2="6.112cm" draw:start-shape="id456" draw:start-glue-point="2" draw:end-shape="id457" draw:end-glue-point="3" svg:d="M21754 5469v643h515" svg:viewBox="0 0 516 644">
          <text:p/>
        </draw:connector>
        <draw:connector draw:style-name="gr4" draw:text-style-name="P4" draw:layer="layout" svg:x1="21.754cm" svg:y1="5.469cm" svg:x2="22.26cm" svg:y2="5.714cm" draw:start-shape="id456" draw:start-glue-point="2" draw:end-shape="id458" draw:end-glue-point="3" svg:d="M21754 5469v245h506" svg:viewBox="0 0 507 246">
          <text:p/>
        </draw:connector>
        <draw:connector draw:style-name="gr4" draw:text-style-name="P4" draw:layer="layout" svg:x1="21.754cm" svg:y1="5.469cm" svg:x2="22.269cm" svg:y2="6.511cm" draw:start-shape="id456" draw:start-glue-point="2" draw:end-shape="id453" draw:end-glue-point="3" svg:d="M21754 5469v1042h515" svg:viewBox="0 0 516 1043">
          <text:p/>
        </draw:connector>
        <draw:connector draw:style-name="gr4" draw:text-style-name="P4" draw:layer="layout" svg:x1="22.724cm" svg:y1="6.663cm" svg:x2="23.221cm" svg:y2="7.704cm" draw:start-shape="id453" draw:start-glue-point="2" draw:end-shape="id459" draw:end-glue-point="3" svg:d="M22724 6663v1041h497" svg:viewBox="0 0 498 1042">
          <text:p/>
        </draw:connector>
        <draw:custom-shape draw:style-name="gr175" draw:text-style-name="P9" xml:id="id460" draw:id="id460" draw:layer="layout" svg:width="0.909cm" svg:height="0.303cm" svg:x="24.193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675cm" svg:y1="7.856cm" svg:x2="24.193cm" svg:y2="8.098cm" draw:start-shape="id459" draw:start-glue-point="2" draw:end-shape="id460" draw:end-glue-point="3" svg:d="M23675 7856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7" draw:text-style-name="P60" xml:id="id462" draw:id="id462" draw:layer="layout" svg:width="0.909cm" svg:height="0.304cm" svg:x="24.195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461" draw:id="id461" draw:layer="layout" svg:width="0.909cm" svg:height="0.303cm" svg:x="24.197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" xml:id="id463" draw:id="id463" draw:layer="layout" svg:width="0.909cm" svg:height="0.304cm" svg:x="25.281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97cm" svg:y2="8.879cm" draw:start-shape="id459" draw:start-glue-point="2" draw:end-shape="id461" draw:end-glue-point="3" svg:d="M23675 7856v1023h522" svg:viewBox="0 0 523 1024">
          <text:p/>
        </draw:connector>
        <draw:connector draw:style-name="gr4" draw:text-style-name="P4" draw:layer="layout" svg:x1="23.675cm" svg:y1="7.856cm" svg:x2="24.195cm" svg:y2="8.481cm" draw:start-shape="id459" draw:start-glue-point="2" draw:end-shape="id462" draw:end-glue-point="3" svg:d="M23675 7856v625h520" svg:viewBox="0 0 521 626">
          <text:p/>
        </draw:connector>
        <draw:connector draw:style-name="gr4" draw:text-style-name="P4" draw:layer="layout" svg:x1="24.651cm" svg:y1="9.031cm" svg:x2="25.281cm" svg:y2="9.278cm" draw:start-shape="id461" draw:start-glue-point="2" draw:end-shape="id463" draw:end-glue-point="3" svg:d="M24651 9031v247h630" svg:viewBox="0 0 631 248">
          <text:p/>
        </draw:connector>
        <draw:custom-shape draw:style-name="gr169" draw:text-style-name="P10" xml:id="id465" draw:id="id465" draw:layer="layout" svg:width="0.909cm" svg:height="0.303cm" svg:x="25.27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64" draw:id="id464" draw:layer="layout" svg:width="0.909cm" svg:height="0.303cm" svg:x="25.27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51cm" svg:y1="9.031cm" svg:x2="25.278cm" svg:y2="10.051cm" draw:start-shape="id461" draw:start-glue-point="2" draw:end-shape="id464" draw:end-glue-point="3" svg:d="M24651 9031v1020h627" svg:viewBox="0 0 628 1021">
          <text:p/>
        </draw:connector>
        <draw:connector draw:style-name="gr4" draw:text-style-name="P4" draw:layer="layout" svg:x1="24.651cm" svg:y1="9.031cm" svg:x2="25.271cm" svg:y2="9.652cm" draw:start-shape="id461" draw:start-glue-point="2" draw:end-shape="id465" draw:end-glue-point="3" svg:d="M24651 9031v621h620" svg:viewBox="0 0 621 622">
          <text:p/>
        </draw:connector>
        <draw:custom-shape draw:style-name="gr169" draw:text-style-name="P10" xml:id="id466" draw:id="id466" draw:layer="layout" svg:width="0.909cm" svg:height="0.303cm" svg:x="24.18cm" svg:y="10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675cm" svg:y1="7.856cm" svg:x2="24.18cm" svg:y2="10.445cm" draw:start-shape="id459" draw:start-glue-point="2" draw:end-shape="id466" draw:end-glue-point="3" svg:d="M23675 7856v2589h505" svg:viewBox="0 0 506 2590">
          <text:p/>
        </draw:connector>
        <draw:custom-shape draw:style-name="gr178" draw:text-style-name="P8" draw:layer="layout" svg:width="0.625cm" svg:height="0.416cm" svg:x="21.22cm" svg:y="7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9" draw:text-style-name="P56" draw:layer="layout" svg:width="1.524cm" svg:height="0.762cm" svg:x="15.458cm" svg:y="11.8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0.56356487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17.018cm" svg:y="11.913cm">
          <draw:text-box>
            <text:p text:style-name="P16"><text:span text:style-name="T3">D</text:span><text:span text:style-name="T3">o</text:span><text:span text:style-name="T3">w</text:span><text:span text:style-name="T3">n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80" draw:text-style-name="P55" draw:layer="layout" svg:width="0.729cm" svg:height="1.298cm" draw:transform="rotate (0.703367688553715) translate (20.623cm 11.85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74.794520547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3" draw:text-style-name="P17" draw:layer="layout" svg:width="3.642cm" svg:height="0.635cm" svg:x="21.918cm" svg:y="11.914cm">
          <draw:text-box>
            <text:p text:style-name="P16"><text:span text:style-name="T3">U</text:span><text:span text:style-name="T3">p</text:span><text:span text:style-name="T3">w</text:span><text:span text:style-name="T3">a</text:span><text:span text:style-name="T3">r</text:span><text:span text:style-name="T3">d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</text:span></text:p>
          </draw:text-box>
        </draw:frame>
        <draw:custom-shape draw:style-name="gr111" draw:text-style-name="P35" draw:layer="layout" svg:width="1.103cm" svg:height="0.368cm" svg:x="2.064cm" svg:y="1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11.474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3.167cm" svg:y="11.916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12.568cm" svg:y="11.91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78" draw:text-style-name="P8" draw:layer="layout" svg:width="0.625cm" svg:height="0.416cm" svg:x="8.488cm" svg:y="7.9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7" draw:text-style-name="P10" xml:id="id467" draw:id="id467" draw:layer="layout" svg:width="0.909cm" svg:height="0.304cm" svg:x="8.963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0" draw:id="id470" draw:layer="layout" svg:width="0.909cm" svg:height="0.303cm" svg:x="9.924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1" draw:id="id471" draw:layer="layout" svg:width="0.909cm" svg:height="0.303cm" svg:x="10.885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72" draw:id="id472" draw:layer="layout" svg:width="0.909cm" svg:height="0.303cm" svg:x="10.885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68" draw:id="id468" draw:layer="layout" svg:width="0.909cm" svg:height="0.303cm" svg:x="9.924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69" draw:id="id469" draw:layer="layout" svg:width="0.909cm" svg:height="0.303cm" svg:x="10.885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73" draw:id="id473" draw:layer="layout" svg:width="0.909cm" svg:height="0.303cm" svg:x="10.885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9.417cm" svg:y1="5.469cm" svg:x2="9.924cm" svg:y2="6.908cm" draw:start-shape="id467" draw:start-glue-point="2" draw:end-shape="id468" draw:end-glue-point="3" svg:d="M9417 5469v1439h507" svg:viewBox="0 0 508 1440">
          <text:p/>
        </draw:connector>
        <draw:connector draw:style-name="gr25" draw:text-style-name="P59" draw:layer="layout" svg:x1="10.378cm" svg:y1="7.06cm" svg:x2="10.885cm" svg:y2="7.305cm" draw:start-shape="id468" draw:start-glue-point="2" draw:end-shape="id469" draw:end-glue-point="3" svg:d="M10378 7060v245h507" svg:viewBox="0 0 508 246">
          <text:p/>
        </draw:connector>
        <draw:connector draw:style-name="gr25" draw:text-style-name="P59" draw:layer="layout" svg:x1="10.378cm" svg:y1="5.866cm" svg:x2="10.885cm" svg:y2="6.112cm" draw:start-shape="id470" draw:start-glue-point="2" draw:end-shape="id471" draw:end-glue-point="3" svg:d="M10378 5866v246h507" svg:viewBox="0 0 508 247">
          <text:p/>
        </draw:connector>
        <draw:connector draw:style-name="gr25" draw:text-style-name="P59" draw:layer="layout" svg:x1="9.417cm" svg:y1="5.469cm" svg:x2="9.924cm" svg:y2="5.714cm" draw:start-shape="id467" draw:start-glue-point="2" draw:end-shape="id470" draw:end-glue-point="3" svg:d="M9417 5469v245h507" svg:viewBox="0 0 508 246">
          <text:p/>
        </draw:connector>
        <draw:connector draw:style-name="gr25" draw:text-style-name="P59" draw:layer="layout" svg:x1="10.378cm" svg:y1="5.866cm" svg:x2="10.885cm" svg:y2="6.511cm" draw:start-shape="id470" draw:start-glue-point="2" draw:end-shape="id472" draw:end-glue-point="3" svg:d="M10378 5866v645h507" svg:viewBox="0 0 508 646">
          <text:p/>
        </draw:connector>
        <draw:connector draw:style-name="gr25" draw:text-style-name="P59" draw:layer="layout" svg:x1="10.378cm" svg:y1="7.06cm" svg:x2="10.885cm" svg:y2="7.704cm" draw:start-shape="id468" draw:start-glue-point="2" draw:end-shape="id473" draw:end-glue-point="3" svg:d="M10378 7060v644h507" svg:viewBox="0 0 508 645">
          <text:p/>
        </draw:connector>
        <draw:custom-shape draw:style-name="gr166" draw:text-style-name="P58" xml:id="id474" draw:id="id474" draw:layer="layout" svg:width="0.909cm" svg:height="0.303cm" svg:x="10.885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7.06cm" svg:x2="10.885cm" svg:y2="8.098cm" draw:start-shape="id468" draw:start-glue-point="2" draw:end-shape="id474" draw:end-glue-point="3" svg:d="M10378 7060v1038h507" svg:viewBox="0 0 508 1039">
          <text:p/>
        </draw:connector>
        <draw:custom-shape draw:style-name="gr181" draw:text-style-name="P15" xml:id="id475" draw:id="id475" draw:layer="layout" svg:width="0.909cm" svg:height="0.304cm" svg:x="9.924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76" draw:id="id476" draw:layer="layout" svg:width="0.909cm" svg:height="0.303cm" svg:x="10.885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77" draw:id="id477" draw:layer="layout" svg:width="0.909cm" svg:height="0.304cm" svg:x="10.885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8.633cm" svg:x2="10.885cm" svg:y2="8.879cm" draw:start-shape="id475" draw:start-glue-point="2" draw:end-shape="id476" draw:end-glue-point="3" svg:d="M10378 8633v246h507" svg:viewBox="0 0 508 247">
          <text:p/>
        </draw:connector>
        <draw:connector draw:style-name="gr25" draw:text-style-name="P59" draw:layer="layout" svg:x1="9.417cm" svg:y1="5.469cm" svg:x2="9.924cm" svg:y2="8.481cm" draw:start-shape="id467" draw:start-glue-point="2" draw:end-shape="id475" draw:end-glue-point="3" svg:d="M9417 5469v3012h507" svg:viewBox="0 0 508 3013">
          <text:p/>
        </draw:connector>
        <draw:connector draw:style-name="gr25" draw:text-style-name="P59" draw:layer="layout" svg:x1="10.378cm" svg:y1="8.633cm" svg:x2="10.885cm" svg:y2="9.278cm" draw:start-shape="id475" draw:start-glue-point="2" draw:end-shape="id477" draw:end-glue-point="3" svg:d="M10378 8633v645h507" svg:viewBox="0 0 508 646">
          <text:p/>
        </draw:connector>
        <draw:custom-shape draw:style-name="gr166" draw:text-style-name="P58" xml:id="id478" draw:id="id478" draw:layer="layout" svg:width="0.909cm" svg:height="0.303cm" svg:x="9.924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5" xml:id="id479" draw:id="id479" draw:layer="layout" svg:width="0.909cm" svg:height="0.303cm" svg:x="10.88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0" draw:id="id480" draw:layer="layout" svg:width="0.909cm" svg:height="0.303cm" svg:x="10.885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0.378cm" svg:y1="9.804cm" svg:x2="10.885cm" svg:y2="10.051cm" draw:start-shape="id478" draw:start-glue-point="2" draw:end-shape="id479" draw:end-glue-point="3" svg:d="M10378 9804v247h507" svg:viewBox="0 0 508 248">
          <text:p/>
        </draw:connector>
        <draw:connector draw:style-name="gr25" draw:text-style-name="P59" draw:layer="layout" svg:x1="9.417cm" svg:y1="5.469cm" svg:x2="9.924cm" svg:y2="9.652cm" draw:start-shape="id467" draw:start-glue-point="2" draw:end-shape="id478" draw:end-glue-point="3" svg:d="M9417 5469v4183h507" svg:viewBox="0 0 508 4184">
          <text:p/>
        </draw:connector>
        <draw:connector draw:style-name="gr25" draw:text-style-name="P59" draw:layer="layout" svg:x1="10.378cm" svg:y1="9.804cm" svg:x2="10.885cm" svg:y2="10.449cm" draw:start-shape="id478" draw:start-glue-point="2" draw:end-shape="id480" draw:end-glue-point="3" svg:d="M10378 9804v645h507" svg:viewBox="0 0 508 646">
          <text:p/>
        </draw:connector>
        <draw:custom-shape draw:style-name="gr177" draw:text-style-name="P10" xml:id="id481" draw:id="id481" draw:layer="layout" svg:width="0.909cm" svg:height="0.304cm" svg:x="1.298cm" svg:y="5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4" draw:id="id484" draw:layer="layout" svg:width="0.909cm" svg:height="0.303cm" svg:x="2.259cm" svg:y="5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5" draw:id="id485" draw:layer="layout" svg:width="0.909cm" svg:height="0.303cm" svg:x="3.22cm" svg:y="5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86" draw:id="id486" draw:layer="layout" svg:width="0.909cm" svg:height="0.303cm" svg:x="3.22cm" svg:y="6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7" xml:id="id482" draw:id="id482" draw:layer="layout" svg:width="0.909cm" svg:height="0.303cm" svg:x="2.259cm" svg:y="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83" draw:id="id483" draw:layer="layout" svg:width="0.909cm" svg:height="0.303cm" svg:x="3.22cm" svg:y="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87" draw:id="id487" draw:layer="layout" svg:width="0.909cm" svg:height="0.303cm" svg:x="3.22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1.752cm" svg:y1="5.469cm" svg:x2="2.259cm" svg:y2="6.908cm" draw:start-shape="id481" draw:start-glue-point="2" draw:end-shape="id482" draw:end-glue-point="3" svg:d="M1752 5469v1439h507" svg:viewBox="0 0 508 1440">
          <text:p/>
        </draw:connector>
        <draw:connector draw:style-name="gr25" draw:text-style-name="P59" draw:layer="layout" svg:x1="2.713cm" svg:y1="7.06cm" svg:x2="3.22cm" svg:y2="7.305cm" draw:start-shape="id482" draw:start-glue-point="2" draw:end-shape="id483" draw:end-glue-point="3" svg:d="M2713 7060v245h507" svg:viewBox="0 0 508 246">
          <text:p/>
        </draw:connector>
        <draw:connector draw:style-name="gr25" draw:text-style-name="P59" draw:layer="layout" svg:x1="2.713cm" svg:y1="5.866cm" svg:x2="3.22cm" svg:y2="6.112cm" draw:start-shape="id484" draw:start-glue-point="2" draw:end-shape="id485" draw:end-glue-point="3" svg:d="M2713 5866v246h507" svg:viewBox="0 0 508 247">
          <text:p/>
        </draw:connector>
        <draw:connector draw:style-name="gr25" draw:text-style-name="P59" draw:layer="layout" svg:x1="1.752cm" svg:y1="5.469cm" svg:x2="2.259cm" svg:y2="5.714cm" draw:start-shape="id481" draw:start-glue-point="2" draw:end-shape="id484" draw:end-glue-point="3" svg:d="M1752 5469v245h507" svg:viewBox="0 0 508 246">
          <text:p/>
        </draw:connector>
        <draw:connector draw:style-name="gr25" draw:text-style-name="P59" draw:layer="layout" svg:x1="2.713cm" svg:y1="5.866cm" svg:x2="3.22cm" svg:y2="6.511cm" draw:start-shape="id484" draw:start-glue-point="2" draw:end-shape="id486" draw:end-glue-point="3" svg:d="M2713 5866v645h507" svg:viewBox="0 0 508 646">
          <text:p/>
        </draw:connector>
        <draw:connector draw:style-name="gr25" draw:text-style-name="P59" draw:layer="layout" svg:x1="2.713cm" svg:y1="7.06cm" svg:x2="3.22cm" svg:y2="7.704cm" draw:start-shape="id482" draw:start-glue-point="2" draw:end-shape="id487" draw:end-glue-point="3" svg:d="M2713 7060v644h507" svg:viewBox="0 0 508 645">
          <text:p/>
        </draw:connector>
        <draw:custom-shape draw:style-name="gr166" draw:text-style-name="P58" xml:id="id488" draw:id="id488" draw:layer="layout" svg:width="0.909cm" svg:height="0.303cm" svg:x="3.22cm" svg:y="7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7.06cm" svg:x2="3.22cm" svg:y2="8.098cm" draw:start-shape="id482" draw:start-glue-point="2" draw:end-shape="id488" draw:end-glue-point="3" svg:d="M2713 7060v1038h507" svg:viewBox="0 0 508 1039">
          <text:p/>
        </draw:connector>
        <draw:custom-shape draw:style-name="gr177" draw:text-style-name="P2" xml:id="id489" draw:id="id489" draw:layer="layout" svg:width="0.909cm" svg:height="0.304cm" svg:x="2.25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490" draw:id="id490" draw:layer="layout" svg:width="0.909cm" svg:height="0.303cm" svg:x="3.22cm" svg:y="8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1" draw:id="id491" draw:layer="layout" svg:width="0.909cm" svg:height="0.304cm" svg:x="3.22cm" svg:y="9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8.633cm" svg:x2="3.22cm" svg:y2="8.879cm" draw:start-shape="id489" draw:start-glue-point="2" draw:end-shape="id490" draw:end-glue-point="3" svg:d="M2713 8633v246h507" svg:viewBox="0 0 508 247">
          <text:p/>
        </draw:connector>
        <draw:connector draw:style-name="gr25" draw:text-style-name="P59" draw:layer="layout" svg:x1="1.752cm" svg:y1="5.469cm" svg:x2="2.259cm" svg:y2="8.481cm" draw:start-shape="id481" draw:start-glue-point="2" draw:end-shape="id489" draw:end-glue-point="3" svg:d="M1752 5469v3012h507" svg:viewBox="0 0 508 3013">
          <text:p/>
        </draw:connector>
        <draw:connector draw:style-name="gr25" draw:text-style-name="P59" draw:layer="layout" svg:x1="2.713cm" svg:y1="8.633cm" svg:x2="3.22cm" svg:y2="9.278cm" draw:start-shape="id489" draw:start-glue-point="2" draw:end-shape="id491" draw:end-glue-point="3" svg:d="M2713 8633v645h507" svg:viewBox="0 0 508 646">
          <text:p/>
        </draw:connector>
        <draw:custom-shape draw:style-name="gr166" draw:text-style-name="P58" xml:id="id492" draw:id="id492" draw:layer="layout" svg:width="0.909cm" svg:height="0.303cm" svg:x="2.259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" xml:id="id493" draw:id="id493" draw:layer="layout" svg:width="0.909cm" svg:height="0.303cm" svg:x="3.2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8" xml:id="id494" draw:id="id494" draw:layer="layout" svg:width="0.909cm" svg:height="0.303cm" svg:x="3.22cm" svg:y="10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59" draw:layer="layout" svg:x1="2.713cm" svg:y1="9.804cm" svg:x2="3.22cm" svg:y2="10.051cm" draw:start-shape="id492" draw:start-glue-point="2" draw:end-shape="id493" draw:end-glue-point="3" svg:d="M2713 9804v247h507" svg:viewBox="0 0 508 248">
          <text:p/>
        </draw:connector>
        <draw:connector draw:style-name="gr25" draw:text-style-name="P59" draw:layer="layout" svg:x1="1.752cm" svg:y1="5.469cm" svg:x2="2.259cm" svg:y2="9.652cm" draw:start-shape="id481" draw:start-glue-point="2" draw:end-shape="id492" draw:end-glue-point="3" svg:d="M1752 5469v4183h507" svg:viewBox="0 0 508 4184">
          <text:p/>
        </draw:connector>
        <draw:connector draw:style-name="gr25" draw:text-style-name="P59" draw:layer="layout" svg:x1="2.713cm" svg:y1="9.804cm" svg:x2="3.22cm" svg:y2="10.449cm" draw:start-shape="id492" draw:start-glue-point="2" draw:end-shape="id494" draw:end-glue-point="3" svg:d="M2713 9804v645h507" svg:viewBox="0 0 508 646">
          <text:p/>
        </draw:connector>
        <draw:custom-shape draw:style-name="gr182" draw:text-style-name="P8" draw:layer="layout" svg:width="0.626cm" svg:height="0.416cm" svg:x="4.532cm" svg:y="7.9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60" xml:id="id499" draw:id="id499" draw:layer="layout" svg:width="0.909cm" svg:height="0.302cm" svg:x="18.811cm" svg:y="5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5" draw:id="id495" draw:layer="layout" svg:width="0.909cm" svg:height="0.303cm" svg:x="18.811cm" svg:y="6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496" draw:id="id496" draw:layer="layout" svg:width="0.909cm" svg:height="0.303cm" svg:x="19.774cm" svg:y="6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497" draw:id="id497" draw:layer="layout" svg:width="0.909cm" svg:height="0.304cm" svg:x="19.763cm" svg:y="7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265cm" svg:y1="6.666cm" svg:x2="19.774cm" svg:y2="6.911cm" draw:start-shape="id495" draw:start-glue-point="2" draw:end-shape="id496" draw:end-glue-point="3" svg:d="M19265 6666v245h509" svg:viewBox="0 0 510 246">
          <text:p/>
        </draw:connector>
        <draw:connector draw:style-name="gr4" draw:text-style-name="P4" draw:layer="layout" svg:x1="19.265cm" svg:y1="6.666cm" svg:x2="19.763cm" svg:y2="7.309cm" draw:start-shape="id495" draw:start-glue-point="2" draw:end-shape="id497" draw:end-glue-point="3" svg:d="M19265 6666v643h498" svg:viewBox="0 0 499 644">
          <text:p/>
        </draw:connector>
        <draw:connector draw:style-name="gr4" draw:text-style-name="P4" draw:layer="layout" svg:x1="18.295cm" svg:y1="5.472cm" svg:x2="18.811cm" svg:y2="6.116cm" draw:start-shape="id498" draw:start-glue-point="2" draw:end-shape="id499" draw:end-glue-point="3" svg:d="M18295 5472v644h516" svg:viewBox="0 0 517 645">
          <text:p/>
        </draw:connector>
        <draw:connector draw:style-name="gr4" draw:text-style-name="P4" draw:layer="layout" svg:x1="18.295cm" svg:y1="5.472cm" svg:x2="18.802cm" svg:y2="5.717cm" draw:start-shape="id498" draw:start-glue-point="2" draw:end-shape="id500" draw:end-glue-point="3" svg:d="M18295 5472v245h507" svg:viewBox="0 0 508 246">
          <text:p/>
        </draw:connector>
        <draw:connector draw:style-name="gr4" draw:text-style-name="P4" draw:layer="layout" svg:x1="18.295cm" svg:y1="5.472cm" svg:x2="18.811cm" svg:y2="6.514cm" draw:start-shape="id498" draw:start-glue-point="2" draw:end-shape="id495" draw:end-glue-point="3" svg:d="M18295 5472v1042h516" svg:viewBox="0 0 517 1043">
          <text:p/>
        </draw:connector>
        <draw:connector draw:style-name="gr4" draw:text-style-name="P4" draw:layer="layout" svg:x1="19.265cm" svg:y1="6.666cm" svg:x2="19.763cm" svg:y2="7.707cm" draw:start-shape="id495" draw:start-glue-point="2" draw:end-shape="id501" draw:end-glue-point="3" svg:d="M19265 6666v1041h498" svg:viewBox="0 0 499 1042">
          <text:p/>
        </draw:connector>
        <draw:connector draw:style-name="gr161" draw:text-style-name="P5" draw:layer="layout" svg:x1="20.217cm" svg:y1="7.859cm" svg:x2="20.735cm" svg:y2="8.101cm" draw:start-shape="id501" draw:start-glue-point="2" draw:end-shape="id502" draw:end-glue-point="3" svg:d="M20217 7859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04" draw:id="id504" draw:layer="layout" svg:width="0.909cm" svg:height="0.303cm" svg:x="20.737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5" draw:id="id505" draw:layer="layout" svg:width="0.909cm" svg:height="0.303cm" svg:x="21.823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39cm" svg:y2="8.882cm" draw:start-shape="id501" draw:start-glue-point="2" draw:end-shape="id503" draw:end-glue-point="3" svg:d="M20217 7859v1023h522" svg:viewBox="0 0 523 1024">
          <text:p/>
        </draw:connector>
        <draw:connector draw:style-name="gr4" draw:text-style-name="P4" draw:layer="layout" svg:x1="20.217cm" svg:y1="7.859cm" svg:x2="20.737cm" svg:y2="8.484cm" draw:start-shape="id501" draw:start-glue-point="2" draw:end-shape="id504" draw:end-glue-point="3" svg:d="M20217 7859v625h520" svg:viewBox="0 0 521 626">
          <text:p/>
        </draw:connector>
        <draw:connector draw:style-name="gr4" draw:text-style-name="P4" draw:layer="layout" svg:x1="21.193cm" svg:y1="9.034cm" svg:x2="21.823cm" svg:y2="9.281cm" draw:start-shape="id503" draw:start-glue-point="2" draw:end-shape="id505" draw:end-glue-point="3" svg:d="M21193 9034v247h630" svg:viewBox="0 0 631 248">
          <text:p/>
        </draw:connector>
        <draw:custom-shape draw:style-name="gr169" draw:text-style-name="P10" xml:id="id507" draw:id="id507" draw:layer="layout" svg:width="0.909cm" svg:height="0.303cm" svg:x="21.813cm" svg:y="9.5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06" draw:id="id506" draw:layer="layout" svg:width="0.909cm" svg:height="0.303cm" svg:x="21.82cm" svg:y="9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3cm" svg:y1="9.034cm" svg:x2="21.82cm" svg:y2="10.054cm" draw:start-shape="id503" draw:start-glue-point="2" draw:end-shape="id506" draw:end-glue-point="3" svg:d="M21193 9034v1020h627" svg:viewBox="0 0 628 1021">
          <text:p/>
        </draw:connector>
        <draw:connector draw:style-name="gr4" draw:text-style-name="P4" draw:layer="layout" svg:x1="21.193cm" svg:y1="9.034cm" svg:x2="21.813cm" svg:y2="9.656cm" draw:start-shape="id503" draw:start-glue-point="2" draw:end-shape="id507" draw:end-glue-point="3" svg:d="M21193 9034v622h620" svg:viewBox="0 0 621 623">
          <text:p/>
        </draw:connector>
        <draw:custom-shape draw:style-name="gr169" draw:text-style-name="P10" xml:id="id508" draw:id="id508" draw:layer="layout" svg:width="0.909cm" svg:height="0.303cm" svg:x="20.722cm" svg:y="1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0.217cm" svg:y1="7.859cm" svg:x2="20.722cm" svg:y2="10.448cm" draw:start-shape="id501" draw:start-glue-point="2" draw:end-shape="id508" draw:end-glue-point="3" svg:d="M20217 7859v2589h505" svg:viewBox="0 0 506 2590">
          <text:p/>
        </draw:connector>
        <draw:custom-shape draw:style-name="gr182" draw:text-style-name="P8" draw:layer="layout" svg:width="0.626cm" svg:height="0.416cm" svg:x="17.761cm" svg:y="7.1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6" draw:text-style-name="P60" xml:id="id512" draw:id="id512" draw:layer="layout" svg:width="0.909cm" svg:height="0.303cm" svg:x="14.548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4" draw:id="id514" draw:layer="layout" svg:width="0.909cm" svg:height="0.303cm" svg:x="15.509cm" svg:y="5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3" draw:id="id513" draw:layer="layout" svg:width="0.909cm" svg:height="0.303cm" svg:x="15.518cm" svg:y="5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09" draw:id="id509" draw:layer="layout" svg:width="0.909cm" svg:height="0.303cm" svg:x="15.518cm" svg:y="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60" xml:id="id510" draw:id="id510" draw:layer="layout" svg:width="0.909cm" svg:height="0.304cm" svg:x="16.481cm" svg:y="6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60" xml:id="id511" draw:id="id511" draw:layer="layout" svg:width="0.909cm" svg:height="0.303cm" svg:x="16.47cm" svg:y="7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0" xml:id="id515" draw:id="id515" draw:layer="layout" svg:width="0.909cm" svg:height="0.303cm" svg:x="16.47cm" svg:y="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5.972cm" svg:y1="6.669cm" svg:x2="16.481cm" svg:y2="6.915cm" draw:start-shape="id509" draw:start-glue-point="2" draw:end-shape="id510" draw:end-glue-point="3" svg:d="M15972 6669v246h509" svg:viewBox="0 0 510 247">
          <text:p/>
        </draw:connector>
        <draw:connector draw:style-name="gr4" draw:text-style-name="P4" draw:layer="layout" svg:x1="15.972cm" svg:y1="6.669cm" svg:x2="16.47cm" svg:y2="7.312cm" draw:start-shape="id509" draw:start-glue-point="2" draw:end-shape="id511" draw:end-glue-point="3" svg:d="M15972 6669v643h498" svg:viewBox="0 0 499 644">
          <text:p/>
        </draw:connector>
        <draw:connector draw:style-name="gr4" draw:text-style-name="P4" draw:layer="layout" svg:x1="15.002cm" svg:y1="5.475cm" svg:x2="15.518cm" svg:y2="6.119cm" draw:start-shape="id512" draw:start-glue-point="2" draw:end-shape="id513" draw:end-glue-point="3" svg:d="M15002 5475v644h516" svg:viewBox="0 0 517 645">
          <text:p/>
        </draw:connector>
        <draw:connector draw:style-name="gr4" draw:text-style-name="P4" draw:layer="layout" svg:x1="15.002cm" svg:y1="5.475cm" svg:x2="15.509cm" svg:y2="5.72cm" draw:start-shape="id512" draw:start-glue-point="2" draw:end-shape="id514" draw:end-glue-point="3" svg:d="M15002 5475v245h507" svg:viewBox="0 0 508 246">
          <text:p/>
        </draw:connector>
        <draw:connector draw:style-name="gr4" draw:text-style-name="P4" draw:layer="layout" svg:x1="15.002cm" svg:y1="5.475cm" svg:x2="15.518cm" svg:y2="6.517cm" draw:start-shape="id512" draw:start-glue-point="2" draw:end-shape="id509" draw:end-glue-point="3" svg:d="M15002 5475v1042h516" svg:viewBox="0 0 517 1043">
          <text:p/>
        </draw:connector>
        <draw:connector draw:style-name="gr4" draw:text-style-name="P4" draw:layer="layout" svg:x1="15.972cm" svg:y1="6.669cm" svg:x2="16.47cm" svg:y2="7.711cm" draw:start-shape="id509" draw:start-glue-point="2" draw:end-shape="id515" draw:end-glue-point="3" svg:d="M15972 6669v1042h498" svg:viewBox="0 0 499 1043">
          <text:p/>
        </draw:connector>
        <draw:custom-shape draw:style-name="gr177" draw:text-style-name="P10" xml:id="id516" draw:id="id516" draw:layer="layout" svg:width="0.909cm" svg:height="0.304cm" svg:x="17.442cm" svg:y="7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6.924cm" svg:y1="7.863cm" svg:x2="17.442cm" svg:y2="8.105cm" draw:start-shape="id515" draw:start-glue-point="2" draw:end-shape="id516" draw:end-glue-point="3" svg:d="M16924 7863v242h518" svg:viewBox="0 0 519 243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66" draw:text-style-name="P60" xml:id="id518" draw:id="id518" draw:layer="layout" svg:width="0.909cm" svg:height="0.303cm" svg:x="17.443cm" svg:y="8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62" xml:id="id517" draw:id="id517" draw:layer="layout" svg:width="0.909cm" svg:height="0.302cm" svg:x="17.446cm" svg:y="8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0" xml:id="id519" draw:id="id519" draw:layer="layout" svg:width="0.91cm" svg:height="0.303cm" svg:x="18.529cm" svg:y="9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46cm" svg:y2="8.886cm" draw:start-shape="id515" draw:start-glue-point="2" draw:end-shape="id517" draw:end-glue-point="3" svg:d="M16924 7863v1023h522" svg:viewBox="0 0 523 1024">
          <text:p/>
        </draw:connector>
        <draw:connector draw:style-name="gr4" draw:text-style-name="P4" draw:layer="layout" svg:x1="16.924cm" svg:y1="7.863cm" svg:x2="17.443cm" svg:y2="8.487cm" draw:start-shape="id515" draw:start-glue-point="2" draw:end-shape="id518" draw:end-glue-point="3" svg:d="M16924 7863v624h519" svg:viewBox="0 0 520 625">
          <text:p/>
        </draw:connector>
        <draw:connector draw:style-name="gr4" draw:text-style-name="P4" draw:layer="layout" svg:x1="17.9cm" svg:y1="9.037cm" svg:x2="18.529cm" svg:y2="9.284cm" draw:start-shape="id517" draw:start-glue-point="2" draw:end-shape="id519" draw:end-glue-point="3" svg:d="M17900 9037v247h629" svg:viewBox="0 0 630 248">
          <text:p/>
        </draw:connector>
        <draw:custom-shape draw:style-name="gr169" draw:text-style-name="P10" xml:id="id521" draw:id="id521" draw:layer="layout" svg:width="0.909cm" svg:height="0.303cm" svg:x="18.52cm" svg:y="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0" xml:id="id520" draw:id="id520" draw:layer="layout" svg:width="0.909cm" svg:height="0.302cm" svg:x="18.526cm" svg:y="9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9cm" svg:y1="9.037cm" svg:x2="18.526cm" svg:y2="10.058cm" draw:start-shape="id517" draw:start-glue-point="2" draw:end-shape="id520" draw:end-glue-point="3" svg:d="M17900 9037v1021h626" svg:viewBox="0 0 627 1022">
          <text:p/>
        </draw:connector>
        <draw:connector draw:style-name="gr4" draw:text-style-name="P4" draw:layer="layout" svg:x1="17.9cm" svg:y1="9.037cm" svg:x2="18.52cm" svg:y2="9.659cm" draw:start-shape="id517" draw:start-glue-point="2" draw:end-shape="id521" draw:end-glue-point="3" svg:d="M17900 9037v622h620" svg:viewBox="0 0 621 623">
          <text:p/>
        </draw:connector>
        <draw:custom-shape draw:style-name="gr170" draw:text-style-name="P10" xml:id="id522" draw:id="id522" draw:layer="layout" svg:width="0.909cm" svg:height="0.302cm" svg:x="17.428cm" svg:y="10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6.924cm" svg:y1="7.863cm" svg:x2="17.428cm" svg:y2="10.452cm" draw:start-shape="id515" draw:start-glue-point="2" draw:end-shape="id522" draw:end-glue-point="3" svg:d="M16924 7863v2589h504" svg:viewBox="0 0 505 2590">
          <text:p/>
        </draw:connector>
        <draw:custom-shape draw:style-name="gr186" draw:text-style-name="P55" draw:layer="layout" svg:width="1.502cm" svg:height="5.535cm" draw:transform="skewX (0.000523598775598274) rotate (0.703367688553715) translate (17.511cm 5.314cm)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2" xml:id="id498" draw:id="id498" draw:layer="layout" svg:width="0.909cm" svg:height="0.303cm" svg:x="17.841cm" svg:y="5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0" draw:id="id500" draw:layer="layout" svg:width="0.909cm" svg:height="0.303cm" svg:x="18.802cm" svg:y="5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1" draw:id="id501" draw:layer="layout" svg:width="0.909cm" svg:height="0.303cm" svg:x="19.763cm" svg:y="7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12" xml:id="id502" draw:id="id502" draw:layer="layout" svg:width="0.909cm" svg:height="0.303cm" svg:x="20.735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62" xml:id="id503" draw:id="id503" draw:layer="layout" svg:width="0.909cm" svg:height="0.303cm" svg:x="20.739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6.285cm" svg:y="12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3.835cm" svg:height="0.569cm" svg:x="7.454cm" svg:y="11.917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/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i</text:span><text:span text:style-name="T4">f</text:span><text:span text:style-name="T4">i</text:span><text:span text:style-name="T4">e</text:span><text:span text:style-name="T4">d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87" draw:text-style-name="P43" draw:layer="layout" svg:width="3.864cm" svg:height="1.174cm" svg:x="3.075cm" svg:y="12.1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3.086cm" svg:y="10.7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63" draw:layer="layout" svg:width="11.731cm" svg:height="0.786cm" svg:x="3.001cm" svg:y="4.513cm">
          <text:p text:style-name="P63"><text:span text:style-name="T10">.c</text:span><text:span text:style-name="T11">:has(</text:span><text:span text:style-name="T10"> ~ </text:span><text:span text:style-name="T12"><text:s/>.b <text:s text:c="6"/>.a</text:span><text:span text:style-name="T13">) <text:s text:c="2"/>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90" draw:text-style-name="P65" xml:id="id523" draw:id="id523" draw:layer="layout" svg:width="0.889cm" svg:height="0.88cm" svg:x="8.098cm" svg:y="12.30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8.086cm" svg:y1="12.72cm" svg:x2="6.936cm" svg:y2="12.72cm">
          <text:p/>
        </draw:line>
        <draw:custom-shape draw:style-name="gr191" draw:text-style-name="P65" xml:id="id525" draw:id="id525" draw:layer="layout" svg:width="0.889cm" svg:height="0.881cm" svg:x="8.095cm" svg:y="10.9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8.12cm" svg:y1="11.39cm" svg:x2="6.953cm" svg:y2="11.39cm">
          <text:p/>
        </draw:line>
        <draw:custom-shape draw:style-name="gr192" draw:text-style-name="P67" draw:layer="layout" svg:width="0.889cm" svg:height="0.889cm" svg:x="7.2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5.32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3.125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8.987cm" svg:y1="12.748cm" svg:x2="10.187cm" svg:y2="8.449cm" draw:start-shape="id523" draw:start-glue-point="10" draw:end-shape="id524" draw:end-glue-point="10" svg:d="M8987 12748c3885 0 3285-4299 1200-4299" svg:viewBox="0 0 2845 4300">
          <text:p/>
        </draw:connector>
        <draw:connector draw:style-name="gr193" draw:text-style-name="P42" draw:layer="layout" draw:type="curve" svg:x1="8.539cm" svg:y1="10.906cm" svg:x2="6.683cm" svg:y2="8.887cm" draw:start-shape="id525" draw:start-glue-point="4" draw:end-shape="id526" draw:end-glue-point="8" svg:d="M8539 10906c0-1515-1856-506-1856-2019" svg:viewBox="0 0 1857 2020">
          <text:p/>
        </draw:connector>
        <draw:custom-shape draw:style-name="gr190" draw:text-style-name="P65" xml:id="id528" draw:id="id528" draw:layer="layout" svg:width="0.889cm" svg:height="0.88cm" svg:x="3.398cm" svg:y="12.287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30" draw:id="id530" draw:layer="layout" svg:width="0.889cm" svg:height="0.88cm" svg:x="3.398cm" svg:y="10.88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527" draw:id="id527" draw:layer="layout" svg:width="0.889cm" svg:height="0.88cm" svg:x="3.32cm" svg:y="7.989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526" draw:id="id526" draw:layer="layout" svg:width="0.889cm" svg:height="0.881cm" svg:x="6.239cm" svg:y="8.00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524" draw:id="id524" draw:layer="layout" svg:width="0.889cm" svg:height="0.88cm" svg:x="9.298cm" svg:y="8.009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draw:layer="layout" draw:type="curve" svg:x1="4.209cm" svg:y1="8.429cm" svg:x2="6.239cm" svg:y2="8.447cm" draw:start-shape="id527" draw:start-glue-point="10" draw:end-shape="id526" draw:end-glue-point="6" svg:d="M4209 8429c1522 0 508 18 2030 18" svg:viewBox="0 0 2031 19">
          <text:p/>
        </draw:connector>
        <draw:connector draw:style-name="gr196" draw:text-style-name="P42" draw:layer="layout" draw:type="curve" svg:x1="7.128cm" svg:y1="8.447cm" svg:x2="9.298cm" svg:y2="8.449cm" draw:start-shape="id526" draw:start-glue-point="10" draw:end-shape="id524" draw:end-glue-point="6" svg:d="M7128 8447c1627 0 543 2 2170 2" svg:viewBox="0 0 2171 3">
          <text:p/>
        </draw:connector>
        <draw:connector draw:style-name="gr197" draw:text-style-name="P69" draw:layer="layout" draw:type="curve" draw:line-skew="1.141cm" svg:x1="4.157cm" svg:y1="12.416cm" svg:x2="7.334cm" svg:y2="8.565cm" draw:start-shape="id528" draw:start-glue-point="11" draw:end-shape="id529" draw:end-glue-point="8" svg:d="M4157 12416c0-1273 3177 652 3177-3851" svg:viewBox="0 0 3178 3852">
          <text:p/>
        </draw:connector>
        <draw:connector draw:style-name="gr197" draw:text-style-name="P69" draw:layer="layout" draw:type="curve" svg:x1="3.842cm" svg:y1="10.888cm" svg:x2="4.433cm" svg:y2="8.565cm" draw:start-shape="id530" draw:start-glue-point="4" draw:end-shape="id531" draw:end-glue-point="8" svg:d="M3842 10888c0-1743 591-582 591-2323" svg:viewBox="0 0 592 2324">
          <text:p/>
        </draw:connector>
        <draw:custom-shape draw:style-name="gr192" draw:text-style-name="P67" draw:layer="layout" svg:width="0.889cm" svg:height="0.889cm" svg:x="6.257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67" draw:layer="layout" svg:width="0.889cm" svg:height="0.889cm" svg:x="8.16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31" draw:id="id531" draw:layer="layout" svg:width="0.889cm" svg:height="0.889cm" svg:x="3.9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529" draw:id="id529" draw:layer="layout" svg:width="0.889cm" svg:height="0.889cm" svg:x="6.89cm" svg:y="7.6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9" draw:text-style-name="P70" draw:layer="layout" svg:x1="3.566cm" svg:y1="5.387cm" svg:x2="3.738cm" svg:y2="7.938cm">
          <text:p/>
        </draw:line>
        <draw:line draw:style-name="gr199" draw:text-style-name="P70" draw:layer="layout" svg:x1="5.731cm" svg:y1="5.387cm" svg:x2="5.383cm" svg:y2="8.36cm">
          <text:p/>
        </draw:line>
        <draw:line draw:style-name="gr199" draw:text-style-name="P70" draw:layer="layout" svg:x1="6.695cm" svg:y1="5.387cm" svg:x2="6.695cm" svg:y2="8.006cm">
          <text:p/>
        </draw:line>
        <draw:line draw:style-name="gr199" draw:text-style-name="P70" draw:layer="layout" svg:x1="7.673cm" svg:y1="5.387cm" svg:x2="8.273cm" svg:y2="8.316cm">
          <text:p/>
        </draw:line>
        <draw:line draw:style-name="gr199" draw:text-style-name="P70" draw:layer="layout" svg:x1="8.652cm" svg:y1="5.387cm" svg:x2="9.496cm" svg:y2="8.004cm">
          <text:p/>
        </draw:line>
        <draw:custom-shape draw:style-name="gr200" draw:text-style-name="P71" draw:layer="layout" svg:width="0.508cm" svg:height="3.497cm" svg:x="14.632cm" svg:y="4.8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14.633cm" svg:y="8.5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2" draw:layer="layout" svg:width="10.287cm" svg:height="1.916cm" svg:x="15.529cm" svg:y="5.932cm">
          <draw:text-box>
            <text:p text:style-name="P16"><text:span text:style-name="T5">E</text:span><text:span text:style-name="T5">x</text:span><text:span text:style-name="T5">t</text:span><text:span text:style-name="T5">r</text:span><text:span text:style-name="T5">a</text:span><text:span text:style-name="T5">c</text:span><text:span text:style-name="T5">t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<text:line-break/></text:span><text:span text:style-name="T5">f</text:span><text:span text:style-name="T5">r</text:span><text:span text:style-name="T5">o</text:span><text:span text:style-name="T5">m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u</text:span><text:span text:style-name="T5">n</text:span><text:span text:style-name="T5">d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o</text:span><text:span text:style-name="T5">r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o</text:span><text:span text:style-name="T5">r</text:span><text:span text:style-name="T5">s</text:span></text:p>
          </draw:text-box>
        </draw:frame>
        <draw:frame draw:style-name="gr203" draw:text-style-name="P72" draw:layer="layout" svg:width="9.363cm" svg:height="1.524cm" svg:x="15.53cm" svg:y="10.032cm">
          <draw:text-box>
            <text:p text:style-name="P16"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e</text:span><text:span text:style-name="T5">t</text:span><text:span text:style-name="T5">s</text:span><text:span text:style-name="T5"><text:line-break/></text:span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b</text:span><text:span text:style-name="T4">u</text:span><text:span text:style-name="T4">i</text:span><text:span text:style-name="T4">l</text:span><text:span text:style-name="T4">d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14" draw:text-style-name="P40" xml:id="id532" draw:id="id532" draw:layer="layout" svg:width="0.583cm" svg:height="0.59cm" svg:x="13.567cm" svg:y="3.03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3" draw:id="id533" draw:layer="layout" svg:width="0.582cm" svg:height="0.59cm" svg:x="14.404cm" svg:y="3.0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41" draw:layer="layout" svg:width="4.66cm" svg:height="0.786cm" svg:x="5.522cm" svg:y="2.921cm">
          <text:p text:style-name="P41"><text:span text:style-name="T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06" draw:text-style-name="P41" draw:layer="layout" svg:width="4.66cm" svg:height="0.786cm" svg:x="5.478cm" svg:y="4.391cm">
          <text:p text:style-name="P41"><text:span text:style-name="T7">.c:has(~ 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07" draw:text-style-name="P41" draw:layer="layout" svg:width="4.66cm" svg:height="0.786cm" svg:x="5.478cm" svg:y="5.658cm">
          <text:p text:style-name="P41"><text:span text:style-name="T7">.c:has(~ .b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9" draw:text-style-name="P40" xml:id="id534" draw:id="id534" draw:layer="layout" svg:width="0.582cm" svg:height="0.589cm" svg:x="13.535cm" svg:y="4.51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3" xml:id="id535" draw:id="id535" draw:layer="layout" svg:width="0.583cm" svg:height="0.589cm" svg:x="14.385cm" svg:y="4.51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xml:id="id536" draw:id="id536" draw:layer="layout" svg:width="0.583cm" svg:height="0.589cm" svg:x="13.136cm" svg:y="5.76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37" draw:id="id537" draw:layer="layout" svg:width="0.584cm" svg:height="0.589cm" svg:x="13.995cm" svg:y="5.764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38" draw:id="id538" draw:layer="layout" svg:width="0.583cm" svg:height="0.59cm" svg:x="14.814cm" svg:y="5.76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13.859cm" svg:y1="3.622cm" svg:x2="14.695cm" svg:y2="3.623cm" draw:start-shape="id532" draw:start-glue-point="8" draw:end-shape="id533" draw:end-glue-point="8" svg:d="M13859 3622c0 472 836 472 836 1" svg:viewBox="0 0 837 355">
          <text:p/>
        </draw:connector>
        <draw:connector draw:style-name="gr195" draw:text-style-name="P42" draw:layer="layout" draw:type="curve" draw:line-skew="0.188cm" svg:x1="13.826cm" svg:y1="4.513cm" svg:x2="14.677cm" svg:y2="4.514cm" draw:start-shape="id534" draw:start-glue-point="4" draw:end-shape="id535" draw:end-glue-point="4" svg:d="M13826 4513c0-471 851-471 851 1" svg:viewBox="0 0 852 355">
          <text:p/>
        </draw:connector>
        <draw:connector draw:style-name="gr195" draw:text-style-name="P42" draw:layer="layout" draw:type="curve" draw:line-skew="0.188cm" svg:x1="13.428cm" svg:y1="5.763cm" svg:x2="14.287cm" svg:y2="5.764cm" draw:start-shape="id536" draw:start-glue-point="4" draw:end-shape="id537" draw:end-glue-point="4" svg:d="M13428 5763c0-471 859-471 859 1" svg:viewBox="0 0 860 355">
          <text:p/>
        </draw:connector>
        <draw:connector draw:style-name="gr196" draw:text-style-name="P42" draw:layer="layout" draw:type="curve" draw:line-skew="-0.188cm" svg:x1="14.287cm" svg:y1="6.353cm" svg:x2="15.106cm" svg:y2="6.354cm" draw:start-shape="id537" draw:start-glue-point="8" draw:end-shape="id538" draw:end-glue-point="8" svg:d="M14287 6353c0 472 819 472 819 1" svg:viewBox="0 0 820 355">
          <text:p/>
        </draw:connector>
        <draw:custom-shape draw:style-name="gr122" draw:text-style-name="P43" draw:layer="layout" svg:width="2.719cm" svg:height="0.786cm" svg:x="18.142cm" svg:y="5.3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4" draw:layer="layout" svg:width="2.72cm" svg:height="0.787cm" svg:x="18.142cm" svg:y="6.31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5" draw:layer="layout" svg:width="2.72cm" svg:height="0.786cm" svg:x="18.142cm" svg:y="4.087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8.142cm" svg:y="3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7cm" svg:y="3.23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18.416cm" svg:y="3.228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1cm" svg:height="0.589cm" svg:x="21.678cm" svg:y="5.484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389cm" svg:y="5.45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9.098cm" svg:y="5.457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2cm" svg:height="0.59cm" svg:x="18.41cm" svg:y="4.187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3cm" svg:height="0.589cm" svg:x="21.679cm" svg:y="4.20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0" draw:layer="layout" svg:width="0.583cm" svg:height="0.59cm" svg:x="21.668cm" svg:y="6.43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6.423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21.684cm" svg:y1="3.557cm" svg:x2="20.863cm" svg:y2="3.557cm">
          <text:p/>
        </draw:line>
        <draw:line draw:style-name="gr127" draw:text-style-name="P42" draw:layer="layout" svg:x1="21.669cm" svg:y1="5.76cm" svg:x2="20.86cm" svg:y2="5.76cm">
          <text:p/>
        </draw:line>
        <draw:custom-shape draw:style-name="gr8" draw:text-style-name="P46" draw:layer="layout" svg:width="0.759cm" svg:height="0.505cm" svg:x="11.187cm" svg:y="3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4.5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6" draw:layer="layout" svg:width="0.759cm" svg:height="0.505cm" svg:x="11.187cm" svg:y="5.8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7" draw:layer="layout" svg:width="0.759cm" svg:height="0.505cm" svg:x="16.355cm" svg:y="4.7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9" draw:text-style-name="P50" draw:layer="layout" svg:width="2.991cm" svg:height="0.786cm" svg:x="12.702cm" svg:y="1.706cm">
          <text:p text:style-name="P50"><text:span text:style-name="T8">Feature &amp; Relation</text:span></text:p>
          <draw:enhanced-geometry svg:viewBox="0 0 21600 21600" draw:type="rectangle" draw:enhanced-path="M 0 0 L 21600 0 21600 21600 0 21600 0 0 Z N"/>
        </draw:custom-shape>
        <draw:custom-shape draw:style-name="gr210" draw:text-style-name="P50" draw:layer="layout" svg:width="4.127cm" svg:height="0.786cm" svg:x="18.108cm" svg:y="1.7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11" draw:text-style-name="P50" draw:layer="layout" svg:width="2.991cm" svg:height="0.786cm" svg:x="6.102cm" svg:y="1.7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212" draw:text-style-name="P41" draw:layer="layout" svg:width="4.66cm" svg:height="0.786cm" svg:x="5.479cm" svg:y="6.957cm">
          <text:p text:style-name="P41"><text:span text:style-name="T7">.e:has(.b .d ~ .a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118" draw:text-style-name="P39" xml:id="id542" draw:id="id542" draw:layer="layout" svg:width="0.583cm" svg:height="0.589cm" svg:x="13.725cm" svg:y="7.062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1" draw:id="id541" draw:layer="layout" svg:width="0.584cm" svg:height="0.589cm" svg:x="14.584cm" svg:y="7.063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3" xml:id="id540" draw:id="id540" draw:layer="layout" svg:width="0.583cm" svg:height="0.59cm" svg:x="15.425cm" svg:y="7.06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0.168cm" svg:x1="13.129cm" svg:y1="7.651cm" svg:x2="15.717cm" svg:y2="7.653cm" draw:start-shape="id539" draw:start-glue-point="8" draw:end-shape="id540" draw:end-glue-point="8" svg:d="M13129 7651c0 1008 2588 1007 2588 2" svg:viewBox="0 0 2589 757">
          <text:p/>
        </draw:connector>
        <draw:custom-shape draw:style-name="gr8" draw:text-style-name="P46" draw:layer="layout" svg:width="0.759cm" svg:height="0.505cm" svg:x="11.188cm" svg:y="7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40" xml:id="id539" draw:id="id539" draw:layer="layout" svg:width="0.583cm" svg:height="0.589cm" svg:x="12.837cm" svg:y="7.062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svg:x1="13.129cm" svg:y1="7.651cm" svg:x2="14.876cm" svg:y2="7.652cm" draw:start-shape="id539" draw:start-glue-point="8" draw:end-shape="id541" draw:end-glue-point="8" svg:d="M13129 7651c0 753 1747 752 1747 1" svg:viewBox="0 0 1748 566">
          <text:p/>
        </draw:connector>
        <draw:connector draw:style-name="gr196" draw:text-style-name="P42" draw:layer="layout" draw:type="curve" draw:line-skew="-0.168cm" svg:x1="13.129cm" svg:y1="7.651cm" svg:x2="14.017cm" svg:y2="7.651cm" draw:start-shape="id539" draw:start-glue-point="8" draw:end-shape="id542" draw:end-glue-point="8" svg:d="M13129 7651c0 499 888 499 888 0" svg:viewBox="0 0 889 375">
          <text:p/>
        </draw:connector>
        <draw:custom-shape draw:style-name="gr123" draw:text-style-name="P44" draw:layer="layout" svg:width="2.72cm" svg:height="0.787cm" svg:x="18.142cm" svg:y="7.2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39" draw:layer="layout" svg:width="0.583cm" svg:height="0.59cm" svg:x="21.668cm" svg:y="7.375cm">
          <text:p text:style-name="P38"><text:span text:style-name="T7">.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0" draw:layer="layout" svg:width="0.582cm" svg:height="0.589cm" svg:x="18.39cm" svg:y="7.365cm">
          <text:p text:style-name="P38"><text:span text:style-name="T7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draw:layer="layout" svg:width="0.583cm" svg:height="0.589cm" svg:x="5.592cm" svg:y="8.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237cm" svg:height="0.569cm" svg:x="6.203cm" svg:y="8.901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</text:span></text:p>
          </draw:text-box>
        </draw:frame>
        <draw:custom-shape draw:style-name="gr114" draw:text-style-name="P40" draw:layer="layout" svg:width="0.582cm" svg:height="0.59cm" svg:x="5.571cm" svg:y="9.857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3.681cm" svg:height="0.569cm" svg:x="6.201cm" svg:y="9.878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s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c</text:span><text:span text:style-name="T3">l</text:span><text:span text:style-name="T3">a</text:span><text:span text:style-name="T3">s</text:span><text:span text:style-name="T3">s </text:span><text:span text:style-name="T3">v</text:span><text:span text:style-name="T3">a</text:span><text:span text:style-name="T3">l</text:span><text:span text:style-name="T3">u</text:span><text:span text:style-name="T3">e </text:span><text:span text:style-name="T3">‘</text:span><text:span text:style-name="T3">a</text:span><text:span text:style-name="T3">’.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n</text:span><text:span text:style-name="T3">e</text:span><text:span text:style-name="T3">e</text:span><text:span text:style-name="T3">d </text:span><text:span text:style-name="T3">t</text:span><text:span text:style-name="T3">o </text:span><text:span text:style-name="T3">b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</text:span></text:p>
          </draw:text-box>
        </draw:frame>
        <draw:custom-shape draw:style-name="gr118" draw:text-style-name="P39" xml:id="id545" draw:id="id545" draw:layer="layout" svg:width="0.583cm" svg:height="0.589cm" svg:x="5.513cm" svg:y="10.928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9" xml:id="id546" draw:id="id546" draw:layer="layout" svg:width="0.583cm" svg:height="0.589cm" svg:x="6.613cm" svg:y="10.92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15.142cm" svg:height="0.569cm" svg:x="7.226cm" svg:y="10.952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ustom-shape draw:style-name="gr118" draw:text-style-name="P39" xml:id="id543" draw:id="id543" draw:layer="layout" svg:width="0.583cm" svg:height="0.589cm" svg:x="5.523cm" svg:y="11.96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42" draw:layer="layout" draw:type="curve" draw:line-skew="-0.188cm" svg:x1="5.815cm" svg:y1="12.549cm" svg:x2="6.915cm" svg:y2="12.549cm" draw:start-shape="id543" draw:start-glue-point="8" draw:end-shape="id544" draw:end-glue-point="8" svg:d="M5815 12549c0 469 1100 469 1100 0" svg:viewBox="0 0 1101 353">
          <text:p/>
        </draw:connector>
        <draw:custom-shape draw:style-name="gr118" draw:text-style-name="P39" xml:id="id544" draw:id="id544" draw:layer="layout" svg:width="0.583cm" svg:height="0.589cm" svg:x="6.623cm" svg:y="11.9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49" draw:layer="layout" svg:width="13.408cm" svg:height="0.635cm" svg:x="7.236cm" svg:y="11.984cm">
          <draw:text-box>
            <text:p text:style-name="P48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R</text:span><text:span text:style-name="T3">e</text:span><text:span text:style-name="T3">l</text:span><text:span text:style-name="T3">a</text:span><text:span text:style-name="T3">ti</text:span><text:span text:style-name="T3">o</text:span><text:span text:style-name="T3">n </text:span><text:span text:style-name="T3">: </text:span><text:span text:style-name="T3">C</text:span><text:span text:style-name="T3">a</text:span><text:span text:style-name="T3">n </text:span><text:span text:style-name="T3">g</text:span><text:span text:style-name="T3">e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w</text:span><text:span text:style-name="T3">it</text:span><text:span text:style-name="T3">h </text:span><text:span text:style-name="T3">‘</text:span><text:span text:style-name="T3">b</text:span><text:span text:style-name="T3">’ </text:span><text:span text:style-name="T3">c</text:span><text:span text:style-name="T3">l</text:span><text:span text:style-name="T3">a</text:span><text:span text:style-name="T3">s</text:span><text:span text:style-name="T3">s </text:span><text:span text:style-name="T3">fr</text:span><text:span text:style-name="T3">o</text:span><text:span text:style-name="T3">m</text:span><text:span text:style-name="T3">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/text:p>
          </draw:text-box>
        </draw:frame>
        <draw:connector draw:style-name="gr195" draw:text-style-name="P42" draw:layer="layout" draw:type="curve" draw:line-skew="0.198cm" svg:x1="5.805cm" svg:y1="10.928cm" svg:x2="6.905cm" svg:y2="10.928cm" draw:start-shape="id545" draw:start-glue-point="4" draw:end-shape="id546" draw:end-glue-point="4" svg:d="M5805 10928c0-456 1100-456 1100 0" svg:viewBox="0 0 1101 343">
          <text:p/>
        </draw:connector>
        <draw:custom-shape draw:style-name="gr132" draw:text-style-name="P44" draw:layer="layout" svg:width="1.959cm" svg:height="0.786cm" svg:x="5.516cm" svg:y="14.1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7" draw:layer="layout" svg:width="14.59cm" svg:height="1.205cm" svg:x="8.794cm" svg:y="14.113cm">
          <draw:text-box>
            <text:p text:style-name="P16"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a</text:span><text:span text:style-name="T3">n</text:span><text:span text:style-name="T3">c</text:span><text:span text:style-name="T3">e</text:span><text:span text:style-name="T3">s</text:span><text:span text:style-name="T3">t</text:span><text:span text:style-name="T3">o</text:span><text:span text:style-name="T3">r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text:span text:style-name="T3"><text:line-break/></text:span><text:span text:style-name="T3"> <text:s text:c="2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<text:s text:c="3"/></text:span><text:span text:style-name="T3">C</text:span><text:span text:style-name="T3">a</text:span><text:span text:style-name="T3">n </text:span><text:span text:style-name="T3">d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a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7cm" svg:y="14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5" draw:layer="layout" svg:width="1.959cm" svg:height="0.786cm" svg:x="5.515cm" svg:y="13.039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7" draw:layer="layout" svg:width="14.083cm" svg:height="0.887cm" svg:x="8.793cm" svg:y="13.157cm">
          <draw:text-box>
            <text:p text:style-name="P16"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i</text:span><text:span text:style-name="T3">o</text:span><text:span text:style-name="T3">n </text:span><text:span text:style-name="T3">S</text:span><text:span text:style-name="T3">e</text:span><text:span text:style-name="T3">t 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t</text:span><text:span text:style-name="T3">o </text:span><text:span text:style-name="T3">t</text:span><text:span text:style-name="T3">h</text:span><text:span text:style-name="T3">e </text:span><text:span text:style-name="T3">p</text:span><text:span text:style-name="T3">r</text:span><text:span text:style-name="T3">e</text:span><text:span text:style-name="T3">c</text:span><text:span text:style-name="T3">e</text:span><text:span text:style-name="T3">d</text:span><text:span text:style-name="T3">i</text:span><text:span text:style-name="T3">n</text:span><text:span text:style-name="T3">g </text:span><text:span text:style-name="T3">s</text:span><text:span text:style-name="T3">i</text:span><text:span text:style-name="T3">b</text:span><text:span text:style-name="T3">li</text:span><text:span text:style-name="T3">n</text:span><text:span text:style-name="T3">g</text:span><text:span text:style-name="T3">s </text:span><text:span text:style-name="T3">o</text:span><text:span text:style-name="T3">f </text:span><text:span text:style-name="T3">a</text:span><text:span text:style-name="T3">n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w</text:span><text:span text:style-name="T3">it</text:span><text:span text:style-name="T3">h </text:span><text:span text:style-name="T3">‘</text:span><text:span text:style-name="T3">a</text:span><text:span text:style-name="T3">’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/text:p>
          </draw:text-box>
        </draw:frame>
        <draw:custom-shape draw:style-name="gr113" draw:text-style-name="P39" draw:layer="layout" svg:width="0.583cm" svg:height="0.59cm" svg:x="8.136cm" svg:y="13.1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42" draw:layer="layout" svg:x1="8.117cm" svg:y1="13.418cm" svg:x2="7.474cm" svg:y2="13.418cm">
          <text:p/>
        </draw:line>
        <draw:line draw:style-name="gr126" draw:text-style-name="P66" draw:layer="layout" svg:x1="21.685cm" svg:y1="4.502cm" svg:x2="20.864cm" svg:y2="4.502cm">
          <text:p/>
        </draw:line>
        <draw:line draw:style-name="gr127" draw:text-style-name="P42" draw:layer="layout" svg:x1="21.67cm" svg:y1="6.745cm" svg:x2="20.861cm" svg:y2="6.745cm">
          <text:p/>
        </draw:line>
        <draw:line draw:style-name="gr127" draw:text-style-name="P42" draw:layer="layout" svg:x1="21.671cm" svg:y1="7.685cm" svg:x2="20.862cm" svg:y2="7.685cm">
          <text:p/>
        </draw:line>
        <draw:line draw:style-name="gr127" draw:text-style-name="P42" draw:layer="layout" svg:x1="8.118cm" svg:y1="14.518cm" svg:x2="7.475cm" svg:y2="14.518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14" draw:text-style-name="P45" xml:id="id587" draw:id="id587" draw:layer="layout" svg:width="1.305cm" svg:height="1.119cm" svg:x="14.282cm" svg:y="9.671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44" xml:id="id588" draw:id="id588" draw:layer="layout" svg:width="4.894cm" svg:height="0.787cm" draw:transform="rotate (-0.879296877154743) translate (11.182cm 6.069cm)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45" xml:id="id590" draw:id="id590" draw:layer="layout" svg:width="1.305cm" svg:height="1.119cm" svg:x="11.926cm" svg:y="6.827cm">
          <text:p/>
          <draw:enhanced-geometry svg:viewBox="0 0 21600 21600" draw:path-stretchpoint-x="10800" draw:path-stretchpoint-y="10800" draw:text-areas="?f3 ?f4 ?f5 ?f6" draw:type="round-rectangle" draw:modifiers="459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0" xml:id="id550" draw:id="id550" draw:layer="layout" svg:width="1.103cm" svg:height="0.368cm" svg:x="6.042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2" draw:id="id552" draw:layer="layout" svg:width="1.103cm" svg:height="0.368cm" svg:x="7.208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1" draw:id="id551" draw:layer="layout" svg:width="1.103cm" svg:height="0.367cm" svg:x="7.219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7" draw:id="id547" draw:layer="layout" svg:width="1.103cm" svg:height="0.368cm" svg:x="7.219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8" draw:id="id548" draw:layer="layout" svg:width="1.103cm" svg:height="0.368cm" svg:x="8.387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9" draw:id="id549" draw:layer="layout" svg:width="1.103cm" svg:height="0.368cm" svg:x="8.37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3" draw:id="id553" draw:layer="layout" svg:width="1.103cm" svg:height="0.368cm" svg:x="8.374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77cm" svg:y1="8.358cm" svg:x2="8.387cm" svg:y2="8.656cm" draw:start-shape="id547" draw:start-glue-point="2" draw:end-shape="id548" draw:end-glue-point="3" svg:d="M7770 8358v298h617" svg:viewBox="0 0 618 299">
          <text:p/>
        </draw:connector>
        <draw:connector draw:style-name="gr4" draw:text-style-name="P4" draw:layer="layout" svg:x1="7.77cm" svg:y1="8.358cm" svg:x2="8.374cm" svg:y2="9.138cm" draw:start-shape="id547" draw:start-glue-point="2" draw:end-shape="id549" draw:end-glue-point="3" svg:d="M7770 8358v780h604" svg:viewBox="0 0 605 781">
          <text:p/>
        </draw:connector>
        <draw:connector draw:style-name="gr4" draw:text-style-name="P4" draw:layer="layout" svg:x1="6.593cm" svg:y1="6.909cm" svg:x2="7.219cm" svg:y2="7.69cm" draw:start-shape="id550" draw:start-glue-point="2" draw:end-shape="id551" draw:end-glue-point="3" svg:d="M6593 6909v781h626" svg:viewBox="0 0 627 782">
          <text:p/>
        </draw:connector>
        <draw:connector draw:style-name="gr4" draw:text-style-name="P4" draw:layer="layout" svg:x1="6.593cm" svg:y1="6.909cm" svg:x2="7.208cm" svg:y2="7.207cm" draw:start-shape="id550" draw:start-glue-point="2" draw:end-shape="id552" draw:end-glue-point="3" svg:d="M6593 6909v298h615" svg:viewBox="0 0 616 299">
          <text:p/>
        </draw:connector>
        <draw:connector draw:style-name="gr4" draw:text-style-name="P4" draw:layer="layout" svg:x1="6.593cm" svg:y1="6.909cm" svg:x2="7.219cm" svg:y2="8.174cm" draw:start-shape="id550" draw:start-glue-point="2" draw:end-shape="id547" draw:end-glue-point="3" svg:d="M6593 6909v1265h626" svg:viewBox="0 0 627 1266">
          <text:p/>
        </draw:connector>
        <draw:connector draw:style-name="gr4" draw:text-style-name="P4" draw:layer="layout" svg:x1="7.77cm" svg:y1="8.358cm" svg:x2="8.374cm" svg:y2="9.622cm" draw:start-shape="id547" draw:start-glue-point="2" draw:end-shape="id553" draw:end-glue-point="3" svg:d="M7770 8358v1264h604" svg:viewBox="0 0 605 1265">
          <text:p/>
        </draw:connector>
        <draw:custom-shape draw:style-name="gr1" draw:text-style-name="P10" xml:id="id554" draw:id="id554" draw:layer="layout" svg:width="1.103cm" svg:height="0.368cm" svg:x="9.55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8.925cm" svg:y1="9.806cm" svg:x2="9.553cm" svg:y2="10.1cm" draw:start-shape="id553" draw:start-glue-point="2" draw:end-shape="id554" draw:end-glue-point="3" svg:d="M8925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56" draw:id="id556" draw:layer="layout" svg:width="1.103cm" svg:height="0.368cm" svg:x="9.555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2" xml:id="id555" draw:id="id555" draw:layer="layout" svg:width="1.103cm" svg:height="0.367cm" svg:x="9.558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57" draw:id="id557" draw:layer="layout" svg:width="1.103cm" svg:height="0.368cm" svg:x="10.873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8.925cm" svg:y1="9.806cm" svg:x2="9.558cm" svg:y2="11.047cm" draw:start-shape="id553" draw:start-glue-point="2" draw:end-shape="id555" draw:end-glue-point="3" svg:d="M8925 9806v1241h633" svg:viewBox="0 0 634 1242">
          <text:p/>
        </draw:connector>
        <draw:connector draw:style-name="gr4" draw:text-style-name="P4" draw:layer="layout" svg:x1="8.925cm" svg:y1="9.806cm" svg:x2="9.555cm" svg:y2="10.564cm" draw:start-shape="id553" draw:start-glue-point="2" draw:end-shape="id556" draw:end-glue-point="3" svg:d="M8925 9806v758h630" svg:viewBox="0 0 631 759">
          <text:p/>
        </draw:connector>
        <draw:connector draw:style-name="gr4" draw:text-style-name="P4" draw:layer="layout" svg:x1="10.109cm" svg:y1="11.231cm" svg:x2="10.873cm" svg:y2="11.531cm" draw:start-shape="id555" draw:start-glue-point="2" draw:end-shape="id557" draw:end-glue-point="3" svg:d="M10109 11231v300h764" svg:viewBox="0 0 765 301">
          <text:p/>
        </draw:connector>
        <draw:custom-shape draw:style-name="gr1" draw:text-style-name="P10" xml:id="id559" draw:id="id559" draw:layer="layout" svg:width="1.103cm" svg:height="0.368cm" svg:x="10.861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58" draw:id="id558" draw:layer="layout" svg:width="1.103cm" svg:height="0.367cm" svg:x="10.869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109cm" svg:y1="11.231cm" svg:x2="10.869cm" svg:y2="12.469cm" draw:start-shape="id555" draw:start-glue-point="2" draw:end-shape="id558" draw:end-glue-point="3" svg:d="M10109 11231v1238h760" svg:viewBox="0 0 761 1239">
          <text:p/>
        </draw:connector>
        <draw:connector draw:style-name="gr4" draw:text-style-name="P4" draw:layer="layout" svg:x1="10.109cm" svg:y1="11.231cm" svg:x2="10.861cm" svg:y2="11.986cm" draw:start-shape="id555" draw:start-glue-point="2" draw:end-shape="id559" draw:end-glue-point="3" svg:d="M10109 11231v755h752" svg:viewBox="0 0 753 756">
          <text:p/>
        </draw:connector>
        <draw:custom-shape draw:style-name="gr141" draw:text-style-name="P74" xml:id="id563" draw:id="id563" draw:layer="layout" svg:width="1.103cm" svg:height="0.368cm" svg:x="10.875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5" draw:id="id565" draw:layer="layout" svg:width="1.103cm" svg:height="0.368cm" svg:x="12.041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4" draw:id="id564" draw:layer="layout" svg:width="1.103cm" svg:height="0.367cm" svg:x="12.052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0" draw:id="id560" draw:layer="layout" svg:width="1.103cm" svg:height="0.368cm" svg:x="12.052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1" draw:id="id561" draw:layer="layout" svg:width="1.103cm" svg:height="0.368cm" svg:x="13.22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2" draw:id="id562" draw:layer="layout" svg:width="1.103cm" svg:height="0.368cm" svg:x="13.207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4" xml:id="id566" draw:id="id566" draw:layer="layout" svg:width="1.103cm" svg:height="0.368cm" svg:x="13.207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2.603cm" svg:y1="8.358cm" svg:x2="13.22cm" svg:y2="8.656cm" draw:start-shape="id560" draw:start-glue-point="2" draw:end-shape="id561" draw:end-glue-point="3" svg:d="M12603 8358v298h617" svg:viewBox="0 0 618 299">
          <text:p/>
        </draw:connector>
        <draw:connector draw:style-name="gr4" draw:text-style-name="P4" draw:layer="layout" svg:x1="12.603cm" svg:y1="8.358cm" svg:x2="13.207cm" svg:y2="9.138cm" draw:start-shape="id560" draw:start-glue-point="2" draw:end-shape="id562" draw:end-glue-point="3" svg:d="M12603 8358v780h604" svg:viewBox="0 0 605 781">
          <text:p/>
        </draw:connector>
        <draw:connector draw:style-name="gr4" draw:text-style-name="P4" draw:layer="layout" svg:x1="11.426cm" svg:y1="6.909cm" svg:x2="12.052cm" svg:y2="7.69cm" draw:start-shape="id563" draw:start-glue-point="2" draw:end-shape="id564" draw:end-glue-point="3" svg:d="M11426 6909v781h626" svg:viewBox="0 0 627 782">
          <text:p/>
        </draw:connector>
        <draw:connector draw:style-name="gr4" draw:text-style-name="P4" draw:layer="layout" svg:x1="11.426cm" svg:y1="6.909cm" svg:x2="12.041cm" svg:y2="7.207cm" draw:start-shape="id563" draw:start-glue-point="2" draw:end-shape="id565" draw:end-glue-point="3" svg:d="M11426 6909v298h615" svg:viewBox="0 0 616 299">
          <text:p/>
        </draw:connector>
        <draw:connector draw:style-name="gr4" draw:text-style-name="P4" draw:layer="layout" svg:x1="11.426cm" svg:y1="6.909cm" svg:x2="12.052cm" svg:y2="8.174cm" draw:start-shape="id563" draw:start-glue-point="2" draw:end-shape="id560" draw:end-glue-point="3" svg:d="M11426 6909v1265h626" svg:viewBox="0 0 627 1266">
          <text:p/>
        </draw:connector>
        <draw:connector draw:style-name="gr4" draw:text-style-name="P4" draw:layer="layout" svg:x1="12.603cm" svg:y1="8.358cm" svg:x2="13.207cm" svg:y2="9.622cm" draw:start-shape="id560" draw:start-glue-point="2" draw:end-shape="id566" draw:end-glue-point="3" svg:d="M12603 8358v1264h604" svg:viewBox="0 0 605 1265">
          <text:p/>
        </draw:connector>
        <draw:custom-shape draw:style-name="gr141" draw:text-style-name="P74" xml:id="id567" draw:id="id567" draw:layer="layout" svg:width="1.103cm" svg:height="0.368cm" svg:x="14.386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3.758cm" svg:y1="9.806cm" svg:x2="14.386cm" svg:y2="10.1cm" draw:start-shape="id566" draw:start-glue-point="2" draw:end-shape="id567" draw:end-glue-point="3" svg:d="M13758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41" draw:text-style-name="P74" xml:id="id569" draw:id="id569" draw:layer="layout" svg:width="1.103cm" svg:height="0.368cm" svg:x="14.388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4" xml:id="id568" draw:id="id568" draw:layer="layout" svg:width="1.103cm" svg:height="0.367cm" svg:x="14.391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0" draw:id="id570" draw:layer="layout" svg:width="1.103cm" svg:height="0.368cm" svg:x="15.706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3.758cm" svg:y1="9.806cm" svg:x2="14.391cm" svg:y2="11.047cm" draw:start-shape="id566" draw:start-glue-point="2" draw:end-shape="id568" draw:end-glue-point="3" svg:d="M13758 9806v1241h633" svg:viewBox="0 0 634 1242">
          <text:p/>
        </draw:connector>
        <draw:connector draw:style-name="gr4" draw:text-style-name="P4" draw:layer="layout" svg:x1="13.758cm" svg:y1="9.806cm" svg:x2="14.388cm" svg:y2="10.564cm" draw:start-shape="id566" draw:start-glue-point="2" draw:end-shape="id569" draw:end-glue-point="3" svg:d="M13758 9806v758h630" svg:viewBox="0 0 631 759">
          <text:p/>
        </draw:connector>
        <draw:connector draw:style-name="gr4" draw:text-style-name="P4" draw:layer="layout" svg:x1="14.942cm" svg:y1="11.231cm" svg:x2="15.706cm" svg:y2="11.531cm" draw:start-shape="id568" draw:start-glue-point="2" draw:end-shape="id570" draw:end-glue-point="3" svg:d="M14942 11231v300h764" svg:viewBox="0 0 765 301">
          <text:p/>
        </draw:connector>
        <draw:custom-shape draw:style-name="gr1" draw:text-style-name="P10" xml:id="id572" draw:id="id572" draw:layer="layout" svg:width="1.103cm" svg:height="0.368cm" svg:x="15.694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1" draw:id="id571" draw:layer="layout" svg:width="1.103cm" svg:height="0.367cm" svg:x="15.702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4.942cm" svg:y1="11.231cm" svg:x2="15.702cm" svg:y2="12.469cm" draw:start-shape="id568" draw:start-glue-point="2" draw:end-shape="id571" draw:end-glue-point="3" svg:d="M14942 11231v1238h760" svg:viewBox="0 0 761 1239">
          <text:p/>
        </draw:connector>
        <draw:connector draw:style-name="gr4" draw:text-style-name="P4" draw:layer="layout" svg:x1="14.942cm" svg:y1="11.231cm" svg:x2="15.694cm" svg:y2="11.986cm" draw:start-shape="id568" draw:start-glue-point="2" draw:end-shape="id572" draw:end-glue-point="3" svg:d="M14942 11231v755h752" svg:viewBox="0 0 753 756">
          <text:p/>
        </draw:connector>
        <draw:custom-shape draw:style-name="gr12" draw:text-style-name="P12" xml:id="id576" draw:id="id576" draw:layer="layout" svg:width="1.103cm" svg:height="0.368cm" svg:x="15.696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8" draw:id="id578" draw:layer="layout" svg:width="1.103cm" svg:height="0.368cm" svg:x="16.862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77" draw:id="id577" draw:layer="layout" svg:width="1.103cm" svg:height="0.367cm" svg:x="16.873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3" draw:id="id573" draw:layer="layout" svg:width="1.103cm" svg:height="0.368cm" svg:x="16.873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4" draw:id="id574" draw:layer="layout" svg:width="1.103cm" svg:height="0.368cm" svg:x="18.041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75" draw:id="id575" draw:layer="layout" svg:width="1.103cm" svg:height="0.368cm" svg:x="18.028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579" draw:id="id579" draw:layer="layout" svg:width="1.103cm" svg:height="0.368cm" svg:x="18.028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7.424cm" svg:y1="8.358cm" svg:x2="18.041cm" svg:y2="8.656cm" draw:start-shape="id573" draw:start-glue-point="2" draw:end-shape="id574" draw:end-glue-point="3" svg:d="M17424 8358v298h617" svg:viewBox="0 0 618 299">
          <text:p/>
        </draw:connector>
        <draw:connector draw:style-name="gr4" draw:text-style-name="P4" draw:layer="layout" svg:x1="17.424cm" svg:y1="8.358cm" svg:x2="18.028cm" svg:y2="9.138cm" draw:start-shape="id573" draw:start-glue-point="2" draw:end-shape="id575" draw:end-glue-point="3" svg:d="M17424 8358v780h604" svg:viewBox="0 0 605 781">
          <text:p/>
        </draw:connector>
        <draw:connector draw:style-name="gr4" draw:text-style-name="P4" draw:layer="layout" svg:x1="16.247cm" svg:y1="6.909cm" svg:x2="16.873cm" svg:y2="7.69cm" draw:start-shape="id576" draw:start-glue-point="2" draw:end-shape="id577" draw:end-glue-point="3" svg:d="M16247 6909v781h626" svg:viewBox="0 0 627 782">
          <text:p/>
        </draw:connector>
        <draw:connector draw:style-name="gr4" draw:text-style-name="P4" draw:layer="layout" svg:x1="16.247cm" svg:y1="6.909cm" svg:x2="16.862cm" svg:y2="7.207cm" draw:start-shape="id576" draw:start-glue-point="2" draw:end-shape="id578" draw:end-glue-point="3" svg:d="M16247 6909v298h615" svg:viewBox="0 0 616 299">
          <text:p/>
        </draw:connector>
        <draw:connector draw:style-name="gr4" draw:text-style-name="P4" draw:layer="layout" svg:x1="16.247cm" svg:y1="6.909cm" svg:x2="16.873cm" svg:y2="8.174cm" draw:start-shape="id576" draw:start-glue-point="2" draw:end-shape="id573" draw:end-glue-point="3" svg:d="M16247 6909v1265h626" svg:viewBox="0 0 627 1266">
          <text:p/>
        </draw:connector>
        <draw:connector draw:style-name="gr4" draw:text-style-name="P4" draw:layer="layout" svg:x1="17.424cm" svg:y1="8.358cm" svg:x2="18.028cm" svg:y2="9.622cm" draw:start-shape="id573" draw:start-glue-point="2" draw:end-shape="id579" draw:end-glue-point="3" svg:d="M17424 8358v1264h604" svg:viewBox="0 0 605 1265">
          <text:p/>
        </draw:connector>
        <draw:custom-shape draw:style-name="gr12" draw:text-style-name="P12" xml:id="id580" draw:id="id580" draw:layer="layout" svg:width="1.103cm" svg:height="0.368cm" svg:x="19.207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18.579cm" svg:y1="9.806cm" svg:x2="19.207cm" svg:y2="10.1cm" draw:start-shape="id579" draw:start-glue-point="2" draw:end-shape="id580" draw:end-glue-point="3" svg:d="M18579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582" draw:id="id582" draw:layer="layout" svg:width="1.103cm" svg:height="0.368cm" svg:x="19.209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1" draw:id="id581" draw:layer="layout" svg:width="1.103cm" svg:height="0.367cm" svg:x="19.212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83" draw:id="id583" draw:layer="layout" svg:width="1.103cm" svg:height="0.368cm" svg:x="20.527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8.579cm" svg:y1="9.806cm" svg:x2="19.212cm" svg:y2="11.047cm" draw:start-shape="id579" draw:start-glue-point="2" draw:end-shape="id581" draw:end-glue-point="3" svg:d="M18579 9806v1241h633" svg:viewBox="0 0 634 1242">
          <text:p/>
        </draw:connector>
        <draw:connector draw:style-name="gr4" draw:text-style-name="P4" draw:layer="layout" svg:x1="18.579cm" svg:y1="9.806cm" svg:x2="19.209cm" svg:y2="10.564cm" draw:start-shape="id579" draw:start-glue-point="2" draw:end-shape="id582" draw:end-glue-point="3" svg:d="M18579 9806v758h630" svg:viewBox="0 0 631 759">
          <text:p/>
        </draw:connector>
        <draw:connector draw:style-name="gr4" draw:text-style-name="P4" draw:layer="layout" svg:x1="19.763cm" svg:y1="11.231cm" svg:x2="20.527cm" svg:y2="11.531cm" draw:start-shape="id581" draw:start-glue-point="2" draw:end-shape="id583" draw:end-glue-point="3" svg:d="M19763 11231v300h764" svg:viewBox="0 0 765 301">
          <text:p/>
        </draw:connector>
        <draw:custom-shape draw:style-name="gr1" draw:text-style-name="P10" xml:id="id585" draw:id="id585" draw:layer="layout" svg:width="1.103cm" svg:height="0.368cm" svg:x="20.515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84" draw:id="id584" draw:layer="layout" svg:width="1.103cm" svg:height="0.367cm" svg:x="20.523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9.763cm" svg:y1="11.231cm" svg:x2="20.523cm" svg:y2="12.469cm" draw:start-shape="id581" draw:start-glue-point="2" draw:end-shape="id584" draw:end-glue-point="3" svg:d="M19763 11231v1238h760" svg:viewBox="0 0 761 1239">
          <text:p/>
        </draw:connector>
        <draw:connector draw:style-name="gr4" draw:text-style-name="P4" draw:layer="layout" svg:x1="19.763cm" svg:y1="11.231cm" svg:x2="20.515cm" svg:y2="11.986cm" draw:start-shape="id581" draw:start-glue-point="2" draw:end-shape="id585" draw:end-glue-point="3" svg:d="M19763 11231v755h752" svg:viewBox="0 0 753 756">
          <text:p/>
        </draw:connector>
        <draw:custom-shape draw:style-name="gr144" draw:text-style-name="P54" xml:id="id586" draw:id="id586" draw:layer="layout" svg:width="0.583cm" svg:height="0.59cm" svg:x="14.647cm" svg:y="10.773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4" xml:id="id589" draw:id="id589" draw:layer="layout" svg:width="0.583cm" svg:height="0.59cm" svg:x="12.291cm" svg:y="7.896cm">
          <text:p text:style-name="P38"><text:span text:style-name="T7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42" draw:layer="layout" draw:type="curve" draw:line-skew="-0.253cm" svg:x1="15.23cm" svg:y1="11.068cm" svg:x2="15.587cm" svg:y2="10.23cm" draw:start-shape="id586" draw:start-glue-point="10" draw:end-shape="id587" draw:end-glue-point="1" svg:d="M15230 11068c907 0 729-838 357-838" svg:viewBox="0 0 662 839">
          <text:p/>
        </draw:connector>
        <draw:connector draw:style-name="gr120" draw:text-style-name="P42" draw:layer="layout" draw:type="curve" svg:x1="14.647cm" svg:y1="11.068cm" svg:x2="14cm" svg:y2="10.089cm" draw:start-shape="id586" draw:start-glue-point="6" draw:end-shape="id588" draw:end-glue-point="1" svg:d="M14647 11068c-432 0-647-326-647-979" svg:viewBox="0 0 648 980">
          <text:p/>
        </draw:connector>
        <draw:connector draw:style-name="gr121" draw:text-style-name="P42" draw:layer="layout" draw:type="curve" draw:line-skew="-0.253cm" svg:x1="12.874cm" svg:y1="8.191cm" svg:x2="13.231cm" svg:y2="7.386cm" draw:start-shape="id589" draw:start-glue-point="10" draw:end-shape="id590" draw:end-glue-point="1" svg:d="M12874 8191c907 0 729-805 357-805" svg:viewBox="0 0 662 806">
          <text:p/>
        </draw:connector>
        <draw:custom-shape draw:style-name="gr1" draw:text-style-name="P10" xml:id="id594" draw:id="id594" draw:layer="layout" svg:width="1.103cm" svg:height="0.368cm" svg:x="1.219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6" draw:id="id596" draw:layer="layout" svg:width="1.103cm" svg:height="0.368cm" svg:x="2.385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5" draw:id="id595" draw:layer="layout" svg:width="1.103cm" svg:height="0.367cm" svg:x="2.396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1" draw:id="id591" draw:layer="layout" svg:width="1.103cm" svg:height="0.368cm" svg:x="2.396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2" draw:id="id592" draw:layer="layout" svg:width="1.103cm" svg:height="0.368cm" svg:x="3.564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3" draw:id="id593" draw:layer="layout" svg:width="1.103cm" svg:height="0.368cm" svg:x="3.551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97" draw:id="id597" draw:layer="layout" svg:width="1.103cm" svg:height="0.368cm" svg:x="3.551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.947cm" svg:y1="8.358cm" svg:x2="3.564cm" svg:y2="8.656cm" draw:start-shape="id591" draw:start-glue-point="2" draw:end-shape="id592" draw:end-glue-point="3" svg:d="M2947 8358v298h617" svg:viewBox="0 0 618 299">
          <text:p/>
        </draw:connector>
        <draw:connector draw:style-name="gr4" draw:text-style-name="P4" draw:layer="layout" svg:x1="2.947cm" svg:y1="8.358cm" svg:x2="3.551cm" svg:y2="9.138cm" draw:start-shape="id591" draw:start-glue-point="2" draw:end-shape="id593" draw:end-glue-point="3" svg:d="M2947 8358v780h604" svg:viewBox="0 0 605 781">
          <text:p/>
        </draw:connector>
        <draw:connector draw:style-name="gr4" draw:text-style-name="P4" draw:layer="layout" svg:x1="1.77cm" svg:y1="6.909cm" svg:x2="2.396cm" svg:y2="7.69cm" draw:start-shape="id594" draw:start-glue-point="2" draw:end-shape="id595" draw:end-glue-point="3" svg:d="M1770 6909v781h626" svg:viewBox="0 0 627 782">
          <text:p/>
        </draw:connector>
        <draw:connector draw:style-name="gr4" draw:text-style-name="P4" draw:layer="layout" svg:x1="1.77cm" svg:y1="6.909cm" svg:x2="2.385cm" svg:y2="7.207cm" draw:start-shape="id594" draw:start-glue-point="2" draw:end-shape="id596" draw:end-glue-point="3" svg:d="M1770 6909v298h615" svg:viewBox="0 0 616 299">
          <text:p/>
        </draw:connector>
        <draw:connector draw:style-name="gr4" draw:text-style-name="P4" draw:layer="layout" svg:x1="1.77cm" svg:y1="6.909cm" svg:x2="2.396cm" svg:y2="8.174cm" draw:start-shape="id594" draw:start-glue-point="2" draw:end-shape="id591" draw:end-glue-point="3" svg:d="M1770 6909v1265h626" svg:viewBox="0 0 627 1266">
          <text:p/>
        </draw:connector>
        <draw:connector draw:style-name="gr4" draw:text-style-name="P4" draw:layer="layout" svg:x1="2.947cm" svg:y1="8.358cm" svg:x2="3.551cm" svg:y2="9.622cm" draw:start-shape="id591" draw:start-glue-point="2" draw:end-shape="id597" draw:end-glue-point="3" svg:d="M2947 8358v1264h604" svg:viewBox="0 0 605 1265">
          <text:p/>
        </draw:connector>
        <draw:custom-shape draw:style-name="gr1" draw:text-style-name="P10" xml:id="id598" draw:id="id598" draw:layer="layout" svg:width="1.103cm" svg:height="0.368cm" svg:x="4.73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4.102cm" svg:y1="9.806cm" svg:x2="4.73cm" svg:y2="10.1cm" draw:start-shape="id597" draw:start-glue-point="2" draw:end-shape="id598" draw:end-glue-point="3" svg:d="M4102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00" draw:id="id600" draw:layer="layout" svg:width="1.103cm" svg:height="0.368cm" svg:x="4.732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599" draw:id="id599" draw:layer="layout" svg:width="1.103cm" svg:height="0.367cm" svg:x="4.735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1" draw:id="id601" draw:layer="layout" svg:width="1.103cm" svg:height="0.368cm" svg:x="6.05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102cm" svg:y1="9.806cm" svg:x2="4.735cm" svg:y2="11.047cm" draw:start-shape="id597" draw:start-glue-point="2" draw:end-shape="id599" draw:end-glue-point="3" svg:d="M4102 9806v1241h633" svg:viewBox="0 0 634 1242">
          <text:p/>
        </draw:connector>
        <draw:connector draw:style-name="gr4" draw:text-style-name="P4" draw:layer="layout" svg:x1="4.102cm" svg:y1="9.806cm" svg:x2="4.732cm" svg:y2="10.564cm" draw:start-shape="id597" draw:start-glue-point="2" draw:end-shape="id600" draw:end-glue-point="3" svg:d="M4102 9806v758h630" svg:viewBox="0 0 631 759">
          <text:p/>
        </draw:connector>
        <draw:connector draw:style-name="gr4" draw:text-style-name="P4" draw:layer="layout" svg:x1="5.286cm" svg:y1="11.231cm" svg:x2="6.05cm" svg:y2="11.531cm" draw:start-shape="id599" draw:start-glue-point="2" draw:end-shape="id601" draw:end-glue-point="3" svg:d="M5286 11231v300h764" svg:viewBox="0 0 765 301">
          <text:p/>
        </draw:connector>
        <draw:custom-shape draw:style-name="gr1" draw:text-style-name="P10" xml:id="id603" draw:id="id603" draw:layer="layout" svg:width="1.103cm" svg:height="0.368cm" svg:x="6.038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2" draw:id="id602" draw:layer="layout" svg:width="1.103cm" svg:height="0.367cm" svg:x="6.046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5.286cm" svg:y1="11.231cm" svg:x2="6.046cm" svg:y2="12.469cm" draw:start-shape="id599" draw:start-glue-point="2" draw:end-shape="id602" draw:end-glue-point="3" svg:d="M5286 11231v1238h760" svg:viewBox="0 0 761 1239">
          <text:p/>
        </draw:connector>
        <draw:connector draw:style-name="gr4" draw:text-style-name="P4" draw:layer="layout" svg:x1="5.286cm" svg:y1="11.231cm" svg:x2="6.038cm" svg:y2="11.986cm" draw:start-shape="id599" draw:start-glue-point="2" draw:end-shape="id603" draw:end-glue-point="3" svg:d="M5286 11231v755h752" svg:viewBox="0 0 753 756">
          <text:p/>
        </draw:connector>
        <draw:custom-shape draw:style-name="gr9" draw:text-style-name="P9" xml:id="id607" draw:id="id607" draw:layer="layout" svg:width="1.103cm" svg:height="0.368cm" svg:x="20.541cm" svg:y="6.541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9" draw:id="id609" draw:layer="layout" svg:width="1.103cm" svg:height="0.368cm" svg:x="21.707cm" svg:y="7.023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08" draw:id="id608" draw:layer="layout" svg:width="1.103cm" svg:height="0.367cm" svg:x="21.718cm" svg:y="7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604" draw:id="id604" draw:layer="layout" svg:width="1.103cm" svg:height="0.368cm" svg:x="21.718cm" svg:y="7.99cm">
          <text:p text:style-name="P5"><text:span text:style-name="T2">.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5" draw:id="id605" draw:layer="layout" svg:width="1.103cm" svg:height="0.368cm" svg:x="22.886cm" svg:y="8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06" draw:id="id606" draw:layer="layout" svg:width="1.103cm" svg:height="0.368cm" svg:x="22.873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0" draw:id="id610" draw:layer="layout" svg:width="1.103cm" svg:height="0.368cm" svg:x="22.873cm" svg:y="9.438cm">
          <text:p text:style-name="P5"><text:span text:style-name="T2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2.269cm" svg:y1="8.358cm" svg:x2="22.886cm" svg:y2="8.656cm" draw:start-shape="id604" draw:start-glue-point="2" draw:end-shape="id605" draw:end-glue-point="3" svg:d="M22269 8358v298h617" svg:viewBox="0 0 618 299">
          <text:p/>
        </draw:connector>
        <draw:connector draw:style-name="gr4" draw:text-style-name="P4" draw:layer="layout" svg:x1="22.269cm" svg:y1="8.358cm" svg:x2="22.873cm" svg:y2="9.138cm" draw:start-shape="id604" draw:start-glue-point="2" draw:end-shape="id606" draw:end-glue-point="3" svg:d="M22269 8358v780h604" svg:viewBox="0 0 605 781">
          <text:p/>
        </draw:connector>
        <draw:connector draw:style-name="gr4" draw:text-style-name="P4" draw:layer="layout" svg:x1="21.092cm" svg:y1="6.909cm" svg:x2="21.718cm" svg:y2="7.69cm" draw:start-shape="id607" draw:start-glue-point="2" draw:end-shape="id608" draw:end-glue-point="3" svg:d="M21092 6909v781h626" svg:viewBox="0 0 627 782">
          <text:p/>
        </draw:connector>
        <draw:connector draw:style-name="gr4" draw:text-style-name="P4" draw:layer="layout" svg:x1="21.092cm" svg:y1="6.909cm" svg:x2="21.707cm" svg:y2="7.207cm" draw:start-shape="id607" draw:start-glue-point="2" draw:end-shape="id609" draw:end-glue-point="3" svg:d="M21092 6909v298h615" svg:viewBox="0 0 616 299">
          <text:p/>
        </draw:connector>
        <draw:connector draw:style-name="gr4" draw:text-style-name="P4" draw:layer="layout" svg:x1="21.092cm" svg:y1="6.909cm" svg:x2="21.718cm" svg:y2="8.174cm" draw:start-shape="id607" draw:start-glue-point="2" draw:end-shape="id604" draw:end-glue-point="3" svg:d="M21092 6909v1265h626" svg:viewBox="0 0 627 1266">
          <text:p/>
        </draw:connector>
        <draw:connector draw:style-name="gr4" draw:text-style-name="P4" draw:layer="layout" svg:x1="22.269cm" svg:y1="8.358cm" svg:x2="22.873cm" svg:y2="9.622cm" draw:start-shape="id604" draw:start-glue-point="2" draw:end-shape="id610" draw:end-glue-point="3" svg:d="M22269 8358v1264h604" svg:viewBox="0 0 605 1265">
          <text:p/>
        </draw:connector>
        <draw:custom-shape draw:style-name="gr9" draw:text-style-name="P9" xml:id="id611" draw:id="id611" draw:layer="layout" svg:width="1.103cm" svg:height="0.368cm" svg:x="24.052cm" svg:y="9.916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5" draw:layer="layout" svg:x1="23.424cm" svg:y1="9.806cm" svg:x2="24.052cm" svg:y2="10.1cm" draw:start-shape="id610" draw:start-glue-point="2" draw:end-shape="id611" draw:end-glue-point="3" svg:d="M23424 9806v294h628" svg:viewBox="0 0 629 295">
          <text:p text:style-name="P8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</draw:connector>
        <draw:custom-shape draw:style-name="gr1" draw:text-style-name="P10" xml:id="id613" draw:id="id613" draw:layer="layout" svg:width="1.103cm" svg:height="0.368cm" svg:x="24.054cm" svg:y="10.38cm">
          <text:p text:style-name="P5"><text:span text:style-name="T2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2" draw:id="id612" draw:layer="layout" svg:width="1.103cm" svg:height="0.367cm" svg:x="24.057cm" svg:y="10.864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14" draw:id="id614" draw:layer="layout" svg:width="1.103cm" svg:height="0.368cm" svg:x="25.372cm" svg:y="11.347cm">
          <text:p text:style-name="P5"><text:span text:style-name="T2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3.424cm" svg:y1="9.806cm" svg:x2="24.057cm" svg:y2="11.047cm" draw:start-shape="id610" draw:start-glue-point="2" draw:end-shape="id612" draw:end-glue-point="3" svg:d="M23424 9806v1241h633" svg:viewBox="0 0 634 1242">
          <text:p/>
        </draw:connector>
        <draw:connector draw:style-name="gr4" draw:text-style-name="P4" draw:layer="layout" svg:x1="23.424cm" svg:y1="9.806cm" svg:x2="24.054cm" svg:y2="10.564cm" draw:start-shape="id610" draw:start-glue-point="2" draw:end-shape="id613" draw:end-glue-point="3" svg:d="M23424 9806v758h630" svg:viewBox="0 0 631 759">
          <text:p/>
        </draw:connector>
        <draw:connector draw:style-name="gr4" draw:text-style-name="P4" draw:layer="layout" svg:x1="24.608cm" svg:y1="11.231cm" svg:x2="25.372cm" svg:y2="11.531cm" draw:start-shape="id612" draw:start-glue-point="2" draw:end-shape="id614" draw:end-glue-point="3" svg:d="M24608 11231v300h764" svg:viewBox="0 0 765 301">
          <text:p/>
        </draw:connector>
        <draw:custom-shape draw:style-name="gr1" draw:text-style-name="P10" xml:id="id616" draw:id="id616" draw:layer="layout" svg:width="1.103cm" svg:height="0.368cm" svg:x="25.36cm" svg:y="11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615" draw:id="id615" draw:layer="layout" svg:width="1.103cm" svg:height="0.367cm" svg:x="25.368cm" svg:y="12.286cm">
          <text:p text:style-name="P5"><text:span text:style-name="T2">.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4.608cm" svg:y1="11.231cm" svg:x2="25.368cm" svg:y2="12.469cm" draw:start-shape="id612" draw:start-glue-point="2" draw:end-shape="id615" draw:end-glue-point="3" svg:d="M24608 11231v1238h760" svg:viewBox="0 0 761 1239">
          <text:p/>
        </draw:connector>
        <draw:connector draw:style-name="gr4" draw:text-style-name="P4" draw:layer="layout" svg:x1="24.608cm" svg:y1="11.231cm" svg:x2="25.36cm" svg:y2="11.986cm" draw:start-shape="id612" draw:start-glue-point="2" draw:end-shape="id616" draw:end-glue-point="3" svg:d="M24608 11231v755h752" svg:viewBox="0 0 753 756">
          <text:p/>
        </draw:connector>
        <draw:custom-shape draw:style-name="gr111" draw:text-style-name="P35" draw:layer="layout" svg:width="1.103cm" svg:height="0.368cm" svg:x="3.264cm" svg:y="1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4" draw:layer="layout" svg:width="1.103cm" svg:height="0.368cm" svg:x="14.298cm" svg:y="13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.103cm" svg:height="0.368cm" svg:x="20.374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.785cm" svg:height="0.569cm" svg:x="4.367cm" svg:y="13.272cm">
          <draw:text-box>
            <text:p text:style-name="P16"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835cm" svg:height="0.569cm" svg:x="15.467cm" svg:y="13.273cm">
          <draw:text-box>
            <text:p text:style-name="P16"><text:span text:style-name="T3">S</text:span><text:span text:style-name="T3">t</text:span><text:span text:style-name="T3">y</text:span><text:span text:style-name="T3">l</text:span><text:span text:style-name="T3">e </text:span><text:span text:style-name="T3">i</text:span><text:span text:style-name="T3">n</text:span><text:span text:style-name="T3">v</text:span><text:span text:style-name="T3">a</text:span><text:span text:style-name="T3">li</text:span><text:span text:style-name="T3">d</text:span><text:span text:style-name="T3">a</text:span><text:span text:style-name="T3">t</text:span><text:span text:style-name="T3">e</text:span><text:span text:style-name="T3">d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frame draw:style-name="gr16" draw:text-style-name="P17" draw:layer="layout" svg:width="3.387cm" svg:height="0.569cm" svg:x="21.468cm" svg:y="13.274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141" draw:text-style-name="P53" draw:layer="layout" svg:width="1.103cm" svg:height="0.368cm" svg:x="8.13cm" svg:y="13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4.478cm" svg:height="0.569cm" svg:x="9.268cm" svg:y="13.273cm">
          <draw:text-box>
            <text:p text:style-name="P16"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/text:p>
          </draw:text-box>
        </draw:frame>
        <draw:custom-shape draw:style-name="gr8" draw:text-style-name="P8" draw:layer="layout" svg:width="0.759cm" svg:height="0.505cm" svg:x="5.8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0.6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15.5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0.759cm" svg:height="0.505cm" svg:x="20.306cm" svg:y="8.9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5" draw:text-style-name="P51" draw:layer="layout" svg:width="27.991cm" svg:height="1.27cm" svg:x="0.008cm" svg:y="0.254cm">
          <draw:text-box>
            <text:p text:style-name="P8"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98" draw:text-style-name="P67" xml:id="id623" draw:id="id623" draw:layer="layout" svg:width="0.889cm" svg:height="0.889cm" svg:x="11.9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7" xml:id="id625" draw:id="id625" draw:layer="layout" svg:width="0.889cm" svg:height="0.889cm" svg:x="9.089cm" svg:y="9.276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63" draw:layer="layout" svg:width="11.731cm" svg:height="0.786cm" svg:x="8.101cm" svg:y="3.013cm">
          <text:p text:style-name="P63"><text:span text:style-name="T10">C.c</text:span><text:span text:style-name="T11">:has(</text:span><text:span text:style-name="T10"> ~ </text:span><text:span text:style-name="T12"><text:s/>B.b <text:s text:c="6"/>A.a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187" draw:text-style-name="P43" draw:layer="layout" svg:width="3.864cm" svg:height="1.174cm" svg:x="8.175cm" svg:y="13.85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45" draw:layer="layout" svg:width="3.867cm" svg:height="1.174cm" svg:x="8.186cm" svg:y="12.443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65" xml:id="id617" draw:id="id617" draw:layer="layout" svg:width="0.889cm" svg:height="0.88cm" svg:x="13.198cm" svg:y="14.008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3.186cm" svg:y1="14.42cm" svg:x2="12.036cm" svg:y2="14.42cm">
          <text:p/>
        </draw:line>
        <draw:custom-shape draw:style-name="gr191" draw:text-style-name="P65" xml:id="id619" draw:id="id619" draw:layer="layout" svg:width="0.889cm" svg:height="0.881cm" svg:x="13.195cm" svg:y="12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3.22cm" svg:y1="13.09cm" svg:x2="12.053cm" svg:y2="13.09cm">
          <text:p/>
        </draw:line>
        <draw:custom-shape draw:style-name="gr218" draw:text-style-name="P67" xml:id="id640" draw:id="id640" draw:layer="layout" svg:width="0.711cm" svg:height="0.711cm" svg:x="13.355cm" svg:y="3.054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8" draw:id="id638" draw:layer="layout" svg:width="0.711cm" svg:height="0.711cm" svg:x="11.011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26" draw:id="id626" draw:layer="layout" svg:width="0.889cm" svg:height="0.889cm" svg:x="8.025cm" svg:y="6.298cm">
          <text:p text:style-name="P64"><text:span text:style-name="T5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3" draw:text-style-name="P42" draw:layer="layout" draw:type="curve" draw:line-skew="0.889cm" svg:x1="14.087cm" svg:y1="14.448cm" svg:x2="15.287cm" svg:y2="10.049cm" draw:start-shape="id617" draw:start-glue-point="10" draw:end-shape="id618" draw:end-glue-point="10" svg:d="M14087 14448c3885 0 3285-4399 1200-4399" svg:viewBox="0 0 2845 4400">
          <text:p/>
        </draw:connector>
        <draw:connector draw:style-name="gr193" draw:text-style-name="P42" draw:layer="layout" draw:type="curve" svg:x1="13.639cm" svg:y1="12.606cm" svg:x2="11.783cm" svg:y2="10.487cm" draw:start-shape="id619" draw:start-glue-point="4" draw:end-shape="id620" draw:end-glue-point="8" svg:d="M13639 12606c0-1590-1856-531-1856-2119" svg:viewBox="0 0 1857 2120">
          <text:p/>
        </draw:connector>
        <draw:custom-shape draw:style-name="gr190" draw:text-style-name="P65" xml:id="id622" draw:id="id622" draw:layer="layout" svg:width="0.889cm" svg:height="0.88cm" svg:x="8.498cm" svg:y="13.987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4" draw:id="id624" draw:layer="layout" svg:width="0.889cm" svg:height="0.88cm" svg:x="8.498cm" svg:y="12.588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68" xml:id="id621" draw:id="id621" draw:layer="layout" svg:width="0.889cm" svg:height="0.88cm" svg:x="8.42cm" svg:y="9.589cm">
          <text:p text:style-name="P64"><text:span text:style-name="T5">C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5" xml:id="id620" draw:id="id620" draw:layer="layout" svg:width="0.889cm" svg:height="0.881cm" svg:x="11.339cm" svg:y="9.606cm">
          <text:p text:style-name="P64"><text:span text:style-name="T5">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5" xml:id="id618" draw:id="id618" draw:layer="layout" svg:width="0.889cm" svg:height="0.88cm" svg:x="14.398cm" svg:y="9.609cm">
          <text:p text:style-name="P64"><text:span text:style-name="T5">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5" draw:text-style-name="P42" xml:id="id639" draw:id="id639" draw:layer="layout" draw:type="curve" svg:x1="9.309cm" svg:y1="10.029cm" svg:x2="11.339cm" svg:y2="10.047cm" draw:start-shape="id621" draw:start-glue-point="10" draw:end-shape="id620" draw:end-glue-point="6" svg:d="M9309 10029c1522 0 508 18 2030 18" svg:viewBox="0 0 2031 19">
          <text:p/>
        </draw:connector>
        <draw:connector draw:style-name="gr196" draw:text-style-name="P42" xml:id="id641" draw:id="id641" draw:layer="layout" draw:type="curve" svg:x1="12.228cm" svg:y1="10.047cm" svg:x2="14.398cm" svg:y2="10.049cm" draw:start-shape="id620" draw:start-glue-point="10" draw:end-shape="id618" draw:end-glue-point="6" svg:d="M12228 10047c1627 0 543 2 2170 2" svg:viewBox="0 0 2171 3">
          <text:p/>
        </draw:connector>
        <draw:connector draw:style-name="gr197" draw:text-style-name="P69" draw:layer="layout" draw:type="curve" draw:line-skew="0.819cm" svg:x1="9.257cm" svg:y1="14.116cm" svg:x2="12.434cm" svg:y2="10.165cm" draw:start-shape="id622" draw:start-glue-point="11" draw:end-shape="id623" draw:end-glue-point="8" svg:d="M9257 14116c0-1831 3177 144 3177-3951" svg:viewBox="0 0 3178 3952">
          <text:p/>
        </draw:connector>
        <draw:connector draw:style-name="gr197" draw:text-style-name="P69" draw:layer="layout" draw:type="curve" svg:x1="8.942cm" svg:y1="12.588cm" svg:x2="9.533cm" svg:y2="10.165cm" draw:start-shape="id624" draw:start-glue-point="4" draw:end-shape="id625" draw:end-glue-point="8" svg:d="M8942 12588c0-1816 591-605 591-2423" svg:viewBox="0 0 592 2424">
          <text:p/>
        </draw:connector>
        <draw:custom-shape draw:style-name="gr219" draw:text-style-name="P75" xml:id="id628" draw:id="id628" draw:layer="layout" svg:width="0.889cm" svg:height="0.889cm" svg:x="11.001cm" svg:y="6.298cm">
          <text:p text:style-name="P64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75" xml:id="id630" draw:id="id630" draw:layer="layout" svg:width="0.889cm" svg:height="0.889cm" svg:x="15.063cm" svg:y="6.298cm">
          <text:p text:style-name="P64"><text:span text:style-name="T5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71" draw:layer="layout" svg:width="0.508cm" svg:height="6.954cm" svg:x="20.332cm" svg:y="3.069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1" draw:text-style-name="P71" draw:layer="layout" svg:width="0.508cm" svg:height="4.428cm" svg:x="20.333cm" svg:y="10.226cm">
          <text:p/>
          <draw:enhanced-geometry svg:viewBox="0 0 21600 21600" draw:glue-points="0 0 0 21600 21600 10800" draw:text-areas="0 ?f9 7800 ?f10" draw:type="right-brace" draw:modifiers="1800 11121.097770154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2" draw:text-style-name="P76" draw:layer="layout" svg:width="7.087cm" svg:height="1.916cm" svg:x="20.829cm" svg:y="5.732cm">
          <draw:text-box>
            <text:p text:style-name="P16"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r</text:span><text:span text:style-name="T15">e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o</text:span><text:span text:style-name="T15">r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c</text:span><text:span text:style-name="T15">o</text:span><text:span text:style-name="T15">m</text:span><text:span text:style-name="T15">b</text:span><text:span text:style-name="T15">i</text:span><text:span text:style-name="T15">n</text:span><text:span text:style-name="T15">a</text:span><text:span text:style-name="T15">t</text:span><text:span text:style-name="T15">o</text:span><text:span text:style-name="T15">r</text:span><text:span text:style-name="T15">s</text:span></text:p>
          </draw:text-box>
        </draw:frame>
        <draw:frame draw:style-name="gr203" draw:text-style-name="P72" draw:layer="layout" svg:width="6.578cm" svg:height="1.524cm" svg:x="20.83cm" svg:y="11.82cm">
          <draw:text-box>
            <text:p text:style-name="P16"><text:span text:style-name="T5">B</text:span><text:span text:style-name="T5">u</text:span><text:span text:style-name="T5">i</text:span><text:span text:style-name="T5">l</text:span><text:span text:style-name="T5">d</text:span><text:span text:style-name="T5"> </text:span><text:span text:style-name="T5">i</text:span><text:span text:style-name="T5">n</text:span><text:span text:style-name="T5">v</text:span><text:span text:style-name="T5">a</text:span><text:span text:style-name="T5">l</text:span><text:span text:style-name="T5">i</text:span><text:span text:style-name="T5">d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s</text:span><text:span text:style-name="T5">e</text:span><text:span text:style-name="T5">t</text:span><text:span text:style-name="T5">s</text:span><text:span text:style-name="T5"><text:line-break/></text:span><text:span text:style-name="T5">w</text:span><text:span text:style-name="T5">i</text:span><text:span text:style-name="T5">t</text:span><text:span text:style-name="T5">h</text:span><text:span text:style-name="T5">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135" draw:text-style-name="P51" draw:layer="layout" svg:width="27.991cm" svg:height="1.27cm" svg:x="0.006cm" svg:y="0.254cm">
          <draw:text-box>
            <text:p text:style-name="P8"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f</text:span><text:span text:style-name="T4">e</text:span><text:span text:style-name="T4">a</text:span><text:span text:style-name="T4">t</text:span><text:span text:style-name="T4">u</text:span><text:span text:style-name="T4">r</text:span><text:span text:style-name="T4">e</text:span></text:p>
          </draw:text-box>
        </draw:frame>
        <draw:connector draw:style-name="gr221" draw:text-style-name="P70" draw:layer="layout" draw:type="line" svg:x1="8.469cm" svg:y1="7.187cm" svg:x2="8.55cm" svg:y2="9.718cm" draw:start-shape="id626" draw:start-glue-point="8" draw:end-shape="id621" draw:end-glue-point="5" svg:d="M8469 7187l81 2531" svg:viewBox="0 0 82 2532">
          <text:p/>
        </draw:connector>
        <draw:connector draw:style-name="gr199" draw:text-style-name="P70" draw:layer="layout" draw:type="line" svg:x1="8.558cm" svg:y1="3.754cm" svg:x2="8.469cm" svg:y2="6.298cm" draw:start-shape="id627" draw:start-glue-point="8" draw:end-shape="id626" draw:end-glue-point="4" svg:d="M8558 3754l-89 2544" svg:viewBox="0 0 90 2545">
          <text:p/>
        </draw:connector>
        <draw:connector draw:style-name="gr221" draw:text-style-name="P70" draw:layer="layout" draw:type="line" svg:x1="11.445cm" svg:y1="7.187cm" svg:x2="11.469cm" svg:y2="9.735cm" draw:start-shape="id628" draw:start-glue-point="8" draw:end-shape="id620" draw:end-glue-point="5" svg:d="M11445 7187l24 2548" svg:viewBox="0 0 25 2549">
          <text:p/>
        </draw:connector>
        <draw:connector draw:style-name="gr199" draw:text-style-name="P77" draw:layer="layout" draw:type="line" svg:x1="15.176cm" svg:y1="3.74cm" svg:x2="15.507cm" svg:y2="6.298cm" draw:start-shape="id629" draw:start-glue-point="8" draw:end-shape="id630" draw:end-glue-point="4" svg:d="M15176 3740l331 2558" svg:viewBox="0 0 332 2559">
          <text:p/>
        </draw:connector>
        <draw:connector draw:style-name="gr221" draw:text-style-name="P70" draw:layer="layout" draw:type="line" svg:x1="15.507cm" svg:y1="7.187cm" svg:x2="15.157cm" svg:y2="9.738cm" draw:start-shape="id630" draw:start-glue-point="8" draw:end-shape="id618" draw:end-glue-point="11" svg:d="M15507 7187l-350 2551" svg:viewBox="0 0 351 2552">
          <text:p/>
        </draw:connector>
        <draw:custom-shape draw:style-name="gr219" draw:text-style-name="P75" xml:id="id631" draw:id="id631" draw:layer="layout" svg:width="0.889cm" svg:height="0.889cm" svg:x="11.957cm" svg:y="6.298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2.401cm" svg:y1="7.187cm" svg:x2="12.098cm" svg:y2="9.735cm" draw:start-shape="id631" draw:start-glue-point="8" draw:end-shape="id620" draw:end-glue-point="11" svg:d="M12401 7187l-303 2548" svg:viewBox="0 0 304 2549">
          <text:p/>
        </draw:connector>
        <draw:custom-shape draw:style-name="gr219" draw:text-style-name="P75" xml:id="id632" draw:id="id632" draw:layer="layout" svg:width="0.889cm" svg:height="0.889cm" svg:x="9.003cm" svg:y="6.298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9.447cm" svg:y1="7.187cm" svg:x2="9.179cm" svg:y2="9.718cm" draw:start-shape="id632" draw:start-glue-point="8" draw:end-shape="id621" draw:end-glue-point="11" svg:d="M9447 7187l-268 2531" svg:viewBox="0 0 269 2532">
          <text:p/>
        </draw:connector>
        <draw:connector draw:style-name="gr199" draw:text-style-name="P70" draw:layer="layout" draw:type="line" svg:x1="9.18cm" svg:y1="3.754cm" svg:x2="9.447cm" svg:y2="6.298cm" draw:start-shape="id633" draw:start-glue-point="8" draw:end-shape="id632" draw:end-glue-point="4" svg:d="M9180 3754l267 2544" svg:viewBox="0 0 268 2545">
          <text:p/>
        </draw:connector>
        <draw:connector draw:style-name="gr199" draw:text-style-name="P70" draw:layer="layout" draw:type="line" svg:x1="12.168cm" svg:y1="3.742cm" svg:x2="11.445cm" svg:y2="6.298cm" draw:start-shape="id634" draw:start-glue-point="8" draw:end-shape="id628" draw:end-glue-point="4" svg:d="M12168 3742l-723 2556" svg:viewBox="0 0 724 2557">
          <text:p/>
        </draw:connector>
        <draw:connector draw:style-name="gr199" draw:text-style-name="P70" draw:layer="layout" draw:type="line" svg:x1="12.779cm" svg:y1="3.764cm" svg:x2="12.401cm" svg:y2="6.298cm" draw:start-shape="id635" draw:start-glue-point="8" draw:end-shape="id631" draw:end-glue-point="4" svg:d="M12779 3764l-378 2534" svg:viewBox="0 0 379 2535">
          <text:p/>
        </draw:connector>
        <draw:custom-shape draw:style-name="gr219" draw:text-style-name="P75" xml:id="id636" draw:id="id636" draw:layer="layout" svg:width="0.889cm" svg:height="0.889cm" svg:x="14.063cm" svg:y="6.298cm">
          <text:p text:style-name="P64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507cm" svg:y1="7.187cm" svg:x2="14.528cm" svg:y2="9.738cm" draw:start-shape="id636" draw:start-glue-point="8" draw:end-shape="id618" draw:end-glue-point="5" svg:d="M14507 7187l21 2551" svg:viewBox="0 0 22 2552">
          <text:p/>
        </draw:connector>
        <draw:connector draw:style-name="gr199" draw:text-style-name="P77" draw:layer="layout" draw:type="line" svg:x1="14.535cm" svg:y1="3.744cm" svg:x2="14.507cm" svg:y2="6.298cm" draw:start-shape="id637" draw:start-glue-point="8" draw:end-shape="id636" draw:end-glue-point="4" svg:d="M14535 3744l-28 2554" svg:viewBox="0 0 29 2555">
          <text:p/>
        </draw:connector>
        <draw:connector draw:style-name="gr199" draw:text-style-name="P70" draw:layer="layout" draw:type="curve" draw:line-skew="-1.249cm" svg:x1="11.367cm" svg:y1="3.74cm" svg:x2="10.324cm" svg:y2="10.038cm" draw:start-shape="id638" draw:start-glue-point="8" draw:end-shape="id639" draw:end-glue-point="0" svg:d="M11367 3740c0 2731-1043-417-1043 6298" svg:viewBox="0 0 1044 6299">
          <text:p/>
        </draw:connector>
        <draw:connector draw:style-name="gr199" draw:text-style-name="P70" draw:layer="layout" draw:type="curve" draw:line-skew="-0.877cm" svg:x1="13.711cm" svg:y1="3.765cm" svg:x2="13.313cm" svg:y2="10.048cm" draw:start-shape="id640" draw:start-glue-point="8" draw:end-shape="id641" draw:end-glue-point="0" svg:d="M13711 3765c0 3285-398 144-398 6283" svg:viewBox="0 0 399 6284">
          <text:p/>
        </draw:connector>
        <draw:custom-shape draw:style-name="gr222" draw:text-style-name="P67" xml:id="id627" draw:id="id627" draw:layer="layout" svg:width="0.711cm" svg:height="0.711cm" svg:x="8.202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3" draw:id="id633" draw:layer="layout" svg:width="0.711cm" svg:height="0.711cm" svg:x="8.824cm" svg:y="3.0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4" draw:id="id634" draw:layer="layout" svg:width="0.711cm" svg:height="0.711cm" svg:x="11.812cm" svg:y="3.03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5" draw:id="id635" draw:layer="layout" svg:width="0.711cm" svg:height="0.711cm" svg:x="12.423cm" svg:y="3.05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37" draw:id="id637" draw:layer="layout" svg:width="0.711cm" svg:height="0.711cm" svg:x="14.179cm" svg:y="3.0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7" xml:id="id629" draw:id="id629" draw:layer="layout" svg:width="0.711cm" svg:height="0.711cm" svg:x="14.82cm" svg:y="3.02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71" draw:layer="layout" svg:width="0.254cm" svg:height="3.302cm" svg:x="7.234cm" svg:y="3.3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3" draw:text-style-name="P71" draw:layer="layout" svg:width="0.254cm" svg:height="3.302cm" svg:x="7.235cm" svg:y="6.8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4" draw:text-style-name="P76" draw:layer="layout" svg:width="5.72cm" svg:height="1.361cm" svg:x="1.43cm" svg:y="4.21cm">
          <draw:text-box>
            <text:p text:style-name="P16"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 </text:span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/text:p>
            <text:p text:style-name="P16"><text:span text:style-name="T15">f</text:span><text:span text:style-name="T15">r</text:span><text:span text:style-name="T15">o</text:span><text:span text:style-name="T15">m</text:span><text:span text:style-name="T15"> </text:span><text:span text:style-name="T15">s</text:span><text:span text:style-name="T15">i</text:span><text:span text:style-name="T15">m</text:span><text:span text:style-name="T15">p</text:span><text:span text:style-name="T15">l</text:span><text:span text:style-name="T15">e</text:span><text:span text:style-name="T15"> </text:span><text:span text:style-name="T15">s</text:span><text:span text:style-name="T15">e</text:span><text:span text:style-name="T15">l</text:span><text:span text:style-name="T15">e</text:span><text:span text:style-name="T15">c</text:span><text:span text:style-name="T15">t</text:span><text:span text:style-name="T15">o</text:span><text:span text:style-name="T15">r</text:span><text:span text:style-name="T15">s</text:span></text:p>
          </draw:text-box>
        </draw:frame>
        <draw:frame draw:style-name="gr225" draw:text-style-name="P76" draw:layer="layout" svg:width="6.388cm" svg:height="0.806cm" svg:x="0.762cm" svg:y="8.111cm">
          <draw:text-box>
            <text:p text:style-name="P16"><text:span text:style-name="T15">C</text:span><text:span text:style-name="T15">r</text:span><text:span text:style-name="T15">e</text:span><text:span text:style-name="T15">a</text:span><text:span text:style-name="T15">t</text:span><text:span text:style-name="T15">e</text:span><text:span text:style-name="T15"> </text:span><text:span text:style-name="T15">c</text:span><text:span text:style-name="T15">o</text:span><text:span text:style-name="T15">m</text:span><text:span text:style-name="T15">p</text:span><text:span text:style-name="T15">o</text:span><text:span text:style-name="T15">u</text:span><text:span text:style-name="T15">n</text:span><text:span text:style-name="T15">d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/text:p>
          </draw:text-box>
        </draw:frame>
        <draw:custom-shape draw:style-name="gr226" draw:text-style-name="P78" draw:layer="layout" svg:width="0.583cm" svg:height="0.589cm" svg:x="1.269cm" svg:y="12.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1.88cm" svg:y="12.301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8" draw:text-style-name="P39" draw:layer="layout" svg:width="0.583cm" svg:height="0.589cm" svg:x="1.27cm" svg:y="13.223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.881cm" svg:y="13.224cm">
          <draw:text-box>
            <text:p text:style-name="P16"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4" draw:text-style-name="P40" draw:layer="layout" svg:width="0.582cm" svg:height="0.59cm" svg:x="1.271cm" svg:y="14.15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4.095cm" svg:height="0.569cm" svg:x="1.901cm" svg:y="14.179cm">
          <draw:text-box>
            <text:p text:style-name="P16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227" draw:text-style-name="P79" xml:id="id643" draw:id="id643" draw:layer="layout" svg:width="3.864cm" svg:height="1.174cm" svg:x="15.708cm" svg:y="11.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2" draw:id="id642" draw:layer="layout" svg:width="0.889cm" svg:height="0.88cm" svg:x="13.831cm" svg:y="11.164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0" draw:id="id660" draw:layer="layout" svg:width="0.889cm" svg:height="0.88cm" svg:x="16.031cm" svg:y="11.143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4.72cm" svg:y1="11.604cm" svg:x2="15.708cm" svg:y2="11.597cm" draw:start-shape="id642" draw:start-glue-point="10" draw:end-shape="id643" draw:end-glue-point="3" svg:d="M14720 11604l988-7" svg:viewBox="0 0 989 8">
          <text:p/>
        </draw:connector>
        <draw:custom-shape draw:style-name="gr190" draw:text-style-name="P81" xml:id="id664" draw:id="id664" draw:layer="layout" svg:width="0.889cm" svg:height="0.88cm" svg:x="17.231cm" svg:y="11.144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79" xml:id="id645" draw:id="id645" draw:layer="layout" svg:width="3.864cm" svg:height="1.174cm" svg:x="9.465cm" svg:y="11.01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4" draw:id="id644" draw:layer="layout" svg:width="0.889cm" svg:height="0.88cm" svg:x="7.554cm" svg:y="11.165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2" draw:id="id662" draw:layer="layout" svg:width="0.889cm" svg:height="0.88cm" svg:x="9.754cm" svg:y="11.1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8.443cm" svg:y1="11.605cm" svg:x2="9.465cm" svg:y2="11.598cm" draw:start-shape="id644" draw:start-glue-point="10" draw:end-shape="id645" draw:end-glue-point="3" svg:d="M8443 11605l1022-7" svg:viewBox="0 0 1023 8">
          <text:p/>
        </draw:connector>
        <draw:custom-shape draw:style-name="gr227" draw:text-style-name="P79" xml:id="id647" draw:id="id647" draw:layer="layout" svg:width="3.864cm" svg:height="1.174cm" svg:x="21.978cm" svg:y="11.01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6" draw:id="id646" draw:layer="layout" svg:width="0.889cm" svg:height="0.88cm" svg:x="20.101cm" svg:y="11.166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66" draw:id="id666" draw:layer="layout" svg:width="0.889cm" svg:height="0.88cm" svg:x="22.301cm" svg:y="11.1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0.99cm" svg:y1="11.606cm" svg:x2="21.978cm" svg:y2="11.599cm" draw:start-shape="id646" draw:start-glue-point="10" draw:end-shape="id647" draw:end-glue-point="3" svg:d="M20990 11606l988-7" svg:viewBox="0 0 989 8">
          <text:p/>
        </draw:connector>
        <draw:custom-shape draw:style-name="gr229" draw:text-style-name="P63" draw:layer="layout" svg:width="9.727cm" svg:height="0.786cm" svg:x="3.907cm" svg:y="3.413cm">
          <text:p text:style-name="P63"><text:span text:style-name="T10">D</text:span><text:span text:style-name="T11">:has(</text:span><text:span text:style-name="T12">#a.b</text:span><text:span text:style-name="T13">) </text:span><text:span text:style-name="T14">{ <text:s/>color: <text:s/>red <text:s/>}</text:span></text:p>
          <draw:enhanced-geometry svg:viewBox="0 0 21600 21600" draw:type="rectangle" draw:enhanced-path="M 0 0 L 21600 0 21600 21600 0 21600 0 0 Z N"/>
        </draw:custom-shape>
        <draw:custom-shape draw:style-name="gr230" draw:text-style-name="P63" draw:layer="layout" svg:width="9.727cm" svg:height="0.786cm" svg:x="14.207cm" svg:y="3.435cm">
          <text:p text:style-name="P63"><text:span text:style-name="T10">D</text:span><text:span text:style-name="T11">:has(</text:span><text:span text:style-name="T12">#a.c</text:span><text:span text:style-name="T13">) </text:span><text:span text:style-name="T14">{ <text:s/>color: <text:s/>green <text:s/>}</text:span></text:p>
          <draw:enhanced-geometry svg:viewBox="0 0 21600 21600" draw:type="rectangle" draw:enhanced-path="M 0 0 L 21600 0 21600 21600 0 21600 0 0 Z N"/>
        </draw:custom-shape>
        <draw:custom-shape draw:style-name="gr227" draw:text-style-name="P79" xml:id="id649" draw:id="id649" draw:layer="layout" svg:width="3.864cm" svg:height="1.174cm" svg:x="3.011cm" svg:y="10.99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75" xml:id="id648" draw:id="id648" draw:layer="layout" svg:width="0.889cm" svg:height="0.88cm" svg:x="1.134cm" svg:y="11.145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8" draw:id="id658" draw:layer="layout" svg:width="0.889cm" svg:height="0.88cm" svg:x="3.334cm" svg:y="11.124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2.023cm" svg:y1="11.585cm" svg:x2="3.011cm" svg:y2="11.578cm" draw:start-shape="id648" draw:start-glue-point="10" draw:end-shape="id649" draw:end-glue-point="3" svg:d="M2023 11585l988-7" svg:viewBox="0 0 989 8">
          <text:p/>
        </draw:connector>
        <draw:custom-shape draw:style-name="gr228" draw:text-style-name="P75" xml:id="id650" draw:id="id650" draw:layer="layout" svg:width="0.889cm" svg:height="0.88cm" svg:x="16.331cm" svg:y="6.265cm">
          <text:p text:style-name="P64"><text:span text:style-name="T5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5" draw:id="id655" draw:layer="layout" svg:width="0.889cm" svg:height="0.88cm" svg:x="10.088cm" svg:y="6.266cm">
          <text:p text:style-name="P64"><text:span text:style-name="T5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6" draw:id="id656" draw:layer="layout" svg:width="0.889cm" svg:height="0.88cm" svg:x="22.601cm" svg:y="6.267cm">
          <text:p text:style-name="P64"><text:span text:style-name="T5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75" xml:id="id653" draw:id="id653" draw:layer="layout" svg:width="0.889cm" svg:height="0.88cm" svg:x="3.634cm" svg:y="6.246cm">
          <text:p text:style-name="P64"><text:span text:style-name="T5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1" draw:id="id651" draw:layer="layout" svg:width="0.889cm" svg:height="0.88cm" svg:x="13.065cm" svg:y="8.644cm">
          <text:p text:style-name="P80"><text:span text:style-name="T16">#a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2" draw:id="id652" draw:layer="layout" svg:width="0.889cm" svg:height="0.88cm" svg:x="19.531cm" svg:y="8.645cm">
          <text:p text:style-name="P80"><text:span text:style-name="T16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1" xml:id="id654" draw:id="id654" draw:layer="layout" svg:width="0.889cm" svg:height="0.88cm" svg:x="6.534cm" svg:y="8.625cm">
          <text:p text:style-name="P80"><text:span text:style-name="T16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1" draw:text-style-name="P70" draw:layer="layout" draw:type="line" svg:x1="16.461cm" svg:y1="7.016cm" svg:x2="13.824cm" svg:y2="8.773cm" draw:start-shape="id650" draw:start-glue-point="7" draw:end-shape="id651" draw:end-glue-point="11" svg:d="M16461 7016l-2637 1757" svg:viewBox="0 0 2638 1758">
          <text:p/>
        </draw:connector>
        <draw:connector draw:style-name="gr221" draw:text-style-name="P70" draw:layer="layout" draw:type="line" svg:x1="17.09cm" svg:y1="7.016cm" svg:x2="19.661cm" svg:y2="8.774cm" draw:start-shape="id650" draw:start-glue-point="9" draw:end-shape="id652" draw:end-glue-point="5" svg:d="M17090 7016l2571 1758" svg:viewBox="0 0 2572 1759">
          <text:p/>
        </draw:connector>
        <draw:connector draw:style-name="gr221" draw:text-style-name="P70" draw:layer="layout" draw:type="line" svg:x1="4.393cm" svg:y1="6.997cm" svg:x2="6.664cm" svg:y2="8.754cm" draw:start-shape="id653" draw:start-glue-point="9" draw:end-shape="id654" draw:end-glue-point="5" svg:d="M4393 6997l2271 1757" svg:viewBox="0 0 2272 1758">
          <text:p/>
        </draw:connector>
        <draw:connector draw:style-name="gr221" draw:text-style-name="P70" draw:layer="layout" draw:type="line" svg:x1="10.847cm" svg:y1="7.017cm" svg:x2="13.195cm" svg:y2="8.773cm" draw:start-shape="id655" draw:start-glue-point="9" draw:end-shape="id651" draw:end-glue-point="5" svg:d="M10847 7017l2348 1756" svg:viewBox="0 0 2349 1757">
          <text:p/>
        </draw:connector>
        <draw:connector draw:style-name="gr221" draw:text-style-name="P70" draw:layer="layout" draw:type="line" svg:x1="22.731cm" svg:y1="7.018cm" svg:x2="20.29cm" svg:y2="8.774cm" draw:start-shape="id656" draw:start-glue-point="7" draw:end-shape="id652" draw:end-glue-point="11" svg:d="M22731 7018l-2441 1756" svg:viewBox="0 0 2442 1757">
          <text:p/>
        </draw:connector>
        <draw:connector draw:style-name="gr231" draw:text-style-name="P70" draw:layer="layout" draw:type="curve" svg:x1="3.634cm" svg:y1="6.686cm" svg:x2="1.578cm" svg:y2="11.145cm" draw:start-shape="id653" draw:start-glue-point="6" draw:end-shape="id648" draw:end-glue-point="4" svg:d="M3634 6686c-1371 0-2056 1486-2056 4459" svg:viewBox="0 0 2057 4460">
          <text:p/>
        </draw:connector>
        <draw:connector draw:style-name="gr231" draw:text-style-name="P70" draw:layer="layout" draw:type="curve" svg:x1="16.331cm" svg:y1="6.705cm" svg:x2="14.275cm" svg:y2="11.164cm" draw:start-shape="id650" draw:start-glue-point="6" draw:end-shape="id642" draw:end-glue-point="4" svg:d="M16331 6705c-1371 0-2056 1486-2056 4459" svg:viewBox="0 0 2057 4460">
          <text:p/>
        </draw:connector>
        <draw:connector draw:style-name="gr231" draw:text-style-name="P70" draw:layer="layout" draw:type="curve" svg:x1="10.088cm" svg:y1="6.706cm" svg:x2="7.998cm" svg:y2="11.165cm" draw:start-shape="id655" draw:start-glue-point="6" draw:end-shape="id644" draw:end-glue-point="4" svg:d="M10088 6706c-1394 0-2090 1486-2090 4459" svg:viewBox="0 0 2091 4460">
          <text:p/>
        </draw:connector>
        <draw:connector draw:style-name="gr231" draw:text-style-name="P70" draw:layer="layout" draw:type="curve" svg:x1="23.045cm" svg:y1="7.147cm" svg:x2="20.545cm" svg:y2="11.166cm" draw:start-shape="id656" draw:start-glue-point="8" draw:end-shape="id646" draw:end-glue-point="4" svg:d="M23045 7147c0 3015-2500 1006-2500 4019" svg:viewBox="0 0 2501 4020">
          <text:p/>
        </draw:connector>
        <draw:connector draw:style-name="gr232" draw:text-style-name="P70" draw:layer="layout" draw:type="curve" svg:x1="6.411cm" svg:y1="8.677cm" svg:x2="3.778cm" svg:y2="11.124cm" draw:start-shape="id657" draw:start-glue-point="6" draw:end-shape="id658" draw:end-glue-point="4" svg:d="M6411 8677c-1756 0-2633 815-2633 2447" svg:viewBox="0 0 2634 2448">
          <text:p/>
        </draw:connector>
        <draw:custom-shape draw:style-name="gr198" draw:text-style-name="P67" xml:id="id657" draw:id="id657" draw:layer="layout" svg:width="0.889cm" svg:height="0.889cm" svg:x="6.411cm" svg:y="8.23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4.096cm" svg:y1="8.667cm" svg:x2="16.475cm" svg:y2="11.143cm" draw:start-shape="id659" draw:start-glue-point="10" draw:end-shape="id660" draw:end-glue-point="4" svg:d="M14096 8667c1586 0 2379 825 2379 2476" svg:viewBox="0 0 2380 2477">
          <text:p/>
        </draw:connector>
        <draw:custom-shape draw:style-name="gr198" draw:text-style-name="P67" xml:id="id659" draw:id="id659" draw:layer="layout" svg:width="0.889cm" svg:height="0.889cm" svg:x="13.207cm" svg:y="8.22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7" draw:layer="layout" draw:type="curve" svg:x1="12.951cm" svg:y1="8.689cm" svg:x2="10.198cm" svg:y2="11.144cm" draw:start-shape="id661" draw:start-glue-point="6" draw:end-shape="id662" draw:end-glue-point="4" svg:d="M12951 8689c-1836 0-2753 818-2753 2455" svg:viewBox="0 0 2754 2456">
          <text:p/>
        </draw:connector>
        <draw:custom-shape draw:style-name="gr198" draw:text-style-name="P67" xml:id="id661" draw:id="id661" draw:layer="layout" svg:width="0.889cm" svg:height="0.889cm" svg:x="12.951cm" svg:y="8.24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19.413cm" svg:y1="8.699cm" svg:x2="17.675cm" svg:y2="11.144cm" draw:start-shape="id663" draw:start-glue-point="6" draw:end-shape="id664" draw:end-glue-point="4" svg:d="M19413 8699c-1159 0-1738 815-1738 2445" svg:viewBox="0 0 1739 2446">
          <text:p/>
        </draw:connector>
        <draw:custom-shape draw:style-name="gr198" draw:text-style-name="P67" xml:id="id663" draw:id="id663" draw:layer="layout" svg:width="0.889cm" svg:height="0.889cm" svg:x="19.413cm" svg:y="8.25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70" draw:layer="layout" draw:type="curve" svg:x1="20.564cm" svg:y1="8.666cm" svg:x2="22.745cm" svg:y2="11.145cm" draw:start-shape="id665" draw:start-glue-point="10" draw:end-shape="id666" draw:end-glue-point="4" svg:d="M20564 8666c1454 0 2181 826 2181 2479" svg:viewBox="0 0 2182 2480">
          <text:p/>
        </draw:connector>
        <draw:custom-shape draw:style-name="gr198" draw:text-style-name="P67" xml:id="id665" draw:id="id665" draw:layer="layout" svg:width="0.889cm" svg:height="0.889cm" svg:x="19.675cm" svg:y="8.222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4.358cm" svg:y1="4.154cm" svg:x2="4.393cm" svg:y2="6.375cm" draw:start-shape="id667" draw:start-glue-point="8" draw:end-shape="id653" draw:end-glue-point="11" svg:d="M4358 4154l35 2221" svg:viewBox="0 0 36 2222">
          <text:p/>
        </draw:connector>
        <draw:custom-shape draw:style-name="gr222" draw:text-style-name="P67" xml:id="id667" draw:id="id667" draw:layer="layout" svg:width="0.711cm" svg:height="0.711cm" svg:x="4.0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6.853cm" svg:y1="4.072cm" svg:x2="16.461cm" svg:y2="6.394cm" draw:start-shape="id668" draw:start-glue-point="9" draw:end-shape="id650" draw:end-glue-point="5" svg:d="M6853 4072l9608 2322" svg:viewBox="0 0 9609 2323">
          <text:p/>
        </draw:connector>
        <draw:custom-shape draw:style-name="gr222" draw:text-style-name="P67" xml:id="id668" draw:id="id668" draw:layer="layout" svg:width="0.711cm" svg:height="0.711cm" svg:x="6.246cm" svg:y="3.465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7.609cm" svg:y1="4.094cm" svg:x2="10.218cm" svg:y2="6.395cm" draw:start-shape="id669" draw:start-glue-point="9" draw:end-shape="id655" draw:end-glue-point="5" svg:d="M7609 4094l2609 2301" svg:viewBox="0 0 2610 2302">
          <text:p/>
        </draw:connector>
        <draw:custom-shape draw:style-name="gr222" draw:text-style-name="P67" xml:id="id669" draw:id="id669" draw:layer="layout" svg:width="0.711cm" svg:height="0.711cm" svg:x="7.002cm" svg:y="3.487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4.406cm" svg:y1="4.05cm" svg:x2="4.523cm" svg:y2="6.686cm" draw:start-shape="id670" draw:start-glue-point="7" draw:end-shape="id653" draw:end-glue-point="10" svg:d="M14406 4050l-9883 2636" svg:viewBox="0 0 9884 2637">
          <text:p/>
        </draw:connector>
        <draw:custom-shape draw:style-name="gr222" draw:text-style-name="P67" xml:id="id670" draw:id="id670" draw:layer="layout" svg:width="0.711cm" svg:height="0.711cm" svg:x="14.302cm" svg:y="3.443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6.902cm" svg:y1="4.22cm" svg:x2="17.09cm" svg:y2="6.394cm" draw:start-shape="id671" draw:start-glue-point="8" draw:end-shape="id650" draw:end-glue-point="11" svg:d="M16902 4220l188 2174" svg:viewBox="0 0 189 2175">
          <text:p/>
        </draw:connector>
        <draw:custom-shape draw:style-name="gr222" draw:text-style-name="P67" xml:id="id671" draw:id="id671" draw:layer="layout" svg:width="0.711cm" svg:height="0.711cm" svg:x="16.546cm" svg:y="3.509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9" draw:text-style-name="P70" draw:layer="layout" draw:type="line" svg:x1="17.919cm" svg:y1="4.128cm" svg:x2="22.731cm" svg:y2="6.396cm" draw:start-shape="id672" draw:start-glue-point="9" draw:end-shape="id656" draw:end-glue-point="5" svg:d="M17919 4128l4812 2268" svg:viewBox="0 0 4813 2269">
          <text:p/>
        </draw:connector>
        <draw:custom-shape draw:style-name="gr222" draw:text-style-name="P67" xml:id="id672" draw:id="id672" draw:layer="layout" svg:width="0.711cm" svg:height="0.711cm" svg:x="17.312cm" svg:y="3.521cm">
          <text:p text:style-name="P64"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M</text:span><text:span text:style-name="T4">a</text:span><text:span text:style-name="T4">p</text:span></text:p>
          </draw:text-box>
        </draw:frame>
        <draw:custom-shape draw:style-name="gr233" draw:text-style-name="P82" draw:layer="layout" svg:width="1.25cm" svg:height="0.483cm" svg:x="18.601cm" svg:y="13.638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4.274cm" svg:height="0.569cm" svg:x="19.872cm" svg:y="13.615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t</text:span><text:span text:style-name="T3">o </text:span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M</text:span><text:span text:style-name="T3">a</text:span><text:span text:style-name="T3">p</text:span></text:p>
          </draw:text-box>
        </draw:frame>
        <draw:custom-shape draw:style-name="gr234" draw:text-style-name="P78" draw:layer="layout" svg:width="0.372cm" svg:height="0.381cm" svg:x="17.722cm" svg:y="13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5" draw:text-style-name="P42" draw:layer="layout" svg:x1="18.094cm" svg:y1="13.88cm" svg:x2="18.599cm" svg:y2="13.88cm">
          <text:p/>
        </draw:line>
        <draw:custom-shape draw:style-name="gr226" draw:text-style-name="P78" draw:layer="layout" svg:width="0.583cm" svg:height="0.589cm" svg:x="3.969cm" svg:y="13.6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2.67cm" svg:height="0.569cm" svg:x="4.58cm" svg:y="13.601cm">
          <draw:text-box>
            <text:p text:style-name="P16"><text:span text:style-name="T3">S</text:span><text:span text:style-name="T3">i</text:span><text:span text:style-name="T3">m</text:span><text:span text:style-name="T3">p</text:span><text:span text:style-name="T3">l</text:span><text:span text:style-name="T3">e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draw:custom-shape draw:style-name="gr118" draw:text-style-name="P39" draw:layer="layout" svg:width="0.583cm" svg:height="0.589cm" svg:x="10.448cm" svg:y="13.589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layer="layout" svg:width="3.585cm" svg:height="0.569cm" svg:x="11.059cm" svg:y="13.59cm">
          <draw:text-box>
            <text:p text:style-name="P16"><text:span text:style-name="T3">C</text:span><text:span text:style-name="T3">o</text:span><text:span text:style-name="T3">m</text:span><text:span text:style-name="T3">p</text:span><text:span text:style-name="T3">o</text:span><text:span text:style-name="T3">u</text:span><text:span text:style-name="T3">n</text:span><text:span text:style-name="T3">d </text:span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36" draw:text-style-name="P41" draw:layer="layout" svg:width="4.66cm" svg:height="0.786cm" svg:x="7.522cm" svg:y="9.321cm">
          <text:p text:style-name="P41"><text:span text:style-name="T7">#B.b:has(#A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37" draw:text-style-name="P41" draw:layer="layout" svg:width="4.66cm" svg:height="0.786cm" svg:x="7.478cm" svg:y="10.791cm">
          <text:p text:style-name="P41"><text:span text:style-name="T7">#B.b:has(~ #A.a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122" draw:text-style-name="P43" draw:layer="layout" svg:width="2.719cm" svg:height="0.786cm" svg:x="14.842cm" svg:y="12.962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2.721cm" svg:height="0.786cm" svg:x="14.842cm" svg:y="12.11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7cm" svg:y="12.233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3cm" svg:height="0.589cm" svg:x="15.116cm" svg:y="12.22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1cm" svg:height="0.589cm" svg:x="18.378cm" svg:y="13.084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5.089cm" svg:y="13.058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6" draw:text-style-name="P66" draw:layer="layout" svg:x1="18.384cm" svg:y1="12.557cm" svg:x2="17.563cm" svg:y2="12.557cm">
          <text:p/>
        </draw:line>
        <draw:line draw:style-name="gr127" draw:text-style-name="P42" draw:layer="layout" svg:x1="18.369cm" svg:y1="13.36cm" svg:x2="17.56cm" svg:y2="13.36cm">
          <text:p/>
        </draw:line>
        <draw:custom-shape draw:style-name="gr8" draw:text-style-name="P47" draw:layer="layout" svg:width="0.759cm" svg:height="0.505cm" draw:transform="rotate (-0.785398163397448) translate (13.344cm 11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8" draw:text-style-name="P50" draw:layer="layout" svg:width="4.127cm" svg:height="0.786cm" svg:x="14.408cm" svg:y="11.306cm">
          <text:p text:style-name="P50"><text:span text:style-name="T8">Invalidation Set</text:span></text:p>
          <draw:enhanced-geometry svg:viewBox="0 0 21600 21600" draw:type="rectangle" draw:enhanced-path="M 0 0 L 21600 0 21600 21600 0 21600 0 0 Z N"/>
        </draw:custom-shape>
        <draw:custom-shape draw:style-name="gr239" draw:text-style-name="P50" draw:layer="layout" svg:width="2.991cm" svg:height="0.786cm" svg:x="8.102cm" svg:y="8.106cm">
          <text:p text:style-name="P50"><text:span text:style-name="T8">Style Rule</text:span></text:p>
          <draw:enhanced-geometry svg:viewBox="0 0 21600 21600" draw:type="rectangle" draw:enhanced-path="M 0 0 L 21600 0 21600 21600 0 21600 0 0 Z N"/>
        </draw:custom-shape>
        <draw:custom-shape draw:style-name="gr123" draw:text-style-name="P44" draw:layer="layout" svg:width="2.72cm" svg:height="0.787cm" svg:x="14.842cm" svg:y="13.8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84" draw:layer="layout" svg:width="0.583cm" svg:height="0.59cm" svg:x="18.368cm" svg:y="13.975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5.09cm" svg:y="13.965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7" draw:text-style-name="P42" draw:layer="layout" svg:x1="18.371cm" svg:y1="14.285cm" svg:x2="17.562cm" svg:y2="14.285cm">
          <text:p/>
        </draw:line>
        <draw:frame draw:style-name="gr135" draw:text-style-name="P51" draw:layer="layout" svg:width="27.991cm" svg:height="1.27cm" svg:x="0.007cm" svg:y="0.254cm">
          <draw:text-box>
            <text:p text:style-name="P8"><text:span text:style-name="T4">B</text:span><text:span text:style-name="T4">u</text:span><text:span text:style-name="T4">i</text:span><text:span text:style-name="T4">l</text:span><text:span text:style-name="T4">d</text:span><text:span text:style-name="T4"> </text:span><text:span text:style-name="T4">u</text:span><text:span text:style-name="T4">p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t</text:span><text:span text:style-name="T4">o</text:span><text:span text:style-name="T4"> </text:span><text:span text:style-name="T4">c</text:span><text:span text:style-name="T4">o</text:span><text:span text:style-name="T4">m</text:span><text:span text:style-name="T4">p</text:span><text:span text:style-name="T4">o</text:span><text:span text:style-name="T4">u</text:span><text:span text:style-name="T4">n</text:span><text:span text:style-name="T4">d</text:span><text:span text:style-name="T4"> </text:span><text:span text:style-name="T4">m</text:span><text:span text:style-name="T4">a</text:span><text:span text:style-name="T4">p</text:span></text:p>
          </draw:text-box>
        </draw:frame>
        <draw:custom-shape draw:style-name="gr8" draw:text-style-name="P47" draw:layer="layout" svg:width="0.759cm" svg:height="0.505cm" draw:transform="rotate (0.785398163397448) translate (12.988cm 10.1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0" draw:text-style-name="P79" xml:id="id680" draw:id="id680" draw:layer="layout" svg:width="2.719cm" svg:height="0.786cm" svg:x="16.242cm" svg:y="8.205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82" xml:id="id682" draw:id="id682" draw:layer="layout" svg:width="2.72cm" svg:height="0.787cm" svg:x="16.242cm" svg:y="9.06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82" xml:id="id676" draw:id="id676" draw:layer="layout" svg:width="2.72cm" svg:height="0.786cm" svg:x="16.242cm" svg:y="6.474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82" xml:id="id674" draw:id="id674" draw:layer="layout" svg:width="2.721cm" svg:height="0.786cm" svg:x="16.242cm" svg:y="5.601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3" draw:id="id673" draw:layer="layout" svg:width="0.583cm" svg:height="0.59cm" svg:x="14.867cm" svg:y="5.698cm">
          <text:p text:style-name="P38"><text:span text:style-name="T7">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5.715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9" draw:id="id679" draw:layer="layout" svg:width="0.581cm" svg:height="0.589cm" svg:x="14.878cm" svg:y="8.305cm">
          <text:p text:style-name="P38"><text:span text:style-name="T7">#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6.489cm" svg:y="8.301cm">
          <text:p text:style-name="P83"><text:span text:style-name="T3">#A.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6" draw:layer="layout" svg:width="0.582cm" svg:height="0.59cm" svg:x="17.274cm" svg:y="8.311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5" draw:layer="layout" svg:width="0.582cm" svg:height="0.59cm" svg:x="16.51cm" svg:y="6.574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78" xml:id="id675" draw:id="id675" draw:layer="layout" svg:width="0.583cm" svg:height="0.589cm" svg:x="14.849cm" svg:y="6.573cm">
          <text:p text:style-name="P38"><text:span text:style-name="T7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78" xml:id="id681" draw:id="id681" draw:layer="layout" svg:width="0.583cm" svg:height="0.59cm" svg:x="14.868cm" svg:y="9.154cm">
          <text:p text:style-name="P38"><text:span text:style-name="T7">#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6.49cm" svg:y="9.166cm">
          <text:p text:style-name="P83"><text:span text:style-name="T3">#B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50" draw:layer="layout" svg:width="4.127cm" svg:height="0.786cm" svg:x="14.808cm" svg:y="4.793cm">
          <text:p text:style-name="P50"><text:span text:style-name="T8">Simple to Compound Map</text:span></text:p>
          <draw:enhanced-geometry svg:viewBox="0 0 21600 21600" draw:type="rectangle" draw:enhanced-path="M 0 0 L 21600 0 21600 21600 0 21600 0 0 Z N"/>
        </draw:custom-shape>
        <draw:custom-shape draw:style-name="gr246" draw:text-style-name="P41" draw:layer="layout" svg:width="4.66cm" svg:height="0.786cm" svg:x="7.475cm" svg:y="12.291cm">
          <text:p text:style-name="P41"><text:span text:style-name="T7">#B.c:has(#A.c) <text:s text:c="2"/>{ color: blue }</text:span></text:p>
          <draw:enhanced-geometry svg:viewBox="0 0 21600 21600" draw:type="rectangle" draw:enhanced-path="M 0 0 L 21600 0 21600 21600 0 21600 0 0 Z N"/>
        </draw:custom-shape>
        <draw:custom-shape draw:style-name="gr243" draw:text-style-name="P82" xml:id="id678" draw:id="id678" draw:layer="layout" svg:width="2.721cm" svg:height="0.786cm" svg:x="16.242cm" svg:y="7.346cm">
          <text:p/>
          <draw:enhanced-geometry svg:viewBox="0 0 21600 21600" draw:path-stretchpoint-x="10800" draw:path-stretchpoint-y="10800" draw:text-areas="?f3 ?f4 ?f5 ?f6" draw:type="round-rectangle" draw:modifiers="6704.181013280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78" xml:id="id677" draw:id="id677" draw:layer="layout" svg:width="0.583cm" svg:height="0.59cm" svg:x="14.867cm" svg:y="7.443cm">
          <text:p text:style-name="P38"><text:span text:style-name="T7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84" draw:layer="layout" svg:width="0.583cm" svg:height="0.589cm" svg:x="16.516cm" svg:y="7.46cm">
          <text:p text:style-name="P83"><text:span text:style-name="T3">#A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9.166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85" draw:layer="layout" svg:width="0.582cm" svg:height="0.589cm" svg:x="17.269cm" svg:y="7.444cm">
          <text:p text:style-name="P83"><text:span text:style-name="T3">#B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5" draw:text-style-name="P70" draw:layer="layout" draw:type="line" svg:x1="15.45cm" svg:y1="5.993cm" svg:x2="16.242cm" svg:y2="5.994cm" draw:start-shape="id673" draw:start-glue-point="10" draw:end-shape="id674" draw:end-glue-point="3" svg:d="M15450 5993l792 1" svg:viewBox="0 0 793 2">
          <text:p/>
        </draw:connector>
        <draw:connector draw:style-name="gr235" draw:text-style-name="P70" draw:layer="layout" draw:type="line" svg:x1="15.432cm" svg:y1="6.868cm" svg:x2="16.242cm" svg:y2="6.867cm" draw:start-shape="id675" draw:start-glue-point="10" draw:end-shape="id676" draw:end-glue-point="3" svg:d="M15432 6868l810-1" svg:viewBox="0 0 811 2">
          <text:p/>
        </draw:connector>
        <draw:connector draw:style-name="gr235" draw:text-style-name="P70" draw:layer="layout" draw:type="line" svg:x1="15.45cm" svg:y1="7.738cm" svg:x2="16.242cm" svg:y2="7.739cm" draw:start-shape="id677" draw:start-glue-point="10" draw:end-shape="id678" draw:end-glue-point="3" svg:d="M15450 7738l792 1" svg:viewBox="0 0 793 2">
          <text:p/>
        </draw:connector>
        <draw:connector draw:style-name="gr235" draw:text-style-name="P70" draw:layer="layout" draw:type="line" svg:x1="15.459cm" svg:y1="8.6cm" svg:x2="16.242cm" svg:y2="8.598cm" draw:start-shape="id679" draw:start-glue-point="10" draw:end-shape="id680" draw:end-glue-point="3" svg:d="M15459 8600l783-2" svg:viewBox="0 0 784 3">
          <text:p/>
        </draw:connector>
        <draw:connector draw:style-name="gr235" draw:text-style-name="P70" draw:layer="layout" draw:type="line" svg:x1="15.451cm" svg:y1="9.449cm" svg:x2="16.242cm" svg:y2="9.454cm" draw:start-shape="id681" draw:start-glue-point="10" draw:end-shape="id682" draw:end-glue-point="3" svg:d="M15451 9449l791 5" svg:viewBox="0 0 792 6">
          <text:p/>
        </draw:connector>
        <presentation:notes draw:style-name="dp2">
          <draw:page-thumbnail draw:style-name="gr19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47" draw:text-style-name="P5" xml:id="id684" draw:id="id684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4cm" svg:y1="14.21cm" svg:x2="3.984cm" svg:y2="13.178cm" draw:start-shape="id683" draw:start-glue-point="0" draw:end-shape="id684" draw:end-glue-point="2" svg:d="M3284 14210v-516h700v-516" svg:viewBox="0 0 701 1033">
          <text:p/>
        </draw:connector>
        <draw:custom-shape draw:style-name="gr249" draw:text-style-name="P87" xml:id="id683" draw:id="id683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685" draw:id="id685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4cm" svg:y1="14.21cm" svg:x2="3.984cm" svg:y2="13.178cm" draw:start-shape="id685" draw:start-glue-point="0" draw:end-shape="id684" draw:end-glue-point="2" svg:d="M4684 14210v-516h-700v-516" svg:viewBox="0 0 701 1033">
          <text:p/>
        </draw:connector>
        <draw:custom-shape draw:style-name="gr247" draw:text-style-name="P5" xml:id="id687" draw:id="id687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4cm" svg:y1="14.21cm" svg:x2="6.784cm" svg:y2="13.178cm" draw:start-shape="id686" draw:start-glue-point="0" draw:end-shape="id687" draw:end-glue-point="2" svg:d="M6084 14210v-516h700v-516" svg:viewBox="0 0 701 1033">
          <text:p/>
        </draw:connector>
        <draw:custom-shape draw:style-name="gr247" draw:text-style-name="P5" xml:id="id686" draw:id="id686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688" draw:id="id688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4cm" svg:y1="14.21cm" svg:x2="6.784cm" svg:y2="13.178cm" draw:start-shape="id688" draw:start-glue-point="0" draw:end-shape="id687" draw:end-glue-point="2" svg:d="M7484 14210v-516h-700v-516" svg:viewBox="0 0 701 1033">
          <text:p/>
        </draw:connector>
        <draw:custom-shape draw:style-name="gr250" draw:text-style-name="P35" xml:id="id689" draw:id="id689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4cm" svg:y1="12.81cm" svg:x2="5.44cm" svg:y2="11.778cm" draw:start-shape="id684" draw:start-glue-point="0" draw:end-shape="id689" draw:end-glue-point="2" svg:d="M3984 12810v-516h1456v-516" svg:viewBox="0 0 1457 1033">
          <text:p/>
        </draw:connector>
        <draw:connector draw:style-name="gr248" draw:text-style-name="P4" draw:layer="layout" svg:x1="6.784cm" svg:y1="12.81cm" svg:x2="5.44cm" svg:y2="11.778cm" draw:start-shape="id687" draw:start-glue-point="0" draw:end-shape="id689" draw:end-glue-point="2" svg:d="M6784 12810v-516h-1344v-516" svg:viewBox="0 0 1345 1033">
          <text:p/>
        </draw:connector>
        <draw:custom-shape draw:style-name="gr247" draw:text-style-name="P5" xml:id="id691" draw:id="id691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6cm" svg:y1="14.21cm" svg:x2="9.606cm" svg:y2="13.178cm" draw:start-shape="id690" draw:start-glue-point="0" draw:end-shape="id691" draw:end-glue-point="2" svg:d="M8906 14210v-516h700v-516" svg:viewBox="0 0 701 1033">
          <text:p/>
        </draw:connector>
        <draw:custom-shape draw:style-name="gr247" draw:text-style-name="P5" xml:id="id690" draw:id="id690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692" draw:id="id692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6cm" svg:y1="14.21cm" svg:x2="9.606cm" svg:y2="13.178cm" draw:start-shape="id692" draw:start-glue-point="0" draw:end-shape="id691" draw:end-glue-point="2" svg:d="M10306 14210v-516h-700v-516" svg:viewBox="0 0 701 1033">
          <text:p/>
        </draw:connector>
        <draw:custom-shape draw:style-name="gr247" draw:text-style-name="P5" xml:id="id694" draw:id="id694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6cm" svg:y1="14.21cm" svg:x2="12.406cm" svg:y2="13.178cm" draw:start-shape="id693" draw:start-glue-point="0" draw:end-shape="id694" draw:end-glue-point="2" svg:d="M11706 14210v-516h700v-516" svg:viewBox="0 0 701 1033">
          <text:p/>
        </draw:connector>
        <draw:custom-shape draw:style-name="gr247" draw:text-style-name="P5" xml:id="id693" draw:id="id693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695" draw:id="id695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6cm" svg:y1="14.21cm" svg:x2="12.406cm" svg:y2="13.178cm" draw:start-shape="id695" draw:start-glue-point="0" draw:end-shape="id694" draw:end-glue-point="2" svg:d="M13106 14210v-516h-700v-516" svg:viewBox="0 0 701 1033">
          <text:p/>
        </draw:connector>
        <draw:custom-shape draw:style-name="gr250" draw:text-style-name="P35" xml:id="id696" draw:id="id696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6cm" svg:y1="12.81cm" svg:x2="11.062cm" svg:y2="11.778cm" draw:start-shape="id691" draw:start-glue-point="0" draw:end-shape="id696" draw:end-glue-point="2" svg:d="M9606 12810v-516h1456v-516" svg:viewBox="0 0 1457 1033">
          <text:p/>
        </draw:connector>
        <draw:connector draw:style-name="gr248" draw:text-style-name="P4" draw:layer="layout" svg:x1="12.406cm" svg:y1="12.81cm" svg:x2="11.062cm" svg:y2="11.778cm" draw:start-shape="id694" draw:start-glue-point="0" draw:end-shape="id696" draw:end-glue-point="2" svg:d="M12406 12810v-516h-1344v-516" svg:viewBox="0 0 1345 1033">
          <text:p/>
        </draw:connector>
        <draw:custom-shape draw:style-name="gr249" draw:text-style-name="P87" xml:id="id697" draw:id="id697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cm" svg:y1="11.41cm" svg:x2="8.184cm" svg:y2="10.378cm" draw:start-shape="id689" draw:start-glue-point="0" draw:end-shape="id697" draw:end-glue-point="2" svg:d="M5440 11410v-516h2744v-516" svg:viewBox="0 0 2745 1033">
          <text:p/>
        </draw:connector>
        <draw:connector draw:style-name="gr248" draw:text-style-name="P4" draw:layer="layout" svg:x1="11.062cm" svg:y1="11.41cm" svg:x2="8.184cm" svg:y2="10.378cm" draw:start-shape="id696" draw:start-glue-point="0" draw:end-shape="id697" draw:end-glue-point="2" svg:d="M11062 11410v-516h-2878v-516" svg:viewBox="0 0 2879 1033">
          <text:p/>
        </draw:connector>
        <draw:custom-shape draw:style-name="gr247" draw:text-style-name="P5" xml:id="id699" draw:id="id699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4cm" svg:y1="14.21cm" svg:x2="15.184cm" svg:y2="13.178cm" draw:start-shape="id698" draw:start-glue-point="0" draw:end-shape="id699" draw:end-glue-point="2" svg:d="M14484 14210v-516h700v-516" svg:viewBox="0 0 701 1033">
          <text:p/>
        </draw:connector>
        <draw:custom-shape draw:style-name="gr247" draw:text-style-name="P5" xml:id="id698" draw:id="id698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00" draw:id="id700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4cm" svg:y1="14.21cm" svg:x2="15.184cm" svg:y2="13.178cm" draw:start-shape="id700" draw:start-glue-point="0" draw:end-shape="id699" draw:end-glue-point="2" svg:d="M15884 14210v-516h-700v-516" svg:viewBox="0 0 701 1033">
          <text:p/>
        </draw:connector>
        <draw:custom-shape draw:style-name="gr247" draw:text-style-name="P5" xml:id="id702" draw:id="id702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4cm" svg:y1="14.21cm" svg:x2="17.984cm" svg:y2="13.178cm" draw:start-shape="id701" draw:start-glue-point="0" draw:end-shape="id702" draw:end-glue-point="2" svg:d="M17284 14210v-516h700v-516" svg:viewBox="0 0 701 1033">
          <text:p/>
        </draw:connector>
        <draw:custom-shape draw:style-name="gr247" draw:text-style-name="P5" xml:id="id701" draw:id="id701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03" draw:id="id703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4cm" svg:y1="14.21cm" svg:x2="17.984cm" svg:y2="13.178cm" draw:start-shape="id703" draw:start-glue-point="0" draw:end-shape="id702" draw:end-glue-point="2" svg:d="M18684 14210v-516h-700v-516" svg:viewBox="0 0 701 1033">
          <text:p/>
        </draw:connector>
        <draw:custom-shape draw:style-name="gr247" draw:text-style-name="P5" xml:id="id704" draw:id="id704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4cm" svg:y1="12.81cm" svg:x2="16.64cm" svg:y2="11.778cm" draw:start-shape="id699" draw:start-glue-point="0" draw:end-shape="id704" draw:end-glue-point="2" svg:d="M15184 12810v-516h1456v-516" svg:viewBox="0 0 1457 1033">
          <text:p/>
        </draw:connector>
        <draw:connector draw:style-name="gr248" draw:text-style-name="P4" draw:layer="layout" svg:x1="17.984cm" svg:y1="12.81cm" svg:x2="16.64cm" svg:y2="11.778cm" draw:start-shape="id702" draw:start-glue-point="0" draw:end-shape="id704" draw:end-glue-point="2" svg:d="M17984 12810v-516h-1344v-516" svg:viewBox="0 0 1345 1033">
          <text:p/>
        </draw:connector>
        <draw:custom-shape draw:style-name="gr247" draw:text-style-name="P5" xml:id="id706" draw:id="id706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6cm" svg:y1="14.21cm" svg:x2="20.806cm" svg:y2="13.178cm" draw:start-shape="id705" draw:start-glue-point="0" draw:end-shape="id706" draw:end-glue-point="2" svg:d="M20106 14210v-516h700v-516" svg:viewBox="0 0 701 1033">
          <text:p/>
        </draw:connector>
        <draw:custom-shape draw:style-name="gr247" draw:text-style-name="P5" xml:id="id705" draw:id="id705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07" draw:id="id707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6cm" svg:y1="14.21cm" svg:x2="20.806cm" svg:y2="13.178cm" draw:start-shape="id707" draw:start-glue-point="0" draw:end-shape="id706" draw:end-glue-point="2" svg:d="M21506 14210v-516h-700v-516" svg:viewBox="0 0 701 1033">
          <text:p/>
        </draw:connector>
        <draw:custom-shape draw:style-name="gr247" draw:text-style-name="P5" xml:id="id709" draw:id="id709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6cm" svg:y1="14.21cm" svg:x2="23.606cm" svg:y2="13.178cm" draw:start-shape="id708" draw:start-glue-point="0" draw:end-shape="id709" draw:end-glue-point="2" svg:d="M22906 14210v-516h700v-516" svg:viewBox="0 0 701 1033">
          <text:p/>
        </draw:connector>
        <draw:custom-shape draw:style-name="gr247" draw:text-style-name="P5" xml:id="id708" draw:id="id708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10" draw:id="id710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6cm" svg:y1="14.21cm" svg:x2="23.606cm" svg:y2="13.178cm" draw:start-shape="id710" draw:start-glue-point="0" draw:end-shape="id709" draw:end-glue-point="2" svg:d="M24306 14210v-516h-700v-516" svg:viewBox="0 0 701 1033">
          <text:p/>
        </draw:connector>
        <draw:custom-shape draw:style-name="gr247" draw:text-style-name="P5" xml:id="id711" draw:id="id711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6cm" svg:y1="12.81cm" svg:x2="22.262cm" svg:y2="11.778cm" draw:start-shape="id706" draw:start-glue-point="0" draw:end-shape="id711" draw:end-glue-point="2" svg:d="M20806 12810v-516h1456v-516" svg:viewBox="0 0 1457 1033">
          <text:p/>
        </draw:connector>
        <draw:connector draw:style-name="gr248" draw:text-style-name="P4" draw:layer="layout" svg:x1="23.606cm" svg:y1="12.81cm" svg:x2="22.262cm" svg:y2="11.778cm" draw:start-shape="id709" draw:start-glue-point="0" draw:end-shape="id711" draw:end-glue-point="2" svg:d="M23606 12810v-516h-1344v-516" svg:viewBox="0 0 1345 1033">
          <text:p/>
        </draw:connector>
        <draw:custom-shape draw:style-name="gr249" draw:text-style-name="P87" xml:id="id712" draw:id="id712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cm" svg:y1="11.41cm" svg:x2="19.384cm" svg:y2="10.378cm" draw:start-shape="id704" draw:start-glue-point="0" draw:end-shape="id712" draw:end-glue-point="2" svg:d="M16640 11410v-516h2744v-516" svg:viewBox="0 0 2745 1033">
          <text:p/>
        </draw:connector>
        <draw:connector draw:style-name="gr248" draw:text-style-name="P4" draw:layer="layout" svg:x1="22.262cm" svg:y1="11.41cm" svg:x2="19.384cm" svg:y2="10.378cm" draw:start-shape="id711" draw:start-glue-point="0" draw:end-shape="id712" draw:end-glue-point="2" svg:d="M22262 11410v-516h-2878v-516" svg:viewBox="0 0 2879 1033">
          <text:p/>
        </draw:connector>
        <draw:custom-shape draw:style-name="gr247" draw:text-style-name="P5" xml:id="id713" draw:id="id713" draw:layer="layout" svg:width="1.103cm" svg:height="0.368cm" svg:x="13.255cm" svg:y="8.6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4cm" svg:y1="10.01cm" svg:x2="13.806cm" svg:y2="8.978cm" draw:start-shape="id697" draw:start-glue-point="0" draw:end-shape="id713" draw:end-glue-point="2" svg:d="M8184 10010v-516h5622v-516" svg:viewBox="0 0 5623 1033">
          <text:p/>
        </draw:connector>
        <draw:connector draw:style-name="gr248" draw:text-style-name="P4" draw:layer="layout" svg:x1="19.384cm" svg:y1="10.01cm" svg:x2="13.806cm" svg:y2="8.978cm" draw:start-shape="id712" draw:end-shape="id713" draw:end-glue-point="2" svg:d="M19384 10010v-516h-5578v-516" svg:viewBox="0 0 5579 1033">
          <text:p/>
        </draw:connector>
        <draw:custom-shape draw:style-name="gr251" draw:text-style-name="P88" draw:layer="layout" svg:width="6.058cm" svg:height="0.786cm" svg:x="11.222cm" svg:y="7.608cm">
          <text:p text:style-name="P88"><text:span text:style-name="T17">.b:has(.a) <text:s/>{ color: red }</text:span></text:p>
          <text:p text:style-name="P88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52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I</text:span><text:span text:style-name="T18">n</text:span><text:span text:style-name="T18">v</text:span><text:span text:style-name="T18">a</text:span><text:span text:style-name="T18">l</text:span><text:span text:style-name="T18">i</text:span><text:span text:style-name="T18">d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custom-shape draw:style-name="gr253" draw:text-style-name="P89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247" draw:text-style-name="P5" xml:id="id715" draw:id="id715" draw:layer="layout" svg:width="1.103cm" svg:height="0.368cm" svg:x="3.4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4cm" svg:y1="14.21cm" svg:x2="3.984cm" svg:y2="13.178cm" draw:start-shape="id714" draw:start-glue-point="0" draw:end-shape="id715" draw:end-glue-point="2" svg:d="M3284 14210v-516h700v-516" svg:viewBox="0 0 701 1033">
          <text:p/>
        </draw:connector>
        <draw:custom-shape draw:style-name="gr249" draw:text-style-name="P87" xml:id="id714" draw:id="id714" draw:layer="layout" svg:width="1.103cm" svg:height="0.368cm" svg:x="2.7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16" draw:id="id716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4cm" svg:y1="14.21cm" svg:x2="3.984cm" svg:y2="13.178cm" draw:start-shape="id716" draw:start-glue-point="0" draw:end-shape="id715" draw:end-glue-point="2" svg:d="M4684 14210v-516h-700v-516" svg:viewBox="0 0 701 1033">
          <text:p/>
        </draw:connector>
        <draw:custom-shape draw:style-name="gr247" draw:text-style-name="P5" xml:id="id718" draw:id="id718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4cm" svg:y1="14.21cm" svg:x2="6.784cm" svg:y2="13.178cm" draw:start-shape="id717" draw:start-glue-point="0" draw:end-shape="id718" draw:end-glue-point="2" svg:d="M6084 14210v-516h700v-516" svg:viewBox="0 0 701 1033">
          <text:p/>
        </draw:connector>
        <draw:custom-shape draw:style-name="gr247" draw:text-style-name="P5" xml:id="id717" draw:id="id717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19" draw:id="id719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4cm" svg:y1="14.21cm" svg:x2="6.784cm" svg:y2="13.178cm" draw:start-shape="id719" draw:start-glue-point="0" draw:end-shape="id718" draw:end-glue-point="2" svg:d="M7484 14210v-516h-700v-516" svg:viewBox="0 0 701 1033">
          <text:p/>
        </draw:connector>
        <draw:custom-shape draw:style-name="gr250" draw:text-style-name="P35" xml:id="id720" draw:id="id720" draw:layer="layout" svg:width="1.103cm" svg:height="0.368cm" svg:x="4.889cm" svg:y="11.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4cm" svg:y1="12.81cm" svg:x2="5.44cm" svg:y2="11.778cm" draw:start-shape="id715" draw:start-glue-point="0" draw:end-shape="id720" draw:end-glue-point="2" svg:d="M3984 12810v-516h1456v-516" svg:viewBox="0 0 1457 1033">
          <text:p/>
        </draw:connector>
        <draw:connector draw:style-name="gr248" draw:text-style-name="P4" draw:layer="layout" svg:x1="6.784cm" svg:y1="12.81cm" svg:x2="5.44cm" svg:y2="11.778cm" draw:start-shape="id718" draw:start-glue-point="0" draw:end-shape="id720" draw:end-glue-point="2" svg:d="M6784 12810v-516h-1344v-516" svg:viewBox="0 0 1345 1033">
          <text:p/>
        </draw:connector>
        <draw:custom-shape draw:style-name="gr247" draw:text-style-name="P5" xml:id="id722" draw:id="id722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6cm" svg:y1="14.21cm" svg:x2="9.606cm" svg:y2="13.178cm" draw:start-shape="id721" draw:start-glue-point="0" draw:end-shape="id722" draw:end-glue-point="2" svg:d="M8906 14210v-516h700v-516" svg:viewBox="0 0 701 1033">
          <text:p/>
        </draw:connector>
        <draw:custom-shape draw:style-name="gr247" draw:text-style-name="P5" xml:id="id721" draw:id="id721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23" draw:id="id723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6cm" svg:y1="14.21cm" svg:x2="9.606cm" svg:y2="13.178cm" draw:start-shape="id723" draw:start-glue-point="0" draw:end-shape="id722" draw:end-glue-point="2" svg:d="M10306 14210v-516h-700v-516" svg:viewBox="0 0 701 1033">
          <text:p/>
        </draw:connector>
        <draw:custom-shape draw:style-name="gr247" draw:text-style-name="P5" xml:id="id725" draw:id="id725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6cm" svg:y1="14.21cm" svg:x2="12.406cm" svg:y2="13.178cm" draw:start-shape="id724" draw:start-glue-point="0" draw:end-shape="id725" draw:end-glue-point="2" svg:d="M11706 14210v-516h700v-516" svg:viewBox="0 0 701 1033">
          <text:p/>
        </draw:connector>
        <draw:custom-shape draw:style-name="gr247" draw:text-style-name="P5" xml:id="id724" draw:id="id724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26" draw:id="id726" draw:layer="layout" svg:width="1.103cm" svg:height="0.368cm" svg:x="12.555cm" svg:y="14.2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6cm" svg:y1="14.21cm" svg:x2="12.406cm" svg:y2="13.178cm" draw:start-shape="id726" draw:start-glue-point="0" draw:end-shape="id725" draw:end-glue-point="2" svg:d="M13106 14210v-516h-700v-516" svg:viewBox="0 0 701 1033">
          <text:p/>
        </draw:connector>
        <draw:custom-shape draw:style-name="gr250" draw:text-style-name="P35" xml:id="id727" draw:id="id727" draw:layer="layout" svg:width="1.103cm" svg:height="0.368cm" svg:x="10.511cm" svg:y="11.4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6cm" svg:y1="12.81cm" svg:x2="11.062cm" svg:y2="11.778cm" draw:start-shape="id722" draw:start-glue-point="0" draw:end-shape="id727" draw:end-glue-point="2" svg:d="M9606 12810v-516h1456v-516" svg:viewBox="0 0 1457 1033">
          <text:p/>
        </draw:connector>
        <draw:connector draw:style-name="gr248" draw:text-style-name="P4" draw:layer="layout" svg:x1="12.406cm" svg:y1="12.81cm" svg:x2="11.062cm" svg:y2="11.778cm" draw:start-shape="id725" draw:start-glue-point="0" draw:end-shape="id727" draw:end-glue-point="2" svg:d="M12406 12810v-516h-1344v-516" svg:viewBox="0 0 1345 1033">
          <text:p/>
        </draw:connector>
        <draw:custom-shape draw:style-name="gr249" draw:text-style-name="P87" xml:id="id728" draw:id="id728" draw:layer="layout" svg:width="1.103cm" svg:height="0.368cm" svg:x="7.633cm" svg:y="10.0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cm" svg:y1="11.41cm" svg:x2="8.184cm" svg:y2="10.378cm" draw:start-shape="id720" draw:start-glue-point="0" draw:end-shape="id728" draw:end-glue-point="2" svg:d="M5440 11410v-516h2744v-516" svg:viewBox="0 0 2745 1033">
          <text:p/>
        </draw:connector>
        <draw:connector draw:style-name="gr248" draw:text-style-name="P4" draw:layer="layout" svg:x1="11.062cm" svg:y1="11.41cm" svg:x2="8.184cm" svg:y2="10.378cm" draw:start-shape="id727" draw:start-glue-point="0" draw:end-shape="id728" draw:end-glue-point="2" svg:d="M11062 11410v-516h-2878v-516" svg:viewBox="0 0 2879 1033">
          <text:p/>
        </draw:connector>
        <draw:custom-shape draw:style-name="gr247" draw:text-style-name="P5" xml:id="id730" draw:id="id730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4cm" svg:y1="14.21cm" svg:x2="15.184cm" svg:y2="13.178cm" draw:start-shape="id729" draw:start-glue-point="0" draw:end-shape="id730" draw:end-glue-point="2" svg:d="M14484 14210v-516h700v-516" svg:viewBox="0 0 701 1033">
          <text:p/>
        </draw:connector>
        <draw:custom-shape draw:style-name="gr247" draw:text-style-name="P5" xml:id="id729" draw:id="id729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31" draw:id="id731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4cm" svg:y1="14.21cm" svg:x2="15.184cm" svg:y2="13.178cm" draw:start-shape="id731" draw:start-glue-point="0" draw:end-shape="id730" draw:end-glue-point="2" svg:d="M15884 14210v-516h-700v-516" svg:viewBox="0 0 701 1033">
          <text:p/>
        </draw:connector>
        <draw:custom-shape draw:style-name="gr247" draw:text-style-name="P5" xml:id="id733" draw:id="id733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4cm" svg:y1="14.21cm" svg:x2="17.984cm" svg:y2="13.178cm" draw:start-shape="id732" draw:start-glue-point="0" draw:end-shape="id733" draw:end-glue-point="2" svg:d="M17284 14210v-516h700v-516" svg:viewBox="0 0 701 1033">
          <text:p/>
        </draw:connector>
        <draw:custom-shape draw:style-name="gr247" draw:text-style-name="P5" xml:id="id732" draw:id="id732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34" draw:id="id734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4cm" svg:y1="14.21cm" svg:x2="17.984cm" svg:y2="13.178cm" draw:start-shape="id734" draw:start-glue-point="0" draw:end-shape="id733" draw:end-glue-point="2" svg:d="M18684 14210v-516h-700v-516" svg:viewBox="0 0 701 1033">
          <text:p/>
        </draw:connector>
        <draw:custom-shape draw:style-name="gr247" draw:text-style-name="P5" xml:id="id735" draw:id="id735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4cm" svg:y1="12.81cm" svg:x2="16.64cm" svg:y2="11.778cm" draw:start-shape="id730" draw:start-glue-point="0" draw:end-shape="id735" draw:end-glue-point="2" svg:d="M15184 12810v-516h1456v-516" svg:viewBox="0 0 1457 1033">
          <text:p/>
        </draw:connector>
        <draw:connector draw:style-name="gr248" draw:text-style-name="P4" draw:layer="layout" svg:x1="17.984cm" svg:y1="12.81cm" svg:x2="16.64cm" svg:y2="11.778cm" draw:start-shape="id733" draw:start-glue-point="0" draw:end-shape="id735" draw:end-glue-point="2" svg:d="M17984 12810v-516h-1344v-516" svg:viewBox="0 0 1345 1033">
          <text:p/>
        </draw:connector>
        <draw:custom-shape draw:style-name="gr247" draw:text-style-name="P5" xml:id="id737" draw:id="id737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6cm" svg:y1="14.21cm" svg:x2="20.806cm" svg:y2="13.178cm" draw:start-shape="id736" draw:start-glue-point="0" draw:end-shape="id737" draw:end-glue-point="2" svg:d="M20106 14210v-516h700v-516" svg:viewBox="0 0 701 1033">
          <text:p/>
        </draw:connector>
        <draw:custom-shape draw:style-name="gr247" draw:text-style-name="P5" xml:id="id736" draw:id="id736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38" draw:id="id738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6cm" svg:y1="14.21cm" svg:x2="20.806cm" svg:y2="13.178cm" draw:start-shape="id738" draw:start-glue-point="0" draw:end-shape="id737" draw:end-glue-point="2" svg:d="M21506 14210v-516h-700v-516" svg:viewBox="0 0 701 1033">
          <text:p/>
        </draw:connector>
        <draw:custom-shape draw:style-name="gr247" draw:text-style-name="P5" xml:id="id740" draw:id="id740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6cm" svg:y1="14.21cm" svg:x2="23.606cm" svg:y2="13.178cm" draw:start-shape="id739" draw:start-glue-point="0" draw:end-shape="id740" draw:end-glue-point="2" svg:d="M22906 14210v-516h700v-516" svg:viewBox="0 0 701 1033">
          <text:p/>
        </draw:connector>
        <draw:custom-shape draw:style-name="gr247" draw:text-style-name="P5" xml:id="id739" draw:id="id739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41" draw:id="id741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6cm" svg:y1="14.21cm" svg:x2="23.606cm" svg:y2="13.178cm" draw:start-shape="id741" draw:start-glue-point="0" draw:end-shape="id740" draw:end-glue-point="2" svg:d="M24306 14210v-516h-700v-516" svg:viewBox="0 0 701 1033">
          <text:p/>
        </draw:connector>
        <draw:custom-shape draw:style-name="gr247" draw:text-style-name="P5" xml:id="id742" draw:id="id742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6cm" svg:y1="12.81cm" svg:x2="22.262cm" svg:y2="11.778cm" draw:start-shape="id737" draw:start-glue-point="0" draw:end-shape="id742" draw:end-glue-point="2" svg:d="M20806 12810v-516h1456v-516" svg:viewBox="0 0 1457 1033">
          <text:p/>
        </draw:connector>
        <draw:connector draw:style-name="gr248" draw:text-style-name="P4" draw:layer="layout" svg:x1="23.606cm" svg:y1="12.81cm" svg:x2="22.262cm" svg:y2="11.778cm" draw:start-shape="id740" draw:start-glue-point="0" draw:end-shape="id742" draw:end-glue-point="2" svg:d="M23606 12810v-516h-1344v-516" svg:viewBox="0 0 1345 1033">
          <text:p/>
        </draw:connector>
        <draw:custom-shape draw:style-name="gr249" draw:text-style-name="P87" xml:id="id743" draw:id="id743" draw:layer="layout" svg:width="1.103cm" svg:height="0.368cm" svg:x="18.833cm" svg:y="10.0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cm" svg:y1="11.41cm" svg:x2="19.384cm" svg:y2="10.378cm" draw:start-shape="id735" draw:start-glue-point="0" draw:end-shape="id743" draw:end-glue-point="2" svg:d="M16640 11410v-516h2744v-516" svg:viewBox="0 0 2745 1033">
          <text:p/>
        </draw:connector>
        <draw:connector draw:style-name="gr248" draw:text-style-name="P4" draw:layer="layout" svg:x1="22.262cm" svg:y1="11.41cm" svg:x2="19.384cm" svg:y2="10.378cm" draw:start-shape="id742" draw:start-glue-point="0" draw:end-shape="id743" draw:end-glue-point="2" svg:d="M22262 11410v-516h-2878v-516" svg:viewBox="0 0 2879 1033">
          <text:p/>
        </draw:connector>
        <draw:custom-shape draw:style-name="gr247" draw:text-style-name="P5" xml:id="id744" draw:id="id744" draw:layer="layout" svg:width="1.103cm" svg:height="0.368cm" svg:x="13.255cm" svg:y="8.6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4cm" svg:y1="10.01cm" svg:x2="13.806cm" svg:y2="8.978cm" draw:start-shape="id728" draw:start-glue-point="0" draw:end-shape="id744" draw:end-glue-point="2" svg:d="M8184 10010v-516h5622v-516" svg:viewBox="0 0 5623 1033">
          <text:p/>
        </draw:connector>
        <draw:connector draw:style-name="gr248" draw:text-style-name="P4" draw:layer="layout" svg:x1="19.384cm" svg:y1="10.01cm" svg:x2="13.806cm" svg:y2="8.978cm" draw:start-shape="id743" draw:end-shape="id744" draw:end-glue-point="2" svg:d="M19384 10010v-516h-5578v-516" svg:viewBox="0 0 5579 1033">
          <text:p/>
        </draw:connector>
        <draw:custom-shape draw:style-name="gr254" draw:text-style-name="P88" draw:layer="layout" svg:width="6.058cm" svg:height="0.786cm" svg:x="11.222cm" svg:y="7.608cm">
          <text:p text:style-name="P88"><text:span text:style-name="T17">.b:has(.a) <text:s/>{ color: red }</text:span></text:p>
          <text:p text:style-name="P88"><text:span text:style-name="T17">.c .d</text:span></text:p>
          <draw:enhanced-geometry svg:viewBox="0 0 21600 21600" draw:type="rectangle" draw:enhanced-path="M 0 0 L 21600 0 21600 21600 0 21600 0 0 Z N"/>
        </draw:custom-shape>
        <draw:frame draw:style-name="gr252" draw:text-style-name="P36" draw:layer="layout" svg:width="27.991cm" svg:height="2.698cm" svg:x="0.008cm" svg:y="0.254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18"/></text:p>
            <text:p text:style-name="P8"><text:span text:style-name="T18">R</text:span><text:span text:style-name="T18">e</text:span><text:span text:style-name="T18">c</text:span><text:span text:style-name="T18">a</text:span><text:span text:style-name="T18">l</text:span><text:span text:style-name="T18">c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i</text:span><text:span text:style-name="T18">o</text:span><text:span text:style-name="T18">n</text:span></text:p>
          </draw:text-box>
        </draw:frame>
        <draw:custom-shape draw:style-name="gr253" draw:text-style-name="P89" draw:layer="layout" svg:width="23.114cm" svg:height="7.874cm" svg:x="2.286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1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style-name="gr247" draw:text-style-name="P5" xml:id="id746" draw:id="id746" draw:layer="layout" svg:width="1.103cm" svg:height="0.368cm" svg:x="3.433cm" svg:y="12.8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4cm" svg:y1="14.21cm" svg:x2="3.984cm" svg:y2="13.178cm" draw:start-shape="id745" draw:start-glue-point="0" draw:end-shape="id746" draw:end-glue-point="2" svg:d="M3284 14210v-516h700v-516" svg:viewBox="0 0 701 1033">
          <text:p/>
        </draw:connector>
        <draw:custom-shape draw:style-name="gr250" draw:text-style-name="P35" xml:id="id745" draw:id="id745" draw:layer="layout" svg:width="1.103cm" svg:height="0.368cm" svg:x="2.733cm" svg:y="14.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747" draw:id="id747" draw:layer="layout" svg:width="1.103cm" svg:height="0.368cm" svg:x="4.1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4cm" svg:y1="14.21cm" svg:x2="3.984cm" svg:y2="13.178cm" draw:start-shape="id747" draw:start-glue-point="0" draw:end-shape="id746" draw:end-glue-point="2" svg:d="M4684 14210v-516h-700v-516" svg:viewBox="0 0 701 1033">
          <text:p/>
        </draw:connector>
        <draw:custom-shape draw:style-name="gr247" draw:text-style-name="P5" xml:id="id749" draw:id="id749" draw:layer="layout" svg:width="1.103cm" svg:height="0.368cm" svg:x="6.2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4cm" svg:y1="14.21cm" svg:x2="6.784cm" svg:y2="13.178cm" draw:start-shape="id748" draw:start-glue-point="0" draw:end-shape="id749" draw:end-glue-point="2" svg:d="M6084 14210v-516h700v-516" svg:viewBox="0 0 701 1033">
          <text:p/>
        </draw:connector>
        <draw:custom-shape draw:style-name="gr247" draw:text-style-name="P5" xml:id="id748" draw:id="id748" draw:layer="layout" svg:width="1.103cm" svg:height="0.368cm" svg:x="5.5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50" draw:id="id750" draw:layer="layout" svg:width="1.103cm" svg:height="0.368cm" svg:x="6.9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4cm" svg:y1="14.21cm" svg:x2="6.784cm" svg:y2="13.178cm" draw:start-shape="id750" draw:start-glue-point="0" draw:end-shape="id749" draw:end-glue-point="2" svg:d="M7484 14210v-516h-700v-516" svg:viewBox="0 0 701 1033">
          <text:p/>
        </draw:connector>
        <draw:custom-shape draw:style-name="gr247" draw:text-style-name="P5" xml:id="id751" draw:id="id751" draw:layer="layout" svg:width="1.103cm" svg:height="0.368cm" svg:x="4.889cm" svg:y="11.4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4cm" svg:y1="12.81cm" svg:x2="5.44cm" svg:y2="11.778cm" draw:start-shape="id746" draw:start-glue-point="0" draw:end-shape="id751" draw:end-glue-point="2" svg:d="M3984 12810v-516h1456v-516" svg:viewBox="0 0 1457 1033">
          <text:p/>
        </draw:connector>
        <draw:connector draw:style-name="gr248" draw:text-style-name="P4" draw:layer="layout" svg:x1="6.784cm" svg:y1="12.81cm" svg:x2="5.44cm" svg:y2="11.778cm" draw:start-shape="id749" draw:start-glue-point="0" draw:end-shape="id751" draw:end-glue-point="2" svg:d="M6784 12810v-516h-1344v-516" svg:viewBox="0 0 1345 1033">
          <text:p/>
        </draw:connector>
        <draw:custom-shape draw:style-name="gr247" draw:text-style-name="P5" xml:id="id753" draw:id="id753" draw:layer="layout" svg:width="1.103cm" svg:height="0.368cm" svg:x="9.0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6cm" svg:y1="14.21cm" svg:x2="9.606cm" svg:y2="13.178cm" draw:start-shape="id752" draw:start-glue-point="0" draw:end-shape="id753" draw:end-glue-point="2" svg:d="M8906 14210v-516h700v-516" svg:viewBox="0 0 701 1033">
          <text:p/>
        </draw:connector>
        <draw:custom-shape draw:style-name="gr247" draw:text-style-name="P5" xml:id="id752" draw:id="id752" draw:layer="layout" svg:width="1.103cm" svg:height="0.368cm" svg:x="8.3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54" draw:id="id754" draw:layer="layout" svg:width="1.103cm" svg:height="0.368cm" svg:x="9.7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6cm" svg:y1="14.21cm" svg:x2="9.606cm" svg:y2="13.178cm" draw:start-shape="id754" draw:start-glue-point="0" draw:end-shape="id753" draw:end-glue-point="2" svg:d="M10306 14210v-516h-700v-516" svg:viewBox="0 0 701 1033">
          <text:p/>
        </draw:connector>
        <draw:custom-shape draw:style-name="gr247" draw:text-style-name="P5" xml:id="id756" draw:id="id756" draw:layer="layout" svg:width="1.103cm" svg:height="0.368cm" svg:x="11.8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6cm" svg:y1="14.21cm" svg:x2="12.406cm" svg:y2="13.178cm" draw:start-shape="id755" draw:start-glue-point="0" draw:end-shape="id756" draw:end-glue-point="2" svg:d="M11706 14210v-516h700v-516" svg:viewBox="0 0 701 1033">
          <text:p/>
        </draw:connector>
        <draw:custom-shape draw:style-name="gr247" draw:text-style-name="P5" xml:id="id755" draw:id="id755" draw:layer="layout" svg:width="1.103cm" svg:height="0.368cm" svg:x="11.1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57" draw:id="id757" draw:layer="layout" svg:width="1.103cm" svg:height="0.368cm" svg:x="12.5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6cm" svg:y1="14.21cm" svg:x2="12.406cm" svg:y2="13.178cm" draw:start-shape="id757" draw:start-glue-point="0" draw:end-shape="id756" draw:end-glue-point="2" svg:d="M13106 14210v-516h-700v-516" svg:viewBox="0 0 701 1033">
          <text:p/>
        </draw:connector>
        <draw:custom-shape draw:style-name="gr247" draw:text-style-name="P5" xml:id="id758" draw:id="id758" draw:layer="layout" svg:width="1.103cm" svg:height="0.368cm" svg:x="10.511cm" svg:y="11.4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6cm" svg:y1="12.81cm" svg:x2="11.062cm" svg:y2="11.778cm" draw:start-shape="id753" draw:start-glue-point="0" draw:end-shape="id758" draw:end-glue-point="2" svg:d="M9606 12810v-516h1456v-516" svg:viewBox="0 0 1457 1033">
          <text:p/>
        </draw:connector>
        <draw:connector draw:style-name="gr248" draw:text-style-name="P4" draw:layer="layout" svg:x1="12.406cm" svg:y1="12.81cm" svg:x2="11.062cm" svg:y2="11.778cm" draw:start-shape="id756" draw:start-glue-point="0" draw:end-shape="id758" draw:end-glue-point="2" svg:d="M12406 12810v-516h-1344v-516" svg:viewBox="0 0 1345 1033">
          <text:p/>
        </draw:connector>
        <draw:custom-shape draw:style-name="gr249" draw:text-style-name="P87" xml:id="id759" draw:id="id759" draw:layer="layout" svg:width="1.103cm" svg:height="0.368cm" svg:x="7.633cm" svg:y="10.0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cm" svg:y1="11.41cm" svg:x2="8.184cm" svg:y2="10.378cm" draw:start-shape="id751" draw:start-glue-point="0" draw:end-shape="id759" draw:end-glue-point="2" svg:d="M5440 11410v-516h2744v-516" svg:viewBox="0 0 2745 1033">
          <text:p/>
        </draw:connector>
        <draw:connector draw:style-name="gr248" draw:text-style-name="P4" draw:layer="layout" svg:x1="11.062cm" svg:y1="11.41cm" svg:x2="8.184cm" svg:y2="10.378cm" draw:start-shape="id758" draw:start-glue-point="0" draw:end-shape="id759" draw:end-glue-point="2" svg:d="M11062 11410v-516h-2878v-516" svg:viewBox="0 0 2879 1033">
          <text:p/>
        </draw:connector>
        <draw:custom-shape draw:style-name="gr247" draw:text-style-name="P5" xml:id="id761" draw:id="id761" draw:layer="layout" svg:width="1.103cm" svg:height="0.368cm" svg:x="14.6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4cm" svg:y1="14.21cm" svg:x2="15.184cm" svg:y2="13.178cm" draw:start-shape="id760" draw:start-glue-point="0" draw:end-shape="id761" draw:end-glue-point="2" svg:d="M14484 14210v-516h700v-516" svg:viewBox="0 0 701 1033">
          <text:p/>
        </draw:connector>
        <draw:custom-shape draw:style-name="gr247" draw:text-style-name="P5" xml:id="id760" draw:id="id760" draw:layer="layout" svg:width="1.103cm" svg:height="0.368cm" svg:x="13.9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62" draw:id="id762" draw:layer="layout" svg:width="1.103cm" svg:height="0.368cm" svg:x="15.3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4cm" svg:y1="14.21cm" svg:x2="15.184cm" svg:y2="13.178cm" draw:start-shape="id762" draw:start-glue-point="0" draw:end-shape="id761" draw:end-glue-point="2" svg:d="M15884 14210v-516h-700v-516" svg:viewBox="0 0 701 1033">
          <text:p/>
        </draw:connector>
        <draw:custom-shape draw:style-name="gr247" draw:text-style-name="P5" xml:id="id764" draw:id="id764" draw:layer="layout" svg:width="1.103cm" svg:height="0.368cm" svg:x="17.433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4cm" svg:y1="14.21cm" svg:x2="17.984cm" svg:y2="13.178cm" draw:start-shape="id763" draw:start-glue-point="0" draw:end-shape="id764" draw:end-glue-point="2" svg:d="M17284 14210v-516h700v-516" svg:viewBox="0 0 701 1033">
          <text:p/>
        </draw:connector>
        <draw:custom-shape draw:style-name="gr247" draw:text-style-name="P5" xml:id="id763" draw:id="id763" draw:layer="layout" svg:width="1.103cm" svg:height="0.368cm" svg:x="16.733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65" draw:id="id765" draw:layer="layout" svg:width="1.103cm" svg:height="0.368cm" svg:x="18.133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4cm" svg:y1="14.21cm" svg:x2="17.984cm" svg:y2="13.178cm" draw:start-shape="id765" draw:start-glue-point="0" draw:end-shape="id764" draw:end-glue-point="2" svg:d="M18684 14210v-516h-700v-516" svg:viewBox="0 0 701 1033">
          <text:p/>
        </draw:connector>
        <draw:custom-shape draw:style-name="gr247" draw:text-style-name="P5" xml:id="id766" draw:id="id766" draw:layer="layout" svg:width="1.103cm" svg:height="0.368cm" svg:x="16.089cm" svg:y="11.4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4cm" svg:y1="12.81cm" svg:x2="16.64cm" svg:y2="11.778cm" draw:start-shape="id761" draw:start-glue-point="0" draw:end-shape="id766" draw:end-glue-point="2" svg:d="M15184 12810v-516h1456v-516" svg:viewBox="0 0 1457 1033">
          <text:p/>
        </draw:connector>
        <draw:connector draw:style-name="gr248" draw:text-style-name="P4" draw:layer="layout" svg:x1="17.984cm" svg:y1="12.81cm" svg:x2="16.64cm" svg:y2="11.778cm" draw:start-shape="id764" draw:start-glue-point="0" draw:end-shape="id766" draw:end-glue-point="2" svg:d="M17984 12810v-516h-1344v-516" svg:viewBox="0 0 1345 1033">
          <text:p/>
        </draw:connector>
        <draw:custom-shape draw:style-name="gr247" draw:text-style-name="P5" xml:id="id768" draw:id="id768" draw:layer="layout" svg:width="1.103cm" svg:height="0.368cm" svg:x="20.2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6cm" svg:y1="14.21cm" svg:x2="20.806cm" svg:y2="13.178cm" draw:start-shape="id767" draw:start-glue-point="0" draw:end-shape="id768" draw:end-glue-point="2" svg:d="M20106 14210v-516h700v-516" svg:viewBox="0 0 701 1033">
          <text:p/>
        </draw:connector>
        <draw:custom-shape draw:style-name="gr247" draw:text-style-name="P5" xml:id="id767" draw:id="id767" draw:layer="layout" svg:width="1.103cm" svg:height="0.368cm" svg:x="19.5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69" draw:id="id769" draw:layer="layout" svg:width="1.103cm" svg:height="0.368cm" svg:x="20.9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6cm" svg:y1="14.21cm" svg:x2="20.806cm" svg:y2="13.178cm" draw:start-shape="id769" draw:start-glue-point="0" draw:end-shape="id768" draw:end-glue-point="2" svg:d="M21506 14210v-516h-700v-516" svg:viewBox="0 0 701 1033">
          <text:p/>
        </draw:connector>
        <draw:custom-shape draw:style-name="gr247" draw:text-style-name="P5" xml:id="id771" draw:id="id771" draw:layer="layout" svg:width="1.103cm" svg:height="0.368cm" svg:x="23.055cm" svg:y="12.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6cm" svg:y1="14.21cm" svg:x2="23.606cm" svg:y2="13.178cm" draw:start-shape="id770" draw:start-glue-point="0" draw:end-shape="id771" draw:end-glue-point="2" svg:d="M22906 14210v-516h700v-516" svg:viewBox="0 0 701 1033">
          <text:p/>
        </draw:connector>
        <draw:custom-shape draw:style-name="gr247" draw:text-style-name="P5" xml:id="id770" draw:id="id770" draw:layer="layout" svg:width="1.103cm" svg:height="0.368cm" svg:x="22.355cm" svg:y="14.2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72" draw:id="id772" draw:layer="layout" svg:width="1.103cm" svg:height="0.368cm" svg:x="23.755cm" svg:y="14.2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6cm" svg:y1="14.21cm" svg:x2="23.606cm" svg:y2="13.178cm" draw:start-shape="id772" draw:start-glue-point="0" draw:end-shape="id771" draw:end-glue-point="2" svg:d="M24306 14210v-516h-700v-516" svg:viewBox="0 0 701 1033">
          <text:p/>
        </draw:connector>
        <draw:custom-shape draw:style-name="gr247" draw:text-style-name="P5" xml:id="id773" draw:id="id773" draw:layer="layout" svg:width="1.103cm" svg:height="0.368cm" svg:x="21.711cm" svg:y="11.4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6cm" svg:y1="12.81cm" svg:x2="22.262cm" svg:y2="11.778cm" draw:start-shape="id768" draw:start-glue-point="0" draw:end-shape="id773" draw:end-glue-point="2" svg:d="M20806 12810v-516h1456v-516" svg:viewBox="0 0 1457 1033">
          <text:p/>
        </draw:connector>
        <draw:connector draw:style-name="gr248" draw:text-style-name="P4" draw:layer="layout" svg:x1="23.606cm" svg:y1="12.81cm" svg:x2="22.262cm" svg:y2="11.778cm" draw:start-shape="id771" draw:start-glue-point="0" draw:end-shape="id773" draw:end-glue-point="2" svg:d="M23606 12810v-516h-1344v-516" svg:viewBox="0 0 1345 1033">
          <text:p/>
        </draw:connector>
        <draw:custom-shape draw:style-name="gr250" draw:text-style-name="P35" xml:id="id774" draw:id="id774" draw:layer="layout" svg:width="1.103cm" svg:height="0.368cm" svg:x="18.833cm" svg:y="10.0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cm" svg:y1="11.41cm" svg:x2="19.384cm" svg:y2="10.378cm" draw:start-shape="id766" draw:start-glue-point="0" draw:end-shape="id774" draw:end-glue-point="2" svg:d="M16640 11410v-516h2744v-516" svg:viewBox="0 0 2745 1033">
          <text:p/>
        </draw:connector>
        <draw:connector draw:style-name="gr248" draw:text-style-name="P4" draw:layer="layout" svg:x1="22.262cm" svg:y1="11.41cm" svg:x2="19.384cm" svg:y2="10.378cm" draw:start-shape="id773" draw:start-glue-point="0" draw:end-shape="id774" draw:end-glue-point="2" svg:d="M22262 11410v-516h-2878v-516" svg:viewBox="0 0 2879 1033">
          <text:p/>
        </draw:connector>
        <draw:custom-shape draw:style-name="gr247" draw:text-style-name="P5" xml:id="id775" draw:id="id775" draw:layer="layout" svg:width="1.103cm" svg:height="0.368cm" svg:x="13.255cm" svg:y="8.6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4cm" svg:y1="10.01cm" svg:x2="13.806cm" svg:y2="8.978cm" draw:start-shape="id759" draw:start-glue-point="0" draw:end-shape="id775" draw:end-glue-point="2" svg:d="M8184 10010v-516h5622v-516" svg:viewBox="0 0 5623 1033">
          <text:p/>
        </draw:connector>
        <draw:connector draw:style-name="gr248" draw:text-style-name="P4" draw:layer="layout" svg:x1="19.384cm" svg:y1="10.01cm" svg:x2="13.806cm" svg:y2="8.978cm" draw:start-shape="id774" draw:end-shape="id775" draw:end-glue-point="2" svg:d="M19384 10010v-516h-5578v-516" svg:viewBox="0 0 5579 1033">
          <text:p/>
        </draw:connector>
        <draw:custom-shape draw:style-name="gr255" draw:text-style-name="P88" draw:layer="layout" svg:width="6.058cm" svg:height="0.786cm" svg:x="11.222cm" svg:y="7.608cm">
          <text:p text:style-name="P88"><text:span text:style-name="T17">.b:has(.a) <text:s/>{ color: red }</text:span></text:p>
          <draw:enhanced-geometry svg:viewBox="0 0 21600 21600" draw:type="rectangle" draw:enhanced-path="M 0 0 L 21600 0 21600 21600 0 21600 0 0 Z N"/>
        </draw:custom-shape>
        <draw:frame draw:style-name="gr252" draw:text-style-name="P51" draw:layer="layout" svg:width="27.991cm" svg:height="2.698cm" svg:x="0.008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D</text:span><text:span text:style-name="T18">e</text:span><text:span text:style-name="T18">p</text:span><text:span text:style-name="T18">t</text:span><text:span text:style-name="T18">h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text:span text:style-name="T18">d</text:span><text:span text:style-name="T18">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256" draw:text-style-name="P8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1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custom-shape draw:style-name="gr247" draw:text-style-name="P5" xml:id="id777" draw:id="id777" draw:layer="layout" svg:width="1.103cm" svg:height="0.368cm" svg:x="3.4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776" draw:start-glue-point="0" draw:end-shape="id777" draw:end-glue-point="2" svg:d="M3285 14211v-516h700v-516" svg:viewBox="0 0 701 1033">
          <text:p/>
        </draw:connector>
        <draw:custom-shape draw:style-name="gr250" draw:text-style-name="P35" xml:id="id776" draw:id="id776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35" xml:id="id778" draw:id="id778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778" draw:start-glue-point="0" draw:end-shape="id777" draw:end-glue-point="2" svg:d="M4685 14211v-516h-700v-516" svg:viewBox="0 0 701 1033">
          <text:p/>
        </draw:connector>
        <draw:custom-shape draw:style-name="gr247" draw:text-style-name="P5" xml:id="id780" draw:id="id780" draw:layer="layout" svg:width="1.103cm" svg:height="0.368cm" svg:x="6.2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779" draw:start-glue-point="0" draw:end-shape="id780" draw:end-glue-point="2" svg:d="M6085 14211v-516h700v-516" svg:viewBox="0 0 701 1033">
          <text:p/>
        </draw:connector>
        <draw:custom-shape draw:style-name="gr250" draw:text-style-name="P35" xml:id="id779" draw:id="id779" draw:layer="layout" svg:width="1.103cm" svg:height="0.368cm" svg:x="5.534cm" svg:y="14.211cm">
          <text:p text:style-name="P5"><text:span text:style-name="T2">.g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781" draw:id="id78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781" draw:start-glue-point="0" draw:end-shape="id780" draw:end-glue-point="2" svg:d="M7485 14211v-516h-700v-516" svg:viewBox="0 0 701 1033">
          <text:p/>
        </draw:connector>
        <draw:custom-shape draw:style-name="gr247" draw:text-style-name="P5" xml:id="id782" draw:id="id782" draw:layer="layout" svg:width="1.103cm" svg:height="0.368cm" svg:x="4.89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777" draw:start-glue-point="0" draw:end-shape="id782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780" draw:start-glue-point="0" draw:end-shape="id782" draw:end-glue-point="2" svg:d="M6785 12811v-516h-1344v-516" svg:viewBox="0 0 1345 1033">
          <text:p/>
        </draw:connector>
        <draw:custom-shape draw:style-name="gr247" draw:text-style-name="P5" xml:id="id784" draw:id="id78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783" draw:start-glue-point="0" draw:end-shape="id784" draw:end-glue-point="2" svg:d="M8907 14211v-516h700v-516" svg:viewBox="0 0 701 1033">
          <text:p/>
        </draw:connector>
        <draw:custom-shape draw:style-name="gr247" draw:text-style-name="P5" xml:id="id783" draw:id="id78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85" draw:id="id78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785" draw:start-glue-point="0" draw:end-shape="id784" draw:end-glue-point="2" svg:d="M10307 14211v-516h-700v-516" svg:viewBox="0 0 701 1033">
          <text:p/>
        </draw:connector>
        <draw:custom-shape draw:style-name="gr247" draw:text-style-name="P5" xml:id="id787" draw:id="id787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786" draw:start-glue-point="0" draw:end-shape="id787" draw:end-glue-point="2" svg:d="M11707 14211v-516h700v-516" svg:viewBox="0 0 701 1033">
          <text:p/>
        </draw:connector>
        <draw:custom-shape draw:style-name="gr247" draw:text-style-name="P5" xml:id="id786" draw:id="id78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88" draw:id="id788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788" draw:start-glue-point="0" draw:end-shape="id787" draw:end-glue-point="2" svg:d="M13107 14211v-516h-700v-516" svg:viewBox="0 0 701 1033">
          <text:p/>
        </draw:connector>
        <draw:custom-shape draw:style-name="gr247" draw:text-style-name="P5" xml:id="id789" draw:id="id789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784" draw:start-glue-point="0" draw:end-shape="id789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787" draw:start-glue-point="0" draw:end-shape="id789" draw:end-glue-point="2" svg:d="M12407 12811v-516h-1344v-516" svg:viewBox="0 0 1345 1033">
          <text:p/>
        </draw:connector>
        <draw:custom-shape draw:style-name="gr249" draw:text-style-name="P87" xml:id="id790" draw:id="id790" draw:layer="layout" svg:width="1.103cm" svg:height="0.368cm" svg:x="7.6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782" draw:start-glue-point="0" draw:end-shape="id790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789" draw:start-glue-point="0" draw:end-shape="id790" draw:end-glue-point="2" svg:d="M11063 11411v-516h-2878v-516" svg:viewBox="0 0 2879 1033">
          <text:p/>
        </draw:connector>
        <draw:custom-shape draw:style-name="gr247" draw:text-style-name="P5" xml:id="id792" draw:id="id79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791" draw:start-glue-point="0" draw:end-shape="id792" draw:end-glue-point="2" svg:d="M14485 14211v-516h700v-516" svg:viewBox="0 0 701 1033">
          <text:p/>
        </draw:connector>
        <draw:custom-shape draw:style-name="gr247" draw:text-style-name="P5" xml:id="id791" draw:id="id79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93" draw:id="id79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793" draw:start-glue-point="0" draw:end-shape="id792" draw:end-glue-point="2" svg:d="M15885 14211v-516h-700v-516" svg:viewBox="0 0 701 1033">
          <text:p/>
        </draw:connector>
        <draw:custom-shape draw:style-name="gr247" draw:text-style-name="P5" xml:id="id795" draw:id="id79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794" draw:start-glue-point="0" draw:end-shape="id795" draw:end-glue-point="2" svg:d="M17285 14211v-516h700v-516" svg:viewBox="0 0 701 1033">
          <text:p/>
        </draw:connector>
        <draw:custom-shape draw:style-name="gr247" draw:text-style-name="P5" xml:id="id794" draw:id="id79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796" draw:id="id79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796" draw:start-glue-point="0" draw:end-shape="id795" draw:end-glue-point="2" svg:d="M18685 14211v-516h-700v-516" svg:viewBox="0 0 701 1033">
          <text:p/>
        </draw:connector>
        <draw:custom-shape draw:style-name="gr247" draw:text-style-name="P5" xml:id="id797" draw:id="id79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792" draw:start-glue-point="0" draw:end-shape="id797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795" draw:start-glue-point="0" draw:end-shape="id797" draw:end-glue-point="2" svg:d="M17985 12811v-516h-1344v-516" svg:viewBox="0 0 1345 1033">
          <text:p/>
        </draw:connector>
        <draw:custom-shape draw:style-name="gr247" draw:text-style-name="P5" xml:id="id799" draw:id="id79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798" draw:start-glue-point="0" draw:end-shape="id799" draw:end-glue-point="2" svg:d="M20107 14211v-516h700v-516" svg:viewBox="0 0 701 1033">
          <text:p/>
        </draw:connector>
        <draw:custom-shape draw:style-name="gr247" draw:text-style-name="P5" xml:id="id798" draw:id="id79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00" draw:id="id80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800" draw:start-glue-point="0" draw:end-shape="id799" draw:end-glue-point="2" svg:d="M21507 14211v-516h-700v-516" svg:viewBox="0 0 701 1033">
          <text:p/>
        </draw:connector>
        <draw:custom-shape draw:style-name="gr247" draw:text-style-name="P5" xml:id="id802" draw:id="id802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801" draw:start-glue-point="0" draw:end-shape="id802" draw:end-glue-point="2" svg:d="M22907 14211v-516h700v-516" svg:viewBox="0 0 701 1033">
          <text:p/>
        </draw:connector>
        <draw:custom-shape draw:style-name="gr247" draw:text-style-name="P5" xml:id="id801" draw:id="id80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803" draw:id="id803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803" draw:start-glue-point="0" draw:end-shape="id802" draw:end-glue-point="2" svg:d="M24307 14211v-516h-700v-516" svg:viewBox="0 0 701 1033">
          <text:p/>
        </draw:connector>
        <draw:custom-shape draw:style-name="gr247" draw:text-style-name="P5" xml:id="id804" draw:id="id804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799" draw:start-glue-point="0" draw:end-shape="id804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802" draw:start-glue-point="0" draw:end-shape="id804" draw:end-glue-point="2" svg:d="M23607 12811v-516h-1344v-516" svg:viewBox="0 0 1345 1033">
          <text:p/>
        </draw:connector>
        <draw:custom-shape draw:style-name="gr247" draw:text-style-name="P5" xml:id="id805" draw:id="id805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797" draw:start-glue-point="0" draw:end-shape="id805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804" draw:start-glue-point="0" draw:end-shape="id805" draw:end-glue-point="2" svg:d="M22263 11411v-516h-2878v-516" svg:viewBox="0 0 2879 1033">
          <text:p/>
        </draw:connector>
        <draw:custom-shape draw:style-name="gr247" draw:text-style-name="P5" xml:id="id806" draw:id="id806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790" draw:start-glue-point="0" draw:end-shape="id806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805" draw:end-shape="id806" draw:end-glue-point="2" svg:d="M19385 10011v-516h-5578v-516" svg:viewBox="0 0 5579 1033">
          <text:p/>
        </draw:connector>
        <draw:custom-shape draw:style-name="gr257" draw:text-style-name="P88" draw:layer="layout" svg:width="7.157cm" svg:height="3.061cm" svg:x="11.023cm" svg:y="5.334cm">
          <text:p text:style-name="P88"><text:span text:style-name="T17">.b:has(.a) <text:s text:c="2"/>{ color: red }</text:span></text:p>
          <text:p text:style-name="P88"><text:span text:style-name="T17">.d:has(.c) <text:s text:c="2"/>{ color: blue }</text:span></text:p>
          <text:p text:style-name="P88"><text:span text:style-name="T17">.e:has(.c) <text:s text:c="2"/>{ color: yellow }</text:span></text:p>
          <text:p text:style-name="P88"><text:span text:style-name="T17">.h:has(.g) <text:s text:c="2"/>{ color: green }</text:span></text:p>
          <text:p text:style-name="P88"><text:span text:style-name="T17">.i:has(.g) <text:s text:c="2"/>{ color: orange }</text:span></text:p>
          <text:p text:style-name="P88"><text:span text:style-name="T17">.j:has(.g) <text:s text:c="2"/>{ color: purple }</text:span></text:p>
          <text:p text:style-name="P88"><text:span text:style-name="T17">.k:has(.g) <text:s text:c="2"/>{ color: pink }</text:span></text:p>
          <draw:enhanced-geometry svg:viewBox="0 0 21600 21600" draw:type="rectangle" draw:enhanced-path="M 0 0 L 21600 0 21600 21600 0 21600 0 0 Z N"/>
        </draw:custom-shape>
        <draw:frame draw:style-name="gr252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/text:p>
          </draw:text-box>
        </draw:frame>
        <draw:custom-shape draw:style-name="gr258" draw:text-style-name="P89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custom-shape draw:style-name="gr247" draw:text-style-name="P5" xml:id="id808" draw:id="id808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807" draw:start-glue-point="0" draw:end-shape="id808" draw:end-glue-point="2" svg:d="M3285 14211v-516h700v-516" svg:viewBox="0 0 701 1033">
          <text:p/>
        </draw:connector>
        <draw:custom-shape draw:style-name="gr250" draw:text-style-name="P35" xml:id="id807" draw:id="id807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9" draw:text-style-name="P87" xml:id="id809" draw:id="id809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809" draw:start-glue-point="0" draw:end-shape="id808" draw:end-glue-point="2" svg:d="M4685 14211v-516h-700v-516" svg:viewBox="0 0 701 1033">
          <text:p/>
        </draw:connector>
        <draw:custom-shape draw:style-name="gr247" draw:text-style-name="P5" xml:id="id811" draw:id="id811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810" draw:start-glue-point="0" draw:end-shape="id811" draw:end-glue-point="2" svg:d="M6085 14211v-516h700v-516" svg:viewBox="0 0 701 1033">
          <text:p/>
        </draw:connector>
        <draw:custom-shape draw:style-name="gr250" draw:text-style-name="P35" xml:id="id810" draw:id="id810" draw:layer="layout" svg:width="1.103cm" svg:height="0.368cm" svg:x="5.5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812" draw:id="id812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812" draw:start-glue-point="0" draw:end-shape="id811" draw:end-glue-point="2" svg:d="M7485 14211v-516h-700v-516" svg:viewBox="0 0 701 1033">
          <text:p/>
        </draw:connector>
        <draw:custom-shape draw:style-name="gr247" draw:text-style-name="P5" xml:id="id813" draw:id="id813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808" draw:start-glue-point="0" draw:end-shape="id813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811" draw:start-glue-point="0" draw:end-shape="id813" draw:end-glue-point="2" svg:d="M6785 12811v-516h-1344v-516" svg:viewBox="0 0 1345 1033">
          <text:p/>
        </draw:connector>
        <draw:custom-shape draw:style-name="gr247" draw:text-style-name="P5" xml:id="id815" draw:id="id815" draw:layer="layout" svg:width="1.103cm" svg:height="0.368cm" svg:x="9.056cm" svg:y="12.811cm">
          <text:p text:style-name="P5">.e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814" draw:start-glue-point="0" draw:end-shape="id815" draw:end-glue-point="2" svg:d="M8907 14211v-516h700v-516" svg:viewBox="0 0 701 1033">
          <text:p/>
        </draw:connector>
        <draw:custom-shape draw:style-name="gr250" draw:text-style-name="P35" xml:id="id814" draw:id="id814" draw:layer="layout" svg:width="1.103cm" svg:height="0.368cm" svg:x="8.356cm" svg:y="14.211cm">
          <text:p text:style-name="P5">.c</text:p>
          <draw:enhanced-geometry svg:viewBox="0 0 21600 21600" draw:type="rectangle" draw:enhanced-path="M 0 0 L 21600 0 21600 21600 0 21600 0 0 Z N"/>
        </draw:custom-shape>
        <draw:custom-shape draw:style-name="gr247" draw:text-style-name="P5" xml:id="id816" draw:id="id816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816" draw:start-glue-point="0" draw:end-shape="id815" draw:end-glue-point="2" svg:d="M10307 14211v-516h-700v-516" svg:viewBox="0 0 701 1033">
          <text:p/>
        </draw:connector>
        <draw:custom-shape draw:style-name="gr247" draw:text-style-name="P5" xml:id="id818" draw:id="id818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817" draw:start-glue-point="0" draw:end-shape="id818" draw:end-glue-point="2" svg:d="M11707 14211v-516h700v-516" svg:viewBox="0 0 701 1033">
          <text:p/>
        </draw:connector>
        <draw:custom-shape draw:style-name="gr249" draw:text-style-name="P87" xml:id="id817" draw:id="id817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19" draw:id="id819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819" draw:start-glue-point="0" draw:end-shape="id818" draw:end-glue-point="2" svg:d="M13107 14211v-516h-700v-516" svg:viewBox="0 0 701 1033">
          <text:p/>
        </draw:connector>
        <draw:custom-shape draw:style-name="gr247" draw:text-style-name="P5" xml:id="id820" draw:id="id820" draw:layer="layout" svg:width="1.103cm" svg:height="0.368cm" svg:x="10.512cm" svg:y="11.411cm">
          <text:p text:style-name="P5">.e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815" draw:start-glue-point="0" draw:end-shape="id820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818" draw:start-glue-point="0" draw:end-shape="id820" draw:end-glue-point="2" svg:d="M12407 12811v-516h-1344v-516" svg:viewBox="0 0 1345 1033">
          <text:p/>
        </draw:connector>
        <draw:custom-shape draw:style-name="gr249" draw:text-style-name="P87" xml:id="id821" draw:id="id821" draw:layer="layout" svg:width="1.103cm" svg:height="0.368cm" svg:x="7.634cm" svg:y="10.0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813" draw:start-glue-point="0" draw:end-shape="id821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820" draw:start-glue-point="0" draw:end-shape="id821" draw:end-glue-point="2" svg:d="M11063 11411v-516h-2878v-516" svg:viewBox="0 0 2879 1033">
          <text:p/>
        </draw:connector>
        <draw:custom-shape draw:style-name="gr247" draw:text-style-name="P5" xml:id="id823" draw:id="id823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822" draw:start-glue-point="0" draw:end-shape="id823" draw:end-glue-point="2" svg:d="M14485 14211v-516h700v-516" svg:viewBox="0 0 701 1033">
          <text:p/>
        </draw:connector>
        <draw:custom-shape draw:style-name="gr250" draw:text-style-name="P35" xml:id="id822" draw:id="id822" draw:layer="layout" svg:width="1.103cm" svg:height="0.368cm" svg:x="13.934cm" svg:y="14.211cm">
          <text:p text:style-name="P5">.f</text:p>
          <draw:enhanced-geometry svg:viewBox="0 0 21600 21600" draw:type="rectangle" draw:enhanced-path="M 0 0 L 21600 0 21600 21600 0 21600 0 0 Z N"/>
        </draw:custom-shape>
        <draw:custom-shape draw:style-name="gr247" draw:text-style-name="P5" xml:id="id824" draw:id="id824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824" draw:start-glue-point="0" draw:end-shape="id823" draw:end-glue-point="2" svg:d="M15885 14211v-516h-700v-516" svg:viewBox="0 0 701 1033">
          <text:p/>
        </draw:connector>
        <draw:custom-shape draw:style-name="gr247" draw:text-style-name="P5" xml:id="id826" draw:id="id826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825" draw:start-glue-point="0" draw:end-shape="id826" draw:end-glue-point="2" svg:d="M17285 14211v-516h700v-516" svg:viewBox="0 0 701 1033">
          <text:p/>
        </draw:connector>
        <draw:custom-shape draw:style-name="gr247" draw:text-style-name="P5" xml:id="id825" draw:id="id825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27" draw:id="id827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827" draw:start-glue-point="0" draw:end-shape="id826" draw:end-glue-point="2" svg:d="M18685 14211v-516h-700v-516" svg:viewBox="0 0 701 1033">
          <text:p/>
        </draw:connector>
        <draw:custom-shape draw:style-name="gr247" draw:text-style-name="P5" xml:id="id828" draw:id="id828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823" draw:start-glue-point="0" draw:end-shape="id828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826" draw:start-glue-point="0" draw:end-shape="id828" draw:end-glue-point="2" svg:d="M17985 12811v-516h-1344v-516" svg:viewBox="0 0 1345 1033">
          <text:p/>
        </draw:connector>
        <draw:custom-shape draw:style-name="gr247" draw:text-style-name="P5" xml:id="id830" draw:id="id830" draw:layer="layout" svg:width="1.103cm" svg:height="0.368cm" svg:x="20.256cm" svg:y="12.811cm">
          <text:p text:style-name="P5">.j.i.h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829" draw:start-glue-point="0" draw:end-shape="id830" draw:end-glue-point="2" svg:d="M20107 14211v-516h700v-516" svg:viewBox="0 0 701 1033">
          <text:p/>
        </draw:connector>
        <draw:custom-shape draw:style-name="gr250" draw:text-style-name="P35" xml:id="id829" draw:id="id829" draw:layer="layout" svg:width="1.103cm" svg:height="0.368cm" svg:x="19.556cm" svg:y="14.211cm">
          <text:p text:style-name="P5">.f</text:p>
          <draw:enhanced-geometry svg:viewBox="0 0 21600 21600" draw:type="rectangle" draw:enhanced-path="M 0 0 L 21600 0 21600 21600 0 21600 0 0 Z N"/>
        </draw:custom-shape>
        <draw:custom-shape draw:style-name="gr247" draw:text-style-name="P5" xml:id="id831" draw:id="id831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831" draw:start-glue-point="0" draw:end-shape="id830" draw:end-glue-point="2" svg:d="M21507 14211v-516h-700v-516" svg:viewBox="0 0 701 1033">
          <text:p/>
        </draw:connector>
        <draw:custom-shape draw:style-name="gr247" draw:text-style-name="P5" xml:id="id833" draw:id="id833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832" draw:start-glue-point="0" draw:end-shape="id833" draw:end-glue-point="2" svg:d="M22907 14211v-516h700v-516" svg:viewBox="0 0 701 1033">
          <text:p/>
        </draw:connector>
        <draw:custom-shape draw:style-name="gr247" draw:text-style-name="P5" xml:id="id832" draw:id="id832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34" draw:id="id834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834" draw:start-glue-point="0" draw:end-shape="id833" draw:end-glue-point="2" svg:d="M24307 14211v-516h-700v-516" svg:viewBox="0 0 701 1033">
          <text:p/>
        </draw:connector>
        <draw:custom-shape draw:style-name="gr247" draw:text-style-name="P5" xml:id="id835" draw:id="id835" draw:layer="layout" svg:width="1.103cm" svg:height="0.368cm" svg:x="21.712cm" svg:y="11.411cm">
          <text:p text:style-name="P5">.j.i.h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830" draw:start-glue-point="0" draw:end-shape="id835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833" draw:start-glue-point="0" draw:end-shape="id835" draw:end-glue-point="2" svg:d="M23607 12811v-516h-1344v-516" svg:viewBox="0 0 1345 1033">
          <text:p/>
        </draw:connector>
        <draw:custom-shape draw:style-name="gr249" draw:text-style-name="P87" xml:id="id836" draw:id="id836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828" draw:start-glue-point="0" draw:end-shape="id836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835" draw:start-glue-point="0" draw:end-shape="id836" draw:end-glue-point="2" svg:d="M22263 11411v-516h-2878v-516" svg:viewBox="0 0 2879 1033">
          <text:p/>
        </draw:connector>
        <draw:custom-shape draw:style-name="gr247" draw:text-style-name="P5" xml:id="id837" draw:id="id837" draw:layer="layout" svg:width="1.103cm" svg:height="0.368cm" svg:x="13.256cm" svg:y="8.6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821" draw:start-glue-point="0" draw:end-shape="id837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836" draw:end-shape="id837" draw:end-glue-point="2" svg:d="M19385 10011v-516h-5578v-516" svg:viewBox="0 0 5579 1033">
          <text:p/>
        </draw:connector>
        <draw:custom-shape draw:style-name="gr259" draw:text-style-name="P88" draw:layer="layout" svg:width="8.361cm" svg:height="1.273cm" svg:x="10.035cm" svg:y="7.109cm">
          <text:p text:style-name="P88"><text:span text:style-name="T17">.b:h</text:span><text:span text:style-name="T17">as(.</text:span><text:span text:style-name="T17">a) <text:s text:c="2"/></text:span><text:span text:style-name="T17"><text:s text:c="5"/></text:span><text:span text:style-name="T17"><text:s/></text:span><text:span text:style-name="T17">{ co</text:span><text:span text:style-name="T17">lor: </text:span><text:span text:style-name="T17">red </text:span><text:span text:style-name="T17">}</text:span><text:span text:style-name="T17"><text:line-break/></text:span><text:span text:style-name="T17">.e.d</text:span><text:span text:style-name="T17">:has</text:span><text:span text:style-name="T17">(.c) </text:span><text:span text:style-name="T17"><text:s text:c="5"/></text:span><text:span text:style-name="T17"><text:s/></text:span><text:span text:style-name="T17">{ co</text:span><text:span text:style-name="T17">lor: </text:span><text:span text:style-name="T17">blue </text:span><text:span text:style-name="T17">}</text:span></text:p>
          <text:p text:style-name="P88"><text:span text:style-name="T17">.j.i</text:span><text:span text:style-name="T17">.h.g</text:span><text:span text:style-name="T17">:has</text:span><text:span text:style-name="T17">(.f) </text:span><text:span text:style-name="T17"><text:s text:c="2"/></text:span><text:span text:style-name="T17">{ co</text:span><text:span text:style-name="T17">lor: </text:span><text:span text:style-name="T17">yell</text:span><text:span text:style-name="T17">ow }</text:span></text:p>
          <draw:enhanced-geometry svg:viewBox="0 0 21600 21600" draw:type="rectangle" draw:enhanced-path="M 0 0 L 21600 0 21600 21600 0 21600 0 0 Z N"/>
        </draw:custom-shape>
        <draw:frame draw:style-name="gr252" draw:text-style-name="P36" draw:layer="layout" svg:width="27.991cm" svg:height="2.698cm" svg:x="0.009cm" svg:y="0.255cm">
          <draw:text-box>
            <text:p text:style-name="P90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90"><text:span text:style-name="T4"/></text:p>
            <text:p text:style-name="P90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custom-shape draw:style-name="gr260" draw:text-style-name="P89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2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custom-shape draw:style-name="gr247" draw:text-style-name="P5" xml:id="id839" draw:id="id839" draw:layer="layout" svg:width="1.103cm" svg:height="0.368cm" svg:x="3.4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838" draw:start-glue-point="0" draw:end-shape="id839" draw:end-glue-point="2" svg:d="M3285 14211v-516h700v-516" svg:viewBox="0 0 701 1033">
          <text:p/>
        </draw:connector>
        <draw:custom-shape draw:style-name="gr250" draw:text-style-name="P35" xml:id="id838" draw:id="id838" draw:layer="layout" svg:width="1.103cm" svg:height="0.368cm" svg:x="2.7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35" xml:id="id840" draw:id="id840" draw:layer="layout" svg:width="1.103cm" svg:height="0.368cm" svg:x="4.1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840" draw:start-glue-point="0" draw:end-shape="id839" draw:end-glue-point="2" svg:d="M4685 14211v-516h-700v-516" svg:viewBox="0 0 701 1033">
          <text:p/>
        </draw:connector>
        <draw:custom-shape draw:style-name="gr247" draw:text-style-name="P5" xml:id="id842" draw:id="id842" draw:layer="layout" svg:width="1.103cm" svg:height="0.368cm" svg:x="6.2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841" draw:start-glue-point="0" draw:end-shape="id842" draw:end-glue-point="2" svg:d="M6085 14211v-516h700v-516" svg:viewBox="0 0 701 1033">
          <text:p/>
        </draw:connector>
        <draw:custom-shape draw:style-name="gr250" draw:text-style-name="P35" xml:id="id841" draw:id="id841" draw:layer="layout" svg:width="1.103cm" svg:height="0.368cm" svg:x="5.534cm" svg:y="14.211cm">
          <text:p text:style-name="P5"><text:span text:style-name="T19">.d</text:span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61" draw:text-style-name="P92" xml:id="id843" draw:id="id843" draw:layer="layout" svg:width="1.103cm" svg:height="0.368cm" svg:x="6.934cm" svg:y="14.211cm">
          <text:p text:style-name="P91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843" draw:start-glue-point="0" draw:end-shape="id842" draw:end-glue-point="2" svg:d="M7485 14211v-516h-700v-516" svg:viewBox="0 0 701 1033">
          <text:p/>
        </draw:connector>
        <draw:custom-shape draw:style-name="gr247" draw:text-style-name="P5" xml:id="id844" draw:id="id844" draw:layer="layout" svg:width="1.103cm" svg:height="0.368cm" svg:x="4.89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839" draw:start-glue-point="0" draw:end-shape="id844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842" draw:start-glue-point="0" draw:end-shape="id844" draw:end-glue-point="2" svg:d="M6785 12811v-516h-1344v-516" svg:viewBox="0 0 1345 1033">
          <text:p/>
        </draw:connector>
        <draw:custom-shape draw:style-name="gr247" draw:text-style-name="P5" xml:id="id846" draw:id="id846" draw:layer="layout" svg:width="1.103cm" svg:height="0.368cm" svg:x="9.0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845" draw:start-glue-point="0" draw:end-shape="id846" draw:end-glue-point="2" svg:d="M8907 14211v-516h700v-516" svg:viewBox="0 0 701 1033">
          <text:p/>
        </draw:connector>
        <draw:custom-shape draw:style-name="gr262" draw:text-style-name="P92" xml:id="id845" draw:id="id845" draw:layer="layout" svg:width="1.103cm" svg:height="0.368cm" svg:x="8.356cm" svg:y="14.211cm">
          <text:p text:style-name="P91"><text:span text:style-name="T19">.i.h.</text:span><text:span text:style-name="T19">g</text:span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847" draw:id="id847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847" draw:start-glue-point="0" draw:end-shape="id846" draw:end-glue-point="2" svg:d="M10307 14211v-516h-700v-516" svg:viewBox="0 0 701 1033">
          <text:p/>
        </draw:connector>
        <draw:custom-shape draw:style-name="gr247" draw:text-style-name="P5" xml:id="id849" draw:id="id849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848" draw:start-glue-point="0" draw:end-shape="id849" draw:end-glue-point="2" svg:d="M11707 14211v-516h700v-516" svg:viewBox="0 0 701 1033">
          <text:p/>
        </draw:connector>
        <draw:custom-shape draw:style-name="gr247" draw:text-style-name="P5" xml:id="id848" draw:id="id848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50" draw:id="id850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850" draw:start-glue-point="0" draw:end-shape="id849" draw:end-glue-point="2" svg:d="M13107 14211v-516h-700v-516" svg:viewBox="0 0 701 1033">
          <text:p/>
        </draw:connector>
        <draw:custom-shape draw:style-name="gr247" draw:text-style-name="P5" xml:id="id851" draw:id="id851" draw:layer="layout" svg:width="1.103cm" svg:height="0.368cm" svg:x="10.5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846" draw:start-glue-point="0" draw:end-shape="id851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849" draw:start-glue-point="0" draw:end-shape="id851" draw:end-glue-point="2" svg:d="M12407 12811v-516h-1344v-516" svg:viewBox="0 0 1345 1033">
          <text:p/>
        </draw:connector>
        <draw:custom-shape draw:style-name="gr249" draw:text-style-name="P87" xml:id="id852" draw:id="id852" draw:layer="layout" svg:width="1.103cm" svg:height="0.368cm" svg:x="7.6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844" draw:start-glue-point="0" draw:end-shape="id852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851" draw:start-glue-point="0" draw:end-shape="id852" draw:end-glue-point="2" svg:d="M11063 11411v-516h-2878v-516" svg:viewBox="0 0 2879 1033">
          <text:p/>
        </draw:connector>
        <draw:custom-shape draw:style-name="gr247" draw:text-style-name="P5" xml:id="id854" draw:id="id854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853" draw:start-glue-point="0" draw:end-shape="id854" draw:end-glue-point="2" svg:d="M14485 14211v-516h700v-516" svg:viewBox="0 0 701 1033">
          <text:p/>
        </draw:connector>
        <draw:custom-shape draw:style-name="gr247" draw:text-style-name="P5" xml:id="id853" draw:id="id853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55" draw:id="id855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855" draw:start-glue-point="0" draw:end-shape="id854" draw:end-glue-point="2" svg:d="M15885 14211v-516h-700v-516" svg:viewBox="0 0 701 1033">
          <text:p/>
        </draw:connector>
        <draw:custom-shape draw:style-name="gr247" draw:text-style-name="P5" xml:id="id857" draw:id="id857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856" draw:start-glue-point="0" draw:end-shape="id857" draw:end-glue-point="2" svg:d="M17285 14211v-516h700v-516" svg:viewBox="0 0 701 1033">
          <text:p/>
        </draw:connector>
        <draw:custom-shape draw:style-name="gr247" draw:text-style-name="P5" xml:id="id856" draw:id="id856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58" draw:id="id858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858" draw:start-glue-point="0" draw:end-shape="id857" draw:end-glue-point="2" svg:d="M18685 14211v-516h-700v-516" svg:viewBox="0 0 701 1033">
          <text:p/>
        </draw:connector>
        <draw:custom-shape draw:style-name="gr247" draw:text-style-name="P5" xml:id="id859" draw:id="id859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854" draw:start-glue-point="0" draw:end-shape="id859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857" draw:start-glue-point="0" draw:end-shape="id859" draw:end-glue-point="2" svg:d="M17985 12811v-516h-1344v-516" svg:viewBox="0 0 1345 1033">
          <text:p/>
        </draw:connector>
        <draw:custom-shape draw:style-name="gr247" draw:text-style-name="P5" xml:id="id861" draw:id="id861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860" draw:start-glue-point="0" draw:end-shape="id861" draw:end-glue-point="2" svg:d="M20107 14211v-516h700v-516" svg:viewBox="0 0 701 1033">
          <text:p/>
        </draw:connector>
        <draw:custom-shape draw:style-name="gr247" draw:text-style-name="P5" xml:id="id860" draw:id="id860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62" draw:id="id862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862" draw:start-glue-point="0" draw:end-shape="id861" draw:end-glue-point="2" svg:d="M21507 14211v-516h-700v-516" svg:viewBox="0 0 701 1033">
          <text:p/>
        </draw:connector>
        <draw:custom-shape draw:style-name="gr247" draw:text-style-name="P5" xml:id="id864" draw:id="id864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863" draw:start-glue-point="0" draw:end-shape="id864" draw:end-glue-point="2" svg:d="M22907 14211v-516h700v-516" svg:viewBox="0 0 701 1033">
          <text:p/>
        </draw:connector>
        <draw:custom-shape draw:style-name="gr247" draw:text-style-name="P5" xml:id="id863" draw:id="id863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865" draw:id="id865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865" draw:start-glue-point="0" draw:end-shape="id864" draw:end-glue-point="2" svg:d="M24307 14211v-516h-700v-516" svg:viewBox="0 0 701 1033">
          <text:p/>
        </draw:connector>
        <draw:custom-shape draw:style-name="gr247" draw:text-style-name="P5" xml:id="id866" draw:id="id866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861" draw:start-glue-point="0" draw:end-shape="id866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864" draw:start-glue-point="0" draw:end-shape="id866" draw:end-glue-point="2" svg:d="M23607 12811v-516h-1344v-516" svg:viewBox="0 0 1345 1033">
          <text:p/>
        </draw:connector>
        <draw:custom-shape draw:style-name="gr249" draw:text-style-name="P87" xml:id="id867" draw:id="id867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859" draw:start-glue-point="0" draw:end-shape="id867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866" draw:start-glue-point="0" draw:end-shape="id867" draw:end-glue-point="2" svg:d="M22263 11411v-516h-2878v-516" svg:viewBox="0 0 2879 1033">
          <text:p/>
        </draw:connector>
        <draw:custom-shape draw:style-name="gr247" draw:text-style-name="P5" xml:id="id868" draw:id="id868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852" draw:start-glue-point="0" draw:end-shape="id868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867" draw:end-shape="id868" draw:end-glue-point="2" svg:d="M19385 10011v-516h-5578v-516" svg:viewBox="0 0 5579 1033">
          <text:p/>
        </draw:connector>
        <draw:custom-shape draw:style-name="gr263" draw:text-style-name="P88" draw:layer="layout" svg:width="7.565cm" svg:height="1.49cm" svg:x="10.055cm" svg:y="6.992cm">
          <text:p text:style-name="P88"><text:span text:style-name="T17">.b:</text:span><text:span text:style-name="T17">has</text:span><text:span text:style-name="T17">(.a</text:span><text:span text:style-name="T17">) <text:s text:c="2"/></text:span><text:span text:style-name="T17"><text:s text:c="4"/></text:span><text:span text:style-name="T17"><text:s text:c="2"/>{ </text:span><text:span text:style-name="T17">col</text:span><text:span text:style-name="T17">or: </text:span><text:span text:style-name="T17">red </text:span><text:span text:style-name="T17">}</text:span><text:span text:style-name="T17"><text:line-break/></text:span><text:span text:style-name="T17">.e:</text:span><text:span text:style-name="T17">has</text:span><text:span text:style-name="T17">(.d</text:span><text:span text:style-name="T17">.c) </text:span><text:span text:style-name="T17"><text:s text:c="4"/></text:span><text:span text:style-name="T17"><text:s text:c="2"/>{ </text:span><text:span text:style-name="T17">col</text:span><text:span text:style-name="T17">or: </text:span><text:span text:style-name="T17">blu</text:span><text:span text:style-name="T17">e }</text:span></text:p>
          <text:p text:style-name="P88"><text:span text:style-name="T17">.j:</text:span><text:span text:style-name="T17">has</text:span><text:span text:style-name="T17">(.i</text:span><text:span text:style-name="T17">.h.</text:span><text:span text:style-name="T17">g.f</text:span><text:span text:style-name="T17">) <text:s text:c="2"/></text:span><text:span text:style-name="T17">{ c</text:span><text:span text:style-name="T17">olo</text:span><text:span text:style-name="T17">r: </text:span><text:span text:style-name="T17">gre</text:span><text:span text:style-name="T17">en </text:span><text:span text:style-name="T17">}</text:span></text:p>
          <draw:enhanced-geometry svg:viewBox="0 0 21600 21600" draw:type="rectangle" draw:enhanced-path="M 0 0 L 21600 0 21600 21600 0 21600 0 0 Z N"/>
        </draw:custom-shape>
        <draw:frame draw:style-name="gr252" draw:text-style-name="P36" draw:layer="layout" svg:width="27.991cm" svg:height="2.698cm" svg:x="0.009cm" svg:y="0.255cm">
          <draw:text-box>
            <text:p text:style-name="P90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90"><text:span text:style-name="T4"/></text:p>
            <text:p text:style-name="P90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f</text:span><text:span text:style-name="T18">o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60" draw:text-style-name="P89" draw:layer="layout" svg:width="23.114cm" svg:height="8.128cm" svg:x="2.286cm" svg:y="6.85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9" draw:layer="layout" svg:width="18.624cm" svg:height="10.476cm" svg:x="1.482cm" svg:y="2.123cm" draw:page-number="2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custom-shape draw:style-name="gr247" draw:text-style-name="P5" xml:id="id870" draw:id="id870" draw:layer="layout" svg:width="1.103cm" svg:height="0.368cm" svg:x="3.434cm" svg:y="12.8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869" draw:start-glue-point="0" draw:end-shape="id870" draw:end-glue-point="2" svg:d="M3285 14211v-516h700v-516" svg:viewBox="0 0 701 1033">
          <text:p/>
        </draw:connector>
        <draw:custom-shape draw:style-name="gr250" draw:text-style-name="P93" xml:id="id869" draw:id="id869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871" draw:id="id871" draw:layer="layout" svg:width="1.103cm" svg:height="0.368cm" svg:x="4.134cm" svg:y="14.211cm">
          <text:p text:style-name="P1"><text:span text:style-name="T1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871" draw:start-glue-point="0" draw:end-shape="id870" draw:end-glue-point="2" svg:d="M4685 14211v-516h-700v-516" svg:viewBox="0 0 701 1033">
          <text:p/>
        </draw:connector>
        <draw:custom-shape draw:style-name="gr247" draw:text-style-name="P5" xml:id="id873" draw:id="id873" draw:layer="layout" svg:width="1.103cm" svg:height="0.368cm" svg:x="6.234cm" svg:y="12.8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872" draw:start-glue-point="0" draw:end-shape="id873" draw:end-glue-point="2" svg:d="M6085 14211v-516h700v-516" svg:viewBox="0 0 701 1033">
          <text:p/>
        </draw:connector>
        <draw:custom-shape draw:style-name="gr250" draw:text-style-name="P93" xml:id="id872" draw:id="id872" draw:layer="layout" svg:width="1.103cm" svg:height="0.368cm" svg:x="5.534cm" svg:y="14.211cm">
          <text:p text:style-name="P1"><text:span text:style-name="T1">.d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874" draw:id="id874" draw:layer="layout" svg:width="1.103cm" svg:height="0.368cm" svg:x="6.934cm" svg:y="14.211cm">
          <text:p text:style-name="P1"><text:span text:style-name="T1">.e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874" draw:start-glue-point="0" draw:end-shape="id873" draw:end-glue-point="2" svg:d="M7485 14211v-516h-700v-516" svg:viewBox="0 0 701 1033">
          <text:p/>
        </draw:connector>
        <draw:custom-shape draw:style-name="gr247" draw:text-style-name="P5" xml:id="id875" draw:id="id875" draw:layer="layout" svg:width="1.103cm" svg:height="0.368cm" svg:x="4.89cm" svg:y="11.411cm">
          <text:p text:style-name="P91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870" draw:start-glue-point="0" draw:end-shape="id875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873" draw:start-glue-point="0" draw:end-shape="id875" draw:end-glue-point="2" svg:d="M6785 12811v-516h-1344v-516" svg:viewBox="0 0 1345 1033">
          <text:p/>
        </draw:connector>
        <draw:custom-shape draw:style-name="gr247" draw:text-style-name="P5" xml:id="id877" draw:id="id877" draw:layer="layout" svg:width="1.103cm" svg:height="0.368cm" svg:x="9.056cm" svg:y="12.8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876" draw:start-glue-point="0" draw:end-shape="id877" draw:end-glue-point="2" svg:d="M8907 14211v-516h700v-516" svg:viewBox="0 0 701 1033">
          <text:p/>
        </draw:connector>
        <draw:custom-shape draw:style-name="gr250" draw:text-style-name="P93" xml:id="id876" draw:id="id876" draw:layer="layout" svg:width="1.103cm" svg:height="0.368cm" svg:x="8.356cm" svg:y="14.211cm">
          <text:p text:style-name="P1"><text:span text:style-name="T1">.f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878" draw:id="id878" draw:layer="layout" svg:width="1.103cm" svg:height="0.368cm" svg:x="9.756cm" svg:y="14.211cm">
          <text:p text:style-name="P1"><text:span text:style-name="T1">.g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878" draw:start-glue-point="0" draw:end-shape="id877" draw:end-glue-point="2" svg:d="M10307 14211v-516h-700v-516" svg:viewBox="0 0 701 1033">
          <text:p/>
        </draw:connector>
        <draw:custom-shape draw:style-name="gr247" draw:text-style-name="P5" xml:id="id880" draw:id="id880" draw:layer="layout" svg:width="1.103cm" svg:height="0.368cm" svg:x="11.856cm" svg:y="12.8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879" draw:start-glue-point="0" draw:end-shape="id880" draw:end-glue-point="2" svg:d="M11707 14211v-516h700v-516" svg:viewBox="0 0 701 1033">
          <text:p/>
        </draw:connector>
        <draw:custom-shape draw:style-name="gr250" draw:text-style-name="P93" xml:id="id879" draw:id="id879" draw:layer="layout" svg:width="1.103cm" svg:height="0.368cm" svg:x="11.156cm" svg:y="14.211cm">
          <text:p text:style-name="P1"><text:span text:style-name="T1">.h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881" draw:id="id881" draw:layer="layout" svg:width="1.103cm" svg:height="0.368cm" svg:x="12.556cm" svg:y="14.211cm">
          <text:p text:style-name="P1"><text:span text:style-name="T1">.i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881" draw:start-glue-point="0" draw:end-shape="id880" draw:end-glue-point="2" svg:d="M13107 14211v-516h-700v-516" svg:viewBox="0 0 701 1033">
          <text:p/>
        </draw:connector>
        <draw:custom-shape draw:style-name="gr247" draw:text-style-name="P5" xml:id="id882" draw:id="id882" draw:layer="layout" svg:width="1.103cm" svg:height="0.368cm" svg:x="10.512cm" svg:y="11.4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877" draw:start-glue-point="0" draw:end-shape="id882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880" draw:start-glue-point="0" draw:end-shape="id882" draw:end-glue-point="2" svg:d="M12407 12811v-516h-1344v-516" svg:viewBox="0 0 1345 1033">
          <text:p/>
        </draw:connector>
        <draw:custom-shape draw:style-name="gr249" draw:text-style-name="P87" xml:id="id883" draw:id="id883" draw:layer="layout" svg:width="1.103cm" svg:height="0.368cm" svg:x="7.634cm" svg:y="10.0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875" draw:start-glue-point="0" draw:end-shape="id883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882" draw:start-glue-point="0" draw:end-shape="id883" draw:end-glue-point="2" svg:d="M11063 11411v-516h-2878v-516" svg:viewBox="0 0 2879 1033">
          <text:p/>
        </draw:connector>
        <draw:custom-shape draw:style-name="gr247" draw:text-style-name="P5" xml:id="id885" draw:id="id885" draw:layer="layout" svg:width="1.103cm" svg:height="0.368cm" svg:x="14.634cm" svg:y="12.8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884" draw:start-glue-point="0" draw:end-shape="id885" draw:end-glue-point="2" svg:d="M14485 14211v-516h700v-516" svg:viewBox="0 0 701 1033">
          <text:p/>
        </draw:connector>
        <draw:custom-shape draw:style-name="gr250" draw:text-style-name="P93" xml:id="id884" draw:id="id884" draw:layer="layout" svg:width="1.103cm" svg:height="0.368cm" svg:x="13.934cm" svg:y="14.211cm">
          <text:p text:style-name="P1"><text:span text:style-name="T1">.j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886" draw:id="id886" draw:layer="layout" svg:width="1.103cm" svg:height="0.368cm" svg:x="15.334cm" svg:y="14.211cm">
          <text:p text:style-name="P1"><text:span text:style-name="T1">.k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886" draw:start-glue-point="0" draw:end-shape="id885" draw:end-glue-point="2" svg:d="M15885 14211v-516h-700v-516" svg:viewBox="0 0 701 1033">
          <text:p/>
        </draw:connector>
        <draw:custom-shape draw:style-name="gr247" draw:text-style-name="P5" xml:id="id888" draw:id="id888" draw:layer="layout" svg:width="1.103cm" svg:height="0.368cm" svg:x="17.434cm" svg:y="12.8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887" draw:start-glue-point="0" draw:end-shape="id888" draw:end-glue-point="2" svg:d="M17285 14211v-516h700v-516" svg:viewBox="0 0 701 1033">
          <text:p/>
        </draw:connector>
        <draw:custom-shape draw:style-name="gr250" draw:text-style-name="P93" xml:id="id887" draw:id="id887" draw:layer="layout" svg:width="1.103cm" svg:height="0.368cm" svg:x="16.734cm" svg:y="14.211cm">
          <text:p text:style-name="P1"><text:span text:style-name="T1">.l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889" draw:id="id889" draw:layer="layout" svg:width="1.103cm" svg:height="0.368cm" svg:x="18.134cm" svg:y="14.211cm">
          <text:p text:style-name="P1"><text:span text:style-name="T1">.m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889" draw:start-glue-point="0" draw:end-shape="id888" draw:end-glue-point="2" svg:d="M18685 14211v-516h-700v-516" svg:viewBox="0 0 701 1033">
          <text:p/>
        </draw:connector>
        <draw:custom-shape draw:style-name="gr247" draw:text-style-name="P5" xml:id="id890" draw:id="id890" draw:layer="layout" svg:width="1.103cm" svg:height="0.368cm" svg:x="16.09cm" svg:y="11.4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885" draw:start-glue-point="0" draw:end-shape="id890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888" draw:start-glue-point="0" draw:end-shape="id890" draw:end-glue-point="2" svg:d="M17985 12811v-516h-1344v-516" svg:viewBox="0 0 1345 1033">
          <text:p/>
        </draw:connector>
        <draw:custom-shape draw:style-name="gr247" draw:text-style-name="P5" xml:id="id892" draw:id="id892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891" draw:start-glue-point="0" draw:end-shape="id892" draw:end-glue-point="2" svg:d="M20107 14211v-516h700v-516" svg:viewBox="0 0 701 1033">
          <text:p/>
        </draw:connector>
        <draw:custom-shape draw:style-name="gr247" draw:text-style-name="P1" xml:id="id891" draw:id="id891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1" xml:id="id893" draw:id="id893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893" draw:start-glue-point="0" draw:end-shape="id892" draw:end-glue-point="2" svg:d="M21507 14211v-516h-700v-516" svg:viewBox="0 0 701 1033">
          <text:p/>
        </draw:connector>
        <draw:custom-shape draw:style-name="gr247" draw:text-style-name="P5" xml:id="id895" draw:id="id895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894" draw:start-glue-point="0" draw:end-shape="id895" draw:end-glue-point="2" svg:d="M22907 14211v-516h700v-516" svg:viewBox="0 0 701 1033">
          <text:p/>
        </draw:connector>
        <draw:custom-shape draw:style-name="gr247" draw:text-style-name="P1" xml:id="id894" draw:id="id894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1" xml:id="id896" draw:id="id896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896" draw:start-glue-point="0" draw:end-shape="id895" draw:end-glue-point="2" svg:d="M24307 14211v-516h-700v-516" svg:viewBox="0 0 701 1033">
          <text:p/>
        </draw:connector>
        <draw:custom-shape draw:style-name="gr247" draw:text-style-name="P5" xml:id="id897" draw:id="id897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892" draw:start-glue-point="0" draw:end-shape="id897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895" draw:start-glue-point="0" draw:end-shape="id897" draw:end-glue-point="2" svg:d="M23607 12811v-516h-1344v-516" svg:viewBox="0 0 1345 1033">
          <text:p/>
        </draw:connector>
        <draw:custom-shape draw:style-name="gr249" draw:text-style-name="P87" xml:id="id898" draw:id="id898" draw:layer="layout" svg:width="1.103cm" svg:height="0.368cm" svg:x="18.834cm" svg:y="10.011cm">
          <text:p text:style-name="P91"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890" draw:start-glue-point="0" draw:end-shape="id898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897" draw:start-glue-point="0" draw:end-shape="id898" draw:end-glue-point="2" svg:d="M22263 11411v-516h-2878v-516" svg:viewBox="0 0 2879 1033">
          <text:p/>
        </draw:connector>
        <draw:custom-shape draw:style-name="gr247" draw:text-style-name="P5" xml:id="id899" draw:id="id899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883" draw:start-glue-point="0" draw:end-shape="id899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898" draw:end-shape="id899" draw:end-glue-point="2" svg:d="M19385 10011v-516h-5578v-516" svg:viewBox="0 0 5579 1033">
          <text:p/>
        </draw:connector>
        <draw:custom-shape draw:style-name="gr264" draw:text-style-name="P88" draw:layer="layout" svg:width="7.949cm" svg:height="4.331cm" svg:x="10.339cm" svg:y="4.174cm">
          <text:p text:style-name="P88"><text:span text:style-name="T20">.b:has(.a) <text:s text:c="7"/>{ color: red }</text:span><text:span text:style-name="T20"><text:line-break/></text:span><text:span text:style-name="T20">#C:has(.c) <text:s text:c="7"/>{ color: blue }</text:span><text:span text:style-name="T20"><text:line-break/></text:span><text:span text:style-name="T20">D:has(.d) <text:s text:c="8"/>{ color: yellow }</text:span><text:span text:style-name="T20"><text:line-break/></text:span><text:span text:style-name="T20">[e]:has(.e) <text:s text:c="6"/>{ color: green</text:span><text:span text:style-name="T17"> }</text:span></text:p>
          <text:p text:style-name="P88"><text:span text:style-name="T20">[f=g]:has(.g) <text:s text:c="4"/>{ color: orange }</text:span><text:span text:style-name="T20"><text:line-break/></text:span><text:span text:style-name="T20">[f=h i]:has(.h) <text:s text:c="2"/>{ color: purple }</text:span><text:span text:style-name="T20"><text:line-break/></text:span><text:span text:style-name="T20">[f^=i]:has(.i) <text:s text:c="3"/>{ color: </text:span><text:span text:style-name="T17">pink }</text:span><text:span text:style-name="T20"><text:line-break/></text:span><text:span text:style-name="T20">[f$=j]:has(.j) <text:s text:c="3"/>{ color: </text:span><text:span text:style-name="T17">grey }</text:span></text:p>
          <text:p text:style-name="P88"><text:span text:style-name="T20">[f*=k]:has(.k) <text:s text:c="3"/>{ color: </text:span><text:span text:style-name="T17">gold }</text:span></text:p>
          <text:p text:style-name="P88"><text:span text:style-name="T20">[f|=l]:has(.l) <text:s text:c="3"/>{ color: </text:span><text:span text:style-name="T17">skyblue }</text:span></text:p>
          <text:p text:style-name="P88"><text:span text:style-name="T17">[f~=m]:has(.m) <text:s text:c="3"/>{ color: yellowgreen }</text:span></text:p>
          <draw:enhanced-geometry svg:viewBox="0 0 21600 21600" draw:type="rectangle" draw:enhanced-path="M 0 0 L 21600 0 21600 21600 0 21600 0 0 Z N"/>
        </draw:custom-shape>
        <draw:frame draw:style-name="gr252" draw:text-style-name="P51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M</text:span><text:span text:style-name="T18">a</text:span><text:span text:style-name="T18">t</text:span><text:span text:style-name="T18">c</text:span><text:span text:style-name="T18">h</text:span><text:span text:style-name="T18">i</text:span><text:span text:style-name="T18">n</text:span><text:span text:style-name="T18">g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a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/text:p>
          </draw:text-box>
        </draw:frame>
        <draw:custom-shape draw:style-name="gr265" draw:text-style-name="P89" draw:layer="layout" svg:width="23.114cm" svg:height="11.176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custom-shape draw:style-name="gr247" draw:text-style-name="P5" xml:id="id901" draw:id="id901" draw:layer="layout" svg:width="1.103cm" svg:height="0.368cm" svg:x="3.4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900" draw:start-glue-point="0" draw:end-shape="id901" draw:end-glue-point="2" svg:d="M3285 14211v-516h700v-516" svg:viewBox="0 0 701 1033">
          <text:p/>
        </draw:connector>
        <draw:custom-shape draw:style-name="gr250" draw:text-style-name="P93" xml:id="id900" draw:id="id900" draw:layer="layout" svg:width="1.103cm" svg:height="0.368cm" svg:x="2.734cm" svg:y="14.211cm">
          <text:p text:style-name="P1"><text:span text:style-name="T1">.a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902" draw:id="id902" draw:layer="layout" svg:width="1.103cm" svg:height="0.368cm" svg:x="4.134cm" svg:y="14.211cm">
          <text:p text:style-name="P1"><text:span text:style-name="T1">#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902" draw:start-glue-point="0" draw:end-shape="id901" draw:end-glue-point="2" svg:d="M4685 14211v-516h-700v-516" svg:viewBox="0 0 701 1033">
          <text:p/>
        </draw:connector>
        <draw:custom-shape draw:style-name="gr247" draw:text-style-name="P5" xml:id="id904" draw:id="id904" draw:layer="layout" svg:width="1.103cm" svg:height="0.368cm" svg:x="6.2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903" draw:start-glue-point="0" draw:end-shape="id904" draw:end-glue-point="2" svg:d="M6085 14211v-516h700v-516" svg:viewBox="0 0 701 1033">
          <text:p/>
        </draw:connector>
        <draw:custom-shape draw:style-name="gr250" draw:text-style-name="P93" xml:id="id903" draw:id="id903" draw:layer="layout" svg:width="1.103cm" svg:height="0.368cm" svg:x="5.534cm" svg:y="14.211cm">
          <text:p text:style-name="P1"><text:span text:style-name="T1">[d=xxx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905" draw:id="id905" draw:layer="layout" svg:width="1.103cm" svg:height="0.368cm" svg:x="6.934cm" svg:y="14.211cm">
          <text:p text:style-name="P1"><text:span text:style-name="T1">[e=f]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905" draw:start-glue-point="0" draw:end-shape="id904" draw:end-glue-point="2" svg:d="M7485 14211v-516h-700v-516" svg:viewBox="0 0 701 1033">
          <text:p/>
        </draw:connector>
        <draw:custom-shape draw:style-name="gr247" draw:text-style-name="P5" xml:id="id906" draw:id="id906" draw:layer="layout" svg:width="1.103cm" svg:height="0.368cm" svg:x="4.89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901" draw:start-glue-point="0" draw:end-shape="id906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904" draw:start-glue-point="0" draw:end-shape="id906" draw:end-glue-point="2" svg:d="M6785 12811v-516h-1344v-516" svg:viewBox="0 0 1345 1033">
          <text:p/>
        </draw:connector>
        <draw:custom-shape draw:style-name="gr247" draw:text-style-name="P5" xml:id="id908" draw:id="id908" draw:layer="layout" svg:width="1.103cm" svg:height="0.368cm" svg:x="9.0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907" draw:start-glue-point="0" draw:end-shape="id908" draw:end-glue-point="2" svg:d="M8907 14211v-516h700v-516" svg:viewBox="0 0 701 1033">
          <text:p/>
        </draw:connector>
        <draw:custom-shape draw:style-name="gr250" draw:text-style-name="P93" xml:id="id907" draw:id="id907" draw:layer="layout" svg:width="1.103cm" svg:height="0.368cm" svg:x="8.356cm" svg:y="14.211cm">
          <text:p text:style-name="P1"><text:span text:style-name="T1">[g=H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909" draw:id="id909" draw:layer="layout" svg:width="1.103cm" svg:height="0.368cm" svg:x="9.756cm" svg:y="14.211cm">
          <text:p text:style-name="P1"><text:span text:style-name="T1">[i=jxx]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909" draw:start-glue-point="0" draw:end-shape="id908" draw:end-glue-point="2" svg:d="M10307 14211v-516h-700v-516" svg:viewBox="0 0 701 1033">
          <text:p/>
        </draw:connector>
        <draw:custom-shape draw:style-name="gr247" draw:text-style-name="P5" xml:id="id911" draw:id="id911" draw:layer="layout" svg:width="1.103cm" svg:height="0.368cm" svg:x="11.8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910" draw:start-glue-point="0" draw:end-shape="id911" draw:end-glue-point="2" svg:d="M11707 14211v-516h700v-516" svg:viewBox="0 0 701 1033">
          <text:p/>
        </draw:connector>
        <draw:custom-shape draw:style-name="gr250" draw:text-style-name="P93" xml:id="id910" draw:id="id910" draw:layer="layout" svg:width="1.103cm" svg:height="0.368cm" svg:x="11.156cm" svg:y="14.211cm">
          <text:p text:style-name="P1"><text:span text:style-name="T1">[k=xxl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912" draw:id="id912" draw:layer="layout" svg:width="1.103cm" svg:height="0.368cm" svg:x="12.556cm" svg:y="14.211cm">
          <text:p text:style-name="P1"><text:span text:style-name="T1">[m=xnx]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912" draw:start-glue-point="0" draw:end-shape="id911" draw:end-glue-point="2" svg:d="M13107 14211v-516h-700v-516" svg:viewBox="0 0 701 1033">
          <text:p/>
        </draw:connector>
        <draw:custom-shape draw:style-name="gr247" draw:text-style-name="P5" xml:id="id913" draw:id="id913" draw:layer="layout" svg:width="1.103cm" svg:height="0.368cm" svg:x="10.5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908" draw:start-glue-point="0" draw:end-shape="id913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911" draw:start-glue-point="0" draw:end-shape="id913" draw:end-glue-point="2" svg:d="M12407 12811v-516h-1344v-516" svg:viewBox="0 0 1345 1033">
          <text:p/>
        </draw:connector>
        <draw:custom-shape draw:style-name="gr249" draw:text-style-name="P87" xml:id="id914" draw:id="id914" draw:layer="layout" svg:width="1.103cm" svg:height="0.368cm" svg:x="7.6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906" draw:start-glue-point="0" draw:end-shape="id914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913" draw:start-glue-point="0" draw:end-shape="id914" draw:end-glue-point="2" svg:d="M11063 11411v-516h-2878v-516" svg:viewBox="0 0 2879 1033">
          <text:p/>
        </draw:connector>
        <draw:custom-shape draw:style-name="gr247" draw:text-style-name="P5" xml:id="id916" draw:id="id916" draw:layer="layout" svg:width="1.103cm" svg:height="0.368cm" svg:x="14.6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915" draw:start-glue-point="0" draw:end-shape="id916" draw:end-glue-point="2" svg:d="M14485 14211v-516h700v-516" svg:viewBox="0 0 701 1033">
          <text:p/>
        </draw:connector>
        <draw:custom-shape draw:style-name="gr250" draw:text-style-name="P93" xml:id="id915" draw:id="id915" draw:layer="layout" svg:width="1.103cm" svg:height="0.368cm" svg:x="13.934cm" svg:y="14.211cm">
          <text:p text:style-name="P1"><text:span text:style-name="T1">[o=p-xx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917" draw:id="id917" draw:layer="layout" svg:width="1.103cm" svg:height="0.368cm" svg:x="15.334cm" svg:y="14.211cm">
          <text:p text:style-name="P1"><text:span text:style-name="T1">[q=x r y]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917" draw:start-glue-point="0" draw:end-shape="id916" draw:end-glue-point="2" svg:d="M15885 14211v-516h-700v-516" svg:viewBox="0 0 701 1033">
          <text:p/>
        </draw:connector>
        <draw:custom-shape draw:style-name="gr247" draw:text-style-name="P5" xml:id="id919" draw:id="id919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918" draw:start-glue-point="0" draw:end-shape="id919" draw:end-glue-point="2" svg:d="M17285 14211v-516h700v-516" svg:viewBox="0 0 701 1033">
          <text:p/>
        </draw:connector>
        <draw:custom-shape draw:style-name="gr249" draw:text-style-name="P94" xml:id="id918" draw:id="id918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94" xml:id="id920" draw:id="id920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920" draw:start-glue-point="0" draw:end-shape="id919" draw:end-glue-point="2" svg:d="M18685 14211v-516h-700v-516" svg:viewBox="0 0 701 1033">
          <text:p/>
        </draw:connector>
        <draw:custom-shape draw:style-name="gr247" draw:text-style-name="P5" xml:id="id921" draw:id="id921" draw:layer="layout" svg:width="1.103cm" svg:height="0.368cm" svg:x="16.09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916" draw:start-glue-point="0" draw:end-shape="id921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919" draw:start-glue-point="0" draw:end-shape="id921" draw:end-glue-point="2" svg:d="M17985 12811v-516h-1344v-516" svg:viewBox="0 0 1345 1033">
          <text:p/>
        </draw:connector>
        <draw:custom-shape draw:style-name="gr247" draw:text-style-name="P5" xml:id="id923" draw:id="id923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922" draw:start-glue-point="0" draw:end-shape="id923" draw:end-glue-point="2" svg:d="M20107 14211v-516h700v-516" svg:viewBox="0 0 701 1033">
          <text:p/>
        </draw:connector>
        <draw:custom-shape draw:style-name="gr247" draw:text-style-name="P1" xml:id="id922" draw:id="id922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1" xml:id="id924" draw:id="id924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924" draw:start-glue-point="0" draw:end-shape="id923" draw:end-glue-point="2" svg:d="M21507 14211v-516h-700v-516" svg:viewBox="0 0 701 1033">
          <text:p/>
        </draw:connector>
        <draw:custom-shape draw:style-name="gr247" draw:text-style-name="P5" xml:id="id926" draw:id="id926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925" draw:start-glue-point="0" draw:end-shape="id926" draw:end-glue-point="2" svg:d="M22907 14211v-516h700v-516" svg:viewBox="0 0 701 1033">
          <text:p/>
        </draw:connector>
        <draw:custom-shape draw:style-name="gr247" draw:text-style-name="P1" xml:id="id925" draw:id="id925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1" xml:id="id927" draw:id="id927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927" draw:start-glue-point="0" draw:end-shape="id926" draw:end-glue-point="2" svg:d="M24307 14211v-516h-700v-516" svg:viewBox="0 0 701 1033">
          <text:p/>
        </draw:connector>
        <draw:custom-shape draw:style-name="gr247" draw:text-style-name="P5" xml:id="id928" draw:id="id928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923" draw:start-glue-point="0" draw:end-shape="id928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926" draw:start-glue-point="0" draw:end-shape="id928" draw:end-glue-point="2" svg:d="M23607 12811v-516h-1344v-516" svg:viewBox="0 0 1345 1033">
          <text:p/>
        </draw:connector>
        <draw:custom-shape draw:style-name="gr249" draw:text-style-name="P87" xml:id="id929" draw:id="id929" draw:layer="layout" svg:width="1.103cm" svg:height="0.368cm" svg:x="18.8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921" draw:start-glue-point="0" draw:end-shape="id929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928" draw:start-glue-point="0" draw:end-shape="id929" draw:end-glue-point="2" svg:d="M22263 11411v-516h-2878v-516" svg:viewBox="0 0 2879 1033">
          <text:p/>
        </draw:connector>
        <draw:custom-shape draw:style-name="gr247" draw:text-style-name="P5" xml:id="id930" draw:id="id930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914" draw:start-glue-point="0" draw:end-shape="id930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929" draw:end-shape="id930" draw:end-glue-point="2" svg:d="M19385 10011v-516h-5578v-516" svg:viewBox="0 0 5579 1033">
          <text:p/>
        </draw:connector>
        <draw:custom-shape draw:style-name="gr266" draw:text-style-name="P88" draw:layer="layout" svg:width="7.949cm" svg:height="4.331cm" svg:x="10.339cm" svg:y="4.174cm">
          <text:p text:style-name="P88"><text:span text:style-name="T20">.b:has(.a) <text:s text:c="7"/>{ color: red }</text:span><text:span text:style-name="T20"><text:line-break/></text:span><text:span text:style-name="T20">.c:has(#C) <text:s text:c="7"/>{ color: blue }</text:span><text:span text:style-name="T20"><text:line-break/></text:span><text:span text:style-name="T20">.d:has([d]) <text:s text:c="6"/>{ color: yellow }</text:span><text:span text:style-name="T20"><text:line-break/></text:span><text:span text:style-name="T20">.e:has([e=f]) <text:s text:c="4"/>{ color: green</text:span><text:span text:style-name="T17"> }</text:span></text:p>
          <text:p text:style-name="P88"><text:span text:style-name="T20">.g:has([g=h i]) <text:s text:c="2"/>{ color: orange }</text:span><text:span text:style-name="T20"><text:line-break/></text:span><text:span text:style-name="T20">.i:has([i^=j]) <text:s text:c="3"/>{ color: purple }</text:span><text:span text:style-name="T20"><text:line-break/></text:span><text:span text:style-name="T20">.k:has([k$=l]) <text:s text:c="3"/>{ color: </text:span><text:span text:style-name="T17">pink }</text:span><text:span text:style-name="T20"><text:line-break/></text:span><text:span text:style-name="T20">.m:has([m*=n]) <text:s text:c="3"/>{ color: </text:span><text:span text:style-name="T17">grey }</text:span></text:p>
          <text:p text:style-name="P88"><text:span text:style-name="T20">.o:has([o|=p]) <text:s text:c="3"/>{ color: </text:span><text:span text:style-name="T17">gold }</text:span></text:p>
          <text:p text:style-name="P88"><text:span text:style-name="T20">.q:has([q~=r]) <text:s text:c="3"/>{ color: </text:span><text:span text:style-name="T17">skyblue }</text:span></text:p>
          <draw:enhanced-geometry svg:viewBox="0 0 21600 21600" draw:type="rectangle" draw:enhanced-path="M 0 0 L 21600 0 21600 21600 0 21600 0 0 Z N"/>
        </draw:custom-shape>
        <draw:frame draw:style-name="gr252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95"><text:span text:style-name="T18">M</text:span><text:span text:style-name="T18">a</text:span><text:span text:style-name="T18">t</text:span><text:span text:style-name="T18">c</text:span><text:span text:style-name="T18">h</text:span><text:span text:style-name="T18">i</text:span><text:span text:style-name="T18">n</text:span><text:span text:style-name="T18">g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a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i</text:span><text:span text:style-name="T18">n</text:span><text:span text:style-name="T18"> </text:span><text:span text:style-name="T18">a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 </text:span><text:span text:style-name="T18">f</text:span><text:span text:style-name="T18">o</text:span><text:span text:style-name="T18">r</text:span><text:span text:style-name="T18"> </text:span><text:span text:style-name="T18">t</text:span><text:span text:style-name="T18">h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67" draw:text-style-name="P89" draw:layer="layout" svg:width="23.114cm" svg:height="10.922cm" svg:x="2.28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3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custom-shape draw:style-name="gr247" draw:text-style-name="P5" xml:id="id932" draw:id="id932" draw:layer="layout" svg:width="1.103cm" svg:height="0.368cm" svg:x="3.4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931" draw:start-glue-point="0" draw:end-shape="id932" draw:end-glue-point="2" svg:d="M3285 14211v-516h700v-516" svg:viewBox="0 0 701 1033">
          <text:p/>
        </draw:connector>
        <draw:custom-shape draw:style-name="gr250" draw:text-style-name="P93" xml:id="id931" draw:id="id931" draw:layer="layout" svg:width="1.103cm" svg:height="0.368cm" svg:x="2.734cm" svg:y="14.211cm">
          <text:p text:style-name="P1"><text:span text:style-name="T1">[a=bxx]</text:span></text:p>
          <draw:enhanced-geometry svg:viewBox="0 0 21600 21600" draw:type="rectangle" draw:enhanced-path="M 0 0 L 21600 0 21600 21600 0 21600 0 0 Z N"/>
        </draw:custom-shape>
        <draw:custom-shape draw:style-name="gr250" draw:text-style-name="P93" xml:id="id933" draw:id="id933" draw:layer="layout" svg:width="1.103cm" svg:height="0.368cm" svg:x="4.134cm" svg:y="14.211cm">
          <text:p text:style-name="P1"><text:span text:style-name="T1">[c=dxx]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933" draw:start-glue-point="0" draw:end-shape="id932" draw:end-glue-point="2" svg:d="M4685 14211v-516h-700v-516" svg:viewBox="0 0 701 1033">
          <text:p/>
        </draw:connector>
        <draw:custom-shape draw:style-name="gr247" draw:text-style-name="P5" xml:id="id935" draw:id="id935" draw:layer="layout" svg:width="1.103cm" svg:height="0.368cm" svg:x="6.2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934" draw:start-glue-point="0" draw:end-shape="id935" draw:end-glue-point="2" svg:d="M6085 14211v-516h700v-516" svg:viewBox="0 0 701 1033">
          <text:p/>
        </draw:connector>
        <draw:custom-shape draw:style-name="gr250" draw:text-style-name="P93" xml:id="id934" draw:id="id934" draw:layer="layout" svg:width="1.103cm" svg:height="0.368cm" svg:x="5.534cm" svg:y="14.211cm">
          <text:p text:style-name="P1"><text:span text:style-name="T1">[g=hxx]</text:span></text:p>
          <draw:enhanced-geometry svg:viewBox="0 0 21600 21600" draw:type="rectangle" draw:enhanced-path="M 0 0 L 21600 0 21600 21600 0 21600 0 0 Z N"/>
        </draw:custom-shape>
        <draw:custom-shape draw:style-name="gr249" draw:text-style-name="P94" xml:id="id936" draw:id="id936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936" draw:start-glue-point="0" draw:end-shape="id935" draw:end-glue-point="2" svg:d="M7485 14211v-516h-700v-516" svg:viewBox="0 0 701 1033">
          <text:p/>
        </draw:connector>
        <draw:custom-shape draw:style-name="gr247" draw:text-style-name="P5" xml:id="id937" draw:id="id937" draw:layer="layout" svg:width="1.103cm" svg:height="0.368cm" svg:x="4.89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932" draw:start-glue-point="0" draw:end-shape="id937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935" draw:start-glue-point="0" draw:end-shape="id937" draw:end-glue-point="2" svg:d="M6785 12811v-516h-1344v-516" svg:viewBox="0 0 1345 1033">
          <text:p/>
        </draw:connector>
        <draw:custom-shape draw:style-name="gr247" draw:text-style-name="P5" xml:id="id939" draw:id="id939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938" draw:start-glue-point="0" draw:end-shape="id939" draw:end-glue-point="2" svg:d="M8907 14211v-516h700v-516" svg:viewBox="0 0 701 1033">
          <text:p/>
        </draw:connector>
        <draw:custom-shape draw:style-name="gr249" draw:text-style-name="P94" xml:id="id938" draw:id="id938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94" xml:id="id940" draw:id="id940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940" draw:start-glue-point="0" draw:end-shape="id939" draw:end-glue-point="2" svg:d="M10307 14211v-516h-700v-516" svg:viewBox="0 0 701 1033">
          <text:p/>
        </draw:connector>
        <draw:custom-shape draw:style-name="gr247" draw:text-style-name="P5" xml:id="id942" draw:id="id942" draw:layer="layout" svg:width="1.103cm" svg:height="0.368cm" svg:x="11.8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941" draw:start-glue-point="0" draw:end-shape="id942" draw:end-glue-point="2" svg:d="M11707 14211v-516h700v-516" svg:viewBox="0 0 701 1033">
          <text:p/>
        </draw:connector>
        <draw:custom-shape draw:style-name="gr249" draw:text-style-name="P94" xml:id="id941" draw:id="id941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94" xml:id="id943" draw:id="id943" draw:layer="layout" svg:width="1.103cm" svg:height="0.368cm" svg:x="12.5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943" draw:start-glue-point="0" draw:end-shape="id942" draw:end-glue-point="2" svg:d="M13107 14211v-516h-700v-516" svg:viewBox="0 0 701 1033">
          <text:p/>
        </draw:connector>
        <draw:custom-shape draw:style-name="gr247" draw:text-style-name="P5" xml:id="id944" draw:id="id944" draw:layer="layout" svg:width="1.103cm" svg:height="0.368cm" svg:x="10.5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939" draw:start-glue-point="0" draw:end-shape="id944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942" draw:start-glue-point="0" draw:end-shape="id944" draw:end-glue-point="2" svg:d="M12407 12811v-516h-1344v-516" svg:viewBox="0 0 1345 1033">
          <text:p/>
        </draw:connector>
        <draw:custom-shape draw:style-name="gr249" draw:text-style-name="P87" xml:id="id945" draw:id="id945" draw:layer="layout" svg:width="1.103cm" svg:height="0.368cm" svg:x="7.6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937" draw:start-glue-point="0" draw:end-shape="id945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944" draw:start-glue-point="0" draw:end-shape="id945" draw:end-glue-point="2" svg:d="M11063 11411v-516h-2878v-516" svg:viewBox="0 0 2879 1033">
          <text:p/>
        </draw:connector>
        <draw:custom-shape draw:style-name="gr247" draw:text-style-name="P5" xml:id="id947" draw:id="id947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946" draw:start-glue-point="0" draw:end-shape="id947" draw:end-glue-point="2" svg:d="M14485 14211v-516h700v-516" svg:viewBox="0 0 701 1033">
          <text:p/>
        </draw:connector>
        <draw:custom-shape draw:style-name="gr249" draw:text-style-name="P94" xml:id="id946" draw:id="id946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94" xml:id="id948" draw:id="id948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948" draw:start-glue-point="0" draw:end-shape="id947" draw:end-glue-point="2" svg:d="M15885 14211v-516h-700v-516" svg:viewBox="0 0 701 1033">
          <text:p/>
        </draw:connector>
        <draw:custom-shape draw:style-name="gr247" draw:text-style-name="P5" xml:id="id950" draw:id="id950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949" draw:start-glue-point="0" draw:end-shape="id950" draw:end-glue-point="2" svg:d="M17285 14211v-516h700v-516" svg:viewBox="0 0 701 1033">
          <text:p/>
        </draw:connector>
        <draw:custom-shape draw:style-name="gr249" draw:text-style-name="P94" xml:id="id949" draw:id="id949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94" xml:id="id951" draw:id="id951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951" draw:start-glue-point="0" draw:end-shape="id950" draw:end-glue-point="2" svg:d="M18685 14211v-516h-700v-516" svg:viewBox="0 0 701 1033">
          <text:p/>
        </draw:connector>
        <draw:custom-shape draw:style-name="gr247" draw:text-style-name="P5" xml:id="id952" draw:id="id952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947" draw:start-glue-point="0" draw:end-shape="id952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950" draw:start-glue-point="0" draw:end-shape="id952" draw:end-glue-point="2" svg:d="M17985 12811v-516h-1344v-516" svg:viewBox="0 0 1345 1033">
          <text:p/>
        </draw:connector>
        <draw:custom-shape draw:style-name="gr247" draw:text-style-name="P5" xml:id="id954" draw:id="id954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953" draw:start-glue-point="0" draw:end-shape="id954" draw:end-glue-point="2" svg:d="M20107 14211v-516h700v-516" svg:viewBox="0 0 701 1033">
          <text:p/>
        </draw:connector>
        <draw:custom-shape draw:style-name="gr247" draw:text-style-name="P1" xml:id="id953" draw:id="id953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1" xml:id="id955" draw:id="id955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955" draw:start-glue-point="0" draw:end-shape="id954" draw:end-glue-point="2" svg:d="M21507 14211v-516h-700v-516" svg:viewBox="0 0 701 1033">
          <text:p/>
        </draw:connector>
        <draw:custom-shape draw:style-name="gr247" draw:text-style-name="P5" xml:id="id957" draw:id="id957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956" draw:start-glue-point="0" draw:end-shape="id957" draw:end-glue-point="2" svg:d="M22907 14211v-516h700v-516" svg:viewBox="0 0 701 1033">
          <text:p/>
        </draw:connector>
        <draw:custom-shape draw:style-name="gr247" draw:text-style-name="P1" xml:id="id956" draw:id="id956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1" xml:id="id958" draw:id="id958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958" draw:start-glue-point="0" draw:end-shape="id957" draw:end-glue-point="2" svg:d="M24307 14211v-516h-700v-516" svg:viewBox="0 0 701 1033">
          <text:p/>
        </draw:connector>
        <draw:custom-shape draw:style-name="gr247" draw:text-style-name="P5" xml:id="id959" draw:id="id959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954" draw:start-glue-point="0" draw:end-shape="id959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957" draw:start-glue-point="0" draw:end-shape="id959" draw:end-glue-point="2" svg:d="M23607 12811v-516h-1344v-516" svg:viewBox="0 0 1345 1033">
          <text:p/>
        </draw:connector>
        <draw:custom-shape draw:style-name="gr249" draw:text-style-name="P87" xml:id="id960" draw:id="id960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952" draw:start-glue-point="0" draw:end-shape="id960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959" draw:start-glue-point="0" draw:end-shape="id960" draw:end-glue-point="2" svg:d="M22263 11411v-516h-2878v-516" svg:viewBox="0 0 2879 1033">
          <text:p/>
        </draw:connector>
        <draw:custom-shape draw:style-name="gr247" draw:text-style-name="P5" xml:id="id961" draw:id="id961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945" draw:start-glue-point="0" draw:end-shape="id961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960" draw:end-shape="id961" draw:end-glue-point="2" svg:d="M19385 10011v-516h-5578v-516" svg:viewBox="0 0 5579 1033">
          <text:p/>
        </draw:connector>
        <draw:custom-shape draw:style-name="gr268" draw:text-style-name="P88" draw:layer="layout" svg:width="7.949cm" svg:height="3.171cm" svg:x="10.339cm" svg:y="5.434cm">
          <text:p text:style-name="P88"><text:span text:style-name="T20">.a:has([a^=b]) <text:s text:c="4"/>{ color: red }</text:span><text:span text:style-name="T20"><text:line-break/></text:span><text:span text:style-name="T20">.c:has([c^=d]) <text:s text:c="4"/>{ color: blue }</text:span><text:span text:style-name="T20"><text:line-break/></text:span><text:span text:style-name="T20">.e:has([c^=f]) <text:s text:c="4"/>{ color: yellow }</text:span><text:span text:style-name="T20"><text:line-break/></text:span><text:span text:style-name="T20">.g:has([g^=h]) <text:s text:c="4"/>{ color: green</text:span><text:span text:style-name="T17"> }</text:span></text:p>
          <text:p text:style-name="P88"><text:span text:style-name="T20">.i:has([g^=j]) <text:s text:c="4"/>{ color: orange }</text:span><text:span text:style-name="T20"><text:line-break/></text:span><text:span text:style-name="T20">.k:has([g^=l]) <text:s text:c="4"/>{ color: purple }</text:span><text:span text:style-name="T20"><text:line-break/></text:span><text:span text:style-name="T20">.m:has([g^=n]) <text:s text:c="4"/>{ color: </text:span><text:span text:style-name="T17">pink }</text:span></text:p>
          <draw:enhanced-geometry svg:viewBox="0 0 21600 21600" draw:type="rectangle" draw:enhanced-path="M 0 0 L 21600 0 21600 21600 0 21600 0 0 Z N"/>
        </draw:custom-shape>
        <draw:frame draw:style-name="gr252" draw:text-style-name="P36" draw:layer="layout" svg:width="27.991cm" svg:height="2.698cm" svg:x="0.009cm" svg:y="0.255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95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p</text:span><text:span text:style-name="T18">a</text:span><text:span text:style-name="T18">r</text:span><text:span text:style-name="T18">t</text:span><text:span text:style-name="T18">i</text:span><text:span text:style-name="T18">a</text:span><text:span text:style-name="T18">l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text:span text:style-name="T18">s</text:span><text:span text:style-name="T18"> </text:span><text:span text:style-name="T18">f</text:span><text:span text:style-name="T18">o</text:span><text:span text:style-name="T18">r</text:span><text:span text:style-name="T18"> </text:span><text:span text:style-name="T18">a</text:span><text:span text:style-name="T18">n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n</text:span><text:span text:style-name="T18">a</text:span><text:span text:style-name="T18">m</text:span><text:span text:style-name="T18">e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 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custom-shape draw:style-name="gr258" draw:text-style-name="P89" draw:layer="layout" svg:width="23.114cm" svg:height="9.906cm" svg:x="2.286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4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custom-shape draw:style-name="gr247" draw:text-style-name="P5" xml:id="id963" draw:id="id963" draw:layer="layout" svg:width="1.103cm" svg:height="0.368cm" svg:x="3.434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962" draw:start-glue-point="0" draw:end-shape="id963" draw:end-glue-point="2" svg:d="M3285 14211v-516h700v-516" svg:viewBox="0 0 701 1033">
          <text:p/>
        </draw:connector>
        <draw:custom-shape draw:style-name="gr249" draw:text-style-name="P87" xml:id="id962" draw:id="id962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964" draw:id="id964" draw:layer="layout" svg:width="1.103cm" svg:height="0.368cm" svg:x="4.134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964" draw:start-glue-point="0" draw:end-shape="id963" draw:end-glue-point="2" svg:d="M4685 14211v-516h-700v-516" svg:viewBox="0 0 701 1033">
          <text:p/>
        </draw:connector>
        <draw:custom-shape draw:style-name="gr247" draw:text-style-name="P5" xml:id="id966" draw:id="id966" draw:layer="layout" svg:width="1.103cm" svg:height="0.368cm" svg:x="6.234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965" draw:start-glue-point="0" draw:end-shape="id966" draw:end-glue-point="2" svg:d="M6085 14211v-516h700v-516" svg:viewBox="0 0 701 1033">
          <text:p/>
        </draw:connector>
        <draw:custom-shape draw:style-name="gr249" draw:text-style-name="P87" xml:id="id965" draw:id="id965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967" draw:id="id967" draw:layer="layout" svg:width="1.103cm" svg:height="0.368cm" svg:x="6.934cm" svg:y="14.2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967" draw:start-glue-point="0" draw:end-shape="id966" draw:end-glue-point="2" svg:d="M7485 14211v-516h-700v-516" svg:viewBox="0 0 701 1033">
          <text:p/>
        </draw:connector>
        <draw:custom-shape draw:style-name="gr247" draw:text-style-name="P5" xml:id="id968" draw:id="id968" draw:layer="layout" svg:width="1.103cm" svg:height="0.368cm" svg:x="4.89cm" svg:y="11.41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963" draw:start-glue-point="0" draw:end-shape="id968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966" draw:start-glue-point="0" draw:end-shape="id968" draw:end-glue-point="2" svg:d="M6785 12811v-516h-1344v-516" svg:viewBox="0 0 1345 1033">
          <text:p/>
        </draw:connector>
        <draw:custom-shape draw:style-name="gr247" draw:text-style-name="P5" xml:id="id970" draw:id="id970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969" draw:start-glue-point="0" draw:end-shape="id970" draw:end-glue-point="2" svg:d="M8907 14211v-516h700v-516" svg:viewBox="0 0 701 1033">
          <text:p/>
        </draw:connector>
        <draw:custom-shape draw:style-name="gr249" draw:text-style-name="P87" xml:id="id969" draw:id="id969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971" draw:id="id971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971" draw:start-glue-point="0" draw:end-shape="id970" draw:end-glue-point="2" svg:d="M10307 14211v-516h-700v-516" svg:viewBox="0 0 701 1033">
          <text:p/>
        </draw:connector>
        <draw:custom-shape draw:style-name="gr247" draw:text-style-name="P5" xml:id="id973" draw:id="id973" draw:layer="layout" svg:width="1.103cm" svg:height="0.368cm" svg:x="11.8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972" draw:start-glue-point="0" draw:end-shape="id973" draw:end-glue-point="2" svg:d="M11707 14211v-516h700v-516" svg:viewBox="0 0 701 1033">
          <text:p/>
        </draw:connector>
        <draw:custom-shape draw:style-name="gr247" draw:text-style-name="P5" xml:id="id972" draw:id="id972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974" draw:id="id974" draw:layer="layout" svg:width="1.103cm" svg:height="0.368cm" svg:x="12.556cm" svg:y="14.211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974" draw:start-glue-point="0" draw:end-shape="id973" draw:end-glue-point="2" svg:d="M13107 14211v-516h-700v-516" svg:viewBox="0 0 701 1033">
          <text:p/>
        </draw:connector>
        <draw:custom-shape draw:style-name="gr247" draw:text-style-name="P5" xml:id="id975" draw:id="id975" draw:layer="layout" svg:width="1.103cm" svg:height="0.368cm" svg:x="10.5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970" draw:start-glue-point="0" draw:end-shape="id975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973" draw:start-glue-point="0" draw:end-shape="id975" draw:end-glue-point="2" svg:d="M12407 12811v-516h-1344v-516" svg:viewBox="0 0 1345 1033">
          <text:p/>
        </draw:connector>
        <draw:custom-shape draw:style-name="gr249" draw:text-style-name="P87" xml:id="id976" draw:id="id976" draw:layer="layout" svg:width="1.103cm" svg:height="0.368cm" svg:x="7.634cm" svg:y="10.011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968" draw:start-glue-point="0" draw:end-shape="id976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975" draw:start-glue-point="0" draw:end-shape="id976" draw:end-glue-point="2" svg:d="M11063 11411v-516h-2878v-516" svg:viewBox="0 0 2879 1033">
          <text:p/>
        </draw:connector>
        <draw:custom-shape draw:style-name="gr247" draw:text-style-name="P5" xml:id="id978" draw:id="id978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977" draw:start-glue-point="0" draw:end-shape="id978" draw:end-glue-point="2" svg:d="M14485 14211v-516h700v-516" svg:viewBox="0 0 701 1033">
          <text:p/>
        </draw:connector>
        <draw:custom-shape draw:style-name="gr247" draw:text-style-name="P5" xml:id="id977" draw:id="id977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979" draw:id="id979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979" draw:start-glue-point="0" draw:end-shape="id978" draw:end-glue-point="2" svg:d="M15885 14211v-516h-700v-516" svg:viewBox="0 0 701 1033">
          <text:p/>
        </draw:connector>
        <draw:custom-shape draw:style-name="gr247" draw:text-style-name="P5" xml:id="id981" draw:id="id981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980" draw:start-glue-point="0" draw:end-shape="id981" draw:end-glue-point="2" svg:d="M17285 14211v-516h700v-516" svg:viewBox="0 0 701 1033">
          <text:p/>
        </draw:connector>
        <draw:custom-shape draw:style-name="gr247" draw:text-style-name="P5" xml:id="id980" draw:id="id980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982" draw:id="id982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982" draw:start-glue-point="0" draw:end-shape="id981" draw:end-glue-point="2" svg:d="M18685 14211v-516h-700v-516" svg:viewBox="0 0 701 1033">
          <text:p/>
        </draw:connector>
        <draw:custom-shape draw:style-name="gr247" draw:text-style-name="P5" xml:id="id983" draw:id="id983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978" draw:start-glue-point="0" draw:end-shape="id983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981" draw:start-glue-point="0" draw:end-shape="id983" draw:end-glue-point="2" svg:d="M17985 12811v-516h-1344v-516" svg:viewBox="0 0 1345 1033">
          <text:p/>
        </draw:connector>
        <draw:custom-shape draw:style-name="gr247" draw:text-style-name="P5" xml:id="id985" draw:id="id985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984" draw:start-glue-point="0" draw:end-shape="id985" draw:end-glue-point="2" svg:d="M20107 14211v-516h700v-516" svg:viewBox="0 0 701 1033">
          <text:p/>
        </draw:connector>
        <draw:custom-shape draw:style-name="gr247" draw:text-style-name="P5" xml:id="id984" draw:id="id984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986" draw:id="id986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986" draw:start-glue-point="0" draw:end-shape="id985" draw:end-glue-point="2" svg:d="M21507 14211v-516h-700v-516" svg:viewBox="0 0 701 1033">
          <text:p/>
        </draw:connector>
        <draw:custom-shape draw:style-name="gr247" draw:text-style-name="P5" xml:id="id988" draw:id="id988" draw:layer="layout" svg:width="1.103cm" svg:height="0.368cm" svg:x="23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987" draw:start-glue-point="0" draw:end-shape="id988" draw:end-glue-point="2" svg:d="M22907 14211v-516h700v-516" svg:viewBox="0 0 701 1033">
          <text:p/>
        </draw:connector>
        <draw:custom-shape draw:style-name="gr247" draw:text-style-name="P5" xml:id="id987" draw:id="id987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989" draw:id="id989" draw:layer="layout" svg:width="1.103cm" svg:height="0.368cm" svg:x="23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989" draw:start-glue-point="0" draw:end-shape="id988" draw:end-glue-point="2" svg:d="M24307 14211v-516h-700v-516" svg:viewBox="0 0 701 1033">
          <text:p/>
        </draw:connector>
        <draw:custom-shape draw:style-name="gr247" draw:text-style-name="P5" xml:id="id990" draw:id="id990" draw:layer="layout" svg:width="1.103cm" svg:height="0.368cm" svg:x="21.712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985" draw:start-glue-point="0" draw:end-shape="id990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988" draw:start-glue-point="0" draw:end-shape="id990" draw:end-glue-point="2" svg:d="M23607 12811v-516h-1344v-516" svg:viewBox="0 0 1345 1033">
          <text:p/>
        </draw:connector>
        <draw:custom-shape draw:style-name="gr249" draw:text-style-name="P87" xml:id="id991" draw:id="id991" draw:layer="layout" svg:width="1.103cm" svg:height="0.368cm" svg:x="18.834cm" svg:y="10.0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983" draw:start-glue-point="0" draw:end-shape="id991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990" draw:start-glue-point="0" draw:end-shape="id991" draw:end-glue-point="2" svg:d="M22263 11411v-516h-2878v-516" svg:viewBox="0 0 2879 1033">
          <text:p/>
        </draw:connector>
        <draw:custom-shape draw:style-name="gr247" draw:text-style-name="P5" xml:id="id992" draw:id="id992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976" draw:start-glue-point="0" draw:end-shape="id992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991" draw:end-shape="id992" draw:end-glue-point="2" svg:d="M19385 10011v-516h-5578v-516" svg:viewBox="0 0 5579 1033">
          <text:p/>
        </draw:connector>
        <draw:frame draw:style-name="gr252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95"><text:span text:style-name="T21">D</text:span><text:span text:style-name="T21">e</text:span><text:span text:style-name="T21">s</text:span><text:span text:style-name="T21">c</text:span><text:span text:style-name="T21">e</text:span><text:span text:style-name="T21">n</text:span><text:span text:style-name="T21">d</text:span><text:span text:style-name="T21">a</text:span><text:span text:style-name="T21">n</text:span><text:span text:style-name="T21">t </text:span><text:span text:style-name="T21">t</text:span><text:span text:style-name="T21">r</text:span><text:span text:style-name="T21">e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 </text:span><text:span text:style-name="T21">o</text:span><text:span text:style-name="T21">f </text:span><text:span text:style-name="T21">a</text:span><text:span text:style-name="T21"> </text:span><text:span text:style-name="T21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269" draw:text-style-name="P88" draw:layer="layout" svg:width="6.058cm" svg:height="1.536cm" svg:x="11.222cm" svg:y="6.958cm">
          <text:p text:style-name="P88"><text:span text:style-name="T17">.b:has(.a) <text:s text:c="2"/>{ color: red }</text:span><text:span text:style-name="T17"><text:line-break/></text:span><text:span text:style-name="T17">.d:has(.c) <text:s text:c="2"/>{ color: blue }</text:span><text:span text:style-name="T17"><text:line-break/></text:span><text:span text:style-name="T17">.f:has(.e) <text:s text:c="2"/>{ color: green }</text:span></text:p>
          <draw:enhanced-geometry svg:viewBox="0 0 21600 21600" draw:type="rectangle" draw:enhanced-path="M 0 0 L 21600 0 21600 21600 0 21600 0 0 Z N"/>
        </draw:custom-shape>
        <draw:custom-shape draw:style-name="gr270" draw:text-style-name="P89" draw:layer="layout" svg:width="23.114cm" svg:height="8.382cm" svg:x="2.28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custom-shape draw:style-name="gr247" draw:text-style-name="P5" xml:id="id994" draw:id="id994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993" draw:start-glue-point="0" draw:end-shape="id994" draw:end-glue-point="2" svg:d="M3285 14211v-516h700v-516" svg:viewBox="0 0 701 1033">
          <text:p/>
        </draw:connector>
        <draw:custom-shape draw:style-name="gr249" draw:text-style-name="P87" xml:id="id993" draw:id="id993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995" draw:id="id995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995" draw:start-glue-point="0" draw:end-shape="id994" draw:end-glue-point="2" svg:d="M4685 14211v-516h-700v-516" svg:viewBox="0 0 701 1033">
          <text:p/>
        </draw:connector>
        <draw:custom-shape draw:style-name="gr247" draw:text-style-name="P5" xml:id="id997" draw:id="id997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996" draw:start-glue-point="0" draw:end-shape="id997" draw:end-glue-point="2" svg:d="M6085 14211v-516h700v-516" svg:viewBox="0 0 701 1033">
          <text:p/>
        </draw:connector>
        <draw:custom-shape draw:style-name="gr249" draw:text-style-name="P87" xml:id="id996" draw:id="id996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998" draw:id="id998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998" draw:start-glue-point="0" draw:end-shape="id997" draw:end-glue-point="2" svg:d="M7485 14211v-516h-700v-516" svg:viewBox="0 0 701 1033">
          <text:p/>
        </draw:connector>
        <draw:custom-shape draw:style-name="gr247" draw:text-style-name="P5" xml:id="id999" draw:id="id999" draw:layer="layout" svg:width="1.103cm" svg:height="0.368cm" svg:x="4.89cm" svg:y="11.4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994" draw:start-glue-point="0" draw:end-shape="id999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997" draw:start-glue-point="0" draw:end-shape="id999" draw:end-glue-point="2" svg:d="M6785 12811v-516h-1344v-516" svg:viewBox="0 0 1345 1033">
          <text:p/>
        </draw:connector>
        <draw:custom-shape draw:style-name="gr247" draw:text-style-name="P5" xml:id="id1001" draw:id="id1001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1000" draw:start-glue-point="0" draw:end-shape="id1001" draw:end-glue-point="2" svg:d="M8907 14211v-516h700v-516" svg:viewBox="0 0 701 1033">
          <text:p/>
        </draw:connector>
        <draw:custom-shape draw:style-name="gr249" draw:text-style-name="P87" xml:id="id1000" draw:id="id1000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02" draw:id="id1002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1002" draw:start-glue-point="0" draw:end-shape="id1001" draw:end-glue-point="2" svg:d="M10307 14211v-516h-700v-516" svg:viewBox="0 0 701 1033">
          <text:p/>
        </draw:connector>
        <draw:custom-shape draw:style-name="gr247" draw:text-style-name="P5" xml:id="id1004" draw:id="id1004" draw:layer="layout" svg:width="1.103cm" svg:height="0.368cm" svg:x="11.8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1003" draw:start-glue-point="0" draw:end-shape="id1004" draw:end-glue-point="2" svg:d="M11707 14211v-516h700v-516" svg:viewBox="0 0 701 1033">
          <text:p/>
        </draw:connector>
        <draw:custom-shape draw:style-name="gr247" draw:text-style-name="P5" xml:id="id1003" draw:id="id1003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1005" draw:id="id1005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1005" draw:start-glue-point="0" draw:end-shape="id1004" draw:end-glue-point="2" svg:d="M13107 14211v-516h-700v-516" svg:viewBox="0 0 701 1033">
          <text:p/>
        </draw:connector>
        <draw:custom-shape draw:style-name="gr247" draw:text-style-name="P5" xml:id="id1006" draw:id="id1006" draw:layer="layout" svg:width="1.103cm" svg:height="0.368cm" svg:x="10.5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1001" draw:start-glue-point="0" draw:end-shape="id1006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1004" draw:start-glue-point="0" draw:end-shape="id1006" draw:end-glue-point="2" svg:d="M12407 12811v-516h-1344v-516" svg:viewBox="0 0 1345 1033">
          <text:p/>
        </draw:connector>
        <draw:custom-shape draw:style-name="gr249" draw:text-style-name="P87" xml:id="id1007" draw:id="id1007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999" draw:start-glue-point="0" draw:end-shape="id1007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1006" draw:start-glue-point="0" draw:end-shape="id1007" draw:end-glue-point="2" svg:d="M11063 11411v-516h-2878v-516" svg:viewBox="0 0 2879 1033">
          <text:p/>
        </draw:connector>
        <draw:custom-shape draw:style-name="gr247" draw:text-style-name="P5" xml:id="id1009" draw:id="id1009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1008" draw:start-glue-point="0" draw:end-shape="id1009" draw:end-glue-point="2" svg:d="M14485 14211v-516h700v-516" svg:viewBox="0 0 701 1033">
          <text:p/>
        </draw:connector>
        <draw:custom-shape draw:style-name="gr247" draw:text-style-name="P5" xml:id="id1008" draw:id="id1008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10" draw:id="id1010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1010" draw:start-glue-point="0" draw:end-shape="id1009" draw:end-glue-point="2" svg:d="M15885 14211v-516h-700v-516" svg:viewBox="0 0 701 1033">
          <text:p/>
        </draw:connector>
        <draw:custom-shape draw:style-name="gr247" draw:text-style-name="P5" xml:id="id1012" draw:id="id1012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1011" draw:start-glue-point="0" draw:end-shape="id1012" draw:end-glue-point="2" svg:d="M17285 14211v-516h700v-516" svg:viewBox="0 0 701 1033">
          <text:p/>
        </draw:connector>
        <draw:custom-shape draw:style-name="gr247" draw:text-style-name="P5" xml:id="id1011" draw:id="id1011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13" draw:id="id1013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1013" draw:start-glue-point="0" draw:end-shape="id1012" draw:end-glue-point="2" svg:d="M18685 14211v-516h-700v-516" svg:viewBox="0 0 701 1033">
          <text:p/>
        </draw:connector>
        <draw:custom-shape draw:style-name="gr247" draw:text-style-name="P5" xml:id="id1014" draw:id="id1014" draw:layer="layout" svg:width="1.103cm" svg:height="0.368cm" svg:x="16.09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1009" draw:start-glue-point="0" draw:end-shape="id1014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1012" draw:start-glue-point="0" draw:end-shape="id1014" draw:end-glue-point="2" svg:d="M17985 12811v-516h-1344v-516" svg:viewBox="0 0 1345 1033">
          <text:p/>
        </draw:connector>
        <draw:custom-shape draw:style-name="gr247" draw:text-style-name="P5" xml:id="id1016" draw:id="id1016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1015" draw:start-glue-point="0" draw:end-shape="id1016" draw:end-glue-point="2" svg:d="M20107 14211v-516h700v-516" svg:viewBox="0 0 701 1033">
          <text:p/>
        </draw:connector>
        <draw:custom-shape draw:style-name="gr247" draw:text-style-name="P5" xml:id="id1015" draw:id="id1015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17" draw:id="id1017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1017" draw:start-glue-point="0" draw:end-shape="id1016" draw:end-glue-point="2" svg:d="M21507 14211v-516h-700v-516" svg:viewBox="0 0 701 1033">
          <text:p/>
        </draw:connector>
        <draw:custom-shape draw:style-name="gr247" draw:text-style-name="P5" xml:id="id1019" draw:id="id1019" draw:layer="layout" svg:width="1.103cm" svg:height="0.368cm" svg:x="23.0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1018" draw:start-glue-point="0" draw:end-shape="id1019" draw:end-glue-point="2" svg:d="M22907 14211v-516h700v-516" svg:viewBox="0 0 701 1033">
          <text:p/>
        </draw:connector>
        <draw:custom-shape draw:style-name="gr247" draw:text-style-name="P5" xml:id="id1018" draw:id="id1018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1020" draw:id="id1020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1020" draw:start-glue-point="0" draw:end-shape="id1019" draw:end-glue-point="2" svg:d="M24307 14211v-516h-700v-516" svg:viewBox="0 0 701 1033">
          <text:p/>
        </draw:connector>
        <draw:custom-shape draw:style-name="gr247" draw:text-style-name="P5" xml:id="id1021" draw:id="id1021" draw:layer="layout" svg:width="1.103cm" svg:height="0.368cm" svg:x="21.7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1016" draw:start-glue-point="0" draw:end-shape="id1021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1019" draw:start-glue-point="0" draw:end-shape="id1021" draw:end-glue-point="2" svg:d="M23607 12811v-516h-1344v-516" svg:viewBox="0 0 1345 1033">
          <text:p/>
        </draw:connector>
        <draw:custom-shape draw:style-name="gr249" draw:text-style-name="P87" xml:id="id1022" draw:id="id1022" draw:layer="layout" svg:width="1.103cm" svg:height="0.368cm" svg:x="18.8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1014" draw:start-glue-point="0" draw:end-shape="id1022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1021" draw:start-glue-point="0" draw:end-shape="id1022" draw:end-glue-point="2" svg:d="M22263 11411v-516h-2878v-516" svg:viewBox="0 0 2879 1033">
          <text:p/>
        </draw:connector>
        <draw:custom-shape draw:style-name="gr247" draw:text-style-name="P5" xml:id="id1023" draw:id="id1023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1007" draw:start-glue-point="0" draw:end-shape="id1023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1022" draw:end-shape="id1023" draw:end-glue-point="2" svg:d="M19385 10011v-516h-5578v-516" svg:viewBox="0 0 5579 1033">
          <text:p/>
        </draw:connector>
        <draw:frame draw:style-name="gr252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95"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o</text:span><text:span text:style-name="T18">n</text:span><text:span text:style-name="T18"> </text:span><text:span text:style-name="T18">o</text:span><text:span text:style-name="T18">f </text:span><text:span text:style-name="T18">t</text:span><text:span text:style-name="T18">h</text:span><text:span text:style-name="T18">e</text:span><text:span text:style-name="T18"> </text:span><text:span text:style-name="T18">f</text:span><text:span text:style-name="T18">i</text:span><text:span text:style-name="T18">r</text:span><text:span text:style-name="T18">s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 </text:span><text:span text:style-name="T18">t</text:span><text:span text:style-name="T18">h</text:span><text:span text:style-name="T18">a</text:span><text:span text:style-name="T18">t </text:span><text:span text:style-name="T18">m</text:span><text:span text:style-name="T18">a</text:span><text:span text:style-name="T18">t</text:span><text:span text:style-name="T18">c</text:span><text:span text:style-name="T18">h</text:span><text:span text:style-name="T18">e</text:span><text:span text:style-name="T18">s</text:span><text:span text:style-name="T18"> </text:span><text:span text:style-name="T18">a</text:span><text:span text:style-name="T18">r</text:span><text:span text:style-name="T18">g</text:span><text:span text:style-name="T18">u</text:span><text:span text:style-name="T18">m</text:span><text:span text:style-name="T18">e</text:span><text:span text:style-name="T18">n</text:span><text:span text:style-name="T18">t </text:span><text:span text:style-name="T18">s</text:span><text:span text:style-name="T18">e</text:span><text:span text:style-name="T18">l</text:span><text:span text:style-name="T18">e</text:span><text:span text:style-name="T18">c</text:span><text:span text:style-name="T18">t</text:span><text:span text:style-name="T18">o</text:span><text:span text:style-name="T18">r</text:span></text:p>
          </draw:text-box>
        </draw:frame>
        <draw:custom-shape draw:style-name="gr271" draw:text-style-name="P88" draw:layer="layout" svg:width="6.058cm" svg:height="0.62cm" svg:x="11.222cm" svg:y="7.874cm">
          <text:p text:style-name="P88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72" draw:text-style-name="P89" draw:layer="layout" svg:width="23.114cm" svg:height="7.366cm" svg:x="2.286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6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custom-shape draw:style-name="gr247" draw:text-style-name="P5" xml:id="id1025" draw:id="id1025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1024" draw:start-glue-point="0" draw:end-shape="id1025" draw:end-glue-point="2" svg:d="M3285 14211v-516h700v-516" svg:viewBox="0 0 701 1033">
          <text:p/>
        </draw:connector>
        <draw:custom-shape draw:style-name="gr249" draw:text-style-name="P87" xml:id="id1024" draw:id="id1024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26" draw:id="id1026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1026" draw:start-glue-point="0" draw:end-shape="id1025" draw:end-glue-point="2" svg:d="M4685 14211v-516h-700v-516" svg:viewBox="0 0 701 1033">
          <text:p/>
        </draw:connector>
        <draw:custom-shape draw:style-name="gr247" draw:text-style-name="P5" xml:id="id1028" draw:id="id1028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1027" draw:start-glue-point="0" draw:end-shape="id1028" draw:end-glue-point="2" svg:d="M6085 14211v-516h700v-516" svg:viewBox="0 0 701 1033">
          <text:p/>
        </draw:connector>
        <draw:custom-shape draw:style-name="gr249" draw:text-style-name="P87" xml:id="id1027" draw:id="id1027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29" draw:id="id1029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1029" draw:start-glue-point="0" draw:end-shape="id1028" draw:end-glue-point="2" svg:d="M7485 14211v-516h-700v-516" svg:viewBox="0 0 701 1033">
          <text:p/>
        </draw:connector>
        <draw:custom-shape draw:style-name="gr247" draw:text-style-name="P5" xml:id="id1030" draw:id="id1030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1025" draw:start-glue-point="0" draw:end-shape="id1030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1028" draw:start-glue-point="0" draw:end-shape="id1030" draw:end-glue-point="2" svg:d="M6785 12811v-516h-1344v-516" svg:viewBox="0 0 1345 1033">
          <text:p/>
        </draw:connector>
        <draw:custom-shape draw:style-name="gr247" draw:text-style-name="P5" xml:id="id1032" draw:id="id1032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1031" draw:start-glue-point="0" draw:end-shape="id1032" draw:end-glue-point="2" svg:d="M8907 14211v-516h700v-516" svg:viewBox="0 0 701 1033">
          <text:p/>
        </draw:connector>
        <draw:custom-shape draw:style-name="gr249" draw:text-style-name="P87" xml:id="id1031" draw:id="id1031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33" draw:id="id1033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1033" draw:start-glue-point="0" draw:end-shape="id1032" draw:end-glue-point="2" svg:d="M10307 14211v-516h-700v-516" svg:viewBox="0 0 701 1033">
          <text:p/>
        </draw:connector>
        <draw:custom-shape draw:style-name="gr249" draw:text-style-name="P87" xml:id="id1035" draw:id="id1035" draw:layer="layout" svg:width="1.103cm" svg:height="0.368cm" svg:x="11.8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1034" draw:start-glue-point="0" draw:end-shape="id1035" draw:end-glue-point="2" svg:d="M11707 14211v-516h700v-516" svg:viewBox="0 0 701 1033">
          <text:p/>
        </draw:connector>
        <draw:custom-shape draw:style-name="gr247" draw:text-style-name="P5" xml:id="id1034" draw:id="id1034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1036" draw:id="id1036" draw:layer="layout" svg:width="1.103cm" svg:height="0.368cm" svg:x="12.5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1036" draw:start-glue-point="0" draw:end-shape="id1035" draw:end-glue-point="2" svg:d="M13107 14211v-516h-700v-516" svg:viewBox="0 0 701 1033">
          <text:p/>
        </draw:connector>
        <draw:custom-shape draw:style-name="gr247" draw:text-style-name="P5" xml:id="id1037" draw:id="id1037" draw:layer="layout" svg:width="1.103cm" svg:height="0.368cm" svg:x="10.5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1032" draw:start-glue-point="0" draw:end-shape="id1037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1035" draw:start-glue-point="0" draw:end-shape="id1037" draw:end-glue-point="2" svg:d="M12407 12811v-516h-1344v-516" svg:viewBox="0 0 1345 1033">
          <text:p/>
        </draw:connector>
        <draw:custom-shape draw:style-name="gr249" draw:text-style-name="P87" xml:id="id1038" draw:id="id1038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1030" draw:start-glue-point="0" draw:end-shape="id1038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1037" draw:start-glue-point="0" draw:end-shape="id1038" draw:end-glue-point="2" svg:d="M11063 11411v-516h-2878v-516" svg:viewBox="0 0 2879 1033">
          <text:p/>
        </draw:connector>
        <draw:custom-shape draw:style-name="gr247" draw:text-style-name="P5" xml:id="id1040" draw:id="id1040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1039" draw:start-glue-point="0" draw:end-shape="id1040" draw:end-glue-point="2" svg:d="M14485 14211v-516h700v-516" svg:viewBox="0 0 701 1033">
          <text:p/>
        </draw:connector>
        <draw:custom-shape draw:style-name="gr247" draw:text-style-name="P5" xml:id="id1039" draw:id="id1039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41" draw:id="id1041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1041" draw:start-glue-point="0" draw:end-shape="id1040" draw:end-glue-point="2" svg:d="M15885 14211v-516h-700v-516" svg:viewBox="0 0 701 1033">
          <text:p/>
        </draw:connector>
        <draw:custom-shape draw:style-name="gr247" draw:text-style-name="P5" xml:id="id1043" draw:id="id1043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1042" draw:start-glue-point="0" draw:end-shape="id1043" draw:end-glue-point="2" svg:d="M17285 14211v-516h700v-516" svg:viewBox="0 0 701 1033">
          <text:p/>
        </draw:connector>
        <draw:custom-shape draw:style-name="gr247" draw:text-style-name="P5" xml:id="id1042" draw:id="id1042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44" draw:id="id1044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1044" draw:start-glue-point="0" draw:end-shape="id1043" draw:end-glue-point="2" svg:d="M18685 14211v-516h-700v-516" svg:viewBox="0 0 701 1033">
          <text:p/>
        </draw:connector>
        <draw:custom-shape draw:style-name="gr247" draw:text-style-name="P5" xml:id="id1045" draw:id="id1045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1040" draw:start-glue-point="0" draw:end-shape="id1045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1043" draw:start-glue-point="0" draw:end-shape="id1045" draw:end-glue-point="2" svg:d="M17985 12811v-516h-1344v-516" svg:viewBox="0 0 1345 1033">
          <text:p/>
        </draw:connector>
        <draw:custom-shape draw:style-name="gr247" draw:text-style-name="P5" xml:id="id1047" draw:id="id1047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1046" draw:start-glue-point="0" draw:end-shape="id1047" draw:end-glue-point="2" svg:d="M20107 14211v-516h700v-516" svg:viewBox="0 0 701 1033">
          <text:p/>
        </draw:connector>
        <draw:custom-shape draw:style-name="gr247" draw:text-style-name="P5" xml:id="id1046" draw:id="id1046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48" draw:id="id1048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1048" draw:start-glue-point="0" draw:end-shape="id1047" draw:end-glue-point="2" svg:d="M21507 14211v-516h-700v-516" svg:viewBox="0 0 701 1033">
          <text:p/>
        </draw:connector>
        <draw:custom-shape draw:style-name="gr249" draw:text-style-name="P87" xml:id="id1050" draw:id="id1050" draw:layer="layout" svg:width="1.103cm" svg:height="0.368cm" svg:x="23.056cm" svg:y="12.8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1049" draw:start-glue-point="0" draw:end-shape="id1050" draw:end-glue-point="2" svg:d="M22907 14211v-516h700v-516" svg:viewBox="0 0 701 1033">
          <text:p/>
        </draw:connector>
        <draw:custom-shape draw:style-name="gr247" draw:text-style-name="P5" xml:id="id1049" draw:id="id1049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1051" draw:id="id1051" draw:layer="layout" svg:width="1.103cm" svg:height="0.368cm" svg:x="23.756cm" svg:y="14.2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1051" draw:start-glue-point="0" draw:end-shape="id1050" draw:end-glue-point="2" svg:d="M24307 14211v-516h-700v-516" svg:viewBox="0 0 701 1033">
          <text:p/>
        </draw:connector>
        <draw:custom-shape draw:style-name="gr247" draw:text-style-name="P5" xml:id="id1052" draw:id="id1052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1047" draw:start-glue-point="0" draw:end-shape="id1052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1050" draw:start-glue-point="0" draw:end-shape="id1052" draw:end-glue-point="2" svg:d="M23607 12811v-516h-1344v-516" svg:viewBox="0 0 1345 1033">
          <text:p/>
        </draw:connector>
        <draw:custom-shape draw:style-name="gr249" draw:text-style-name="P87" xml:id="id1053" draw:id="id1053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1045" draw:start-glue-point="0" draw:end-shape="id1053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1052" draw:start-glue-point="0" draw:end-shape="id1053" draw:end-glue-point="2" svg:d="M22263 11411v-516h-2878v-516" svg:viewBox="0 0 2879 1033">
          <text:p/>
        </draw:connector>
        <draw:custom-shape draw:style-name="gr247" draw:text-style-name="P5" xml:id="id1054" draw:id="id1054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1038" draw:start-glue-point="0" draw:end-shape="id1054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1053" draw:end-shape="id1054" draw:end-glue-point="2" svg:d="M19385 10011v-516h-5578v-516" svg:viewBox="0 0 5579 1033">
          <text:p/>
        </draw:connector>
        <draw:frame draw:style-name="gr252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i</text:span><text:span text:style-name="T18">n</text:span><text:span text:style-name="T18">v</text:span><text:span text:style-name="T18">a</text:span><text:span text:style-name="T18">l</text:span><text:span text:style-name="T18">i</text:span><text:span text:style-name="T18">d</text:span><text:span text:style-name="T18">/</text:span><text:span text:style-name="T18">n</text:span><text:span text:style-name="T18">o</text:span><text:span text:style-name="T18">n</text:span><text:span text:style-name="T18">e</text:span><text:span text:style-name="T18">-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/text:p>
          </draw:text-box>
        </draw:frame>
        <draw:custom-shape draw:style-name="gr273" draw:text-style-name="P88" draw:layer="layout" svg:width="6.058cm" svg:height="0.874cm" svg:x="10.122cm" svg:y="7.62cm">
          <text:p text:style-name="P88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56" draw:text-style-name="P8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247" draw:text-style-name="P5" xml:id="id1056" draw:id="id1056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1055" draw:start-glue-point="0" draw:end-shape="id1056" draw:end-glue-point="2" svg:d="M3285 14211v-516h700v-516" svg:viewBox="0 0 701 1033">
          <text:p/>
        </draw:connector>
        <draw:custom-shape draw:style-name="gr249" draw:text-style-name="P87" xml:id="id1055" draw:id="id1055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57" draw:id="id1057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1057" draw:start-glue-point="0" draw:end-shape="id1056" draw:end-glue-point="2" svg:d="M4685 14211v-516h-700v-516" svg:viewBox="0 0 701 1033">
          <text:p/>
        </draw:connector>
        <draw:custom-shape draw:style-name="gr247" draw:text-style-name="P5" xml:id="id1059" draw:id="id1059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1058" draw:start-glue-point="0" draw:end-shape="id1059" draw:end-glue-point="2" svg:d="M6085 14211v-516h700v-516" svg:viewBox="0 0 701 1033">
          <text:p/>
        </draw:connector>
        <draw:custom-shape draw:style-name="gr249" draw:text-style-name="P87" xml:id="id1058" draw:id="id1058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60" draw:id="id1060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1060" draw:start-glue-point="0" draw:end-shape="id1059" draw:end-glue-point="2" svg:d="M7485 14211v-516h-700v-516" svg:viewBox="0 0 701 1033">
          <text:p/>
        </draw:connector>
        <draw:custom-shape draw:style-name="gr247" draw:text-style-name="P5" xml:id="id1061" draw:id="id1061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1056" draw:start-glue-point="0" draw:end-shape="id1061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1059" draw:start-glue-point="0" draw:end-shape="id1061" draw:end-glue-point="2" svg:d="M6785 12811v-516h-1344v-516" svg:viewBox="0 0 1345 1033">
          <text:p/>
        </draw:connector>
        <draw:custom-shape draw:style-name="gr247" draw:text-style-name="P5" xml:id="id1063" draw:id="id1063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1062" draw:start-glue-point="0" draw:end-shape="id1063" draw:end-glue-point="2" svg:d="M8907 14211v-516h700v-516" svg:viewBox="0 0 701 1033">
          <text:p/>
        </draw:connector>
        <draw:custom-shape draw:style-name="gr249" draw:text-style-name="P87" xml:id="id1062" draw:id="id1062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64" draw:id="id1064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1064" draw:start-glue-point="0" draw:end-shape="id1063" draw:end-glue-point="2" svg:d="M10307 14211v-516h-700v-516" svg:viewBox="0 0 701 1033">
          <text:p/>
        </draw:connector>
        <draw:custom-shape draw:style-name="gr250" draw:text-style-name="P35" xml:id="id1066" draw:id="id1066" draw:layer="layout" svg:width="1.103cm" svg:height="0.368cm" svg:x="11.8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1065" draw:start-glue-point="0" draw:end-shape="id1066" draw:end-glue-point="2" svg:d="M11707 14211v-516h700v-516" svg:viewBox="0 0 701 1033">
          <text:p/>
        </draw:connector>
        <draw:custom-shape draw:style-name="gr247" draw:text-style-name="P5" xml:id="id1065" draw:id="id1065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67" draw:id="id1067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1067" draw:start-glue-point="0" draw:end-shape="id1066" draw:end-glue-point="2" svg:d="M13107 14211v-516h-700v-516" svg:viewBox="0 0 701 1033">
          <text:p/>
        </draw:connector>
        <draw:custom-shape draw:style-name="gr247" draw:text-style-name="P5" xml:id="id1068" draw:id="id1068" draw:layer="layout" svg:width="1.103cm" svg:height="0.368cm" svg:x="10.5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1063" draw:start-glue-point="0" draw:end-shape="id1068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1066" draw:start-glue-point="0" draw:end-shape="id1068" draw:end-glue-point="2" svg:d="M12407 12811v-516h-1344v-516" svg:viewBox="0 0 1345 1033">
          <text:p/>
        </draw:connector>
        <draw:custom-shape draw:style-name="gr249" draw:text-style-name="P87" xml:id="id1069" draw:id="id1069" draw:layer="layout" svg:width="1.103cm" svg:height="0.368cm" svg:x="7.6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1061" draw:start-glue-point="0" draw:end-shape="id1069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1068" draw:start-glue-point="0" draw:end-shape="id1069" draw:end-glue-point="2" svg:d="M11063 11411v-516h-2878v-516" svg:viewBox="0 0 2879 1033">
          <text:p/>
        </draw:connector>
        <draw:custom-shape draw:style-name="gr247" draw:text-style-name="P5" xml:id="id1071" draw:id="id1071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1070" draw:start-glue-point="0" draw:end-shape="id1071" draw:end-glue-point="2" svg:d="M14485 14211v-516h700v-516" svg:viewBox="0 0 701 1033">
          <text:p/>
        </draw:connector>
        <draw:custom-shape draw:style-name="gr247" draw:text-style-name="P5" xml:id="id1070" draw:id="id1070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72" draw:id="id1072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1072" draw:start-glue-point="0" draw:end-shape="id1071" draw:end-glue-point="2" svg:d="M15885 14211v-516h-700v-516" svg:viewBox="0 0 701 1033">
          <text:p/>
        </draw:connector>
        <draw:custom-shape draw:style-name="gr247" draw:text-style-name="P5" xml:id="id1074" draw:id="id1074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1073" draw:start-glue-point="0" draw:end-shape="id1074" draw:end-glue-point="2" svg:d="M17285 14211v-516h700v-516" svg:viewBox="0 0 701 1033">
          <text:p/>
        </draw:connector>
        <draw:custom-shape draw:style-name="gr247" draw:text-style-name="P5" xml:id="id1073" draw:id="id1073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75" draw:id="id1075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1075" draw:start-glue-point="0" draw:end-shape="id1074" draw:end-glue-point="2" svg:d="M18685 14211v-516h-700v-516" svg:viewBox="0 0 701 1033">
          <text:p/>
        </draw:connector>
        <draw:custom-shape draw:style-name="gr247" draw:text-style-name="P5" xml:id="id1076" draw:id="id1076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1071" draw:start-glue-point="0" draw:end-shape="id1076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1074" draw:start-glue-point="0" draw:end-shape="id1076" draw:end-glue-point="2" svg:d="M17985 12811v-516h-1344v-516" svg:viewBox="0 0 1345 1033">
          <text:p/>
        </draw:connector>
        <draw:custom-shape draw:style-name="gr247" draw:text-style-name="P5" xml:id="id1078" draw:id="id1078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1077" draw:start-glue-point="0" draw:end-shape="id1078" draw:end-glue-point="2" svg:d="M20107 14211v-516h700v-516" svg:viewBox="0 0 701 1033">
          <text:p/>
        </draw:connector>
        <draw:custom-shape draw:style-name="gr247" draw:text-style-name="P5" xml:id="id1077" draw:id="id1077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79" draw:id="id1079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1079" draw:start-glue-point="0" draw:end-shape="id1078" draw:end-glue-point="2" svg:d="M21507 14211v-516h-700v-516" svg:viewBox="0 0 701 1033">
          <text:p/>
        </draw:connector>
        <draw:custom-shape draw:style-name="gr250" draw:text-style-name="P35" xml:id="id1081" draw:id="id1081" draw:layer="layout" svg:width="1.103cm" svg:height="0.368cm" svg:x="23.056cm" svg:y="12.8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1080" draw:start-glue-point="0" draw:end-shape="id1081" draw:end-glue-point="2" svg:d="M22907 14211v-516h700v-516" svg:viewBox="0 0 701 1033">
          <text:p/>
        </draw:connector>
        <draw:custom-shape draw:style-name="gr247" draw:text-style-name="P5" xml:id="id1080" draw:id="id1080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82" draw:id="id1082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1082" draw:start-glue-point="0" draw:end-shape="id1081" draw:end-glue-point="2" svg:d="M24307 14211v-516h-700v-516" svg:viewBox="0 0 701 1033">
          <text:p/>
        </draw:connector>
        <draw:custom-shape draw:style-name="gr247" draw:text-style-name="P5" xml:id="id1083" draw:id="id1083" draw:layer="layout" svg:width="1.103cm" svg:height="0.368cm" svg:x="21.712cm" svg:y="11.4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1078" draw:start-glue-point="0" draw:end-shape="id1083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1081" draw:start-glue-point="0" draw:end-shape="id1083" draw:end-glue-point="2" svg:d="M23607 12811v-516h-1344v-516" svg:viewBox="0 0 1345 1033">
          <text:p/>
        </draw:connector>
        <draw:custom-shape draw:style-name="gr249" draw:text-style-name="P87" xml:id="id1084" draw:id="id1084" draw:layer="layout" svg:width="1.103cm" svg:height="0.368cm" svg:x="18.834cm" svg:y="10.01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1076" draw:start-glue-point="0" draw:end-shape="id1084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1083" draw:start-glue-point="0" draw:end-shape="id1084" draw:end-glue-point="2" svg:d="M22263 11411v-516h-2878v-516" svg:viewBox="0 0 2879 1033">
          <text:p/>
        </draw:connector>
        <draw:custom-shape draw:style-name="gr247" draw:text-style-name="P5" xml:id="id1085" draw:id="id1085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1069" draw:start-glue-point="0" draw:end-shape="id1085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1084" draw:end-shape="id1085" draw:end-glue-point="2" svg:d="M19385 10011v-516h-5578v-516" svg:viewBox="0 0 5579 1033">
          <text:p/>
        </draw:connector>
        <draw:frame draw:style-name="gr252" draw:text-style-name="P51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8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 </text:span><text:span text:style-name="T18">o</text:span><text:span text:style-name="T18">f </text:span><text:span text:style-name="T18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/text:p>
          </draw:text-box>
        </draw:frame>
        <draw:custom-shape draw:style-name="gr274" draw:text-style-name="P88" draw:layer="layout" svg:width="6.058cm" svg:height="0.874cm" svg:x="10.122cm" svg:y="7.62cm">
          <text:p text:style-name="P88"><text:span text:style-name="T17">.c:has(.b &gt; 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56" draw:text-style-name="P8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custom-shape draw:style-name="gr247" draw:text-style-name="P5" xml:id="id1087" draw:id="id1087" draw:layer="layout" svg:width="1.103cm" svg:height="0.368cm" svg:x="3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285cm" svg:y1="14.211cm" svg:x2="3.985cm" svg:y2="13.179cm" draw:start-shape="id1086" draw:start-glue-point="0" draw:end-shape="id1087" draw:end-glue-point="2" svg:d="M3285 14211v-516h700v-516" svg:viewBox="0 0 701 1033">
          <text:p/>
        </draw:connector>
        <draw:custom-shape draw:style-name="gr249" draw:text-style-name="P87" xml:id="id1086" draw:id="id1086" draw:layer="layout" svg:width="1.103cm" svg:height="0.368cm" svg:x="2.7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88" draw:id="id1088" draw:layer="layout" svg:width="1.103cm" svg:height="0.368cm" svg:x="4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685cm" svg:y1="14.211cm" svg:x2="3.985cm" svg:y2="13.179cm" draw:start-shape="id1088" draw:start-glue-point="0" draw:end-shape="id1087" draw:end-glue-point="2" svg:d="M4685 14211v-516h-700v-516" svg:viewBox="0 0 701 1033">
          <text:p/>
        </draw:connector>
        <draw:custom-shape draw:style-name="gr247" draw:text-style-name="P5" xml:id="id1090" draw:id="id1090" draw:layer="layout" svg:width="1.103cm" svg:height="0.368cm" svg:x="6.2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85cm" svg:y1="14.211cm" svg:x2="6.785cm" svg:y2="13.179cm" draw:start-shape="id1089" draw:start-glue-point="0" draw:end-shape="id1090" draw:end-glue-point="2" svg:d="M6085 14211v-516h700v-516" svg:viewBox="0 0 701 1033">
          <text:p/>
        </draw:connector>
        <draw:custom-shape draw:style-name="gr249" draw:text-style-name="P87" xml:id="id1089" draw:id="id1089" draw:layer="layout" svg:width="1.103cm" svg:height="0.368cm" svg:x="5.534cm" svg:y="14.21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87" xml:id="id1091" draw:id="id1091" draw:layer="layout" svg:width="1.103cm" svg:height="0.368cm" svg:x="6.9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7.485cm" svg:y1="14.211cm" svg:x2="6.785cm" svg:y2="13.179cm" draw:start-shape="id1091" draw:start-glue-point="0" draw:end-shape="id1090" draw:end-glue-point="2" svg:d="M7485 14211v-516h-700v-516" svg:viewBox="0 0 701 1033">
          <text:p/>
        </draw:connector>
        <draw:custom-shape draw:style-name="gr247" draw:text-style-name="P5" xml:id="id1092" draw:id="id1092" draw:layer="layout" svg:width="1.103cm" svg:height="0.368cm" svg:x="4.8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985cm" svg:y1="12.811cm" svg:x2="5.441cm" svg:y2="11.779cm" draw:start-shape="id1087" draw:start-glue-point="0" draw:end-shape="id1092" draw:end-glue-point="2" svg:d="M3985 12811v-516h1456v-516" svg:viewBox="0 0 1457 1033">
          <text:p/>
        </draw:connector>
        <draw:connector draw:style-name="gr248" draw:text-style-name="P4" draw:layer="layout" svg:x1="6.785cm" svg:y1="12.811cm" svg:x2="5.441cm" svg:y2="11.779cm" draw:start-shape="id1090" draw:start-glue-point="0" draw:end-shape="id1092" draw:end-glue-point="2" svg:d="M6785 12811v-516h-1344v-516" svg:viewBox="0 0 1345 1033">
          <text:p/>
        </draw:connector>
        <draw:custom-shape draw:style-name="gr247" draw:text-style-name="P5" xml:id="id1094" draw:id="id1094" draw:layer="layout" svg:width="1.103cm" svg:height="0.368cm" svg:x="9.0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907cm" svg:y1="14.211cm" svg:x2="9.607cm" svg:y2="13.179cm" draw:start-shape="id1093" draw:start-glue-point="0" draw:end-shape="id1094" draw:end-glue-point="2" svg:d="M8907 14211v-516h700v-516" svg:viewBox="0 0 701 1033">
          <text:p/>
        </draw:connector>
        <draw:custom-shape draw:style-name="gr249" draw:text-style-name="P87" xml:id="id1093" draw:id="id1093" draw:layer="layout" svg:width="1.103cm" svg:height="0.368cm" svg:x="8.3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095" draw:id="id1095" draw:layer="layout" svg:width="1.103cm" svg:height="0.368cm" svg:x="9.7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307cm" svg:y1="14.211cm" svg:x2="9.607cm" svg:y2="13.179cm" draw:start-shape="id1095" draw:start-glue-point="0" draw:end-shape="id1094" draw:end-glue-point="2" svg:d="M10307 14211v-516h-700v-516" svg:viewBox="0 0 701 1033">
          <text:p/>
        </draw:connector>
        <draw:custom-shape draw:style-name="gr247" draw:text-style-name="P5" xml:id="id1097" draw:id="id1097" draw:layer="layout" svg:width="1.103cm" svg:height="0.368cm" svg:x="11.8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707cm" svg:y1="14.211cm" svg:x2="12.407cm" svg:y2="13.179cm" draw:start-shape="id1096" draw:start-glue-point="0" draw:end-shape="id1097" draw:end-glue-point="2" svg:d="M11707 14211v-516h700v-516" svg:viewBox="0 0 701 1033">
          <text:p/>
        </draw:connector>
        <draw:custom-shape draw:style-name="gr247" draw:text-style-name="P5" xml:id="id1096" draw:id="id1096" draw:layer="layout" svg:width="1.103cm" svg:height="0.368cm" svg:x="11.1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1098" draw:id="id1098" draw:layer="layout" svg:width="1.103cm" svg:height="0.368cm" svg:x="12.5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3.107cm" svg:y1="14.211cm" svg:x2="12.407cm" svg:y2="13.179cm" draw:start-shape="id1098" draw:start-glue-point="0" draw:end-shape="id1097" draw:end-glue-point="2" svg:d="M13107 14211v-516h-700v-516" svg:viewBox="0 0 701 1033">
          <text:p/>
        </draw:connector>
        <draw:custom-shape draw:style-name="gr247" draw:text-style-name="P5" xml:id="id1099" draw:id="id1099" draw:layer="layout" svg:width="1.103cm" svg:height="0.368cm" svg:x="10.5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607cm" svg:y1="12.811cm" svg:x2="11.063cm" svg:y2="11.779cm" draw:start-shape="id1094" draw:start-glue-point="0" draw:end-shape="id1099" draw:end-glue-point="2" svg:d="M9607 12811v-516h1456v-516" svg:viewBox="0 0 1457 1033">
          <text:p/>
        </draw:connector>
        <draw:connector draw:style-name="gr248" draw:text-style-name="P4" draw:layer="layout" svg:x1="12.407cm" svg:y1="12.811cm" svg:x2="11.063cm" svg:y2="11.779cm" draw:start-shape="id1097" draw:start-glue-point="0" draw:end-shape="id1099" draw:end-glue-point="2" svg:d="M12407 12811v-516h-1344v-516" svg:viewBox="0 0 1345 1033">
          <text:p/>
        </draw:connector>
        <draw:custom-shape draw:style-name="gr249" draw:text-style-name="P87" xml:id="id1100" draw:id="id1100" draw:layer="layout" svg:width="1.103cm" svg:height="0.368cm" svg:x="7.634cm" svg:y="10.011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5.441cm" svg:y1="11.411cm" svg:x2="8.185cm" svg:y2="10.379cm" draw:start-shape="id1092" draw:start-glue-point="0" draw:end-shape="id1100" draw:end-glue-point="2" svg:d="M5441 11411v-516h2744v-516" svg:viewBox="0 0 2745 1033">
          <text:p/>
        </draw:connector>
        <draw:connector draw:style-name="gr248" draw:text-style-name="P4" draw:layer="layout" svg:x1="11.063cm" svg:y1="11.411cm" svg:x2="8.185cm" svg:y2="10.379cm" draw:start-shape="id1099" draw:start-glue-point="0" draw:end-shape="id1100" draw:end-glue-point="2" svg:d="M11063 11411v-516h-2878v-516" svg:viewBox="0 0 2879 1033">
          <text:p/>
        </draw:connector>
        <draw:custom-shape draw:style-name="gr247" draw:text-style-name="P5" xml:id="id1102" draw:id="id1102" draw:layer="layout" svg:width="1.103cm" svg:height="0.368cm" svg:x="14.6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5cm" svg:y1="14.211cm" svg:x2="15.185cm" svg:y2="13.179cm" draw:start-shape="id1101" draw:start-glue-point="0" draw:end-shape="id1102" draw:end-glue-point="2" svg:d="M14485 14211v-516h700v-516" svg:viewBox="0 0 701 1033">
          <text:p/>
        </draw:connector>
        <draw:custom-shape draw:style-name="gr247" draw:text-style-name="P5" xml:id="id1101" draw:id="id1101" draw:layer="layout" svg:width="1.103cm" svg:height="0.368cm" svg:x="13.9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03" draw:id="id1103" draw:layer="layout" svg:width="1.103cm" svg:height="0.368cm" svg:x="15.3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885cm" svg:y1="14.211cm" svg:x2="15.185cm" svg:y2="13.179cm" draw:start-shape="id1103" draw:start-glue-point="0" draw:end-shape="id1102" draw:end-glue-point="2" svg:d="M15885 14211v-516h-700v-516" svg:viewBox="0 0 701 1033">
          <text:p/>
        </draw:connector>
        <draw:custom-shape draw:style-name="gr247" draw:text-style-name="P5" xml:id="id1105" draw:id="id1105" draw:layer="layout" svg:width="1.103cm" svg:height="0.368cm" svg:x="17.434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285cm" svg:y1="14.211cm" svg:x2="17.985cm" svg:y2="13.179cm" draw:start-shape="id1104" draw:start-glue-point="0" draw:end-shape="id1105" draw:end-glue-point="2" svg:d="M17285 14211v-516h700v-516" svg:viewBox="0 0 701 1033">
          <text:p/>
        </draw:connector>
        <draw:custom-shape draw:style-name="gr247" draw:text-style-name="P5" xml:id="id1104" draw:id="id1104" draw:layer="layout" svg:width="1.103cm" svg:height="0.368cm" svg:x="16.734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06" draw:id="id1106" draw:layer="layout" svg:width="1.103cm" svg:height="0.368cm" svg:x="18.134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8.685cm" svg:y1="14.211cm" svg:x2="17.985cm" svg:y2="13.179cm" draw:start-shape="id1106" draw:start-glue-point="0" draw:end-shape="id1105" draw:end-glue-point="2" svg:d="M18685 14211v-516h-700v-516" svg:viewBox="0 0 701 1033">
          <text:p/>
        </draw:connector>
        <draw:custom-shape draw:style-name="gr247" draw:text-style-name="P5" xml:id="id1107" draw:id="id1107" draw:layer="layout" svg:width="1.103cm" svg:height="0.368cm" svg:x="16.09cm" svg:y="11.4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185cm" svg:y1="12.811cm" svg:x2="16.641cm" svg:y2="11.779cm" draw:start-shape="id1102" draw:start-glue-point="0" draw:end-shape="id1107" draw:end-glue-point="2" svg:d="M15185 12811v-516h1456v-516" svg:viewBox="0 0 1457 1033">
          <text:p/>
        </draw:connector>
        <draw:connector draw:style-name="gr248" draw:text-style-name="P4" draw:layer="layout" svg:x1="17.985cm" svg:y1="12.811cm" svg:x2="16.641cm" svg:y2="11.779cm" draw:start-shape="id1105" draw:start-glue-point="0" draw:end-shape="id1107" draw:end-glue-point="2" svg:d="M17985 12811v-516h-1344v-516" svg:viewBox="0 0 1345 1033">
          <text:p/>
        </draw:connector>
        <draw:custom-shape draw:style-name="gr247" draw:text-style-name="P5" xml:id="id1109" draw:id="id1109" draw:layer="layout" svg:width="1.103cm" svg:height="0.368cm" svg:x="20.256cm" svg:y="12.8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107cm" svg:y1="14.211cm" svg:x2="20.807cm" svg:y2="13.179cm" draw:start-shape="id1108" draw:start-glue-point="0" draw:end-shape="id1109" draw:end-glue-point="2" svg:d="M20107 14211v-516h700v-516" svg:viewBox="0 0 701 1033">
          <text:p/>
        </draw:connector>
        <draw:custom-shape draw:style-name="gr247" draw:text-style-name="P5" xml:id="id1108" draw:id="id1108" draw:layer="layout" svg:width="1.103cm" svg:height="0.368cm" svg:x="19.556cm" svg:y="14.2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10" draw:id="id1110" draw:layer="layout" svg:width="1.103cm" svg:height="0.368cm" svg:x="20.956cm" svg:y="14.21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507cm" svg:y1="14.211cm" svg:x2="20.807cm" svg:y2="13.179cm" draw:start-shape="id1110" draw:start-glue-point="0" draw:end-shape="id1109" draw:end-glue-point="2" svg:d="M21507 14211v-516h-700v-516" svg:viewBox="0 0 701 1033">
          <text:p/>
        </draw:connector>
        <draw:custom-shape draw:style-name="gr247" draw:text-style-name="P5" xml:id="id1112" draw:id="id1112" draw:layer="layout" svg:width="1.103cm" svg:height="0.368cm" svg:x="23.056cm" svg:y="12.8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2.907cm" svg:y1="14.211cm" svg:x2="23.607cm" svg:y2="13.179cm" draw:start-shape="id1111" draw:start-glue-point="0" draw:end-shape="id1112" draw:end-glue-point="2" svg:d="M22907 14211v-516h700v-516" svg:viewBox="0 0 701 1033">
          <text:p/>
        </draw:connector>
        <draw:custom-shape draw:style-name="gr247" draw:text-style-name="P5" xml:id="id1111" draw:id="id1111" draw:layer="layout" svg:width="1.103cm" svg:height="0.368cm" svg:x="22.356cm" svg:y="14.211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35" xml:id="id1113" draw:id="id1113" draw:layer="layout" svg:width="1.103cm" svg:height="0.368cm" svg:x="23.756cm" svg:y="14.2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307cm" svg:y1="14.211cm" svg:x2="23.607cm" svg:y2="13.179cm" draw:start-shape="id1113" draw:start-glue-point="0" draw:end-shape="id1112" draw:end-glue-point="2" svg:d="M24307 14211v-516h-700v-516" svg:viewBox="0 0 701 1033">
          <text:p/>
        </draw:connector>
        <draw:custom-shape draw:style-name="gr247" draw:text-style-name="P5" xml:id="id1114" draw:id="id1114" draw:layer="layout" svg:width="1.103cm" svg:height="0.368cm" svg:x="21.712cm" svg:y="11.4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807cm" svg:y1="12.811cm" svg:x2="22.263cm" svg:y2="11.779cm" draw:start-shape="id1109" draw:start-glue-point="0" draw:end-shape="id1114" draw:end-glue-point="2" svg:d="M20807 12811v-516h1456v-516" svg:viewBox="0 0 1457 1033">
          <text:p/>
        </draw:connector>
        <draw:connector draw:style-name="gr248" draw:text-style-name="P4" draw:layer="layout" svg:x1="23.607cm" svg:y1="12.811cm" svg:x2="22.263cm" svg:y2="11.779cm" draw:start-shape="id1112" draw:start-glue-point="0" draw:end-shape="id1114" draw:end-glue-point="2" svg:d="M23607 12811v-516h-1344v-516" svg:viewBox="0 0 1345 1033">
          <text:p/>
        </draw:connector>
        <draw:custom-shape draw:style-name="gr249" draw:text-style-name="P87" xml:id="id1115" draw:id="id1115" draw:layer="layout" svg:width="1.103cm" svg:height="0.368cm" svg:x="18.834cm" svg:y="10.0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41cm" svg:y1="11.411cm" svg:x2="19.385cm" svg:y2="10.379cm" draw:start-shape="id1107" draw:start-glue-point="0" draw:end-shape="id1115" draw:end-glue-point="2" svg:d="M16641 11411v-516h2744v-516" svg:viewBox="0 0 2745 1033">
          <text:p/>
        </draw:connector>
        <draw:connector draw:style-name="gr248" draw:text-style-name="P4" draw:layer="layout" svg:x1="22.263cm" svg:y1="11.411cm" svg:x2="19.385cm" svg:y2="10.379cm" draw:start-shape="id1114" draw:start-glue-point="0" draw:end-shape="id1115" draw:end-glue-point="2" svg:d="M22263 11411v-516h-2878v-516" svg:viewBox="0 0 2879 1033">
          <text:p/>
        </draw:connector>
        <draw:custom-shape draw:style-name="gr247" draw:text-style-name="P5" xml:id="id1116" draw:id="id1116" draw:layer="layout" svg:width="1.103cm" svg:height="0.368cm" svg:x="13.256cm" svg:y="8.61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85cm" svg:y1="10.011cm" svg:x2="13.807cm" svg:y2="8.979cm" draw:start-shape="id1100" draw:start-glue-point="0" draw:end-shape="id1116" draw:end-glue-point="2" svg:d="M8185 10011v-516h5622v-516" svg:viewBox="0 0 5623 1033">
          <text:p/>
        </draw:connector>
        <draw:connector draw:style-name="gr248" draw:text-style-name="P4" draw:layer="layout" svg:x1="19.385cm" svg:y1="10.011cm" svg:x2="13.807cm" svg:y2="8.979cm" draw:start-shape="id1115" draw:end-shape="id1116" draw:end-glue-point="2" svg:d="M19385 10011v-516h-5578v-516" svg:viewBox="0 0 5579 1033">
          <text:p/>
        </draw:connector>
        <draw:frame draw:style-name="gr252" draw:text-style-name="P36" draw:layer="layout" svg:width="27.991cm" svg:height="2.698cm" svg:x="0.009cm" svg:y="0.255cm">
          <draw:text-box>
            <text:p text:style-name="P8"><text:span text:style-name="T4">R</text:span><text:span text:style-name="T4">e</text:span><text:span text:style-name="T4">c</text:span><text:span text:style-name="T4">a</text:span><text:span text:style-name="T4">l</text:span><text:span text:style-name="T4">c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e</text:span><text:span text:style-name="T4">r</text:span><text:span text:style-name="T4">f</text:span><text:span text:style-name="T4">o</text:span><text:span text:style-name="T4">r</text:span><text:span text:style-name="T4">m</text:span><text:span text:style-name="T4">a</text:span><text:span text:style-name="T4">n</text:span><text:span text:style-name="T4">c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o</text:span><text:span text:style-name="T4">r</text:span><text:span text:style-name="T4">s</text:span></text:p>
            <text:p text:style-name="P8"><text:span text:style-name="T4"/></text:p>
            <text:p text:style-name="P95"><text:span text:style-name="T21">E</text:span><text:span text:style-name="T21">x</text:span><text:span text:style-name="T21">i</text:span><text:span text:style-name="T21">s</text:span><text:span text:style-name="T21">t</text:span><text:span text:style-name="T21">e</text:span><text:span text:style-name="T21">n</text:span><text:span text:style-name="T21">c</text:span><text:span text:style-name="T21">e</text:span><text:span text:style-name="T21"> </text:span><text:span text:style-name="T21">o</text:span><text:span text:style-name="T21">f </text:span><text:span text:style-name="T21">a</text:span><text:span text:style-name="T21"> </text:span><text:span text:style-name="T21">s</text:span><text:span text:style-name="T18">u</text:span><text:span text:style-name="T18">b</text:span><text:span text:style-name="T18">j</text:span><text:span text:style-name="T18">e</text:span><text:span text:style-name="T18">c</text:span><text:span text:style-name="T18">t 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/text:p>
          </draw:text-box>
        </draw:frame>
        <draw:custom-shape draw:style-name="gr275" draw:text-style-name="P88" draw:layer="layout" svg:width="6.058cm" svg:height="0.62cm" svg:x="11.222cm" svg:y="7.874cm">
          <text:p text:style-name="P88"><text:span text:style-name="T17">.b:has(.a) <text:s text:c="2"/>{ color: red }</text:span></text:p>
          <draw:enhanced-geometry svg:viewBox="0 0 21600 21600" draw:type="rectangle" draw:enhanced-path="M 0 0 L 21600 0 21600 21600 0 21600 0 0 Z N"/>
        </draw:custom-shape>
        <draw:custom-shape draw:style-name="gr256" draw:text-style-name="P89" draw:layer="layout" svg:width="23.114cm" svg:height="7.62cm" svg:x="2.28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2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custom-shape draw:style-name="gr276" draw:text-style-name="P96" draw:layer="layout" svg:width="3.059cm" svg:height="1.706cm" draw:transform="rotate (-1.14912477951307) translate (21.982cm 2.524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96" draw:layer="layout" svg:width="3.059cm" svg:height="1.706cm" draw:transform="rotate (-1.14912477951307) translate (16.053cm 2.53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97" draw:layer="layout" svg:width="3.343cm" svg:height="4.586cm" svg:x="21.678cm" svg:y="4.657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97" draw:layer="layout" svg:width="3.343cm" svg:height="4.586cm" svg:x="9.287cm" svg:y="4.666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96" draw:layer="layout" svg:width="5.406cm" svg:height="1.706cm" draw:transform="rotate (-0.866206907764786) translate (3.524cm 4.4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98" draw:layer="layout" svg:width="0.262cm" svg:height="0.525cm" draw:transform="rotate (-3.14159265358979) translate (6.011cm 9.6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0" draw:text-style-name="P1" draw:layer="layout" svg:width="0.483cm" svg:height="0.468cm" svg:x="5.649cm" svg:y="8.686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96" draw:layer="layout" svg:width="2.461cm" svg:height="1.706cm" draw:transform="rotate (-0.866206907764786) translate (10.29cm 4.29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98" draw:layer="layout" svg:width="0.393cm" svg:height="0.393cm" draw:transform="rotate (0.000174532925199433) translate (9.795cm 5.1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1" draw:layer="layout" svg:width="0.483cm" svg:height="0.468cm" svg:x="10.508cm" svg:y="6.332cm">
          <text:p/>
          <draw:enhanced-geometry svg:viewBox="0 0 21600 21600" draw:type="rectangle" draw:enhanced-path="M 0 0 L 21600 0 21600 21600 0 21600 0 0 Z N"/>
        </draw:custom-shape>
        <draw:custom-shape draw:style-name="gr283" draw:text-style-name="P99" draw:layer="layout" svg:width="0.483cm" svg:height="0.468cm" svg:x="9.774cm" svg:y="8.352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00" draw:layer="layout" svg:width="0.237cm" svg:height="0.656cm" svg:x="9.879cm" svg:y="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1" draw:text-style-name="P96" draw:layer="layout" svg:width="2.461cm" svg:height="1.706cm" draw:transform="rotate (-0.866206907764786) translate (22.681cm 4.287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98" draw:layer="layout" svg:width="0.393cm" svg:height="0.393cm" draw:transform="rotate (0.000174532925199433) translate (22.186cm 5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1" draw:layer="layout" svg:width="0.483cm" svg:height="0.468cm" svg:x="22.899cm" svg:y="6.323cm">
          <text:p/>
          <draw:enhanced-geometry svg:viewBox="0 0 21600 21600" draw:type="rectangle" draw:enhanced-path="M 0 0 L 21600 0 21600 21600 0 21600 0 0 Z N"/>
        </draw:custom-shape>
        <draw:custom-shape draw:style-name="gr283" draw:text-style-name="P99" draw:layer="layout" svg:width="0.483cm" svg:height="0.468cm" svg:x="22.165cm" svg:y="8.343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00" draw:layer="layout" svg:width="0.237cm" svg:height="0.656cm" svg:x="22.27cm" svg:y="4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5" draw:text-style-name="P5" draw:layer="layout" svg:width="1.143cm" svg:height="1.143cm" svg:x="2.153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6" draw:text-style-name="P18" draw:layer="layout" svg:width="28cm" svg:height="3.095cm" svg:x="0cm" svg:y="0.254cm">
          <draw:text-box>
            <text:p text:style-name="P8"><text:span text:style-name="T4">:</text:span><text:span text:style-name="T4">h</text:span><text:span text:style-name="T4">a</text:span><text:span text:style-name="T4">s</text:span><text:span text:style-name="T4">(</text:span><text:span text:style-name="T4">)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a</text:span><text:span text:style-name="T4">s</text:span><text:span text:style-name="T4">e</text:span><text:span text:style-name="T4">s</text:span></text:p>
          </draw:text-box>
        </draw:frame>
        <draw:frame draw:style-name="gr287" draw:text-style-name="P101" draw:layer="layout" svg:width="2.794cm" svg:height="0.899cm" svg:x="3.102cm" svg:y="9.452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1</text:span></text:p>
          </draw:text-box>
        </draw:frame>
        <draw:custom-shape draw:style-name="gr277" draw:text-style-name="P97" draw:layer="layout" svg:width="3.343cm" svg:height="4.586cm" svg:x="15.749cm" svg:y="4.663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1" draw:layer="layout" svg:width="0.483cm" svg:height="0.468cm" svg:x="16.214cm" svg:y="5.109cm">
          <text:p/>
          <draw:enhanced-geometry svg:viewBox="0 0 21600 21600" draw:type="rectangle" draw:enhanced-path="M 0 0 L 21600 0 21600 21600 0 21600 0 0 Z N"/>
        </draw:custom-shape>
        <draw:custom-shape draw:style-name="gr283" draw:text-style-name="P99" draw:layer="layout" svg:width="0.483cm" svg:height="0.468cm" svg:x="16.236cm" svg:y="8.349cm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00" draw:layer="layout" svg:width="0.237cm" svg:height="0.656cm" svg:x="16.341cm" svg:y="4.4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7" draw:text-style-name="P101" draw:layer="layout" svg:width="2.794cm" svg:height="0.899cm" svg:x="9.502cm" svg:y="9.453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87" draw:text-style-name="P101" draw:layer="layout" svg:width="2.794cm" svg:height="0.899cm" svg:x="16.002cm" svg:y="9.454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3</text:span></text:p>
          </draw:text-box>
        </draw:frame>
        <draw:frame draw:style-name="gr287" draw:text-style-name="P101" draw:layer="layout" svg:width="2.794cm" svg:height="0.899cm" svg:x="21.902cm" svg:y="9.455cm">
          <draw:text-box>
            <text:p text:style-name="P8"><text:span text:style-name="T5">C</text:span><text:span text:style-name="T5">a</text:span><text:span text:style-name="T5">s</text:span><text:span text:style-name="T5">e</text:span><text:span text:style-name="T5"> </text:span><text:span text:style-name="T5">4</text:span></text:p>
          </draw:text-box>
        </draw:frame>
        <draw:frame draw:style-name="gr288" draw:text-style-name="P102" draw:layer="layout" svg:width="5.984cm" svg:height="1.039cm" svg:x="3.26cm" svg:y="11.947cm">
          <draw:text-box>
            <text:p text:style-name="P16"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d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89" draw:text-style-name="P102" draw:layer="layout" svg:width="5.256cm" svg:height="1.433cm" svg:x="20.688cm" svg:y="13.481cm">
          <draw:text-box>
            <text:p text:style-name="P16"><text:span text:style-name="T22">S</text:span><text:span text:style-name="T22">t</text:span><text:span text:style-name="T22">y</text:span><text:span text:style-name="T22">l</text:span><text:span text:style-name="T22">e </text:span><text:span text:style-name="T22">i</text:span><text:span text:style-name="T22">n</text:span><text:span text:style-name="T22">v</text:span><text:span text:style-name="T22">a</text:span><text:span text:style-name="T22">li</text:span><text:span text:style-name="T22">d</text:span><text:span text:style-name="T22">a</text:span><text:span text:style-name="T22">t</text:span><text:span text:style-name="T22">e</text:span><text:span text:style-name="T22">d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7">(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) </text:span><text:span text:style-name="T7">f</text:span><text:span text:style-name="T7">r</text:span><text:span text:style-name="T7">o</text:span><text:span text:style-name="T7">m</text:span><text:span text:style-name="T7"> </text:span><text:span text:style-name="T7">u</text:span><text:span text:style-name="T7">p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/text:p>
          </draw:text-box>
        </draw:frame>
        <draw:frame draw:style-name="gr288" draw:text-style-name="P102" draw:layer="layout" svg:width="4.103cm" svg:height="1.039cm" svg:x="3.311cm" svg:y="13.862cm">
          <draw:text-box>
            <text:p text:style-name="P16"><text:span text:style-name="T7">t</text:span><text:span text:style-name="T7">o</text:span><text:span text:style-name="T7">p</text:span><text:span text:style-name="T7">-</text:span><text:span text:style-name="T7">m</text:span><text:span text:style-name="T7">o</text:span><text:span text:style-name="T7">s</text:span><text:span text:style-name="T7">t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<text:line-break/></text:span><text:span text:style-name="T7">:</text:span><text:span text:style-name="T7">h</text:span><text:span text:style-name="T7">a</text:span><text:span text:style-name="T7">s</text:span><text:span text:style-name="T7">(</text:span><text:span text:style-name="T7">) </text:span><text:span text:style-name="T7">s</text:span><text:span text:style-name="T7">c</text:span><text:span text:style-name="T7">o</text:span><text:span text:style-name="T7">p</text:span><text:span text:style-name="T7">e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290" draw:text-style-name="P98" draw:layer="layout" svg:width="1.143cm" svg:height="1.143cm" draw:transform="rotate (-3.14159265358979) translate (15.64cm 14.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1" draw:text-style-name="P100" draw:layer="layout" svg:width="1.143cm" svg:height="1.143cm" svg:x="14.485cm" svg:y="11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9" draw:text-style-name="P102" draw:layer="layout" svg:width="4.19cm" svg:height="1.433cm" svg:x="15.496cm" svg:y="11.692cm">
          <draw:text-box>
            <text:p text:style-name="P16"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 </text:span><text:span text:style-name="T7">s</text:span><text:span text:style-name="T7">t</text:span><text:span text:style-name="T7">a</text:span><text:span text:style-name="T7">r</text:span><text:span text:style-name="T7">ti</text:span><text:span text:style-name="T7">n</text:span><text:span text:style-name="T7">g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frame draw:style-name="gr289" draw:text-style-name="P102" draw:layer="layout" svg:width="4.19cm" svg:height="1.433cm" svg:x="15.604cm" svg:y="13.769cm">
          <draw:text-box>
            <text:p text:style-name="P16"><text:span text:style-name="T7">U</text:span><text:span text:style-name="T7">p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 </text:span><text:span text:style-name="T7">s</text:span><text:span text:style-name="T7">t</text:span><text:span text:style-name="T7">a</text:span><text:span text:style-name="T7">r</text:span><text:span text:style-name="T7">ti</text:span><text:span text:style-name="T7">n</text:span><text:span text:style-name="T7">g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/text:p>
          </draw:text-box>
        </draw:frame>
        <draw:custom-shape draw:style-name="gr279" draw:text-style-name="P98" draw:layer="layout" svg:width="0.262cm" svg:height="0.525cm" draw:transform="rotate (-3.14159265358979) translate (10.889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9" draw:text-style-name="P98" draw:layer="layout" svg:width="0.262cm" svg:height="0.525cm" draw:transform="rotate (-3.14159265358979) translate (16.5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9" draw:text-style-name="P98" draw:layer="layout" svg:width="0.262cm" svg:height="0.525cm" draw:transform="rotate (-3.14159265358979) translate (22.489cm 6.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9" draw:text-style-name="P98" draw:layer="layout" svg:width="0.262cm" svg:height="0.525cm" draw:transform="rotate (-3.14159265358979) translate (23.267cm 7.3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2" draw:text-style-name="P96" draw:layer="layout" svg:width="1.254cm" svg:height="0.924cm" draw:transform="rotate (-0.866206907764786) translate (8.694cm 13.57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97" draw:layer="layout" svg:width="0.896cm" svg:height="1.222cm" svg:x="8.326cm" svg:y="11.654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8" draw:text-style-name="P102" draw:layer="layout" svg:width="5.26cm" svg:height="1.039cm" svg:x="9.233cm" svg:y="11.758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y </text:span><text:span text:style-name="T7">a</text:span><text:span text:style-name="T7">ff</text:span><text:span text:style-name="T7">e</text:span><text:span text:style-name="T7">c</text:span><text:span text:style-name="T7">t</text:span><text:span text:style-name="T7">e</text:span><text:span text:style-name="T7">d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 </text:span><text:span text:style-name="T7">o</text:span><text:span text:style-name="T7">f </text:span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 </text:span><text:span text:style-name="T7">I</text:span><text:span text:style-name="T7">n</text:span><text:span text:style-name="T7">v</text:span><text:span text:style-name="T7">a</text:span><text:span text:style-name="T7">li</text:span><text:span text:style-name="T7">d</text:span><text:span text:style-name="T7">a</text:span><text:span text:style-name="T7">ti</text:span><text:span text:style-name="T7">o</text:span><text:span text:style-name="T7">n</text:span></text:p>
          </draw:text-box>
        </draw:frame>
        <draw:frame draw:style-name="gr288" draw:text-style-name="P102" draw:layer="layout" svg:width="5.26cm" svg:height="1.039cm" svg:x="9.407cm" svg:y="13.852cm">
          <draw:text-box>
            <text:p text:style-name="P16"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y </text:span><text:span text:style-name="T7">a</text:span><text:span text:style-name="T7">ff</text:span><text:span text:style-name="T7">e</text:span><text:span text:style-name="T7">c</text:span><text:span text:style-name="T7">t</text:span><text:span text:style-name="T7">e</text:span><text:span text:style-name="T7">d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 </text:span><text:span text:style-name="T7">o</text:span><text:span text:style-name="T7">f </text:span><text:span text:style-name="T7">U</text:span><text:span text:style-name="T7">p</text:span><text:span text:style-name="T7">w</text:span><text:span text:style-name="T7">a</text:span><text:span text:style-name="T7">r</text:span><text:span text:style-name="T7">d </text:span><text:span text:style-name="T7">I</text:span><text:span text:style-name="T7">n</text:span><text:span text:style-name="T7">v</text:span><text:span text:style-name="T7">a</text:span><text:span text:style-name="T7">li</text:span><text:span text:style-name="T7">d</text:span><text:span text:style-name="T7">a</text:span><text:span text:style-name="T7">ti</text:span><text:span text:style-name="T7">o</text:span><text:span text:style-name="T7">n</text:span></text:p>
          </draw:text-box>
        </draw:frame>
        <draw:frame draw:style-name="gr289" draw:text-style-name="P102" draw:layer="layout" svg:width="5.256cm" svg:height="1.433cm" svg:x="20.692cm" svg:y="11.513cm">
          <draw:text-box>
            <text:p text:style-name="P16"><text:span text:style-name="T22">S</text:span><text:span text:style-name="T22">t</text:span><text:span text:style-name="T22">y</text:span><text:span text:style-name="T22">l</text:span><text:span text:style-name="T22">e </text:span><text:span text:style-name="T22">i</text:span><text:span text:style-name="T22">n</text:span><text:span text:style-name="T22">v</text:span><text:span text:style-name="T22">a</text:span><text:span text:style-name="T22">li</text:span><text:span text:style-name="T22">d</text:span><text:span text:style-name="T22">a</text:span><text:span text:style-name="T22">t</text:span><text:span text:style-name="T22">e</text:span><text:span text:style-name="T22">d 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7">(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 </text:span><text:span text:style-name="T7">s</text:span><text:span text:style-name="T7">u</text:span><text:span text:style-name="T7">b</text:span><text:span text:style-name="T7">j</text:span><text:span text:style-name="T7">e</text:span><text:span text:style-name="T7">c</text:span><text:span text:style-name="T7">t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) </text:span><text:span text:style-name="T7">f</text:span><text:span text:style-name="T7">r</text:span><text:span text:style-name="T7">o</text:span><text:span text:style-name="T7">m</text:span><text:span text:style-name="T7"> </text:span><text:span text:style-name="T7">d</text:span><text:span text:style-name="T7">o</text:span><text:span text:style-name="T7">w</text:span><text:span text:style-name="T7">n</text:span><text:span text:style-name="T7">w</text:span><text:span text:style-name="T7">a</text:span><text:span text:style-name="T7">r</text:span><text:span text:style-name="T7">d </text:span><text:span text:style-name="T7">t</text:span><text:span text:style-name="T7">r</text:span><text:span text:style-name="T7">a</text:span><text:span text:style-name="T7">v</text:span><text:span text:style-name="T7">e</text:span><text:span text:style-name="T7">r</text:span><text:span text:style-name="T7">s</text:span><text:span text:style-name="T7">a</text:span><text:span text:style-name="T7">l</text:span></text:p>
          </draw:text-box>
        </draw:frame>
        <draw:custom-shape draw:style-name="gr294" draw:text-style-name="P98" draw:layer="layout" svg:width="1.035cm" svg:height="1.035cm" draw:transform="rotate (0.000174532925199433) translate (2.21cm 13.8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103" draw:layer="layout" svg:width="0.483cm" svg:height="0.468cm" svg:x="23.368cm" svg:y="8.42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0.483cm" svg:height="0.468cm" svg:x="3.047cm" svg:y="5.368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0.483cm" svg:height="0.468cm" svg:x="4.851cm" svg:y="7.6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0.483cm" svg:height="0.468cm" svg:x="4.343cm" svg:y="6.39cm">
          <text:p/>
          <draw:enhanced-geometry svg:viewBox="0 0 21600 21600" draw:type="rectangle" draw:enhanced-path="M 0 0 L 21600 0 21600 21600 0 21600 0 0 Z N"/>
        </draw:custom-shape>
        <draw:custom-shape draw:style-name="gr297" draw:text-style-name="P104" draw:layer="layout" svg:width="1.016cm" svg:height="1.008cm" svg:x="19.558cm" svg:y="13.692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9.652cm" svg:y="7.62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11.201cm" svg:y="8.382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11.684cm" svg:y="6.644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17.805cm" svg:y="5.588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17.805cm" svg:y="7.914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22.123cm" svg:y="7.66cm">
          <text:p/>
          <draw:enhanced-geometry svg:viewBox="0 0 21600 21600" draw:type="rectangle" draw:enhanced-path="M 0 0 L 21600 0 21600 21600 0 21600 0 0 Z N"/>
        </draw:custom-shape>
        <draw:custom-shape draw:style-name="gr295" draw:text-style-name="P103" draw:layer="layout" svg:width="0.483cm" svg:height="0.468cm" svg:x="24.13cm" svg:y="7.11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0.483cm" svg:height="0.468cm" svg:x="21.107cm" svg:y="3.30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0.483cm" svg:height="0.468cm" svg:x="15.494cm" svg:y="4.064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0.483cm" svg:height="0.468cm" svg:x="15.24cm" svg:y="3.302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104" draw:layer="layout" svg:width="0.483cm" svg:height="0.468cm" svg:x="21.707cm" svg:y="3.902cm">
          <text:p/>
          <draw:enhanced-geometry svg:viewBox="0 0 21600 21600" draw:type="rectangle" draw:enhanced-path="M 0 0 L 21600 0 21600 21600 0 21600 0 0 Z N"/>
        </draw:custom-shape>
        <draw:custom-shape draw:style-name="gr298" draw:text-style-name="P103" draw:layer="layout" svg:width="0.969cm" svg:height="0.986cm" svg:x="19.605cm" svg:y="11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299" draw:text-style-name="P105" draw:layer="layout" svg:width="6.474cm" svg:height="8.882cm" svg:x="4.448cm" svg:y="4.1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06" draw:layer="layout" svg:width="0.935cm" svg:height="0.907cm" svg:x="5.391cm" svg:y="11.28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96" draw:layer="layout" svg:width="10.47cm" svg:height="3.305cm" draw:transform="skewX (-1.07614083805279E-016) rotate (-0.866206907764786) translate (17.768cm 3.228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98" draw:layer="layout" svg:width="0.508cm" svg:height="1.016cm" draw:transform="rotate (-3.14159265358979) translate (22.619cm 13.4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3" draw:text-style-name="P1" draw:layer="layout" svg:width="0.935cm" svg:height="0.907cm" svg:x="21.884cm" svg:y="11.517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5" draw:layer="layout" svg:width="0.935cm" svg:height="0.907cm" svg:x="5.351cm" svg:y="4.926cm">
          <text:p/>
          <draw:enhanced-geometry svg:viewBox="0 0 21600 21600" draw:type="rectangle" draw:enhanced-path="M 0 0 L 21600 0 21600 21600 0 21600 0 0 Z N"/>
        </draw:custom-shape>
        <draw:custom-shape draw:style-name="gr304" draw:text-style-name="P107" draw:layer="layout" svg:width="0.46cm" svg:height="1.27cm" svg:x="5.594cm" svg:y="3.6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6" draw:text-style-name="P18" draw:layer="layout" svg:width="27.991cm" svg:height="3.095cm" svg:x="0cm" svg:y="0.254cm">
          <draw:text-box>
            <text:p text:style-name="P8"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style-name="gr224" draw:text-style-name="P101" draw:layer="layout" svg:width="3.308cm" svg:height="1.361cm" svg:x="5.988cm" svg:y="13.153cm">
          <draw:text-box>
            <text:p text:style-name="P8"><text:span text:style-name="T5">D</text:span><text:span text:style-name="T5">o</text:span><text:span text:style-name="T5">w</text:span><text:span text:style-name="T5">n</text:span><text:span text:style-name="T5">w</text:span><text:span text:style-name="T5">a</text:span><text:span text:style-name="T5">r</text:span><text:span text:style-name="T5">d</text:span></text:p>
          </draw:text-box>
        </draw:frame>
        <draw:frame draw:style-name="gr224" draw:text-style-name="P101" draw:layer="layout" svg:width="3.308cm" svg:height="1.361cm" svg:x="18.988cm" svg:y="13.154cm">
          <draw:text-box>
            <text:p text:style-name="P8"><text:span text:style-name="T5">U</text:span><text:span text:style-name="T5">p</text:span><text:span text:style-name="T5">w</text:span><text:span text:style-name="T5">a</text:span><text:span text:style-name="T5">r</text:span><text:span text:style-name="T5">d</text:span></text:p>
          </draw:text-box>
        </draw:frame>
        <draw:custom-shape draw:style-name="gr305" draw:text-style-name="P103" draw:layer="layout" svg:width="0.914cm" svg:height="0.914cm" svg:x="8.738cm" svg:y="5.842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7.338cm" svg:y="7.942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8.438cm" svg:y="10.242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5.338cm" svg:y="9.342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20.422cm" svg:y="10.008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20.422cm" svg:y="8.408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18.822cm" svg:y="7.708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17.122cm" svg:y="5.108cm">
          <text:p/>
          <draw:enhanced-geometry svg:viewBox="0 0 21600 21600" draw:type="rectangle" draw:enhanced-path="M 0 0 L 21600 0 21600 21600 0 21600 0 0 Z N"/>
        </draw:custom-shape>
        <draw:custom-shape draw:style-name="gr307" draw:text-style-name="P108" draw:layer="layout" svg:width="0.914cm" svg:height="0.914cm" svg:x="21.122cm" svg:y="5.108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109" draw:layer="layout" svg:width="5.893cm" svg:height="3.305cm" draw:transform="rotate (-0.866206907764786) translate (24.377cm 2.006cm)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8.624cm" svg:height="10.476cm" svg:x="1.482cm" svg:y="2.123cm" draw:page-number="31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custom-shape draw:style-name="gr309" draw:text-style-name="P111" draw:layer="layout" svg:width="1.989cm" svg:height="1.27cm" svg:x="24.985cm" svg:y="14.181cm">
          <text:p text:style-name="P110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12" draw:layer="layout" svg:width="0.762cm" svg:height="0.762cm" svg:x="24.95cm" svg:y="14.389cm">
          <text:p/>
          <draw:enhanced-geometry svg:viewBox="0 0 21600 21600" draw:type="rectangle" draw:enhanced-path="M 0 0 L 21600 0 21600 21600 0 21600 0 0 Z N"/>
        </draw:custom-shape>
        <draw:frame draw:style-name="gr311" draw:text-style-name="P114" draw:layer="layout" svg:width="5.239cm" svg:height="0.806cm" svg:x="21.385cm" svg:y="14.426cm">
          <draw:text-box>
            <text:p text:style-name="P113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12" draw:text-style-name="P111" draw:layer="layout" svg:width="3.562cm" svg:height="1.27cm" svg:x="16.933cm" svg:y="14.18cm">
          <text:p text:style-name="P110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12" draw:layer="layout" svg:width="0.762cm" svg:height="0.762cm" svg:x="16.95cm" svg:y="14.389cm">
          <text:p/>
          <draw:enhanced-geometry svg:viewBox="0 0 21600 21600" draw:type="rectangle" draw:enhanced-path="M 0 0 L 21600 0 21600 21600 0 21600 0 0 Z N"/>
        </draw:custom-shape>
        <draw:frame draw:style-name="gr313" draw:text-style-name="P114" draw:layer="layout" svg:width="5.239cm" svg:height="0.806cm" svg:x="14.906cm" svg:y="14.425cm">
          <draw:text-box>
            <text:p text:style-name="P113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14" draw:text-style-name="P111" draw:layer="layout" svg:width="4.573cm" svg:height="1.27cm" svg:x="9.19cm" svg:y="14.176cm">
          <text:p text:style-name="P110"><text:s/></text:p>
          <draw:enhanced-geometry svg:viewBox="0 0 21600 21600" draw:path-stretchpoint-x="10800" draw:path-stretchpoint-y="10800" draw:text-areas="?f3 ?f4 ?f5 ?f6" draw:type="round-rectangle" draw:modifiers="4605.50747442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12" draw:layer="layout" svg:width="0.762cm" svg:height="0.762cm" svg:x="9.25cm" svg:y="14.389cm">
          <text:p/>
          <draw:enhanced-geometry svg:viewBox="0 0 21600 21600" draw:type="rectangle" draw:enhanced-path="M 0 0 L 21600 0 21600 21600 0 21600 0 0 Z N"/>
        </draw:custom-shape>
        <draw:frame draw:style-name="gr315" draw:text-style-name="P114" draw:layer="layout" svg:width="5.239cm" svg:height="0.806cm" svg:x="8.174cm" svg:y="14.421cm">
          <draw:text-box>
            <text:p text:style-name="P113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16" draw:text-style-name="P111" draw:layer="layout" svg:width="5.588cm" svg:height="1.27cm" svg:x="1.425cm" svg:y="14.155cm">
          <text:p text:style-name="P110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12" draw:layer="layout" svg:width="0.762cm" svg:height="0.762cm" svg:x="1.55cm" svg:y="14.389cm">
          <text:p/>
          <draw:enhanced-geometry svg:viewBox="0 0 21600 21600" draw:type="rectangle" draw:enhanced-path="M 0 0 L 21600 0 21600 21600 0 21600 0 0 Z N"/>
        </draw:custom-shape>
        <draw:frame draw:style-name="gr317" draw:text-style-name="P114" draw:layer="layout" svg:width="5.239cm" svg:height="0.806cm" svg:x="1.425cm" svg:y="14.377cm">
          <draw:text-box>
            <text:p text:style-name="P113"><text:span text:style-name="T23">.</text:span><text:span text:style-name="T23">a</text:span><text:span text:style-name="T23"> </text:span><text:span text:style-name="T23">~</text:span><text:span text:style-name="T23"> </text:span><text:span text:style-name="T23">.</text:span><text:span text:style-name="T23">b</text:span><text:span text:style-name="T23"> </text:span><text:span text:style-name="T23">+</text:span><text:span text:style-name="T23"> </text:span><text:span text:style-name="T23">.</text:span><text:span text:style-name="T23">c</text:span><text:span text:style-name="T23"> </text:span><text:span text:style-name="T23">&gt;</text:span><text:span text:style-name="T23"> </text:span><text:span text:style-name="T23">.</text:span><text:span text:style-name="T23">d</text:span><text:span text:style-name="T23"> </text:span><text:span text:style-name="T23">.</text:span><text:span text:style-name="T23">e</text:span><text:span text:style-name="T23"> </text:span><text:span text:style-name="T23">+</text:span><text:span text:style-name="T23"> </text:span><text:span text:style-name="T23">.</text:span><text:span text:style-name="T23">f</text:span></text:p>
          </draw:text-box>
        </draw:frame>
        <draw:custom-shape draw:style-name="gr318" draw:text-style-name="P115" draw:layer="layout" svg:width="1.91cm" svg:height="1.031cm" svg:x="24.119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16" draw:layer="layout" svg:width="5.306cm" svg:height="3.601cm" svg:x="15.29cm" svg:y="9.847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105" draw:layer="layout" svg:width="5.402cm" svg:height="9.891cm" svg:x="1.601cm" svg:y="3.55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164" draw:id="id1164" draw:layer="layout" svg:width="1.103cm" svg:height="0.368cm" svg:x="18.465cm" svg:y="12.892cm">
          <text:p/>
          <draw:enhanced-geometry svg:viewBox="0 0 21600 21600" draw:type="rectangle" draw:enhanced-path="M 0 0 L 21600 0 21600 21600 0 21600 0 0 Z N"/>
        </draw:custom-shape>
        <draw:custom-shape draw:style-name="gr321" draw:text-style-name="P5" xml:id="id1171" draw:id="id1171" draw:layer="layout" svg:width="1.103cm" svg:height="0.369cm" svg:x="18.465cm" svg:y="12.409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77" draw:id="id1177" draw:layer="layout" svg:width="1.103cm" svg:height="0.368cm" svg:x="18.465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74" draw:id="id1174" draw:layer="layout" svg:width="1.103cm" svg:height="0.368cm" svg:x="17.299cm" svg:y="10.4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22" draw:text-style-name="P5" xml:id="id1175" draw:id="id1175" draw:layer="layout" svg:width="1.103cm" svg:height="0.367cm" svg:x="18.465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22" draw:text-style-name="P5" xml:id="id1163" draw:id="id1163" draw:layer="layout" svg:width="1.103cm" svg:height="0.367cm" svg:x="17.299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23" draw:text-style-name="P117" draw:layer="layout" svg:width="4.443cm" svg:height="3.413cm" svg:x="15.967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115" draw:layer="layout" svg:width="1.903cm" svg:height="1.66cm" svg:x="8.63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08.02115469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130" draw:id="id1130" draw:layer="layout" svg:width="1.103cm" svg:height="0.368cm" svg:x="2.552cm" svg:y="8.007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34" draw:id="id1134" draw:layer="layout" svg:width="1.103cm" svg:height="0.368cm" svg:x="2.552cm" svg:y="8.983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25" draw:text-style-name="P115" draw:layer="layout" svg:width="1.967cm" svg:height="6.966cm" svg:x="1.751cm" svg:y="3.56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16" draw:layer="layout" svg:width="2.756cm" svg:height="1.096cm" svg:x="24.006cm" svg:y="10.831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16" draw:layer="layout" svg:width="5.42cm" svg:height="4.577cm" svg:x="8.418cm" svg:y="8.8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4" xml:id="id1118" draw:id="id1118" draw:layer="layout" svg:width="1.103cm" svg:height="0.368cm" svg:x="3.718cm" svg:y="4.14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19" draw:id="id1119" draw:layer="layout" svg:width="1.103cm" svg:height="0.368cm" svg:x="2.552cm" svg:y="4.6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25" draw:id="id1125" draw:layer="layout" svg:width="1.103cm" svg:height="0.368cm" svg:x="3.718cm" svg:y="5.1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26" draw:id="id1126" draw:layer="layout" svg:width="1.103cm" svg:height="0.368cm" svg:x="4.884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27" draw:id="id1127" draw:layer="layout" svg:width="1.103cm" svg:height="0.368cm" svg:x="4.884cm" svg:y="6.07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20" draw:id="id1120" draw:layer="layout" svg:width="1.103cm" svg:height="0.368cm" svg:x="3.718cm" svg:y="6.559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22" draw:text-style-name="P5" xml:id="id1123" draw:id="id1123" draw:layer="layout" svg:width="1.103cm" svg:height="0.367cm" svg:x="4.884cm" svg:y="7.0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28" draw:id="id1128" draw:layer="layout" svg:width="1.103cm" svg:height="0.368cm" svg:x="4.884cm" svg:y="7.52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32" draw:id="id1132" draw:layer="layout" svg:width="1.103cm" svg:height="0.368cm" svg:x="3.718cm" svg:y="10.4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35" draw:id="id1135" draw:layer="layout" svg:width="1.103cm" svg:height="0.368cm" svg:x="4.884cm" svg:y="10.944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33" draw:id="id1133" draw:layer="layout" svg:width="1.103cm" svg:height="0.368cm" svg:x="4.884cm" svg:y="11.442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21" draw:id="id1121" draw:layer="layout" svg:width="1.103cm" svg:height="0.368cm" svg:x="3.718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29" draw:id="id1129" draw:layer="layout" svg:width="1.103cm" svg:height="0.368cm" svg:x="4.884cm" svg:y="12.408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22" draw:id="id1122" draw:layer="layout" svg:width="1.103cm" svg:height="0.368cm" svg:x="4.884cm" svg:y="12.89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17" draw:id="id1117" draw:layer="layout" svg:width="1.103cm" svg:height="0.368cm" svg:x="2.552cm" svg:y="3.6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103cm" svg:y1="4.019cm" svg:x2="3.718cm" svg:y2="4.33cm" draw:start-shape="id1117" draw:start-glue-point="2" draw:end-shape="id1118" draw:end-glue-point="3" svg:d="M3103 4019v311h615" svg:viewBox="0 0 616 312">
          <text:p/>
        </draw:connector>
        <draw:connector draw:style-name="gr248" draw:text-style-name="P4" draw:layer="layout" svg:x1="3.103cm" svg:y1="4.997cm" svg:x2="3.718cm" svg:y2="6.743cm" draw:start-shape="id1119" draw:start-glue-point="2" draw:end-shape="id1120" draw:end-glue-point="3" svg:d="M3103 4997v1746h615" svg:viewBox="0 0 616 1747">
          <text:p/>
        </draw:connector>
        <draw:connector draw:style-name="gr248" draw:text-style-name="P4" draw:layer="layout" svg:x1="4.269cm" svg:y1="12.294cm" svg:x2="4.884cm" svg:y2="13.074cm" draw:start-shape="id1121" draw:start-glue-point="2" draw:end-shape="id1122" draw:end-glue-point="3" svg:d="M4269 12294v780h615" svg:viewBox="0 0 616 781">
          <text:p/>
        </draw:connector>
        <draw:connector draw:style-name="gr248" draw:text-style-name="P4" draw:layer="layout" svg:x1="4.269cm" svg:y1="6.927cm" svg:x2="4.884cm" svg:y2="7.226cm" draw:start-shape="id1120" draw:start-glue-point="2" draw:end-shape="id1123" draw:end-glue-point="3" svg:d="M4269 6927v299h615" svg:viewBox="0 0 616 300">
          <text:p/>
        </draw:connector>
        <draw:connector draw:style-name="gr248" draw:text-style-name="P4" draw:layer="layout" svg:x1="1.937cm" svg:y1="3.548cm" svg:x2="2.552cm" svg:y2="4.813cm" draw:start-shape="id1124" draw:start-glue-point="2" draw:end-shape="id1119" draw:end-glue-point="3" svg:d="M1937 3548v1265h615" svg:viewBox="0 0 616 1266">
          <text:p/>
        </draw:connector>
        <draw:connector draw:style-name="gr248" draw:text-style-name="P4" draw:layer="layout" svg:x1="4.269cm" svg:y1="5.479cm" svg:x2="4.884cm" svg:y2="5.779cm" draw:start-shape="id1125" draw:start-glue-point="2" draw:end-shape="id1126" draw:end-glue-point="3" svg:d="M4269 5479v300h615" svg:viewBox="0 0 616 301">
          <text:p/>
        </draw:connector>
        <draw:connector draw:style-name="gr248" draw:text-style-name="P4" draw:layer="layout" svg:x1="3.103cm" svg:y1="4.997cm" svg:x2="3.718cm" svg:y2="5.295cm" draw:start-shape="id1119" draw:start-glue-point="2" draw:end-shape="id1125" draw:end-glue-point="3" svg:d="M3103 4997v298h615" svg:viewBox="0 0 616 299">
          <text:p/>
        </draw:connector>
        <draw:connector draw:style-name="gr248" draw:text-style-name="P4" draw:layer="layout" svg:x1="4.269cm" svg:y1="5.479cm" svg:x2="4.884cm" svg:y2="6.261cm" draw:start-shape="id1125" draw:start-glue-point="2" draw:end-shape="id1127" draw:end-glue-point="3" svg:d="M4269 5479v782h615" svg:viewBox="0 0 616 783">
          <text:p/>
        </draw:connector>
        <draw:connector draw:style-name="gr248" draw:text-style-name="P4" draw:layer="layout" svg:x1="4.269cm" svg:y1="6.927cm" svg:x2="4.884cm" svg:y2="7.71cm" draw:start-shape="id1120" draw:start-glue-point="2" draw:end-shape="id1128" draw:end-glue-point="3" svg:d="M4269 6927v783h615" svg:viewBox="0 0 616 784">
          <text:p/>
        </draw:connector>
        <draw:connector draw:style-name="gr248" draw:text-style-name="P4" draw:layer="layout" svg:x1="4.269cm" svg:y1="12.294cm" svg:x2="4.884cm" svg:y2="12.592cm" draw:start-shape="id1121" draw:start-glue-point="2" draw:end-shape="id1129" draw:end-glue-point="3" svg:d="M4269 12294v298h615" svg:viewBox="0 0 616 299">
          <text:p/>
        </draw:connector>
        <draw:connector draw:style-name="gr248" draw:text-style-name="P4" draw:layer="layout" svg:x1="1.937cm" svg:y1="3.548cm" svg:x2="2.552cm" svg:y2="8.191cm" draw:start-shape="id1124" draw:start-glue-point="2" draw:end-shape="id1130" draw:end-glue-point="3" svg:d="M1937 3548v4643h615" svg:viewBox="0 0 616 4644">
          <text:p/>
        </draw:connector>
        <draw:connector draw:style-name="gr248" draw:text-style-name="P4" draw:layer="layout" svg:x1="3.103cm" svg:y1="10.346cm" svg:x2="3.718cm" svg:y2="12.11cm" draw:start-shape="id1131" draw:start-glue-point="2" draw:end-shape="id1121" draw:end-glue-point="3" svg:d="M3103 10346v1764h615" svg:viewBox="0 0 616 1765">
          <text:p/>
        </draw:connector>
        <draw:connector draw:style-name="gr248" draw:text-style-name="P4" draw:layer="layout" svg:x1="4.269cm" svg:y1="10.828cm" svg:x2="4.884cm" svg:y2="11.626cm" draw:start-shape="id1132" draw:start-glue-point="2" draw:end-shape="id1133" draw:end-glue-point="3" svg:d="M4269 10828v798h615" svg:viewBox="0 0 616 799">
          <text:p/>
        </draw:connector>
        <draw:connector draw:style-name="gr248" draw:text-style-name="P4" draw:layer="layout" svg:x1="1.937cm" svg:y1="3.548cm" svg:x2="2.552cm" svg:y2="9.167cm" draw:start-shape="id1124" draw:start-glue-point="2" draw:end-shape="id1134" draw:end-glue-point="3" svg:d="M1937 3548v5619h615" svg:viewBox="0 0 616 5620">
          <text:p/>
        </draw:connector>
        <draw:connector draw:style-name="gr248" draw:text-style-name="P4" draw:layer="layout" svg:x1="3.103cm" svg:y1="10.346cm" svg:x2="3.718cm" svg:y2="10.644cm" draw:start-shape="id1131" draw:start-glue-point="2" draw:end-shape="id1132" draw:end-glue-point="3" svg:d="M3103 10346v298h615" svg:viewBox="0 0 616 299">
          <text:p/>
        </draw:connector>
        <draw:connector draw:style-name="gr248" draw:text-style-name="P4" draw:layer="layout" svg:x1="4.269cm" svg:y1="10.828cm" svg:x2="4.884cm" svg:y2="11.128cm" draw:start-shape="id1132" draw:start-glue-point="2" draw:end-shape="id1135" draw:end-glue-point="3" svg:d="M4269 10828v300h615" svg:viewBox="0 0 616 301">
          <text:p/>
        </draw:connector>
        <draw:custom-shape draw:style-name="gr328" draw:text-style-name="P4" xml:id="id1124" draw:id="id1124" draw:layer="layout" svg:width="1.103cm" svg:height="0.368cm" svg:x="1.386cm" svg:y="3.1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.937cm" svg:y1="3.548cm" svg:x2="2.552cm" svg:y2="3.835cm" draw:start-shape="id1124" draw:start-glue-point="2" draw:end-shape="id1117" draw:end-glue-point="3" svg:d="M1937 3548v287h615" svg:viewBox="0 0 616 288">
          <text:p/>
        </draw:connector>
        <draw:custom-shape draw:style-name="gr328" draw:text-style-name="P4" xml:id="id1136" draw:id="id1136" draw:layer="layout" svg:width="1.103cm" svg:height="0.368cm" svg:x="3.718cm" svg:y="8.50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103cm" svg:y1="8.375cm" svg:x2="3.718cm" svg:y2="8.685cm" draw:start-shape="id1130" draw:start-glue-point="2" draw:end-shape="id1136" draw:end-glue-point="3" svg:d="M3103 8375v310h615" svg:viewBox="0 0 616 311">
          <text:p/>
        </draw:connector>
        <draw:custom-shape draw:style-name="gr247" draw:text-style-name="P5" xml:id="id1131" draw:id="id1131" draw:layer="layout" svg:width="1.103cm" svg:height="0.368cm" svg:x="2.552cm" svg:y="9.97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22" draw:text-style-name="P5" xml:id="id1137" draw:id="id1137" draw:layer="layout" svg:width="1.103cm" svg:height="0.367cm" svg:x="3.718cm" svg:y="9.47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.937cm" svg:y1="3.548cm" svg:x2="2.552cm" svg:y2="10.162cm" draw:start-shape="id1124" draw:start-glue-point="2" draw:end-shape="id1131" draw:end-glue-point="3" svg:d="M1937 3548v6614h615" svg:viewBox="0 0 616 6615">
          <text:p/>
        </draw:connector>
        <draw:connector draw:style-name="gr248" draw:text-style-name="P4" draw:layer="layout" svg:x1="3.103cm" svg:y1="9.351cm" svg:x2="3.718cm" svg:y2="9.661cm" draw:start-shape="id1134" draw:start-glue-point="2" draw:end-shape="id1137" draw:end-glue-point="3" svg:d="M3103 9351v310h615" svg:viewBox="0 0 616 311">
          <text:p/>
        </draw:connector>
        <draw:custom-shape draw:style-name="gr329" draw:text-style-name="P117" draw:layer="layout" svg:width="4.442cm" svg:height="3.412cm" svg:x="2.386cm" svg:y="4.53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17" draw:layer="layout" svg:width="4.442cm" svg:height="3.411cm" svg:x="2.386cm" svg:y="9.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4" xml:id="id1139" draw:id="id1139" draw:layer="layout" svg:width="1.102cm" svg:height="0.368cm" svg:x="10.541cm" svg:y="4.147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40" draw:id="id1140" draw:layer="layout" svg:width="1.103cm" svg:height="0.368cm" svg:x="9.374cm" svg:y="4.63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32" draw:text-style-name="P5" xml:id="id1146" draw:id="id1146" draw:layer="layout" svg:width="1.102cm" svg:height="0.367cm" svg:x="10.541cm" svg:y="5.112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5" xml:id="id1147" draw:id="id1147" draw:layer="layout" svg:width="1.102cm" svg:height="0.368cm" svg:x="11.707cm" svg:y="5.59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33" draw:text-style-name="P5" xml:id="id1148" draw:id="id1148" draw:layer="layout" svg:width="1.102cm" svg:height="0.368cm" svg:x="11.707cm" svg:y="6.07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33" draw:text-style-name="P5" xml:id="id1141" draw:id="id1141" draw:layer="layout" svg:width="1.102cm" svg:height="0.368cm" svg:x="10.541cm" svg:y="6.56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32" draw:text-style-name="P5" xml:id="id1144" draw:id="id1144" draw:layer="layout" svg:width="1.102cm" svg:height="0.367cm" svg:x="11.707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32" draw:text-style-name="P5" xml:id="id1149" draw:id="id1149" draw:layer="layout" svg:width="1.102cm" svg:height="0.367cm" svg:x="11.707cm" svg:y="7.527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51" draw:id="id1151" draw:layer="layout" svg:width="1.103cm" svg:height="0.368cm" svg:x="9.374cm" svg:y="8.008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55" draw:id="id1155" draw:layer="layout" svg:width="1.103cm" svg:height="0.368cm" svg:x="9.374cm" svg:y="8.984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33" draw:text-style-name="P5" xml:id="id1153" draw:id="id1153" draw:layer="layout" svg:width="1.102cm" svg:height="0.368cm" svg:x="10.541cm" svg:y="10.4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32" draw:text-style-name="P5" xml:id="id1156" draw:id="id1156" draw:layer="layout" svg:width="1.102cm" svg:height="0.367cm" svg:x="11.707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332" draw:text-style-name="P5" xml:id="id1154" draw:id="id1154" draw:layer="layout" svg:width="1.102cm" svg:height="0.367cm" svg:x="11.707cm" svg:y="11.443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33" draw:text-style-name="P5" xml:id="id1142" draw:id="id1142" draw:layer="layout" svg:width="1.102cm" svg:height="0.368cm" svg:x="10.541cm" svg:y="11.926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34" draw:text-style-name="P5" xml:id="id1150" draw:id="id1150" draw:layer="layout" svg:width="1.102cm" svg:height="0.369cm" svg:x="11.707cm" svg:y="12.408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5" xml:id="id1143" draw:id="id1143" draw:layer="layout" svg:width="1.102cm" svg:height="0.368cm" svg:x="11.707cm" svg:y="12.89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38" draw:id="id1138" draw:layer="layout" svg:width="1.103cm" svg:height="0.368cm" svg:x="9.374cm" svg:y="3.6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925cm" svg:y1="4.02cm" svg:x2="10.541cm" svg:y2="4.331cm" draw:start-shape="id1138" draw:start-glue-point="2" draw:end-shape="id1139" draw:end-glue-point="3" svg:d="M9925 4020v311h616" svg:viewBox="0 0 617 312">
          <text:p/>
        </draw:connector>
        <draw:connector draw:style-name="gr248" draw:text-style-name="P4" draw:layer="layout" svg:x1="9.925cm" svg:y1="4.998cm" svg:x2="10.541cm" svg:y2="6.744cm" draw:start-shape="id1140" draw:start-glue-point="2" draw:end-shape="id1141" draw:end-glue-point="3" svg:d="M9925 4998v1746h616" svg:viewBox="0 0 617 1747">
          <text:p/>
        </draw:connector>
        <draw:connector draw:style-name="gr248" draw:text-style-name="P4" draw:layer="layout" svg:x1="11.092cm" svg:y1="12.294cm" svg:x2="11.707cm" svg:y2="13.075cm" draw:start-shape="id1142" draw:start-glue-point="2" draw:end-shape="id1143" draw:end-glue-point="3" svg:d="M11092 12294v781h615" svg:viewBox="0 0 616 782">
          <text:p/>
        </draw:connector>
        <draw:connector draw:style-name="gr248" draw:text-style-name="P4" draw:layer="layout" svg:x1="11.092cm" svg:y1="6.928cm" svg:x2="11.707cm" svg:y2="7.227cm" draw:start-shape="id1141" draw:start-glue-point="2" draw:end-shape="id1144" draw:end-glue-point="3" svg:d="M11092 6928v299h615" svg:viewBox="0 0 616 300">
          <text:p/>
        </draw:connector>
        <draw:connector draw:style-name="gr248" draw:text-style-name="P4" draw:layer="layout" svg:x1="8.76cm" svg:y1="3.549cm" svg:x2="9.374cm" svg:y2="4.814cm" draw:start-shape="id1145" draw:start-glue-point="2" draw:end-shape="id1140" draw:end-glue-point="3" svg:d="M8760 3549v1265h614" svg:viewBox="0 0 615 1266">
          <text:p/>
        </draw:connector>
        <draw:connector draw:style-name="gr248" draw:text-style-name="P4" draw:layer="layout" svg:x1="11.092cm" svg:y1="5.479cm" svg:x2="11.707cm" svg:y2="5.779cm" draw:start-shape="id1146" draw:start-glue-point="2" draw:end-shape="id1147" draw:end-glue-point="3" svg:d="M11092 5479v300h615" svg:viewBox="0 0 616 301">
          <text:p/>
        </draw:connector>
        <draw:connector draw:style-name="gr248" draw:text-style-name="P4" draw:layer="layout" svg:x1="9.925cm" svg:y1="4.998cm" svg:x2="10.541cm" svg:y2="5.295cm" draw:start-shape="id1140" draw:start-glue-point="2" draw:end-shape="id1146" draw:end-glue-point="3" svg:d="M9925 4998v297h616" svg:viewBox="0 0 617 298">
          <text:p/>
        </draw:connector>
        <draw:connector draw:style-name="gr248" draw:text-style-name="P4" draw:layer="layout" svg:x1="11.092cm" svg:y1="5.479cm" svg:x2="11.707cm" svg:y2="6.262cm" draw:start-shape="id1146" draw:start-glue-point="2" draw:end-shape="id1148" draw:end-glue-point="3" svg:d="M11092 5479v783h615" svg:viewBox="0 0 616 784">
          <text:p/>
        </draw:connector>
        <draw:connector draw:style-name="gr248" draw:text-style-name="P4" draw:layer="layout" svg:x1="11.092cm" svg:y1="6.928cm" svg:x2="11.707cm" svg:y2="7.71cm" draw:start-shape="id1141" draw:start-glue-point="2" draw:end-shape="id1149" draw:end-glue-point="3" svg:d="M11092 6928v782h615" svg:viewBox="0 0 616 783">
          <text:p/>
        </draw:connector>
        <draw:connector draw:style-name="gr248" draw:text-style-name="P4" draw:layer="layout" svg:x1="11.092cm" svg:y1="12.294cm" svg:x2="11.707cm" svg:y2="12.592cm" draw:start-shape="id1142" draw:start-glue-point="2" draw:end-shape="id1150" draw:end-glue-point="3" svg:d="M11092 12294v298h615" svg:viewBox="0 0 616 299">
          <text:p/>
        </draw:connector>
        <draw:connector draw:style-name="gr248" draw:text-style-name="P4" draw:layer="layout" svg:x1="8.76cm" svg:y1="3.549cm" svg:x2="9.374cm" svg:y2="8.192cm" draw:start-shape="id1145" draw:start-glue-point="2" draw:end-shape="id1151" draw:end-glue-point="3" svg:d="M8760 3549v4643h614" svg:viewBox="0 0 615 4644">
          <text:p/>
        </draw:connector>
        <draw:connector draw:style-name="gr248" draw:text-style-name="P4" draw:layer="layout" svg:x1="9.925cm" svg:y1="10.347cm" svg:x2="10.541cm" svg:y2="12.11cm" draw:start-shape="id1152" draw:start-glue-point="2" draw:end-shape="id1142" draw:end-glue-point="3" svg:d="M9925 10347v1763h616" svg:viewBox="0 0 617 1764">
          <text:p/>
        </draw:connector>
        <draw:connector draw:style-name="gr248" draw:text-style-name="P4" draw:layer="layout" svg:x1="11.092cm" svg:y1="10.829cm" svg:x2="11.707cm" svg:y2="11.626cm" draw:start-shape="id1153" draw:start-glue-point="2" draw:end-shape="id1154" draw:end-glue-point="3" svg:d="M11092 10829v797h615" svg:viewBox="0 0 616 798">
          <text:p/>
        </draw:connector>
        <draw:connector draw:style-name="gr248" draw:text-style-name="P4" draw:layer="layout" svg:x1="8.76cm" svg:y1="3.549cm" svg:x2="9.374cm" svg:y2="9.168cm" draw:start-shape="id1145" draw:start-glue-point="2" draw:end-shape="id1155" draw:end-glue-point="3" svg:d="M8760 3549v5619h614" svg:viewBox="0 0 615 5620">
          <text:p/>
        </draw:connector>
        <draw:connector draw:style-name="gr248" draw:text-style-name="P4" draw:layer="layout" svg:x1="9.925cm" svg:y1="10.347cm" svg:x2="10.541cm" svg:y2="10.645cm" draw:start-shape="id1152" draw:start-glue-point="2" draw:end-shape="id1153" draw:end-glue-point="3" svg:d="M9925 10347v298h616" svg:viewBox="0 0 617 299">
          <text:p/>
        </draw:connector>
        <draw:connector draw:style-name="gr248" draw:text-style-name="P4" draw:layer="layout" svg:x1="11.092cm" svg:y1="10.829cm" svg:x2="11.707cm" svg:y2="11.128cm" draw:start-shape="id1153" draw:start-glue-point="2" draw:end-shape="id1156" draw:end-glue-point="3" svg:d="M11092 10829v299h615" svg:viewBox="0 0 616 300">
          <text:p/>
        </draw:connector>
        <draw:custom-shape draw:style-name="gr331" draw:text-style-name="P4" xml:id="id1145" draw:id="id1145" draw:layer="layout" svg:width="1.102cm" svg:height="0.368cm" svg:x="8.209cm" svg:y="3.18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76cm" svg:y1="3.549cm" svg:x2="9.374cm" svg:y2="3.836cm" draw:start-shape="id1145" draw:start-glue-point="2" draw:end-shape="id1138" draw:end-glue-point="3" svg:d="M8760 3549v287h614" svg:viewBox="0 0 615 288">
          <text:p/>
        </draw:connector>
        <draw:custom-shape draw:style-name="gr331" draw:text-style-name="P4" xml:id="id1157" draw:id="id1157" draw:layer="layout" svg:width="1.102cm" svg:height="0.368cm" svg:x="10.541cm" svg:y="8.502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9.925cm" svg:y1="8.376cm" svg:x2="10.541cm" svg:y2="8.686cm" draw:start-shape="id1151" draw:start-glue-point="2" draw:end-shape="id1157" draw:end-glue-point="3" svg:d="M9925 8376v310h616" svg:viewBox="0 0 617 311">
          <text:p/>
        </draw:connector>
        <draw:custom-shape draw:style-name="gr247" draw:text-style-name="P5" xml:id="id1152" draw:id="id1152" draw:layer="layout" svg:width="1.103cm" svg:height="0.368cm" svg:x="9.374cm" svg:y="9.97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33" draw:text-style-name="P5" xml:id="id1158" draw:id="id1158" draw:layer="layout" svg:width="1.102cm" svg:height="0.368cm" svg:x="10.541cm" svg:y="9.47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76cm" svg:y1="3.549cm" svg:x2="9.374cm" svg:y2="10.163cm" draw:start-shape="id1145" draw:start-glue-point="2" draw:end-shape="id1152" draw:end-glue-point="3" svg:d="M8760 3549v6614h614" svg:viewBox="0 0 615 6615">
          <text:p/>
        </draw:connector>
        <draw:connector draw:style-name="gr248" draw:text-style-name="P4" draw:layer="layout" svg:x1="9.925cm" svg:y1="9.352cm" svg:x2="10.541cm" svg:y2="9.662cm" draw:start-shape="id1155" draw:start-glue-point="2" draw:end-shape="id1158" draw:end-glue-point="3" svg:d="M9925 9352v310h616" svg:viewBox="0 0 617 311">
          <text:p/>
        </draw:connector>
        <draw:custom-shape draw:style-name="gr335" draw:text-style-name="P117" draw:layer="layout" svg:width="4.443cm" svg:height="3.412cm" svg:x="9.208cm" svg:y="9.9cm">
          <text:p text:style-name="P5"><text:span text:style-name="T2"><text:s/></text:span></text:p>
          <draw:enhanced-geometry svg:viewBox="0 0 21600 21600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107" draw:layer="layout" svg:width="0.46cm" svg:height="0.371cm" svg:x="2.916cm" svg:y="3.3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7" draw:text-style-name="P107" draw:layer="layout" svg:width="0.459cm" svg:height="0.372cm" svg:x="9.751cm" svg:y="8.6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8" draw:text-style-name="P4" xml:id="id1160" draw:id="id1160" draw:layer="layout" svg:width="1.103cm" svg:height="0.368cm" svg:x="17.299cm" svg:y="4.147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5" xml:id="id1161" draw:id="id1161" draw:layer="layout" svg:width="1.102cm" svg:height="0.368cm" svg:x="16.133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322" draw:text-style-name="P5" xml:id="id1167" draw:id="id1167" draw:layer="layout" svg:width="1.103cm" svg:height="0.367cm" svg:x="17.299cm" svg:y="5.113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168" draw:id="id1168" draw:layer="layout" svg:width="1.103cm" svg:height="0.367cm" svg:x="18.465cm" svg:y="5.596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69" draw:id="id1169" draw:layer="layout" svg:width="1.103cm" svg:height="0.368cm" svg:x="18.465cm" svg:y="6.079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62" draw:id="id1162" draw:layer="layout" svg:width="1.103cm" svg:height="0.368cm" svg:x="17.299cm" svg:y="6.561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65" draw:id="id1165" draw:layer="layout" svg:width="1.103cm" svg:height="0.368cm" svg:x="18.465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70" draw:id="id1170" draw:layer="layout" svg:width="1.103cm" svg:height="0.368cm" svg:x="18.465cm" svg:y="7.527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5" xml:id="id1172" draw:id="id1172" draw:layer="layout" svg:width="1.102cm" svg:height="0.368cm" svg:x="16.133cm" svg:y="8.009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5" xml:id="id1176" draw:id="id1176" draw:layer="layout" svg:width="1.102cm" svg:height="0.368cm" svg:x="16.133cm" svg:y="8.985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333" draw:text-style-name="P5" xml:id="id1159" draw:id="id1159" draw:layer="layout" svg:width="1.102cm" svg:height="0.368cm" svg:x="16.133cm" svg:y="3.65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84cm" svg:y1="4.021cm" svg:x2="17.299cm" svg:y2="4.331cm" draw:start-shape="id1159" draw:start-glue-point="2" draw:end-shape="id1160" draw:end-glue-point="3" svg:d="M16684 4021v310h615" svg:viewBox="0 0 616 311">
          <text:p/>
        </draw:connector>
        <draw:connector draw:style-name="gr248" draw:text-style-name="P4" draw:layer="layout" svg:x1="16.684cm" svg:y1="4.999cm" svg:x2="17.299cm" svg:y2="6.745cm" draw:start-shape="id1161" draw:start-glue-point="2" draw:end-shape="id1162" draw:end-glue-point="3" svg:d="M16684 4999v1746h615" svg:viewBox="0 0 616 1747">
          <text:p/>
        </draw:connector>
        <draw:connector draw:style-name="gr248" draw:text-style-name="P4" draw:layer="layout" svg:x1="17.85cm" svg:y1="12.294cm" svg:x2="18.465cm" svg:y2="13.076cm" draw:start-shape="id1163" draw:start-glue-point="2" draw:end-shape="id1164" draw:end-glue-point="3" svg:d="M17850 12294v782h615" svg:viewBox="0 0 616 783">
          <text:p/>
        </draw:connector>
        <draw:connector draw:style-name="gr248" draw:text-style-name="P4" draw:layer="layout" svg:x1="17.85cm" svg:y1="6.929cm" svg:x2="18.465cm" svg:y2="7.228cm" draw:start-shape="id1162" draw:start-glue-point="2" draw:end-shape="id1165" draw:end-glue-point="3" svg:d="M17850 6929v299h615" svg:viewBox="0 0 616 300">
          <text:p/>
        </draw:connector>
        <draw:connector draw:style-name="gr248" draw:text-style-name="P4" draw:layer="layout" svg:x1="15.518cm" svg:y1="3.549cm" svg:x2="16.133cm" svg:y2="4.815cm" draw:start-shape="id1166" draw:start-glue-point="2" draw:end-shape="id1161" draw:end-glue-point="3" svg:d="M15518 3549v1266h615" svg:viewBox="0 0 616 1267">
          <text:p/>
        </draw:connector>
        <draw:connector draw:style-name="gr248" draw:text-style-name="P4" draw:layer="layout" svg:x1="17.85cm" svg:y1="5.48cm" svg:x2="18.465cm" svg:y2="5.779cm" draw:start-shape="id1167" draw:start-glue-point="2" draw:end-shape="id1168" draw:end-glue-point="3" svg:d="M17850 5480v299h615" svg:viewBox="0 0 616 300">
          <text:p/>
        </draw:connector>
        <draw:connector draw:style-name="gr248" draw:text-style-name="P4" draw:layer="layout" svg:x1="16.684cm" svg:y1="4.999cm" svg:x2="17.299cm" svg:y2="5.296cm" draw:start-shape="id1161" draw:start-glue-point="2" draw:end-shape="id1167" draw:end-glue-point="3" svg:d="M16684 4999v297h615" svg:viewBox="0 0 616 298">
          <text:p/>
        </draw:connector>
        <draw:connector draw:style-name="gr248" draw:text-style-name="P4" draw:layer="layout" svg:x1="17.85cm" svg:y1="5.48cm" svg:x2="18.465cm" svg:y2="6.263cm" draw:start-shape="id1167" draw:start-glue-point="2" draw:end-shape="id1169" draw:end-glue-point="3" svg:d="M17850 5480v783h615" svg:viewBox="0 0 616 784">
          <text:p/>
        </draw:connector>
        <draw:connector draw:style-name="gr248" draw:text-style-name="P4" draw:layer="layout" svg:x1="17.85cm" svg:y1="6.929cm" svg:x2="18.465cm" svg:y2="7.711cm" draw:start-shape="id1162" draw:start-glue-point="2" draw:end-shape="id1170" draw:end-glue-point="3" svg:d="M17850 6929v782h615" svg:viewBox="0 0 616 783">
          <text:p/>
        </draw:connector>
        <draw:connector draw:style-name="gr248" draw:text-style-name="P4" draw:layer="layout" svg:x1="17.85cm" svg:y1="12.294cm" svg:x2="18.465cm" svg:y2="12.593cm" draw:start-shape="id1163" draw:start-glue-point="2" draw:end-shape="id1171" draw:end-glue-point="3" svg:d="M17850 12294v299h615" svg:viewBox="0 0 616 300">
          <text:p/>
        </draw:connector>
        <draw:connector draw:style-name="gr248" draw:text-style-name="P4" draw:layer="layout" svg:x1="15.518cm" svg:y1="3.549cm" svg:x2="16.133cm" svg:y2="8.193cm" draw:start-shape="id1166" draw:start-glue-point="2" draw:end-shape="id1172" draw:end-glue-point="3" svg:d="M15518 3549v4644h615" svg:viewBox="0 0 616 4645">
          <text:p/>
        </draw:connector>
        <draw:connector draw:style-name="gr248" draw:text-style-name="P4" draw:layer="layout" svg:x1="16.684cm" svg:y1="10.348cm" svg:x2="17.299cm" svg:y2="12.11cm" draw:start-shape="id1173" draw:start-glue-point="2" draw:end-shape="id1163" draw:end-glue-point="3" svg:d="M16684 10348v1762h615" svg:viewBox="0 0 616 1763">
          <text:p/>
        </draw:connector>
        <draw:connector draw:style-name="gr248" draw:text-style-name="P4" draw:layer="layout" svg:x1="17.85cm" svg:y1="10.83cm" svg:x2="18.465cm" svg:y2="11.627cm" draw:start-shape="id1174" draw:start-glue-point="2" draw:end-shape="id1175" draw:end-glue-point="3" svg:d="M17850 10830v797h615" svg:viewBox="0 0 616 798">
          <text:p/>
        </draw:connector>
        <draw:connector draw:style-name="gr248" draw:text-style-name="P4" draw:layer="layout" svg:x1="15.518cm" svg:y1="3.549cm" svg:x2="16.133cm" svg:y2="9.169cm" draw:start-shape="id1166" draw:start-glue-point="2" draw:end-shape="id1176" draw:end-glue-point="3" svg:d="M15518 3549v5620h615" svg:viewBox="0 0 616 5621">
          <text:p/>
        </draw:connector>
        <draw:connector draw:style-name="gr248" draw:text-style-name="P4" draw:layer="layout" svg:x1="16.684cm" svg:y1="10.348cm" svg:x2="17.299cm" svg:y2="10.646cm" draw:start-shape="id1173" draw:start-glue-point="2" draw:end-shape="id1174" draw:end-glue-point="3" svg:d="M16684 10348v298h615" svg:viewBox="0 0 616 299">
          <text:p/>
        </draw:connector>
        <draw:connector draw:style-name="gr248" draw:text-style-name="P4" draw:layer="layout" svg:x1="17.85cm" svg:y1="10.83cm" svg:x2="18.465cm" svg:y2="11.129cm" draw:start-shape="id1174" draw:start-glue-point="2" draw:end-shape="id1177" draw:end-glue-point="3" svg:d="M17850 10830v299h615" svg:viewBox="0 0 616 300">
          <text:p/>
        </draw:connector>
        <draw:custom-shape draw:style-name="gr338" draw:text-style-name="P4" xml:id="id1166" draw:id="id1166" draw:layer="layout" svg:width="1.104cm" svg:height="0.367cm" svg:x="14.966cm" svg:y="3.182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518cm" svg:y1="3.549cm" svg:x2="16.133cm" svg:y2="3.837cm" draw:start-shape="id1166" draw:start-glue-point="2" draw:end-shape="id1159" draw:end-glue-point="3" svg:d="M15518 3549v288h615" svg:viewBox="0 0 616 289">
          <text:p/>
        </draw:connector>
        <draw:custom-shape draw:style-name="gr328" draw:text-style-name="P4" xml:id="id1178" draw:id="id1178" draw:layer="layout" svg:width="1.103cm" svg:height="0.368cm" svg:x="17.299cm" svg:y="8.503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684cm" svg:y1="8.377cm" svg:x2="17.299cm" svg:y2="8.687cm" draw:start-shape="id1172" draw:start-glue-point="2" draw:end-shape="id1178" draw:end-glue-point="3" svg:d="M16684 8377v310h615" svg:viewBox="0 0 616 311">
          <text:p/>
        </draw:connector>
        <draw:custom-shape draw:style-name="gr333" draw:text-style-name="P5" xml:id="id1173" draw:id="id1173" draw:layer="layout" svg:width="1.102cm" svg:height="0.368cm" svg:x="16.133cm" svg:y="9.9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79" draw:id="id1179" draw:layer="layout" svg:width="1.103cm" svg:height="0.368cm" svg:x="17.299cm" svg:y="9.479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5.518cm" svg:y1="3.549cm" svg:x2="16.133cm" svg:y2="10.164cm" draw:start-shape="id1166" draw:start-glue-point="2" draw:end-shape="id1173" draw:end-glue-point="3" svg:d="M15518 3549v6615h615" svg:viewBox="0 0 616 6616">
          <text:p/>
        </draw:connector>
        <draw:connector draw:style-name="gr248" draw:text-style-name="P4" draw:layer="layout" svg:x1="16.684cm" svg:y1="9.353cm" svg:x2="17.299cm" svg:y2="9.663cm" draw:start-shape="id1176" draw:start-glue-point="2" draw:end-shape="id1179" draw:end-glue-point="3" svg:d="M16684 9353v310h615" svg:viewBox="0 0 616 311">
          <text:p/>
        </draw:connector>
        <draw:custom-shape draw:style-name="gr336" draw:text-style-name="P107" draw:layer="layout" svg:width="0.459cm" svg:height="0.371cm" svg:x="16.51cm" svg:y="9.6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8" draw:text-style-name="P4" xml:id="id1181" draw:id="id1181" draw:layer="layout" svg:width="1.103cm" svg:height="0.368cm" svg:x="23.675cm" svg:y="4.148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82" draw:id="id1182" draw:layer="layout" svg:width="1.103cm" svg:height="0.368cm" svg:x="22.509cm" svg:y="4.63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88" draw:id="id1188" draw:layer="layout" svg:width="1.103cm" svg:height="0.368cm" svg:x="23.675cm" svg:y="5.113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189" draw:id="id1189" draw:layer="layout" svg:width="1.103cm" svg:height="0.367cm" svg:x="24.841cm" svg:y="5.597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90" draw:id="id1190" draw:layer="layout" svg:width="1.103cm" svg:height="0.368cm" svg:x="24.841cm" svg:y="6.08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83" draw:id="id1183" draw:layer="layout" svg:width="1.103cm" svg:height="0.368cm" svg:x="23.675cm" svg:y="6.562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86" draw:id="id1186" draw:layer="layout" svg:width="1.103cm" svg:height="0.368cm" svg:x="24.841cm" svg:y="7.0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91" draw:id="id1191" draw:layer="layout" svg:width="1.103cm" svg:height="0.368cm" svg:x="24.841cm" svg:y="7.528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93" draw:id="id1193" draw:layer="layout" svg:width="1.103cm" svg:height="0.368cm" svg:x="22.509cm" svg:y="8.0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97" draw:id="id1197" draw:layer="layout" svg:width="1.103cm" svg:height="0.368cm" svg:x="22.509cm" svg:y="8.986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95" draw:id="id1195" draw:layer="layout" svg:width="1.103cm" svg:height="0.368cm" svg:x="23.675cm" svg:y="10.463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98" draw:id="id1198" draw:layer="layout" svg:width="1.103cm" svg:height="0.368cm" svg:x="24.841cm" svg:y="10.945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96" draw:id="id1196" draw:layer="layout" svg:width="1.103cm" svg:height="0.368cm" svg:x="24.841cm" svg:y="11.444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184" draw:id="id1184" draw:layer="layout" svg:width="1.103cm" svg:height="0.368cm" svg:x="23.675cm" svg:y="11.927cm">
          <text:p text:style-name="P5"><text:span text:style-name="T2">.f</text:span></text:p>
          <draw:enhanced-geometry svg:viewBox="0 0 21600 21600" draw:type="rectangle" draw:enhanced-path="M 0 0 L 21600 0 21600 21600 0 21600 0 0 Z N"/>
        </draw:custom-shape>
        <draw:custom-shape draw:style-name="gr321" draw:text-style-name="P5" xml:id="id1192" draw:id="id1192" draw:layer="layout" svg:width="1.103cm" svg:height="0.369cm" svg:x="24.841cm" svg:y="12.4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85" draw:id="id1185" draw:layer="layout" svg:width="1.103cm" svg:height="0.368cm" svg:x="24.841cm" svg:y="12.89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180" draw:id="id1180" draw:layer="layout" svg:width="1.103cm" svg:height="0.368cm" svg:x="22.509cm" svg:y="3.65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3.06cm" svg:y1="4.022cm" svg:x2="23.675cm" svg:y2="4.332cm" draw:start-shape="id1180" draw:start-glue-point="2" draw:end-shape="id1181" draw:end-glue-point="3" svg:d="M23060 4022v310h615" svg:viewBox="0 0 616 311">
          <text:p/>
        </draw:connector>
        <draw:connector draw:style-name="gr248" draw:text-style-name="P4" draw:layer="layout" svg:x1="23.06cm" svg:y1="4.999cm" svg:x2="23.675cm" svg:y2="6.746cm" draw:start-shape="id1182" draw:start-glue-point="2" draw:end-shape="id1183" draw:end-glue-point="3" svg:d="M23060 4999v1747h615" svg:viewBox="0 0 616 1748">
          <text:p/>
        </draw:connector>
        <draw:connector draw:style-name="gr248" draw:text-style-name="P4" draw:layer="layout" svg:x1="24.226cm" svg:y1="12.295cm" svg:x2="24.841cm" svg:y2="13.077cm" draw:start-shape="id1184" draw:start-glue-point="2" draw:end-shape="id1185" draw:end-glue-point="3" svg:d="M24226 12295v782h615" svg:viewBox="0 0 616 783">
          <text:p/>
        </draw:connector>
        <draw:connector draw:style-name="gr248" draw:text-style-name="P4" draw:layer="layout" svg:x1="24.226cm" svg:y1="6.93cm" svg:x2="24.841cm" svg:y2="7.228cm" draw:start-shape="id1183" draw:start-glue-point="2" draw:end-shape="id1186" draw:end-glue-point="3" svg:d="M24226 6930v298h615" svg:viewBox="0 0 616 299">
          <text:p/>
        </draw:connector>
        <draw:connector draw:style-name="gr248" draw:text-style-name="P4" draw:layer="layout" svg:x1="21.894cm" svg:y1="3.55cm" svg:x2="22.509cm" svg:y2="4.815cm" draw:start-shape="id1187" draw:start-glue-point="2" draw:end-shape="id1182" draw:end-glue-point="3" svg:d="M21894 3550v1265h615" svg:viewBox="0 0 616 1266">
          <text:p/>
        </draw:connector>
        <draw:connector draw:style-name="gr248" draw:text-style-name="P4" draw:layer="layout" svg:x1="24.226cm" svg:y1="5.481cm" svg:x2="24.841cm" svg:y2="5.78cm" draw:start-shape="id1188" draw:start-glue-point="2" draw:end-shape="id1189" draw:end-glue-point="3" svg:d="M24226 5481v299h615" svg:viewBox="0 0 616 300">
          <text:p/>
        </draw:connector>
        <draw:connector draw:style-name="gr248" draw:text-style-name="P4" draw:layer="layout" svg:x1="23.06cm" svg:y1="4.999cm" svg:x2="23.675cm" svg:y2="5.297cm" draw:start-shape="id1182" draw:start-glue-point="2" draw:end-shape="id1188" draw:end-glue-point="3" svg:d="M23060 4999v298h615" svg:viewBox="0 0 616 299">
          <text:p/>
        </draw:connector>
        <draw:connector draw:style-name="gr248" draw:text-style-name="P4" draw:layer="layout" svg:x1="24.226cm" svg:y1="5.481cm" svg:x2="24.841cm" svg:y2="6.264cm" draw:start-shape="id1188" draw:start-glue-point="2" draw:end-shape="id1190" draw:end-glue-point="3" svg:d="M24226 5481v783h615" svg:viewBox="0 0 616 784">
          <text:p/>
        </draw:connector>
        <draw:connector draw:style-name="gr248" draw:text-style-name="P4" draw:layer="layout" svg:x1="24.226cm" svg:y1="6.93cm" svg:x2="24.841cm" svg:y2="7.712cm" draw:start-shape="id1183" draw:start-glue-point="2" draw:end-shape="id1191" draw:end-glue-point="3" svg:d="M24226 6930v782h615" svg:viewBox="0 0 616 783">
          <text:p/>
        </draw:connector>
        <draw:connector draw:style-name="gr248" draw:text-style-name="P4" draw:layer="layout" svg:x1="24.226cm" svg:y1="12.295cm" svg:x2="24.841cm" svg:y2="12.594cm" draw:start-shape="id1184" draw:start-glue-point="2" draw:end-shape="id1192" draw:end-glue-point="3" svg:d="M24226 12295v299h615" svg:viewBox="0 0 616 300">
          <text:p/>
        </draw:connector>
        <draw:connector draw:style-name="gr248" draw:text-style-name="P4" draw:layer="layout" svg:x1="21.894cm" svg:y1="3.55cm" svg:x2="22.509cm" svg:y2="8.194cm" draw:start-shape="id1187" draw:start-glue-point="2" draw:end-shape="id1193" draw:end-glue-point="3" svg:d="M21894 3550v4644h615" svg:viewBox="0 0 616 4645">
          <text:p/>
        </draw:connector>
        <draw:connector draw:style-name="gr248" draw:text-style-name="P4" draw:layer="layout" svg:x1="23.06cm" svg:y1="10.349cm" svg:x2="23.675cm" svg:y2="12.111cm" draw:start-shape="id1194" draw:start-glue-point="2" draw:end-shape="id1184" draw:end-glue-point="3" svg:d="M23060 10349v1762h615" svg:viewBox="0 0 616 1763">
          <text:p/>
        </draw:connector>
        <draw:connector draw:style-name="gr248" draw:text-style-name="P4" draw:layer="layout" svg:x1="24.226cm" svg:y1="10.831cm" svg:x2="24.841cm" svg:y2="11.628cm" draw:start-shape="id1195" draw:start-glue-point="2" draw:end-shape="id1196" draw:end-glue-point="3" svg:d="M24226 10831v797h615" svg:viewBox="0 0 616 798">
          <text:p/>
        </draw:connector>
        <draw:connector draw:style-name="gr248" draw:text-style-name="P4" draw:layer="layout" svg:x1="21.894cm" svg:y1="3.55cm" svg:x2="22.509cm" svg:y2="9.17cm" draw:start-shape="id1187" draw:start-glue-point="2" draw:end-shape="id1197" draw:end-glue-point="3" svg:d="M21894 3550v5620h615" svg:viewBox="0 0 616 5621">
          <text:p/>
        </draw:connector>
        <draw:connector draw:style-name="gr248" draw:text-style-name="P4" draw:layer="layout" svg:x1="23.06cm" svg:y1="10.349cm" svg:x2="23.675cm" svg:y2="10.647cm" draw:start-shape="id1194" draw:start-glue-point="2" draw:end-shape="id1195" draw:end-glue-point="3" svg:d="M23060 10349v298h615" svg:viewBox="0 0 616 299">
          <text:p/>
        </draw:connector>
        <draw:connector draw:style-name="gr248" draw:text-style-name="P4" draw:layer="layout" svg:x1="24.226cm" svg:y1="10.831cm" svg:x2="24.841cm" svg:y2="11.129cm" draw:start-shape="id1195" draw:start-glue-point="2" draw:end-shape="id1198" draw:end-glue-point="3" svg:d="M24226 10831v298h615" svg:viewBox="0 0 616 299">
          <text:p/>
        </draw:connector>
        <draw:custom-shape draw:style-name="gr339" draw:text-style-name="P4" xml:id="id1187" draw:id="id1187" draw:layer="layout" svg:width="1.102cm" svg:height="0.367cm" svg:x="21.343cm" svg:y="3.183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894cm" svg:y1="3.55cm" svg:x2="22.509cm" svg:y2="3.838cm" draw:start-shape="id1187" draw:start-glue-point="2" draw:end-shape="id1180" draw:end-glue-point="3" svg:d="M21894 3550v288h615" svg:viewBox="0 0 616 289">
          <text:p/>
        </draw:connector>
        <draw:custom-shape draw:style-name="gr328" draw:text-style-name="P4" xml:id="id1199" draw:id="id1199" draw:layer="layout" svg:width="1.103cm" svg:height="0.368cm" svg:x="23.675cm" svg:y="8.504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3.06cm" svg:y1="8.378cm" svg:x2="23.675cm" svg:y2="8.688cm" draw:start-shape="id1193" draw:start-glue-point="2" draw:end-shape="id1199" draw:end-glue-point="3" svg:d="M23060 8378v310h615" svg:viewBox="0 0 616 311">
          <text:p/>
        </draw:connector>
        <draw:custom-shape draw:style-name="gr247" draw:text-style-name="P5" xml:id="id1194" draw:id="id1194" draw:layer="layout" svg:width="1.103cm" svg:height="0.368cm" svg:x="22.509cm" svg:y="9.981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00" draw:id="id1200" draw:layer="layout" svg:width="1.103cm" svg:height="0.368cm" svg:x="23.675cm" svg:y="9.479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1.894cm" svg:y1="3.55cm" svg:x2="22.509cm" svg:y2="10.165cm" draw:start-shape="id1187" draw:start-glue-point="2" draw:end-shape="id1194" draw:end-glue-point="3" svg:d="M21894 3550v6615h615" svg:viewBox="0 0 616 6616">
          <text:p/>
        </draw:connector>
        <draw:connector draw:style-name="gr248" draw:text-style-name="P4" draw:layer="layout" svg:x1="23.06cm" svg:y1="9.354cm" svg:x2="23.675cm" svg:y2="9.663cm" draw:start-shape="id1197" draw:start-glue-point="2" draw:end-shape="id1200" draw:end-glue-point="3" svg:d="M23060 9354v309h615" svg:viewBox="0 0 616 310">
          <text:p/>
        </draw:connector>
        <draw:custom-shape draw:style-name="gr336" draw:text-style-name="P107" draw:layer="layout" svg:width="0.46cm" svg:height="0.371cm" svg:x="25.236cm" svg:y="10.5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6" draw:text-style-name="P51" draw:layer="layout" svg:width="27.991cm" svg:height="3.095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</text:span><text:span text:style-name="T4">r</text:span><text:span text:style-name="T4">d</text:span><text:span text:style-name="T4"> </text:span><text:span text:style-name="T4">I</text:span><text:span text:style-name="T4">n</text:span><text:span text:style-name="T4">v</text:span><text:span text:style-name="T4">a</text:span><text:span text:style-name="T4">l</text:span><text:span text:style-name="T4">i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line-break/><text:line-break/>.a ~ .b + .c &gt; .d .e + .f</text:p>
          </draw:text-box>
        </draw:frame>
        <draw:custom-shape draw:style-name="gr340" draw:text-style-name="P118" draw:layer="layout" svg:width="3.06cm" svg:height="0.806cm" svg:x="3.604cm" svg:y="14.377cm">
          <text:p text:style-name="P110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19" draw:layer="layout" svg:width="1.565cm" svg:height="0.806cm" svg:x="9.308cm" svg:y="14.421cm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18" draw:layer="layout" svg:width="3.06cm" svg:height="0.806cm" svg:x="10.353cm" svg:y="14.421cm">
          <text:p text:style-name="P110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20" draw:layer="layout" svg:width="0.508cm" svg:height="0.508cm" svg:x="1.679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20" draw:layer="layout" svg:width="0.508cm" svg:height="0.508cm" svg:x="9.371cm" svg:y="13.8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0" draw:text-style-name="P118" draw:layer="layout" svg:width="3.06cm" svg:height="0.806cm" svg:x="17.085cm" svg:y="14.425cm">
          <text:p text:style-name="P110"><text:s/></text:p>
          <draw:enhanced-geometry svg:viewBox="0 0 21600 21600" draw:path-stretchpoint-x="10800" draw:path-stretchpoint-y="10800" draw:text-areas="?f3 ?f4 ?f5 ?f6" draw:type="round-rectangle" draw:modifiers="5754.64684014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20" draw:layer="layout" svg:width="0.508cm" svg:height="0.508cm" svg:x="17.103cm" svg:y="13.8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1" draw:text-style-name="P119" draw:layer="layout" svg:width="1.565cm" svg:height="0.806cm" svg:x="25.053cm" svg:y="14.426cm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20" draw:layer="layout" svg:width="0.508cm" svg:height="0.508cm" svg:x="25.082cm" svg:y="13.9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3" draw:text-style-name="P119" draw:layer="layout" svg:width="2.54cm" svg:height="0.806cm" svg:x="1.585cm" svg:y="14.378cm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103" draw:layer="layout" svg:width="0.914cm" svg:height="0.914cm" svg:x="5.842cm" svg:y="14.326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3.716cm" svg:y="11.81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4.854cm" svg:y="11.34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4.854cm" svg:y="6.94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4.854cm" svg:y="5.986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11.676cm" svg:y="11.34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10.498cm" svg:y="11.804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18.42cm" svg:y="11.34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17.242cm" svg:y="11.804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03" draw:layer="layout" svg:width="1.168cm" svg:height="0.59cm" svg:x="24.864cm" svg:y="11.348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12.642cm" svg:y="14.32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19.342cm" svg:y="14.326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25.842cm" svg:y="14.3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299" draw:text-style-name="P105" draw:layer="layout" svg:width="6.474cm" svg:height="8.882cm" svg:x="5.386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115" draw:layer="layout" svg:width="1.967cm" svg:height="8.374cm" svg:x="5.825cm" svg:y="6.5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16.13379242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117" draw:layer="layout" svg:width="5.681cm" svg:height="1.524cm" svg:x="5.925cm" svg:y="6.73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117" draw:layer="layout" svg:width="5.681cm" svg:height="1.524cm" svg:x="5.925cm" svg:y="9.1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117" draw:layer="layout" svg:width="5.681cm" svg:height="1.524cm" svg:x="5.925cm" svg:y="13.08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xml:id="id1202" draw:id="id1202" draw:layer="layout" svg:width="0.935cm" svg:height="0.907cm" svg:x="6.329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6.576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7" draw:text-style-name="P4" xml:id="id1201" draw:id="id1201" draw:layer="layout" svg:width="0.935cm" svg:height="0.907cm" svg:x="5.213cm" svg:y="4.764cm">
          <text:p/>
          <draw:enhanced-geometry svg:viewBox="0 0 21600 21600" draw:type="rectangle" draw:enhanced-path="M 0 0 L 21600 0 21600 21600 0 21600 0 0 Z N"/>
        </draw:custom-shape>
        <draw:connector draw:style-name="gr248" draw:text-style-name="P8" xml:id="id1203" draw:id="id1203" draw:layer="layout" svg:x1="5.68cm" svg:y1="5.671cm" svg:x2="6.329cm" svg:y2="7.479cm" draw:start-shape="id1201" draw:start-glue-point="2" draw:end-shape="id1202" draw:end-glue-point="3" svg:d="M5680 5671v1808h649" svg:viewBox="0 0 650 1809">
          <text:p/>
        </draw:connector>
        <draw:custom-shape draw:style-name="gr300" draw:text-style-name="P106" xml:id="id1204" draw:id="id1204" draw:layer="layout" svg:width="0.935cm" svg:height="0.907cm" svg:x="6.329cm" svg:y="13.426cm">
          <text:p/>
          <draw:enhanced-geometry svg:viewBox="0 0 21600 21600" draw:type="rectangle" draw:enhanced-path="M 0 0 L 21600 0 21600 21600 0 21600 0 0 Z N"/>
        </draw:custom-shape>
        <draw:connector draw:style-name="gr248" draw:text-style-name="P8" draw:layer="layout" svg:x1="5.68cm" svg:y1="7.479cm" svg:x2="6.329cm" svg:y2="13.879cm" draw:start-shape="id1203" draw:start-glue-point="0" draw:end-shape="id1204" draw:end-glue-point="3" svg:d="M5680 7479v6400h649" svg:viewBox="0 0 650 6401">
          <text:p/>
        </draw:connector>
        <draw:custom-shape draw:style-name="gr299" draw:text-style-name="P105" draw:layer="layout" svg:width="6.474cm" svg:height="8.882cm" svg:x="16.088cm" svg:y="6.2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06" draw:layer="layout" svg:width="0.935cm" svg:height="0.907cm" svg:x="17.031cm" svg:y="13.426cm">
          <text:p/>
          <draw:enhanced-geometry svg:viewBox="0 0 21600 21600" draw:type="rectangle" draw:enhanced-path="M 0 0 L 21600 0 21600 21600 0 21600 0 0 Z N"/>
        </draw:custom-shape>
        <draw:frame draw:style-name="gr17" draw:text-style-name="P51" draw:layer="layout" svg:width="27.991cm" svg:height="2.77cm" svg:x="0cm" svg:y="0.254cm">
          <draw:text-box>
            <text:p text:style-name="P8"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/text:span><text:span text:style-name="T4">In</text:span><text:span text:style-name="T4">va</text:span><text:span text:style-name="T4">lid</text:span><text:span text:style-name="T4">ati</text:span><text:span text:style-name="T4">o</text:span><text:span text:style-name="T4">n</text:span></text:p>
            <text:p text:style-name="P8"/>
            <text:p text:style-name="P8">.a [&lt;combinator&gt; &lt;simple-selector&gt;]* &lt;combinator&gt; .b</text:p>
          </draw:text-box>
        </draw:frame>
        <draw:custom-shape draw:style-name="gr303" draw:text-style-name="P5" draw:layer="layout" svg:width="0.935cm" svg:height="0.907cm" svg:x="16.991cm" svg:y="7.0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17.234cm" svg:y="6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6.454cm" svg:y="1.3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8" draw:text-style-name="P89" draw:layer="layout" svg:width="0.762cm" svg:height="0.762cm" svg:x="6.302cm" svg:y="1.889cm">
          <text:p/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9.246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8.9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6.346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6.346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8.946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19.868cm" svg:y="7.0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19.5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16.968cm" svg:y="9.4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16.968cm" svg:y="11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19.568cm" svg:y="13.348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5" draw:text-style-name="P103" draw:layer="layout" svg:width="0.914cm" svg:height="0.914cm" svg:x="20.828cm" svg:y="1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349" draw:text-style-name="P121" draw:layer="layout" svg:width="2.723cm" svg:height="1.27cm" svg:x="21.926cm" svg:y="13.91cm">
          <text:p text:style-name="P110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0.935cm" svg:height="0.907cm" svg:x="23.907cm" svg:y="14.074cm">
          <text:p/>
          <draw:enhanced-geometry svg:viewBox="0 0 21600 21600" draw:type="rectangle" draw:enhanced-path="M 0 0 L 21600 0 21600 21600 0 21600 0 0 Z N"/>
        </draw:custom-shape>
        <draw:frame draw:style-name="gr350" draw:text-style-name="P114" draw:layer="layout" svg:width="5.523cm" svg:height="0.806cm" svg:x="21.926cm" svg:y="14.149cm">
          <draw:text-box>
            <text:p text:style-name="P113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51" draw:text-style-name="P121" draw:layer="layout" svg:width="3.762cm" svg:height="1.27cm" svg:x="15.726cm" svg:y="13.91cm">
          <text:p text:style-name="P110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0.935cm" svg:height="0.907cm" svg:x="18.699cm" svg:y="14.098cm">
          <text:p/>
          <draw:enhanced-geometry svg:viewBox="0 0 21600 21600" draw:type="rectangle" draw:enhanced-path="M 0 0 L 21600 0 21600 21600 0 21600 0 0 Z N"/>
        </draw:custom-shape>
        <draw:frame draw:style-name="gr352" draw:text-style-name="P114" draw:layer="layout" svg:width="5.523cm" svg:height="0.806cm" svg:x="15.726cm" svg:y="14.149cm">
          <draw:text-box>
            <text:p text:style-name="P113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53" draw:text-style-name="P121" draw:layer="layout" svg:width="4.211cm" svg:height="1.27cm" svg:x="9.425cm" svg:y="13.91cm">
          <text:p text:style-name="P110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0.935cm" svg:height="0.907cm" svg:x="12.963cm" svg:y="14.048cm">
          <text:p/>
          <draw:enhanced-geometry svg:viewBox="0 0 21600 21600" draw:type="rectangle" draw:enhanced-path="M 0 0 L 21600 0 21600 21600 0 21600 0 0 Z N"/>
        </draw:custom-shape>
        <draw:frame draw:style-name="gr354" draw:text-style-name="P114" draw:layer="layout" svg:width="5.523cm" svg:height="0.806cm" svg:x="9.425cm" svg:y="14.149cm">
          <draw:text-box>
            <text:p text:style-name="P113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55" draw:text-style-name="P121" draw:layer="layout" svg:width="5.588cm" svg:height="1.27cm" svg:x="2.424cm" svg:y="13.91cm">
          <text:p text:style-name="P110"><text:s/></text:p>
          <draw:enhanced-geometry svg:viewBox="0 0 21600 21600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0.935cm" svg:height="0.907cm" svg:x="6.939cm" svg:y="14.048cm">
          <text:p/>
          <draw:enhanced-geometry svg:viewBox="0 0 21600 21600" draw:type="rectangle" draw:enhanced-path="M 0 0 L 21600 0 21600 21600 0 21600 0 0 Z N"/>
        </draw:custom-shape>
        <draw:frame draw:style-name="gr356" draw:text-style-name="P114" draw:layer="layout" svg:width="5.523cm" svg:height="0.806cm" svg:x="2.424cm" svg:y="14.149cm">
          <draw:text-box>
            <text:p text:style-name="P113"><text:span text:style-name="T23">.a:</text:span><text:span text:style-name="T23">ha</text:span><text:span text:style-name="T23">s(~ </text:span><text:span text:style-name="T23">.b </text:span><text:span text:style-name="T23">+ .c </text:span><text:span text:style-name="T23">.d </text:span><text:span text:style-name="T23">~ .</text:span><text:span text:style-name="T23">e)</text:span></text:p>
          </draw:text-box>
        </draw:frame>
        <draw:custom-shape draw:style-name="gr357" draw:text-style-name="P121" draw:layer="layout" svg:width="2.191cm" svg:height="2.031cm" svg:x="22.707cm" svg:y="6.75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21" draw:layer="layout" svg:width="2.191cm" svg:height="2.947cm" svg:x="16.506cm" svg:y="6.75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42" draw:id="id1242" draw:layer="layout" svg:width="1.103cm" svg:height="0.368cm" svg:x="13.504cm" svg:y="11.261cm">
          <text:p/>
          <draw:enhanced-geometry svg:viewBox="0 0 21600 21600" draw:type="rectangle" draw:enhanced-path="M 0 0 L 21600 0 21600 21600 0 21600 0 0 Z N"/>
        </draw:custom-shape>
        <draw:custom-shape draw:style-name="gr359" draw:text-style-name="P121" draw:layer="layout" svg:width="2.191cm" svg:height="0.995cm" svg:x="12.581cm" svg:y="11.22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39" draw:id="id1239" draw:layer="layout" svg:width="1.103cm" svg:height="0.368cm" svg:x="13.5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34" draw:id="id1234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33" draw:id="id1233" draw:layer="layout" svg:width="1.103cm" svg:height="0.368cm" svg:x="9.956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45" draw:id="id1245" draw:layer="layout" svg:width="1.103cm" svg:height="0.368cm" svg:x="9.96cm" svg:y="5.39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draw:layer="layout" svg:width="1.103cm" svg:height="0.368cm" svg:x="9.96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46" draw:id="id1246" draw:layer="layout" svg:width="1.103cm" svg:height="0.368cm" svg:x="12.304cm" svg:y="9.76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47" draw:id="id1247" draw:layer="layout" svg:width="1.103cm" svg:height="0.368cm" svg:x="12.304cm" svg:y="10.247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18" draw:layer="layout" svg:width="2.098cm" svg:height="0.508cm" svg:x="12.591cm" svg:y="11.678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43" draw:id="id1243" draw:layer="layout" svg:width="1.103cm" svg:height="0.368cm" svg:x="13.504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361" draw:text-style-name="P121" draw:layer="layout" svg:width="1.442cm" svg:height="0.633cm" svg:x="7.434cm" svg:y="2.818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121" draw:layer="layout" svg:width="2.191cm" svg:height="1.42cm" svg:x="7.86cm" svg:y="3.452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21" draw:layer="layout" svg:width="2.191cm" svg:height="1.882cm" svg:x="9.038cm" svg:y="4.87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21" draw:layer="layout" svg:width="2.191cm" svg:height="2.947cm" svg:x="10.206cm" svg:y="6.75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21" draw:layer="layout" svg:width="2.191cm" svg:height="1.521cm" svg:x="11.314cm" svg:y="9.70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20" draw:id="id1220" draw:layer="layout" svg:width="1.103cm" svg:height="0.368cm" svg:x="6.703cm" svg:y="11.26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24" draw:id="id1224" draw:layer="layout" svg:width="1.103cm" svg:height="0.368cm" svg:x="5.503cm" svg:y="9.76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25" draw:id="id1225" draw:layer="layout" svg:width="1.103cm" svg:height="0.368cm" svg:x="5.503cm" svg:y="10.247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21" draw:id="id1221" draw:layer="layout" svg:width="1.103cm" svg:height="0.368cm" svg:x="6.703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12" draw:id="id1212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11" draw:id="id1211" draw:layer="layout" svg:width="1.103cm" svg:height="0.368cm" svg:x="3.155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23" draw:id="id1223" draw:layer="layout" svg:width="1.103cm" svg:height="0.368cm" svg:x="3.159cm" svg:y="5.39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draw:layer="layout" svg:width="1.103cm" svg:height="0.368cm" svg:x="3.159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63" draw:text-style-name="P121" draw:layer="layout" svg:width="2.191cm" svg:height="1.882cm" svg:x="2.194cm" svg:y="4.87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21" draw:layer="layout" svg:width="1.442cm" svg:height="0.633cm" svg:x="0.59cm" svg:y="2.818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121" draw:layer="layout" svg:width="2.191cm" svg:height="1.42cm" svg:x="1.016cm" svg:y="3.452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21" draw:layer="layout" svg:width="2.191cm" svg:height="2.947cm" svg:x="3.362cm" svg:y="6.75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21" draw:layer="layout" svg:width="2.191cm" svg:height="1.521cm" svg:x="4.47cm" svg:y="9.70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121" draw:layer="layout" svg:width="2.191cm" svg:height="1.521cm" svg:x="5.737cm" svg:y="11.22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118" draw:layer="layout" svg:width="2.098cm" svg:height="0.508cm" svg:x="5.79cm" svg:y="12.176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4" xml:id="id1206" draw:id="id1206" draw:layer="layout" svg:width="1.103cm" svg:height="0.368cm" svg:x="1.999cm" svg:y="3.94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10" draw:id="id1210" draw:layer="layout" svg:width="1.103cm" svg:height="0.368cm" svg:x="1.993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07" draw:id="id1207" draw:layer="layout" svg:width="1.103cm" svg:height="0.368cm" svg:x="3.155cm" svg:y="6.362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08" draw:id="id1208" draw:layer="layout" svg:width="1.103cm" svg:height="0.368cm" svg:x="4.329cm" svg:y="6.844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209" draw:id="id1209" draw:layer="layout" svg:width="1.103cm" svg:height="0.367cm" svg:x="4.34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13" draw:id="id1213" draw:layer="layout" svg:width="1.103cm" svg:height="0.368cm" svg:x="4.34cm" svg:y="7.8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14" draw:id="id1214" draw:layer="layout" svg:width="1.103cm" svg:height="0.368cm" svg:x="4.333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15" draw:id="id1215" draw:layer="layout" svg:width="1.103cm" svg:height="0.368cm" svg:x="4.333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17" draw:id="id1217" draw:layer="layout" svg:width="1.103cm" svg:height="0.368cm" svg:x="6.699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18" draw:id="id1218" draw:layer="layout" svg:width="1.103cm" svg:height="0.368cm" svg:x="1.993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.378cm" svg:y1="3.348cm" svg:x2="1.999cm" svg:y2="4.13cm" draw:start-shape="id1205" draw:start-glue-point="2" draw:end-shape="id1206" draw:end-glue-point="3" svg:d="M1378 3348v782h621" svg:viewBox="0 0 622 783">
          <text:p/>
        </draw:connector>
        <draw:connector draw:style-name="gr248" draw:text-style-name="P4" draw:layer="layout" svg:x1="3.706cm" svg:y1="6.73cm" svg:x2="4.329cm" svg:y2="7.028cm" draw:start-shape="id1207" draw:start-glue-point="2" draw:end-shape="id1208" draw:end-glue-point="3" svg:d="M3706 6730v298h623" svg:viewBox="0 0 624 299">
          <text:p/>
        </draw:connector>
        <draw:connector draw:style-name="gr248" draw:text-style-name="P4" draw:layer="layout" svg:x1="3.706cm" svg:y1="6.73cm" svg:x2="4.34cm" svg:y2="7.511cm" draw:start-shape="id1207" draw:start-glue-point="2" draw:end-shape="id1209" draw:end-glue-point="3" svg:d="M3706 6730v781h634" svg:viewBox="0 0 635 782">
          <text:p/>
        </draw:connector>
        <draw:connector draw:style-name="gr248" draw:text-style-name="P4" draw:layer="layout" svg:x1="1.378cm" svg:y1="3.348cm" svg:x2="1.993cm" svg:y2="4.613cm" draw:start-shape="id1205" draw:start-glue-point="2" draw:end-shape="id1210" draw:end-glue-point="3" svg:d="M1378 3348v1265h615" svg:viewBox="0 0 616 1266">
          <text:p/>
        </draw:connector>
        <draw:connector draw:style-name="gr248" draw:text-style-name="P4" draw:layer="layout" svg:x1="2.544cm" svg:y1="4.797cm" svg:x2="3.155cm" svg:y2="6.064cm" draw:start-shape="id1210" draw:start-glue-point="2" draw:end-shape="id1211" draw:end-glue-point="3" svg:d="M2544 4797v1267h611" svg:viewBox="0 0 612 1268">
          <text:p/>
        </draw:connector>
        <draw:connector draw:style-name="gr248" draw:text-style-name="P4" draw:layer="layout" svg:x1="2.544cm" svg:y1="4.797cm" svg:x2="3.159cm" svg:y2="5.095cm" draw:start-shape="id1210" draw:start-glue-point="2" draw:end-shape="id1212" draw:end-glue-point="3" svg:d="M2544 4797v298h615" svg:viewBox="0 0 616 299">
          <text:p/>
        </draw:connector>
        <draw:connector draw:style-name="gr248" draw:text-style-name="P4" draw:layer="layout" svg:x1="2.544cm" svg:y1="4.797cm" svg:x2="3.155cm" svg:y2="6.546cm" draw:start-shape="id1210" draw:start-glue-point="2" draw:end-shape="id1207" draw:end-glue-point="3" svg:d="M2544 4797v1749h611" svg:viewBox="0 0 612 1750">
          <text:p/>
        </draw:connector>
        <draw:connector draw:style-name="gr248" draw:text-style-name="P4" draw:layer="layout" svg:x1="3.706cm" svg:y1="6.73cm" svg:x2="4.34cm" svg:y2="7.995cm" draw:start-shape="id1207" draw:start-glue-point="2" draw:end-shape="id1213" draw:end-glue-point="3" svg:d="M3706 6730v1265h634" svg:viewBox="0 0 635 1266">
          <text:p/>
        </draw:connector>
        <draw:connector draw:style-name="gr248" draw:text-style-name="P4" draw:layer="layout" svg:x1="3.706cm" svg:y1="6.73cm" svg:x2="4.333cm" svg:y2="8.476cm" draw:start-shape="id1207" draw:start-glue-point="2" draw:end-shape="id1214" draw:end-glue-point="3" svg:d="M3706 6730v1746h627" svg:viewBox="0 0 628 1747">
          <text:p/>
        </draw:connector>
        <draw:connector draw:style-name="gr248" draw:text-style-name="P4" draw:layer="layout" svg:x1="3.706cm" svg:y1="6.73cm" svg:x2="4.333cm" svg:y2="9.452cm" draw:start-shape="id1207" draw:start-glue-point="2" draw:end-shape="id1215" draw:end-glue-point="3" svg:d="M3706 6730v2722h627" svg:viewBox="0 0 628 2723">
          <text:p/>
        </draw:connector>
        <draw:connector draw:style-name="gr248" draw:text-style-name="P4" draw:layer="layout" svg:x1="6.05cm" svg:y1="11.128cm" svg:x2="6.699cm" svg:y2="12.404cm" draw:start-shape="id1216" draw:start-glue-point="2" draw:end-shape="id1217" draw:end-glue-point="3" svg:d="M6050 11128v1276h649" svg:viewBox="0 0 650 1277">
          <text:p/>
        </draw:connector>
        <draw:custom-shape draw:style-name="gr328" draw:text-style-name="P4" xml:id="id1205" draw:id="id1205" draw:layer="layout" svg:width="1.103cm" svg:height="0.368cm" svg:x="0.827cm" svg:y="2.9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.378cm" svg:y1="3.348cm" svg:x2="1.993cm" svg:y2="3.635cm" draw:start-shape="id1205" draw:start-glue-point="2" draw:end-shape="id1218" draw:end-glue-point="3" svg:d="M1378 3348v287h615" svg:viewBox="0 0 616 288">
          <text:p/>
        </draw:connector>
        <draw:custom-shape draw:style-name="gr247" draw:text-style-name="P5" xml:id="id1219" draw:id="id1219" draw:layer="layout" svg:width="1.103cm" svg:height="0.368cm" svg:x="4.344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3.706cm" svg:y1="6.73cm" svg:x2="4.344cm" svg:y2="8.97cm" draw:start-shape="id1207" draw:start-glue-point="2" draw:end-shape="id1219" draw:end-glue-point="3" svg:d="M3706 6730v2240h638" svg:viewBox="0 0 639 2241">
          <text:p/>
        </draw:connector>
        <draw:custom-shape draw:style-name="gr322" draw:text-style-name="P5" xml:id="id1216" draw:id="id1216" draw:layer="layout" svg:width="1.103cm" svg:height="0.367cm" svg:x="5.499cm" svg:y="10.76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6.05cm" svg:y1="11.128cm" svg:x2="6.703cm" svg:y2="11.445cm" draw:start-shape="id1216" draw:start-glue-point="2" draw:end-shape="id1220" draw:end-glue-point="3" svg:d="M6050 11128v317h653" svg:viewBox="0 0 654 318">
          <text:p/>
        </draw:connector>
        <draw:connector draw:style-name="gr248" draw:text-style-name="P4" draw:layer="layout" svg:x1="4.884cm" svg:y1="9.636cm" svg:x2="5.499cm" svg:y2="10.944cm" draw:start-shape="id1215" draw:start-glue-point="2" draw:end-shape="id1216" draw:end-glue-point="3" svg:d="M4884 9636v1308h615" svg:viewBox="0 0 616 1309">
          <text:p/>
        </draw:connector>
        <draw:custom-shape draw:style-name="gr366" draw:text-style-name="P118" draw:layer="layout" svg:width="0.845cm" svg:height="0.964cm" svg:x="5.792cm" svg:y="11.211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18" draw:layer="layout" svg:width="1.989cm" svg:height="0.508cm" svg:x="4.647cm" svg:y="10.702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118" draw:layer="layout" svg:width="1.994cm" svg:height="0.508cm" svg:x="3.499cm" svg:y="9.19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118" draw:layer="layout" svg:width="0.845cm" svg:height="2.442cm" svg:x="3.499cm" svg:y="6.752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118" draw:layer="layout" svg:width="2.032cm" svg:height="0.458cm" svg:x="2.311cm" svg:y="6.297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18" draw:layer="layout" svg:width="0.845cm" svg:height="1.433cm" svg:x="2.312cm" svg:y="4.86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18" draw:layer="layout" svg:width="2.032cm" svg:height="0.508cm" svg:x="1.123cm" svg:y="4.35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118" draw:layer="layout" svg:width="0.845cm" svg:height="0.949cm" svg:x="1.123cm" svg:y="3.404cm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118" draw:layer="layout" svg:width="1.192cm" svg:height="0.508cm" svg:x="0.775cm" svg:y="2.89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119" draw:layer="layout" svg:width="1.124cm" svg:height="2.883cm" svg:x="4.341cm" svg:y="6.801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119" draw:layer="layout" svg:width="1.124cm" svg:height="1.444cm" svg:x="1.975cm" svg:y="3.4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22" draw:id="id1222" draw:layer="layout" svg:width="1.103cm" svg:height="0.368cm" svg:x="6.703cm" svg:y="12.748cm">
          <text:p/>
          <draw:enhanced-geometry svg:viewBox="0 0 21600 21600" draw:type="rectangle" draw:enhanced-path="M 0 0 L 21600 0 21600 21600 0 21600 0 0 Z N"/>
        </draw:custom-shape>
        <draw:custom-shape draw:style-name="gr377" draw:text-style-name="P118" draw:layer="layout" svg:width="0.845cm" svg:height="0.999cm" svg:x="4.647cm" svg:y="9.70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8" draw:text-style-name="P4" draw:layer="layout" svg:x1="6.05cm" svg:y1="11.128cm" svg:x2="6.703cm" svg:y2="11.922cm" draw:start-shape="id1216" draw:start-glue-point="2" draw:end-shape="id1221" svg:d="M6050 11128v794h653" svg:viewBox="0 0 654 795">
          <text:p/>
        </draw:connector>
        <draw:connector draw:style-name="gr248" draw:text-style-name="P4" draw:layer="layout" svg:x1="6.05cm" svg:y1="11.128cm" svg:x2="6.703cm" svg:y2="12.932cm" draw:start-shape="id1216" draw:start-glue-point="2" draw:end-shape="id1222" draw:end-glue-point="3" svg:d="M6050 11128v1804h653" svg:viewBox="0 0 654 1805">
          <text:p/>
        </draw:connector>
        <draw:connector draw:style-name="gr248" draw:text-style-name="P4" draw:layer="layout" svg:x1="2.544cm" svg:y1="4.797cm" svg:x2="3.159cm" svg:y2="5.58cm" draw:start-shape="id1210" draw:start-glue-point="2" draw:end-shape="id1223" draw:end-glue-point="3" svg:d="M2544 4797v783h615" svg:viewBox="0 0 616 784">
          <text:p/>
        </draw:connector>
        <draw:connector draw:style-name="gr248" draw:text-style-name="P4" draw:layer="layout" svg:x1="4.884cm" svg:y1="9.636cm" svg:x2="5.503cm" svg:y2="9.947cm" draw:start-shape="id1215" draw:start-glue-point="2" draw:end-shape="id1224" draw:end-glue-point="3" svg:d="M4884 9636v311h619" svg:viewBox="0 0 620 312">
          <text:p/>
        </draw:connector>
        <draw:connector draw:style-name="gr248" draw:text-style-name="P4" draw:layer="layout" svg:x1="4.884cm" svg:y1="9.636cm" svg:x2="5.503cm" svg:y2="10.431cm" draw:start-shape="id1215" draw:start-glue-point="2" draw:end-shape="id1225" draw:end-glue-point="3" svg:d="M4884 9636v795h619" svg:viewBox="0 0 620 796">
          <text:p/>
        </draw:connector>
        <draw:custom-shape draw:style-name="gr247" draw:text-style-name="P5" xml:id="id1226" draw:id="id1226" draw:layer="layout" svg:width="1.103cm" svg:height="0.368cm" svg:x="5.503cm" svg:y="13.247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4.884cm" svg:y1="9.636cm" svg:x2="5.503cm" svg:y2="13.431cm" draw:start-shape="id1215" draw:start-glue-point="2" draw:end-shape="id1226" draw:end-glue-point="3" svg:d="M4884 9636v3795h619" svg:viewBox="0 0 620 3796">
          <text:p/>
        </draw:connector>
        <draw:custom-shape draw:style-name="gr328" draw:text-style-name="P4" xml:id="id1228" draw:id="id1228" draw:layer="layout" svg:width="1.103cm" svg:height="0.368cm" svg:x="8.8cm" svg:y="3.94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32" draw:id="id1232" draw:layer="layout" svg:width="1.103cm" svg:height="0.368cm" svg:x="8.794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29" draw:id="id1229" draw:layer="layout" svg:width="1.103cm" svg:height="0.368cm" svg:x="9.956cm" svg:y="6.362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30" draw:id="id1230" draw:layer="layout" svg:width="1.103cm" svg:height="0.368cm" svg:x="11.13cm" svg:y="6.844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231" draw:id="id1231" draw:layer="layout" svg:width="1.103cm" svg:height="0.367cm" svg:x="11.141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35" draw:id="id1235" draw:layer="layout" svg:width="1.103cm" svg:height="0.368cm" svg:x="11.141cm" svg:y="7.8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36" draw:id="id1236" draw:layer="layout" svg:width="1.103cm" svg:height="0.368cm" svg:x="11.134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37" draw:id="id1237" draw:layer="layout" svg:width="1.103cm" svg:height="0.368cm" svg:x="11.134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40" draw:id="id1240" draw:layer="layout" svg:width="1.103cm" svg:height="0.368cm" svg:x="8.794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79cm" svg:y1="3.348cm" svg:x2="8.8cm" svg:y2="4.13cm" draw:start-shape="id1227" draw:start-glue-point="2" draw:end-shape="id1228" draw:end-glue-point="3" svg:d="M8179 3348v782h621" svg:viewBox="0 0 622 783">
          <text:p/>
        </draw:connector>
        <draw:connector draw:style-name="gr248" draw:text-style-name="P4" draw:layer="layout" svg:x1="10.507cm" svg:y1="6.73cm" svg:x2="11.13cm" svg:y2="7.028cm" draw:start-shape="id1229" draw:start-glue-point="2" draw:end-shape="id1230" draw:end-glue-point="3" svg:d="M10507 6730v298h623" svg:viewBox="0 0 624 299">
          <text:p/>
        </draw:connector>
        <draw:connector draw:style-name="gr248" draw:text-style-name="P4" draw:layer="layout" svg:x1="10.507cm" svg:y1="6.73cm" svg:x2="11.141cm" svg:y2="7.511cm" draw:start-shape="id1229" draw:start-glue-point="2" draw:end-shape="id1231" draw:end-glue-point="3" svg:d="M10507 6730v781h634" svg:viewBox="0 0 635 782">
          <text:p/>
        </draw:connector>
        <draw:connector draw:style-name="gr248" draw:text-style-name="P4" draw:layer="layout" svg:x1="8.179cm" svg:y1="3.348cm" svg:x2="8.794cm" svg:y2="4.613cm" draw:start-shape="id1227" draw:start-glue-point="2" draw:end-shape="id1232" draw:end-glue-point="3" svg:d="M8179 3348v1265h615" svg:viewBox="0 0 616 1266">
          <text:p/>
        </draw:connector>
        <draw:connector draw:style-name="gr248" draw:text-style-name="P4" draw:layer="layout" svg:x1="9.345cm" svg:y1="4.797cm" svg:x2="9.956cm" svg:y2="6.064cm" draw:start-shape="id1232" draw:start-glue-point="2" draw:end-shape="id1233" draw:end-glue-point="3" svg:d="M9345 4797v1267h611" svg:viewBox="0 0 612 1268">
          <text:p/>
        </draw:connector>
        <draw:connector draw:style-name="gr248" draw:text-style-name="P4" draw:layer="layout" svg:x1="9.345cm" svg:y1="4.797cm" svg:x2="9.96cm" svg:y2="5.095cm" draw:start-shape="id1232" draw:start-glue-point="2" draw:end-shape="id1234" draw:end-glue-point="3" svg:d="M9345 4797v298h615" svg:viewBox="0 0 616 299">
          <text:p/>
        </draw:connector>
        <draw:connector draw:style-name="gr248" draw:text-style-name="P4" draw:layer="layout" svg:x1="9.345cm" svg:y1="4.797cm" svg:x2="9.956cm" svg:y2="6.546cm" draw:start-shape="id1232" draw:start-glue-point="2" draw:end-shape="id1229" draw:end-glue-point="3" svg:d="M9345 4797v1749h611" svg:viewBox="0 0 612 1750">
          <text:p/>
        </draw:connector>
        <draw:connector draw:style-name="gr248" draw:text-style-name="P4" draw:layer="layout" svg:x1="10.507cm" svg:y1="6.73cm" svg:x2="11.141cm" svg:y2="7.995cm" draw:start-shape="id1229" draw:start-glue-point="2" draw:end-shape="id1235" draw:end-glue-point="3" svg:d="M10507 6730v1265h634" svg:viewBox="0 0 635 1266">
          <text:p/>
        </draw:connector>
        <draw:connector draw:style-name="gr248" draw:text-style-name="P4" draw:layer="layout" svg:x1="10.507cm" svg:y1="6.73cm" svg:x2="11.134cm" svg:y2="8.476cm" draw:start-shape="id1229" draw:start-glue-point="2" draw:end-shape="id1236" draw:end-glue-point="3" svg:d="M10507 6730v1746h627" svg:viewBox="0 0 628 1747">
          <text:p/>
        </draw:connector>
        <draw:connector draw:style-name="gr248" draw:text-style-name="P4" draw:layer="layout" svg:x1="10.507cm" svg:y1="6.73cm" svg:x2="11.134cm" svg:y2="9.452cm" draw:start-shape="id1229" draw:start-glue-point="2" draw:end-shape="id1237" draw:end-glue-point="3" svg:d="M10507 6730v2722h627" svg:viewBox="0 0 628 2723">
          <text:p/>
        </draw:connector>
        <draw:connector draw:style-name="gr248" draw:text-style-name="P4" draw:layer="layout" svg:x1="12.851cm" svg:y1="11.128cm" svg:x2="13.5cm" svg:y2="12.404cm" draw:start-shape="id1238" draw:start-glue-point="2" draw:end-shape="id1239" draw:end-glue-point="3" svg:d="M12851 11128v1276h649" svg:viewBox="0 0 650 1277">
          <text:p/>
        </draw:connector>
        <draw:custom-shape draw:style-name="gr328" draw:text-style-name="P4" xml:id="id1227" draw:id="id1227" draw:layer="layout" svg:width="1.103cm" svg:height="0.368cm" svg:x="7.628cm" svg:y="2.9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8.179cm" svg:y1="3.348cm" svg:x2="8.794cm" svg:y2="3.635cm" draw:start-shape="id1227" draw:start-glue-point="2" draw:end-shape="id1240" draw:end-glue-point="3" svg:d="M8179 3348v287h615" svg:viewBox="0 0 616 288">
          <text:p/>
        </draw:connector>
        <draw:custom-shape draw:style-name="gr247" draw:text-style-name="P5" xml:id="id1241" draw:id="id1241" draw:layer="layout" svg:width="1.103cm" svg:height="0.368cm" svg:x="11.145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0.507cm" svg:y1="6.73cm" svg:x2="11.145cm" svg:y2="8.97cm" draw:start-shape="id1229" draw:start-glue-point="2" draw:end-shape="id1241" draw:end-glue-point="3" svg:d="M10507 6730v2240h638" svg:viewBox="0 0 639 2241">
          <text:p/>
        </draw:connector>
        <draw:custom-shape draw:style-name="gr322" draw:text-style-name="P5" xml:id="id1238" draw:id="id1238" draw:layer="layout" svg:width="1.103cm" svg:height="0.367cm" svg:x="12.3cm" svg:y="10.76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2.851cm" svg:y1="11.128cm" svg:x2="13.504cm" svg:y2="11.445cm" draw:start-shape="id1238" draw:start-glue-point="2" draw:end-shape="id1242" draw:end-glue-point="3" svg:d="M12851 11128v317h653" svg:viewBox="0 0 654 318">
          <text:p/>
        </draw:connector>
        <draw:connector draw:style-name="gr248" draw:text-style-name="P4" draw:layer="layout" svg:x1="11.685cm" svg:y1="9.636cm" svg:x2="12.3cm" svg:y2="10.944cm" draw:start-shape="id1237" draw:start-glue-point="2" draw:end-shape="id1238" draw:end-glue-point="3" svg:d="M11685 9636v1308h615" svg:viewBox="0 0 616 1309">
          <text:p/>
        </draw:connector>
        <draw:custom-shape draw:style-name="gr378" draw:text-style-name="P118" draw:layer="layout" svg:width="0.845cm" svg:height="0.466cm" svg:x="12.593cm" svg:y="11.211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18" draw:layer="layout" svg:width="1.989cm" svg:height="0.508cm" svg:x="11.448cm" svg:y="10.702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118" draw:layer="layout" svg:width="1.994cm" svg:height="0.508cm" svg:x="10.3cm" svg:y="9.195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118" draw:layer="layout" svg:width="0.845cm" svg:height="2.388cm" svg:x="10.3cm" svg:y="6.806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18" draw:layer="layout" svg:width="2.032cm" svg:height="0.508cm" svg:x="9.112cm" svg:y="6.297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18" draw:layer="layout" svg:width="0.845cm" svg:height="1.433cm" svg:x="9.113cm" svg:y="4.86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18" draw:layer="layout" svg:width="2.032cm" svg:height="0.508cm" svg:x="7.924cm" svg:y="4.35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118" draw:layer="layout" svg:width="0.845cm" svg:height="0.949cm" svg:x="7.924cm" svg:y="3.404cm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118" draw:layer="layout" svg:width="1.192cm" svg:height="0.508cm" svg:x="7.576cm" svg:y="2.89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119" draw:layer="layout" svg:width="1.124cm" svg:height="2.883cm" svg:x="11.142cm" svg:y="6.801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119" draw:layer="layout" svg:width="1.124cm" svg:height="1.444cm" svg:x="8.776cm" svg:y="3.4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44" draw:id="id1244" draw:layer="layout" svg:width="1.103cm" svg:height="0.368cm" svg:x="13.504cm" svg:y="12.748cm">
          <text:p/>
          <draw:enhanced-geometry svg:viewBox="0 0 21600 21600" draw:type="rectangle" draw:enhanced-path="M 0 0 L 21600 0 21600 21600 0 21600 0 0 Z N"/>
        </draw:custom-shape>
        <draw:custom-shape draw:style-name="gr377" draw:text-style-name="P118" draw:layer="layout" svg:width="0.845cm" svg:height="0.999cm" svg:x="11.448cm" svg:y="9.703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8" draw:text-style-name="P4" draw:layer="layout" svg:x1="12.851cm" svg:y1="11.128cm" svg:x2="13.504cm" svg:y2="11.922cm" draw:start-shape="id1238" draw:start-glue-point="2" draw:end-shape="id1243" svg:d="M12851 11128v794h653" svg:viewBox="0 0 654 795">
          <text:p/>
        </draw:connector>
        <draw:connector draw:style-name="gr248" draw:text-style-name="P4" draw:layer="layout" svg:x1="12.851cm" svg:y1="11.128cm" svg:x2="13.504cm" svg:y2="12.932cm" draw:start-shape="id1238" draw:start-glue-point="2" draw:end-shape="id1244" draw:end-glue-point="3" svg:d="M12851 11128v1804h653" svg:viewBox="0 0 654 1805">
          <text:p/>
        </draw:connector>
        <draw:connector draw:style-name="gr248" draw:text-style-name="P4" draw:layer="layout" svg:x1="9.345cm" svg:y1="4.797cm" svg:x2="9.96cm" svg:y2="5.58cm" draw:start-shape="id1232" draw:start-glue-point="2" draw:end-shape="id1245" draw:end-glue-point="3" svg:d="M9345 4797v783h615" svg:viewBox="0 0 616 784">
          <text:p/>
        </draw:connector>
        <draw:connector draw:style-name="gr248" draw:text-style-name="P4" draw:layer="layout" svg:x1="11.685cm" svg:y1="9.636cm" svg:x2="12.304cm" svg:y2="9.947cm" draw:start-shape="id1237" draw:start-glue-point="2" draw:end-shape="id1246" draw:end-glue-point="3" svg:d="M11685 9636v311h619" svg:viewBox="0 0 620 312">
          <text:p/>
        </draw:connector>
        <draw:connector draw:style-name="gr248" draw:text-style-name="P4" draw:layer="layout" svg:x1="11.685cm" svg:y1="9.636cm" svg:x2="12.304cm" svg:y2="10.431cm" draw:start-shape="id1237" draw:start-glue-point="2" draw:end-shape="id1247" draw:end-glue-point="3" svg:d="M11685 9636v795h619" svg:viewBox="0 0 620 796">
          <text:p/>
        </draw:connector>
        <draw:custom-shape draw:style-name="gr247" draw:text-style-name="P5" xml:id="id1248" draw:id="id1248" draw:layer="layout" svg:width="1.103cm" svg:height="0.368cm" svg:x="12.304cm" svg:y="13.247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1.685cm" svg:y1="9.636cm" svg:x2="12.304cm" svg:y2="13.431cm" draw:start-shape="id1237" draw:start-glue-point="2" draw:end-shape="id1248" draw:end-glue-point="3" svg:d="M11685 9636v3795h619" svg:viewBox="0 0 620 3796">
          <text:p/>
        </draw:connector>
        <draw:custom-shape draw:style-name="gr328" draw:text-style-name="P4" xml:id="id1250" draw:id="id1250" draw:layer="layout" svg:width="1.103cm" svg:height="0.368cm" svg:x="15.101cm" svg:y="3.94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54" draw:id="id1254" draw:layer="layout" svg:width="1.103cm" svg:height="0.368cm" svg:x="15.0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56" draw:id="id1256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55" draw:id="id1255" draw:layer="layout" svg:width="1.103cm" svg:height="0.368cm" svg:x="16.2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51" draw:id="id1251" draw:layer="layout" svg:width="1.103cm" svg:height="0.368cm" svg:x="16.257cm" svg:y="6.362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52" draw:id="id1252" draw:layer="layout" svg:width="1.103cm" svg:height="0.368cm" svg:x="17.431cm" svg:y="6.844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253" draw:id="id1253" draw:layer="layout" svg:width="1.103cm" svg:height="0.367cm" svg:x="17.4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57" draw:id="id1257" draw:layer="layout" svg:width="1.103cm" svg:height="0.368cm" svg:x="17.442cm" svg:y="7.8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58" draw:id="id1258" draw:layer="layout" svg:width="1.103cm" svg:height="0.368cm" svg:x="17.4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61" draw:id="id1261" draw:layer="layout" svg:width="1.103cm" svg:height="0.368cm" svg:x="19.8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62" draw:id="id1262" draw:layer="layout" svg:width="1.103cm" svg:height="0.368cm" svg:x="15.0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cm" svg:y1="3.348cm" svg:x2="15.101cm" svg:y2="4.13cm" draw:start-shape="id1249" draw:start-glue-point="2" draw:end-shape="id1250" draw:end-glue-point="3" svg:d="M14480 3348v782h621" svg:viewBox="0 0 622 783">
          <text:p/>
        </draw:connector>
        <draw:connector draw:style-name="gr248" draw:text-style-name="P4" draw:layer="layout" svg:x1="16.808cm" svg:y1="6.73cm" svg:x2="17.431cm" svg:y2="7.028cm" draw:start-shape="id1251" draw:start-glue-point="2" draw:end-shape="id1252" draw:end-glue-point="3" svg:d="M16808 6730v298h623" svg:viewBox="0 0 624 299">
          <text:p/>
        </draw:connector>
        <draw:connector draw:style-name="gr248" draw:text-style-name="P4" draw:layer="layout" svg:x1="16.808cm" svg:y1="6.73cm" svg:x2="17.442cm" svg:y2="7.511cm" draw:start-shape="id1251" draw:start-glue-point="2" draw:end-shape="id1253" draw:end-glue-point="3" svg:d="M16808 6730v781h634" svg:viewBox="0 0 635 782">
          <text:p/>
        </draw:connector>
        <draw:connector draw:style-name="gr248" draw:text-style-name="P4" draw:layer="layout" svg:x1="14.48cm" svg:y1="3.348cm" svg:x2="15.095cm" svg:y2="4.613cm" draw:start-shape="id1249" draw:start-glue-point="2" draw:end-shape="id1254" draw:end-glue-point="3" svg:d="M14480 3348v1265h615" svg:viewBox="0 0 616 1266">
          <text:p/>
        </draw:connector>
        <draw:connector draw:style-name="gr248" draw:text-style-name="P4" draw:layer="layout" svg:x1="15.646cm" svg:y1="4.797cm" svg:x2="16.257cm" svg:y2="6.064cm" draw:start-shape="id1254" draw:start-glue-point="2" draw:end-shape="id1255" draw:end-glue-point="3" svg:d="M15646 4797v1267h611" svg:viewBox="0 0 612 1268">
          <text:p/>
        </draw:connector>
        <draw:connector draw:style-name="gr248" draw:text-style-name="P4" draw:layer="layout" svg:x1="15.646cm" svg:y1="4.797cm" svg:x2="16.261cm" svg:y2="5.095cm" draw:start-shape="id1254" draw:start-glue-point="2" draw:end-shape="id1256" draw:end-glue-point="3" svg:d="M15646 4797v298h615" svg:viewBox="0 0 616 299">
          <text:p/>
        </draw:connector>
        <draw:connector draw:style-name="gr248" draw:text-style-name="P4" draw:layer="layout" svg:x1="15.646cm" svg:y1="4.797cm" svg:x2="16.257cm" svg:y2="6.546cm" draw:start-shape="id1254" draw:start-glue-point="2" draw:end-shape="id1251" draw:end-glue-point="3" svg:d="M15646 4797v1749h611" svg:viewBox="0 0 612 1750">
          <text:p/>
        </draw:connector>
        <draw:connector draw:style-name="gr248" draw:text-style-name="P4" draw:layer="layout" svg:x1="16.808cm" svg:y1="6.73cm" svg:x2="17.442cm" svg:y2="7.995cm" draw:start-shape="id1251" draw:start-glue-point="2" draw:end-shape="id1257" draw:end-glue-point="3" svg:d="M16808 6730v1265h634" svg:viewBox="0 0 635 1266">
          <text:p/>
        </draw:connector>
        <draw:connector draw:style-name="gr248" draw:text-style-name="P4" draw:layer="layout" svg:x1="16.808cm" svg:y1="6.73cm" svg:x2="17.435cm" svg:y2="8.476cm" draw:start-shape="id1251" draw:start-glue-point="2" draw:end-shape="id1258" draw:end-glue-point="3" svg:d="M16808 6730v1746h627" svg:viewBox="0 0 628 1747">
          <text:p/>
        </draw:connector>
        <draw:connector draw:style-name="gr248" draw:text-style-name="P4" draw:layer="layout" svg:x1="16.808cm" svg:y1="6.73cm" svg:x2="17.435cm" svg:y2="9.452cm" draw:start-shape="id1251" draw:start-glue-point="2" draw:end-shape="id1259" draw:end-glue-point="3" svg:d="M16808 6730v2722h627" svg:viewBox="0 0 628 2723">
          <text:p/>
        </draw:connector>
        <draw:connector draw:style-name="gr248" draw:text-style-name="P4" draw:layer="layout" svg:x1="19.152cm" svg:y1="11.128cm" svg:x2="19.801cm" svg:y2="12.404cm" draw:start-shape="id1260" draw:start-glue-point="2" draw:end-shape="id1261" draw:end-glue-point="3" svg:d="M19152 11128v1276h649" svg:viewBox="0 0 650 1277">
          <text:p/>
        </draw:connector>
        <draw:custom-shape draw:style-name="gr328" draw:text-style-name="P4" xml:id="id1249" draw:id="id1249" draw:layer="layout" svg:width="1.103cm" svg:height="0.368cm" svg:x="13.929cm" svg:y="2.9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4.48cm" svg:y1="3.348cm" svg:x2="15.095cm" svg:y2="3.635cm" draw:start-shape="id1249" draw:start-glue-point="2" draw:end-shape="id1262" draw:end-glue-point="3" svg:d="M14480 3348v287h615" svg:viewBox="0 0 616 288">
          <text:p/>
        </draw:connector>
        <draw:custom-shape draw:style-name="gr247" draw:text-style-name="P5" xml:id="id1263" draw:id="id1263" draw:layer="layout" svg:width="1.103cm" svg:height="0.368cm" svg:x="17.4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6.808cm" svg:y1="6.73cm" svg:x2="17.446cm" svg:y2="8.97cm" draw:start-shape="id1251" draw:start-glue-point="2" draw:end-shape="id1263" draw:end-glue-point="3" svg:d="M16808 6730v2240h638" svg:viewBox="0 0 639 2241">
          <text:p/>
        </draw:connector>
        <draw:custom-shape draw:style-name="gr247" draw:text-style-name="P5" xml:id="id1264" draw:id="id1264" draw:layer="layout" svg:width="1.103cm" svg:height="0.368cm" svg:x="19.805cm" svg:y="11.261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260" draw:id="id1260" draw:layer="layout" svg:width="1.103cm" svg:height="0.367cm" svg:x="18.601cm" svg:y="10.76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9.152cm" svg:y1="11.128cm" svg:x2="19.805cm" svg:y2="11.445cm" draw:start-shape="id1260" draw:start-glue-point="2" draw:end-shape="id1264" draw:end-glue-point="3" svg:d="M19152 11128v317h653" svg:viewBox="0 0 654 318">
          <text:p/>
        </draw:connector>
        <draw:connector draw:style-name="gr248" draw:text-style-name="P4" draw:layer="layout" svg:x1="17.986cm" svg:y1="9.636cm" svg:x2="18.601cm" svg:y2="10.944cm" draw:start-shape="id1259" draw:start-glue-point="2" draw:end-shape="id1260" draw:end-glue-point="3" svg:d="M17986 9636v1308h615" svg:viewBox="0 0 616 1309">
          <text:p/>
        </draw:connector>
        <draw:custom-shape draw:style-name="gr375" draw:text-style-name="P119" draw:layer="layout" svg:width="1.124cm" svg:height="2.883cm" svg:x="17.443cm" svg:y="6.801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67" draw:id="id1267" draw:layer="layout" svg:width="1.103cm" svg:height="0.368cm" svg:x="16.261cm" svg:y="5.39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draw:layer="layout" svg:width="1.103cm" svg:height="0.368cm" svg:x="16.2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68" draw:id="id1268" draw:layer="layout" svg:width="1.103cm" svg:height="0.368cm" svg:x="18.605cm" svg:y="9.76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69" draw:id="id1269" draw:layer="layout" svg:width="1.103cm" svg:height="0.368cm" svg:x="18.605cm" svg:y="10.247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65" draw:id="id1265" draw:layer="layout" svg:width="1.103cm" svg:height="0.368cm" svg:x="19.8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66" draw:id="id1266" draw:layer="layout" svg:width="1.103cm" svg:height="0.368cm" svg:x="19.805cm" svg:y="12.74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9.152cm" svg:y1="11.128cm" svg:x2="19.805cm" svg:y2="11.922cm" draw:start-shape="id1260" draw:start-glue-point="2" draw:end-shape="id1265" svg:d="M19152 11128v794h653" svg:viewBox="0 0 654 795">
          <text:p/>
        </draw:connector>
        <draw:connector draw:style-name="gr248" draw:text-style-name="P4" draw:layer="layout" svg:x1="19.152cm" svg:y1="11.128cm" svg:x2="19.805cm" svg:y2="12.932cm" draw:start-shape="id1260" draw:start-glue-point="2" draw:end-shape="id1266" draw:end-glue-point="3" svg:d="M19152 11128v1804h653" svg:viewBox="0 0 654 1805">
          <text:p/>
        </draw:connector>
        <draw:connector draw:style-name="gr248" draw:text-style-name="P4" draw:layer="layout" svg:x1="15.646cm" svg:y1="4.797cm" svg:x2="16.261cm" svg:y2="5.58cm" draw:start-shape="id1254" draw:start-glue-point="2" draw:end-shape="id1267" draw:end-glue-point="3" svg:d="M15646 4797v783h615" svg:viewBox="0 0 616 784">
          <text:p/>
        </draw:connector>
        <draw:connector draw:style-name="gr248" draw:text-style-name="P4" draw:layer="layout" svg:x1="17.986cm" svg:y1="9.636cm" svg:x2="18.605cm" svg:y2="9.947cm" draw:start-shape="id1259" draw:start-glue-point="2" draw:end-shape="id1268" draw:end-glue-point="3" svg:d="M17986 9636v311h619" svg:viewBox="0 0 620 312">
          <text:p/>
        </draw:connector>
        <draw:connector draw:style-name="gr248" draw:text-style-name="P4" draw:layer="layout" svg:x1="17.986cm" svg:y1="9.636cm" svg:x2="18.605cm" svg:y2="10.431cm" draw:start-shape="id1259" draw:start-glue-point="2" draw:end-shape="id1269" draw:end-glue-point="3" svg:d="M17986 9636v795h619" svg:viewBox="0 0 620 796">
          <text:p/>
        </draw:connector>
        <draw:custom-shape draw:style-name="gr247" draw:text-style-name="P5" xml:id="id1270" draw:id="id1270" draw:layer="layout" svg:width="1.103cm" svg:height="0.368cm" svg:x="18.605cm" svg:y="13.247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17.986cm" svg:y1="9.636cm" svg:x2="18.605cm" svg:y2="13.431cm" draw:start-shape="id1259" draw:start-glue-point="2" draw:end-shape="id1270" draw:end-glue-point="3" svg:d="M17986 9636v3795h619" svg:viewBox="0 0 620 3796">
          <text:p/>
        </draw:connector>
        <draw:custom-shape draw:style-name="gr380" draw:text-style-name="P122" draw:layer="layout" svg:width="0.508cm" svg:height="0.508cm" draw:transform="rotate (-3.14159265358979) translate (7.51cm 13.09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4.36cm 12.64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8.26cm 10.14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8" draw:text-style-name="P4" xml:id="id1272" draw:id="id1272" draw:layer="layout" svg:width="1.103cm" svg:height="0.368cm" svg:x="21.301cm" svg:y="3.94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76" draw:id="id1276" draw:layer="layout" svg:width="1.103cm" svg:height="0.368cm" svg:x="21.295cm" svg:y="4.429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78" draw:id="id1278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77" draw:id="id1277" draw:layer="layout" svg:width="1.103cm" svg:height="0.368cm" svg:x="22.457cm" svg:y="5.88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73" draw:id="id1273" draw:layer="layout" svg:width="1.103cm" svg:height="0.368cm" svg:x="22.457cm" svg:y="6.362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74" draw:id="id1274" draw:layer="layout" svg:width="1.103cm" svg:height="0.368cm" svg:x="23.631cm" svg:y="6.844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275" draw:id="id1275" draw:layer="layout" svg:width="1.103cm" svg:height="0.367cm" svg:x="23.642cm" svg:y="7.32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79" draw:id="id1279" draw:layer="layout" svg:width="1.103cm" svg:height="0.368cm" svg:x="23.642cm" svg:y="7.811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81" draw:id="id1281" draw:layer="layout" svg:width="1.103cm" svg:height="0.368cm" svg:x="23.6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83" draw:id="id1283" draw:layer="layout" svg:width="1.103cm" svg:height="0.368cm" svg:x="26.001cm" svg:y="12.22cm">
          <text:p text:style-name="P5"><text:span text:style-name="T2">.e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84" draw:id="id1284" draw:layer="layout" svg:width="1.103cm" svg:height="0.368cm" svg:x="21.295cm" svg:y="3.45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68cm" svg:y1="3.348cm" svg:x2="21.301cm" svg:y2="4.13cm" draw:start-shape="id1271" draw:start-glue-point="2" draw:end-shape="id1272" draw:end-glue-point="3" svg:d="M20680 3348v782h621" svg:viewBox="0 0 622 783">
          <text:p/>
        </draw:connector>
        <draw:connector draw:style-name="gr248" draw:text-style-name="P4" draw:layer="layout" svg:x1="23.008cm" svg:y1="6.73cm" svg:x2="23.631cm" svg:y2="7.028cm" draw:start-shape="id1273" draw:start-glue-point="2" draw:end-shape="id1274" draw:end-glue-point="3" svg:d="M23008 6730v298h623" svg:viewBox="0 0 624 299">
          <text:p/>
        </draw:connector>
        <draw:connector draw:style-name="gr248" draw:text-style-name="P4" draw:layer="layout" svg:x1="23.008cm" svg:y1="6.73cm" svg:x2="23.642cm" svg:y2="7.511cm" draw:start-shape="id1273" draw:start-glue-point="2" draw:end-shape="id1275" draw:end-glue-point="3" svg:d="M23008 6730v781h634" svg:viewBox="0 0 635 782">
          <text:p/>
        </draw:connector>
        <draw:connector draw:style-name="gr248" draw:text-style-name="P4" draw:layer="layout" svg:x1="20.68cm" svg:y1="3.348cm" svg:x2="21.295cm" svg:y2="4.613cm" draw:start-shape="id1271" draw:start-glue-point="2" draw:end-shape="id1276" draw:end-glue-point="3" svg:d="M20680 3348v1265h615" svg:viewBox="0 0 616 1266">
          <text:p/>
        </draw:connector>
        <draw:connector draw:style-name="gr248" draw:text-style-name="P4" draw:layer="layout" svg:x1="21.846cm" svg:y1="4.797cm" svg:x2="22.457cm" svg:y2="6.064cm" draw:start-shape="id1276" draw:start-glue-point="2" draw:end-shape="id1277" draw:end-glue-point="3" svg:d="M21846 4797v1267h611" svg:viewBox="0 0 612 1268">
          <text:p/>
        </draw:connector>
        <draw:connector draw:style-name="gr248" draw:text-style-name="P4" draw:layer="layout" svg:x1="21.846cm" svg:y1="4.797cm" svg:x2="22.461cm" svg:y2="5.095cm" draw:start-shape="id1276" draw:start-glue-point="2" draw:end-shape="id1278" draw:end-glue-point="3" svg:d="M21846 4797v298h615" svg:viewBox="0 0 616 299">
          <text:p/>
        </draw:connector>
        <draw:connector draw:style-name="gr248" draw:text-style-name="P4" draw:layer="layout" svg:x1="21.846cm" svg:y1="4.797cm" svg:x2="22.457cm" svg:y2="6.546cm" draw:start-shape="id1276" draw:start-glue-point="2" draw:end-shape="id1273" draw:end-glue-point="3" svg:d="M21846 4797v1749h611" svg:viewBox="0 0 612 1750">
          <text:p/>
        </draw:connector>
        <draw:connector draw:style-name="gr248" draw:text-style-name="P4" draw:layer="layout" svg:x1="23.008cm" svg:y1="6.73cm" svg:x2="23.642cm" svg:y2="7.995cm" draw:start-shape="id1273" draw:start-glue-point="2" draw:end-shape="id1279" draw:end-glue-point="3" svg:d="M23008 6730v1265h634" svg:viewBox="0 0 635 1266">
          <text:p/>
        </draw:connector>
        <draw:connector draw:style-name="gr248" draw:text-style-name="P4" draw:layer="layout" svg:x1="23.008cm" svg:y1="6.73cm" svg:x2="23.635cm" svg:y2="8.476cm" draw:start-shape="id1273" draw:start-glue-point="2" draw:end-shape="id1280" draw:end-glue-point="3" svg:d="M23008 6730v1746h627" svg:viewBox="0 0 628 1747">
          <text:p/>
        </draw:connector>
        <draw:connector draw:style-name="gr248" draw:text-style-name="P4" draw:layer="layout" svg:x1="23.008cm" svg:y1="6.73cm" svg:x2="23.635cm" svg:y2="9.452cm" draw:start-shape="id1273" draw:start-glue-point="2" draw:end-shape="id1281" draw:end-glue-point="3" svg:d="M23008 6730v2722h627" svg:viewBox="0 0 628 2723">
          <text:p/>
        </draw:connector>
        <draw:connector draw:style-name="gr248" draw:text-style-name="P4" draw:layer="layout" svg:x1="25.352cm" svg:y1="11.128cm" svg:x2="26.001cm" svg:y2="12.404cm" draw:start-shape="id1282" draw:start-glue-point="2" draw:end-shape="id1283" draw:end-glue-point="3" svg:d="M25352 11128v1276h649" svg:viewBox="0 0 650 1277">
          <text:p/>
        </draw:connector>
        <draw:custom-shape draw:style-name="gr328" draw:text-style-name="P4" xml:id="id1271" draw:id="id1271" draw:layer="layout" svg:width="1.103cm" svg:height="0.368cm" svg:x="20.129cm" svg:y="2.9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0.68cm" svg:y1="3.348cm" svg:x2="21.295cm" svg:y2="3.635cm" draw:start-shape="id1271" draw:start-glue-point="2" draw:end-shape="id1284" draw:end-glue-point="3" svg:d="M20680 3348v287h615" svg:viewBox="0 0 616 288">
          <text:p/>
        </draw:connector>
        <draw:custom-shape draw:style-name="gr247" draw:text-style-name="P5" xml:id="id1285" draw:id="id1285" draw:layer="layout" svg:width="1.103cm" svg:height="0.368cm" svg:x="23.646cm" svg:y="8.7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3.008cm" svg:y1="6.73cm" svg:x2="23.646cm" svg:y2="8.97cm" draw:start-shape="id1273" draw:start-glue-point="2" draw:end-shape="id1285" draw:end-glue-point="3" svg:d="M23008 6730v2240h638" svg:viewBox="0 0 639 2241">
          <text:p/>
        </draw:connector>
        <draw:custom-shape draw:style-name="gr247" draw:text-style-name="P5" xml:id="id1286" draw:id="id1286" draw:layer="layout" svg:width="1.103cm" svg:height="0.368cm" svg:x="26.005cm" svg:y="11.261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5" xml:id="id1282" draw:id="id1282" draw:layer="layout" svg:width="1.103cm" svg:height="0.367cm" svg:x="24.801cm" svg:y="10.761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5.352cm" svg:y1="11.128cm" svg:x2="26.005cm" svg:y2="11.445cm" draw:start-shape="id1282" draw:start-glue-point="2" draw:end-shape="id1286" draw:end-glue-point="3" svg:d="M25352 11128v317h653" svg:viewBox="0 0 654 318">
          <text:p/>
        </draw:connector>
        <draw:connector draw:style-name="gr248" draw:text-style-name="P4" draw:layer="layout" svg:x1="24.186cm" svg:y1="9.636cm" svg:x2="24.801cm" svg:y2="10.944cm" draw:start-shape="id1281" draw:start-glue-point="2" draw:end-shape="id1282" draw:end-glue-point="3" svg:d="M24186 9636v1308h615" svg:viewBox="0 0 616 1309">
          <text:p/>
        </draw:connector>
        <draw:custom-shape draw:style-name="gr381" draw:text-style-name="P119" draw:layer="layout" svg:width="1.124cm" svg:height="1.985cm" svg:x="23.643cm" svg:y="6.801cm">
          <text:p text:style-name="P110"><text:s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1289" draw:id="id1289" draw:layer="layout" svg:width="1.103cm" svg:height="0.368cm" svg:x="22.461cm" svg:y="5.396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draw:layer="layout" svg:width="1.103cm" svg:height="0.368cm" svg:x="22.461cm" svg:y="4.91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90" draw:id="id1290" draw:layer="layout" svg:width="1.103cm" svg:height="0.368cm" svg:x="24.805cm" svg:y="9.76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91" draw:id="id1291" draw:layer="layout" svg:width="1.103cm" svg:height="0.368cm" svg:x="24.805cm" svg:y="10.247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" xml:id="id1287" draw:id="id1287" draw:layer="layout" svg:width="1.103cm" svg:height="0.368cm" svg:x="26.005cm" svg:y="11.738cm">
          <text:p text:style-name="P5"><text:span text:style-name="T2">.d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88" draw:id="id1288" draw:layer="layout" svg:width="1.103cm" svg:height="0.368cm" svg:x="26.005cm" svg:y="12.748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5.352cm" svg:y1="11.128cm" svg:x2="26.005cm" svg:y2="11.922cm" draw:start-shape="id1282" draw:start-glue-point="2" draw:end-shape="id1287" svg:d="M25352 11128v794h653" svg:viewBox="0 0 654 795">
          <text:p/>
        </draw:connector>
        <draw:connector draw:style-name="gr248" draw:text-style-name="P4" draw:layer="layout" svg:x1="25.352cm" svg:y1="11.128cm" svg:x2="26.005cm" svg:y2="12.932cm" draw:start-shape="id1282" draw:start-glue-point="2" draw:end-shape="id1288" draw:end-glue-point="3" svg:d="M25352 11128v1804h653" svg:viewBox="0 0 654 1805">
          <text:p/>
        </draw:connector>
        <draw:connector draw:style-name="gr248" draw:text-style-name="P4" draw:layer="layout" svg:x1="21.846cm" svg:y1="4.797cm" svg:x2="22.461cm" svg:y2="5.58cm" draw:start-shape="id1276" draw:start-glue-point="2" draw:end-shape="id1289" draw:end-glue-point="3" svg:d="M21846 4797v783h615" svg:viewBox="0 0 616 784">
          <text:p/>
        </draw:connector>
        <draw:connector draw:style-name="gr248" draw:text-style-name="P4" draw:layer="layout" svg:x1="24.186cm" svg:y1="9.636cm" svg:x2="24.805cm" svg:y2="9.947cm" draw:start-shape="id1281" draw:start-glue-point="2" draw:end-shape="id1290" draw:end-glue-point="3" svg:d="M24186 9636v311h619" svg:viewBox="0 0 620 312">
          <text:p/>
        </draw:connector>
        <draw:connector draw:style-name="gr248" draw:text-style-name="P4" draw:layer="layout" svg:x1="24.186cm" svg:y1="9.636cm" svg:x2="24.805cm" svg:y2="10.431cm" draw:start-shape="id1281" draw:start-glue-point="2" draw:end-shape="id1291" draw:end-glue-point="3" svg:d="M24186 9636v795h619" svg:viewBox="0 0 620 796">
          <text:p/>
        </draw:connector>
        <draw:custom-shape draw:style-name="gr247" draw:text-style-name="P5" xml:id="id1292" draw:id="id1292" draw:layer="layout" svg:width="1.103cm" svg:height="0.368cm" svg:x="24.805cm" svg:y="13.247cm">
          <text:p/>
          <draw:enhanced-geometry svg:viewBox="0 0 21600 21600" draw:type="rectangle" draw:enhanced-path="M 0 0 L 21600 0 21600 21600 0 21600 0 0 Z N"/>
        </draw:custom-shape>
        <draw:connector draw:style-name="gr248" draw:text-style-name="P4" draw:layer="layout" svg:x1="24.186cm" svg:y1="9.636cm" svg:x2="24.805cm" svg:y2="13.431cm" draw:start-shape="id1281" draw:start-glue-point="2" draw:end-shape="id1292" draw:end-glue-point="3" svg:d="M24186 9636v3795h619" svg:viewBox="0 0 620 3796">
          <text:p/>
        </draw:connector>
        <draw:custom-shape draw:style-name="gr380" draw:text-style-name="P122" draw:layer="layout" svg:width="0.508cm" svg:height="0.508cm" draw:transform="rotate (-3.14159265358979) translate (24.458cm 9.18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7" draw:text-style-name="P5" xml:id="id1259" draw:id="id1259" draw:layer="layout" svg:width="1.103cm" svg:height="0.368cm" svg:x="17.435cm" svg:y="9.268cm">
          <text:p text:style-name="P5"><text:span text:style-name="T2">.c</text:span></text:p>
          <draw:enhanced-geometry svg:viewBox="0 0 21600 21600" draw:type="rectangle" draw:enhanced-path="M 0 0 L 21600 0 21600 21600 0 21600 0 0 Z N"/>
        </draw:custom-shape>
        <draw:custom-shape draw:style-name="gr247" draw:text-style-name="P5" xml:id="id1280" draw:id="id1280" draw:layer="layout" svg:width="1.103cm" svg:height="0.368cm" svg:x="23.635cm" svg:y="8.292cm">
          <text:p text:style-name="P5"><text:span text:style-name="T2">.b</text:span></text:p>
          <draw:enhanced-geometry svg:viewBox="0 0 21600 21600" draw:type="rectangle" draw:enhanced-path="M 0 0 L 21600 0 21600 21600 0 21600 0 0 Z N"/>
        </draw:custom-shape>
        <draw:frame draw:style-name="gr382" draw:text-style-name="P51" draw:layer="layout" svg:width="27.991cm" svg:height="2.541cm" svg:x="0cm" svg:y="0.254cm">
          <draw:text-box>
            <text:p text:style-name="P8"><text:span text:style-name="T4">U</text:span><text:span text:style-name="T4">p</text:span><text:span text:style-name="T4">w</text:span><text:span text:style-name="T4">ar</text:span><text:span text:style-name="T4">d </text:span><text:span text:style-name="T4">In</text:span><text:span text:style-name="T4">va</text:span><text:span text:style-name="T4">lid</text:span><text:span text:style-name="T4">ati</text:span><text:span text:style-name="T4">o</text:span><text:span text:style-name="T4">n</text:span><text:line-break/><text:line-break/>.a:has(~ .b + .c . d ~ .e)</text:p>
          </draw:text-box>
        </draw:frame>
        <draw:custom-shape draw:style-name="gr383" draw:text-style-name="P119" draw:layer="layout" svg:width="3.586cm" svg:height="0.806cm" svg:x="2.537cm" svg:y="14.149cm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7.635cm 15.4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3" draw:text-style-name="P119" draw:layer="layout" svg:width="3.586cm" svg:height="0.806cm" svg:x="9.538cm" svg:y="14.149cm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118" draw:layer="layout" svg:width="1.127cm" svg:height="0.806cm" svg:x="12.473cm" svg:y="14.149cm">
          <text:p text:style-name="P110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13.684cm 15.46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3" draw:text-style-name="P119" draw:layer="layout" svg:width="3.586cm" svg:height="0.806cm" svg:x="15.839cm" svg:y="14.149cm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19.4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5" draw:text-style-name="P119" draw:layer="layout" svg:width="2.522cm" svg:height="0.806cm" svg:x="22.039cm" svg:y="14.149cm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24.637cm 15.4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6" draw:text-style-name="P118" draw:layer="layout" svg:width="2.298cm" svg:height="0.806cm" svg:x="5.473cm" svg:y="14.15cm">
          <text:p text:style-name="P110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104" draw:layer="layout" svg:width="0.914cm" svg:height="0.914cm" svg:x="2.41cm" svg:y="14.083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9.41cm" svg:y="14.083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15.71cm" svg:y="14.083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21.91cm" svg:y="14.083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4.131cm" svg:y="7.2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4.131cm" svg:y="8.6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1.831cm" svg:y="3.3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10.931cm" svg:y="7.2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10.931cm" svg:y="8.6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8.631cm" svg:y="3.3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17.297cm" svg:y="7.2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17.297cm" svg:y="8.614cm">
          <text:p/>
          <draw:enhanced-geometry svg:viewBox="0 0 21600 21600" draw:type="rectangle" draw:enhanced-path="M 0 0 L 21600 0 21600 21600 0 21600 0 0 Z N"/>
        </draw:custom-shape>
        <draw:custom-shape draw:style-name="gr387" draw:text-style-name="P104" draw:layer="layout" svg:width="1.422cm" svg:height="0.66cm" svg:x="23.497cm" svg:y="7.2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custom-shape draw:style-name="gr388" draw:text-style-name="P118" draw:layer="layout" svg:width="8.903cm" svg:height="1.262cm" draw:transform="rotate (-0.866206907764786) translate (5.628cm 7.213cm)">
          <text:p text:style-name="P110"><text:s/></text:p>
          <draw:enhanced-geometry svg:viewBox="0 0 21600 21600" draw:path-stretchpoint-x="10800" draw:path-stretchpoint-y="10800" draw:text-areas="?f3 ?f4 ?f5 ?f6" draw:type="round-rectangle" draw:modifiers="8645.3531598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121" draw:layer="layout" svg:width="10.47cm" svg:height="3.305cm" draw:transform="skewX (-1.07614083805279E-016) rotate (-0.866206907764786) translate (6.168cm 5.128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119" draw:layer="layout" svg:width="1.27cm" svg:height="2.853cm" draw:transform="rotate (0.0256563400043166) translate (9.93cm 11.701cm)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10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0" draw:text-style-name="P119" xml:id="id1294" draw:id="id1294" draw:layer="layout" svg:width="1.27cm" svg:height="2.764cm" draw:transform="rotate (0.000174532925199433) translate (8.065cm 9.418cm)">
          <text:p text:style-name="P110"><text:s/></text:p>
          <draw:enhanced-geometry svg:viewBox="0 0 21600 21600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119" xml:id="id1299" draw:id="id1299" draw:layer="layout" svg:width="1.27cm" svg:height="2.631cm" draw:transform="rotate (0.000174532925199433) translate (4.965cm 6.15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29.739776951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8" draw:text-style-name="P8" draw:layer="layout" svg:x1="10.184cm" svg:y1="13.87cm" svg:x2="8.7cm" svg:y2="12.182cm" draw:start-shape="id1293" draw:start-glue-point="3" draw:end-shape="id1294" draw:end-glue-point="2" svg:d="M10184 13870h-1484v-1688" svg:viewBox="0 0 1485 1689">
          <text:p/>
        </draw:connector>
        <draw:connector draw:style-name="gr248" draw:text-style-name="P8" draw:layer="layout" svg:x1="10.184cm" svg:y1="12.649cm" svg:x2="8.7cm" svg:y2="12.182cm" draw:start-shape="id1295" draw:start-glue-point="3" draw:end-shape="id1294" draw:end-glue-point="2" svg:d="M10184 12649h-1484v-467" svg:viewBox="0 0 1485 468">
          <text:p/>
        </draw:connector>
        <draw:connector draw:style-name="gr248" draw:text-style-name="P8" draw:layer="layout" svg:x1="8.23cm" svg:y1="11.481cm" svg:x2="6.646cm" svg:y2="9.804cm" draw:start-shape="id1296" draw:start-glue-point="3" draw:end-shape="id1297" draw:end-glue-point="2" svg:d="M8230 11481h-1584v-1677" svg:viewBox="0 0 1585 1678">
          <text:p/>
        </draw:connector>
        <draw:connector draw:style-name="gr248" draw:text-style-name="P8" draw:layer="layout" svg:x1="8.23cm" svg:y1="10.363cm" svg:x2="6.646cm" svg:y2="9.804cm" draw:start-shape="id1298" draw:start-glue-point="3" draw:end-shape="id1297" draw:end-glue-point="2" svg:d="M8230 10363h-1584v-559" svg:viewBox="0 0 1585 560">
          <text:p/>
        </draw:connector>
        <draw:connector draw:style-name="gr248" draw:text-style-name="P8" draw:layer="layout" svg:x1="6.189cm" svg:y1="9.347cm" svg:x2="5.6cm" svg:y2="8.781cm" draw:start-shape="id1297" draw:start-glue-point="3" draw:end-shape="id1299" draw:end-glue-point="2" svg:d="M6189 9347h-589v-566" svg:viewBox="0 0 590 567">
          <text:p/>
        </draw:connector>
        <draw:custom-shape draw:style-name="gr301" draw:text-style-name="P121" draw:layer="layout" svg:width="10.47cm" svg:height="3.305cm" draw:transform="skewX (-1.07614083805279E-016) rotate (-0.866206907764786) translate (17.168cm 5.128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21.9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3" draw:text-style-name="P5" draw:layer="layout" svg:width="0.935cm" svg:height="0.907cm" svg:x="21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03" draw:text-style-name="P5" xml:id="id1293" draw:id="id1293" draw:layer="layout" svg:width="0.935cm" svg:height="0.907cm" svg:x="10.1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frame draw:style-name="gr392" draw:text-style-name="P123" draw:layer="layout" svg:width="27.991cm" svg:height="3.806cm" svg:x="0cm" svg:y="0.254cm">
          <draw:text-box>
            <text:p text:style-name="P95"><text:span text:style-name="T24">U</text:span><text:span text:style-name="T24">p</text:span><text:span text:style-name="T24">w</text:span><text:span text:style-name="T24">ar</text:span><text:span text:style-name="T24">d </text:span><text:span text:style-name="T24">In</text:span><text:span text:style-name="T24">va</text:span><text:span text:style-name="T24">lid</text:span><text:span text:style-name="T24">ati</text:span><text:span text:style-name="T24">o</text:span><text:span text:style-name="T24">n</text:span><text:span text:style-name="T21"><text:line-break/></text:span><text:span text:style-name="T21"><text:line-break/></text:span>.b:has([&lt;combinator&gt; &lt;simple-selector&gt;]* &lt;combinator&gt; .a)</text:p>
          </draw:text-box>
        </draw:frame>
        <draw:custom-shape draw:style-name="gr393" draw:text-style-name="P6" draw:layer="layout" svg:width="0.935cm" svg:height="0.907cm" svg:x="21.425cm" svg:y="1.859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22.155cm 3.27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6" draw:text-style-name="P104" draw:layer="layout" svg:width="0.914cm" svg:height="0.914cm" svg:x="5.48cm" svg:y="1.836cm">
          <text:p/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5.08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xml:id="id1297" draw:id="id1297" draw:layer="layout" svg:width="0.914cm" svg:height="0.914cm" svg:x="6.189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xml:id="id1298" draw:id="id1298" draw:layer="layout" svg:width="0.914cm" svg:height="0.914cm" svg:x="8.23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xml:id="id1296" draw:id="id1296" draw:layer="layout" svg:width="0.914cm" svg:height="0.914cm" svg:x="8.23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xml:id="id1295" draw:id="id1295" draw:layer="layout" svg:width="0.914cm" svg:height="0.914cm" svg:x="10.184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16.102cm" svg:y="6.35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17.211cm" svg:y="8.89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19.252cm" svg:y="9.906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19.252cm" svg:y="11.024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draw:custom-shape draw:style-name="gr306" draw:text-style-name="P104" draw:layer="layout" svg:width="0.914cm" svg:height="0.914cm" svg:x="21.206cm" svg:y="12.192cm">
          <text:p text:style-name="P1"><text:span text:style-name="T1">.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custom-shape draw:style-name="gr394" draw:text-style-name="P121" draw:layer="layout" svg:width="11.394cm" svg:height="3.305cm" draw:transform="rotate (-0.866206907764786) translate (5.17cm 4.425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121" draw:layer="layout" svg:width="11.394cm" svg:height="3.305cm" draw:transform="rotate (-0.866206907764786) translate (17.671cm 4.425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21" draw:layer="layout" svg:width="5.171cm" svg:height="1.984cm" draw:transform="rotate (-0.866206907764786) translate (4.65cm 5.121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121" draw:layer="layout" svg:width="7.431cm" svg:height="2.178cm" draw:transform="rotate (-0.866206907764786) translate (4.936cm 4.802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21" draw:layer="layout" svg:width="9.729cm" svg:height="2.244cm" draw:transform="rotate (-0.866206907764786) translate (5.076cm 4.645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1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U</text:span><text:span text:style-name="T4">p</text:span><text:span text:style-name="T4">w</text:span><text:span text:style-name="T4">ar</text:span><text:span text:style-name="T4">d</text:span></text:p>
            <text:p text:style-name="P8"/>
            <text:p text:style-name="P95"><text:span text:style-name="T21">.c:</text:span><text:span text:style-name="T21">ha</text:span><text:span text:style-name="T21">s(</text:span><text:span text:style-name="T21">… </text:span><text:span text:style-name="T21">.b:</text:span><text:span text:style-name="T21">ha</text:span><text:span text:style-name="T21">s(</text:span><text:span text:style-name="T21">… </text:span><text:span text:style-name="T21">.a)</text:span><text:span text:style-name="T21">)</text:span></text:p>
          </draw:text-box>
        </draw:frame>
        <draw:custom-shape draw:style-name="gr303" draw:text-style-name="P5" draw:layer="layout" svg:width="0.935cm" svg:height="0.907cm" svg:x="9.784cm" svg:y="13.41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03" draw:text-style-name="P5" draw:layer="layout" svg:width="0.935cm" svg:height="0.907cm" svg:x="22.314cm" svg:y="13.4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8" draw:text-style-name="P89" draw:layer="layout" svg:width="0.762cm" svg:height="0.762cm" svg:x="16.146cm" svg:y="1.957cm">
          <text:p/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10.441cm 13.35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9.041cm 11.37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6.941cm 10.1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8" draw:text-style-name="P8" draw:layer="layout" svg:width="2.286cm" svg:height="1.27cm" svg:x="13.20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0" draw:text-style-name="P122" draw:layer="layout" svg:width="0.508cm" svg:height="0.508cm" draw:transform="rotate (-3.14159265358979) translate (10.5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23.031cm 14.84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6.764cm 3.2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7" draw:text-style-name="P101" draw:layer="layout" svg:width="2.794cm" svg:height="0.899cm" svg:x="22.606cm" svg:y="5.959cm">
          <draw:text-box>
            <text:p text:style-name="P8"><text:span text:style-name="T5">Ca</text:span><text:span text:style-name="T5">se </text:span><text:span text:style-name="T5">1</text:span></text:p>
          </draw:text-box>
        </draw:frame>
        <draw:custom-shape draw:style-name="gr399" draw:text-style-name="P104" draw:layer="layout" svg:width="0.762cm" svg:height="0.762cm" svg:x="10.6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4.3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5.1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7.3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9.0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9.802cm 12.042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8.404cm 10.10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6.323cm 8.81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104" draw:layer="layout" svg:width="0.762cm" svg:height="0.762cm" svg:x="17.018cm" svg:y="5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7.818cm" svg:y="7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20.018cm" svg:y="9.8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21.718cm" svg:y="11.04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6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custom-shape draw:style-name="gr401" draw:text-style-name="P105" draw:layer="layout" svg:width="8.382cm" svg:height="10.922cm" svg:x="16.156cm" svg:y="4.54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05" draw:layer="layout" svg:width="4.569cm" svg:height="5.325cm" svg:x="6.623cm" svg:y="8.13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05" draw:layer="layout" svg:width="6.604cm" svg:height="7.874cm" svg:x="5.096cm" svg:y="6.3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105" draw:layer="layout" svg:width="8.382cm" svg:height="10.922cm" svg:x="4.08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6" draw:layer="layout" svg:width="27.991cm" svg:height="2.77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text:s/>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</text:span></text:p>
            <text:p text:style-name="P8"><text:span text:style-name="T25"/></text:p>
            <text:p text:style-name="P8"><text:span text:style-name="T25">b:</text:span><text:span text:style-name="T25">ha</text:span><text:span text:style-name="T25">s(</text:span><text:span text:style-name="T25">… </text:span><text:span text:style-name="T25">.a) </text:span><text:span text:style-name="T25">… </text:span><text:span text:style-name="T25">.c</text:span></text:p>
          </draw:text-box>
        </draw:frame>
        <draw:custom-shape draw:style-name="gr404" draw:text-style-name="P125" draw:layer="layout" svg:width="8.343cm" svg:height="3.305cm" draw:transform="skewX (-6.75231946024137E-017) rotate (-0.866206907764786) translate (5.048cm 3.949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8.44cm 12.0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3" draw:text-style-name="P5" draw:layer="layout" svg:width="0.935cm" svg:height="0.907cm" svg:x="7.715cm" svg:y="10.64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00" draw:text-style-name="P106" draw:layer="layout" svg:width="0.935cm" svg:height="0.907cm" svg:x="13.392cm" svg:y="12.481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4.58cm" svg:y="4.3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7.181cm" svg:y="7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5.581cm" svg:y="6.0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4" draw:text-style-name="P125" draw:layer="layout" svg:width="8.343cm" svg:height="3.305cm" draw:transform="skewX (-6.75231946024137E-017) rotate (-0.866206907764786) translate (17.124cm 3.925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122" draw:layer="layout" svg:width="0.508cm" svg:height="0.508cm" draw:transform="rotate (-3.14159265358979) translate (20.516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3" draw:text-style-name="P5" draw:layer="layout" svg:width="0.935cm" svg:height="0.907cm" svg:x="19.791cm" svg:y="10.62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16.656cm" svg:y="4.32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8" draw:text-style-name="P89" draw:layer="layout" svg:width="0.762cm" svg:height="0.762cm" svg:x="14.05cm" svg:y="1.961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0" draw:text-style-name="P122" draw:layer="layout" svg:width="0.508cm" svg:height="0.508cm" draw:transform="rotate (-3.14159265358979) translate (14.682cm 3.2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1.489cm" svg:y="1.43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7" draw:text-style-name="P101" draw:layer="layout" svg:width="2.794cm" svg:height="0.899cm" svg:x="22.214cm" svg:y="3.302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05" draw:text-style-name="P98" draw:layer="layout" svg:width="0.762cm" svg:height="0.762cm" draw:transform="rotate (0.000174532925199433) translate (11.33cm 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6" draw:text-style-name="P103" draw:layer="layout" svg:width="0.762cm" svg:height="0.762cm" svg:x="15.802cm" svg:y="1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4.418cm 4.8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5.409cm 6.58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7.032cm 8.294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16.511cm 4.851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6" draw:text-style-name="P103" draw:layer="layout" svg:width="0.762cm" svg:height="0.762cm" svg:x="8.3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9.7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9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5.5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7.3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0.402cm" svg:y="5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802cm" svg:y="6.7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7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7.602cm" svg:y="12.1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402cm" svg:y="14.468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7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299" draw:text-style-name="P105" draw:layer="layout" svg:width="6.474cm" svg:height="8.882cm" svg:x="17.464cm" svg:y="6.65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121" draw:layer="layout" svg:width="2.372cm" svg:height="8.125cm" draw:transform="rotate (0.142069801112338) translate (5.16cm 7.295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105" draw:layer="layout" svg:width="6.474cm" svg:height="8.882cm" svg:x="5.148cm" svg:y="6.64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21" draw:layer="layout" svg:width="13.233cm" svg:height="2.283cm" draw:transform="rotate (-0.966912405604858) translate (4.004cm 2.472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21" draw:layer="layout" svg:width="6.28cm" svg:height="2.061cm" draw:transform="rotate (-0.321664181142555) translate (5.78cm 6.743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06" draw:layer="layout" svg:width="0.935cm" svg:height="0.907cm" svg:x="6.091cm" svg:y="13.78cm">
          <text:p/>
          <draw:enhanced-geometry svg:viewBox="0 0 21600 21600" draw:type="rectangle" draw:enhanced-path="M 0 0 L 21600 0 21600 21600 0 21600 0 0 Z N"/>
        </draw:custom-shape>
        <draw:custom-shape draw:style-name="gr410" draw:text-style-name="P103" draw:layer="layout" svg:width="0.667cm" svg:height="0.684cm" svg:x="10.252cm" svg:y="9.09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103" draw:layer="layout" svg:width="0.667cm" svg:height="0.684cm" svg:x="7.299cm" svg:y="14.248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103" draw:layer="layout" svg:width="0.667cm" svg:height="0.684cm" svg:x="9.991cm" svg:y="12.886cm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6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</text:span><text:line-break/></text:p>
            <text:p text:style-name="P8">.c:has(… :is(.a … .b))</text:p>
          </draw:text-box>
        </draw:frame>
        <draw:custom-shape draw:style-name="gr303" draw:text-style-name="P5" draw:layer="layout" svg:width="0.935cm" svg:height="0.907cm" svg:x="6.051cm" svg:y="7.52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6.294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841cm 10.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597cm 14.0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7.875cm 15.4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1" draw:text-style-name="P121" draw:layer="layout" svg:width="6.683cm" svg:height="2.283cm" draw:transform="rotate (-0.966912405604858) translate (16.32cm 2.488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06" draw:layer="layout" svg:width="0.935cm" svg:height="0.907cm" svg:x="18.407cm" svg:y="13.796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5" draw:layer="layout" svg:width="0.935cm" svg:height="0.907cm" svg:x="18.367cm" svg:y="7.5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18.61cm" svg:y="7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9.087cm 8.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8" draw:text-style-name="P89" draw:layer="layout" svg:width="0.762cm" svg:height="0.762cm" svg:x="14.446cm" svg:y="1.984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107" draw:layer="layout" svg:width="0.46cm" svg:height="0.508cm" svg:x="14.61cm" svg:y="1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5.087cm 3.2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7" draw:text-style-name="P101" draw:layer="layout" svg:width="2.794cm" svg:height="0.899cm" svg:x="21.652cm" svg:y="5.197cm">
          <draw:text-box>
            <text:p text:style-name="P8"><text:span text:style-name="T5">Ca</text:span><text:span text:style-name="T5">se </text:span><text:span text:style-name="T5">3</text:span></text:p>
          </draw:text-box>
        </draw:frame>
        <draw:custom-shape draw:style-name="gr399" draw:text-style-name="P104" draw:layer="layout" svg:width="0.762cm" svg:height="0.762cm" svg:x="8.1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3.0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0.856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0.984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4.1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8.1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9.0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6.6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6.1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0.528cm" svg:y="8.2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5.496cm" svg:y="3.4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6.596cm" svg:y="5.696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0.528cm" svg:y="10.4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428cm" svg:y="11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028cm" svg:y="12.9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8.528cm" svg:y="10.802cm">
          <text:p text:style-name="P1"><text:span text:style-name="T1">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8" draw:text-style-name="P102" draw:layer="layout" svg:width="4.103cm" svg:height="1.039cm" svg:x="0.951cm" svg:y="14.518cm">
          <draw:text-box>
            <text:p text:style-name="P16"><text:span text:style-name="T7">Poss</text:span><text:span text:style-name="T7">ible :i</text:span><text:span text:style-name="T7">s() </text:span><text:span text:style-name="T7">subje</text:span><text:span text:style-name="T7">ct </text:span><text:span text:style-name="T7">elem</text:span><text:span text:style-name="T7">ent</text:span></text:p>
          </draw:text-box>
        </draw:frame>
        <draw:custom-shape draw:style-name="gr412" draw:text-style-name="P100" draw:layer="layout" svg:width="0.762cm" svg:height="0.762cm" draw:transform="rotate (0.000174532925199433) translate (0.262cm 14.6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8.624cm" svg:height="10.476cm" svg:x="1.482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draw:style-name="gr286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</text:span><text:span text:style-name="T25"><text:line-break/></text:span><text:span text:style-name="T25"/></text:p>
            <text:p text:style-name="P95"><text:span text:style-name="T25">.d:</text:span><text:span text:style-name="T25">ha</text:span><text:span text:style-name="T25">s(</text:span><text:span text:style-name="T25">… </text:span><text:span text:style-name="T25">:is</text:span><text:span text:style-name="T25">(.b</text:span><text:span text:style-name="T25">:h</text:span><text:span text:style-name="T25">as</text:span><text:span text:style-name="T25">(</text:span><text:span text:style-name="T25">… </text:span><text:span text:style-name="T25">.a) </text:span><text:span text:style-name="T25">… </text:span><text:span text:style-name="T25">.c)</text:span><text:span text:style-name="T25">)</text:span></text:p>
          </draw:text-box>
        </draw:frame>
        <draw:custom-shape draw:style-name="gr413" draw:text-style-name="P105" draw:layer="layout" svg:width="6.312cm" svg:height="7.49cm" svg:x="17.555cm" svg:y="7.36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25" draw:layer="layout" svg:width="7.312cm" svg:height="2.283cm" draw:transform="rotate (-1.24895761272714) translate (6.811cm 7.276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25" draw:layer="layout" svg:width="6.024cm" svg:height="2.283cm" draw:transform="rotate (-0.312763001957384) translate (5.743cm 6.886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125" draw:layer="layout" svg:width="12.064cm" svg:height="2.283cm" draw:transform="rotate (-0.851895207898433) translate (3.51cm 3.668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05" draw:layer="layout" svg:width="6.312cm" svg:height="7.49cm" svg:x="5.333cm" svg:y="7.3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5" draw:layer="layout" svg:width="4.4cm" svg:height="2.283cm" draw:transform="rotate (-0.966912405604858) translate (6.656cm 7.069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5.727cm 7.828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7.406cm" svg:y="10.244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7.649cm" svg:y="9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8.138cm 11.67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8" draw:text-style-name="P103" draw:layer="layout" svg:width="0.762cm" svg:height="0.762cm" draw:transform="rotate (0.000174532925199433) translate (10.105cm 9.40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7.403cm 13.77cm)">
          <text:p text:style-name="P1"><text:span text:style-name="T1">.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9.805cm 12.69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07" draw:layer="layout" svg:width="0.46cm" svg:height="0.508cm" svg:x="5.895cm" svg:y="7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804cm 10.67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504cm 13.9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8.06cm 15.0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25" draw:layer="layout" svg:width="5.775cm" svg:height="2.283cm" draw:transform="rotate (-0.851895207898433) translate (15.732cm 3.655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5" draw:layer="layout" svg:width="4.4cm" svg:height="2.283cm" draw:transform="rotate (-0.966912405604858) translate (18.878cm 7.056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17.949cm 7.81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19.628cm" svg:y="10.23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20.404cm 11.6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8.095cm" svg:y="7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8.604cm 9.0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8" draw:text-style-name="P89" draw:layer="layout" svg:width="0.762cm" svg:height="0.762cm" svg:x="15.746cm" svg:y="1.977cm">
          <text:p/>
          <draw:enhanced-geometry svg:viewBox="0 0 21600 21600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13.001cm 2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8" draw:layer="layout" svg:width="2.286cm" svg:height="1.27cm" svg:x="13.209cm" svg:y="9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107" draw:layer="layout" svg:width="0.46cm" svg:height="0.508cm" svg:x="13.174cm" svg:y="1.4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3.668cm 3.2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6.412cm 3.27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7" draw:text-style-name="P101" draw:layer="layout" svg:width="2.794cm" svg:height="0.899cm" svg:x="21.652cm" svg:y="5.959cm">
          <draw:text-box>
            <text:p text:style-name="P8"><text:span text:style-name="T5">Ca</text:span><text:span text:style-name="T5">se </text:span><text:span text:style-name="T5">4</text:span></text:p>
          </draw:text-box>
        </draw:frame>
        <draw:custom-shape draw:style-name="gr399" draw:text-style-name="P104" draw:layer="layout" svg:width="0.762cm" svg:height="0.762cm" svg:x="9.3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9.4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2.6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4.5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6.8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8.9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8.9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6.6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4.899cm" svg:y="4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6.799cm" svg:y="6.6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0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199cm" svg:y="8.7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199cm" svg:y="11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8.899cm" svg:y="12.465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39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custom-shape draw:style-name="gr420" draw:text-style-name="P105" draw:layer="layout" svg:width="3.618cm" svg:height="2.34cm" svg:x="8.252cm" svg:y="7.9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05" draw:layer="layout" svg:width="4.38cm" svg:height="5.026cm" svg:x="5.342cm" svg:y="7.7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97.977268349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05" draw:layer="layout" svg:width="3.477cm" svg:height="3.556cm" svg:x="5.737cm" svg:y="10.47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05.116671352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105" draw:layer="layout" svg:width="8.233cm" svg:height="8.168cm" svg:x="3.929cm" svg:y="5.92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105" draw:layer="layout" svg:width="9.787cm" svg:height="11.137cm" svg:x="2.729cm" svg:y="4.1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6" draw:text-style-name="P36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</text:span><text:span text:style-name="T25"><text:line-break/></text:span><text:span text:style-name="T25"/></text:p>
            <text:p text:style-name="P8"><text:span text:style-name="T25">.c:</text:span><text:span text:style-name="T25">ha</text:span><text:span text:style-name="T25">s(</text:span><text:span text:style-name="T25">… </text:span><text:span text:style-name="T25">:is</text:span><text:span text:style-name="T25">(.a </text:span><text:span text:style-name="T25">… </text:span><text:span text:style-name="T25">.b)</text:span><text:span text:style-name="T25">)) </text:span><text:span text:style-name="T25">… </text:span><text:span text:style-name="T25">.d</text:span></text:p>
          </draw:text-box>
        </draw:frame>
        <draw:custom-shape draw:style-name="gr425" draw:text-style-name="P125" draw:layer="layout" svg:width="6.273cm" svg:height="2.283cm" draw:transform="rotate (-0.966912405604858) translate (3.853cm 3.325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103" draw:layer="layout" svg:width="0.762cm" svg:height="0.762cm" draw:transform="rotate (0.000174532925199433) translate (5.987cm 10.725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4.208cm 6.203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2.988cm 4.32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8.508cm 8.30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5.667cm" svg:y="8.04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6.4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3.146cm" svg:y="3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4" draw:text-style-name="P105" draw:layer="layout" svg:width="9.787cm" svg:height="11.137cm" svg:x="16.045cm" svg:y="4.119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125" draw:layer="layout" svg:width="6.273cm" svg:height="2.283cm" draw:transform="rotate (-0.966912405604858) translate (17.169cm 3.341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16.304cm 4.342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18.983cm" svg:y="8.058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8" draw:text-style-name="P89" draw:layer="layout" svg:width="0.762cm" svg:height="0.762cm" svg:x="13.551cm" svg:y="1.99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8" draw:layer="layout" svg:width="2.286cm" svg:height="1.27cm" svg:x="13.21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2" draw:text-style-name="P107" draw:layer="layout" svg:width="0.46cm" svg:height="0.508cm" svg:x="4.369cm" svg:y="5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5.904cm" svg:y="7.5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8.661cm" svg:y="7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6.14cm" svg:y="10.1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9.709cm 9.4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6.459cm" svg:y="3.8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0.104cm" svg:y="1.4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4.197cm 3.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7" draw:text-style-name="P101" draw:layer="layout" svg:width="2.794cm" svg:height="0.899cm" svg:x="23.622cm" svg:y="3.048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06" draw:text-style-name="P103" draw:layer="layout" svg:width="0.762cm" svg:height="0.762cm" svg:x="17.262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9.958cm 2.0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6" draw:text-style-name="P103" draw:layer="layout" svg:width="0.762cm" svg:height="0.762cm" svg:x="9.2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0.5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7.8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0.7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6.9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3.1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2.662cm" svg:y="4.5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3.962cm" svg:y="9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262cm" svg:y="12.9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4.162cm" svg:y="11.6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0.362cm" svg:y="9.3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6.562cm" svg:y="14.182cm">
          <text:p text:style-name="P1"><text:span text:style-name="T1">.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0" presentation:class="page"/>
          <draw:frame presentation:style-name="pr1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draw:style-name="gr286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/text:span><text:span text:style-name="T4">→ </text:span><text:span text:style-name="T4">U</text:span><text:span text:style-name="T4">p</text:span><text:span text:style-name="T4">w</text:span><text:span text:style-name="T4">ar</text:span><text:span text:style-name="T4">d</text:span><text:line-break/></text:p>
            <text:p text:style-name="P8">.e:has(… :is(.c:has(… :is(.a … .b)) … .d))</text:p>
          </draw:text-box>
        </draw:frame>
        <draw:custom-shape draw:style-name="gr348" draw:text-style-name="P89" draw:layer="layout" svg:width="0.762cm" svg:height="0.762cm" svg:x="15.298cm" svg:y="1.93cm">
          <text:p/>
          <draw:enhanced-geometry svg:viewBox="0 0 21600 21600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11.701cm 1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07" draw:layer="layout" svg:width="0.46cm" svg:height="0.508cm" svg:x="11.863cm" svg:y="1.4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2.349cm 3.2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5.949cm 3.22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9" draw:text-style-name="P104" draw:layer="layout" svg:width="0.762cm" svg:height="0.762cm" svg:x="8.0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8.1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3" draw:text-style-name="P105" draw:layer="layout" svg:width="6.312cm" svg:height="7.49cm" svg:x="17.676cm" svg:y="7.48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25" draw:layer="layout" svg:width="7.312cm" svg:height="2.283cm" draw:transform="rotate (-1.24895761272714) translate (6.932cm 7.397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25" draw:layer="layout" svg:width="6.024cm" svg:height="2.283cm" draw:transform="rotate (-0.312763001957384) translate (5.864cm 7.007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125" draw:layer="layout" svg:width="12.064cm" svg:height="2.283cm" draw:transform="rotate (-0.851895207898433) translate (3.631cm 3.789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05" draw:layer="layout" svg:width="6.312cm" svg:height="7.49cm" svg:x="5.454cm" svg:y="7.495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5" draw:layer="layout" svg:width="4.4cm" svg:height="2.283cm" draw:transform="rotate (-0.966912405604858) translate (6.777cm 7.19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5.848cm 7.949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7.527cm" svg:y="10.365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7.77cm" svg:y="9.8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8.259cm 11.7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8" draw:text-style-name="P103" draw:layer="layout" svg:width="0.762cm" svg:height="0.762cm" draw:transform="rotate (0.000174532925199433) translate (10.226cm 9.527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7.524cm 13.891cm)">
          <text:p text:style-name="P1"><text:span text:style-name="T1">.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9.926cm 12.813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07" draw:layer="layout" svg:width="0.46cm" svg:height="0.508cm" svg:x="6.016cm" svg:y="7.4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925cm 10.7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625cm 14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8.181cm 15.1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25" draw:layer="layout" svg:width="5.775cm" svg:height="2.283cm" draw:transform="rotate (-0.851895207898433) translate (15.853cm 3.776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5" draw:layer="layout" svg:width="4.4cm" svg:height="2.283cm" draw:transform="rotate (-0.966912405604858) translate (18.999cm 7.177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18.07cm 7.936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19.749cm" svg:y="10.352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20.525cm 11.7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8.216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8.725cm 9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8" draw:text-style-name="P8" draw:layer="layout" svg:width="2.286cm" svg:height="1.27cm" svg:x="13.33cm" svg:y="9.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7" draw:text-style-name="P101" draw:layer="layout" svg:width="2.794cm" svg:height="0.899cm" svg:x="21.773cm" svg:y="6.08cm">
          <draw:text-box>
            <text:p text:style-name="P8"><text:span text:style-name="T5">Ca</text:span><text:span text:style-name="T5">se </text:span><text:span text:style-name="T5">4</text:span></text:p>
          </draw:text-box>
        </draw:frame>
        <draw:custom-shape draw:style-name="gr399" draw:text-style-name="P104" draw:layer="layout" svg:width="0.762cm" svg:height="0.762cm" svg:x="2.8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4.7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7.0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9.1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9.1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6.8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5.02cm" svg:y="4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6.92cm" svg:y="6.7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2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32cm" svg:y="8.8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32cm" svg:y="11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02cm" svg:y="12.586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custom-shape draw:style-name="gr426" draw:text-style-name="P105" draw:layer="layout" svg:width="2.816cm" svg:height="1.635cm" svg:x="8.949cm" svg:y="8.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105" draw:layer="layout" svg:width="9.787cm" svg:height="10.668cm" svg:x="16.121cm" svg:y="4.56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05" draw:layer="layout" svg:width="4.445cm" svg:height="2.281cm" svg:x="7.32cm" svg:y="12.19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105" draw:layer="layout" svg:width="5.321cm" svg:height="6.231cm" svg:x="6.656cm" svg:y="8.50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05" draw:layer="layout" svg:width="7.765cm" svg:height="8.999cm" svg:x="4.595cm" svg:y="6.08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105" draw:layer="layout" svg:width="9.787cm" svg:height="10.668cm" svg:x="2.729cm" svg:y="4.57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21" draw:layer="layout" svg:width="5.775cm" svg:height="2.283cm" draw:transform="rotate (-0.851895207898433) translate (3.805cm 3.565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6" draw:text-style-name="P51" draw:layer="layout" svg:width="27.991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 <text:s/></text:span><text:span text:style-name="T4">→ </text:span><text:span text:style-name="T4"><text:s/></text:span><text:span text:style-name="T4">U</text:span><text:span text:style-name="T4">p</text:span><text:span text:style-name="T4">w</text:span><text:span text:style-name="T4">ar</text:span><text:span text:style-name="T4">d </text:span><text:span text:style-name="T4">→ </text:span><text:span text:style-name="T4">D</text:span><text:span text:style-name="T4">o</text:span><text:span text:style-name="T4">w</text:span><text:span text:style-name="T4">n</text:span><text:span text:style-name="T4">w</text:span><text:span text:style-name="T4">ar</text:span><text:span text:style-name="T4">d</text:span><text:line-break/></text:p>
            <text:p text:style-name="P8">.d:has(… :is(.b:has(… .a) … .c)) … .e</text:p>
          </draw:text-box>
        </draw:frame>
        <draw:custom-shape draw:style-name="gr348" draw:text-style-name="P89" draw:layer="layout" svg:width="0.762cm" svg:height="0.762cm" svg:x="14.998cm" svg:y="1.938cm">
          <text:p/>
          <draw:enhanced-geometry svg:viewBox="0 0 21600 21600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8.652cm 1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05" draw:layer="layout" svg:width="6.576cm" svg:height="7.684cm" svg:x="5.628cm" svg:y="7.271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1" draw:layer="layout" svg:width="4.4cm" svg:height="2.283cm" draw:transform="rotate (-0.966912405604858) translate (6.951cm 6.966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6.022cm 7.725cm)">
          <text:p text:style-name="P1"><text:span text:style-name="T1">.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7.701cm" svg:y="10.141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8.43cm 11.5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6.168cm" svg:y="7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6.665cm 9.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8" draw:text-style-name="P103" draw:layer="layout" svg:width="0.762cm" svg:height="0.762cm" draw:transform="rotate (0.000174532925199433) translate (9.098cm 8.8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6.908cm 8.81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7.528cm 12.4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4.826cm 6.329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3.027cm 4.83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21" draw:layer="layout" svg:width="8.953cm" svg:height="2.283cm" draw:transform="rotate (-0.851895207898433) translate (17.197cm 3.561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0.935cm" svg:height="0.907cm" svg:x="21.093cm" svg:y="10.137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21.844cm 11.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6.556cm" svg:y="4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0" draw:text-style-name="P104" draw:layer="layout" svg:width="0.762cm" svg:height="0.762cm" draw:transform="rotate (0.000174532925199433) translate (16.419cm 4.826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07" draw:layer="layout" svg:width="0.46cm" svg:height="0.508cm" svg:x="4.961cm" svg:y="5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3.162cm" svg:y="4.2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7.063cm" svg:y="8.2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9.254cm" svg:y="8.3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7.695cm" svg:y="11.8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8" draw:text-style-name="P8" draw:layer="layout" svg:width="2.286cm" svg:height="1.27cm" svg:x="13.212cm" svg:y="9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0" draw:text-style-name="P122" draw:layer="layout" svg:width="0.508cm" svg:height="0.508cm" draw:transform="rotate (-3.14159265358979) translate (15.644cm 3.2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8.791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7" draw:text-style-name="P101" draw:layer="layout" svg:width="2.794cm" svg:height="0.899cm" svg:x="23.622cm" svg:y="3.349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06" draw:text-style-name="P103" draw:layer="layout" svg:width="0.762cm" svg:height="0.762cm" svg:x="18.628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9.1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9.9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9.3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5.7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3.2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2.744cm" svg:y="6.3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3.544cm" svg:y="10.8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2.944cm" svg:y="12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344cm" svg:y="11.0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6.844cm" svg:y="8.95cm">
          <text:p text:style-name="P1"><text:span text:style-name="T1">.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draw:style-name="gr286" draw:text-style-name="P51" draw:layer="layout" svg:width="28cm" svg:height="3.095cm" svg:x="0cm" svg:y="0.263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 </text:span><text:span text:style-name="T4">→ 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 </text:span><text:span text:style-name="T4">→ </text:span><text:span text:style-name="T4">U</text:span><text:span text:style-name="T4">p</text:span><text:line-break/></text:p>
            <text:p text:style-name="P8">.f:has(… :is(.d:has(… :is(.b:has(… .a) … .c)) … .e))</text:p>
          </draw:text-box>
        </draw:frame>
        <draw:custom-shape draw:style-name="gr348" draw:text-style-name="P89" draw:layer="layout" svg:width="0.762cm" svg:height="0.762cm" svg:x="16.498cm" svg:y="1.935cm">
          <text:p/>
          <draw:enhanced-geometry svg:viewBox="0 0 21600 21600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10.179cm 1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0" draw:text-style-name="P122" draw:layer="layout" svg:width="0.508cm" svg:height="0.508cm" draw:transform="rotate (-3.14159265358979) translate (17.118cm 3.2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84cm 3.24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0.332cm" svg:y="1.4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9" draw:text-style-name="P104" draw:layer="layout" svg:width="0.762cm" svg:height="0.762cm" svg:x="6.534cm" svg:y="1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6.662cm" svg:y="1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3" draw:text-style-name="P105" draw:layer="layout" svg:width="6.312cm" svg:height="7.49cm" svg:x="17.797cm" svg:y="7.60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25" draw:layer="layout" svg:width="7.312cm" svg:height="2.283cm" draw:transform="rotate (-1.24895761272714) translate (7.053cm 7.518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25" draw:layer="layout" svg:width="6.024cm" svg:height="2.283cm" draw:transform="rotate (-0.312763001957384) translate (5.985cm 7.128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125" draw:layer="layout" svg:width="12.064cm" svg:height="2.283cm" draw:transform="rotate (-0.851895207898433) translate (3.752cm 3.91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05" draw:layer="layout" svg:width="6.312cm" svg:height="7.49cm" svg:x="5.575cm" svg:y="7.616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5" draw:layer="layout" svg:width="4.4cm" svg:height="2.283cm" draw:transform="rotate (-0.966912405604858) translate (6.898cm 7.311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5.969cm 8.0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7.648cm" svg:y="10.486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42" draw:text-style-name="P107" draw:layer="layout" svg:width="0.46cm" svg:height="0.508cm" svg:x="7.891cm" svg:y="9.9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8.38cm 11.9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8" draw:text-style-name="P103" draw:layer="layout" svg:width="0.762cm" svg:height="0.762cm" draw:transform="rotate (0.000174532925199433) translate (10.347cm 9.64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7.645cm 14.012cm)">
          <text:p text:style-name="P1"><text:span text:style-name="T1">.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10.047cm 12.934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07" draw:layer="layout" svg:width="0.46cm" svg:height="0.508cm" svg:x="6.137cm" svg:y="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1.046cm 10.91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0.746cm 14.2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8.302cm 15.3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9" draw:text-style-name="P125" draw:layer="layout" svg:width="5.775cm" svg:height="2.283cm" draw:transform="rotate (-0.851895207898433) translate (15.974cm 3.897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5" draw:layer="layout" svg:width="4.4cm" svg:height="2.283cm" draw:transform="rotate (-0.966912405604858) translate (19.12cm 7.298cm)">
          <text:p text:style-name="P124"><text:span text:style-name="T25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18.191cm 8.057cm)">
          <text:p text:style-name="P1"><text:span text:style-name="T1">.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19.87cm" svg:y="10.47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20.646cm 11.90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8.337cm" svg:y="7.5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8.846cm 9.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8" draw:text-style-name="P8" draw:layer="layout" svg:width="2.286cm" svg:height="1.27cm" svg:x="13.451cm" svg:y="9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7" draw:text-style-name="P101" draw:layer="layout" svg:width="2.794cm" svg:height="0.899cm" svg:x="21.894cm" svg:y="6.201cm">
          <draw:text-box>
            <text:p text:style-name="P8"><text:span text:style-name="T5">Ca</text:span><text:span text:style-name="T5">se </text:span><text:span text:style-name="T5">4</text:span></text:p>
          </draw:text-box>
        </draw:frame>
        <draw:custom-shape draw:style-name="gr399" draw:text-style-name="P104" draw:layer="layout" svg:width="0.762cm" svg:height="0.762cm" svg:x="2.9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4.8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7.1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9.2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9.2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6.9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5.141cm" svg:y="4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104" draw:layer="layout" svg:width="0.762cm" svg:height="0.762cm" svg:x="17.041cm" svg:y="6.9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3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441cm" svg:y="9.0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1.441cm" svg:y="11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141cm" svg:y="12.707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draw:style-name="gr286" draw:text-style-name="P51" draw:layer="layout" svg:width="27.991cm" svg:height="3.095cm" svg:x="0.001cm" svg:y="0.264cm">
          <draw:text-box>
            <text:p text:style-name="P8"><text:span text:style-name="T4">C</text:span><text:span text:style-name="T4">o</text:span><text:span text:style-name="T4">m</text:span><text:span text:style-name="T4">pl</text:span><text:span text:style-name="T4">ex </text:span><text:span text:style-name="T4">in</text:span><text:span text:style-name="T4">va</text:span><text:span text:style-name="T4">lid</text:span><text:span text:style-name="T4">ati</text:span><text:span text:style-name="T4">o</text:span><text:span text:style-name="T4">n </text:span><text:span text:style-name="T4">: </text:span><text:span text:style-name="T4">D</text:span><text:span text:style-name="T4">o</text:span><text:span text:style-name="T4">w</text:span><text:span text:style-name="T4">n </text:span><text:span text:style-name="T4">→ 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 <text:s/></text:span><text:span text:style-name="T4">→ </text:span><text:span text:style-name="T4"><text:s/></text:span><text:span text:style-name="T4">U</text:span><text:span text:style-name="T4">p </text:span><text:span text:style-name="T4">→ </text:span><text:span text:style-name="T4">D</text:span><text:span text:style-name="T4">o</text:span><text:span text:style-name="T4">w</text:span><text:span text:style-name="T4">n</text:span><text:line-break/></text:p>
            <text:p text:style-name="P8">.e:has(… :is(.c:has(… :is(.a … .b)) … .d)) … .f</text:p>
          </draw:text-box>
        </draw:frame>
        <draw:custom-shape draw:style-name="gr348" draw:text-style-name="P89" draw:layer="layout" svg:width="0.762cm" svg:height="0.762cm" svg:x="14.639cm" svg:y="1.935cm">
          <text:p/>
          <draw:enhanced-geometry svg:viewBox="0 0 21600 21600" draw:type="rectangle" draw:enhanced-path="M 0 0 L 21600 0 21600 21600 0 21600 0 0 Z N"/>
        </draw:custom-shape>
        <draw:custom-shape draw:style-name="gr400" draw:text-style-name="P104" draw:layer="layout" svg:width="0.762cm" svg:height="0.762cm" draw:transform="rotate (0.000174532925199433) translate (7.381cm 1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07" draw:layer="layout" svg:width="0.46cm" svg:height="0.508cm" svg:x="7.539cm" svg:y="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15.296cm 3.2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6" draw:text-style-name="P105" draw:layer="layout" svg:width="2.816cm" svg:height="1.635cm" svg:x="9.07cm" svg:y="8.712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105" draw:layer="layout" svg:width="9.787cm" svg:height="10.668cm" svg:x="16.242cm" svg:y="4.57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105" draw:layer="layout" svg:width="4.445cm" svg:height="2.281cm" svg:x="7.441cm" svg:y="12.19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105" draw:layer="layout" svg:width="5.321cm" svg:height="6.231cm" svg:x="6.777cm" svg:y="8.50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105" draw:layer="layout" svg:width="7.765cm" svg:height="8.999cm" svg:x="4.716cm" svg:y="6.088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105" draw:layer="layout" svg:width="9.787cm" svg:height="10.668cm" svg:x="2.85cm" svg:y="4.574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121" draw:layer="layout" svg:width="5.775cm" svg:height="2.283cm" draw:transform="rotate (-0.851895207898433) translate (3.926cm 3.567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05" draw:layer="layout" svg:width="6.576cm" svg:height="7.684cm" svg:x="5.749cm" svg:y="7.273cm">
          <text:p text:style-name="P5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03.76487733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121" draw:layer="layout" svg:width="4.4cm" svg:height="2.283cm" draw:transform="rotate (-0.966912405604858) translate (7.072cm 6.968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104" draw:layer="layout" svg:width="0.762cm" svg:height="0.762cm" draw:transform="rotate (0.000174532925199433) translate (6.143cm 7.727cm)">
          <text:p text:style-name="P1"><text:span text:style-name="T1">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5" draw:layer="layout" svg:width="0.935cm" svg:height="0.907cm" svg:x="7.822cm" svg:y="10.143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8.551cm 11.5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6.289cm" svg:y="7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0" draw:text-style-name="P122" draw:layer="layout" svg:width="0.508cm" svg:height="0.508cm" draw:transform="rotate (-3.14159265358979) translate (6.786cm 9.02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8" draw:text-style-name="P103" draw:layer="layout" svg:width="0.762cm" svg:height="0.762cm" draw:transform="rotate (0.000174532925199433) translate (9.219cm 8.89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7.029cm 8.82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103" draw:layer="layout" svg:width="0.762cm" svg:height="0.762cm" draw:transform="rotate (0.000174532925199433) translate (7.649cm 12.40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4.947cm 6.331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104" draw:layer="layout" svg:width="0.762cm" svg:height="0.762cm" draw:transform="rotate (0.000174532925199433) translate (3.148cm 4.832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21" draw:layer="layout" svg:width="8.953cm" svg:height="2.283cm" draw:transform="rotate (-0.851895207898433) translate (17.318cm 3.563cm)">
          <text:p text:style-name="P110"><text:s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08.18253343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0.935cm" svg:height="0.907cm" svg:x="21.214cm" svg:y="10.139cm">
          <text:p text:style-name="P5"><text:span text:style-name="T2">.a</text:span></text:p>
          <draw:enhanced-geometry svg:viewBox="0 0 21600 21600" draw:type="rectangle" draw:enhanced-path="M 0 0 L 21600 0 21600 21600 0 21600 0 0 Z N"/>
        </draw:custom-shape>
        <draw:custom-shape draw:style-name="gr380" draw:text-style-name="P122" draw:layer="layout" svg:width="0.508cm" svg:height="0.508cm" draw:transform="rotate (-3.14159265358979) translate (21.965cm 11.5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16.677cm" svg:y="4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0" draw:text-style-name="P104" draw:layer="layout" svg:width="0.762cm" svg:height="0.762cm" draw:transform="rotate (0.000174532925199433) translate (16.54cm 4.828cm)">
          <text:p text:style-name="P1"><text:span text:style-name="T1">.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2" draw:text-style-name="P107" draw:layer="layout" svg:width="0.46cm" svg:height="0.508cm" svg:x="5.082cm" svg:y="5.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3.283cm" svg:y="4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7.184cm" svg:y="8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9.375cm" svg:y="8.3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2" draw:text-style-name="P107" draw:layer="layout" svg:width="0.46cm" svg:height="0.508cm" svg:x="7.816cm" svg:y="11.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8" draw:text-style-name="P8" draw:layer="layout" svg:width="2.286cm" svg:height="1.27cm" svg:x="13.333cm" svg:y="9.4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7" draw:text-style-name="P101" draw:layer="layout" svg:width="2.794cm" svg:height="0.899cm" svg:x="23.743cm" svg:y="3.351cm">
          <draw:text-box>
            <text:p text:style-name="P8"><text:span text:style-name="T5">Ca</text:span><text:span text:style-name="T5">se </text:span><text:span text:style-name="T5">2</text:span></text:p>
          </draw:text-box>
        </draw:frame>
        <draw:custom-shape draw:style-name="gr406" draw:text-style-name="P103" draw:layer="layout" svg:width="0.762cm" svg:height="0.762cm" svg:x="9.2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0.0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9.4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5.8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3.3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2.865cm" svg:y="6.3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3.665cm" svg:y="10.8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23.065cm" svg:y="12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465cm" svg:y="11.0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6.965cm" svg:y="8.952cm">
          <text:p text:style-name="P1"><text:span text:style-name="T1">.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6" draw:text-style-name="P103" draw:layer="layout" svg:width="0.762cm" svg:height="0.762cm" svg:x="19.928cm" svg:y="1.9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8.624cm" svg:height="10.476cm" svg:x="1.482cm" svg:y="2.123cm" draw:page-number="4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4:03:51.190937283</meta:creation-date>
    <dc:date>2021-04-12T21:19:04.086158431</dc:date>
    <meta:editing-duration>P8DT57M57S</meta:editing-duration>
    <meta:editing-cycles>1162</meta:editing-cycles>
    <meta:generator>LibreOffice/6.4.6.2$Linux_X86_64 LibreOffice_project/40$Build-2</meta:generator>
    <meta:document-statistic meta:object-count="3706"/>
  </office:meta>
</office:document-meta>
</file>